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23mm"/>
    </style:style>
    <style:style style:name="co2" style:family="table-column">
      <style:table-column-properties fo:break-before="auto" style:column-width="17.99mm"/>
    </style:style>
    <style:style style:name="co3" style:family="table-column">
      <style:table-column-properties fo:break-before="auto" style:column-width="16.14mm"/>
    </style:style>
    <style:style style:name="co4" style:family="table-column">
      <style:table-column-properties fo:break-before="auto" style:column-width="53.45mm"/>
    </style:style>
    <style:style style:name="co5" style:family="table-column">
      <style:table-column-properties fo:break-before="auto" style:column-width="17.73mm"/>
    </style:style>
    <style:style style:name="co6" style:family="table-column">
      <style:table-column-properties fo:break-before="auto" style:column-width="17.2mm"/>
    </style:style>
    <style:style style:name="co7" style:family="table-column">
      <style:table-column-properties fo:break-before="auto" style:column-width="84.67mm"/>
    </style:style>
    <style:style style:name="co8" style:family="table-column">
      <style:table-column-properties fo:break-before="auto" style:column-width="25.66mm"/>
    </style:style>
    <style:style style:name="co9" style:family="table-column">
      <style:table-column-properties fo:break-before="auto" style:column-width="16.93mm"/>
    </style:style>
    <style:style style:name="ro1" style:family="table-row">
      <style:table-row-properties style:row-height="15.88mm" fo:break-before="auto" style:use-optimal-row-height="true"/>
    </style:style>
    <style:style style:name="ro2" style:family="table-row">
      <style:table-row-properties style:row-height="41.06mm" fo:break-before="auto" style:use-optimal-row-height="true"/>
    </style:style>
    <style:style style:name="ro3" style:family="table-row">
      <style:table-row-properties style:row-height="37.38mm" fo:break-before="auto" style:use-optimal-row-height="true"/>
    </style:style>
    <style:style style:name="ro4" style:family="table-row">
      <style:table-row-properties style:row-height="15.26mm" fo:break-before="auto" style:use-optimal-row-height="true"/>
    </style:style>
    <style:style style:name="ro5" style:family="table-row">
      <style:table-row-properties style:row-height="33.69mm" fo:break-before="auto" style:use-optimal-row-height="true"/>
    </style:style>
    <style:style style:name="ro6" style:family="table-row">
      <style:table-row-properties style:row-height="11.57mm" fo:break-before="auto" style:use-optimal-row-height="true"/>
    </style:style>
    <style:style style:name="ro7" style:family="table-row">
      <style:table-row-properties style:row-height="30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44.75mm" fo:break-before="auto" style:use-optimal-row-height="true"/>
    </style:style>
    <style:style style:name="ro10" style:family="table-row">
      <style:table-row-properties style:row-height="22.63mm" fo:break-before="auto" style:use-optimal-row-height="true"/>
    </style:style>
    <style:style style:name="ro11" style:family="table-row">
      <style:table-row-properties style:row-height="63.18mm" fo:break-before="auto" style:use-optimal-row-height="true"/>
    </style:style>
    <style:style style:name="ro12" style:family="table-row">
      <style:table-row-properties style:row-height="55.81mm" fo:break-before="auto" style:use-optimal-row-height="true"/>
    </style:style>
    <style:style style:name="ro13" style:family="table-row">
      <style:table-row-properties style:row-height="18.94mm" fo:break-before="auto" style:use-optimal-row-height="true"/>
    </style:style>
    <style:style style:name="ro14" style:family="table-row">
      <style:table-row-properties style:row-height="5.29mm" fo:break-before="auto" style:use-optimal-row-height="true"/>
    </style:style>
    <style:style style:name="ta1" style:family="table" style:master-page-name="mp1">
      <style:table-properties table:display="true" style:writing-mode="lr-tb"/>
    </style:style>
    <number:number-style style:name="N4">
      <number:number number:decimal-places="2" loext:min-decimal-places="2" number:min-integer-digits="1" number:grouping="true"/>
    </number:number-style>
    <style:style style:name="ce2" style:family="table-cell" style:parent-style-name="Default" style:data-style-name="N0">
      <style:table-cell-properties fo:background-color="#c0c0c0" style:cell-protect="protected" style:print-content="true" style:text-align-source="fix" style:repeat-content="false" fo:wrap-option="wrap" fo:border="0.06pt solid #000000" style:vertical-align="middle"/>
      <style:paragraph-properties fo:text-align="center"/>
      <style:text-properties fo:color="#000000" fo:font-weight="bold" style:font-weight-asian="bold" style:font-weight-complex="bold"/>
    </style:style>
    <style:style style:name="ce4"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fo:color="#000000"/>
    </style:style>
    <style:style style:name="ce1" style:family="table-cell" style:parent-style-name="Default" style:data-style-name="N0"/>
    <style:style style:name="ce5"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mm"/>
      <style:text-properties fo:color="#000000"/>
    </style:style>
    <style:style style:name="ce8" style:family="table-cell" style:parent-style-name="Default" style:data-style-name="N4">
      <style:table-cell-properties style:cell-protect="protected" style:print-content="true" style:text-align-source="fix" style:repeat-content="false" fo:background-color="transparent" fo:wrap-option="wrap" fo:border="0.06pt solid #000000" fo:padding-bottom="0.35mm" fo:padding-left="0.35mm" fo:padding-right="0mm" fo:padding-top="0.35mm" style:vertical-align="middle"/>
      <style:paragraph-properties fo:text-align="end"/>
      <style:text-properties fo:color="#000000"/>
    </style:style>
    <style:style style:name="ce12"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fo:color="#0000ff" style:text-underline-style="solid" style:text-underline-width="auto" style:text-underline-color="font-color"/>
    </style:style>
    <style:style style:name="ce3" style:family="table-cell" style:parent-style-name="Default" style:data-style-name="N0">
      <style:table-cell-properties fo:wrap-option="wrap" style:vertical-align="automatic"/>
    </style:style>
  </office:automatic-styles>
  <office:body>
    <office:spreadsheet>
      <table:calculation-settings table:case-sensitive="false" table:automatic-find-labels="false" table:use-regular-expressions="false" table:use-wildcards="true"/>
      <table:table table:name="SERVICOS_TI_P2_FILTRA_TAB_OUTSO"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2" table:default-cell-style-name="ce1"/>
        <table:table-column table:style-name="co5" table:default-cell-style-name="ce1"/>
        <table:table-column table:style-name="co6" table:default-cell-style-name="ce1"/>
        <table:table-column table:style-name="co7" table:number-columns-repeated="3" table:default-cell-style-name="ce1"/>
        <table:table-column table:style-name="co8" table:number-columns-repeated="9" table:default-cell-style-name="ce1"/>
        <table:table-column table:style-name="co9" table:number-columns-repeated="1004" table:default-cell-style-name="ce1"/>
        <table:table-row table:style-name="ro1">
          <table:table-cell table:style-name="ce2" office:value-type="string" calcext:value-type="string">
            <text:p>Modalidade Compra</text:p>
          </table:table-cell>
          <table:table-cell table:style-name="ce2" office:value-type="string" calcext:value-type="string">
            <text:p>Forma Compra</text:p>
          </table:table-cell>
          <table:table-cell table:style-name="ce2" office:value-type="string" calcext:value-type="string">
            <text:p>UF</text:p>
          </table:table-cell>
          <table:table-cell table:style-name="ce2" office:value-type="string" calcext:value-type="string">
            <text:p>UASG</text:p>
          </table:table-cell>
          <table:table-cell table:style-name="ce2" office:value-type="string" calcext:value-type="string">
            <text:p>Nome UASG</text:p>
          </table:table-cell>
          <table:table-cell table:style-name="ce2" office:value-type="string" calcext:value-type="string">
            <text:p>Nº Licitação</text:p>
          </table:table-cell>
          <table:table-cell table:style-name="ce2" office:value-type="string" calcext:value-type="string">
            <text:p>Ano Licitação</text:p>
          </table:table-cell>
          <table:table-cell table:style-name="ce2" office:value-type="string" calcext:value-type="string">
            <text:p>Item</text:p>
          </table:table-cell>
          <table:table-cell table:style-name="ce2" office:value-type="string" calcext:value-type="string">
            <text:p>Objeto Compra</text:p>
          </table:table-cell>
          <table:table-cell table:style-name="ce2" office:value-type="string" calcext:value-type="string">
            <text:p>Material Serviço</text:p>
          </table:table-cell>
          <table:table-cell table:style-name="ce2" office:value-type="string" calcext:value-type="string">
            <text:p>Descrição</text:p>
          </table:table-cell>
          <table:table-cell table:style-name="ce2" office:value-type="string" calcext:value-type="string">
            <text:p>Data Homologação Compra</text:p>
          </table:table-cell>
          <table:table-cell table:style-name="ce2" office:value-type="string" calcext:value-type="string">
            <text:p>Data Resultado Compra</text:p>
          </table:table-cell>
          <table:table-cell table:style-name="ce2" office:value-type="string" calcext:value-type="string">
            <text:p>Data Final Vigen Ata SRP</text:p>
          </table:table-cell>
          <table:table-cell table:style-name="ce2" office:value-type="string" calcext:value-type="string">
            <text:p>Unidade Fornecimento</text:p>
          </table:table-cell>
          <table:table-cell table:style-name="ce2" office:value-type="string" calcext:value-type="string">
            <text:p>Valor Unitário Homologado</text:p>
          </table:table-cell>
          <table:table-cell table:style-name="ce2" office:value-type="string" calcext:value-type="string">
            <text:p>Valor Total Homologado</text:p>
          </table:table-cell>
          <table:table-cell table:style-name="ce2" office:value-type="string" calcext:value-type="string">
            <text:p>Consulta Licitação/Ano</text:p>
          </table:table-cell>
          <table:table-cell table:style-name="ce2" office:value-type="string" calcext:value-type="string">
            <text:p>Download Edital</text:p>
          </table:table-cell>
          <table:table-cell table:style-name="ce2" office:value-type="string" calcext:value-type="string">
            <text:p>Consulta Item</text:p>
          </table:table-cell>
          <table:table-cell table:style-name="ce3" table:number-columns-repeated="1004"/>
        </table:table-row>
        <table:table-row table:style-name="ro2">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RJ</text:p>
          </table:table-cell>
          <table:table-cell table:style-name="ce4" office:value-type="string" calcext:value-type="string">
            <text:p>323011</text:p>
          </table:table-cell>
          <table:table-cell table:style-name="ce5" office:value-type="string" calcext:value-type="string">
            <text:p>SUPERINTENDÊNCIA DO DNPM-RJ</text:p>
          </table:table-cell>
          <table:table-cell table:style-name="ce4" office:value-type="string" calcext:value-type="string">
            <text:p>00001</text:p>
          </table:table-cell>
          <table:table-cell table:style-name="ce4" office:value-type="string" calcext:value-type="string">
            <text:p>2019</text:p>
          </table:table-cell>
          <table:table-cell table:style-name="ce4" office:value-type="string" calcext:value-type="string">
            <text:p>00002</text:p>
          </table:table-cell>
          <table:table-cell table:style-name="ce5" office:value-type="string" calcext:value-type="string">
            <text:p>Objeto: Pregão Eletrônico - <text:s/>Contratação de empresa especializada em outsourcing de impressão, fornecimento de solução continuada de impressão, cópia e digitalização corporativa integrada à rede da Gerência Regional da Agência Nacional de Mineração no Estado do Rio de Janeiro, compreendendo a cessão de direito de uso de equipamentos novos e de primeiro uso, a prestação de serviço de manutenção preventiva e corretiva desses equipamentos, fornecimento de peças e consumíveis necessários (exceto papel), assim como s</text:p>
          </table:table-cell>
          <table:table-cell table:style-name="ce5" office:value-type="string" calcext:value-type="string">
            <text:p>OUTSOURCING DE IMPRESSAO <text:s/>- LOCACAO DE EQUIPAMENTO - POLICROMATICO A3</text:p>
          </table:table-cell>
          <table:table-cell table:style-name="ce5" office:value-type="string" calcext:value-type="string">
            <text:p>CONTRATAÇÃO DE EMPRESA ESPECIALIZADA EM OUTSOURCING DE IMPRESSÃO - TIPO 2: MUL TIFUNCIONAL LASER OU LED POLICROMÁTICA, A3 / A4, 35 PPM OU SUPERIOR (FORMATO A 4) E 26 PPM OU SUPERIOR (FORMATO A3) - CONFORME TERMO DE REFERÊNCIA.</text:p>
          </table:table-cell>
          <table:table-cell table:number-columns-repeated="2" table:style-name="ce4" office:value-type="string" calcext:value-type="string">
            <text:p>29/03/2019</text:p>
          </table:table-cell>
          <table:table-cell table:style-name="ce4" office:value-type="string" calcext:value-type="string">
            <text:p>--</text:p>
          </table:table-cell>
          <table:table-cell table:style-name="ce4" office:value-type="string" calcext:value-type="string">
            <text:p>UNIDADE</text:p>
          </table:table-cell>
          <table:table-cell table:style-name="ce8" office:value-type="float" office:value="1250" calcext:value-type="float">
            <text:p>1.250,00</text:p>
          </table:table-cell>
          <table:table-cell table:style-name="ce8" office:value-type="float" office:value="15000" calcext:value-type="float">
            <text:p>15.000,00</text:p>
          </table:table-cell>
          <table:table-cell table:style-name="ce12" table:formula="of:=HYPERLINK(IF([.B2]=&quot;SISPP&quot;;&quot;http://comprasnet.gov.br/acesso.asp?url=/livre/Resultado/conrelit00.asp&quot;;&quot;https://www2.comprasnet.gov.br/siasgnet-atasrp/public/pesquisarItemSRP.do?method=iniciar&amp;parametro.identificacaoCompra.numeroUasg=&quot;&amp;[.D2]&amp;&quot;&amp;parametro.identificacaoCompra.modalidadeCompra=&quot;&amp;IF([.A2]=&quot;Convite&quot;;&quot;01&quot;;IF([.A2]=&quot;Tomada de Preços&quot;;&quot;2&quot;;IF([.A2]=&quot;Concorrência&quot;;&quot;3&quot;;IF([.A2]=&quot;Concorrência Internacional&quot;;&quot;4&quot;;IF([.A2]=&quot;Pregão&quot;;&quot;5&quot;;IF([.A2]=&quot;Dispensa de Licitação&quot;;&quot;6&quot;;IF([.A2]=&quot;Inexigibilidade de Licitação&quot;;&quot;7&quot;;IF([.A2]=&quot;Concurso&quot;;&quot;20&quot;;IF([.A2]=&quot;Tomada de Preços por Técnica e Preço&quot;;&quot;22&quot;;IF([.A2]=&quot;Concorrência por Técnica e Preço&quot;;&quot;33&quot;;IF([.A2]=&quot;Concorrência Internacional por Técnica e Preço&quot;;&quot;44&quot;;&quot;&quot;)))))))))))&amp;&quot;&amp;parametro.identificacaoCompra.numeroCompra=&quot;&amp;[.F2]&amp;&quot;&amp;parametro.identificacaoCompra.anoCompra=&quot;&amp;[.G2]); [.F2]&amp;&quot;/&quot;&amp;[.G2])" office:value-type="string" office:string-value="00001/2019" calcext:value-type="string">
            <text:p>00001/2019</text:p>
          </table:table-cell>
          <table:table-cell table:style-name="ce12" table:formula="of:=IF(OR([.A2]=&quot;DISPENSA DE LICITAÇÃO&quot;;[.A2]=&quot;INEXIGIBILIDADE DE LICITAÇÃO&quot;);&quot;Sem edital devido a modalidade de licitação&quot;;HYPERLINK(&quot;http://comprasnet.gov.br/ConsultaLicitacoes/Download/Download.asp?coduasg=&quot;&amp;[.D2]&amp;&quot;&amp;numprp=&quot;&amp;[.F2]&amp;[.G2]&amp;&quot;&amp;modprp=&quot;&amp;IF([.A2]=&quot;Convite&quot;;&quot;01&quot;;IF([.A2]=&quot;Tomada de Preços&quot;;&quot;2&quot;;IF([.A2]=&quot;Concorrência&quot;;&quot;3&quot;;IF([.A2]=&quot;Concorrência Internacional&quot;;&quot;4&quot;;IF([.A2]=&quot;Pregão&quot;;&quot;5&quot;;IF([.A2]=&quot;Dispensa de Licitação&quot;;&quot;6&quot;;IF([.A2]=&quot;Inexigibilidade de Licitação&quot;;&quot;7&quot;;IF([.A2]=&quot;Concurso&quot;;&quot;20&quot;;IF([.A2]=&quot;Tomada de Preços por Técnica e Preço&quot;;&quot;22&quot;;IF([.A2]=&quot;Concorrência por Técnica e Preço&quot;;&quot;33&quot;;IF([.A2]=&quot;Concorrência Internacional por Técnica e Preço&quot;;&quot;44&quot;;&quot;&quot;)))))))))))&amp;&quot;&amp;bidbird=n&quot;;&quot;edital&quot;))" office:value-type="string" office:string-value="edital" calcext:value-type="string">
            <text:p>edital</text:p>
          </table:table-cell>
          <table:table-cell table:style-name="ce12" table:formula="of:=HYPERLINK(IF([.B2]=&quot;SISPP&quot;;&quot;http://comprasnet.gov.br/acesso.asp?url=/livre/Resultado/conrelit00.asp&quot;;&quot;https://www2.comprasnet.gov.br/siasgnet-atasrp/public/visualizarItemSRP.do?method=iniciar&amp;identificacaoCompra.numeroUasg=&quot;&amp;[.D2]&amp;&quot;&amp;identificacaoCompra.modalidadeCompra=5&amp;identificacaoCompra.numeroCompra=&quot;&amp;[.F2]&amp;&quot;&amp;identificacaoCompra.anoCompra=&quot;&amp;[.G2]&amp;&quot;&amp;numeroItem=&quot;&amp;RIGHT([.H2];3));[.H2])" office:value-type="string" office:string-value="00002" calcext:value-type="string">
            <text:p>00002</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RJ</text:p>
          </table:table-cell>
          <table:table-cell table:style-name="ce4" office:value-type="string" calcext:value-type="string">
            <text:p>153167</text:p>
          </table:table-cell>
          <table:table-cell table:style-name="ce5" office:value-type="string" calcext:value-type="string">
            <text:p>COLEGIO PEDRO II/REITORIA</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01</text:p>
          </table:table-cell>
          <table:table-cell table:style-name="ce5" office:value-type="string" calcext:value-type="string">
            <text:p>Objeto: Pregão Eletrônico - <text:s/>Contratação de solução de reprodução de documentos monocromáticos e em cores para imagens e textos, utilizando equipamentos de tecnologia digital, contemplando a impressão, cópia e digitalização por meio da locação e instalação de multifuncionais monocromáticos e policromáticas, sistemas para gerenciamento, monitoramento, gestão de ativos e contabilização (bilhetagem) de documentos impressos, copiados e digitalizados, além do fornecimento de todos os suprimentos.</text:p>
          </table:table-cell>
          <table:table-cell table:style-name="ce5" office:value-type="string" calcext:value-type="string">
            <text:p>OUTSOURCING DE IMPRESSAO <text:s/>- LOCACAO DE EQUIPAMENTO - POLICROMATICO A3</text:p>
          </table:table-cell>
          <table:table-cell table:style-name="ce5" office:value-type="string" calcext:value-type="string">
            <text:p>IMPRESSORA MULTIFUNCIONAL A3 VELOCIDADE MÍNIMA 40 PPM</text:p>
          </table:table-cell>
          <table:table-cell table:number-columns-repeated="2" table:style-name="ce4" office:value-type="string" calcext:value-type="string">
            <text:p>16/10/2018</text:p>
          </table:table-cell>
          <table:table-cell table:style-name="ce4" office:value-type="string" calcext:value-type="string">
            <text:p>16/10/2019</text:p>
          </table:table-cell>
          <table:table-cell table:style-name="ce4" office:value-type="string" calcext:value-type="string">
            <text:p>SERVIÇO ANUAL</text:p>
          </table:table-cell>
          <table:table-cell table:style-name="ce8" office:value-type="float" office:value="3951.67" calcext:value-type="float">
            <text:p>3.951,67</text:p>
          </table:table-cell>
          <table:table-cell table:style-name="ce8" office:value-type="float" office:value="7903.34" calcext:value-type="float">
            <text:p>7.903,34</text:p>
          </table:table-cell>
          <table:table-cell table:style-name="ce12" table:formula="of:=HYPERLINK(IF([.B3]=&quot;SISPP&quot;;&quot;http://comprasnet.gov.br/acesso.asp?url=/livre/Resultado/conrelit00.asp&quot;;&quot;https://www2.comprasnet.gov.br/siasgnet-atasrp/public/pesquisarItemSRP.do?method=iniciar&amp;parametro.identificacaoCompra.numeroUasg=&quot;&amp;[.D3]&amp;&quot;&amp;parametro.identificacaoCompra.modalidadeCompra=&quot;&amp;IF([.A3]=&quot;Convite&quot;;&quot;01&quot;;IF([.A3]=&quot;Tomada de Preços&quot;;&quot;2&quot;;IF([.A3]=&quot;Concorrência&quot;;&quot;3&quot;;IF([.A3]=&quot;Concorrência Internacional&quot;;&quot;4&quot;;IF([.A3]=&quot;Pregão&quot;;&quot;5&quot;;IF([.A3]=&quot;Dispensa de Licitação&quot;;&quot;6&quot;;IF([.A3]=&quot;Inexigibilidade de Licitação&quot;;&quot;7&quot;;IF([.A3]=&quot;Concurso&quot;;&quot;20&quot;;IF([.A3]=&quot;Tomada de Preços por Técnica e Preço&quot;;&quot;22&quot;;IF([.A3]=&quot;Concorrência por Técnica e Preço&quot;;&quot;33&quot;;IF([.A3]=&quot;Concorrência Internacional por Técnica e Preço&quot;;&quot;44&quot;;&quot;&quot;)))))))))))&amp;&quot;&amp;parametro.identificacaoCompra.numeroCompra=&quot;&amp;[.F3]&amp;&quot;&amp;parametro.identificacaoCompra.anoCompra=&quot;&amp;[.G3]); [.F3]&amp;&quot;/&quot;&amp;[.G3])" office:value-type="string" office:string-value="00022/2018" calcext:value-type="string">
            <text:p>00022/2018</text:p>
          </table:table-cell>
          <table:table-cell table:style-name="ce12" table:formula="of:=IF(OR([.A3]=&quot;DISPENSA DE LICITAÇÃO&quot;;[.A3]=&quot;INEXIGIBILIDADE DE LICITAÇÃO&quot;);&quot;Sem edital devido a modalidade de licitação&quot;;HYPERLINK(&quot;http://comprasnet.gov.br/ConsultaLicitacoes/Download/Download.asp?coduasg=&quot;&amp;[.D3]&amp;&quot;&amp;numprp=&quot;&amp;[.F3]&amp;[.G3]&amp;&quot;&amp;modprp=&quot;&amp;IF([.A3]=&quot;Convite&quot;;&quot;01&quot;;IF([.A3]=&quot;Tomada de Preços&quot;;&quot;2&quot;;IF([.A3]=&quot;Concorrência&quot;;&quot;3&quot;;IF([.A3]=&quot;Concorrência Internacional&quot;;&quot;4&quot;;IF([.A3]=&quot;Pregão&quot;;&quot;5&quot;;IF([.A3]=&quot;Dispensa de Licitação&quot;;&quot;6&quot;;IF([.A3]=&quot;Inexigibilidade de Licitação&quot;;&quot;7&quot;;IF([.A3]=&quot;Concurso&quot;;&quot;20&quot;;IF([.A3]=&quot;Tomada de Preços por Técnica e Preço&quot;;&quot;22&quot;;IF([.A3]=&quot;Concorrência por Técnica e Preço&quot;;&quot;33&quot;;IF([.A3]=&quot;Concorrência Internacional por Técnica e Preço&quot;;&quot;44&quot;;&quot;&quot;)))))))))))&amp;&quot;&amp;bidbird=n&quot;;&quot;edital&quot;))" office:value-type="string" office:string-value="edital" calcext:value-type="string">
            <text:p>edital</text:p>
          </table:table-cell>
          <table:table-cell table:style-name="ce12" table:formula="of:=HYPERLINK(IF([.B3]=&quot;SISPP&quot;;&quot;http://comprasnet.gov.br/acesso.asp?url=/livre/Resultado/conrelit00.asp&quot;;&quot;https://www2.comprasnet.gov.br/siasgnet-atasrp/public/visualizarItemSRP.do?method=iniciar&amp;identificacaoCompra.numeroUasg=&quot;&amp;[.D3]&amp;&quot;&amp;identificacaoCompra.modalidadeCompra=5&amp;identificacaoCompra.numeroCompra=&quot;&amp;[.F3]&amp;&quot;&amp;identificacaoCompra.anoCompra=&quot;&amp;[.G3]&amp;&quot;&amp;numeroItem=&quot;&amp;RIGHT([.H3];3));[.H3])" office:value-type="string" office:string-value="00001" calcext:value-type="string">
            <text:p>00001</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BA</text:p>
          </table:table-cell>
          <table:table-cell table:style-name="ce4" office:value-type="string" calcext:value-type="string">
            <text:p>193103</text:p>
          </table:table-cell>
          <table:table-cell table:style-name="ce5" office:value-type="string" calcext:value-type="string">
            <text:p>IBAMA - SUPERINTENDENCIA ESTADUAL/BA</text:p>
          </table:table-cell>
          <table:table-cell table:style-name="ce4" office:value-type="string" calcext:value-type="string">
            <text:p>00008</text:p>
          </table:table-cell>
          <table:table-cell table:style-name="ce4" office:value-type="string" calcext:value-type="string">
            <text:p>2019</text:p>
          </table:table-cell>
          <table:table-cell table:style-name="ce4" office:value-type="string" calcext:value-type="string">
            <text:p>00002</text:p>
          </table:table-cell>
          <table:table-cell table:style-name="ce5" office:value-type="string" calcext:value-type="string">
            <text:p>Objeto: Pregão Eletrônico - <text:s/>Contratação de serviços de locação de impressoras, prestado por empresa especializada em reprodução de documentos (outsourcing de impressão) na modalidade franquia mensal de páginas mais excedente, com fornecimento de software de gerenciamento de cotas, monitoramento, gestão e bilhetagem de impressão, acessórios, suprimentos, insumos/consumíveis originais (tonner e outros, exceto papel), impressoras multifuncionais novas (serviços de impressão, digitalização com OCR e reprodução de c</text:p>
          </table:table-cell>
          <table:table-cell table:style-name="ce5" office:value-type="string" calcext:value-type="string">
            <text:p>OUTSOURCING DE IMPRESSAO <text:s/>- LOCACAO DE EQUIPAMENTO - POLICROMATICO A3</text:p>
          </table:table-cell>
          <table:table-cell table:style-name="ce5" office:value-type="string" calcext:value-type="string">
            <text:p>IMPRESSORA MULTIFUNCIONAL POLICROMÁTICA A3; QUANTIDADE: 500 (COLORIDO), 1.400( PRETO E BRANCO; QUANTIDADE MENSAL: 1900</text:p>
          </table:table-cell>
          <table:table-cell table:number-columns-repeated="2" table:style-name="ce4" office:value-type="string" calcext:value-type="string">
            <text:p>24/04/2019</text:p>
          </table:table-cell>
          <table:table-cell table:style-name="ce4" office:value-type="string" calcext:value-type="string">
            <text:p>--</text:p>
          </table:table-cell>
          <table:table-cell table:style-name="ce4" office:value-type="string" calcext:value-type="string">
            <text:p>UNIDADE</text:p>
          </table:table-cell>
          <table:table-cell table:number-columns-repeated="2" table:style-name="ce8" office:value-type="float" office:value="50000" calcext:value-type="float">
            <text:p>50.000,00</text:p>
          </table:table-cell>
          <table:table-cell table:style-name="ce12" table:formula="of:=HYPERLINK(IF([.B4]=&quot;SISPP&quot;;&quot;http://comprasnet.gov.br/acesso.asp?url=/livre/Resultado/conrelit00.asp&quot;;&quot;https://www2.comprasnet.gov.br/siasgnet-atasrp/public/pesquisarItemSRP.do?method=iniciar&amp;parametro.identificacaoCompra.numeroUasg=&quot;&amp;[.D4]&amp;&quot;&amp;parametro.identificacaoCompra.modalidadeCompra=&quot;&amp;IF([.A4]=&quot;Convite&quot;;&quot;01&quot;;IF([.A4]=&quot;Tomada de Preços&quot;;&quot;2&quot;;IF([.A4]=&quot;Concorrência&quot;;&quot;3&quot;;IF([.A4]=&quot;Concorrência Internacional&quot;;&quot;4&quot;;IF([.A4]=&quot;Pregão&quot;;&quot;5&quot;;IF([.A4]=&quot;Dispensa de Licitação&quot;;&quot;6&quot;;IF([.A4]=&quot;Inexigibilidade de Licitação&quot;;&quot;7&quot;;IF([.A4]=&quot;Concurso&quot;;&quot;20&quot;;IF([.A4]=&quot;Tomada de Preços por Técnica e Preço&quot;;&quot;22&quot;;IF([.A4]=&quot;Concorrência por Técnica e Preço&quot;;&quot;33&quot;;IF([.A4]=&quot;Concorrência Internacional por Técnica e Preço&quot;;&quot;44&quot;;&quot;&quot;)))))))))))&amp;&quot;&amp;parametro.identificacaoCompra.numeroCompra=&quot;&amp;[.F4]&amp;&quot;&amp;parametro.identificacaoCompra.anoCompra=&quot;&amp;[.G4]); [.F4]&amp;&quot;/&quot;&amp;[.G4])" office:value-type="string" office:string-value="00008/2019" calcext:value-type="string">
            <text:p>00008/2019</text:p>
          </table:table-cell>
          <table:table-cell table:style-name="ce12" table:formula="of:=IF(OR([.A4]=&quot;DISPENSA DE LICITAÇÃO&quot;;[.A4]=&quot;INEXIGIBILIDADE DE LICITAÇÃO&quot;);&quot;Sem edital devido a modalidade de licitação&quot;;HYPERLINK(&quot;http://comprasnet.gov.br/ConsultaLicitacoes/Download/Download.asp?coduasg=&quot;&amp;[.D4]&amp;&quot;&amp;numprp=&quot;&amp;[.F4]&amp;[.G4]&amp;&quot;&amp;modprp=&quot;&amp;IF([.A4]=&quot;Convite&quot;;&quot;01&quot;;IF([.A4]=&quot;Tomada de Preços&quot;;&quot;2&quot;;IF([.A4]=&quot;Concorrência&quot;;&quot;3&quot;;IF([.A4]=&quot;Concorrência Internacional&quot;;&quot;4&quot;;IF([.A4]=&quot;Pregão&quot;;&quot;5&quot;;IF([.A4]=&quot;Dispensa de Licitação&quot;;&quot;6&quot;;IF([.A4]=&quot;Inexigibilidade de Licitação&quot;;&quot;7&quot;;IF([.A4]=&quot;Concurso&quot;;&quot;20&quot;;IF([.A4]=&quot;Tomada de Preços por Técnica e Preço&quot;;&quot;22&quot;;IF([.A4]=&quot;Concorrência por Técnica e Preço&quot;;&quot;33&quot;;IF([.A4]=&quot;Concorrência Internacional por Técnica e Preço&quot;;&quot;44&quot;;&quot;&quot;)))))))))))&amp;&quot;&amp;bidbird=n&quot;;&quot;edital&quot;))" office:value-type="string" office:string-value="edital" calcext:value-type="string">
            <text:p>edital</text:p>
          </table:table-cell>
          <table:table-cell table:style-name="ce12" table:formula="of:=HYPERLINK(IF([.B4]=&quot;SISPP&quot;;&quot;http://comprasnet.gov.br/acesso.asp?url=/livre/Resultado/conrelit00.asp&quot;;&quot;https://www2.comprasnet.gov.br/siasgnet-atasrp/public/visualizarItemSRP.do?method=iniciar&amp;identificacaoCompra.numeroUasg=&quot;&amp;[.D4]&amp;&quot;&amp;identificacaoCompra.modalidadeCompra=5&amp;identificacaoCompra.numeroCompra=&quot;&amp;[.F4]&amp;&quot;&amp;identificacaoCompra.anoCompra=&quot;&amp;[.G4]&amp;&quot;&amp;numeroItem=&quot;&amp;RIGHT([.H4];3));[.H4])" office:value-type="string" office:string-value="00002" calcext:value-type="string">
            <text:p>00002</text:p>
          </table:table-cell>
          <table:table-cell table:number-columns-repeated="1004"/>
        </table:table-row>
        <table:table-row table:style-name="ro3">
          <table:table-cell table:style-name="ce4" office:value-type="string" calcext:value-type="string">
            <text:p>Dispensa de Licitação</text:p>
          </table:table-cell>
          <table:table-cell table:style-name="ce4" office:value-type="string" calcext:value-type="string">
            <text:p>SISPP</text:p>
          </table:table-cell>
          <table:table-cell table:style-name="ce4" office:value-type="string" calcext:value-type="string">
            <text:p>RJ</text:p>
          </table:table-cell>
          <table:table-cell table:style-name="ce4" office:value-type="string" calcext:value-type="string">
            <text:p>160237</text:p>
          </table:table-cell>
          <table:table-cell table:style-name="ce5" office:value-type="string" calcext:value-type="string">
            <text:p>CENTRO DE AVALIAÇÃO DO EXÉRCITO</text:p>
          </table:table-cell>
          <table:table-cell table:style-name="ce4" office:value-type="string" calcext:value-type="string">
            <text:p>00086</text:p>
          </table:table-cell>
          <table:table-cell table:style-name="ce4" office:value-type="string" calcext:value-type="string">
            <text:p>2018</text:p>
          </table:table-cell>
          <table:table-cell table:style-name="ce4" office:value-type="string" calcext:value-type="string">
            <text:p>00002</text:p>
          </table:table-cell>
          <table:table-cell table:style-name="ce5" office:value-type="string" calcext:value-type="string">
            <text:p>Objeto: Contratação de empresa especializada na prestação de serviços de impressão (outsourcing), com fornecimento de equipamentos; sistema de gerenciamento de impressões efetivamente realizadas; manutenção preventiva e corretiva dos equipamentos com substituição de peças; componentes e materiais utilizados na manutenção; e fornecimento de insumos originais, exceto papel, para atendimento das necessidades do Centro de Avaliações do Exército, pelo prazo de 3 (três) meses</text:p>
          </table:table-cell>
          <table:table-cell table:style-name="ce5" office:value-type="string" calcext:value-type="string">
            <text:p>OUTSOURCING DE IMPRESSAO <text:s/>- LOCACAO DE EQUIPAMENTO - POLICROMATICO A3</text:p>
          </table:table-cell>
          <table:table-cell table:style-name="ce5" office:value-type="string" calcext:value-type="string">
            <text:p>LOCAÇÃO DE EQUIPAMENTO DE IMPRESSÃO, COMPOSTO DE IMPRESSORA LASER COLORIDA NO FORMATO A3</text:p>
          </table:table-cell>
          <table:table-cell table:style-name="ce4" office:value-type="string" calcext:value-type="string">
            <text:p>--</text:p>
          </table:table-cell>
          <table:table-cell table:style-name="ce4" office:value-type="string" calcext:value-type="string">
            <text:p>05/12/2018</text:p>
          </table:table-cell>
          <table:table-cell table:style-name="ce4" office:value-type="string" calcext:value-type="string">
            <text:p>--</text:p>
          </table:table-cell>
          <table:table-cell table:style-name="ce4" office:value-type="string" calcext:value-type="string">
            <text:p>UNIDADE</text:p>
          </table:table-cell>
          <table:table-cell table:number-columns-repeated="2" table:style-name="ce8" office:value-type="float" office:value="739.8" calcext:value-type="float">
            <text:p>739,80</text:p>
          </table:table-cell>
          <table:table-cell table:style-name="ce12" table:formula="of:=HYPERLINK(IF([.B5]=&quot;SISPP&quot;;&quot;http://comprasnet.gov.br/acesso.asp?url=/livre/Resultado/conrelit00.asp&quot;;&quot;https://www2.comprasnet.gov.br/siasgnet-atasrp/public/pesquisarItemSRP.do?method=iniciar&amp;parametro.identificacaoCompra.numeroUasg=&quot;&amp;[.D5]&amp;&quot;&amp;parametro.identificacaoCompra.modalidadeCompra=&quot;&amp;IF([.A5]=&quot;Convite&quot;;&quot;01&quot;;IF([.A5]=&quot;Tomada de Preços&quot;;&quot;2&quot;;IF([.A5]=&quot;Concorrência&quot;;&quot;3&quot;;IF([.A5]=&quot;Concorrência Internacional&quot;;&quot;4&quot;;IF([.A5]=&quot;Pregão&quot;;&quot;5&quot;;IF([.A5]=&quot;Dispensa de Licitação&quot;;&quot;6&quot;;IF([.A5]=&quot;Inexigibilidade de Licitação&quot;;&quot;7&quot;;IF([.A5]=&quot;Concurso&quot;;&quot;20&quot;;IF([.A5]=&quot;Tomada de Preços por Técnica e Preço&quot;;&quot;22&quot;;IF([.A5]=&quot;Concorrência por Técnica e Preço&quot;;&quot;33&quot;;IF([.A5]=&quot;Concorrência Internacional por Técnica e Preço&quot;;&quot;44&quot;;&quot;&quot;)))))))))))&amp;&quot;&amp;parametro.identificacaoCompra.numeroCompra=&quot;&amp;[.F5]&amp;&quot;&amp;parametro.identificacaoCompra.anoCompra=&quot;&amp;[.G5]); [.F5]&amp;&quot;/&quot;&amp;[.G5])" office:value-type="string" office:string-value="00086/2018" calcext:value-type="string">
            <text:p>00086/2018</text:p>
          </table:table-cell>
          <table:table-cell table:style-name="ce12" table:formula="of:=IF(OR([.A5]=&quot;DISPENSA DE LICITAÇÃO&quot;;[.A5]=&quot;INEXIGIBILIDADE DE LICITAÇÃO&quot;);&quot;Sem edital devido a modalidade de licitação&quot;;HYPERLINK(&quot;http://comprasnet.gov.br/ConsultaLicitacoes/Download/Download.asp?coduasg=&quot;&amp;[.D5]&amp;&quot;&amp;numprp=&quot;&amp;[.F5]&amp;[.G5]&amp;&quot;&amp;modprp=&quot;&amp;IF([.A5]=&quot;Convite&quot;;&quot;01&quot;;IF([.A5]=&quot;Tomada de Preços&quot;;&quot;2&quot;;IF([.A5]=&quot;Concorrência&quot;;&quot;3&quot;;IF([.A5]=&quot;Concorrência Internacional&quot;;&quot;4&quot;;IF([.A5]=&quot;Pregão&quot;;&quot;5&quot;;IF([.A5]=&quot;Dispensa de Licitação&quot;;&quot;6&quot;;IF([.A5]=&quot;Inexigibilidade de Licitação&quot;;&quot;7&quot;;IF([.A5]=&quot;Concurso&quot;;&quot;20&quot;;IF([.A5]=&quot;Tomada de Preços por Técnica e Preço&quot;;&quot;22&quot;;IF([.A5]=&quot;Concorrência por Técnica e Preço&quot;;&quot;33&quot;;IF([.A5]=&quot;Concorrência Internacional por Técnica e Preço&quot;;&quot;44&quot;;&quot;&quot;)))))))))))&amp;&quot;&amp;bidbird=n&quot;;&quot;edital&quot;))" office:value-type="string" office:string-value="Sem edital devido a modalidade de licitação" calcext:value-type="string">
            <text:p>Sem edital devido a modalidade de licitação</text:p>
          </table:table-cell>
          <table:table-cell table:style-name="ce12" table:formula="of:=HYPERLINK(IF([.B5]=&quot;SISPP&quot;;&quot;http://comprasnet.gov.br/acesso.asp?url=/livre/Resultado/conrelit00.asp&quot;;&quot;https://www2.comprasnet.gov.br/siasgnet-atasrp/public/visualizarItemSRP.do?method=iniciar&amp;identificacaoCompra.numeroUasg=&quot;&amp;[.D5]&amp;&quot;&amp;identificacaoCompra.modalidadeCompra=5&amp;identificacaoCompra.numeroCompra=&quot;&amp;[.F5]&amp;&quot;&amp;identificacaoCompra.anoCompra=&quot;&amp;[.G5]&amp;&quot;&amp;numeroItem=&quot;&amp;RIGHT([.H5];3));[.H5])" office:value-type="string" office:string-value="00002" calcext:value-type="string">
            <text:p>00002</text:p>
          </table:table-cell>
          <table:table-cell table:number-columns-repeated="1004"/>
        </table:table-row>
        <table:table-row table:style-name="ro4">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RJ</text:p>
          </table:table-cell>
          <table:table-cell table:style-name="ce4" office:value-type="string" calcext:value-type="string">
            <text:p>114601</text:p>
          </table:table-cell>
          <table:table-cell table:style-name="ce5" office:value-type="string" calcext:value-type="string">
            <text:p>IBGE-FUN.INST.BRAS.GEOGRAFIA E ESTATISTICA</text:p>
          </table:table-cell>
          <table:table-cell table:style-name="ce4" office:value-type="string" calcext:value-type="string">
            <text:p>00041</text:p>
          </table:table-cell>
          <table:table-cell table:style-name="ce4" office:value-type="string" calcext:value-type="string">
            <text:p>2018</text:p>
          </table:table-cell>
          <table:table-cell table:style-name="ce4" office:value-type="string" calcext:value-type="string">
            <text:p>00006</text:p>
          </table:table-cell>
          <table:table-cell table:style-name="ce5" office:value-type="string" calcext:value-type="string">
            <text:p>Objeto: Pregão Eletrônico - <text:s/>Contratação de serviços de Locação de Equipamentos de Impressão nos tamanhos A4 e A3, conforme condições, quantidades e exigências estabelecidas no Edital e seus anexos.</text:p>
          </table:table-cell>
          <table:table-cell table:style-name="ce5" office:value-type="string" calcext:value-type="string">
            <text:p>OUTSOURCING DE IMPRESSAO <text:s/>- LOCACAO DE EQUIPAMENTO - POLICROMATICO A3</text:p>
          </table:table-cell>
          <table:table-cell table:style-name="ce5" office:value-type="string" calcext:value-type="string">
            <text:p>LOCAÇÃO DE IMPRESSORA LASER MULTIFUNCIONAL POLICROMÁTICA A3 (SEM PAPEL).</text:p>
          </table:table-cell>
          <table:table-cell table:number-columns-repeated="2" table:style-name="ce4" office:value-type="string" calcext:value-type="string">
            <text:p>03/12/2018</text:p>
          </table:table-cell>
          <table:table-cell table:style-name="ce4" office:value-type="string" calcext:value-type="string">
            <text:p>--</text:p>
          </table:table-cell>
          <table:table-cell table:style-name="ce4" office:value-type="string" calcext:value-type="string">
            <text:p>UNIDADE</text:p>
          </table:table-cell>
          <table:table-cell table:style-name="ce8" office:value-type="float" office:value="7656" calcext:value-type="float">
            <text:p>7.656,00</text:p>
          </table:table-cell>
          <table:table-cell table:style-name="ce8" office:value-type="float" office:value="53592" calcext:value-type="float">
            <text:p>53.592,00</text:p>
          </table:table-cell>
          <table:table-cell table:style-name="ce12" table:formula="of:=HYPERLINK(IF([.B6]=&quot;SISPP&quot;;&quot;http://comprasnet.gov.br/acesso.asp?url=/livre/Resultado/conrelit00.asp&quot;;&quot;https://www2.comprasnet.gov.br/siasgnet-atasrp/public/pesquisarItemSRP.do?method=iniciar&amp;parametro.identificacaoCompra.numeroUasg=&quot;&amp;[.D6]&amp;&quot;&amp;parametro.identificacaoCompra.modalidadeCompra=&quot;&amp;IF([.A6]=&quot;Convite&quot;;&quot;01&quot;;IF([.A6]=&quot;Tomada de Preços&quot;;&quot;2&quot;;IF([.A6]=&quot;Concorrência&quot;;&quot;3&quot;;IF([.A6]=&quot;Concorrência Internacional&quot;;&quot;4&quot;;IF([.A6]=&quot;Pregão&quot;;&quot;5&quot;;IF([.A6]=&quot;Dispensa de Licitação&quot;;&quot;6&quot;;IF([.A6]=&quot;Inexigibilidade de Licitação&quot;;&quot;7&quot;;IF([.A6]=&quot;Concurso&quot;;&quot;20&quot;;IF([.A6]=&quot;Tomada de Preços por Técnica e Preço&quot;;&quot;22&quot;;IF([.A6]=&quot;Concorrência por Técnica e Preço&quot;;&quot;33&quot;;IF([.A6]=&quot;Concorrência Internacional por Técnica e Preço&quot;;&quot;44&quot;;&quot;&quot;)))))))))))&amp;&quot;&amp;parametro.identificacaoCompra.numeroCompra=&quot;&amp;[.F6]&amp;&quot;&amp;parametro.identificacaoCompra.anoCompra=&quot;&amp;[.G6]); [.F6]&amp;&quot;/&quot;&amp;[.G6])" office:value-type="string" office:string-value="00041/2018" calcext:value-type="string">
            <text:p>00041/2018</text:p>
          </table:table-cell>
          <table:table-cell table:style-name="ce12" table:formula="of:=IF(OR([.A6]=&quot;DISPENSA DE LICITAÇÃO&quot;;[.A6]=&quot;INEXIGIBILIDADE DE LICITAÇÃO&quot;);&quot;Sem edital devido a modalidade de licitação&quot;;HYPERLINK(&quot;http://comprasnet.gov.br/ConsultaLicitacoes/Download/Download.asp?coduasg=&quot;&amp;[.D6]&amp;&quot;&amp;numprp=&quot;&amp;[.F6]&amp;[.G6]&amp;&quot;&amp;modprp=&quot;&amp;IF([.A6]=&quot;Convite&quot;;&quot;01&quot;;IF([.A6]=&quot;Tomada de Preços&quot;;&quot;2&quot;;IF([.A6]=&quot;Concorrência&quot;;&quot;3&quot;;IF([.A6]=&quot;Concorrência Internacional&quot;;&quot;4&quot;;IF([.A6]=&quot;Pregão&quot;;&quot;5&quot;;IF([.A6]=&quot;Dispensa de Licitação&quot;;&quot;6&quot;;IF([.A6]=&quot;Inexigibilidade de Licitação&quot;;&quot;7&quot;;IF([.A6]=&quot;Concurso&quot;;&quot;20&quot;;IF([.A6]=&quot;Tomada de Preços por Técnica e Preço&quot;;&quot;22&quot;;IF([.A6]=&quot;Concorrência por Técnica e Preço&quot;;&quot;33&quot;;IF([.A6]=&quot;Concorrência Internacional por Técnica e Preço&quot;;&quot;44&quot;;&quot;&quot;)))))))))))&amp;&quot;&amp;bidbird=n&quot;;&quot;edital&quot;))" office:value-type="string" office:string-value="edital" calcext:value-type="string">
            <text:p>edital</text:p>
          </table:table-cell>
          <table:table-cell table:style-name="ce12" table:formula="of:=HYPERLINK(IF([.B6]=&quot;SISPP&quot;;&quot;http://comprasnet.gov.br/acesso.asp?url=/livre/Resultado/conrelit00.asp&quot;;&quot;https://www2.comprasnet.gov.br/siasgnet-atasrp/public/visualizarItemSRP.do?method=iniciar&amp;identificacaoCompra.numeroUasg=&quot;&amp;[.D6]&amp;&quot;&amp;identificacaoCompra.modalidadeCompra=5&amp;identificacaoCompra.numeroCompra=&quot;&amp;[.F6]&amp;&quot;&amp;identificacaoCompra.anoCompra=&quot;&amp;[.G6]&amp;&quot;&amp;numeroItem=&quot;&amp;RIGHT([.H6];3));[.H6])" office:value-type="string" office:string-value="00006" calcext:value-type="string">
            <text:p>00006</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RJ</text:p>
          </table:table-cell>
          <table:table-cell table:style-name="ce4" office:value-type="string" calcext:value-type="string">
            <text:p>986001</text:p>
          </table:table-cell>
          <table:table-cell table:style-name="ce5" office:value-type="string" calcext:value-type="string">
            <text:p>PREF.MUN.DO RIO DE JANEIRO/RJ</text:p>
          </table:table-cell>
          <table:table-cell table:style-name="ce4" office:value-type="string" calcext:value-type="string">
            <text:p>00626</text:p>
          </table:table-cell>
          <table:table-cell table:style-name="ce4" office:value-type="string" calcext:value-type="string">
            <text:p>2018</text:p>
          </table:table-cell>
          <table:table-cell table:style-name="ce4" office:value-type="string" calcext:value-type="string">
            <text:p>00006</text:p>
          </table:table-cell>
          <table:table-cell table:style-name="ce5" office:value-type="string" calcext:value-type="string">
            <text:p>Objeto: Pregão Eletrônico - <text:s/>Contratação de empresa em regime de locação, na prestação de serviços de cópias/impressão monocromática, policromática e scanners pelo período de 24 (vinte e quatro) meses, com disponibilização nas instalações da Secretaria Municipal de Fazenda de equipamentos com tecnologia digital, conectados a rede corporativa da Secretaria, devidamente descritos, caracterizados e especificados neste Edital e/ou no Termo de Referência, na forma da lei.</text:p>
          </table:table-cell>
          <table:table-cell table:style-name="ce5" office:value-type="string" calcext:value-type="string">
            <text:p>OUTSOURCING DE IMPRESSAO <text:s/>- LOCACAO DE EQUIPAMENTO - POLICROMATICO A3</text:p>
          </table:table-cell>
          <table:table-cell table:style-name="ce5" office:value-type="string" calcext:value-type="string">
            <text:p>LOCAÇÃO TIPO F- VALOR MENSAL PARA 09 EQUIPAMENTOS , CONFORME DESCRITO E CARACT ERIZADO NO TERMO DE REFERÊNCIA</text:p>
          </table:table-cell>
          <table:table-cell table:number-columns-repeated="2" table:style-name="ce4" office:value-type="string" calcext:value-type="string">
            <text:p>14/01/2019</text:p>
          </table:table-cell>
          <table:table-cell table:style-name="ce4" office:value-type="string" calcext:value-type="string">
            <text:p>--</text:p>
          </table:table-cell>
          <table:table-cell table:style-name="ce4" office:value-type="string" calcext:value-type="string">
            <text:p>MESES</text:p>
          </table:table-cell>
          <table:table-cell table:style-name="ce8" office:value-type="float" office:value="24631.38" calcext:value-type="float">
            <text:p>24.631,38</text:p>
          </table:table-cell>
          <table:table-cell table:style-name="ce8" office:value-type="float" office:value="591153.12" calcext:value-type="float">
            <text:p>591.153,12</text:p>
          </table:table-cell>
          <table:table-cell table:style-name="ce12" table:formula="of:=HYPERLINK(IF([.B7]=&quot;SISPP&quot;;&quot;http://comprasnet.gov.br/acesso.asp?url=/livre/Resultado/conrelit00.asp&quot;;&quot;https://www2.comprasnet.gov.br/siasgnet-atasrp/public/pesquisarItemSRP.do?method=iniciar&amp;parametro.identificacaoCompra.numeroUasg=&quot;&amp;[.D7]&amp;&quot;&amp;parametro.identificacaoCompra.modalidadeCompra=&quot;&amp;IF([.A7]=&quot;Convite&quot;;&quot;01&quot;;IF([.A7]=&quot;Tomada de Preços&quot;;&quot;2&quot;;IF([.A7]=&quot;Concorrência&quot;;&quot;3&quot;;IF([.A7]=&quot;Concorrência Internacional&quot;;&quot;4&quot;;IF([.A7]=&quot;Pregão&quot;;&quot;5&quot;;IF([.A7]=&quot;Dispensa de Licitação&quot;;&quot;6&quot;;IF([.A7]=&quot;Inexigibilidade de Licitação&quot;;&quot;7&quot;;IF([.A7]=&quot;Concurso&quot;;&quot;20&quot;;IF([.A7]=&quot;Tomada de Preços por Técnica e Preço&quot;;&quot;22&quot;;IF([.A7]=&quot;Concorrência por Técnica e Preço&quot;;&quot;33&quot;;IF([.A7]=&quot;Concorrência Internacional por Técnica e Preço&quot;;&quot;44&quot;;&quot;&quot;)))))))))))&amp;&quot;&amp;parametro.identificacaoCompra.numeroCompra=&quot;&amp;[.F7]&amp;&quot;&amp;parametro.identificacaoCompra.anoCompra=&quot;&amp;[.G7]); [.F7]&amp;&quot;/&quot;&amp;[.G7])" office:value-type="string" office:string-value="00626/2018" calcext:value-type="string">
            <text:p>00626/2018</text:p>
          </table:table-cell>
          <table:table-cell table:style-name="ce12" table:formula="of:=IF(OR([.A7]=&quot;DISPENSA DE LICITAÇÃO&quot;;[.A7]=&quot;INEXIGIBILIDADE DE LICITAÇÃO&quot;);&quot;Sem edital devido a modalidade de licitação&quot;;HYPERLINK(&quot;http://comprasnet.gov.br/ConsultaLicitacoes/Download/Download.asp?coduasg=&quot;&amp;[.D7]&amp;&quot;&amp;numprp=&quot;&amp;[.F7]&amp;[.G7]&amp;&quot;&amp;modprp=&quot;&amp;IF([.A7]=&quot;Convite&quot;;&quot;01&quot;;IF([.A7]=&quot;Tomada de Preços&quot;;&quot;2&quot;;IF([.A7]=&quot;Concorrência&quot;;&quot;3&quot;;IF([.A7]=&quot;Concorrência Internacional&quot;;&quot;4&quot;;IF([.A7]=&quot;Pregão&quot;;&quot;5&quot;;IF([.A7]=&quot;Dispensa de Licitação&quot;;&quot;6&quot;;IF([.A7]=&quot;Inexigibilidade de Licitação&quot;;&quot;7&quot;;IF([.A7]=&quot;Concurso&quot;;&quot;20&quot;;IF([.A7]=&quot;Tomada de Preços por Técnica e Preço&quot;;&quot;22&quot;;IF([.A7]=&quot;Concorrência por Técnica e Preço&quot;;&quot;33&quot;;IF([.A7]=&quot;Concorrência Internacional por Técnica e Preço&quot;;&quot;44&quot;;&quot;&quot;)))))))))))&amp;&quot;&amp;bidbird=n&quot;;&quot;edital&quot;))" office:value-type="string" office:string-value="edital" calcext:value-type="string">
            <text:p>edital</text:p>
          </table:table-cell>
          <table:table-cell table:style-name="ce12" table:formula="of:=HYPERLINK(IF([.B7]=&quot;SISPP&quot;;&quot;http://comprasnet.gov.br/acesso.asp?url=/livre/Resultado/conrelit00.asp&quot;;&quot;https://www2.comprasnet.gov.br/siasgnet-atasrp/public/visualizarItemSRP.do?method=iniciar&amp;identificacaoCompra.numeroUasg=&quot;&amp;[.D7]&amp;&quot;&amp;identificacaoCompra.modalidadeCompra=5&amp;identificacaoCompra.numeroCompra=&quot;&amp;[.F7]&amp;&quot;&amp;identificacaoCompra.anoCompra=&quot;&amp;[.G7]&amp;&quot;&amp;numeroItem=&quot;&amp;RIGHT([.H7];3));[.H7])" office:value-type="string" office:string-value="00006" calcext:value-type="string">
            <text:p>00006</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E</text:p>
          </table:table-cell>
          <table:table-cell table:style-name="ce4" office:value-type="string" calcext:value-type="string">
            <text:p>153080</text:p>
          </table:table-cell>
          <table:table-cell table:style-name="ce5" office:value-type="string" calcext:value-type="string">
            <text:p>UNIVERSIDADE FEDERAL DE PERNAMBUCO</text:p>
          </table:table-cell>
          <table:table-cell table:style-name="ce4" office:value-type="string" calcext:value-type="string">
            <text:p>00001</text:p>
          </table:table-cell>
          <table:table-cell table:style-name="ce4" office:value-type="string" calcext:value-type="string">
            <text:p>2018</text:p>
          </table:table-cell>
          <table:table-cell table:style-name="ce4" office:value-type="string" calcext:value-type="string">
            <text:p>00005</text:p>
          </table:table-cell>
          <table:table-cell table:style-name="ce5" office:value-type="string" calcext:value-type="string">
            <text:p>Objeto: Pregão Eletrônico - <text:s/>REGISTRAR PREÇOS, através de PREGÃO ELETRÔNICO, pelo critério de MENOR PREÇO por LOTE, sob o regime de EMPREITADA POR PREÇO UNITÁRIO, para contratação de solução para impressão e digitalização com fornecimento de equipamentos, sistema bilhetagem, manutenção preventiva e corretiva dos equipamentos com substituição de peças, componentes e materiais utilizados na manutenção e fornecimento dos suprimentos para impressão (exceto papel)...</text:p>
          </table:table-cell>
          <table:table-cell table:style-name="ce5" office:value-type="string" calcext:value-type="string">
            <text:p>OUTSOURCING DE IMPRESSAO <text:s/>- LOCACAO DE EQUIPAMENTO - POLICROMATICO A3</text:p>
          </table:table-cell>
          <table:table-cell table:style-name="ce5" office:value-type="string" calcext:value-type="string">
            <text:p>SERVIÇO DE LOCAÇÃO - EQUIPAMENTO TIPO V - IMPRESSORA LASER COLORIDA A3 35 PPM</text:p>
          </table:table-cell>
          <table:table-cell table:number-columns-repeated="2" table:style-name="ce4" office:value-type="string" calcext:value-type="string">
            <text:p>23/11/2018</text:p>
          </table:table-cell>
          <table:table-cell table:style-name="ce4" office:value-type="string" calcext:value-type="string">
            <text:p>29/11/2019</text:p>
          </table:table-cell>
          <table:table-cell table:style-name="ce4" office:value-type="string" calcext:value-type="string">
            <text:p>SERVIÇO</text:p>
          </table:table-cell>
          <table:table-cell table:style-name="ce8" office:value-type="float" office:value="4940" calcext:value-type="float">
            <text:p>4.940,00</text:p>
          </table:table-cell>
          <table:table-cell table:style-name="ce8" office:value-type="float" office:value="163020" calcext:value-type="float">
            <text:p>163.020,00</text:p>
          </table:table-cell>
          <table:table-cell table:style-name="ce12" table:formula="of:=HYPERLINK(IF([.B8]=&quot;SISPP&quot;;&quot;http://comprasnet.gov.br/acesso.asp?url=/livre/Resultado/conrelit00.asp&quot;;&quot;https://www2.comprasnet.gov.br/siasgnet-atasrp/public/pesquisarItemSRP.do?method=iniciar&amp;parametro.identificacaoCompra.numeroUasg=&quot;&amp;[.D8]&amp;&quot;&amp;parametro.identificacaoCompra.modalidadeCompra=&quot;&amp;IF([.A8]=&quot;Convite&quot;;&quot;01&quot;;IF([.A8]=&quot;Tomada de Preços&quot;;&quot;2&quot;;IF([.A8]=&quot;Concorrência&quot;;&quot;3&quot;;IF([.A8]=&quot;Concorrência Internacional&quot;;&quot;4&quot;;IF([.A8]=&quot;Pregão&quot;;&quot;5&quot;;IF([.A8]=&quot;Dispensa de Licitação&quot;;&quot;6&quot;;IF([.A8]=&quot;Inexigibilidade de Licitação&quot;;&quot;7&quot;;IF([.A8]=&quot;Concurso&quot;;&quot;20&quot;;IF([.A8]=&quot;Tomada de Preços por Técnica e Preço&quot;;&quot;22&quot;;IF([.A8]=&quot;Concorrência por Técnica e Preço&quot;;&quot;33&quot;;IF([.A8]=&quot;Concorrência Internacional por Técnica e Preço&quot;;&quot;44&quot;;&quot;&quot;)))))))))))&amp;&quot;&amp;parametro.identificacaoCompra.numeroCompra=&quot;&amp;[.F8]&amp;&quot;&amp;parametro.identificacaoCompra.anoCompra=&quot;&amp;[.G8]); [.F8]&amp;&quot;/&quot;&amp;[.G8])" office:value-type="string" office:string-value="00001/2018" calcext:value-type="string">
            <text:p>00001/2018</text:p>
          </table:table-cell>
          <table:table-cell table:style-name="ce12" table:formula="of:=IF(OR([.A8]=&quot;DISPENSA DE LICITAÇÃO&quot;;[.A8]=&quot;INEXIGIBILIDADE DE LICITAÇÃO&quot;);&quot;Sem edital devido a modalidade de licitação&quot;;HYPERLINK(&quot;http://comprasnet.gov.br/ConsultaLicitacoes/Download/Download.asp?coduasg=&quot;&amp;[.D8]&amp;&quot;&amp;numprp=&quot;&amp;[.F8]&amp;[.G8]&amp;&quot;&amp;modprp=&quot;&amp;IF([.A8]=&quot;Convite&quot;;&quot;01&quot;;IF([.A8]=&quot;Tomada de Preços&quot;;&quot;2&quot;;IF([.A8]=&quot;Concorrência&quot;;&quot;3&quot;;IF([.A8]=&quot;Concorrência Internacional&quot;;&quot;4&quot;;IF([.A8]=&quot;Pregão&quot;;&quot;5&quot;;IF([.A8]=&quot;Dispensa de Licitação&quot;;&quot;6&quot;;IF([.A8]=&quot;Inexigibilidade de Licitação&quot;;&quot;7&quot;;IF([.A8]=&quot;Concurso&quot;;&quot;20&quot;;IF([.A8]=&quot;Tomada de Preços por Técnica e Preço&quot;;&quot;22&quot;;IF([.A8]=&quot;Concorrência por Técnica e Preço&quot;;&quot;33&quot;;IF([.A8]=&quot;Concorrência Internacional por Técnica e Preço&quot;;&quot;44&quot;;&quot;&quot;)))))))))))&amp;&quot;&amp;bidbird=n&quot;;&quot;edital&quot;))" office:value-type="string" office:string-value="edital" calcext:value-type="string">
            <text:p>edital</text:p>
          </table:table-cell>
          <table:table-cell table:style-name="ce12" table:formula="of:=HYPERLINK(IF([.B8]=&quot;SISPP&quot;;&quot;http://comprasnet.gov.br/acesso.asp?url=/livre/Resultado/conrelit00.asp&quot;;&quot;https://www2.comprasnet.gov.br/siasgnet-atasrp/public/visualizarItemSRP.do?method=iniciar&amp;identificacaoCompra.numeroUasg=&quot;&amp;[.D8]&amp;&quot;&amp;identificacaoCompra.modalidadeCompra=5&amp;identificacaoCompra.numeroCompra=&quot;&amp;[.F8]&amp;&quot;&amp;identificacaoCompra.anoCompra=&quot;&amp;[.G8]&amp;&quot;&amp;numeroItem=&quot;&amp;RIGHT([.H8];3));[.H8])" office:value-type="string" office:string-value="00005" calcext:value-type="string">
            <text:p>00005</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MT</text:p>
          </table:table-cell>
          <table:table-cell table:style-name="ce4" office:value-type="string" calcext:value-type="string">
            <text:p>154045</text:p>
          </table:table-cell>
          <table:table-cell table:style-name="ce5" office:value-type="string" calcext:value-type="string">
            <text:p>FUNDACAO UNIVERSIDADE FEDERAL DE MATO GROSSO</text:p>
          </table:table-cell>
          <table:table-cell table:style-name="ce4" office:value-type="string" calcext:value-type="string">
            <text:p>00035</text:p>
          </table:table-cell>
          <table:table-cell table:style-name="ce4" office:value-type="string" calcext:value-type="string">
            <text:p>2018</text:p>
          </table:table-cell>
          <table:table-cell table:style-name="ce4" office:value-type="string" calcext:value-type="string">
            <text:p>00004</text:p>
          </table:table-cell>
          <table:table-cell table:style-name="ce5" office:value-type="string" calcext:value-type="string">
            <text:p>Objeto: Pregão Eletrônico - <text:s/>Futura e eventual contratação de solução para impressão com fornecimento de equipamentos, sistema de gerenciamento de impressões, suprimentos para impressão (exceto papel) e manutenção preventiva e corretiva dos equipamentos (com substituição de peças, componentes e materiais), para atender as necessidades das Unidades Acadêmicas e Administrativas da Fundação Universidade Federal de Mato Grosso - FUFMT.</text:p>
          </table:table-cell>
          <table:table-cell table:style-name="ce5" office:value-type="string" calcext:value-type="string">
            <text:p>OUTSOURCING DE IMPRESSAO <text:s/>- LOCACAO DE EQUIPAMENTO - POLICROMATICO A3</text:p>
          </table:table-cell>
          <table:table-cell table:style-name="ce5" office:value-type="string" calcext:value-type="string">
            <text:p>TIPO 05 - MULTIFUNCIONAL COLORIDA, A3 <text:s text:c="2"/>40 PPM - SERVIÇO DE REPROGRAFIA INCLUI NDO: FORNECIMENTO, INSTALAÇÃO E CONFIGURAÇÃO DE EQUIPAMENTO DO TIPO 05, FORNEC IMENTO DE INSUMOS E SUPRIMENTOS, E MANUTENÇÃO PREVENTIVA E CORRETIVA DO EQUIPA MENTO, NO CAMPUS CUIABÁ.</text:p>
          </table:table-cell>
          <table:table-cell table:number-columns-repeated="2" table:style-name="ce4" office:value-type="string" calcext:value-type="string">
            <text:p>19/07/2018</text:p>
          </table:table-cell>
          <table:table-cell table:style-name="ce4" office:value-type="string" calcext:value-type="string">
            <text:p>23/07/2019</text:p>
          </table:table-cell>
          <table:table-cell table:style-name="ce4" office:value-type="string" calcext:value-type="string">
            <text:p>UNIDADE</text:p>
          </table:table-cell>
          <table:table-cell table:style-name="ce8" office:value-type="float" office:value="19750" calcext:value-type="float">
            <text:p>19.750,00</text:p>
          </table:table-cell>
          <table:table-cell table:style-name="ce8" office:value-type="float" office:value="39500" calcext:value-type="float">
            <text:p>39.500,00</text:p>
          </table:table-cell>
          <table:table-cell table:style-name="ce12" table:formula="of:=HYPERLINK(IF([.B9]=&quot;SISPP&quot;;&quot;http://comprasnet.gov.br/acesso.asp?url=/livre/Resultado/conrelit00.asp&quot;;&quot;https://www2.comprasnet.gov.br/siasgnet-atasrp/public/pesquisarItemSRP.do?method=iniciar&amp;parametro.identificacaoCompra.numeroUasg=&quot;&amp;[.D9]&amp;&quot;&amp;parametro.identificacaoCompra.modalidadeCompra=&quot;&amp;IF([.A9]=&quot;Convite&quot;;&quot;01&quot;;IF([.A9]=&quot;Tomada de Preços&quot;;&quot;2&quot;;IF([.A9]=&quot;Concorrência&quot;;&quot;3&quot;;IF([.A9]=&quot;Concorrência Internacional&quot;;&quot;4&quot;;IF([.A9]=&quot;Pregão&quot;;&quot;5&quot;;IF([.A9]=&quot;Dispensa de Licitação&quot;;&quot;6&quot;;IF([.A9]=&quot;Inexigibilidade de Licitação&quot;;&quot;7&quot;;IF([.A9]=&quot;Concurso&quot;;&quot;20&quot;;IF([.A9]=&quot;Tomada de Preços por Técnica e Preço&quot;;&quot;22&quot;;IF([.A9]=&quot;Concorrência por Técnica e Preço&quot;;&quot;33&quot;;IF([.A9]=&quot;Concorrência Internacional por Técnica e Preço&quot;;&quot;44&quot;;&quot;&quot;)))))))))))&amp;&quot;&amp;parametro.identificacaoCompra.numeroCompra=&quot;&amp;[.F9]&amp;&quot;&amp;parametro.identificacaoCompra.anoCompra=&quot;&amp;[.G9]); [.F9]&amp;&quot;/&quot;&amp;[.G9])" office:value-type="string" office:string-value="00035/2018" calcext:value-type="string">
            <text:p>00035/2018</text:p>
          </table:table-cell>
          <table:table-cell table:style-name="ce12" table:formula="of:=IF(OR([.A9]=&quot;DISPENSA DE LICITAÇÃO&quot;;[.A9]=&quot;INEXIGIBILIDADE DE LICITAÇÃO&quot;);&quot;Sem edital devido a modalidade de licitação&quot;;HYPERLINK(&quot;http://comprasnet.gov.br/ConsultaLicitacoes/Download/Download.asp?coduasg=&quot;&amp;[.D9]&amp;&quot;&amp;numprp=&quot;&amp;[.F9]&amp;[.G9]&amp;&quot;&amp;modprp=&quot;&amp;IF([.A9]=&quot;Convite&quot;;&quot;01&quot;;IF([.A9]=&quot;Tomada de Preços&quot;;&quot;2&quot;;IF([.A9]=&quot;Concorrência&quot;;&quot;3&quot;;IF([.A9]=&quot;Concorrência Internacional&quot;;&quot;4&quot;;IF([.A9]=&quot;Pregão&quot;;&quot;5&quot;;IF([.A9]=&quot;Dispensa de Licitação&quot;;&quot;6&quot;;IF([.A9]=&quot;Inexigibilidade de Licitação&quot;;&quot;7&quot;;IF([.A9]=&quot;Concurso&quot;;&quot;20&quot;;IF([.A9]=&quot;Tomada de Preços por Técnica e Preço&quot;;&quot;22&quot;;IF([.A9]=&quot;Concorrência por Técnica e Preço&quot;;&quot;33&quot;;IF([.A9]=&quot;Concorrência Internacional por Técnica e Preço&quot;;&quot;44&quot;;&quot;&quot;)))))))))))&amp;&quot;&amp;bidbird=n&quot;;&quot;edital&quot;))" office:value-type="string" office:string-value="edital" calcext:value-type="string">
            <text:p>edital</text:p>
          </table:table-cell>
          <table:table-cell table:style-name="ce12" table:formula="of:=HYPERLINK(IF([.B9]=&quot;SISPP&quot;;&quot;http://comprasnet.gov.br/acesso.asp?url=/livre/Resultado/conrelit00.asp&quot;;&quot;https://www2.comprasnet.gov.br/siasgnet-atasrp/public/visualizarItemSRP.do?method=iniciar&amp;identificacaoCompra.numeroUasg=&quot;&amp;[.D9]&amp;&quot;&amp;identificacaoCompra.modalidadeCompra=5&amp;identificacaoCompra.numeroCompra=&quot;&amp;[.F9]&amp;&quot;&amp;identificacaoCompra.anoCompra=&quot;&amp;[.G9]&amp;&quot;&amp;numeroItem=&quot;&amp;RIGHT([.H9];3));[.H9])" office:value-type="string" office:string-value="00004" calcext:value-type="string">
            <text:p>00004</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MT</text:p>
          </table:table-cell>
          <table:table-cell table:style-name="ce4" office:value-type="string" calcext:value-type="string">
            <text:p>154045</text:p>
          </table:table-cell>
          <table:table-cell table:style-name="ce5" office:value-type="string" calcext:value-type="string">
            <text:p>FUNDACAO UNIVERSIDADE FEDERAL DE MATO GROSSO</text:p>
          </table:table-cell>
          <table:table-cell table:style-name="ce4" office:value-type="string" calcext:value-type="string">
            <text:p>00035</text:p>
          </table:table-cell>
          <table:table-cell table:style-name="ce4" office:value-type="string" calcext:value-type="string">
            <text:p>2018</text:p>
          </table:table-cell>
          <table:table-cell table:style-name="ce4" office:value-type="string" calcext:value-type="string">
            <text:p>00015</text:p>
          </table:table-cell>
          <table:table-cell table:style-name="ce5" office:value-type="string" calcext:value-type="string">
            <text:p>Objeto: Pregão Eletrônico - <text:s/>Futura e eventual contratação de solução para impressão com fornecimento de equipamentos, sistema de gerenciamento de impressões, suprimentos para impressão (exceto papel) e manutenção preventiva e corretiva dos equipamentos (com substituição de peças, componentes e materiais), para atender as necessidades das Unidades Acadêmicas e Administrativas da Fundação Universidade Federal de Mato Grosso - FUFMT.</text:p>
          </table:table-cell>
          <table:table-cell table:style-name="ce5" office:value-type="string" calcext:value-type="string">
            <text:p>OUTSOURCING DE IMPRESSAO <text:s/>- LOCACAO DE EQUIPAMENTO - POLICROMATICO A3</text:p>
          </table:table-cell>
          <table:table-cell table:style-name="ce5" office:value-type="string" calcext:value-type="string">
            <text:p>TIPO 05 - MULTIFUNCIONAL COLORIDA, A3 <text:s text:c="2"/>40 PPM - SERVIÇO DE REPROGRAFIA INCLUI NDO: FORNECIMENTO, INSTALAÇÃO E CONFIGURAÇÃO DE EQUIPAMENTO DO TIPO 05, FORNEC IMENTO DE INSUMOS E SUPRIMENTOS, E MANUTENÇÃO PREVENTIVA E CORRETIVA DO EQUIPA MENTO, NO CAMPUS SINOP.</text:p>
          </table:table-cell>
          <table:table-cell table:number-columns-repeated="2" table:style-name="ce4" office:value-type="string" calcext:value-type="string">
            <text:p>19/07/2018</text:p>
          </table:table-cell>
          <table:table-cell table:style-name="ce4" office:value-type="string" calcext:value-type="string">
            <text:p>23/07/2019</text:p>
          </table:table-cell>
          <table:table-cell table:style-name="ce4" office:value-type="string" calcext:value-type="string">
            <text:p>UNIDADE</text:p>
          </table:table-cell>
          <table:table-cell table:number-columns-repeated="2" table:style-name="ce8" office:value-type="float" office:value="21610" calcext:value-type="float">
            <text:p>21.610,00</text:p>
          </table:table-cell>
          <table:table-cell table:style-name="ce12" table:formula="of:=HYPERLINK(IF([.B10]=&quot;SISPP&quot;;&quot;http://comprasnet.gov.br/acesso.asp?url=/livre/Resultado/conrelit00.asp&quot;;&quot;https://www2.comprasnet.gov.br/siasgnet-atasrp/public/pesquisarItemSRP.do?method=iniciar&amp;parametro.identificacaoCompra.numeroUasg=&quot;&amp;[.D10]&amp;&quot;&amp;parametro.identificacaoCompra.modalidadeCompra=&quot;&amp;IF([.A10]=&quot;Convite&quot;;&quot;01&quot;;IF([.A10]=&quot;Tomada de Preços&quot;;&quot;2&quot;;IF([.A10]=&quot;Concorrência&quot;;&quot;3&quot;;IF([.A10]=&quot;Concorrência Internacional&quot;;&quot;4&quot;;IF([.A10]=&quot;Pregão&quot;;&quot;5&quot;;IF([.A10]=&quot;Dispensa de Licitação&quot;;&quot;6&quot;;IF([.A10]=&quot;Inexigibilidade de Licitação&quot;;&quot;7&quot;;IF([.A10]=&quot;Concurso&quot;;&quot;20&quot;;IF([.A10]=&quot;Tomada de Preços por Técnica e Preço&quot;;&quot;22&quot;;IF([.A10]=&quot;Concorrência por Técnica e Preço&quot;;&quot;33&quot;;IF([.A10]=&quot;Concorrência Internacional por Técnica e Preço&quot;;&quot;44&quot;;&quot;&quot;)))))))))))&amp;&quot;&amp;parametro.identificacaoCompra.numeroCompra=&quot;&amp;[.F10]&amp;&quot;&amp;parametro.identificacaoCompra.anoCompra=&quot;&amp;[.G10]); [.F10]&amp;&quot;/&quot;&amp;[.G10])" office:value-type="string" office:string-value="00035/2018" calcext:value-type="string">
            <text:p>00035/2018</text:p>
          </table:table-cell>
          <table:table-cell table:style-name="ce12" table:formula="of:=IF(OR([.A10]=&quot;DISPENSA DE LICITAÇÃO&quot;;[.A10]=&quot;INEXIGIBILIDADE DE LICITAÇÃO&quot;);&quot;Sem edital devido a modalidade de licitação&quot;;HYPERLINK(&quot;http://comprasnet.gov.br/ConsultaLicitacoes/Download/Download.asp?coduasg=&quot;&amp;[.D10]&amp;&quot;&amp;numprp=&quot;&amp;[.F10]&amp;[.G10]&amp;&quot;&amp;modprp=&quot;&amp;IF([.A10]=&quot;Convite&quot;;&quot;01&quot;;IF([.A10]=&quot;Tomada de Preços&quot;;&quot;2&quot;;IF([.A10]=&quot;Concorrência&quot;;&quot;3&quot;;IF([.A10]=&quot;Concorrência Internacional&quot;;&quot;4&quot;;IF([.A10]=&quot;Pregão&quot;;&quot;5&quot;;IF([.A10]=&quot;Dispensa de Licitação&quot;;&quot;6&quot;;IF([.A10]=&quot;Inexigibilidade de Licitação&quot;;&quot;7&quot;;IF([.A10]=&quot;Concurso&quot;;&quot;20&quot;;IF([.A10]=&quot;Tomada de Preços por Técnica e Preço&quot;;&quot;22&quot;;IF([.A10]=&quot;Concorrência por Técnica e Preço&quot;;&quot;33&quot;;IF([.A10]=&quot;Concorrência Internacional por Técnica e Preço&quot;;&quot;44&quot;;&quot;&quot;)))))))))))&amp;&quot;&amp;bidbird=n&quot;;&quot;edital&quot;))" office:value-type="string" office:string-value="edital" calcext:value-type="string">
            <text:p>edital</text:p>
          </table:table-cell>
          <table:table-cell table:style-name="ce12" table:formula="of:=HYPERLINK(IF([.B10]=&quot;SISPP&quot;;&quot;http://comprasnet.gov.br/acesso.asp?url=/livre/Resultado/conrelit00.asp&quot;;&quot;https://www2.comprasnet.gov.br/siasgnet-atasrp/public/visualizarItemSRP.do?method=iniciar&amp;identificacaoCompra.numeroUasg=&quot;&amp;[.D10]&amp;&quot;&amp;identificacaoCompra.modalidadeCompra=5&amp;identificacaoCompra.numeroCompra=&quot;&amp;[.F10]&amp;&quot;&amp;identificacaoCompra.anoCompra=&quot;&amp;[.G10]&amp;&quot;&amp;numeroItem=&quot;&amp;RIGHT([.H10];3));[.H10])" office:value-type="string" office:string-value="00015" calcext:value-type="string">
            <text:p>00015</text:p>
          </table:table-cell>
          <table:table-cell table:number-columns-repeated="1004"/>
        </table:table-row>
        <table:table-row table:style-name="ro4">
          <table:table-cell table:style-name="ce4" office:value-type="string" calcext:value-type="string">
            <text:p>Dispensa de Licitação</text:p>
          </table:table-cell>
          <table:table-cell table:style-name="ce4" office:value-type="string" calcext:value-type="string">
            <text:p>SISPP</text:p>
          </table:table-cell>
          <table:table-cell table:style-name="ce4" office:value-type="string" calcext:value-type="string">
            <text:p>PE</text:p>
          </table:table-cell>
          <table:table-cell table:style-name="ce4" office:value-type="string" calcext:value-type="string">
            <text:p>113801</text:p>
          </table:table-cell>
          <table:table-cell table:style-name="ce5" office:value-type="string" calcext:value-type="string">
            <text:p>DNOCS - 3A.DIRETORIA REGIONAL - PE</text:p>
          </table:table-cell>
          <table:table-cell table:style-name="ce4" office:value-type="string" calcext:value-type="string">
            <text:p>00016</text:p>
          </table:table-cell>
          <table:table-cell table:style-name="ce4" office:value-type="string" calcext:value-type="string">
            <text:p>2018</text:p>
          </table:table-cell>
          <table:table-cell table:style-name="ce4" office:value-type="string" calcext:value-type="string">
            <text:p>00003</text:p>
          </table:table-cell>
          <table:table-cell table:style-name="ce5" office:value-type="string" calcext:value-type="string">
            <text:p>Objeto: Serviços de impressão, scaneamento,cópia de plantas coloridas, desta Coordenadoria Estadual em Pernambuco.</text:p>
          </table:table-cell>
          <table:table-cell table:style-name="ce5" office:value-type="string" calcext:value-type="string">
            <text:p>OUTSOURCING DE IMPRESSAO <text:s/>- PAGINAS A3 - MONOCROMATICO - DENTRO DA FRANQUIA COM PAPEL</text:p>
          </table:table-cell>
          <table:table-cell table:style-name="ce5" office:value-type="string" calcext:value-type="string">
            <text:p>IMPRESSÃO COLORIDA A3</text:p>
          </table:table-cell>
          <table:table-cell table:style-name="ce4" office:value-type="string" calcext:value-type="string">
            <text:p>--</text:p>
          </table:table-cell>
          <table:table-cell table:style-name="ce4" office:value-type="string" calcext:value-type="string">
            <text:p>21/12/2018</text:p>
          </table:table-cell>
          <table:table-cell table:style-name="ce4" office:value-type="string" calcext:value-type="string">
            <text:p>--</text:p>
          </table:table-cell>
          <table:table-cell table:style-name="ce4" office:value-type="string" calcext:value-type="string">
            <text:p>UMA</text:p>
          </table:table-cell>
          <table:table-cell table:style-name="ce8" office:value-type="float" office:value="3" calcext:value-type="float">
            <text:p>3,00</text:p>
          </table:table-cell>
          <table:table-cell table:style-name="ce8" office:value-type="float" office:value="960" calcext:value-type="float">
            <text:p>960,00</text:p>
          </table:table-cell>
          <table:table-cell table:style-name="ce12" table:formula="of:=HYPERLINK(IF([.B11]=&quot;SISPP&quot;;&quot;http://comprasnet.gov.br/acesso.asp?url=/livre/Resultado/conrelit00.asp&quot;;&quot;https://www2.comprasnet.gov.br/siasgnet-atasrp/public/pesquisarItemSRP.do?method=iniciar&amp;parametro.identificacaoCompra.numeroUasg=&quot;&amp;[.D11]&amp;&quot;&amp;parametro.identificacaoCompra.modalidadeCompra=&quot;&amp;IF([.A11]=&quot;Convite&quot;;&quot;01&quot;;IF([.A11]=&quot;Tomada de Preços&quot;;&quot;2&quot;;IF([.A11]=&quot;Concorrência&quot;;&quot;3&quot;;IF([.A11]=&quot;Concorrência Internacional&quot;;&quot;4&quot;;IF([.A11]=&quot;Pregão&quot;;&quot;5&quot;;IF([.A11]=&quot;Dispensa de Licitação&quot;;&quot;6&quot;;IF([.A11]=&quot;Inexigibilidade de Licitação&quot;;&quot;7&quot;;IF([.A11]=&quot;Concurso&quot;;&quot;20&quot;;IF([.A11]=&quot;Tomada de Preços por Técnica e Preço&quot;;&quot;22&quot;;IF([.A11]=&quot;Concorrência por Técnica e Preço&quot;;&quot;33&quot;;IF([.A11]=&quot;Concorrência Internacional por Técnica e Preço&quot;;&quot;44&quot;;&quot;&quot;)))))))))))&amp;&quot;&amp;parametro.identificacaoCompra.numeroCompra=&quot;&amp;[.F11]&amp;&quot;&amp;parametro.identificacaoCompra.anoCompra=&quot;&amp;[.G11]); [.F11]&amp;&quot;/&quot;&amp;[.G11])" office:value-type="string" office:string-value="00016/2018" calcext:value-type="string">
            <text:p>00016/2018</text:p>
          </table:table-cell>
          <table:table-cell table:style-name="ce12" table:formula="of:=IF(OR([.A11]=&quot;DISPENSA DE LICITAÇÃO&quot;;[.A11]=&quot;INEXIGIBILIDADE DE LICITAÇÃO&quot;);&quot;Sem edital devido a modalidade de licitação&quot;;HYPERLINK(&quot;http://comprasnet.gov.br/ConsultaLicitacoes/Download/Download.asp?coduasg=&quot;&amp;[.D11]&amp;&quot;&amp;numprp=&quot;&amp;[.F11]&amp;[.G11]&amp;&quot;&amp;modprp=&quot;&amp;IF([.A11]=&quot;Convite&quot;;&quot;01&quot;;IF([.A11]=&quot;Tomada de Preços&quot;;&quot;2&quot;;IF([.A11]=&quot;Concorrência&quot;;&quot;3&quot;;IF([.A11]=&quot;Concorrência Internacional&quot;;&quot;4&quot;;IF([.A11]=&quot;Pregão&quot;;&quot;5&quot;;IF([.A11]=&quot;Dispensa de Licitação&quot;;&quot;6&quot;;IF([.A11]=&quot;Inexigibilidade de Licitação&quot;;&quot;7&quot;;IF([.A11]=&quot;Concurso&quot;;&quot;20&quot;;IF([.A11]=&quot;Tomada de Preços por Técnica e Preço&quot;;&quot;22&quot;;IF([.A11]=&quot;Concorrência por Técnica e Preço&quot;;&quot;33&quot;;IF([.A11]=&quot;Concorrência Internacional por Técnica e Preço&quot;;&quot;44&quot;;&quot;&quot;)))))))))))&amp;&quot;&amp;bidbird=n&quot;;&quot;edital&quot;))" office:value-type="string" office:string-value="Sem edital devido a modalidade de licitação" calcext:value-type="string">
            <text:p>Sem edital devido a modalidade de licitação</text:p>
          </table:table-cell>
          <table:table-cell table:style-name="ce12" table:formula="of:=HYPERLINK(IF([.B11]=&quot;SISPP&quot;;&quot;http://comprasnet.gov.br/acesso.asp?url=/livre/Resultado/conrelit00.asp&quot;;&quot;https://www2.comprasnet.gov.br/siasgnet-atasrp/public/visualizarItemSRP.do?method=iniciar&amp;identificacaoCompra.numeroUasg=&quot;&amp;[.D11]&amp;&quot;&amp;identificacaoCompra.modalidadeCompra=5&amp;identificacaoCompra.numeroCompra=&quot;&amp;[.F11]&amp;&quot;&amp;identificacaoCompra.anoCompra=&quot;&amp;[.G11]&amp;&quot;&amp;numeroItem=&quot;&amp;RIGHT([.H11];3));[.H11])" office:value-type="string" office:string-value="00003" calcext:value-type="string">
            <text:p>00003</text:p>
          </table:table-cell>
          <table:table-cell table:number-columns-repeated="1004"/>
        </table:table-row>
        <table:table-row table:style-name="ro4">
          <table:table-cell table:style-name="ce4" office:value-type="string" calcext:value-type="string">
            <text:p>Dispensa de Licitação</text:p>
          </table:table-cell>
          <table:table-cell table:style-name="ce4" office:value-type="string" calcext:value-type="string">
            <text:p>SISPP</text:p>
          </table:table-cell>
          <table:table-cell table:style-name="ce4" office:value-type="string" calcext:value-type="string">
            <text:p>DF</text:p>
          </table:table-cell>
          <table:table-cell table:style-name="ce4" office:value-type="string" calcext:value-type="string">
            <text:p>711100</text:p>
          </table:table-cell>
          <table:table-cell table:style-name="ce5" office:value-type="string" calcext:value-type="string">
            <text:p>CENTRO DE COMUNICAçãO SOCIAL DA MARINHA</text:p>
          </table:table-cell>
          <table:table-cell table:style-name="ce4" office:value-type="string" calcext:value-type="string">
            <text:p>01001</text:p>
          </table:table-cell>
          <table:table-cell table:style-name="ce4" office:value-type="string" calcext:value-type="string">
            <text:p>2019</text:p>
          </table:table-cell>
          <table:table-cell table:style-name="ce4" office:value-type="string" calcext:value-type="string">
            <text:p>00003</text:p>
          </table:table-cell>
          <table:table-cell table:style-name="ce5" office:value-type="string" calcext:value-type="string">
            <text:p>Objeto: Pagamento de cópias das impressoras da OM.</text:p>
          </table:table-cell>
          <table:table-cell table:style-name="ce5" office:value-type="string" calcext:value-type="string">
            <text:p>OUTSOURCING DE IMPRESSAO - LOCACAO PAGINAS IMPRESSAS A3 MONOCROMATICA SEM PAPEL</text:p>
          </table:table-cell>
          <table:table-cell table:style-name="ce5" office:value-type="string" calcext:value-type="string">
            <text:p>1 IMPRESSORA POLICROMÁTICA DO TIPO IV - PRETO E BRANCO</text:p>
          </table:table-cell>
          <table:table-cell table:style-name="ce4" office:value-type="string" calcext:value-type="string">
            <text:p>--</text:p>
          </table:table-cell>
          <table:table-cell table:style-name="ce4" office:value-type="string" calcext:value-type="string">
            <text:p>22/02/2019</text:p>
          </table:table-cell>
          <table:table-cell table:style-name="ce4" office:value-type="string" calcext:value-type="string">
            <text:p>--</text:p>
          </table:table-cell>
          <table:table-cell table:style-name="ce4" office:value-type="string" calcext:value-type="string">
            <text:p>UNIDADE</text:p>
          </table:table-cell>
          <table:table-cell table:style-name="ce8" office:value-type="float" office:value="0.08" calcext:value-type="float">
            <text:p>0,08</text:p>
          </table:table-cell>
          <table:table-cell table:style-name="ce8" office:value-type="float" office:value="360" calcext:value-type="float">
            <text:p>360,00</text:p>
          </table:table-cell>
          <table:table-cell table:style-name="ce12" table:formula="of:=HYPERLINK(IF([.B12]=&quot;SISPP&quot;;&quot;http://comprasnet.gov.br/acesso.asp?url=/livre/Resultado/conrelit00.asp&quot;;&quot;https://www2.comprasnet.gov.br/siasgnet-atasrp/public/pesquisarItemSRP.do?method=iniciar&amp;parametro.identificacaoCompra.numeroUasg=&quot;&amp;[.D12]&amp;&quot;&amp;parametro.identificacaoCompra.modalidadeCompra=&quot;&amp;IF([.A12]=&quot;Convite&quot;;&quot;01&quot;;IF([.A12]=&quot;Tomada de Preços&quot;;&quot;2&quot;;IF([.A12]=&quot;Concorrência&quot;;&quot;3&quot;;IF([.A12]=&quot;Concorrência Internacional&quot;;&quot;4&quot;;IF([.A12]=&quot;Pregão&quot;;&quot;5&quot;;IF([.A12]=&quot;Dispensa de Licitação&quot;;&quot;6&quot;;IF([.A12]=&quot;Inexigibilidade de Licitação&quot;;&quot;7&quot;;IF([.A12]=&quot;Concurso&quot;;&quot;20&quot;;IF([.A12]=&quot;Tomada de Preços por Técnica e Preço&quot;;&quot;22&quot;;IF([.A12]=&quot;Concorrência por Técnica e Preço&quot;;&quot;33&quot;;IF([.A12]=&quot;Concorrência Internacional por Técnica e Preço&quot;;&quot;44&quot;;&quot;&quot;)))))))))))&amp;&quot;&amp;parametro.identificacaoCompra.numeroCompra=&quot;&amp;[.F12]&amp;&quot;&amp;parametro.identificacaoCompra.anoCompra=&quot;&amp;[.G12]); [.F12]&amp;&quot;/&quot;&amp;[.G12])" office:value-type="string" office:string-value="01001/2019" calcext:value-type="string">
            <text:p>01001/2019</text:p>
          </table:table-cell>
          <table:table-cell table:style-name="ce12" table:formula="of:=IF(OR([.A12]=&quot;DISPENSA DE LICITAÇÃO&quot;;[.A12]=&quot;INEXIGIBILIDADE DE LICITAÇÃO&quot;);&quot;Sem edital devido a modalidade de licitação&quot;;HYPERLINK(&quot;http://comprasnet.gov.br/ConsultaLicitacoes/Download/Download.asp?coduasg=&quot;&amp;[.D12]&amp;&quot;&amp;numprp=&quot;&amp;[.F12]&amp;[.G12]&amp;&quot;&amp;modprp=&quot;&amp;IF([.A12]=&quot;Convite&quot;;&quot;01&quot;;IF([.A12]=&quot;Tomada de Preços&quot;;&quot;2&quot;;IF([.A12]=&quot;Concorrência&quot;;&quot;3&quot;;IF([.A12]=&quot;Concorrência Internacional&quot;;&quot;4&quot;;IF([.A12]=&quot;Pregão&quot;;&quot;5&quot;;IF([.A12]=&quot;Dispensa de Licitação&quot;;&quot;6&quot;;IF([.A12]=&quot;Inexigibilidade de Licitação&quot;;&quot;7&quot;;IF([.A12]=&quot;Concurso&quot;;&quot;20&quot;;IF([.A12]=&quot;Tomada de Preços por Técnica e Preço&quot;;&quot;22&quot;;IF([.A12]=&quot;Concorrência por Técnica e Preço&quot;;&quot;33&quot;;IF([.A12]=&quot;Concorrência Internacional por Técnica e Preço&quot;;&quot;44&quot;;&quot;&quot;)))))))))))&amp;&quot;&amp;bidbird=n&quot;;&quot;edital&quot;))" office:value-type="string" office:string-value="Sem edital devido a modalidade de licitação" calcext:value-type="string">
            <text:p>Sem edital devido a modalidade de licitação</text:p>
          </table:table-cell>
          <table:table-cell table:style-name="ce12" table:formula="of:=HYPERLINK(IF([.B12]=&quot;SISPP&quot;;&quot;http://comprasnet.gov.br/acesso.asp?url=/livre/Resultado/conrelit00.asp&quot;;&quot;https://www2.comprasnet.gov.br/siasgnet-atasrp/public/visualizarItemSRP.do?method=iniciar&amp;identificacaoCompra.numeroUasg=&quot;&amp;[.D12]&amp;&quot;&amp;identificacaoCompra.modalidadeCompra=5&amp;identificacaoCompra.numeroCompra=&quot;&amp;[.F12]&amp;&quot;&amp;identificacaoCompra.anoCompra=&quot;&amp;[.G12]&amp;&quot;&amp;numeroItem=&quot;&amp;RIGHT([.H12];3));[.H12])" office:value-type="string" office:string-value="00003" calcext:value-type="string">
            <text:p>00003</text:p>
          </table:table-cell>
          <table:table-cell table:number-columns-repeated="1004"/>
        </table:table-row>
        <table:table-row table:style-name="ro4">
          <table:table-cell table:style-name="ce4" office:value-type="string" calcext:value-type="string">
            <text:p>Dispensa de Licitação</text:p>
          </table:table-cell>
          <table:table-cell table:style-name="ce4" office:value-type="string" calcext:value-type="string">
            <text:p>SISPP</text:p>
          </table:table-cell>
          <table:table-cell table:style-name="ce4" office:value-type="string" calcext:value-type="string">
            <text:p>DF</text:p>
          </table:table-cell>
          <table:table-cell table:style-name="ce4" office:value-type="string" calcext:value-type="string">
            <text:p>711100</text:p>
          </table:table-cell>
          <table:table-cell table:style-name="ce5" office:value-type="string" calcext:value-type="string">
            <text:p>CENTRO DE COMUNICAçãO SOCIAL DA MARINHA</text:p>
          </table:table-cell>
          <table:table-cell table:style-name="ce4" office:value-type="string" calcext:value-type="string">
            <text:p>01001</text:p>
          </table:table-cell>
          <table:table-cell table:style-name="ce4" office:value-type="string" calcext:value-type="string">
            <text:p>2019</text:p>
          </table:table-cell>
          <table:table-cell table:style-name="ce4" office:value-type="string" calcext:value-type="string">
            <text:p>00002</text:p>
          </table:table-cell>
          <table:table-cell table:style-name="ce5" office:value-type="string" calcext:value-type="string">
            <text:p>Objeto: Pagamento de cópias das impressoras da OM.</text:p>
          </table:table-cell>
          <table:table-cell table:style-name="ce5" office:value-type="string" calcext:value-type="string">
            <text:p>OUTSOURCING DE IMPRESSAO - LOCACAO PAGINAS IMPRESSAS A3 MONOCROMATICA SEM PAPEL</text:p>
          </table:table-cell>
          <table:table-cell table:style-name="ce5" office:value-type="string" calcext:value-type="string">
            <text:p>1 IMPRESSORA POLICROMÁTICA TIPO IV</text:p>
          </table:table-cell>
          <table:table-cell table:style-name="ce4" office:value-type="string" calcext:value-type="string">
            <text:p>--</text:p>
          </table:table-cell>
          <table:table-cell table:style-name="ce4" office:value-type="string" calcext:value-type="string">
            <text:p>22/02/2019</text:p>
          </table:table-cell>
          <table:table-cell table:style-name="ce4" office:value-type="string" calcext:value-type="string">
            <text:p>--</text:p>
          </table:table-cell>
          <table:table-cell table:style-name="ce4" office:value-type="string" calcext:value-type="string">
            <text:p>UNIDADE</text:p>
          </table:table-cell>
          <table:table-cell table:style-name="ce8" office:value-type="float" office:value="0.65" calcext:value-type="float">
            <text:p>0,65</text:p>
          </table:table-cell>
          <table:table-cell table:style-name="ce8" office:value-type="float" office:value="3575" calcext:value-type="float">
            <text:p>3.575,00</text:p>
          </table:table-cell>
          <table:table-cell table:style-name="ce12" table:formula="of:=HYPERLINK(IF([.B13]=&quot;SISPP&quot;;&quot;http://comprasnet.gov.br/acesso.asp?url=/livre/Resultado/conrelit00.asp&quot;;&quot;https://www2.comprasnet.gov.br/siasgnet-atasrp/public/pesquisarItemSRP.do?method=iniciar&amp;parametro.identificacaoCompra.numeroUasg=&quot;&amp;[.D13]&amp;&quot;&amp;parametro.identificacaoCompra.modalidadeCompra=&quot;&amp;IF([.A13]=&quot;Convite&quot;;&quot;01&quot;;IF([.A13]=&quot;Tomada de Preços&quot;;&quot;2&quot;;IF([.A13]=&quot;Concorrência&quot;;&quot;3&quot;;IF([.A13]=&quot;Concorrência Internacional&quot;;&quot;4&quot;;IF([.A13]=&quot;Pregão&quot;;&quot;5&quot;;IF([.A13]=&quot;Dispensa de Licitação&quot;;&quot;6&quot;;IF([.A13]=&quot;Inexigibilidade de Licitação&quot;;&quot;7&quot;;IF([.A13]=&quot;Concurso&quot;;&quot;20&quot;;IF([.A13]=&quot;Tomada de Preços por Técnica e Preço&quot;;&quot;22&quot;;IF([.A13]=&quot;Concorrência por Técnica e Preço&quot;;&quot;33&quot;;IF([.A13]=&quot;Concorrência Internacional por Técnica e Preço&quot;;&quot;44&quot;;&quot;&quot;)))))))))))&amp;&quot;&amp;parametro.identificacaoCompra.numeroCompra=&quot;&amp;[.F13]&amp;&quot;&amp;parametro.identificacaoCompra.anoCompra=&quot;&amp;[.G13]); [.F13]&amp;&quot;/&quot;&amp;[.G13])" office:value-type="string" office:string-value="01001/2019" calcext:value-type="string">
            <text:p>01001/2019</text:p>
          </table:table-cell>
          <table:table-cell table:style-name="ce12" table:formula="of:=IF(OR([.A13]=&quot;DISPENSA DE LICITAÇÃO&quot;;[.A13]=&quot;INEXIGIBILIDADE DE LICITAÇÃO&quot;);&quot;Sem edital devido a modalidade de licitação&quot;;HYPERLINK(&quot;http://comprasnet.gov.br/ConsultaLicitacoes/Download/Download.asp?coduasg=&quot;&amp;[.D13]&amp;&quot;&amp;numprp=&quot;&amp;[.F13]&amp;[.G13]&amp;&quot;&amp;modprp=&quot;&amp;IF([.A13]=&quot;Convite&quot;;&quot;01&quot;;IF([.A13]=&quot;Tomada de Preços&quot;;&quot;2&quot;;IF([.A13]=&quot;Concorrência&quot;;&quot;3&quot;;IF([.A13]=&quot;Concorrência Internacional&quot;;&quot;4&quot;;IF([.A13]=&quot;Pregão&quot;;&quot;5&quot;;IF([.A13]=&quot;Dispensa de Licitação&quot;;&quot;6&quot;;IF([.A13]=&quot;Inexigibilidade de Licitação&quot;;&quot;7&quot;;IF([.A13]=&quot;Concurso&quot;;&quot;20&quot;;IF([.A13]=&quot;Tomada de Preços por Técnica e Preço&quot;;&quot;22&quot;;IF([.A13]=&quot;Concorrência por Técnica e Preço&quot;;&quot;33&quot;;IF([.A13]=&quot;Concorrência Internacional por Técnica e Preço&quot;;&quot;44&quot;;&quot;&quot;)))))))))))&amp;&quot;&amp;bidbird=n&quot;;&quot;edital&quot;))" office:value-type="string" office:string-value="Sem edital devido a modalidade de licitação" calcext:value-type="string">
            <text:p>Sem edital devido a modalidade de licitação</text:p>
          </table:table-cell>
          <table:table-cell table:style-name="ce12" table:formula="of:=HYPERLINK(IF([.B13]=&quot;SISPP&quot;;&quot;http://comprasnet.gov.br/acesso.asp?url=/livre/Resultado/conrelit00.asp&quot;;&quot;https://www2.comprasnet.gov.br/siasgnet-atasrp/public/visualizarItemSRP.do?method=iniciar&amp;identificacaoCompra.numeroUasg=&quot;&amp;[.D13]&amp;&quot;&amp;identificacaoCompra.modalidadeCompra=5&amp;identificacaoCompra.numeroCompra=&quot;&amp;[.F13]&amp;&quot;&amp;identificacaoCompra.anoCompra=&quot;&amp;[.G13]&amp;&quot;&amp;numeroItem=&quot;&amp;RIGHT([.H13];3));[.H13])" office:value-type="string" office:string-value="00002" calcext:value-type="string">
            <text:p>00002</text:p>
          </table:table-cell>
          <table:table-cell table:number-columns-repeated="1004"/>
        </table:table-row>
        <table:table-row table:style-name="ro4">
          <table:table-cell table:style-name="ce4" office:value-type="string" calcext:value-type="string">
            <text:p>Dispensa de Licitação</text:p>
          </table:table-cell>
          <table:table-cell table:style-name="ce4" office:value-type="string" calcext:value-type="string">
            <text:p>SISPP</text:p>
          </table:table-cell>
          <table:table-cell table:style-name="ce4" office:value-type="string" calcext:value-type="string">
            <text:p>DF</text:p>
          </table:table-cell>
          <table:table-cell table:style-name="ce4" office:value-type="string" calcext:value-type="string">
            <text:p>711100</text:p>
          </table:table-cell>
          <table:table-cell table:style-name="ce5" office:value-type="string" calcext:value-type="string">
            <text:p>CENTRO DE COMUNICAçãO SOCIAL DA MARINHA</text:p>
          </table:table-cell>
          <table:table-cell table:style-name="ce4" office:value-type="string" calcext:value-type="string">
            <text:p>01001</text:p>
          </table:table-cell>
          <table:table-cell table:style-name="ce4" office:value-type="string" calcext:value-type="string">
            <text:p>2019</text:p>
          </table:table-cell>
          <table:table-cell table:style-name="ce4" office:value-type="string" calcext:value-type="string">
            <text:p>00001</text:p>
          </table:table-cell>
          <table:table-cell table:style-name="ce5" office:value-type="string" calcext:value-type="string">
            <text:p>Objeto: Pagamento de cópias das impressoras da OM.</text:p>
          </table:table-cell>
          <table:table-cell table:style-name="ce5" office:value-type="string" calcext:value-type="string">
            <text:p>OUTSOURCING DE IMPRESSAO - LOCACAO PAGINAS IMPRESSAS A3 MONOCROMATICA SEM PAPEL</text:p>
          </table:table-cell>
          <table:table-cell table:style-name="ce5" office:value-type="string" calcext:value-type="string">
            <text:p>4 MULTIFUNCIONAIS MONOCROMÁTICAS DO TIPO 1</text:p>
          </table:table-cell>
          <table:table-cell table:style-name="ce4" office:value-type="string" calcext:value-type="string">
            <text:p>--</text:p>
          </table:table-cell>
          <table:table-cell table:style-name="ce4" office:value-type="string" calcext:value-type="string">
            <text:p>22/02/2019</text:p>
          </table:table-cell>
          <table:table-cell table:style-name="ce4" office:value-type="string" calcext:value-type="string">
            <text:p>--</text:p>
          </table:table-cell>
          <table:table-cell table:style-name="ce4" office:value-type="string" calcext:value-type="string">
            <text:p>UNIDADE</text:p>
          </table:table-cell>
          <table:table-cell table:style-name="ce8" office:value-type="float" office:value="0.07" calcext:value-type="float">
            <text:p>0,07</text:p>
          </table:table-cell>
          <table:table-cell table:style-name="ce8" office:value-type="float" office:value="1064" calcext:value-type="float">
            <text:p>1.064,00</text:p>
          </table:table-cell>
          <table:table-cell table:style-name="ce12" table:formula="of:=HYPERLINK(IF([.B14]=&quot;SISPP&quot;;&quot;http://comprasnet.gov.br/acesso.asp?url=/livre/Resultado/conrelit00.asp&quot;;&quot;https://www2.comprasnet.gov.br/siasgnet-atasrp/public/pesquisarItemSRP.do?method=iniciar&amp;parametro.identificacaoCompra.numeroUasg=&quot;&amp;[.D14]&amp;&quot;&amp;parametro.identificacaoCompra.modalidadeCompra=&quot;&amp;IF([.A14]=&quot;Convite&quot;;&quot;01&quot;;IF([.A14]=&quot;Tomada de Preços&quot;;&quot;2&quot;;IF([.A14]=&quot;Concorrência&quot;;&quot;3&quot;;IF([.A14]=&quot;Concorrência Internacional&quot;;&quot;4&quot;;IF([.A14]=&quot;Pregão&quot;;&quot;5&quot;;IF([.A14]=&quot;Dispensa de Licitação&quot;;&quot;6&quot;;IF([.A14]=&quot;Inexigibilidade de Licitação&quot;;&quot;7&quot;;IF([.A14]=&quot;Concurso&quot;;&quot;20&quot;;IF([.A14]=&quot;Tomada de Preços por Técnica e Preço&quot;;&quot;22&quot;;IF([.A14]=&quot;Concorrência por Técnica e Preço&quot;;&quot;33&quot;;IF([.A14]=&quot;Concorrência Internacional por Técnica e Preço&quot;;&quot;44&quot;;&quot;&quot;)))))))))))&amp;&quot;&amp;parametro.identificacaoCompra.numeroCompra=&quot;&amp;[.F14]&amp;&quot;&amp;parametro.identificacaoCompra.anoCompra=&quot;&amp;[.G14]); [.F14]&amp;&quot;/&quot;&amp;[.G14])" office:value-type="string" office:string-value="01001/2019" calcext:value-type="string">
            <text:p>01001/2019</text:p>
          </table:table-cell>
          <table:table-cell table:style-name="ce12" table:formula="of:=IF(OR([.A14]=&quot;DISPENSA DE LICITAÇÃO&quot;;[.A14]=&quot;INEXIGIBILIDADE DE LICITAÇÃO&quot;);&quot;Sem edital devido a modalidade de licitação&quot;;HYPERLINK(&quot;http://comprasnet.gov.br/ConsultaLicitacoes/Download/Download.asp?coduasg=&quot;&amp;[.D14]&amp;&quot;&amp;numprp=&quot;&amp;[.F14]&amp;[.G14]&amp;&quot;&amp;modprp=&quot;&amp;IF([.A14]=&quot;Convite&quot;;&quot;01&quot;;IF([.A14]=&quot;Tomada de Preços&quot;;&quot;2&quot;;IF([.A14]=&quot;Concorrência&quot;;&quot;3&quot;;IF([.A14]=&quot;Concorrência Internacional&quot;;&quot;4&quot;;IF([.A14]=&quot;Pregão&quot;;&quot;5&quot;;IF([.A14]=&quot;Dispensa de Licitação&quot;;&quot;6&quot;;IF([.A14]=&quot;Inexigibilidade de Licitação&quot;;&quot;7&quot;;IF([.A14]=&quot;Concurso&quot;;&quot;20&quot;;IF([.A14]=&quot;Tomada de Preços por Técnica e Preço&quot;;&quot;22&quot;;IF([.A14]=&quot;Concorrência por Técnica e Preço&quot;;&quot;33&quot;;IF([.A14]=&quot;Concorrência Internacional por Técnica e Preço&quot;;&quot;44&quot;;&quot;&quot;)))))))))))&amp;&quot;&amp;bidbird=n&quot;;&quot;edital&quot;))" office:value-type="string" office:string-value="Sem edital devido a modalidade de licitação" calcext:value-type="string">
            <text:p>Sem edital devido a modalidade de licitação</text:p>
          </table:table-cell>
          <table:table-cell table:style-name="ce12" table:formula="of:=HYPERLINK(IF([.B14]=&quot;SISPP&quot;;&quot;http://comprasnet.gov.br/acesso.asp?url=/livre/Resultado/conrelit00.asp&quot;;&quot;https://www2.comprasnet.gov.br/siasgnet-atasrp/public/visualizarItemSRP.do?method=iniciar&amp;identificacaoCompra.numeroUasg=&quot;&amp;[.D14]&amp;&quot;&amp;identificacaoCompra.modalidadeCompra=5&amp;identificacaoCompra.numeroCompra=&quot;&amp;[.F14]&amp;&quot;&amp;identificacaoCompra.anoCompra=&quot;&amp;[.G14]&amp;&quot;&amp;numeroItem=&quot;&amp;RIGHT([.H14];3));[.H14])" office:value-type="string" office:string-value="00001" calcext:value-type="string">
            <text:p>00001</text:p>
          </table:table-cell>
          <table:table-cell table:number-columns-repeated="1004"/>
        </table:table-row>
        <table:table-row table:style-name="ro5">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SP</text:p>
          </table:table-cell>
          <table:table-cell table:style-name="ce4" office:value-type="string" calcext:value-type="string">
            <text:p>170133</text:p>
          </table:table-cell>
          <table:table-cell table:style-name="ce5" office:value-type="string" calcext:value-type="string">
            <text:p>SUP.REGIONAL RECEITA FEDERAL DA 8A.RF/SP</text:p>
          </table:table-cell>
          <table:table-cell table:style-name="ce4" office:value-type="string" calcext:value-type="string">
            <text:p>00012</text:p>
          </table:table-cell>
          <table:table-cell table:style-name="ce4" office:value-type="string" calcext:value-type="string">
            <text:p>2018</text:p>
          </table:table-cell>
          <table:table-cell table:style-name="ce4" office:value-type="string" calcext:value-type="string">
            <text:p>00009</text:p>
          </table:table-cell>
          <table:table-cell table:style-name="ce5" office:value-type="string" calcext:value-type="string">
            <text:p>Objeto: Pregão Eletrônico - <text:s/>Registro de preços para serviços de outsourcing de impressão, contemplando o fornecimento de máquinas com manutenção, fornecimento de suprimentos, contagem de cópias, software de gerenciamento e todos os requisitos contidos no documento de Boas Práticas, orientações e vedações para contratação de serviços de outsourcing de impressão do Ministério do Planejamento, Desenvolvimento e Gestão.</text:p>
          </table:table-cell>
          <table:table-cell table:style-name="ce5" office:value-type="string" calcext:value-type="string">
            <text:p>OUTSOURCING DE IMPRESSAO - LOCACAO PAGINAS IMPRESSAS A3 MONOCROMATICA SEM PAPEL</text:p>
          </table:table-cell>
          <table:table-cell table:style-name="ce5" office:value-type="string" calcext:value-type="string">
            <text:p>CÓPIAS P&amp;B IMPRESSORA A3</text:p>
          </table:table-cell>
          <table:table-cell table:style-name="ce4" office:value-type="string" calcext:value-type="string">
            <text:p>17/01/2019</text:p>
          </table:table-cell>
          <table:table-cell table:style-name="ce4" office:value-type="string" calcext:value-type="string">
            <text:p>23/01/2019</text:p>
          </table:table-cell>
          <table:table-cell table:style-name="ce4" office:value-type="string" calcext:value-type="string">
            <text:p>28/01/2020</text:p>
          </table:table-cell>
          <table:table-cell table:style-name="ce4" office:value-type="string" calcext:value-type="string">
            <text:p>PÁGINAS</text:p>
          </table:table-cell>
          <table:table-cell table:style-name="ce8" office:value-type="float" office:value="0.04" calcext:value-type="float">
            <text:p>0,04</text:p>
          </table:table-cell>
          <table:table-cell table:style-name="ce8" office:value-type="float" office:value="35820" calcext:value-type="float">
            <text:p>35.820,00</text:p>
          </table:table-cell>
          <table:table-cell table:style-name="ce12" table:formula="of:=HYPERLINK(IF([.B15]=&quot;SISPP&quot;;&quot;http://comprasnet.gov.br/acesso.asp?url=/livre/Resultado/conrelit00.asp&quot;;&quot;https://www2.comprasnet.gov.br/siasgnet-atasrp/public/pesquisarItemSRP.do?method=iniciar&amp;parametro.identificacaoCompra.numeroUasg=&quot;&amp;[.D15]&amp;&quot;&amp;parametro.identificacaoCompra.modalidadeCompra=&quot;&amp;IF([.A15]=&quot;Convite&quot;;&quot;01&quot;;IF([.A15]=&quot;Tomada de Preços&quot;;&quot;2&quot;;IF([.A15]=&quot;Concorrência&quot;;&quot;3&quot;;IF([.A15]=&quot;Concorrência Internacional&quot;;&quot;4&quot;;IF([.A15]=&quot;Pregão&quot;;&quot;5&quot;;IF([.A15]=&quot;Dispensa de Licitação&quot;;&quot;6&quot;;IF([.A15]=&quot;Inexigibilidade de Licitação&quot;;&quot;7&quot;;IF([.A15]=&quot;Concurso&quot;;&quot;20&quot;;IF([.A15]=&quot;Tomada de Preços por Técnica e Preço&quot;;&quot;22&quot;;IF([.A15]=&quot;Concorrência por Técnica e Preço&quot;;&quot;33&quot;;IF([.A15]=&quot;Concorrência Internacional por Técnica e Preço&quot;;&quot;44&quot;;&quot;&quot;)))))))))))&amp;&quot;&amp;parametro.identificacaoCompra.numeroCompra=&quot;&amp;[.F15]&amp;&quot;&amp;parametro.identificacaoCompra.anoCompra=&quot;&amp;[.G15]); [.F15]&amp;&quot;/&quot;&amp;[.G15])" office:value-type="string" office:string-value="00012/2018" calcext:value-type="string">
            <text:p>00012/2018</text:p>
          </table:table-cell>
          <table:table-cell table:style-name="ce12" table:formula="of:=IF(OR([.A15]=&quot;DISPENSA DE LICITAÇÃO&quot;;[.A15]=&quot;INEXIGIBILIDADE DE LICITAÇÃO&quot;);&quot;Sem edital devido a modalidade de licitação&quot;;HYPERLINK(&quot;http://comprasnet.gov.br/ConsultaLicitacoes/Download/Download.asp?coduasg=&quot;&amp;[.D15]&amp;&quot;&amp;numprp=&quot;&amp;[.F15]&amp;[.G15]&amp;&quot;&amp;modprp=&quot;&amp;IF([.A15]=&quot;Convite&quot;;&quot;01&quot;;IF([.A15]=&quot;Tomada de Preços&quot;;&quot;2&quot;;IF([.A15]=&quot;Concorrência&quot;;&quot;3&quot;;IF([.A15]=&quot;Concorrência Internacional&quot;;&quot;4&quot;;IF([.A15]=&quot;Pregão&quot;;&quot;5&quot;;IF([.A15]=&quot;Dispensa de Licitação&quot;;&quot;6&quot;;IF([.A15]=&quot;Inexigibilidade de Licitação&quot;;&quot;7&quot;;IF([.A15]=&quot;Concurso&quot;;&quot;20&quot;;IF([.A15]=&quot;Tomada de Preços por Técnica e Preço&quot;;&quot;22&quot;;IF([.A15]=&quot;Concorrência por Técnica e Preço&quot;;&quot;33&quot;;IF([.A15]=&quot;Concorrência Internacional por Técnica e Preço&quot;;&quot;44&quot;;&quot;&quot;)))))))))))&amp;&quot;&amp;bidbird=n&quot;;&quot;edital&quot;))" office:value-type="string" office:string-value="edital" calcext:value-type="string">
            <text:p>edital</text:p>
          </table:table-cell>
          <table:table-cell table:style-name="ce12" table:formula="of:=HYPERLINK(IF([.B15]=&quot;SISPP&quot;;&quot;http://comprasnet.gov.br/acesso.asp?url=/livre/Resultado/conrelit00.asp&quot;;&quot;https://www2.comprasnet.gov.br/siasgnet-atasrp/public/visualizarItemSRP.do?method=iniciar&amp;identificacaoCompra.numeroUasg=&quot;&amp;[.D15]&amp;&quot;&amp;identificacaoCompra.modalidadeCompra=5&amp;identificacaoCompra.numeroCompra=&quot;&amp;[.F15]&amp;&quot;&amp;identificacaoCompra.anoCompra=&quot;&amp;[.G15]&amp;&quot;&amp;numeroItem=&quot;&amp;RIGHT([.H15];3));[.H15])" office:value-type="string" office:string-value="00009" calcext:value-type="string">
            <text:p>00009</text:p>
          </table:table-cell>
          <table:table-cell table:number-columns-repeated="1004"/>
        </table:table-row>
        <table:table-row table:style-name="ro4">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RJ</text:p>
          </table:table-cell>
          <table:table-cell table:style-name="ce4" office:value-type="string" calcext:value-type="string">
            <text:p>114601</text:p>
          </table:table-cell>
          <table:table-cell table:style-name="ce5" office:value-type="string" calcext:value-type="string">
            <text:p>IBGE-FUN.INST.BRAS.GEOGRAFIA E ESTATISTICA</text:p>
          </table:table-cell>
          <table:table-cell table:style-name="ce4" office:value-type="string" calcext:value-type="string">
            <text:p>00041</text:p>
          </table:table-cell>
          <table:table-cell table:style-name="ce4" office:value-type="string" calcext:value-type="string">
            <text:p>2018</text:p>
          </table:table-cell>
          <table:table-cell table:style-name="ce4" office:value-type="string" calcext:value-type="string">
            <text:p>00007</text:p>
          </table:table-cell>
          <table:table-cell table:style-name="ce5" office:value-type="string" calcext:value-type="string">
            <text:p>Objeto: Pregão Eletrônico - <text:s/>Contratação de serviços de Locação de Equipamentos de Impressão nos tamanhos A4 e A3, conforme condições, quantidades e exigências estabelecidas no Edital e seus anexos.</text:p>
          </table:table-cell>
          <table:table-cell table:style-name="ce5" office:value-type="string" calcext:value-type="string">
            <text:p>OUTSOURCING DE IMPRESSAO - LOCACAO PAGINAS IMPRESSAS A3 MONOCROMATICA SEM PAPEL</text:p>
          </table:table-cell>
          <table:table-cell table:style-name="ce5" office:value-type="string" calcext:value-type="string">
            <text:p>LOCAÇÃO <text:s text:c="2"/>PÁGINA MONOCROMÁTICA A3 (SEM PAPEL) PARA O EQUIPAMENTO DO ITEM 6.</text:p>
          </table:table-cell>
          <table:table-cell table:number-columns-repeated="2" table:style-name="ce4" office:value-type="string" calcext:value-type="string">
            <text:p>03/12/2018</text:p>
          </table:table-cell>
          <table:table-cell table:style-name="ce4" office:value-type="string" calcext:value-type="string">
            <text:p>--</text:p>
          </table:table-cell>
          <table:table-cell table:style-name="ce4" office:value-type="string" calcext:value-type="string">
            <text:p>PÁGINA</text:p>
          </table:table-cell>
          <table:table-cell table:style-name="ce8" office:value-type="float" office:value="0.7" calcext:value-type="float">
            <text:p>0,70</text:p>
          </table:table-cell>
          <table:table-cell table:style-name="ce8" office:value-type="float" office:value="4999.8" calcext:value-type="float">
            <text:p>4.999,80</text:p>
          </table:table-cell>
          <table:table-cell table:style-name="ce12" table:formula="of:=HYPERLINK(IF([.B16]=&quot;SISPP&quot;;&quot;http://comprasnet.gov.br/acesso.asp?url=/livre/Resultado/conrelit00.asp&quot;;&quot;https://www2.comprasnet.gov.br/siasgnet-atasrp/public/pesquisarItemSRP.do?method=iniciar&amp;parametro.identificacaoCompra.numeroUasg=&quot;&amp;[.D16]&amp;&quot;&amp;parametro.identificacaoCompra.modalidadeCompra=&quot;&amp;IF([.A16]=&quot;Convite&quot;;&quot;01&quot;;IF([.A16]=&quot;Tomada de Preços&quot;;&quot;2&quot;;IF([.A16]=&quot;Concorrência&quot;;&quot;3&quot;;IF([.A16]=&quot;Concorrência Internacional&quot;;&quot;4&quot;;IF([.A16]=&quot;Pregão&quot;;&quot;5&quot;;IF([.A16]=&quot;Dispensa de Licitação&quot;;&quot;6&quot;;IF([.A16]=&quot;Inexigibilidade de Licitação&quot;;&quot;7&quot;;IF([.A16]=&quot;Concurso&quot;;&quot;20&quot;;IF([.A16]=&quot;Tomada de Preços por Técnica e Preço&quot;;&quot;22&quot;;IF([.A16]=&quot;Concorrência por Técnica e Preço&quot;;&quot;33&quot;;IF([.A16]=&quot;Concorrência Internacional por Técnica e Preço&quot;;&quot;44&quot;;&quot;&quot;)))))))))))&amp;&quot;&amp;parametro.identificacaoCompra.numeroCompra=&quot;&amp;[.F16]&amp;&quot;&amp;parametro.identificacaoCompra.anoCompra=&quot;&amp;[.G16]); [.F16]&amp;&quot;/&quot;&amp;[.G16])" office:value-type="string" office:string-value="00041/2018" calcext:value-type="string">
            <text:p>00041/2018</text:p>
          </table:table-cell>
          <table:table-cell table:style-name="ce12" table:formula="of:=IF(OR([.A16]=&quot;DISPENSA DE LICITAÇÃO&quot;;[.A16]=&quot;INEXIGIBILIDADE DE LICITAÇÃO&quot;);&quot;Sem edital devido a modalidade de licitação&quot;;HYPERLINK(&quot;http://comprasnet.gov.br/ConsultaLicitacoes/Download/Download.asp?coduasg=&quot;&amp;[.D16]&amp;&quot;&amp;numprp=&quot;&amp;[.F16]&amp;[.G16]&amp;&quot;&amp;modprp=&quot;&amp;IF([.A16]=&quot;Convite&quot;;&quot;01&quot;;IF([.A16]=&quot;Tomada de Preços&quot;;&quot;2&quot;;IF([.A16]=&quot;Concorrência&quot;;&quot;3&quot;;IF([.A16]=&quot;Concorrência Internacional&quot;;&quot;4&quot;;IF([.A16]=&quot;Pregão&quot;;&quot;5&quot;;IF([.A16]=&quot;Dispensa de Licitação&quot;;&quot;6&quot;;IF([.A16]=&quot;Inexigibilidade de Licitação&quot;;&quot;7&quot;;IF([.A16]=&quot;Concurso&quot;;&quot;20&quot;;IF([.A16]=&quot;Tomada de Preços por Técnica e Preço&quot;;&quot;22&quot;;IF([.A16]=&quot;Concorrência por Técnica e Preço&quot;;&quot;33&quot;;IF([.A16]=&quot;Concorrência Internacional por Técnica e Preço&quot;;&quot;44&quot;;&quot;&quot;)))))))))))&amp;&quot;&amp;bidbird=n&quot;;&quot;edital&quot;))" office:value-type="string" office:string-value="edital" calcext:value-type="string">
            <text:p>edital</text:p>
          </table:table-cell>
          <table:table-cell table:style-name="ce12" table:formula="of:=HYPERLINK(IF([.B16]=&quot;SISPP&quot;;&quot;http://comprasnet.gov.br/acesso.asp?url=/livre/Resultado/conrelit00.asp&quot;;&quot;https://www2.comprasnet.gov.br/siasgnet-atasrp/public/visualizarItemSRP.do?method=iniciar&amp;identificacaoCompra.numeroUasg=&quot;&amp;[.D16]&amp;&quot;&amp;identificacaoCompra.modalidadeCompra=5&amp;identificacaoCompra.numeroCompra=&quot;&amp;[.F16]&amp;&quot;&amp;identificacaoCompra.anoCompra=&quot;&amp;[.G16]&amp;&quot;&amp;numeroItem=&quot;&amp;RIGHT([.H16];3));[.H16])" office:value-type="string" office:string-value="00007" calcext:value-type="string">
            <text:p>00007</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E</text:p>
          </table:table-cell>
          <table:table-cell table:style-name="ce4" office:value-type="string" calcext:value-type="string">
            <text:p>153080</text:p>
          </table:table-cell>
          <table:table-cell table:style-name="ce5" office:value-type="string" calcext:value-type="string">
            <text:p>UNIVERSIDADE FEDERAL DE PERNAMBUCO</text:p>
          </table:table-cell>
          <table:table-cell table:style-name="ce4" office:value-type="string" calcext:value-type="string">
            <text:p>00001</text:p>
          </table:table-cell>
          <table:table-cell table:style-name="ce4" office:value-type="string" calcext:value-type="string">
            <text:p>2018</text:p>
          </table:table-cell>
          <table:table-cell table:style-name="ce4" office:value-type="string" calcext:value-type="string">
            <text:p>00008</text:p>
          </table:table-cell>
          <table:table-cell table:style-name="ce5" office:value-type="string" calcext:value-type="string">
            <text:p>Objeto: Pregão Eletrônico - <text:s/>REGISTRAR PREÇOS, através de PREGÃO ELETRÔNICO, pelo critério de MENOR PREÇO por LOTE, sob o regime de EMPREITADA POR PREÇO UNITÁRIO, para contratação de solução para impressão e digitalização com fornecimento de equipamentos, sistema bilhetagem, manutenção preventiva e corretiva dos equipamentos com substituição de peças, componentes e materiais utilizados na manutenção e fornecimento dos suprimentos para impressão (exceto papel)...</text:p>
          </table:table-cell>
          <table:table-cell table:style-name="ce5" office:value-type="string" calcext:value-type="string">
            <text:p>OUTSOURCING DE IMPRESSAO - LOCACAO PAGINAS IMPRESSAS A3 MONOCROMATICA SEM PAPEL</text:p>
          </table:table-cell>
          <table:table-cell table:style-name="ce5" office:value-type="string" calcext:value-type="string">
            <text:p>SERVIÇO DE LOCAÇÃO - IMPRESSÃO NO EQUIPAMENTO TIPO III - MONOCROMÁTICA</text:p>
          </table:table-cell>
          <table:table-cell table:number-columns-repeated="2" table:style-name="ce4" office:value-type="string" calcext:value-type="string">
            <text:p>23/11/2018</text:p>
          </table:table-cell>
          <table:table-cell table:style-name="ce4" office:value-type="string" calcext:value-type="string">
            <text:p>29/11/2019</text:p>
          </table:table-cell>
          <table:table-cell table:style-name="ce4" office:value-type="string" calcext:value-type="string">
            <text:p>PÁGINA</text:p>
          </table:table-cell>
          <table:table-cell table:style-name="ce8" office:value-type="float" office:value="0.03" calcext:value-type="float">
            <text:p>0,03</text:p>
          </table:table-cell>
          <table:table-cell table:style-name="ce8" office:value-type="float" office:value="22113.6" calcext:value-type="float">
            <text:p>22.113,60</text:p>
          </table:table-cell>
          <table:table-cell table:style-name="ce12" table:formula="of:=HYPERLINK(IF([.B17]=&quot;SISPP&quot;;&quot;http://comprasnet.gov.br/acesso.asp?url=/livre/Resultado/conrelit00.asp&quot;;&quot;https://www2.comprasnet.gov.br/siasgnet-atasrp/public/pesquisarItemSRP.do?method=iniciar&amp;parametro.identificacaoCompra.numeroUasg=&quot;&amp;[.D17]&amp;&quot;&amp;parametro.identificacaoCompra.modalidadeCompra=&quot;&amp;IF([.A17]=&quot;Convite&quot;;&quot;01&quot;;IF([.A17]=&quot;Tomada de Preços&quot;;&quot;2&quot;;IF([.A17]=&quot;Concorrência&quot;;&quot;3&quot;;IF([.A17]=&quot;Concorrência Internacional&quot;;&quot;4&quot;;IF([.A17]=&quot;Pregão&quot;;&quot;5&quot;;IF([.A17]=&quot;Dispensa de Licitação&quot;;&quot;6&quot;;IF([.A17]=&quot;Inexigibilidade de Licitação&quot;;&quot;7&quot;;IF([.A17]=&quot;Concurso&quot;;&quot;20&quot;;IF([.A17]=&quot;Tomada de Preços por Técnica e Preço&quot;;&quot;22&quot;;IF([.A17]=&quot;Concorrência por Técnica e Preço&quot;;&quot;33&quot;;IF([.A17]=&quot;Concorrência Internacional por Técnica e Preço&quot;;&quot;44&quot;;&quot;&quot;)))))))))))&amp;&quot;&amp;parametro.identificacaoCompra.numeroCompra=&quot;&amp;[.F17]&amp;&quot;&amp;parametro.identificacaoCompra.anoCompra=&quot;&amp;[.G17]); [.F17]&amp;&quot;/&quot;&amp;[.G17])" office:value-type="string" office:string-value="00001/2018" calcext:value-type="string">
            <text:p>00001/2018</text:p>
          </table:table-cell>
          <table:table-cell table:style-name="ce12" table:formula="of:=IF(OR([.A17]=&quot;DISPENSA DE LICITAÇÃO&quot;;[.A17]=&quot;INEXIGIBILIDADE DE LICITAÇÃO&quot;);&quot;Sem edital devido a modalidade de licitação&quot;;HYPERLINK(&quot;http://comprasnet.gov.br/ConsultaLicitacoes/Download/Download.asp?coduasg=&quot;&amp;[.D17]&amp;&quot;&amp;numprp=&quot;&amp;[.F17]&amp;[.G17]&amp;&quot;&amp;modprp=&quot;&amp;IF([.A17]=&quot;Convite&quot;;&quot;01&quot;;IF([.A17]=&quot;Tomada de Preços&quot;;&quot;2&quot;;IF([.A17]=&quot;Concorrência&quot;;&quot;3&quot;;IF([.A17]=&quot;Concorrência Internacional&quot;;&quot;4&quot;;IF([.A17]=&quot;Pregão&quot;;&quot;5&quot;;IF([.A17]=&quot;Dispensa de Licitação&quot;;&quot;6&quot;;IF([.A17]=&quot;Inexigibilidade de Licitação&quot;;&quot;7&quot;;IF([.A17]=&quot;Concurso&quot;;&quot;20&quot;;IF([.A17]=&quot;Tomada de Preços por Técnica e Preço&quot;;&quot;22&quot;;IF([.A17]=&quot;Concorrência por Técnica e Preço&quot;;&quot;33&quot;;IF([.A17]=&quot;Concorrência Internacional por Técnica e Preço&quot;;&quot;44&quot;;&quot;&quot;)))))))))))&amp;&quot;&amp;bidbird=n&quot;;&quot;edital&quot;))" office:value-type="string" office:string-value="edital" calcext:value-type="string">
            <text:p>edital</text:p>
          </table:table-cell>
          <table:table-cell table:style-name="ce12" table:formula="of:=HYPERLINK(IF([.B17]=&quot;SISPP&quot;;&quot;http://comprasnet.gov.br/acesso.asp?url=/livre/Resultado/conrelit00.asp&quot;;&quot;https://www2.comprasnet.gov.br/siasgnet-atasrp/public/visualizarItemSRP.do?method=iniciar&amp;identificacaoCompra.numeroUasg=&quot;&amp;[.D17]&amp;&quot;&amp;identificacaoCompra.modalidadeCompra=5&amp;identificacaoCompra.numeroCompra=&quot;&amp;[.F17]&amp;&quot;&amp;identificacaoCompra.anoCompra=&quot;&amp;[.G17]&amp;&quot;&amp;numeroItem=&quot;&amp;RIGHT([.H17];3));[.H17])" office:value-type="string" office:string-value="00008" calcext:value-type="string">
            <text:p>00008</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E</text:p>
          </table:table-cell>
          <table:table-cell table:style-name="ce4" office:value-type="string" calcext:value-type="string">
            <text:p>153080</text:p>
          </table:table-cell>
          <table:table-cell table:style-name="ce5" office:value-type="string" calcext:value-type="string">
            <text:p>UNIVERSIDADE FEDERAL DE PERNAMBUCO</text:p>
          </table:table-cell>
          <table:table-cell table:style-name="ce4" office:value-type="string" calcext:value-type="string">
            <text:p>00001</text:p>
          </table:table-cell>
          <table:table-cell table:style-name="ce4" office:value-type="string" calcext:value-type="string">
            <text:p>2018</text:p>
          </table:table-cell>
          <table:table-cell table:style-name="ce4" office:value-type="string" calcext:value-type="string">
            <text:p>00012</text:p>
          </table:table-cell>
          <table:table-cell table:style-name="ce5" office:value-type="string" calcext:value-type="string">
            <text:p>Objeto: Pregão Eletrônico - <text:s/>REGISTRAR PREÇOS, através de PREGÃO ELETRÔNICO, pelo critério de MENOR PREÇO por LOTE, sob o regime de EMPREITADA POR PREÇO UNITÁRIO, para contratação de solução para impressão e digitalização com fornecimento de equipamentos, sistema bilhetagem, manutenção preventiva e corretiva dos equipamentos com substituição de peças, componentes e materiais utilizados na manutenção e fornecimento dos suprimentos para impressão (exceto papel)...</text:p>
          </table:table-cell>
          <table:table-cell table:style-name="ce5" office:value-type="string" calcext:value-type="string">
            <text:p>OUTSOURCING DE IMPRESSAO - LOCACAO PAGINAS IMPRESSAS A3 MONOCROMATICA SEM PAPEL</text:p>
          </table:table-cell>
          <table:table-cell table:style-name="ce5" office:value-type="string" calcext:value-type="string">
            <text:p>SERVIÇO DE LOCAÇÃO - IMPRESSÃO NO EQUIPAMENTO TIPO V - MONOCROMÁTICA</text:p>
          </table:table-cell>
          <table:table-cell table:number-columns-repeated="2" table:style-name="ce4" office:value-type="string" calcext:value-type="string">
            <text:p>23/11/2018</text:p>
          </table:table-cell>
          <table:table-cell table:style-name="ce4" office:value-type="string" calcext:value-type="string">
            <text:p>29/11/2019</text:p>
          </table:table-cell>
          <table:table-cell table:style-name="ce4" office:value-type="string" calcext:value-type="string">
            <text:p>PÁGINA</text:p>
          </table:table-cell>
          <table:table-cell table:style-name="ce8" office:value-type="float" office:value="0.04" calcext:value-type="float">
            <text:p>0,04</text:p>
          </table:table-cell>
          <table:table-cell table:style-name="ce8" office:value-type="float" office:value="14810.4" calcext:value-type="float">
            <text:p>14.810,40</text:p>
          </table:table-cell>
          <table:table-cell table:style-name="ce12" table:formula="of:=HYPERLINK(IF([.B18]=&quot;SISPP&quot;;&quot;http://comprasnet.gov.br/acesso.asp?url=/livre/Resultado/conrelit00.asp&quot;;&quot;https://www2.comprasnet.gov.br/siasgnet-atasrp/public/pesquisarItemSRP.do?method=iniciar&amp;parametro.identificacaoCompra.numeroUasg=&quot;&amp;[.D18]&amp;&quot;&amp;parametro.identificacaoCompra.modalidadeCompra=&quot;&amp;IF([.A18]=&quot;Convite&quot;;&quot;01&quot;;IF([.A18]=&quot;Tomada de Preços&quot;;&quot;2&quot;;IF([.A18]=&quot;Concorrência&quot;;&quot;3&quot;;IF([.A18]=&quot;Concorrência Internacional&quot;;&quot;4&quot;;IF([.A18]=&quot;Pregão&quot;;&quot;5&quot;;IF([.A18]=&quot;Dispensa de Licitação&quot;;&quot;6&quot;;IF([.A18]=&quot;Inexigibilidade de Licitação&quot;;&quot;7&quot;;IF([.A18]=&quot;Concurso&quot;;&quot;20&quot;;IF([.A18]=&quot;Tomada de Preços por Técnica e Preço&quot;;&quot;22&quot;;IF([.A18]=&quot;Concorrência por Técnica e Preço&quot;;&quot;33&quot;;IF([.A18]=&quot;Concorrência Internacional por Técnica e Preço&quot;;&quot;44&quot;;&quot;&quot;)))))))))))&amp;&quot;&amp;parametro.identificacaoCompra.numeroCompra=&quot;&amp;[.F18]&amp;&quot;&amp;parametro.identificacaoCompra.anoCompra=&quot;&amp;[.G18]); [.F18]&amp;&quot;/&quot;&amp;[.G18])" office:value-type="string" office:string-value="00001/2018" calcext:value-type="string">
            <text:p>00001/2018</text:p>
          </table:table-cell>
          <table:table-cell table:style-name="ce12" table:formula="of:=IF(OR([.A18]=&quot;DISPENSA DE LICITAÇÃO&quot;;[.A18]=&quot;INEXIGIBILIDADE DE LICITAÇÃO&quot;);&quot;Sem edital devido a modalidade de licitação&quot;;HYPERLINK(&quot;http://comprasnet.gov.br/ConsultaLicitacoes/Download/Download.asp?coduasg=&quot;&amp;[.D18]&amp;&quot;&amp;numprp=&quot;&amp;[.F18]&amp;[.G18]&amp;&quot;&amp;modprp=&quot;&amp;IF([.A18]=&quot;Convite&quot;;&quot;01&quot;;IF([.A18]=&quot;Tomada de Preços&quot;;&quot;2&quot;;IF([.A18]=&quot;Concorrência&quot;;&quot;3&quot;;IF([.A18]=&quot;Concorrência Internacional&quot;;&quot;4&quot;;IF([.A18]=&quot;Pregão&quot;;&quot;5&quot;;IF([.A18]=&quot;Dispensa de Licitação&quot;;&quot;6&quot;;IF([.A18]=&quot;Inexigibilidade de Licitação&quot;;&quot;7&quot;;IF([.A18]=&quot;Concurso&quot;;&quot;20&quot;;IF([.A18]=&quot;Tomada de Preços por Técnica e Preço&quot;;&quot;22&quot;;IF([.A18]=&quot;Concorrência por Técnica e Preço&quot;;&quot;33&quot;;IF([.A18]=&quot;Concorrência Internacional por Técnica e Preço&quot;;&quot;44&quot;;&quot;&quot;)))))))))))&amp;&quot;&amp;bidbird=n&quot;;&quot;edital&quot;))" office:value-type="string" office:string-value="edital" calcext:value-type="string">
            <text:p>edital</text:p>
          </table:table-cell>
          <table:table-cell table:style-name="ce12" table:formula="of:=HYPERLINK(IF([.B18]=&quot;SISPP&quot;;&quot;http://comprasnet.gov.br/acesso.asp?url=/livre/Resultado/conrelit00.asp&quot;;&quot;https://www2.comprasnet.gov.br/siasgnet-atasrp/public/visualizarItemSRP.do?method=iniciar&amp;identificacaoCompra.numeroUasg=&quot;&amp;[.D18]&amp;&quot;&amp;identificacaoCompra.modalidadeCompra=5&amp;identificacaoCompra.numeroCompra=&quot;&amp;[.F18]&amp;&quot;&amp;identificacaoCompra.anoCompra=&quot;&amp;[.G18]&amp;&quot;&amp;numeroItem=&quot;&amp;RIGHT([.H18];3));[.H18])" office:value-type="string" office:string-value="00012" calcext:value-type="string">
            <text:p>00012</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03</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3 MONOCROMATICA SEM PAPEL</text:p>
          </table:table-cell>
          <table:table-cell table:style-name="ce5" office:value-type="string" calcext:value-type="string">
            <text:p>SERVIÇO DE OUTSOURCING DE IMPRESSÃO (MULTIFUNCIONAL MONOCROMÁTICA, A3 <text:s text:c="2"/>40 PPM ) <text:s/>FRANQUIA DE IMPRESSÕES MONOCROMÁTICA: 3000 PÁGINAS <text:s/>FRANQUIA DE IMPRESSÕES COLORIDA: 0 PÁGINAS</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7204.56" calcext:value-type="float">
            <text:p>7.204,56</text:p>
          </table:table-cell>
          <table:table-cell table:style-name="ce8" office:value-type="float" office:value="72045.6" calcext:value-type="float">
            <text:p>72.045,60</text:p>
          </table:table-cell>
          <table:table-cell table:style-name="ce12" table:formula="of:=HYPERLINK(IF([.B19]=&quot;SISPP&quot;;&quot;http://comprasnet.gov.br/acesso.asp?url=/livre/Resultado/conrelit00.asp&quot;;&quot;https://www2.comprasnet.gov.br/siasgnet-atasrp/public/pesquisarItemSRP.do?method=iniciar&amp;parametro.identificacaoCompra.numeroUasg=&quot;&amp;[.D19]&amp;&quot;&amp;parametro.identificacaoCompra.modalidadeCompra=&quot;&amp;IF([.A19]=&quot;Convite&quot;;&quot;01&quot;;IF([.A19]=&quot;Tomada de Preços&quot;;&quot;2&quot;;IF([.A19]=&quot;Concorrência&quot;;&quot;3&quot;;IF([.A19]=&quot;Concorrência Internacional&quot;;&quot;4&quot;;IF([.A19]=&quot;Pregão&quot;;&quot;5&quot;;IF([.A19]=&quot;Dispensa de Licitação&quot;;&quot;6&quot;;IF([.A19]=&quot;Inexigibilidade de Licitação&quot;;&quot;7&quot;;IF([.A19]=&quot;Concurso&quot;;&quot;20&quot;;IF([.A19]=&quot;Tomada de Preços por Técnica e Preço&quot;;&quot;22&quot;;IF([.A19]=&quot;Concorrência por Técnica e Preço&quot;;&quot;33&quot;;IF([.A19]=&quot;Concorrência Internacional por Técnica e Preço&quot;;&quot;44&quot;;&quot;&quot;)))))))))))&amp;&quot;&amp;parametro.identificacaoCompra.numeroCompra=&quot;&amp;[.F19]&amp;&quot;&amp;parametro.identificacaoCompra.anoCompra=&quot;&amp;[.G19]); [.F19]&amp;&quot;/&quot;&amp;[.G19])" office:value-type="string" office:string-value="00022/2018" calcext:value-type="string">
            <text:p>00022/2018</text:p>
          </table:table-cell>
          <table:table-cell table:style-name="ce12" table:formula="of:=IF(OR([.A19]=&quot;DISPENSA DE LICITAÇÃO&quot;;[.A19]=&quot;INEXIGIBILIDADE DE LICITAÇÃO&quot;);&quot;Sem edital devido a modalidade de licitação&quot;;HYPERLINK(&quot;http://comprasnet.gov.br/ConsultaLicitacoes/Download/Download.asp?coduasg=&quot;&amp;[.D19]&amp;&quot;&amp;numprp=&quot;&amp;[.F19]&amp;[.G19]&amp;&quot;&amp;modprp=&quot;&amp;IF([.A19]=&quot;Convite&quot;;&quot;01&quot;;IF([.A19]=&quot;Tomada de Preços&quot;;&quot;2&quot;;IF([.A19]=&quot;Concorrência&quot;;&quot;3&quot;;IF([.A19]=&quot;Concorrência Internacional&quot;;&quot;4&quot;;IF([.A19]=&quot;Pregão&quot;;&quot;5&quot;;IF([.A19]=&quot;Dispensa de Licitação&quot;;&quot;6&quot;;IF([.A19]=&quot;Inexigibilidade de Licitação&quot;;&quot;7&quot;;IF([.A19]=&quot;Concurso&quot;;&quot;20&quot;;IF([.A19]=&quot;Tomada de Preços por Técnica e Preço&quot;;&quot;22&quot;;IF([.A19]=&quot;Concorrência por Técnica e Preço&quot;;&quot;33&quot;;IF([.A19]=&quot;Concorrência Internacional por Técnica e Preço&quot;;&quot;44&quot;;&quot;&quot;)))))))))))&amp;&quot;&amp;bidbird=n&quot;;&quot;edital&quot;))" office:value-type="string" office:string-value="edital" calcext:value-type="string">
            <text:p>edital</text:p>
          </table:table-cell>
          <table:table-cell table:style-name="ce12" table:formula="of:=HYPERLINK(IF([.B19]=&quot;SISPP&quot;;&quot;http://comprasnet.gov.br/acesso.asp?url=/livre/Resultado/conrelit00.asp&quot;;&quot;https://www2.comprasnet.gov.br/siasgnet-atasrp/public/visualizarItemSRP.do?method=iniciar&amp;identificacaoCompra.numeroUasg=&quot;&amp;[.D19]&amp;&quot;&amp;identificacaoCompra.modalidadeCompra=5&amp;identificacaoCompra.numeroCompra=&quot;&amp;[.F19]&amp;&quot;&amp;identificacaoCompra.anoCompra=&quot;&amp;[.G19]&amp;&quot;&amp;numeroItem=&quot;&amp;RIGHT([.H19];3));[.H19])" office:value-type="string" office:string-value="00003" calcext:value-type="string">
            <text:p>00003</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10</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3 MONOCROMATICA SEM PAPEL</text:p>
          </table:table-cell>
          <table:table-cell table:style-name="ce5" office:value-type="string" calcext:value-type="string">
            <text:p>SERVIÇO DE OUTSOURCING DE IMPRESSÃO (MULTIFUNCIONAL MONOCROMÁTICA, A3 <text:s text:c="2"/>40 PPM ) <text:s/>FRANQUIA DE IMPRESSÕES MONOCROMÁTICA: 3000 PÁGINAS <text:s/>FRANQUIA DE IMPRESSÕES COLORIDA: 0 PÁGINAS</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number-columns-repeated="2" table:style-name="ce8" office:value-type="float" office:value="9814.68" calcext:value-type="float">
            <text:p>9.814,68</text:p>
          </table:table-cell>
          <table:table-cell table:style-name="ce12" table:formula="of:=HYPERLINK(IF([.B20]=&quot;SISPP&quot;;&quot;http://comprasnet.gov.br/acesso.asp?url=/livre/Resultado/conrelit00.asp&quot;;&quot;https://www2.comprasnet.gov.br/siasgnet-atasrp/public/pesquisarItemSRP.do?method=iniciar&amp;parametro.identificacaoCompra.numeroUasg=&quot;&amp;[.D20]&amp;&quot;&amp;parametro.identificacaoCompra.modalidadeCompra=&quot;&amp;IF([.A20]=&quot;Convite&quot;;&quot;01&quot;;IF([.A20]=&quot;Tomada de Preços&quot;;&quot;2&quot;;IF([.A20]=&quot;Concorrência&quot;;&quot;3&quot;;IF([.A20]=&quot;Concorrência Internacional&quot;;&quot;4&quot;;IF([.A20]=&quot;Pregão&quot;;&quot;5&quot;;IF([.A20]=&quot;Dispensa de Licitação&quot;;&quot;6&quot;;IF([.A20]=&quot;Inexigibilidade de Licitação&quot;;&quot;7&quot;;IF([.A20]=&quot;Concurso&quot;;&quot;20&quot;;IF([.A20]=&quot;Tomada de Preços por Técnica e Preço&quot;;&quot;22&quot;;IF([.A20]=&quot;Concorrência por Técnica e Preço&quot;;&quot;33&quot;;IF([.A20]=&quot;Concorrência Internacional por Técnica e Preço&quot;;&quot;44&quot;;&quot;&quot;)))))))))))&amp;&quot;&amp;parametro.identificacaoCompra.numeroCompra=&quot;&amp;[.F20]&amp;&quot;&amp;parametro.identificacaoCompra.anoCompra=&quot;&amp;[.G20]); [.F20]&amp;&quot;/&quot;&amp;[.G20])" office:value-type="string" office:string-value="00022/2018" calcext:value-type="string">
            <text:p>00022/2018</text:p>
          </table:table-cell>
          <table:table-cell table:style-name="ce12" table:formula="of:=IF(OR([.A20]=&quot;DISPENSA DE LICITAÇÃO&quot;;[.A20]=&quot;INEXIGIBILIDADE DE LICITAÇÃO&quot;);&quot;Sem edital devido a modalidade de licitação&quot;;HYPERLINK(&quot;http://comprasnet.gov.br/ConsultaLicitacoes/Download/Download.asp?coduasg=&quot;&amp;[.D20]&amp;&quot;&amp;numprp=&quot;&amp;[.F20]&amp;[.G20]&amp;&quot;&amp;modprp=&quot;&amp;IF([.A20]=&quot;Convite&quot;;&quot;01&quot;;IF([.A20]=&quot;Tomada de Preços&quot;;&quot;2&quot;;IF([.A20]=&quot;Concorrência&quot;;&quot;3&quot;;IF([.A20]=&quot;Concorrência Internacional&quot;;&quot;4&quot;;IF([.A20]=&quot;Pregão&quot;;&quot;5&quot;;IF([.A20]=&quot;Dispensa de Licitação&quot;;&quot;6&quot;;IF([.A20]=&quot;Inexigibilidade de Licitação&quot;;&quot;7&quot;;IF([.A20]=&quot;Concurso&quot;;&quot;20&quot;;IF([.A20]=&quot;Tomada de Preços por Técnica e Preço&quot;;&quot;22&quot;;IF([.A20]=&quot;Concorrência por Técnica e Preço&quot;;&quot;33&quot;;IF([.A20]=&quot;Concorrência Internacional por Técnica e Preço&quot;;&quot;44&quot;;&quot;&quot;)))))))))))&amp;&quot;&amp;bidbird=n&quot;;&quot;edital&quot;))" office:value-type="string" office:string-value="edital" calcext:value-type="string">
            <text:p>edital</text:p>
          </table:table-cell>
          <table:table-cell table:style-name="ce12" table:formula="of:=HYPERLINK(IF([.B20]=&quot;SISPP&quot;;&quot;http://comprasnet.gov.br/acesso.asp?url=/livre/Resultado/conrelit00.asp&quot;;&quot;https://www2.comprasnet.gov.br/siasgnet-atasrp/public/visualizarItemSRP.do?method=iniciar&amp;identificacaoCompra.numeroUasg=&quot;&amp;[.D20]&amp;&quot;&amp;identificacaoCompra.modalidadeCompra=5&amp;identificacaoCompra.numeroCompra=&quot;&amp;[.F20]&amp;&quot;&amp;identificacaoCompra.anoCompra=&quot;&amp;[.G20]&amp;&quot;&amp;numeroItem=&quot;&amp;RIGHT([.H20];3));[.H20])" office:value-type="string" office:string-value="00010" calcext:value-type="string">
            <text:p>00010</text:p>
          </table:table-cell>
          <table:table-cell table:number-columns-repeated="1004"/>
        </table:table-row>
        <table:table-row table:style-name="ro4">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RJ</text:p>
          </table:table-cell>
          <table:table-cell table:style-name="ce4" office:value-type="string" calcext:value-type="string">
            <text:p>114601</text:p>
          </table:table-cell>
          <table:table-cell table:style-name="ce5" office:value-type="string" calcext:value-type="string">
            <text:p>IBGE-FUN.INST.BRAS.GEOGRAFIA E ESTATISTICA</text:p>
          </table:table-cell>
          <table:table-cell table:style-name="ce4" office:value-type="string" calcext:value-type="string">
            <text:p>00041</text:p>
          </table:table-cell>
          <table:table-cell table:style-name="ce4" office:value-type="string" calcext:value-type="string">
            <text:p>2018</text:p>
          </table:table-cell>
          <table:table-cell table:style-name="ce4" office:value-type="string" calcext:value-type="string">
            <text:p>00008</text:p>
          </table:table-cell>
          <table:table-cell table:style-name="ce5" office:value-type="string" calcext:value-type="string">
            <text:p>Objeto: Pregão Eletrônico - <text:s/>Contratação de serviços de Locação de Equipamentos de Impressão nos tamanhos A4 e A3, conforme condições, quantidades e exigências estabelecidas no Edital e seus anexos.</text:p>
          </table:table-cell>
          <table:table-cell table:style-name="ce5" office:value-type="string" calcext:value-type="string">
            <text:p>OUTSOURCING DE IMPRESSAO - LOCACAO PAGINAS IMPRESSAS A3 POLICROMATICA SEM PAPEL</text:p>
          </table:table-cell>
          <table:table-cell table:style-name="ce5" office:value-type="string" calcext:value-type="string">
            <text:p>LOCAÇÃO <text:s text:c="2"/>PÁGINA POLICROMÁTICA A3 (SEM PAPEL) PARA O EQUIPAMENTO DO ITEM 6.</text:p>
          </table:table-cell>
          <table:table-cell table:number-columns-repeated="2" table:style-name="ce4" office:value-type="string" calcext:value-type="string">
            <text:p>03/12/2018</text:p>
          </table:table-cell>
          <table:table-cell table:style-name="ce4" office:value-type="string" calcext:value-type="string">
            <text:p>--</text:p>
          </table:table-cell>
          <table:table-cell table:style-name="ce4" office:value-type="string" calcext:value-type="string">
            <text:p>PÁGINA</text:p>
          </table:table-cell>
          <table:table-cell table:style-name="ce8" office:value-type="float" office:value="3.6" calcext:value-type="float">
            <text:p>3,60</text:p>
          </table:table-cell>
          <table:table-cell table:style-name="ce8" office:value-type="float" office:value="25603.2" calcext:value-type="float">
            <text:p>25.603,20</text:p>
          </table:table-cell>
          <table:table-cell table:style-name="ce12" table:formula="of:=HYPERLINK(IF([.B21]=&quot;SISPP&quot;;&quot;http://comprasnet.gov.br/acesso.asp?url=/livre/Resultado/conrelit00.asp&quot;;&quot;https://www2.comprasnet.gov.br/siasgnet-atasrp/public/pesquisarItemSRP.do?method=iniciar&amp;parametro.identificacaoCompra.numeroUasg=&quot;&amp;[.D21]&amp;&quot;&amp;parametro.identificacaoCompra.modalidadeCompra=&quot;&amp;IF([.A21]=&quot;Convite&quot;;&quot;01&quot;;IF([.A21]=&quot;Tomada de Preços&quot;;&quot;2&quot;;IF([.A21]=&quot;Concorrência&quot;;&quot;3&quot;;IF([.A21]=&quot;Concorrência Internacional&quot;;&quot;4&quot;;IF([.A21]=&quot;Pregão&quot;;&quot;5&quot;;IF([.A21]=&quot;Dispensa de Licitação&quot;;&quot;6&quot;;IF([.A21]=&quot;Inexigibilidade de Licitação&quot;;&quot;7&quot;;IF([.A21]=&quot;Concurso&quot;;&quot;20&quot;;IF([.A21]=&quot;Tomada de Preços por Técnica e Preço&quot;;&quot;22&quot;;IF([.A21]=&quot;Concorrência por Técnica e Preço&quot;;&quot;33&quot;;IF([.A21]=&quot;Concorrência Internacional por Técnica e Preço&quot;;&quot;44&quot;;&quot;&quot;)))))))))))&amp;&quot;&amp;parametro.identificacaoCompra.numeroCompra=&quot;&amp;[.F21]&amp;&quot;&amp;parametro.identificacaoCompra.anoCompra=&quot;&amp;[.G21]); [.F21]&amp;&quot;/&quot;&amp;[.G21])" office:value-type="string" office:string-value="00041/2018" calcext:value-type="string">
            <text:p>00041/2018</text:p>
          </table:table-cell>
          <table:table-cell table:style-name="ce12" table:formula="of:=IF(OR([.A21]=&quot;DISPENSA DE LICITAÇÃO&quot;;[.A21]=&quot;INEXIGIBILIDADE DE LICITAÇÃO&quot;);&quot;Sem edital devido a modalidade de licitação&quot;;HYPERLINK(&quot;http://comprasnet.gov.br/ConsultaLicitacoes/Download/Download.asp?coduasg=&quot;&amp;[.D21]&amp;&quot;&amp;numprp=&quot;&amp;[.F21]&amp;[.G21]&amp;&quot;&amp;modprp=&quot;&amp;IF([.A21]=&quot;Convite&quot;;&quot;01&quot;;IF([.A21]=&quot;Tomada de Preços&quot;;&quot;2&quot;;IF([.A21]=&quot;Concorrência&quot;;&quot;3&quot;;IF([.A21]=&quot;Concorrência Internacional&quot;;&quot;4&quot;;IF([.A21]=&quot;Pregão&quot;;&quot;5&quot;;IF([.A21]=&quot;Dispensa de Licitação&quot;;&quot;6&quot;;IF([.A21]=&quot;Inexigibilidade de Licitação&quot;;&quot;7&quot;;IF([.A21]=&quot;Concurso&quot;;&quot;20&quot;;IF([.A21]=&quot;Tomada de Preços por Técnica e Preço&quot;;&quot;22&quot;;IF([.A21]=&quot;Concorrência por Técnica e Preço&quot;;&quot;33&quot;;IF([.A21]=&quot;Concorrência Internacional por Técnica e Preço&quot;;&quot;44&quot;;&quot;&quot;)))))))))))&amp;&quot;&amp;bidbird=n&quot;;&quot;edital&quot;))" office:value-type="string" office:string-value="edital" calcext:value-type="string">
            <text:p>edital</text:p>
          </table:table-cell>
          <table:table-cell table:style-name="ce12" table:formula="of:=HYPERLINK(IF([.B21]=&quot;SISPP&quot;;&quot;http://comprasnet.gov.br/acesso.asp?url=/livre/Resultado/conrelit00.asp&quot;;&quot;https://www2.comprasnet.gov.br/siasgnet-atasrp/public/visualizarItemSRP.do?method=iniciar&amp;identificacaoCompra.numeroUasg=&quot;&amp;[.D21]&amp;&quot;&amp;identificacaoCompra.modalidadeCompra=5&amp;identificacaoCompra.numeroCompra=&quot;&amp;[.F21]&amp;&quot;&amp;identificacaoCompra.anoCompra=&quot;&amp;[.G21]&amp;&quot;&amp;numeroItem=&quot;&amp;RIGHT([.H21];3));[.H21])" office:value-type="string" office:string-value="00008" calcext:value-type="string">
            <text:p>00008</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E</text:p>
          </table:table-cell>
          <table:table-cell table:style-name="ce4" office:value-type="string" calcext:value-type="string">
            <text:p>153080</text:p>
          </table:table-cell>
          <table:table-cell table:style-name="ce5" office:value-type="string" calcext:value-type="string">
            <text:p>UNIVERSIDADE FEDERAL DE PERNAMBUCO</text:p>
          </table:table-cell>
          <table:table-cell table:style-name="ce4" office:value-type="string" calcext:value-type="string">
            <text:p>00001</text:p>
          </table:table-cell>
          <table:table-cell table:style-name="ce4" office:value-type="string" calcext:value-type="string">
            <text:p>2018</text:p>
          </table:table-cell>
          <table:table-cell table:style-name="ce4" office:value-type="string" calcext:value-type="string">
            <text:p>00011</text:p>
          </table:table-cell>
          <table:table-cell table:style-name="ce5" office:value-type="string" calcext:value-type="string">
            <text:p>Objeto: Pregão Eletrônico - <text:s/>REGISTRAR PREÇOS, através de PREGÃO ELETRÔNICO, pelo critério de MENOR PREÇO por LOTE, sob o regime de EMPREITADA POR PREÇO UNITÁRIO, para contratação de solução para impressão e digitalização com fornecimento de equipamentos, sistema bilhetagem, manutenção preventiva e corretiva dos equipamentos com substituição de peças, componentes e materiais utilizados na manutenção e fornecimento dos suprimentos para impressão (exceto papel)...</text:p>
          </table:table-cell>
          <table:table-cell table:style-name="ce5" office:value-type="string" calcext:value-type="string">
            <text:p>OUTSOURCING DE IMPRESSAO - LOCACAO PAGINAS IMPRESSAS A3 POLICROMATICA SEM PAPEL</text:p>
          </table:table-cell>
          <table:table-cell table:style-name="ce5" office:value-type="string" calcext:value-type="string">
            <text:p>SERVIÇO DE LOCAÇÃO - IMPRESSÃO NO EQUIPAMENTO TIPO V - COLORIDA</text:p>
          </table:table-cell>
          <table:table-cell table:number-columns-repeated="2" table:style-name="ce4" office:value-type="string" calcext:value-type="string">
            <text:p>23/11/2018</text:p>
          </table:table-cell>
          <table:table-cell table:style-name="ce4" office:value-type="string" calcext:value-type="string">
            <text:p>29/11/2019</text:p>
          </table:table-cell>
          <table:table-cell table:style-name="ce4" office:value-type="string" calcext:value-type="string">
            <text:p>PÁGINA</text:p>
          </table:table-cell>
          <table:table-cell table:style-name="ce8" office:value-type="float" office:value="0.17" calcext:value-type="float">
            <text:p>0,17</text:p>
          </table:table-cell>
          <table:table-cell table:style-name="ce8" office:value-type="float" office:value="124726.8" calcext:value-type="float">
            <text:p>124.726,80</text:p>
          </table:table-cell>
          <table:table-cell table:style-name="ce12" table:formula="of:=HYPERLINK(IF([.B22]=&quot;SISPP&quot;;&quot;http://comprasnet.gov.br/acesso.asp?url=/livre/Resultado/conrelit00.asp&quot;;&quot;https://www2.comprasnet.gov.br/siasgnet-atasrp/public/pesquisarItemSRP.do?method=iniciar&amp;parametro.identificacaoCompra.numeroUasg=&quot;&amp;[.D22]&amp;&quot;&amp;parametro.identificacaoCompra.modalidadeCompra=&quot;&amp;IF([.A22]=&quot;Convite&quot;;&quot;01&quot;;IF([.A22]=&quot;Tomada de Preços&quot;;&quot;2&quot;;IF([.A22]=&quot;Concorrência&quot;;&quot;3&quot;;IF([.A22]=&quot;Concorrência Internacional&quot;;&quot;4&quot;;IF([.A22]=&quot;Pregão&quot;;&quot;5&quot;;IF([.A22]=&quot;Dispensa de Licitação&quot;;&quot;6&quot;;IF([.A22]=&quot;Inexigibilidade de Licitação&quot;;&quot;7&quot;;IF([.A22]=&quot;Concurso&quot;;&quot;20&quot;;IF([.A22]=&quot;Tomada de Preços por Técnica e Preço&quot;;&quot;22&quot;;IF([.A22]=&quot;Concorrência por Técnica e Preço&quot;;&quot;33&quot;;IF([.A22]=&quot;Concorrência Internacional por Técnica e Preço&quot;;&quot;44&quot;;&quot;&quot;)))))))))))&amp;&quot;&amp;parametro.identificacaoCompra.numeroCompra=&quot;&amp;[.F22]&amp;&quot;&amp;parametro.identificacaoCompra.anoCompra=&quot;&amp;[.G22]); [.F22]&amp;&quot;/&quot;&amp;[.G22])" office:value-type="string" office:string-value="00001/2018" calcext:value-type="string">
            <text:p>00001/2018</text:p>
          </table:table-cell>
          <table:table-cell table:style-name="ce12" table:formula="of:=IF(OR([.A22]=&quot;DISPENSA DE LICITAÇÃO&quot;;[.A22]=&quot;INEXIGIBILIDADE DE LICITAÇÃO&quot;);&quot;Sem edital devido a modalidade de licitação&quot;;HYPERLINK(&quot;http://comprasnet.gov.br/ConsultaLicitacoes/Download/Download.asp?coduasg=&quot;&amp;[.D22]&amp;&quot;&amp;numprp=&quot;&amp;[.F22]&amp;[.G22]&amp;&quot;&amp;modprp=&quot;&amp;IF([.A22]=&quot;Convite&quot;;&quot;01&quot;;IF([.A22]=&quot;Tomada de Preços&quot;;&quot;2&quot;;IF([.A22]=&quot;Concorrência&quot;;&quot;3&quot;;IF([.A22]=&quot;Concorrência Internacional&quot;;&quot;4&quot;;IF([.A22]=&quot;Pregão&quot;;&quot;5&quot;;IF([.A22]=&quot;Dispensa de Licitação&quot;;&quot;6&quot;;IF([.A22]=&quot;Inexigibilidade de Licitação&quot;;&quot;7&quot;;IF([.A22]=&quot;Concurso&quot;;&quot;20&quot;;IF([.A22]=&quot;Tomada de Preços por Técnica e Preço&quot;;&quot;22&quot;;IF([.A22]=&quot;Concorrência por Técnica e Preço&quot;;&quot;33&quot;;IF([.A22]=&quot;Concorrência Internacional por Técnica e Preço&quot;;&quot;44&quot;;&quot;&quot;)))))))))))&amp;&quot;&amp;bidbird=n&quot;;&quot;edital&quot;))" office:value-type="string" office:string-value="edital" calcext:value-type="string">
            <text:p>edital</text:p>
          </table:table-cell>
          <table:table-cell table:style-name="ce12" table:formula="of:=HYPERLINK(IF([.B22]=&quot;SISPP&quot;;&quot;http://comprasnet.gov.br/acesso.asp?url=/livre/Resultado/conrelit00.asp&quot;;&quot;https://www2.comprasnet.gov.br/siasgnet-atasrp/public/visualizarItemSRP.do?method=iniciar&amp;identificacaoCompra.numeroUasg=&quot;&amp;[.D22]&amp;&quot;&amp;identificacaoCompra.modalidadeCompra=5&amp;identificacaoCompra.numeroCompra=&quot;&amp;[.F22]&amp;&quot;&amp;identificacaoCompra.anoCompra=&quot;&amp;[.G22]&amp;&quot;&amp;numeroItem=&quot;&amp;RIGHT([.H22];3));[.H22])" office:value-type="string" office:string-value="00011" calcext:value-type="string">
            <text:p>00011</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05</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3 POLICROMATICA SEM PAPEL</text:p>
          </table:table-cell>
          <table:table-cell table:style-name="ce5" office:value-type="string" calcext:value-type="string">
            <text:p>SERVIÇO DE OUTSOURCING DE IMPRESSÃO (IMPRESSORA COLORIDA, A3 <text:s text:c="2"/>35 PPM) <text:s/>FRANQU IA MENSAL DE IMPRESSÕES MONOCROMÁTICA: 1000 PÁGINAS <text:s/>FRANQUIA MENSAL DE IMPRES SÕES COLORIDA: 1500 PÁGINAS</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8622.6" calcext:value-type="float">
            <text:p>8.622,60</text:p>
          </table:table-cell>
          <table:table-cell table:style-name="ce8" office:value-type="float" office:value="43113" calcext:value-type="float">
            <text:p>43.113,00</text:p>
          </table:table-cell>
          <table:table-cell table:style-name="ce12" table:formula="of:=HYPERLINK(IF([.B23]=&quot;SISPP&quot;;&quot;http://comprasnet.gov.br/acesso.asp?url=/livre/Resultado/conrelit00.asp&quot;;&quot;https://www2.comprasnet.gov.br/siasgnet-atasrp/public/pesquisarItemSRP.do?method=iniciar&amp;parametro.identificacaoCompra.numeroUasg=&quot;&amp;[.D23]&amp;&quot;&amp;parametro.identificacaoCompra.modalidadeCompra=&quot;&amp;IF([.A23]=&quot;Convite&quot;;&quot;01&quot;;IF([.A23]=&quot;Tomada de Preços&quot;;&quot;2&quot;;IF([.A23]=&quot;Concorrência&quot;;&quot;3&quot;;IF([.A23]=&quot;Concorrência Internacional&quot;;&quot;4&quot;;IF([.A23]=&quot;Pregão&quot;;&quot;5&quot;;IF([.A23]=&quot;Dispensa de Licitação&quot;;&quot;6&quot;;IF([.A23]=&quot;Inexigibilidade de Licitação&quot;;&quot;7&quot;;IF([.A23]=&quot;Concurso&quot;;&quot;20&quot;;IF([.A23]=&quot;Tomada de Preços por Técnica e Preço&quot;;&quot;22&quot;;IF([.A23]=&quot;Concorrência por Técnica e Preço&quot;;&quot;33&quot;;IF([.A23]=&quot;Concorrência Internacional por Técnica e Preço&quot;;&quot;44&quot;;&quot;&quot;)))))))))))&amp;&quot;&amp;parametro.identificacaoCompra.numeroCompra=&quot;&amp;[.F23]&amp;&quot;&amp;parametro.identificacaoCompra.anoCompra=&quot;&amp;[.G23]); [.F23]&amp;&quot;/&quot;&amp;[.G23])" office:value-type="string" office:string-value="00022/2018" calcext:value-type="string">
            <text:p>00022/2018</text:p>
          </table:table-cell>
          <table:table-cell table:style-name="ce12" table:formula="of:=IF(OR([.A23]=&quot;DISPENSA DE LICITAÇÃO&quot;;[.A23]=&quot;INEXIGIBILIDADE DE LICITAÇÃO&quot;);&quot;Sem edital devido a modalidade de licitação&quot;;HYPERLINK(&quot;http://comprasnet.gov.br/ConsultaLicitacoes/Download/Download.asp?coduasg=&quot;&amp;[.D23]&amp;&quot;&amp;numprp=&quot;&amp;[.F23]&amp;[.G23]&amp;&quot;&amp;modprp=&quot;&amp;IF([.A23]=&quot;Convite&quot;;&quot;01&quot;;IF([.A23]=&quot;Tomada de Preços&quot;;&quot;2&quot;;IF([.A23]=&quot;Concorrência&quot;;&quot;3&quot;;IF([.A23]=&quot;Concorrência Internacional&quot;;&quot;4&quot;;IF([.A23]=&quot;Pregão&quot;;&quot;5&quot;;IF([.A23]=&quot;Dispensa de Licitação&quot;;&quot;6&quot;;IF([.A23]=&quot;Inexigibilidade de Licitação&quot;;&quot;7&quot;;IF([.A23]=&quot;Concurso&quot;;&quot;20&quot;;IF([.A23]=&quot;Tomada de Preços por Técnica e Preço&quot;;&quot;22&quot;;IF([.A23]=&quot;Concorrência por Técnica e Preço&quot;;&quot;33&quot;;IF([.A23]=&quot;Concorrência Internacional por Técnica e Preço&quot;;&quot;44&quot;;&quot;&quot;)))))))))))&amp;&quot;&amp;bidbird=n&quot;;&quot;edital&quot;))" office:value-type="string" office:string-value="edital" calcext:value-type="string">
            <text:p>edital</text:p>
          </table:table-cell>
          <table:table-cell table:style-name="ce12" table:formula="of:=HYPERLINK(IF([.B23]=&quot;SISPP&quot;;&quot;http://comprasnet.gov.br/acesso.asp?url=/livre/Resultado/conrelit00.asp&quot;;&quot;https://www2.comprasnet.gov.br/siasgnet-atasrp/public/visualizarItemSRP.do?method=iniciar&amp;identificacaoCompra.numeroUasg=&quot;&amp;[.D23]&amp;&quot;&amp;identificacaoCompra.modalidadeCompra=5&amp;identificacaoCompra.numeroCompra=&quot;&amp;[.F23]&amp;&quot;&amp;identificacaoCompra.anoCompra=&quot;&amp;[.G23]&amp;&quot;&amp;numeroItem=&quot;&amp;RIGHT([.H23];3));[.H23])" office:value-type="string" office:string-value="00005" calcext:value-type="string">
            <text:p>00005</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AL</text:p>
          </table:table-cell>
          <table:table-cell table:style-name="ce4" office:value-type="string" calcext:value-type="string">
            <text:p>255002</text:p>
          </table:table-cell>
          <table:table-cell table:style-name="ce5" office:value-type="string" calcext:value-type="string">
            <text:p>FUNDACAO NACIONAL DE SAUDE - AL</text:p>
          </table:table-cell>
          <table:table-cell table:style-name="ce4" office:value-type="string" calcext:value-type="string">
            <text:p>00003</text:p>
          </table:table-cell>
          <table:table-cell table:style-name="ce4" office:value-type="string" calcext:value-type="string">
            <text:p>2018</text:p>
          </table:table-cell>
          <table:table-cell table:style-name="ce4" office:value-type="string" calcext:value-type="string">
            <text:p>00001</text:p>
          </table:table-cell>
          <table:table-cell table:style-name="ce5" office:value-type="string" calcext:value-type="string">
            <text:p>Objeto: Pregão Eletrônico - <text:s/>Contratação de empresa especializada para execução de serviços de outsourcing de impressão, compreendendo a cessão de direito de uso de equipamentos e software (novos e sem uso), em regime de locação, com fornecimento, instalação e <text:s/>configuração, com reposição de peças e todo o material de consumo necessário ao seu perfeito funcionamento, exceto papel, bem como assistência técnica preventiva e corretiva continuada e transferência de conhecimento.</text:p>
          </table:table-cell>
          <table:table-cell table:style-name="ce5" office:value-type="string" calcext:value-type="string">
            <text:p>OUTSOURCING DE IMPRESSAO - LOCACAO PAGINAS IMPRESSAS A4 <text:s/>SEMPAPEL</text:p>
          </table:table-cell>
          <table:table-cell table:style-name="ce5" office:value-type="string" calcext:value-type="string">
            <text:p>CONTRATAÇÃO DE EMPRESA ESPECIALIZADA PARA EXECUÇÃO DE SERVIÇOS DE OUTSOURCING DE IMPRESSÃO.</text:p>
          </table:table-cell>
          <table:table-cell table:number-columns-repeated="2" table:style-name="ce4" office:value-type="string" calcext:value-type="string">
            <text:p>22/11/2018</text:p>
          </table:table-cell>
          <table:table-cell table:style-name="ce4" office:value-type="string" calcext:value-type="string">
            <text:p>--</text:p>
          </table:table-cell>
          <table:table-cell table:style-name="ce4" office:value-type="string" calcext:value-type="string">
            <text:p>UND</text:p>
          </table:table-cell>
          <table:table-cell table:number-columns-repeated="2" table:style-name="ce8" office:value-type="float" office:value="3139.8" calcext:value-type="float">
            <text:p>3.139,80</text:p>
          </table:table-cell>
          <table:table-cell table:style-name="ce12" table:formula="of:=HYPERLINK(IF([.B24]=&quot;SISPP&quot;;&quot;http://comprasnet.gov.br/acesso.asp?url=/livre/Resultado/conrelit00.asp&quot;;&quot;https://www2.comprasnet.gov.br/siasgnet-atasrp/public/pesquisarItemSRP.do?method=iniciar&amp;parametro.identificacaoCompra.numeroUasg=&quot;&amp;[.D24]&amp;&quot;&amp;parametro.identificacaoCompra.modalidadeCompra=&quot;&amp;IF([.A24]=&quot;Convite&quot;;&quot;01&quot;;IF([.A24]=&quot;Tomada de Preços&quot;;&quot;2&quot;;IF([.A24]=&quot;Concorrência&quot;;&quot;3&quot;;IF([.A24]=&quot;Concorrência Internacional&quot;;&quot;4&quot;;IF([.A24]=&quot;Pregão&quot;;&quot;5&quot;;IF([.A24]=&quot;Dispensa de Licitação&quot;;&quot;6&quot;;IF([.A24]=&quot;Inexigibilidade de Licitação&quot;;&quot;7&quot;;IF([.A24]=&quot;Concurso&quot;;&quot;20&quot;;IF([.A24]=&quot;Tomada de Preços por Técnica e Preço&quot;;&quot;22&quot;;IF([.A24]=&quot;Concorrência por Técnica e Preço&quot;;&quot;33&quot;;IF([.A24]=&quot;Concorrência Internacional por Técnica e Preço&quot;;&quot;44&quot;;&quot;&quot;)))))))))))&amp;&quot;&amp;parametro.identificacaoCompra.numeroCompra=&quot;&amp;[.F24]&amp;&quot;&amp;parametro.identificacaoCompra.anoCompra=&quot;&amp;[.G24]); [.F24]&amp;&quot;/&quot;&amp;[.G24])" office:value-type="string" office:string-value="00003/2018" calcext:value-type="string">
            <text:p>00003/2018</text:p>
          </table:table-cell>
          <table:table-cell table:style-name="ce12" table:formula="of:=IF(OR([.A24]=&quot;DISPENSA DE LICITAÇÃO&quot;;[.A24]=&quot;INEXIGIBILIDADE DE LICITAÇÃO&quot;);&quot;Sem edital devido a modalidade de licitação&quot;;HYPERLINK(&quot;http://comprasnet.gov.br/ConsultaLicitacoes/Download/Download.asp?coduasg=&quot;&amp;[.D24]&amp;&quot;&amp;numprp=&quot;&amp;[.F24]&amp;[.G24]&amp;&quot;&amp;modprp=&quot;&amp;IF([.A24]=&quot;Convite&quot;;&quot;01&quot;;IF([.A24]=&quot;Tomada de Preços&quot;;&quot;2&quot;;IF([.A24]=&quot;Concorrência&quot;;&quot;3&quot;;IF([.A24]=&quot;Concorrência Internacional&quot;;&quot;4&quot;;IF([.A24]=&quot;Pregão&quot;;&quot;5&quot;;IF([.A24]=&quot;Dispensa de Licitação&quot;;&quot;6&quot;;IF([.A24]=&quot;Inexigibilidade de Licitação&quot;;&quot;7&quot;;IF([.A24]=&quot;Concurso&quot;;&quot;20&quot;;IF([.A24]=&quot;Tomada de Preços por Técnica e Preço&quot;;&quot;22&quot;;IF([.A24]=&quot;Concorrência por Técnica e Preço&quot;;&quot;33&quot;;IF([.A24]=&quot;Concorrência Internacional por Técnica e Preço&quot;;&quot;44&quot;;&quot;&quot;)))))))))))&amp;&quot;&amp;bidbird=n&quot;;&quot;edital&quot;))" office:value-type="string" office:string-value="edital" calcext:value-type="string">
            <text:p>edital</text:p>
          </table:table-cell>
          <table:table-cell table:style-name="ce12" table:formula="of:=HYPERLINK(IF([.B24]=&quot;SISPP&quot;;&quot;http://comprasnet.gov.br/acesso.asp?url=/livre/Resultado/conrelit00.asp&quot;;&quot;https://www2.comprasnet.gov.br/siasgnet-atasrp/public/visualizarItemSRP.do?method=iniciar&amp;identificacaoCompra.numeroUasg=&quot;&amp;[.D24]&amp;&quot;&amp;identificacaoCompra.modalidadeCompra=5&amp;identificacaoCompra.numeroCompra=&quot;&amp;[.F24]&amp;&quot;&amp;identificacaoCompra.anoCompra=&quot;&amp;[.G24]&amp;&quot;&amp;numeroItem=&quot;&amp;RIGHT([.H24];3));[.H24])" office:value-type="string" office:string-value="00001" calcext:value-type="string">
            <text:p>00001</text:p>
          </table:table-cell>
          <table:table-cell table:number-columns-repeated="1004"/>
        </table:table-row>
        <table:table-row table:style-name="ro5">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SP</text:p>
          </table:table-cell>
          <table:table-cell table:style-name="ce4" office:value-type="string" calcext:value-type="string">
            <text:p>170133</text:p>
          </table:table-cell>
          <table:table-cell table:style-name="ce5" office:value-type="string" calcext:value-type="string">
            <text:p>SUP.REGIONAL RECEITA FEDERAL DA 8A.RF/SP</text:p>
          </table:table-cell>
          <table:table-cell table:style-name="ce4" office:value-type="string" calcext:value-type="string">
            <text:p>00012</text:p>
          </table:table-cell>
          <table:table-cell table:style-name="ce4" office:value-type="string" calcext:value-type="string">
            <text:p>2018</text:p>
          </table:table-cell>
          <table:table-cell table:style-name="ce4" office:value-type="string" calcext:value-type="string">
            <text:p>00006</text:p>
          </table:table-cell>
          <table:table-cell table:style-name="ce5" office:value-type="string" calcext:value-type="string">
            <text:p>Objeto: Pregão Eletrônico - <text:s/>Registro de preços para serviços de outsourcing de impressão, contemplando o fornecimento de máquinas com manutenção, fornecimento de suprimentos, contagem de cópias, software de gerenciamento e todos os requisitos contidos no documento de Boas Práticas, orientações e vedações para contratação de serviços de outsourcing de impressão do Ministério do Planejamento, Desenvolvimento e Gestão.</text:p>
          </table:table-cell>
          <table:table-cell table:style-name="ce5" office:value-type="string" calcext:value-type="string">
            <text:p>OUTSOURCING DE IMPRESSAO - LOCACAO PAGINAS IMPRESSAS A4 <text:s/>SEMPAPEL</text:p>
          </table:table-cell>
          <table:table-cell table:style-name="ce5" office:value-type="string" calcext:value-type="string">
            <text:p>CÓPIAS P&amp;B - MÁQUINA COLORIDA</text:p>
          </table:table-cell>
          <table:table-cell table:style-name="ce4" office:value-type="string" calcext:value-type="string">
            <text:p>17/01/2019</text:p>
          </table:table-cell>
          <table:table-cell table:style-name="ce4" office:value-type="string" calcext:value-type="string">
            <text:p>23/01/2019</text:p>
          </table:table-cell>
          <table:table-cell table:style-name="ce4" office:value-type="string" calcext:value-type="string">
            <text:p>23/01/2020</text:p>
          </table:table-cell>
          <table:table-cell table:style-name="ce4" office:value-type="string" calcext:value-type="string">
            <text:p>PÁGINAS</text:p>
          </table:table-cell>
          <table:table-cell table:style-name="ce8" office:value-type="float" office:value="0.04" calcext:value-type="float">
            <text:p>0,04</text:p>
          </table:table-cell>
          <table:table-cell table:style-name="ce8" office:value-type="float" office:value="37231.2" calcext:value-type="float">
            <text:p>37.231,20</text:p>
          </table:table-cell>
          <table:table-cell table:style-name="ce12" table:formula="of:=HYPERLINK(IF([.B25]=&quot;SISPP&quot;;&quot;http://comprasnet.gov.br/acesso.asp?url=/livre/Resultado/conrelit00.asp&quot;;&quot;https://www2.comprasnet.gov.br/siasgnet-atasrp/public/pesquisarItemSRP.do?method=iniciar&amp;parametro.identificacaoCompra.numeroUasg=&quot;&amp;[.D25]&amp;&quot;&amp;parametro.identificacaoCompra.modalidadeCompra=&quot;&amp;IF([.A25]=&quot;Convite&quot;;&quot;01&quot;;IF([.A25]=&quot;Tomada de Preços&quot;;&quot;2&quot;;IF([.A25]=&quot;Concorrência&quot;;&quot;3&quot;;IF([.A25]=&quot;Concorrência Internacional&quot;;&quot;4&quot;;IF([.A25]=&quot;Pregão&quot;;&quot;5&quot;;IF([.A25]=&quot;Dispensa de Licitação&quot;;&quot;6&quot;;IF([.A25]=&quot;Inexigibilidade de Licitação&quot;;&quot;7&quot;;IF([.A25]=&quot;Concurso&quot;;&quot;20&quot;;IF([.A25]=&quot;Tomada de Preços por Técnica e Preço&quot;;&quot;22&quot;;IF([.A25]=&quot;Concorrência por Técnica e Preço&quot;;&quot;33&quot;;IF([.A25]=&quot;Concorrência Internacional por Técnica e Preço&quot;;&quot;44&quot;;&quot;&quot;)))))))))))&amp;&quot;&amp;parametro.identificacaoCompra.numeroCompra=&quot;&amp;[.F25]&amp;&quot;&amp;parametro.identificacaoCompra.anoCompra=&quot;&amp;[.G25]); [.F25]&amp;&quot;/&quot;&amp;[.G25])" office:value-type="string" office:string-value="00012/2018" calcext:value-type="string">
            <text:p>00012/2018</text:p>
          </table:table-cell>
          <table:table-cell table:style-name="ce12" table:formula="of:=IF(OR([.A25]=&quot;DISPENSA DE LICITAÇÃO&quot;;[.A25]=&quot;INEXIGIBILIDADE DE LICITAÇÃO&quot;);&quot;Sem edital devido a modalidade de licitação&quot;;HYPERLINK(&quot;http://comprasnet.gov.br/ConsultaLicitacoes/Download/Download.asp?coduasg=&quot;&amp;[.D25]&amp;&quot;&amp;numprp=&quot;&amp;[.F25]&amp;[.G25]&amp;&quot;&amp;modprp=&quot;&amp;IF([.A25]=&quot;Convite&quot;;&quot;01&quot;;IF([.A25]=&quot;Tomada de Preços&quot;;&quot;2&quot;;IF([.A25]=&quot;Concorrência&quot;;&quot;3&quot;;IF([.A25]=&quot;Concorrência Internacional&quot;;&quot;4&quot;;IF([.A25]=&quot;Pregão&quot;;&quot;5&quot;;IF([.A25]=&quot;Dispensa de Licitação&quot;;&quot;6&quot;;IF([.A25]=&quot;Inexigibilidade de Licitação&quot;;&quot;7&quot;;IF([.A25]=&quot;Concurso&quot;;&quot;20&quot;;IF([.A25]=&quot;Tomada de Preços por Técnica e Preço&quot;;&quot;22&quot;;IF([.A25]=&quot;Concorrência por Técnica e Preço&quot;;&quot;33&quot;;IF([.A25]=&quot;Concorrência Internacional por Técnica e Preço&quot;;&quot;44&quot;;&quot;&quot;)))))))))))&amp;&quot;&amp;bidbird=n&quot;;&quot;edital&quot;))" office:value-type="string" office:string-value="edital" calcext:value-type="string">
            <text:p>edital</text:p>
          </table:table-cell>
          <table:table-cell table:style-name="ce12" table:formula="of:=HYPERLINK(IF([.B25]=&quot;SISPP&quot;;&quot;http://comprasnet.gov.br/acesso.asp?url=/livre/Resultado/conrelit00.asp&quot;;&quot;https://www2.comprasnet.gov.br/siasgnet-atasrp/public/visualizarItemSRP.do?method=iniciar&amp;identificacaoCompra.numeroUasg=&quot;&amp;[.D25]&amp;&quot;&amp;identificacaoCompra.modalidadeCompra=5&amp;identificacaoCompra.numeroCompra=&quot;&amp;[.F25]&amp;&quot;&amp;identificacaoCompra.anoCompra=&quot;&amp;[.G25]&amp;&quot;&amp;numeroItem=&quot;&amp;RIGHT([.H25];3));[.H25])" office:value-type="string" office:string-value="00006" calcext:value-type="string">
            <text:p>00006</text:p>
          </table:table-cell>
          <table:table-cell table:number-columns-repeated="1004"/>
        </table:table-row>
        <table:table-row table:style-name="ro5">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SP</text:p>
          </table:table-cell>
          <table:table-cell table:style-name="ce4" office:value-type="string" calcext:value-type="string">
            <text:p>170133</text:p>
          </table:table-cell>
          <table:table-cell table:style-name="ce5" office:value-type="string" calcext:value-type="string">
            <text:p>SUP.REGIONAL RECEITA FEDERAL DA 8A.RF/SP</text:p>
          </table:table-cell>
          <table:table-cell table:style-name="ce4" office:value-type="string" calcext:value-type="string">
            <text:p>00012</text:p>
          </table:table-cell>
          <table:table-cell table:style-name="ce4" office:value-type="string" calcext:value-type="string">
            <text:p>2018</text:p>
          </table:table-cell>
          <table:table-cell table:style-name="ce4" office:value-type="string" calcext:value-type="string">
            <text:p>00002</text:p>
          </table:table-cell>
          <table:table-cell table:style-name="ce5" office:value-type="string" calcext:value-type="string">
            <text:p>Objeto: Pregão Eletrônico - <text:s/>Registro de preços para serviços de outsourcing de impressão, contemplando o fornecimento de máquinas com manutenção, fornecimento de suprimentos, contagem de cópias, software de gerenciamento e todos os requisitos contidos no documento de Boas Práticas, orientações e vedações para contratação de serviços de outsourcing de impressão do Ministério do Planejamento, Desenvolvimento e Gestão.</text:p>
          </table:table-cell>
          <table:table-cell table:style-name="ce5" office:value-type="string" calcext:value-type="string">
            <text:p>OUTSOURCING DE IMPRESSAO - LOCACAO PAGINAS IMPRESSAS A4 <text:s/>SEMPAPEL</text:p>
          </table:table-cell>
          <table:table-cell table:style-name="ce5" office:value-type="string" calcext:value-type="string">
            <text:p>CÓPIAS P&amp;B IMPRESSORAS</text:p>
          </table:table-cell>
          <table:table-cell table:style-name="ce4" office:value-type="string" calcext:value-type="string">
            <text:p>17/01/2019</text:p>
          </table:table-cell>
          <table:table-cell table:style-name="ce4" office:value-type="string" calcext:value-type="string">
            <text:p>23/01/2019</text:p>
          </table:table-cell>
          <table:table-cell table:style-name="ce4" office:value-type="string" calcext:value-type="string">
            <text:p>23/01/2020</text:p>
          </table:table-cell>
          <table:table-cell table:style-name="ce4" office:value-type="string" calcext:value-type="string">
            <text:p>PÁGINAS</text:p>
          </table:table-cell>
          <table:table-cell table:style-name="ce8" office:value-type="float" office:value="0.02" calcext:value-type="float">
            <text:p>0,02</text:p>
          </table:table-cell>
          <table:table-cell table:style-name="ce8" office:value-type="float" office:value="1660689.58" calcext:value-type="float">
            <text:p>1.660.689,58</text:p>
          </table:table-cell>
          <table:table-cell table:style-name="ce12" table:formula="of:=HYPERLINK(IF([.B26]=&quot;SISPP&quot;;&quot;http://comprasnet.gov.br/acesso.asp?url=/livre/Resultado/conrelit00.asp&quot;;&quot;https://www2.comprasnet.gov.br/siasgnet-atasrp/public/pesquisarItemSRP.do?method=iniciar&amp;parametro.identificacaoCompra.numeroUasg=&quot;&amp;[.D26]&amp;&quot;&amp;parametro.identificacaoCompra.modalidadeCompra=&quot;&amp;IF([.A26]=&quot;Convite&quot;;&quot;01&quot;;IF([.A26]=&quot;Tomada de Preços&quot;;&quot;2&quot;;IF([.A26]=&quot;Concorrência&quot;;&quot;3&quot;;IF([.A26]=&quot;Concorrência Internacional&quot;;&quot;4&quot;;IF([.A26]=&quot;Pregão&quot;;&quot;5&quot;;IF([.A26]=&quot;Dispensa de Licitação&quot;;&quot;6&quot;;IF([.A26]=&quot;Inexigibilidade de Licitação&quot;;&quot;7&quot;;IF([.A26]=&quot;Concurso&quot;;&quot;20&quot;;IF([.A26]=&quot;Tomada de Preços por Técnica e Preço&quot;;&quot;22&quot;;IF([.A26]=&quot;Concorrência por Técnica e Preço&quot;;&quot;33&quot;;IF([.A26]=&quot;Concorrência Internacional por Técnica e Preço&quot;;&quot;44&quot;;&quot;&quot;)))))))))))&amp;&quot;&amp;parametro.identificacaoCompra.numeroCompra=&quot;&amp;[.F26]&amp;&quot;&amp;parametro.identificacaoCompra.anoCompra=&quot;&amp;[.G26]); [.F26]&amp;&quot;/&quot;&amp;[.G26])" office:value-type="string" office:string-value="00012/2018" calcext:value-type="string">
            <text:p>00012/2018</text:p>
          </table:table-cell>
          <table:table-cell table:style-name="ce12" table:formula="of:=IF(OR([.A26]=&quot;DISPENSA DE LICITAÇÃO&quot;;[.A26]=&quot;INEXIGIBILIDADE DE LICITAÇÃO&quot;);&quot;Sem edital devido a modalidade de licitação&quot;;HYPERLINK(&quot;http://comprasnet.gov.br/ConsultaLicitacoes/Download/Download.asp?coduasg=&quot;&amp;[.D26]&amp;&quot;&amp;numprp=&quot;&amp;[.F26]&amp;[.G26]&amp;&quot;&amp;modprp=&quot;&amp;IF([.A26]=&quot;Convite&quot;;&quot;01&quot;;IF([.A26]=&quot;Tomada de Preços&quot;;&quot;2&quot;;IF([.A26]=&quot;Concorrência&quot;;&quot;3&quot;;IF([.A26]=&quot;Concorrência Internacional&quot;;&quot;4&quot;;IF([.A26]=&quot;Pregão&quot;;&quot;5&quot;;IF([.A26]=&quot;Dispensa de Licitação&quot;;&quot;6&quot;;IF([.A26]=&quot;Inexigibilidade de Licitação&quot;;&quot;7&quot;;IF([.A26]=&quot;Concurso&quot;;&quot;20&quot;;IF([.A26]=&quot;Tomada de Preços por Técnica e Preço&quot;;&quot;22&quot;;IF([.A26]=&quot;Concorrência por Técnica e Preço&quot;;&quot;33&quot;;IF([.A26]=&quot;Concorrência Internacional por Técnica e Preço&quot;;&quot;44&quot;;&quot;&quot;)))))))))))&amp;&quot;&amp;bidbird=n&quot;;&quot;edital&quot;))" office:value-type="string" office:string-value="edital" calcext:value-type="string">
            <text:p>edital</text:p>
          </table:table-cell>
          <table:table-cell table:style-name="ce12" table:formula="of:=HYPERLINK(IF([.B26]=&quot;SISPP&quot;;&quot;http://comprasnet.gov.br/acesso.asp?url=/livre/Resultado/conrelit00.asp&quot;;&quot;https://www2.comprasnet.gov.br/siasgnet-atasrp/public/visualizarItemSRP.do?method=iniciar&amp;identificacaoCompra.numeroUasg=&quot;&amp;[.D26]&amp;&quot;&amp;identificacaoCompra.modalidadeCompra=5&amp;identificacaoCompra.numeroCompra=&quot;&amp;[.F26]&amp;&quot;&amp;identificacaoCompra.anoCompra=&quot;&amp;[.G26]&amp;&quot;&amp;numeroItem=&quot;&amp;RIGHT([.H26];3));[.H26])" office:value-type="string" office:string-value="00002" calcext:value-type="string">
            <text:p>00002</text:p>
          </table:table-cell>
          <table:table-cell table:number-columns-repeated="1004"/>
        </table:table-row>
        <table:table-row table:style-name="ro5">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SP</text:p>
          </table:table-cell>
          <table:table-cell table:style-name="ce4" office:value-type="string" calcext:value-type="string">
            <text:p>170133</text:p>
          </table:table-cell>
          <table:table-cell table:style-name="ce5" office:value-type="string" calcext:value-type="string">
            <text:p>SUP.REGIONAL RECEITA FEDERAL DA 8A.RF/SP</text:p>
          </table:table-cell>
          <table:table-cell table:style-name="ce4" office:value-type="string" calcext:value-type="string">
            <text:p>00012</text:p>
          </table:table-cell>
          <table:table-cell table:style-name="ce4" office:value-type="string" calcext:value-type="string">
            <text:p>2018</text:p>
          </table:table-cell>
          <table:table-cell table:style-name="ce4" office:value-type="string" calcext:value-type="string">
            <text:p>00004</text:p>
          </table:table-cell>
          <table:table-cell table:style-name="ce5" office:value-type="string" calcext:value-type="string">
            <text:p>Objeto: Pregão Eletrônico - <text:s/>Registro de preços para serviços de outsourcing de impressão, contemplando o fornecimento de máquinas com manutenção, fornecimento de suprimentos, contagem de cópias, software de gerenciamento e todos os requisitos contidos no documento de Boas Práticas, orientações e vedações para contratação de serviços de outsourcing de impressão do Ministério do Planejamento, Desenvolvimento e Gestão.</text:p>
          </table:table-cell>
          <table:table-cell table:style-name="ce5" office:value-type="string" calcext:value-type="string">
            <text:p>OUTSOURCING DE IMPRESSAO - LOCACAO PAGINAS IMPRESSAS A4 <text:s/>SEMPAPEL</text:p>
          </table:table-cell>
          <table:table-cell table:style-name="ce5" office:value-type="string" calcext:value-type="string">
            <text:p>CÓPIAS P&amp;B MULTIFUNCIONAIS</text:p>
          </table:table-cell>
          <table:table-cell table:style-name="ce4" office:value-type="string" calcext:value-type="string">
            <text:p>17/01/2019</text:p>
          </table:table-cell>
          <table:table-cell table:style-name="ce4" office:value-type="string" calcext:value-type="string">
            <text:p>23/01/2019</text:p>
          </table:table-cell>
          <table:table-cell table:style-name="ce4" office:value-type="string" calcext:value-type="string">
            <text:p>23/01/2020</text:p>
          </table:table-cell>
          <table:table-cell table:style-name="ce4" office:value-type="string" calcext:value-type="string">
            <text:p>PÁGINAS</text:p>
          </table:table-cell>
          <table:table-cell table:style-name="ce8" office:value-type="float" office:value="0.02" calcext:value-type="float">
            <text:p>0,02</text:p>
          </table:table-cell>
          <table:table-cell table:style-name="ce8" office:value-type="float" office:value="1770185.59" calcext:value-type="float">
            <text:p>1.770.185,59</text:p>
          </table:table-cell>
          <table:table-cell table:style-name="ce12" table:formula="of:=HYPERLINK(IF([.B27]=&quot;SISPP&quot;;&quot;http://comprasnet.gov.br/acesso.asp?url=/livre/Resultado/conrelit00.asp&quot;;&quot;https://www2.comprasnet.gov.br/siasgnet-atasrp/public/pesquisarItemSRP.do?method=iniciar&amp;parametro.identificacaoCompra.numeroUasg=&quot;&amp;[.D27]&amp;&quot;&amp;parametro.identificacaoCompra.modalidadeCompra=&quot;&amp;IF([.A27]=&quot;Convite&quot;;&quot;01&quot;;IF([.A27]=&quot;Tomada de Preços&quot;;&quot;2&quot;;IF([.A27]=&quot;Concorrência&quot;;&quot;3&quot;;IF([.A27]=&quot;Concorrência Internacional&quot;;&quot;4&quot;;IF([.A27]=&quot;Pregão&quot;;&quot;5&quot;;IF([.A27]=&quot;Dispensa de Licitação&quot;;&quot;6&quot;;IF([.A27]=&quot;Inexigibilidade de Licitação&quot;;&quot;7&quot;;IF([.A27]=&quot;Concurso&quot;;&quot;20&quot;;IF([.A27]=&quot;Tomada de Preços por Técnica e Preço&quot;;&quot;22&quot;;IF([.A27]=&quot;Concorrência por Técnica e Preço&quot;;&quot;33&quot;;IF([.A27]=&quot;Concorrência Internacional por Técnica e Preço&quot;;&quot;44&quot;;&quot;&quot;)))))))))))&amp;&quot;&amp;parametro.identificacaoCompra.numeroCompra=&quot;&amp;[.F27]&amp;&quot;&amp;parametro.identificacaoCompra.anoCompra=&quot;&amp;[.G27]); [.F27]&amp;&quot;/&quot;&amp;[.G27])" office:value-type="string" office:string-value="00012/2018" calcext:value-type="string">
            <text:p>00012/2018</text:p>
          </table:table-cell>
          <table:table-cell table:style-name="ce12" table:formula="of:=IF(OR([.A27]=&quot;DISPENSA DE LICITAÇÃO&quot;;[.A27]=&quot;INEXIGIBILIDADE DE LICITAÇÃO&quot;);&quot;Sem edital devido a modalidade de licitação&quot;;HYPERLINK(&quot;http://comprasnet.gov.br/ConsultaLicitacoes/Download/Download.asp?coduasg=&quot;&amp;[.D27]&amp;&quot;&amp;numprp=&quot;&amp;[.F27]&amp;[.G27]&amp;&quot;&amp;modprp=&quot;&amp;IF([.A27]=&quot;Convite&quot;;&quot;01&quot;;IF([.A27]=&quot;Tomada de Preços&quot;;&quot;2&quot;;IF([.A27]=&quot;Concorrência&quot;;&quot;3&quot;;IF([.A27]=&quot;Concorrência Internacional&quot;;&quot;4&quot;;IF([.A27]=&quot;Pregão&quot;;&quot;5&quot;;IF([.A27]=&quot;Dispensa de Licitação&quot;;&quot;6&quot;;IF([.A27]=&quot;Inexigibilidade de Licitação&quot;;&quot;7&quot;;IF([.A27]=&quot;Concurso&quot;;&quot;20&quot;;IF([.A27]=&quot;Tomada de Preços por Técnica e Preço&quot;;&quot;22&quot;;IF([.A27]=&quot;Concorrência por Técnica e Preço&quot;;&quot;33&quot;;IF([.A27]=&quot;Concorrência Internacional por Técnica e Preço&quot;;&quot;44&quot;;&quot;&quot;)))))))))))&amp;&quot;&amp;bidbird=n&quot;;&quot;edital&quot;))" office:value-type="string" office:string-value="edital" calcext:value-type="string">
            <text:p>edital</text:p>
          </table:table-cell>
          <table:table-cell table:style-name="ce12" table:formula="of:=HYPERLINK(IF([.B27]=&quot;SISPP&quot;;&quot;http://comprasnet.gov.br/acesso.asp?url=/livre/Resultado/conrelit00.asp&quot;;&quot;https://www2.comprasnet.gov.br/siasgnet-atasrp/public/visualizarItemSRP.do?method=iniciar&amp;identificacaoCompra.numeroUasg=&quot;&amp;[.D27]&amp;&quot;&amp;identificacaoCompra.modalidadeCompra=5&amp;identificacaoCompra.numeroCompra=&quot;&amp;[.F27]&amp;&quot;&amp;identificacaoCompra.anoCompra=&quot;&amp;[.G27]&amp;&quot;&amp;numeroItem=&quot;&amp;RIGHT([.H27];3));[.H27])" office:value-type="string" office:string-value="00004" calcext:value-type="string">
            <text:p>00004</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AM</text:p>
          </table:table-cell>
          <table:table-cell table:style-name="ce4" office:value-type="string" calcext:value-type="string">
            <text:p>80002</text:p>
          </table:table-cell>
          <table:table-cell table:style-name="ce5" office:value-type="string" calcext:value-type="string">
            <text:p>TRIBUNAL REGIONAL DO TRABALHO DA 11A.REGIAO</text:p>
          </table:table-cell>
          <table:table-cell table:style-name="ce4" office:value-type="string" calcext:value-type="string">
            <text:p>00014</text:p>
          </table:table-cell>
          <table:table-cell table:style-name="ce4" office:value-type="string" calcext:value-type="string">
            <text:p>2018</text:p>
          </table:table-cell>
          <table:table-cell table:style-name="ce4" office:value-type="string" calcext:value-type="string">
            <text:p>00007</text:p>
          </table:table-cell>
          <table:table-cell table:style-name="ce5" office:value-type="string" calcext:value-type="string">
            <text:p>Objeto: Pregão Eletrônico - <text:s/>O objeto da presente licitação é o registro de preços para a eventual contratação de pessoa jurídica para prestação de serviços contínuos de eletrografia, com emprego de solução de gestão através de software, incluso o fornecimento dos equipamentos e suporte on-site, assim como todos os suprimentos, peças e materiais de consumo, exceto papel, conforme especificações, condições, quantidades e exigências estabelecidas no Edital e seus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ESTIMATIVA MENSAL DE PÁGINA IMPRESSA EM MÁQUINA <text:s/>SIMPLES MONOCROMÁTICA - TIPO 2</text:p>
          </table:table-cell>
          <table:table-cell table:number-columns-repeated="2" table:style-name="ce4" office:value-type="string" calcext:value-type="string">
            <text:p>06/06/2018</text:p>
          </table:table-cell>
          <table:table-cell table:style-name="ce4" office:value-type="string" calcext:value-type="string">
            <text:p>10/06/2019</text:p>
          </table:table-cell>
          <table:table-cell table:style-name="ce4" office:value-type="string" calcext:value-type="string">
            <text:p>PÁGINAS</text:p>
          </table:table-cell>
          <table:table-cell table:style-name="ce8" office:value-type="float" office:value="0.02" calcext:value-type="float">
            <text:p>0,02</text:p>
          </table:table-cell>
          <table:table-cell table:style-name="ce8" office:value-type="float" office:value="8230" calcext:value-type="float">
            <text:p>8.230,00</text:p>
          </table:table-cell>
          <table:table-cell table:style-name="ce12" table:formula="of:=HYPERLINK(IF([.B28]=&quot;SISPP&quot;;&quot;http://comprasnet.gov.br/acesso.asp?url=/livre/Resultado/conrelit00.asp&quot;;&quot;https://www2.comprasnet.gov.br/siasgnet-atasrp/public/pesquisarItemSRP.do?method=iniciar&amp;parametro.identificacaoCompra.numeroUasg=&quot;&amp;[.D28]&amp;&quot;&amp;parametro.identificacaoCompra.modalidadeCompra=&quot;&amp;IF([.A28]=&quot;Convite&quot;;&quot;01&quot;;IF([.A28]=&quot;Tomada de Preços&quot;;&quot;2&quot;;IF([.A28]=&quot;Concorrência&quot;;&quot;3&quot;;IF([.A28]=&quot;Concorrência Internacional&quot;;&quot;4&quot;;IF([.A28]=&quot;Pregão&quot;;&quot;5&quot;;IF([.A28]=&quot;Dispensa de Licitação&quot;;&quot;6&quot;;IF([.A28]=&quot;Inexigibilidade de Licitação&quot;;&quot;7&quot;;IF([.A28]=&quot;Concurso&quot;;&quot;20&quot;;IF([.A28]=&quot;Tomada de Preços por Técnica e Preço&quot;;&quot;22&quot;;IF([.A28]=&quot;Concorrência por Técnica e Preço&quot;;&quot;33&quot;;IF([.A28]=&quot;Concorrência Internacional por Técnica e Preço&quot;;&quot;44&quot;;&quot;&quot;)))))))))))&amp;&quot;&amp;parametro.identificacaoCompra.numeroCompra=&quot;&amp;[.F28]&amp;&quot;&amp;parametro.identificacaoCompra.anoCompra=&quot;&amp;[.G28]); [.F28]&amp;&quot;/&quot;&amp;[.G28])" office:value-type="string" office:string-value="00014/2018" calcext:value-type="string">
            <text:p>00014/2018</text:p>
          </table:table-cell>
          <table:table-cell table:style-name="ce12" table:formula="of:=IF(OR([.A28]=&quot;DISPENSA DE LICITAÇÃO&quot;;[.A28]=&quot;INEXIGIBILIDADE DE LICITAÇÃO&quot;);&quot;Sem edital devido a modalidade de licitação&quot;;HYPERLINK(&quot;http://comprasnet.gov.br/ConsultaLicitacoes/Download/Download.asp?coduasg=&quot;&amp;[.D28]&amp;&quot;&amp;numprp=&quot;&amp;[.F28]&amp;[.G28]&amp;&quot;&amp;modprp=&quot;&amp;IF([.A28]=&quot;Convite&quot;;&quot;01&quot;;IF([.A28]=&quot;Tomada de Preços&quot;;&quot;2&quot;;IF([.A28]=&quot;Concorrência&quot;;&quot;3&quot;;IF([.A28]=&quot;Concorrência Internacional&quot;;&quot;4&quot;;IF([.A28]=&quot;Pregão&quot;;&quot;5&quot;;IF([.A28]=&quot;Dispensa de Licitação&quot;;&quot;6&quot;;IF([.A28]=&quot;Inexigibilidade de Licitação&quot;;&quot;7&quot;;IF([.A28]=&quot;Concurso&quot;;&quot;20&quot;;IF([.A28]=&quot;Tomada de Preços por Técnica e Preço&quot;;&quot;22&quot;;IF([.A28]=&quot;Concorrência por Técnica e Preço&quot;;&quot;33&quot;;IF([.A28]=&quot;Concorrência Internacional por Técnica e Preço&quot;;&quot;44&quot;;&quot;&quot;)))))))))))&amp;&quot;&amp;bidbird=n&quot;;&quot;edital&quot;))" office:value-type="string" office:string-value="edital" calcext:value-type="string">
            <text:p>edital</text:p>
          </table:table-cell>
          <table:table-cell table:style-name="ce12" table:formula="of:=HYPERLINK(IF([.B28]=&quot;SISPP&quot;;&quot;http://comprasnet.gov.br/acesso.asp?url=/livre/Resultado/conrelit00.asp&quot;;&quot;https://www2.comprasnet.gov.br/siasgnet-atasrp/public/visualizarItemSRP.do?method=iniciar&amp;identificacaoCompra.numeroUasg=&quot;&amp;[.D28]&amp;&quot;&amp;identificacaoCompra.modalidadeCompra=5&amp;identificacaoCompra.numeroCompra=&quot;&amp;[.F28]&amp;&quot;&amp;identificacaoCompra.anoCompra=&quot;&amp;[.G28]&amp;&quot;&amp;numeroItem=&quot;&amp;RIGHT([.H28];3));[.H28])" office:value-type="string" office:string-value="00007" calcext:value-type="string">
            <text:p>00007</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AM</text:p>
          </table:table-cell>
          <table:table-cell table:style-name="ce4" office:value-type="string" calcext:value-type="string">
            <text:p>80002</text:p>
          </table:table-cell>
          <table:table-cell table:style-name="ce5" office:value-type="string" calcext:value-type="string">
            <text:p>TRIBUNAL REGIONAL DO TRABALHO DA 11A.REGIAO</text:p>
          </table:table-cell>
          <table:table-cell table:style-name="ce4" office:value-type="string" calcext:value-type="string">
            <text:p>00014</text:p>
          </table:table-cell>
          <table:table-cell table:style-name="ce4" office:value-type="string" calcext:value-type="string">
            <text:p>2018</text:p>
          </table:table-cell>
          <table:table-cell table:style-name="ce4" office:value-type="string" calcext:value-type="string">
            <text:p>00006</text:p>
          </table:table-cell>
          <table:table-cell table:style-name="ce5" office:value-type="string" calcext:value-type="string">
            <text:p>Objeto: Pregão Eletrônico - <text:s/>O objeto da presente licitação é o registro de preços para a eventual contratação de pessoa jurídica para prestação de serviços contínuos de eletrografia, com emprego de solução de gestão através de software, incluso o fornecimento dos equipamentos e suporte on-site, assim como todos os suprimentos, peças e materiais de consumo, exceto papel, conforme especificações, condições, quantidades e exigências estabelecidas no Edital e seus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ESTIMATIVA MENSAL DE PÁGINA IMPRESSA EM MÁQUINA MULTIFUNCIONAL MONOCROMÁTICA A 4 <text:s text:c="2"/>TIPO 1</text:p>
          </table:table-cell>
          <table:table-cell table:number-columns-repeated="2" table:style-name="ce4" office:value-type="string" calcext:value-type="string">
            <text:p>06/06/2018</text:p>
          </table:table-cell>
          <table:table-cell table:style-name="ce4" office:value-type="string" calcext:value-type="string">
            <text:p>10/06/2019</text:p>
          </table:table-cell>
          <table:table-cell table:style-name="ce4" office:value-type="string" calcext:value-type="string">
            <text:p>PÁGINAS</text:p>
          </table:table-cell>
          <table:table-cell table:style-name="ce8" office:value-type="float" office:value="0.02" calcext:value-type="float">
            <text:p>0,02</text:p>
          </table:table-cell>
          <table:table-cell table:style-name="ce8" office:value-type="float" office:value="12100" calcext:value-type="float">
            <text:p>12.100,00</text:p>
          </table:table-cell>
          <table:table-cell table:style-name="ce12" table:formula="of:=HYPERLINK(IF([.B29]=&quot;SISPP&quot;;&quot;http://comprasnet.gov.br/acesso.asp?url=/livre/Resultado/conrelit00.asp&quot;;&quot;https://www2.comprasnet.gov.br/siasgnet-atasrp/public/pesquisarItemSRP.do?method=iniciar&amp;parametro.identificacaoCompra.numeroUasg=&quot;&amp;[.D29]&amp;&quot;&amp;parametro.identificacaoCompra.modalidadeCompra=&quot;&amp;IF([.A29]=&quot;Convite&quot;;&quot;01&quot;;IF([.A29]=&quot;Tomada de Preços&quot;;&quot;2&quot;;IF([.A29]=&quot;Concorrência&quot;;&quot;3&quot;;IF([.A29]=&quot;Concorrência Internacional&quot;;&quot;4&quot;;IF([.A29]=&quot;Pregão&quot;;&quot;5&quot;;IF([.A29]=&quot;Dispensa de Licitação&quot;;&quot;6&quot;;IF([.A29]=&quot;Inexigibilidade de Licitação&quot;;&quot;7&quot;;IF([.A29]=&quot;Concurso&quot;;&quot;20&quot;;IF([.A29]=&quot;Tomada de Preços por Técnica e Preço&quot;;&quot;22&quot;;IF([.A29]=&quot;Concorrência por Técnica e Preço&quot;;&quot;33&quot;;IF([.A29]=&quot;Concorrência Internacional por Técnica e Preço&quot;;&quot;44&quot;;&quot;&quot;)))))))))))&amp;&quot;&amp;parametro.identificacaoCompra.numeroCompra=&quot;&amp;[.F29]&amp;&quot;&amp;parametro.identificacaoCompra.anoCompra=&quot;&amp;[.G29]); [.F29]&amp;&quot;/&quot;&amp;[.G29])" office:value-type="string" office:string-value="00014/2018" calcext:value-type="string">
            <text:p>00014/2018</text:p>
          </table:table-cell>
          <table:table-cell table:style-name="ce12" table:formula="of:=IF(OR([.A29]=&quot;DISPENSA DE LICITAÇÃO&quot;;[.A29]=&quot;INEXIGIBILIDADE DE LICITAÇÃO&quot;);&quot;Sem edital devido a modalidade de licitação&quot;;HYPERLINK(&quot;http://comprasnet.gov.br/ConsultaLicitacoes/Download/Download.asp?coduasg=&quot;&amp;[.D29]&amp;&quot;&amp;numprp=&quot;&amp;[.F29]&amp;[.G29]&amp;&quot;&amp;modprp=&quot;&amp;IF([.A29]=&quot;Convite&quot;;&quot;01&quot;;IF([.A29]=&quot;Tomada de Preços&quot;;&quot;2&quot;;IF([.A29]=&quot;Concorrência&quot;;&quot;3&quot;;IF([.A29]=&quot;Concorrência Internacional&quot;;&quot;4&quot;;IF([.A29]=&quot;Pregão&quot;;&quot;5&quot;;IF([.A29]=&quot;Dispensa de Licitação&quot;;&quot;6&quot;;IF([.A29]=&quot;Inexigibilidade de Licitação&quot;;&quot;7&quot;;IF([.A29]=&quot;Concurso&quot;;&quot;20&quot;;IF([.A29]=&quot;Tomada de Preços por Técnica e Preço&quot;;&quot;22&quot;;IF([.A29]=&quot;Concorrência por Técnica e Preço&quot;;&quot;33&quot;;IF([.A29]=&quot;Concorrência Internacional por Técnica e Preço&quot;;&quot;44&quot;;&quot;&quot;)))))))))))&amp;&quot;&amp;bidbird=n&quot;;&quot;edital&quot;))" office:value-type="string" office:string-value="edital" calcext:value-type="string">
            <text:p>edital</text:p>
          </table:table-cell>
          <table:table-cell table:style-name="ce12" table:formula="of:=HYPERLINK(IF([.B29]=&quot;SISPP&quot;;&quot;http://comprasnet.gov.br/acesso.asp?url=/livre/Resultado/conrelit00.asp&quot;;&quot;https://www2.comprasnet.gov.br/siasgnet-atasrp/public/visualizarItemSRP.do?method=iniciar&amp;identificacaoCompra.numeroUasg=&quot;&amp;[.D29]&amp;&quot;&amp;identificacaoCompra.modalidadeCompra=5&amp;identificacaoCompra.numeroCompra=&quot;&amp;[.F29]&amp;&quot;&amp;identificacaoCompra.anoCompra=&quot;&amp;[.G29]&amp;&quot;&amp;numeroItem=&quot;&amp;RIGHT([.H29];3));[.H29])" office:value-type="string" office:string-value="00006" calcext:value-type="string">
            <text:p>00006</text:p>
          </table:table-cell>
          <table:table-cell table:number-columns-repeated="1004"/>
        </table:table-row>
        <table:table-row table:style-name="ro6">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DF</text:p>
          </table:table-cell>
          <table:table-cell table:style-name="ce4" office:value-type="string" calcext:value-type="string">
            <text:p>60001</text:p>
          </table:table-cell>
          <table:table-cell table:style-name="ce5" office:value-type="string" calcext:value-type="string">
            <text:p>STM _ SUPERIOR TRIBUNAL MILITAR/DF</text:p>
          </table:table-cell>
          <table:table-cell table:style-name="ce4" office:value-type="string" calcext:value-type="string">
            <text:p>00088</text:p>
          </table:table-cell>
          <table:table-cell table:style-name="ce4" office:value-type="string" calcext:value-type="string">
            <text:p>2018</text:p>
          </table:table-cell>
          <table:table-cell table:style-name="ce4" office:value-type="string" calcext:value-type="string">
            <text:p>00001</text:p>
          </table:table-cell>
          <table:table-cell table:style-name="ce5" office:value-type="string" calcext:value-type="string">
            <text:p>Objeto: Pregão Eletrônico - <text:s/>Contratação de solução integrada de outsourcing de impressão, pelo Sistema de Registro de Preços (SRP).</text:p>
          </table:table-cell>
          <table:table-cell table:style-name="ce5" office:value-type="string" calcext:value-type="string">
            <text:p>OUTSOURCING DE IMPRESSAO - LOCACAO PAGINAS IMPRESSAS A4 <text:s/>SEMPAPEL</text:p>
          </table:table-cell>
          <table:table-cell table:style-name="ce5" office:value-type="string" calcext:value-type="string">
            <text:p>IMPRESSÃO COLORIDA (MULTIFUNCIONAL TIPO I), CONFORME EDITAL.</text:p>
          </table:table-cell>
          <table:table-cell table:number-columns-repeated="2" table:style-name="ce4" office:value-type="string" calcext:value-type="string">
            <text:p>18/12/2018</text:p>
          </table:table-cell>
          <table:table-cell table:style-name="ce4" office:value-type="string" calcext:value-type="string">
            <text:p>20/12/2019</text:p>
          </table:table-cell>
          <table:table-cell table:style-name="ce4" office:value-type="string" calcext:value-type="string">
            <text:p>UNIDADE</text:p>
          </table:table-cell>
          <table:table-cell table:style-name="ce8" office:value-type="float" office:value="0.71" calcext:value-type="float">
            <text:p>0,71</text:p>
          </table:table-cell>
          <table:table-cell table:style-name="ce8" office:value-type="float" office:value="82849.19" calcext:value-type="float">
            <text:p>82.849,19</text:p>
          </table:table-cell>
          <table:table-cell table:style-name="ce12" table:formula="of:=HYPERLINK(IF([.B30]=&quot;SISPP&quot;;&quot;http://comprasnet.gov.br/acesso.asp?url=/livre/Resultado/conrelit00.asp&quot;;&quot;https://www2.comprasnet.gov.br/siasgnet-atasrp/public/pesquisarItemSRP.do?method=iniciar&amp;parametro.identificacaoCompra.numeroUasg=&quot;&amp;[.D30]&amp;&quot;&amp;parametro.identificacaoCompra.modalidadeCompra=&quot;&amp;IF([.A30]=&quot;Convite&quot;;&quot;01&quot;;IF([.A30]=&quot;Tomada de Preços&quot;;&quot;2&quot;;IF([.A30]=&quot;Concorrência&quot;;&quot;3&quot;;IF([.A30]=&quot;Concorrência Internacional&quot;;&quot;4&quot;;IF([.A30]=&quot;Pregão&quot;;&quot;5&quot;;IF([.A30]=&quot;Dispensa de Licitação&quot;;&quot;6&quot;;IF([.A30]=&quot;Inexigibilidade de Licitação&quot;;&quot;7&quot;;IF([.A30]=&quot;Concurso&quot;;&quot;20&quot;;IF([.A30]=&quot;Tomada de Preços por Técnica e Preço&quot;;&quot;22&quot;;IF([.A30]=&quot;Concorrência por Técnica e Preço&quot;;&quot;33&quot;;IF([.A30]=&quot;Concorrência Internacional por Técnica e Preço&quot;;&quot;44&quot;;&quot;&quot;)))))))))))&amp;&quot;&amp;parametro.identificacaoCompra.numeroCompra=&quot;&amp;[.F30]&amp;&quot;&amp;parametro.identificacaoCompra.anoCompra=&quot;&amp;[.G30]); [.F30]&amp;&quot;/&quot;&amp;[.G30])" office:value-type="string" office:string-value="00088/2018" calcext:value-type="string">
            <text:p>00088/2018</text:p>
          </table:table-cell>
          <table:table-cell table:style-name="ce12" table:formula="of:=IF(OR([.A30]=&quot;DISPENSA DE LICITAÇÃO&quot;;[.A30]=&quot;INEXIGIBILIDADE DE LICITAÇÃO&quot;);&quot;Sem edital devido a modalidade de licitação&quot;;HYPERLINK(&quot;http://comprasnet.gov.br/ConsultaLicitacoes/Download/Download.asp?coduasg=&quot;&amp;[.D30]&amp;&quot;&amp;numprp=&quot;&amp;[.F30]&amp;[.G30]&amp;&quot;&amp;modprp=&quot;&amp;IF([.A30]=&quot;Convite&quot;;&quot;01&quot;;IF([.A30]=&quot;Tomada de Preços&quot;;&quot;2&quot;;IF([.A30]=&quot;Concorrência&quot;;&quot;3&quot;;IF([.A30]=&quot;Concorrência Internacional&quot;;&quot;4&quot;;IF([.A30]=&quot;Pregão&quot;;&quot;5&quot;;IF([.A30]=&quot;Dispensa de Licitação&quot;;&quot;6&quot;;IF([.A30]=&quot;Inexigibilidade de Licitação&quot;;&quot;7&quot;;IF([.A30]=&quot;Concurso&quot;;&quot;20&quot;;IF([.A30]=&quot;Tomada de Preços por Técnica e Preço&quot;;&quot;22&quot;;IF([.A30]=&quot;Concorrência por Técnica e Preço&quot;;&quot;33&quot;;IF([.A30]=&quot;Concorrência Internacional por Técnica e Preço&quot;;&quot;44&quot;;&quot;&quot;)))))))))))&amp;&quot;&amp;bidbird=n&quot;;&quot;edital&quot;))" office:value-type="string" office:string-value="edital" calcext:value-type="string">
            <text:p>edital</text:p>
          </table:table-cell>
          <table:table-cell table:style-name="ce12" table:formula="of:=HYPERLINK(IF([.B30]=&quot;SISPP&quot;;&quot;http://comprasnet.gov.br/acesso.asp?url=/livre/Resultado/conrelit00.asp&quot;;&quot;https://www2.comprasnet.gov.br/siasgnet-atasrp/public/visualizarItemSRP.do?method=iniciar&amp;identificacaoCompra.numeroUasg=&quot;&amp;[.D30]&amp;&quot;&amp;identificacaoCompra.modalidadeCompra=5&amp;identificacaoCompra.numeroCompra=&quot;&amp;[.F30]&amp;&quot;&amp;identificacaoCompra.anoCompra=&quot;&amp;[.G30]&amp;&quot;&amp;numeroItem=&quot;&amp;RIGHT([.H30];3));[.H30])" office:value-type="string" office:string-value="00001" calcext:value-type="string">
            <text:p>00001</text:p>
          </table:table-cell>
          <table:table-cell table:number-columns-repeated="1004"/>
        </table:table-row>
        <table:table-row table:style-name="ro6">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DF</text:p>
          </table:table-cell>
          <table:table-cell table:style-name="ce4" office:value-type="string" calcext:value-type="string">
            <text:p>60001</text:p>
          </table:table-cell>
          <table:table-cell table:style-name="ce5" office:value-type="string" calcext:value-type="string">
            <text:p>STM _ SUPERIOR TRIBUNAL MILITAR/DF</text:p>
          </table:table-cell>
          <table:table-cell table:style-name="ce4" office:value-type="string" calcext:value-type="string">
            <text:p>00088</text:p>
          </table:table-cell>
          <table:table-cell table:style-name="ce4" office:value-type="string" calcext:value-type="string">
            <text:p>2018</text:p>
          </table:table-cell>
          <table:table-cell table:style-name="ce4" office:value-type="string" calcext:value-type="string">
            <text:p>00003</text:p>
          </table:table-cell>
          <table:table-cell table:style-name="ce5" office:value-type="string" calcext:value-type="string">
            <text:p>Objeto: Pregão Eletrônico - <text:s/>Contratação de solução integrada de outsourcing de impressão, pelo Sistema de Registro de Preços (SRP).</text:p>
          </table:table-cell>
          <table:table-cell table:style-name="ce5" office:value-type="string" calcext:value-type="string">
            <text:p>OUTSOURCING DE IMPRESSAO - LOCACAO PAGINAS IMPRESSAS A4 <text:s/>SEMPAPEL</text:p>
          </table:table-cell>
          <table:table-cell table:style-name="ce5" office:value-type="string" calcext:value-type="string">
            <text:p>IMPRESSÃO COLORIDA (MULTIFUNCIONAL TIPO II), CONFORME EDITAL.</text:p>
          </table:table-cell>
          <table:table-cell table:number-columns-repeated="2" table:style-name="ce4" office:value-type="string" calcext:value-type="string">
            <text:p>18/12/2018</text:p>
          </table:table-cell>
          <table:table-cell table:style-name="ce4" office:value-type="string" calcext:value-type="string">
            <text:p>20/12/2019</text:p>
          </table:table-cell>
          <table:table-cell table:style-name="ce4" office:value-type="string" calcext:value-type="string">
            <text:p>UNIDADE</text:p>
          </table:table-cell>
          <table:table-cell table:style-name="ce8" office:value-type="float" office:value="0.54" calcext:value-type="float">
            <text:p>0,54</text:p>
          </table:table-cell>
          <table:table-cell table:style-name="ce8" office:value-type="float" office:value="106338.96" calcext:value-type="float">
            <text:p>106.338,96</text:p>
          </table:table-cell>
          <table:table-cell table:style-name="ce12" table:formula="of:=HYPERLINK(IF([.B31]=&quot;SISPP&quot;;&quot;http://comprasnet.gov.br/acesso.asp?url=/livre/Resultado/conrelit00.asp&quot;;&quot;https://www2.comprasnet.gov.br/siasgnet-atasrp/public/pesquisarItemSRP.do?method=iniciar&amp;parametro.identificacaoCompra.numeroUasg=&quot;&amp;[.D31]&amp;&quot;&amp;parametro.identificacaoCompra.modalidadeCompra=&quot;&amp;IF([.A31]=&quot;Convite&quot;;&quot;01&quot;;IF([.A31]=&quot;Tomada de Preços&quot;;&quot;2&quot;;IF([.A31]=&quot;Concorrência&quot;;&quot;3&quot;;IF([.A31]=&quot;Concorrência Internacional&quot;;&quot;4&quot;;IF([.A31]=&quot;Pregão&quot;;&quot;5&quot;;IF([.A31]=&quot;Dispensa de Licitação&quot;;&quot;6&quot;;IF([.A31]=&quot;Inexigibilidade de Licitação&quot;;&quot;7&quot;;IF([.A31]=&quot;Concurso&quot;;&quot;20&quot;;IF([.A31]=&quot;Tomada de Preços por Técnica e Preço&quot;;&quot;22&quot;;IF([.A31]=&quot;Concorrência por Técnica e Preço&quot;;&quot;33&quot;;IF([.A31]=&quot;Concorrência Internacional por Técnica e Preço&quot;;&quot;44&quot;;&quot;&quot;)))))))))))&amp;&quot;&amp;parametro.identificacaoCompra.numeroCompra=&quot;&amp;[.F31]&amp;&quot;&amp;parametro.identificacaoCompra.anoCompra=&quot;&amp;[.G31]); [.F31]&amp;&quot;/&quot;&amp;[.G31])" office:value-type="string" office:string-value="00088/2018" calcext:value-type="string">
            <text:p>00088/2018</text:p>
          </table:table-cell>
          <table:table-cell table:style-name="ce12" table:formula="of:=IF(OR([.A31]=&quot;DISPENSA DE LICITAÇÃO&quot;;[.A31]=&quot;INEXIGIBILIDADE DE LICITAÇÃO&quot;);&quot;Sem edital devido a modalidade de licitação&quot;;HYPERLINK(&quot;http://comprasnet.gov.br/ConsultaLicitacoes/Download/Download.asp?coduasg=&quot;&amp;[.D31]&amp;&quot;&amp;numprp=&quot;&amp;[.F31]&amp;[.G31]&amp;&quot;&amp;modprp=&quot;&amp;IF([.A31]=&quot;Convite&quot;;&quot;01&quot;;IF([.A31]=&quot;Tomada de Preços&quot;;&quot;2&quot;;IF([.A31]=&quot;Concorrência&quot;;&quot;3&quot;;IF([.A31]=&quot;Concorrência Internacional&quot;;&quot;4&quot;;IF([.A31]=&quot;Pregão&quot;;&quot;5&quot;;IF([.A31]=&quot;Dispensa de Licitação&quot;;&quot;6&quot;;IF([.A31]=&quot;Inexigibilidade de Licitação&quot;;&quot;7&quot;;IF([.A31]=&quot;Concurso&quot;;&quot;20&quot;;IF([.A31]=&quot;Tomada de Preços por Técnica e Preço&quot;;&quot;22&quot;;IF([.A31]=&quot;Concorrência por Técnica e Preço&quot;;&quot;33&quot;;IF([.A31]=&quot;Concorrência Internacional por Técnica e Preço&quot;;&quot;44&quot;;&quot;&quot;)))))))))))&amp;&quot;&amp;bidbird=n&quot;;&quot;edital&quot;))" office:value-type="string" office:string-value="edital" calcext:value-type="string">
            <text:p>edital</text:p>
          </table:table-cell>
          <table:table-cell table:style-name="ce12" table:formula="of:=HYPERLINK(IF([.B31]=&quot;SISPP&quot;;&quot;http://comprasnet.gov.br/acesso.asp?url=/livre/Resultado/conrelit00.asp&quot;;&quot;https://www2.comprasnet.gov.br/siasgnet-atasrp/public/visualizarItemSRP.do?method=iniciar&amp;identificacaoCompra.numeroUasg=&quot;&amp;[.D31]&amp;&quot;&amp;identificacaoCompra.modalidadeCompra=5&amp;identificacaoCompra.numeroCompra=&quot;&amp;[.F31]&amp;&quot;&amp;identificacaoCompra.anoCompra=&quot;&amp;[.G31]&amp;&quot;&amp;numeroItem=&quot;&amp;RIGHT([.H31];3));[.H31])" office:value-type="string" office:string-value="00003" calcext:value-type="string">
            <text:p>00003</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SC</text:p>
          </table:table-cell>
          <table:table-cell table:style-name="ce4" office:value-type="string" calcext:value-type="string">
            <text:p>200125</text:p>
          </table:table-cell>
          <table:table-cell table:style-name="ce5" office:value-type="string" calcext:value-type="string">
            <text:p>SUPERINTENDENCIA REG. POL. RODV. FEDERAL-SC</text:p>
          </table:table-cell>
          <table:table-cell table:style-name="ce4" office:value-type="string" calcext:value-type="string">
            <text:p>00001</text:p>
          </table:table-cell>
          <table:table-cell table:style-name="ce4" office:value-type="string" calcext:value-type="string">
            <text:p>2019</text:p>
          </table:table-cell>
          <table:table-cell table:style-name="ce4" office:value-type="string" calcext:value-type="string">
            <text:p>00001</text:p>
          </table:table-cell>
          <table:table-cell table:style-name="ce5" office:value-type="string" calcext:value-type="string">
            <text:p>Objeto: Pregão Eletrônico - <text:s/>Contratação de empresa especializada na prestação de serviços de outsourcing de impressão, na modalidade franquia de páginas mais excedente, com fornecimento de software de gerenciamento de gestão, monitoramento e bilhetagem de impressão, acessórios, suprimentos, insumos/consumíveis originais (toner e outros, exceto papel), impressoras novas e assistência técnica/manutenção nos locais de instalação (com fornecimento de peças e componentes/toners), bem como quaisquer outros elementos</text:p>
          </table:table-cell>
          <table:table-cell table:style-name="ce5" office:value-type="string" calcext:value-type="string">
            <text:p>OUTSOURCING DE IMPRESSAO - LOCACAO PAGINAS IMPRESSAS A4 <text:s/>SEMPAPEL</text:p>
          </table:table-cell>
          <table:table-cell table:style-name="ce5" office:value-type="string" calcext:value-type="string">
            <text:p>IMPRESSÃO MONOCROMÁTICA - FRANQUIA</text:p>
          </table:table-cell>
          <table:table-cell table:number-columns-repeated="2" table:style-name="ce4" office:value-type="string" calcext:value-type="string">
            <text:p>07/03/2019</text:p>
          </table:table-cell>
          <table:table-cell table:style-name="ce4" office:value-type="string" calcext:value-type="string">
            <text:p>--</text:p>
          </table:table-cell>
          <table:table-cell table:style-name="ce4" office:value-type="string" calcext:value-type="string">
            <text:p>UNIDADE</text:p>
          </table:table-cell>
          <table:table-cell table:style-name="ce8" office:value-type="float" office:value="0.12" calcext:value-type="float">
            <text:p>0,12</text:p>
          </table:table-cell>
          <table:table-cell table:style-name="ce8" office:value-type="float" office:value="59712" calcext:value-type="float">
            <text:p>59.712,00</text:p>
          </table:table-cell>
          <table:table-cell table:style-name="ce12" table:formula="of:=HYPERLINK(IF([.B32]=&quot;SISPP&quot;;&quot;http://comprasnet.gov.br/acesso.asp?url=/livre/Resultado/conrelit00.asp&quot;;&quot;https://www2.comprasnet.gov.br/siasgnet-atasrp/public/pesquisarItemSRP.do?method=iniciar&amp;parametro.identificacaoCompra.numeroUasg=&quot;&amp;[.D32]&amp;&quot;&amp;parametro.identificacaoCompra.modalidadeCompra=&quot;&amp;IF([.A32]=&quot;Convite&quot;;&quot;01&quot;;IF([.A32]=&quot;Tomada de Preços&quot;;&quot;2&quot;;IF([.A32]=&quot;Concorrência&quot;;&quot;3&quot;;IF([.A32]=&quot;Concorrência Internacional&quot;;&quot;4&quot;;IF([.A32]=&quot;Pregão&quot;;&quot;5&quot;;IF([.A32]=&quot;Dispensa de Licitação&quot;;&quot;6&quot;;IF([.A32]=&quot;Inexigibilidade de Licitação&quot;;&quot;7&quot;;IF([.A32]=&quot;Concurso&quot;;&quot;20&quot;;IF([.A32]=&quot;Tomada de Preços por Técnica e Preço&quot;;&quot;22&quot;;IF([.A32]=&quot;Concorrência por Técnica e Preço&quot;;&quot;33&quot;;IF([.A32]=&quot;Concorrência Internacional por Técnica e Preço&quot;;&quot;44&quot;;&quot;&quot;)))))))))))&amp;&quot;&amp;parametro.identificacaoCompra.numeroCompra=&quot;&amp;[.F32]&amp;&quot;&amp;parametro.identificacaoCompra.anoCompra=&quot;&amp;[.G32]); [.F32]&amp;&quot;/&quot;&amp;[.G32])" office:value-type="string" office:string-value="00001/2019" calcext:value-type="string">
            <text:p>00001/2019</text:p>
          </table:table-cell>
          <table:table-cell table:style-name="ce12" table:formula="of:=IF(OR([.A32]=&quot;DISPENSA DE LICITAÇÃO&quot;;[.A32]=&quot;INEXIGIBILIDADE DE LICITAÇÃO&quot;);&quot;Sem edital devido a modalidade de licitação&quot;;HYPERLINK(&quot;http://comprasnet.gov.br/ConsultaLicitacoes/Download/Download.asp?coduasg=&quot;&amp;[.D32]&amp;&quot;&amp;numprp=&quot;&amp;[.F32]&amp;[.G32]&amp;&quot;&amp;modprp=&quot;&amp;IF([.A32]=&quot;Convite&quot;;&quot;01&quot;;IF([.A32]=&quot;Tomada de Preços&quot;;&quot;2&quot;;IF([.A32]=&quot;Concorrência&quot;;&quot;3&quot;;IF([.A32]=&quot;Concorrência Internacional&quot;;&quot;4&quot;;IF([.A32]=&quot;Pregão&quot;;&quot;5&quot;;IF([.A32]=&quot;Dispensa de Licitação&quot;;&quot;6&quot;;IF([.A32]=&quot;Inexigibilidade de Licitação&quot;;&quot;7&quot;;IF([.A32]=&quot;Concurso&quot;;&quot;20&quot;;IF([.A32]=&quot;Tomada de Preços por Técnica e Preço&quot;;&quot;22&quot;;IF([.A32]=&quot;Concorrência por Técnica e Preço&quot;;&quot;33&quot;;IF([.A32]=&quot;Concorrência Internacional por Técnica e Preço&quot;;&quot;44&quot;;&quot;&quot;)))))))))))&amp;&quot;&amp;bidbird=n&quot;;&quot;edital&quot;))" office:value-type="string" office:string-value="edital" calcext:value-type="string">
            <text:p>edital</text:p>
          </table:table-cell>
          <table:table-cell table:style-name="ce12" table:formula="of:=HYPERLINK(IF([.B32]=&quot;SISPP&quot;;&quot;http://comprasnet.gov.br/acesso.asp?url=/livre/Resultado/conrelit00.asp&quot;;&quot;https://www2.comprasnet.gov.br/siasgnet-atasrp/public/visualizarItemSRP.do?method=iniciar&amp;identificacaoCompra.numeroUasg=&quot;&amp;[.D32]&amp;&quot;&amp;identificacaoCompra.modalidadeCompra=5&amp;identificacaoCompra.numeroCompra=&quot;&amp;[.F32]&amp;&quot;&amp;identificacaoCompra.anoCompra=&quot;&amp;[.G32]&amp;&quot;&amp;numeroItem=&quot;&amp;RIGHT([.H32];3));[.H32])" office:value-type="string" office:string-value="00001" calcext:value-type="string">
            <text:p>00001</text:p>
          </table:table-cell>
          <table:table-cell table:number-columns-repeated="1004"/>
        </table:table-row>
        <table:table-row table:style-name="ro6">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DF</text:p>
          </table:table-cell>
          <table:table-cell table:style-name="ce4" office:value-type="string" calcext:value-type="string">
            <text:p>60001</text:p>
          </table:table-cell>
          <table:table-cell table:style-name="ce5" office:value-type="string" calcext:value-type="string">
            <text:p>STM _ SUPERIOR TRIBUNAL MILITAR/DF</text:p>
          </table:table-cell>
          <table:table-cell table:style-name="ce4" office:value-type="string" calcext:value-type="string">
            <text:p>00088</text:p>
          </table:table-cell>
          <table:table-cell table:style-name="ce4" office:value-type="string" calcext:value-type="string">
            <text:p>2018</text:p>
          </table:table-cell>
          <table:table-cell table:style-name="ce4" office:value-type="string" calcext:value-type="string">
            <text:p>00002</text:p>
          </table:table-cell>
          <table:table-cell table:style-name="ce5" office:value-type="string" calcext:value-type="string">
            <text:p>Objeto: Pregão Eletrônico - <text:s/>Contratação de solução integrada de outsourcing de impressão, pelo Sistema de Registro de Preços (SRP).</text:p>
          </table:table-cell>
          <table:table-cell table:style-name="ce5" office:value-type="string" calcext:value-type="string">
            <text:p>OUTSOURCING DE IMPRESSAO - LOCACAO PAGINAS IMPRESSAS A4 <text:s/>SEMPAPEL</text:p>
          </table:table-cell>
          <table:table-cell table:style-name="ce5" office:value-type="string" calcext:value-type="string">
            <text:p>IMPRESSÃO MONOCROMÁTICA (MULTIFUNCIONAL TIPO I), CONFORME EDITAL.</text:p>
          </table:table-cell>
          <table:table-cell table:number-columns-repeated="2" table:style-name="ce4" office:value-type="string" calcext:value-type="string">
            <text:p>18/12/2018</text:p>
          </table:table-cell>
          <table:table-cell table:style-name="ce4" office:value-type="string" calcext:value-type="string">
            <text:p>20/12/2019</text:p>
          </table:table-cell>
          <table:table-cell table:style-name="ce4" office:value-type="string" calcext:value-type="string">
            <text:p>UNIDADE</text:p>
          </table:table-cell>
          <table:table-cell table:style-name="ce8" office:value-type="float" office:value="0.24" calcext:value-type="float">
            <text:p>0,24</text:p>
          </table:table-cell>
          <table:table-cell table:style-name="ce8" office:value-type="float" office:value="18670.32" calcext:value-type="float">
            <text:p>18.670,32</text:p>
          </table:table-cell>
          <table:table-cell table:style-name="ce12" table:formula="of:=HYPERLINK(IF([.B33]=&quot;SISPP&quot;;&quot;http://comprasnet.gov.br/acesso.asp?url=/livre/Resultado/conrelit00.asp&quot;;&quot;https://www2.comprasnet.gov.br/siasgnet-atasrp/public/pesquisarItemSRP.do?method=iniciar&amp;parametro.identificacaoCompra.numeroUasg=&quot;&amp;[.D33]&amp;&quot;&amp;parametro.identificacaoCompra.modalidadeCompra=&quot;&amp;IF([.A33]=&quot;Convite&quot;;&quot;01&quot;;IF([.A33]=&quot;Tomada de Preços&quot;;&quot;2&quot;;IF([.A33]=&quot;Concorrência&quot;;&quot;3&quot;;IF([.A33]=&quot;Concorrência Internacional&quot;;&quot;4&quot;;IF([.A33]=&quot;Pregão&quot;;&quot;5&quot;;IF([.A33]=&quot;Dispensa de Licitação&quot;;&quot;6&quot;;IF([.A33]=&quot;Inexigibilidade de Licitação&quot;;&quot;7&quot;;IF([.A33]=&quot;Concurso&quot;;&quot;20&quot;;IF([.A33]=&quot;Tomada de Preços por Técnica e Preço&quot;;&quot;22&quot;;IF([.A33]=&quot;Concorrência por Técnica e Preço&quot;;&quot;33&quot;;IF([.A33]=&quot;Concorrência Internacional por Técnica e Preço&quot;;&quot;44&quot;;&quot;&quot;)))))))))))&amp;&quot;&amp;parametro.identificacaoCompra.numeroCompra=&quot;&amp;[.F33]&amp;&quot;&amp;parametro.identificacaoCompra.anoCompra=&quot;&amp;[.G33]); [.F33]&amp;&quot;/&quot;&amp;[.G33])" office:value-type="string" office:string-value="00088/2018" calcext:value-type="string">
            <text:p>00088/2018</text:p>
          </table:table-cell>
          <table:table-cell table:style-name="ce12" table:formula="of:=IF(OR([.A33]=&quot;DISPENSA DE LICITAÇÃO&quot;;[.A33]=&quot;INEXIGIBILIDADE DE LICITAÇÃO&quot;);&quot;Sem edital devido a modalidade de licitação&quot;;HYPERLINK(&quot;http://comprasnet.gov.br/ConsultaLicitacoes/Download/Download.asp?coduasg=&quot;&amp;[.D33]&amp;&quot;&amp;numprp=&quot;&amp;[.F33]&amp;[.G33]&amp;&quot;&amp;modprp=&quot;&amp;IF([.A33]=&quot;Convite&quot;;&quot;01&quot;;IF([.A33]=&quot;Tomada de Preços&quot;;&quot;2&quot;;IF([.A33]=&quot;Concorrência&quot;;&quot;3&quot;;IF([.A33]=&quot;Concorrência Internacional&quot;;&quot;4&quot;;IF([.A33]=&quot;Pregão&quot;;&quot;5&quot;;IF([.A33]=&quot;Dispensa de Licitação&quot;;&quot;6&quot;;IF([.A33]=&quot;Inexigibilidade de Licitação&quot;;&quot;7&quot;;IF([.A33]=&quot;Concurso&quot;;&quot;20&quot;;IF([.A33]=&quot;Tomada de Preços por Técnica e Preço&quot;;&quot;22&quot;;IF([.A33]=&quot;Concorrência por Técnica e Preço&quot;;&quot;33&quot;;IF([.A33]=&quot;Concorrência Internacional por Técnica e Preço&quot;;&quot;44&quot;;&quot;&quot;)))))))))))&amp;&quot;&amp;bidbird=n&quot;;&quot;edital&quot;))" office:value-type="string" office:string-value="edital" calcext:value-type="string">
            <text:p>edital</text:p>
          </table:table-cell>
          <table:table-cell table:style-name="ce12" table:formula="of:=HYPERLINK(IF([.B33]=&quot;SISPP&quot;;&quot;http://comprasnet.gov.br/acesso.asp?url=/livre/Resultado/conrelit00.asp&quot;;&quot;https://www2.comprasnet.gov.br/siasgnet-atasrp/public/visualizarItemSRP.do?method=iniciar&amp;identificacaoCompra.numeroUasg=&quot;&amp;[.D33]&amp;&quot;&amp;identificacaoCompra.modalidadeCompra=5&amp;identificacaoCompra.numeroCompra=&quot;&amp;[.F33]&amp;&quot;&amp;identificacaoCompra.anoCompra=&quot;&amp;[.G33]&amp;&quot;&amp;numeroItem=&quot;&amp;RIGHT([.H33];3));[.H33])" office:value-type="string" office:string-value="00002" calcext:value-type="string">
            <text:p>00002</text:p>
          </table:table-cell>
          <table:table-cell table:number-columns-repeated="1004"/>
        </table:table-row>
        <table:table-row table:style-name="ro6">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DF</text:p>
          </table:table-cell>
          <table:table-cell table:style-name="ce4" office:value-type="string" calcext:value-type="string">
            <text:p>60001</text:p>
          </table:table-cell>
          <table:table-cell table:style-name="ce5" office:value-type="string" calcext:value-type="string">
            <text:p>STM _ SUPERIOR TRIBUNAL MILITAR/DF</text:p>
          </table:table-cell>
          <table:table-cell table:style-name="ce4" office:value-type="string" calcext:value-type="string">
            <text:p>00088</text:p>
          </table:table-cell>
          <table:table-cell table:style-name="ce4" office:value-type="string" calcext:value-type="string">
            <text:p>2018</text:p>
          </table:table-cell>
          <table:table-cell table:style-name="ce4" office:value-type="string" calcext:value-type="string">
            <text:p>00004</text:p>
          </table:table-cell>
          <table:table-cell table:style-name="ce5" office:value-type="string" calcext:value-type="string">
            <text:p>Objeto: Pregão Eletrônico - <text:s/>Contratação de solução integrada de outsourcing de impressão, pelo Sistema de Registro de Preços (SRP).</text:p>
          </table:table-cell>
          <table:table-cell table:style-name="ce5" office:value-type="string" calcext:value-type="string">
            <text:p>OUTSOURCING DE IMPRESSAO - LOCACAO PAGINAS IMPRESSAS A4 <text:s/>SEMPAPEL</text:p>
          </table:table-cell>
          <table:table-cell table:style-name="ce5" office:value-type="string" calcext:value-type="string">
            <text:p>IMPRESSÃO MONOCROMÁTICA (MULTIFUNCIONAL TIPO II), CONFORME EDITAL.</text:p>
          </table:table-cell>
          <table:table-cell table:number-columns-repeated="2" table:style-name="ce4" office:value-type="string" calcext:value-type="string">
            <text:p>18/12/2018</text:p>
          </table:table-cell>
          <table:table-cell table:style-name="ce4" office:value-type="string" calcext:value-type="string">
            <text:p>20/12/2019</text:p>
          </table:table-cell>
          <table:table-cell table:style-name="ce4" office:value-type="string" calcext:value-type="string">
            <text:p>UNIDADE</text:p>
          </table:table-cell>
          <table:table-cell table:style-name="ce8" office:value-type="float" office:value="0.24" calcext:value-type="float">
            <text:p>0,24</text:p>
          </table:table-cell>
          <table:table-cell table:style-name="ce8" office:value-type="float" office:value="31507.68" calcext:value-type="float">
            <text:p>31.507,68</text:p>
          </table:table-cell>
          <table:table-cell table:style-name="ce12" table:formula="of:=HYPERLINK(IF([.B34]=&quot;SISPP&quot;;&quot;http://comprasnet.gov.br/acesso.asp?url=/livre/Resultado/conrelit00.asp&quot;;&quot;https://www2.comprasnet.gov.br/siasgnet-atasrp/public/pesquisarItemSRP.do?method=iniciar&amp;parametro.identificacaoCompra.numeroUasg=&quot;&amp;[.D34]&amp;&quot;&amp;parametro.identificacaoCompra.modalidadeCompra=&quot;&amp;IF([.A34]=&quot;Convite&quot;;&quot;01&quot;;IF([.A34]=&quot;Tomada de Preços&quot;;&quot;2&quot;;IF([.A34]=&quot;Concorrência&quot;;&quot;3&quot;;IF([.A34]=&quot;Concorrência Internacional&quot;;&quot;4&quot;;IF([.A34]=&quot;Pregão&quot;;&quot;5&quot;;IF([.A34]=&quot;Dispensa de Licitação&quot;;&quot;6&quot;;IF([.A34]=&quot;Inexigibilidade de Licitação&quot;;&quot;7&quot;;IF([.A34]=&quot;Concurso&quot;;&quot;20&quot;;IF([.A34]=&quot;Tomada de Preços por Técnica e Preço&quot;;&quot;22&quot;;IF([.A34]=&quot;Concorrência por Técnica e Preço&quot;;&quot;33&quot;;IF([.A34]=&quot;Concorrência Internacional por Técnica e Preço&quot;;&quot;44&quot;;&quot;&quot;)))))))))))&amp;&quot;&amp;parametro.identificacaoCompra.numeroCompra=&quot;&amp;[.F34]&amp;&quot;&amp;parametro.identificacaoCompra.anoCompra=&quot;&amp;[.G34]); [.F34]&amp;&quot;/&quot;&amp;[.G34])" office:value-type="string" office:string-value="00088/2018" calcext:value-type="string">
            <text:p>00088/2018</text:p>
          </table:table-cell>
          <table:table-cell table:style-name="ce12" table:formula="of:=IF(OR([.A34]=&quot;DISPENSA DE LICITAÇÃO&quot;;[.A34]=&quot;INEXIGIBILIDADE DE LICITAÇÃO&quot;);&quot;Sem edital devido a modalidade de licitação&quot;;HYPERLINK(&quot;http://comprasnet.gov.br/ConsultaLicitacoes/Download/Download.asp?coduasg=&quot;&amp;[.D34]&amp;&quot;&amp;numprp=&quot;&amp;[.F34]&amp;[.G34]&amp;&quot;&amp;modprp=&quot;&amp;IF([.A34]=&quot;Convite&quot;;&quot;01&quot;;IF([.A34]=&quot;Tomada de Preços&quot;;&quot;2&quot;;IF([.A34]=&quot;Concorrência&quot;;&quot;3&quot;;IF([.A34]=&quot;Concorrência Internacional&quot;;&quot;4&quot;;IF([.A34]=&quot;Pregão&quot;;&quot;5&quot;;IF([.A34]=&quot;Dispensa de Licitação&quot;;&quot;6&quot;;IF([.A34]=&quot;Inexigibilidade de Licitação&quot;;&quot;7&quot;;IF([.A34]=&quot;Concurso&quot;;&quot;20&quot;;IF([.A34]=&quot;Tomada de Preços por Técnica e Preço&quot;;&quot;22&quot;;IF([.A34]=&quot;Concorrência por Técnica e Preço&quot;;&quot;33&quot;;IF([.A34]=&quot;Concorrência Internacional por Técnica e Preço&quot;;&quot;44&quot;;&quot;&quot;)))))))))))&amp;&quot;&amp;bidbird=n&quot;;&quot;edital&quot;))" office:value-type="string" office:string-value="edital" calcext:value-type="string">
            <text:p>edital</text:p>
          </table:table-cell>
          <table:table-cell table:style-name="ce12" table:formula="of:=HYPERLINK(IF([.B34]=&quot;SISPP&quot;;&quot;http://comprasnet.gov.br/acesso.asp?url=/livre/Resultado/conrelit00.asp&quot;;&quot;https://www2.comprasnet.gov.br/siasgnet-atasrp/public/visualizarItemSRP.do?method=iniciar&amp;identificacaoCompra.numeroUasg=&quot;&amp;[.D34]&amp;&quot;&amp;identificacaoCompra.modalidadeCompra=5&amp;identificacaoCompra.numeroCompra=&quot;&amp;[.F34]&amp;&quot;&amp;identificacaoCompra.anoCompra=&quot;&amp;[.G34]&amp;&quot;&amp;numeroItem=&quot;&amp;RIGHT([.H34];3));[.H34])" office:value-type="string" office:string-value="00004" calcext:value-type="string">
            <text:p>00004</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MT</text:p>
          </table:table-cell>
          <table:table-cell table:style-name="ce4" office:value-type="string" calcext:value-type="string">
            <text:p>154045</text:p>
          </table:table-cell>
          <table:table-cell table:style-name="ce5" office:value-type="string" calcext:value-type="string">
            <text:p>FUNDACAO UNIVERSIDADE FEDERAL DE MATO GROSSO</text:p>
          </table:table-cell>
          <table:table-cell table:style-name="ce4" office:value-type="string" calcext:value-type="string">
            <text:p>00035</text:p>
          </table:table-cell>
          <table:table-cell table:style-name="ce4" office:value-type="string" calcext:value-type="string">
            <text:p>2018</text:p>
          </table:table-cell>
          <table:table-cell table:style-name="ce4" office:value-type="string" calcext:value-type="string">
            <text:p>00006</text:p>
          </table:table-cell>
          <table:table-cell table:style-name="ce5" office:value-type="string" calcext:value-type="string">
            <text:p>Objeto: Pregão Eletrônico - <text:s/>Futura e eventual contratação de solução para impressão com fornecimento de equipamentos, sistema de gerenciamento de impressões, suprimentos para impressão (exceto papel) e manutenção preventiva e corretiva dos equipamentos (com substituição de peças, componentes e materiais), para atender as necessidades das Unidades Acadêmicas e Administrativas da Fundação Universidade Federal de Mato Grosso - FUFMT.</text:p>
          </table:table-cell>
          <table:table-cell table:style-name="ce5" office:value-type="string" calcext:value-type="string">
            <text:p>OUTSOURCING DE IMPRESSAO - LOCACAO PAGINAS IMPRESSAS A4 <text:s/>SEMPAPEL</text:p>
          </table:table-cell>
          <table:table-cell table:style-name="ce5" office:value-type="string" calcext:value-type="string">
            <text:p>IMPRESSÃO/CÓPIA MONOCROMÁTICA NO CAMPUS CUIABÁ.</text:p>
          </table:table-cell>
          <table:table-cell table:number-columns-repeated="2" table:style-name="ce4" office:value-type="string" calcext:value-type="string">
            <text:p>19/07/2018</text:p>
          </table:table-cell>
          <table:table-cell table:style-name="ce4" office:value-type="string" calcext:value-type="string">
            <text:p>23/07/2019</text:p>
          </table:table-cell>
          <table:table-cell table:style-name="ce4" office:value-type="string" calcext:value-type="string">
            <text:p>PÁGINA</text:p>
          </table:table-cell>
          <table:table-cell table:style-name="ce8" office:value-type="float" office:value="0.04" calcext:value-type="float">
            <text:p>0,04</text:p>
          </table:table-cell>
          <table:table-cell table:style-name="ce8" office:value-type="float" office:value="349050.24" calcext:value-type="float">
            <text:p>349.050,24</text:p>
          </table:table-cell>
          <table:table-cell table:style-name="ce12" table:formula="of:=HYPERLINK(IF([.B35]=&quot;SISPP&quot;;&quot;http://comprasnet.gov.br/acesso.asp?url=/livre/Resultado/conrelit00.asp&quot;;&quot;https://www2.comprasnet.gov.br/siasgnet-atasrp/public/pesquisarItemSRP.do?method=iniciar&amp;parametro.identificacaoCompra.numeroUasg=&quot;&amp;[.D35]&amp;&quot;&amp;parametro.identificacaoCompra.modalidadeCompra=&quot;&amp;IF([.A35]=&quot;Convite&quot;;&quot;01&quot;;IF([.A35]=&quot;Tomada de Preços&quot;;&quot;2&quot;;IF([.A35]=&quot;Concorrência&quot;;&quot;3&quot;;IF([.A35]=&quot;Concorrência Internacional&quot;;&quot;4&quot;;IF([.A35]=&quot;Pregão&quot;;&quot;5&quot;;IF([.A35]=&quot;Dispensa de Licitação&quot;;&quot;6&quot;;IF([.A35]=&quot;Inexigibilidade de Licitação&quot;;&quot;7&quot;;IF([.A35]=&quot;Concurso&quot;;&quot;20&quot;;IF([.A35]=&quot;Tomada de Preços por Técnica e Preço&quot;;&quot;22&quot;;IF([.A35]=&quot;Concorrência por Técnica e Preço&quot;;&quot;33&quot;;IF([.A35]=&quot;Concorrência Internacional por Técnica e Preço&quot;;&quot;44&quot;;&quot;&quot;)))))))))))&amp;&quot;&amp;parametro.identificacaoCompra.numeroCompra=&quot;&amp;[.F35]&amp;&quot;&amp;parametro.identificacaoCompra.anoCompra=&quot;&amp;[.G35]); [.F35]&amp;&quot;/&quot;&amp;[.G35])" office:value-type="string" office:string-value="00035/2018" calcext:value-type="string">
            <text:p>00035/2018</text:p>
          </table:table-cell>
          <table:table-cell table:style-name="ce12" table:formula="of:=IF(OR([.A35]=&quot;DISPENSA DE LICITAÇÃO&quot;;[.A35]=&quot;INEXIGIBILIDADE DE LICITAÇÃO&quot;);&quot;Sem edital devido a modalidade de licitação&quot;;HYPERLINK(&quot;http://comprasnet.gov.br/ConsultaLicitacoes/Download/Download.asp?coduasg=&quot;&amp;[.D35]&amp;&quot;&amp;numprp=&quot;&amp;[.F35]&amp;[.G35]&amp;&quot;&amp;modprp=&quot;&amp;IF([.A35]=&quot;Convite&quot;;&quot;01&quot;;IF([.A35]=&quot;Tomada de Preços&quot;;&quot;2&quot;;IF([.A35]=&quot;Concorrência&quot;;&quot;3&quot;;IF([.A35]=&quot;Concorrência Internacional&quot;;&quot;4&quot;;IF([.A35]=&quot;Pregão&quot;;&quot;5&quot;;IF([.A35]=&quot;Dispensa de Licitação&quot;;&quot;6&quot;;IF([.A35]=&quot;Inexigibilidade de Licitação&quot;;&quot;7&quot;;IF([.A35]=&quot;Concurso&quot;;&quot;20&quot;;IF([.A35]=&quot;Tomada de Preços por Técnica e Preço&quot;;&quot;22&quot;;IF([.A35]=&quot;Concorrência por Técnica e Preço&quot;;&quot;33&quot;;IF([.A35]=&quot;Concorrência Internacional por Técnica e Preço&quot;;&quot;44&quot;;&quot;&quot;)))))))))))&amp;&quot;&amp;bidbird=n&quot;;&quot;edital&quot;))" office:value-type="string" office:string-value="edital" calcext:value-type="string">
            <text:p>edital</text:p>
          </table:table-cell>
          <table:table-cell table:style-name="ce12" table:formula="of:=HYPERLINK(IF([.B35]=&quot;SISPP&quot;;&quot;http://comprasnet.gov.br/acesso.asp?url=/livre/Resultado/conrelit00.asp&quot;;&quot;https://www2.comprasnet.gov.br/siasgnet-atasrp/public/visualizarItemSRP.do?method=iniciar&amp;identificacaoCompra.numeroUasg=&quot;&amp;[.D35]&amp;&quot;&amp;identificacaoCompra.modalidadeCompra=5&amp;identificacaoCompra.numeroCompra=&quot;&amp;[.F35]&amp;&quot;&amp;identificacaoCompra.anoCompra=&quot;&amp;[.G35]&amp;&quot;&amp;numeroItem=&quot;&amp;RIGHT([.H35];3));[.H35])" office:value-type="string" office:string-value="00006" calcext:value-type="string">
            <text:p>00006</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MT</text:p>
          </table:table-cell>
          <table:table-cell table:style-name="ce4" office:value-type="string" calcext:value-type="string">
            <text:p>154045</text:p>
          </table:table-cell>
          <table:table-cell table:style-name="ce5" office:value-type="string" calcext:value-type="string">
            <text:p>FUNDACAO UNIVERSIDADE FEDERAL DE MATO GROSSO</text:p>
          </table:table-cell>
          <table:table-cell table:style-name="ce4" office:value-type="string" calcext:value-type="string">
            <text:p>00035</text:p>
          </table:table-cell>
          <table:table-cell table:style-name="ce4" office:value-type="string" calcext:value-type="string">
            <text:p>2018</text:p>
          </table:table-cell>
          <table:table-cell table:style-name="ce4" office:value-type="string" calcext:value-type="string">
            <text:p>00009</text:p>
          </table:table-cell>
          <table:table-cell table:style-name="ce5" office:value-type="string" calcext:value-type="string">
            <text:p>Objeto: Pregão Eletrônico - <text:s/>Futura e eventual contratação de solução para impressão com fornecimento de equipamentos, sistema de gerenciamento de impressões, suprimentos para impressão (exceto papel) e manutenção preventiva e corretiva dos equipamentos (com substituição de peças, componentes e materiais), para atender as necessidades das Unidades Acadêmicas e Administrativas da Fundação Universidade Federal de Mato Grosso - FUFMT.</text:p>
          </table:table-cell>
          <table:table-cell table:style-name="ce5" office:value-type="string" calcext:value-type="string">
            <text:p>OUTSOURCING DE IMPRESSAO - LOCACAO PAGINAS IMPRESSAS A4 <text:s/>SEMPAPEL</text:p>
          </table:table-cell>
          <table:table-cell table:style-name="ce5" office:value-type="string" calcext:value-type="string">
            <text:p>IMPRESSÃO/CÓPIA MONOCROMÁTICA NO CAMPUS CUIABÁ.</text:p>
          </table:table-cell>
          <table:table-cell table:number-columns-repeated="2" table:style-name="ce4" office:value-type="string" calcext:value-type="string">
            <text:p>19/07/2018</text:p>
          </table:table-cell>
          <table:table-cell table:style-name="ce4" office:value-type="string" calcext:value-type="string">
            <text:p>23/07/2019</text:p>
          </table:table-cell>
          <table:table-cell table:style-name="ce4" office:value-type="string" calcext:value-type="string">
            <text:p>PAGINA</text:p>
          </table:table-cell>
          <table:table-cell table:style-name="ce8" office:value-type="float" office:value="0.04" calcext:value-type="float">
            <text:p>0,04</text:p>
          </table:table-cell>
          <table:table-cell table:style-name="ce8" office:value-type="float" office:value="180400" calcext:value-type="float">
            <text:p>180.400,00</text:p>
          </table:table-cell>
          <table:table-cell table:style-name="ce12" table:formula="of:=HYPERLINK(IF([.B36]=&quot;SISPP&quot;;&quot;http://comprasnet.gov.br/acesso.asp?url=/livre/Resultado/conrelit00.asp&quot;;&quot;https://www2.comprasnet.gov.br/siasgnet-atasrp/public/pesquisarItemSRP.do?method=iniciar&amp;parametro.identificacaoCompra.numeroUasg=&quot;&amp;[.D36]&amp;&quot;&amp;parametro.identificacaoCompra.modalidadeCompra=&quot;&amp;IF([.A36]=&quot;Convite&quot;;&quot;01&quot;;IF([.A36]=&quot;Tomada de Preços&quot;;&quot;2&quot;;IF([.A36]=&quot;Concorrência&quot;;&quot;3&quot;;IF([.A36]=&quot;Concorrência Internacional&quot;;&quot;4&quot;;IF([.A36]=&quot;Pregão&quot;;&quot;5&quot;;IF([.A36]=&quot;Dispensa de Licitação&quot;;&quot;6&quot;;IF([.A36]=&quot;Inexigibilidade de Licitação&quot;;&quot;7&quot;;IF([.A36]=&quot;Concurso&quot;;&quot;20&quot;;IF([.A36]=&quot;Tomada de Preços por Técnica e Preço&quot;;&quot;22&quot;;IF([.A36]=&quot;Concorrência por Técnica e Preço&quot;;&quot;33&quot;;IF([.A36]=&quot;Concorrência Internacional por Técnica e Preço&quot;;&quot;44&quot;;&quot;&quot;)))))))))))&amp;&quot;&amp;parametro.identificacaoCompra.numeroCompra=&quot;&amp;[.F36]&amp;&quot;&amp;parametro.identificacaoCompra.anoCompra=&quot;&amp;[.G36]); [.F36]&amp;&quot;/&quot;&amp;[.G36])" office:value-type="string" office:string-value="00035/2018" calcext:value-type="string">
            <text:p>00035/2018</text:p>
          </table:table-cell>
          <table:table-cell table:style-name="ce12" table:formula="of:=IF(OR([.A36]=&quot;DISPENSA DE LICITAÇÃO&quot;;[.A36]=&quot;INEXIGIBILIDADE DE LICITAÇÃO&quot;);&quot;Sem edital devido a modalidade de licitação&quot;;HYPERLINK(&quot;http://comprasnet.gov.br/ConsultaLicitacoes/Download/Download.asp?coduasg=&quot;&amp;[.D36]&amp;&quot;&amp;numprp=&quot;&amp;[.F36]&amp;[.G36]&amp;&quot;&amp;modprp=&quot;&amp;IF([.A36]=&quot;Convite&quot;;&quot;01&quot;;IF([.A36]=&quot;Tomada de Preços&quot;;&quot;2&quot;;IF([.A36]=&quot;Concorrência&quot;;&quot;3&quot;;IF([.A36]=&quot;Concorrência Internacional&quot;;&quot;4&quot;;IF([.A36]=&quot;Pregão&quot;;&quot;5&quot;;IF([.A36]=&quot;Dispensa de Licitação&quot;;&quot;6&quot;;IF([.A36]=&quot;Inexigibilidade de Licitação&quot;;&quot;7&quot;;IF([.A36]=&quot;Concurso&quot;;&quot;20&quot;;IF([.A36]=&quot;Tomada de Preços por Técnica e Preço&quot;;&quot;22&quot;;IF([.A36]=&quot;Concorrência por Técnica e Preço&quot;;&quot;33&quot;;IF([.A36]=&quot;Concorrência Internacional por Técnica e Preço&quot;;&quot;44&quot;;&quot;&quot;)))))))))))&amp;&quot;&amp;bidbird=n&quot;;&quot;edital&quot;))" office:value-type="string" office:string-value="edital" calcext:value-type="string">
            <text:p>edital</text:p>
          </table:table-cell>
          <table:table-cell table:style-name="ce12" table:formula="of:=HYPERLINK(IF([.B36]=&quot;SISPP&quot;;&quot;http://comprasnet.gov.br/acesso.asp?url=/livre/Resultado/conrelit00.asp&quot;;&quot;https://www2.comprasnet.gov.br/siasgnet-atasrp/public/visualizarItemSRP.do?method=iniciar&amp;identificacaoCompra.numeroUasg=&quot;&amp;[.D36]&amp;&quot;&amp;identificacaoCompra.modalidadeCompra=5&amp;identificacaoCompra.numeroCompra=&quot;&amp;[.F36]&amp;&quot;&amp;identificacaoCompra.anoCompra=&quot;&amp;[.G36]&amp;&quot;&amp;numeroItem=&quot;&amp;RIGHT([.H36];3));[.H36])" office:value-type="string" office:string-value="00009" calcext:value-type="string">
            <text:p>00009</text:p>
          </table:table-cell>
          <table:table-cell table:number-columns-repeated="1004"/>
        </table:table-row>
        <table:table-row table:style-name="ro6">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B</text:p>
          </table:table-cell>
          <table:table-cell table:style-name="ce4" office:value-type="string" calcext:value-type="string">
            <text:p>158195</text:p>
          </table:table-cell>
          <table:table-cell table:style-name="ce5" office:value-type="string" calcext:value-type="string">
            <text:p>UNIVERSIDADE FEDERAL DE CAMPINA GRANDE PB</text:p>
          </table:table-cell>
          <table:table-cell table:style-name="ce4" office:value-type="string" calcext:value-type="string">
            <text:p>00010</text:p>
          </table:table-cell>
          <table:table-cell table:style-name="ce4" office:value-type="string" calcext:value-type="string">
            <text:p>2018</text:p>
          </table:table-cell>
          <table:table-cell table:style-name="ce4" office:value-type="string" calcext:value-type="string">
            <text:p>00004</text:p>
          </table:table-cell>
          <table:table-cell table:style-name="ce5" office:value-type="string" calcext:value-type="string">
            <text:p>Objeto: Pregão Eletrônico - <text:s/>Contratação de empresa especializada em serviços continuados de Outsourcing de impressão, digitalização e cópia.</text:p>
          </table:table-cell>
          <table:table-cell table:style-name="ce5" office:value-type="string" calcext:value-type="string">
            <text:p>OUTSOURCING DE IMPRESSAO - LOCACAO PAGINAS IMPRESSAS A4 <text:s/>SEMPAPEL</text:p>
          </table:table-cell>
          <table:table-cell table:style-name="ce5" office:value-type="string" calcext:value-type="string">
            <text:p>IMPRESSORA MONOCROMÁTICA (MIN. 37 PPM) - IMPRESSÃO</text:p>
          </table:table-cell>
          <table:table-cell table:number-columns-repeated="2" table:style-name="ce4" office:value-type="string" calcext:value-type="string">
            <text:p>21/03/2019</text:p>
          </table:table-cell>
          <table:table-cell table:style-name="ce4" office:value-type="string" calcext:value-type="string">
            <text:p>01/04/2020</text:p>
          </table:table-cell>
          <table:table-cell table:style-name="ce4" office:value-type="string" calcext:value-type="string">
            <text:p>UNIDADE</text:p>
          </table:table-cell>
          <table:table-cell table:style-name="ce8" office:value-type="float" office:value="0.08" calcext:value-type="float">
            <text:p>0,08</text:p>
          </table:table-cell>
          <table:table-cell table:style-name="ce8" office:value-type="float" office:value="13500" calcext:value-type="float">
            <text:p>13.500,00</text:p>
          </table:table-cell>
          <table:table-cell table:style-name="ce12" table:formula="of:=HYPERLINK(IF([.B37]=&quot;SISPP&quot;;&quot;http://comprasnet.gov.br/acesso.asp?url=/livre/Resultado/conrelit00.asp&quot;;&quot;https://www2.comprasnet.gov.br/siasgnet-atasrp/public/pesquisarItemSRP.do?method=iniciar&amp;parametro.identificacaoCompra.numeroUasg=&quot;&amp;[.D37]&amp;&quot;&amp;parametro.identificacaoCompra.modalidadeCompra=&quot;&amp;IF([.A37]=&quot;Convite&quot;;&quot;01&quot;;IF([.A37]=&quot;Tomada de Preços&quot;;&quot;2&quot;;IF([.A37]=&quot;Concorrência&quot;;&quot;3&quot;;IF([.A37]=&quot;Concorrência Internacional&quot;;&quot;4&quot;;IF([.A37]=&quot;Pregão&quot;;&quot;5&quot;;IF([.A37]=&quot;Dispensa de Licitação&quot;;&quot;6&quot;;IF([.A37]=&quot;Inexigibilidade de Licitação&quot;;&quot;7&quot;;IF([.A37]=&quot;Concurso&quot;;&quot;20&quot;;IF([.A37]=&quot;Tomada de Preços por Técnica e Preço&quot;;&quot;22&quot;;IF([.A37]=&quot;Concorrência por Técnica e Preço&quot;;&quot;33&quot;;IF([.A37]=&quot;Concorrência Internacional por Técnica e Preço&quot;;&quot;44&quot;;&quot;&quot;)))))))))))&amp;&quot;&amp;parametro.identificacaoCompra.numeroCompra=&quot;&amp;[.F37]&amp;&quot;&amp;parametro.identificacaoCompra.anoCompra=&quot;&amp;[.G37]); [.F37]&amp;&quot;/&quot;&amp;[.G37])" office:value-type="string" office:string-value="00010/2018" calcext:value-type="string">
            <text:p>00010/2018</text:p>
          </table:table-cell>
          <table:table-cell table:style-name="ce12" table:formula="of:=IF(OR([.A37]=&quot;DISPENSA DE LICITAÇÃO&quot;;[.A37]=&quot;INEXIGIBILIDADE DE LICITAÇÃO&quot;);&quot;Sem edital devido a modalidade de licitação&quot;;HYPERLINK(&quot;http://comprasnet.gov.br/ConsultaLicitacoes/Download/Download.asp?coduasg=&quot;&amp;[.D37]&amp;&quot;&amp;numprp=&quot;&amp;[.F37]&amp;[.G37]&amp;&quot;&amp;modprp=&quot;&amp;IF([.A37]=&quot;Convite&quot;;&quot;01&quot;;IF([.A37]=&quot;Tomada de Preços&quot;;&quot;2&quot;;IF([.A37]=&quot;Concorrência&quot;;&quot;3&quot;;IF([.A37]=&quot;Concorrência Internacional&quot;;&quot;4&quot;;IF([.A37]=&quot;Pregão&quot;;&quot;5&quot;;IF([.A37]=&quot;Dispensa de Licitação&quot;;&quot;6&quot;;IF([.A37]=&quot;Inexigibilidade de Licitação&quot;;&quot;7&quot;;IF([.A37]=&quot;Concurso&quot;;&quot;20&quot;;IF([.A37]=&quot;Tomada de Preços por Técnica e Preço&quot;;&quot;22&quot;;IF([.A37]=&quot;Concorrência por Técnica e Preço&quot;;&quot;33&quot;;IF([.A37]=&quot;Concorrência Internacional por Técnica e Preço&quot;;&quot;44&quot;;&quot;&quot;)))))))))))&amp;&quot;&amp;bidbird=n&quot;;&quot;edital&quot;))" office:value-type="string" office:string-value="edital" calcext:value-type="string">
            <text:p>edital</text:p>
          </table:table-cell>
          <table:table-cell table:style-name="ce12" table:formula="of:=HYPERLINK(IF([.B37]=&quot;SISPP&quot;;&quot;http://comprasnet.gov.br/acesso.asp?url=/livre/Resultado/conrelit00.asp&quot;;&quot;https://www2.comprasnet.gov.br/siasgnet-atasrp/public/visualizarItemSRP.do?method=iniciar&amp;identificacaoCompra.numeroUasg=&quot;&amp;[.D37]&amp;&quot;&amp;identificacaoCompra.modalidadeCompra=5&amp;identificacaoCompra.numeroCompra=&quot;&amp;[.F37]&amp;&quot;&amp;identificacaoCompra.anoCompra=&quot;&amp;[.G37]&amp;&quot;&amp;numeroItem=&quot;&amp;RIGHT([.H37];3));[.H37])" office:value-type="string" office:string-value="00004" calcext:value-type="string">
            <text:p>00004</text:p>
          </table:table-cell>
          <table:table-cell table:number-columns-repeated="1004"/>
        </table:table-row>
        <table:table-row table:style-name="ro4">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RJ</text:p>
          </table:table-cell>
          <table:table-cell table:style-name="ce4" office:value-type="string" calcext:value-type="string">
            <text:p>114601</text:p>
          </table:table-cell>
          <table:table-cell table:style-name="ce5" office:value-type="string" calcext:value-type="string">
            <text:p>IBGE-FUN.INST.BRAS.GEOGRAFIA E ESTATISTICA</text:p>
          </table:table-cell>
          <table:table-cell table:style-name="ce4" office:value-type="string" calcext:value-type="string">
            <text:p>00041</text:p>
          </table:table-cell>
          <table:table-cell table:style-name="ce4" office:value-type="string" calcext:value-type="string">
            <text:p>2018</text:p>
          </table:table-cell>
          <table:table-cell table:style-name="ce4" office:value-type="string" calcext:value-type="string">
            <text:p>00002</text:p>
          </table:table-cell>
          <table:table-cell table:style-name="ce5" office:value-type="string" calcext:value-type="string">
            <text:p>Objeto: Pregão Eletrônico - <text:s/>Contratação de serviços de Locação de Equipamentos de Impressão nos tamanhos A4 e A3, conforme condições, quantidades e exigências estabelecidas no Edital e seus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LOCAÇÃO <text:s text:c="2"/>PÁGINA MONOCROMÁTICA A4 (SEM PAPEL) PARA O EQUIPAMENTO DO ITEM 1</text:p>
          </table:table-cell>
          <table:table-cell table:number-columns-repeated="2" table:style-name="ce4" office:value-type="string" calcext:value-type="string">
            <text:p>03/12/2018</text:p>
          </table:table-cell>
          <table:table-cell table:style-name="ce4" office:value-type="string" calcext:value-type="string">
            <text:p>--</text:p>
          </table:table-cell>
          <table:table-cell table:style-name="ce4" office:value-type="string" calcext:value-type="string">
            <text:p>PÁGINA</text:p>
          </table:table-cell>
          <table:table-cell table:style-name="ce8" office:value-type="float" office:value="0.36" calcext:value-type="float">
            <text:p>0,36</text:p>
          </table:table-cell>
          <table:table-cell table:style-name="ce8" office:value-type="float" office:value="111233.52" calcext:value-type="float">
            <text:p>111.233,52</text:p>
          </table:table-cell>
          <table:table-cell table:style-name="ce12" table:formula="of:=HYPERLINK(IF([.B38]=&quot;SISPP&quot;;&quot;http://comprasnet.gov.br/acesso.asp?url=/livre/Resultado/conrelit00.asp&quot;;&quot;https://www2.comprasnet.gov.br/siasgnet-atasrp/public/pesquisarItemSRP.do?method=iniciar&amp;parametro.identificacaoCompra.numeroUasg=&quot;&amp;[.D38]&amp;&quot;&amp;parametro.identificacaoCompra.modalidadeCompra=&quot;&amp;IF([.A38]=&quot;Convite&quot;;&quot;01&quot;;IF([.A38]=&quot;Tomada de Preços&quot;;&quot;2&quot;;IF([.A38]=&quot;Concorrência&quot;;&quot;3&quot;;IF([.A38]=&quot;Concorrência Internacional&quot;;&quot;4&quot;;IF([.A38]=&quot;Pregão&quot;;&quot;5&quot;;IF([.A38]=&quot;Dispensa de Licitação&quot;;&quot;6&quot;;IF([.A38]=&quot;Inexigibilidade de Licitação&quot;;&quot;7&quot;;IF([.A38]=&quot;Concurso&quot;;&quot;20&quot;;IF([.A38]=&quot;Tomada de Preços por Técnica e Preço&quot;;&quot;22&quot;;IF([.A38]=&quot;Concorrência por Técnica e Preço&quot;;&quot;33&quot;;IF([.A38]=&quot;Concorrência Internacional por Técnica e Preço&quot;;&quot;44&quot;;&quot;&quot;)))))))))))&amp;&quot;&amp;parametro.identificacaoCompra.numeroCompra=&quot;&amp;[.F38]&amp;&quot;&amp;parametro.identificacaoCompra.anoCompra=&quot;&amp;[.G38]); [.F38]&amp;&quot;/&quot;&amp;[.G38])" office:value-type="string" office:string-value="00041/2018" calcext:value-type="string">
            <text:p>00041/2018</text:p>
          </table:table-cell>
          <table:table-cell table:style-name="ce12" table:formula="of:=IF(OR([.A38]=&quot;DISPENSA DE LICITAÇÃO&quot;;[.A38]=&quot;INEXIGIBILIDADE DE LICITAÇÃO&quot;);&quot;Sem edital devido a modalidade de licitação&quot;;HYPERLINK(&quot;http://comprasnet.gov.br/ConsultaLicitacoes/Download/Download.asp?coduasg=&quot;&amp;[.D38]&amp;&quot;&amp;numprp=&quot;&amp;[.F38]&amp;[.G38]&amp;&quot;&amp;modprp=&quot;&amp;IF([.A38]=&quot;Convite&quot;;&quot;01&quot;;IF([.A38]=&quot;Tomada de Preços&quot;;&quot;2&quot;;IF([.A38]=&quot;Concorrência&quot;;&quot;3&quot;;IF([.A38]=&quot;Concorrência Internacional&quot;;&quot;4&quot;;IF([.A38]=&quot;Pregão&quot;;&quot;5&quot;;IF([.A38]=&quot;Dispensa de Licitação&quot;;&quot;6&quot;;IF([.A38]=&quot;Inexigibilidade de Licitação&quot;;&quot;7&quot;;IF([.A38]=&quot;Concurso&quot;;&quot;20&quot;;IF([.A38]=&quot;Tomada de Preços por Técnica e Preço&quot;;&quot;22&quot;;IF([.A38]=&quot;Concorrência por Técnica e Preço&quot;;&quot;33&quot;;IF([.A38]=&quot;Concorrência Internacional por Técnica e Preço&quot;;&quot;44&quot;;&quot;&quot;)))))))))))&amp;&quot;&amp;bidbird=n&quot;;&quot;edital&quot;))" office:value-type="string" office:string-value="edital" calcext:value-type="string">
            <text:p>edital</text:p>
          </table:table-cell>
          <table:table-cell table:style-name="ce12" table:formula="of:=HYPERLINK(IF([.B38]=&quot;SISPP&quot;;&quot;http://comprasnet.gov.br/acesso.asp?url=/livre/Resultado/conrelit00.asp&quot;;&quot;https://www2.comprasnet.gov.br/siasgnet-atasrp/public/visualizarItemSRP.do?method=iniciar&amp;identificacaoCompra.numeroUasg=&quot;&amp;[.D38]&amp;&quot;&amp;identificacaoCompra.modalidadeCompra=5&amp;identificacaoCompra.numeroCompra=&quot;&amp;[.F38]&amp;&quot;&amp;identificacaoCompra.anoCompra=&quot;&amp;[.G38]&amp;&quot;&amp;numeroItem=&quot;&amp;RIGHT([.H38];3));[.H38])" office:value-type="string" office:string-value="00002" calcext:value-type="string">
            <text:p>00002</text:p>
          </table:table-cell>
          <table:table-cell table:number-columns-repeated="1004"/>
        </table:table-row>
        <table:table-row table:style-name="ro4">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RJ</text:p>
          </table:table-cell>
          <table:table-cell table:style-name="ce4" office:value-type="string" calcext:value-type="string">
            <text:p>114601</text:p>
          </table:table-cell>
          <table:table-cell table:style-name="ce5" office:value-type="string" calcext:value-type="string">
            <text:p>IBGE-FUN.INST.BRAS.GEOGRAFIA E ESTATISTICA</text:p>
          </table:table-cell>
          <table:table-cell table:style-name="ce4" office:value-type="string" calcext:value-type="string">
            <text:p>00041</text:p>
          </table:table-cell>
          <table:table-cell table:style-name="ce4" office:value-type="string" calcext:value-type="string">
            <text:p>2018</text:p>
          </table:table-cell>
          <table:table-cell table:style-name="ce4" office:value-type="string" calcext:value-type="string">
            <text:p>00004</text:p>
          </table:table-cell>
          <table:table-cell table:style-name="ce5" office:value-type="string" calcext:value-type="string">
            <text:p>Objeto: Pregão Eletrônico - <text:s/>Contratação de serviços de Locação de Equipamentos de Impressão nos tamanhos A4 e A3, conforme condições, quantidades e exigências estabelecidas no Edital e seus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LOCAÇÃO <text:s text:c="2"/>PÁGINA MONOCROMÁTICA A4 (SEM PAPEL) PARA O EQUIPAMENTO DO ITEM 3.</text:p>
          </table:table-cell>
          <table:table-cell table:number-columns-repeated="2" table:style-name="ce4" office:value-type="string" calcext:value-type="string">
            <text:p>03/12/2018</text:p>
          </table:table-cell>
          <table:table-cell table:style-name="ce4" office:value-type="string" calcext:value-type="string">
            <text:p>--</text:p>
          </table:table-cell>
          <table:table-cell table:style-name="ce4" office:value-type="string" calcext:value-type="string">
            <text:p>PÁGINA</text:p>
          </table:table-cell>
          <table:table-cell table:style-name="ce8" office:value-type="float" office:value="0.3" calcext:value-type="float">
            <text:p>0,30</text:p>
          </table:table-cell>
          <table:table-cell table:style-name="ce8" office:value-type="float" office:value="5791.2" calcext:value-type="float">
            <text:p>5.791,20</text:p>
          </table:table-cell>
          <table:table-cell table:style-name="ce12" table:formula="of:=HYPERLINK(IF([.B39]=&quot;SISPP&quot;;&quot;http://comprasnet.gov.br/acesso.asp?url=/livre/Resultado/conrelit00.asp&quot;;&quot;https://www2.comprasnet.gov.br/siasgnet-atasrp/public/pesquisarItemSRP.do?method=iniciar&amp;parametro.identificacaoCompra.numeroUasg=&quot;&amp;[.D39]&amp;&quot;&amp;parametro.identificacaoCompra.modalidadeCompra=&quot;&amp;IF([.A39]=&quot;Convite&quot;;&quot;01&quot;;IF([.A39]=&quot;Tomada de Preços&quot;;&quot;2&quot;;IF([.A39]=&quot;Concorrência&quot;;&quot;3&quot;;IF([.A39]=&quot;Concorrência Internacional&quot;;&quot;4&quot;;IF([.A39]=&quot;Pregão&quot;;&quot;5&quot;;IF([.A39]=&quot;Dispensa de Licitação&quot;;&quot;6&quot;;IF([.A39]=&quot;Inexigibilidade de Licitação&quot;;&quot;7&quot;;IF([.A39]=&quot;Concurso&quot;;&quot;20&quot;;IF([.A39]=&quot;Tomada de Preços por Técnica e Preço&quot;;&quot;22&quot;;IF([.A39]=&quot;Concorrência por Técnica e Preço&quot;;&quot;33&quot;;IF([.A39]=&quot;Concorrência Internacional por Técnica e Preço&quot;;&quot;44&quot;;&quot;&quot;)))))))))))&amp;&quot;&amp;parametro.identificacaoCompra.numeroCompra=&quot;&amp;[.F39]&amp;&quot;&amp;parametro.identificacaoCompra.anoCompra=&quot;&amp;[.G39]); [.F39]&amp;&quot;/&quot;&amp;[.G39])" office:value-type="string" office:string-value="00041/2018" calcext:value-type="string">
            <text:p>00041/2018</text:p>
          </table:table-cell>
          <table:table-cell table:style-name="ce12" table:formula="of:=IF(OR([.A39]=&quot;DISPENSA DE LICITAÇÃO&quot;;[.A39]=&quot;INEXIGIBILIDADE DE LICITAÇÃO&quot;);&quot;Sem edital devido a modalidade de licitação&quot;;HYPERLINK(&quot;http://comprasnet.gov.br/ConsultaLicitacoes/Download/Download.asp?coduasg=&quot;&amp;[.D39]&amp;&quot;&amp;numprp=&quot;&amp;[.F39]&amp;[.G39]&amp;&quot;&amp;modprp=&quot;&amp;IF([.A39]=&quot;Convite&quot;;&quot;01&quot;;IF([.A39]=&quot;Tomada de Preços&quot;;&quot;2&quot;;IF([.A39]=&quot;Concorrência&quot;;&quot;3&quot;;IF([.A39]=&quot;Concorrência Internacional&quot;;&quot;4&quot;;IF([.A39]=&quot;Pregão&quot;;&quot;5&quot;;IF([.A39]=&quot;Dispensa de Licitação&quot;;&quot;6&quot;;IF([.A39]=&quot;Inexigibilidade de Licitação&quot;;&quot;7&quot;;IF([.A39]=&quot;Concurso&quot;;&quot;20&quot;;IF([.A39]=&quot;Tomada de Preços por Técnica e Preço&quot;;&quot;22&quot;;IF([.A39]=&quot;Concorrência por Técnica e Preço&quot;;&quot;33&quot;;IF([.A39]=&quot;Concorrência Internacional por Técnica e Preço&quot;;&quot;44&quot;;&quot;&quot;)))))))))))&amp;&quot;&amp;bidbird=n&quot;;&quot;edital&quot;))" office:value-type="string" office:string-value="edital" calcext:value-type="string">
            <text:p>edital</text:p>
          </table:table-cell>
          <table:table-cell table:style-name="ce12" table:formula="of:=HYPERLINK(IF([.B39]=&quot;SISPP&quot;;&quot;http://comprasnet.gov.br/acesso.asp?url=/livre/Resultado/conrelit00.asp&quot;;&quot;https://www2.comprasnet.gov.br/siasgnet-atasrp/public/visualizarItemSRP.do?method=iniciar&amp;identificacaoCompra.numeroUasg=&quot;&amp;[.D39]&amp;&quot;&amp;identificacaoCompra.modalidadeCompra=5&amp;identificacaoCompra.numeroCompra=&quot;&amp;[.F39]&amp;&quot;&amp;identificacaoCompra.anoCompra=&quot;&amp;[.G39]&amp;&quot;&amp;numeroItem=&quot;&amp;RIGHT([.H39];3));[.H39])" office:value-type="string" office:string-value="00004" calcext:value-type="string">
            <text:p>00004</text:p>
          </table:table-cell>
          <table:table-cell table:number-columns-repeated="1004"/>
        </table:table-row>
        <table:table-row table:style-name="ro6">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B</text:p>
          </table:table-cell>
          <table:table-cell table:style-name="ce4" office:value-type="string" calcext:value-type="string">
            <text:p>158195</text:p>
          </table:table-cell>
          <table:table-cell table:style-name="ce5" office:value-type="string" calcext:value-type="string">
            <text:p>UNIVERSIDADE FEDERAL DE CAMPINA GRANDE PB</text:p>
          </table:table-cell>
          <table:table-cell table:style-name="ce4" office:value-type="string" calcext:value-type="string">
            <text:p>00010</text:p>
          </table:table-cell>
          <table:table-cell table:style-name="ce4" office:value-type="string" calcext:value-type="string">
            <text:p>2018</text:p>
          </table:table-cell>
          <table:table-cell table:style-name="ce4" office:value-type="string" calcext:value-type="string">
            <text:p>00005</text:p>
          </table:table-cell>
          <table:table-cell table:style-name="ce5" office:value-type="string" calcext:value-type="string">
            <text:p>Objeto: Pregão Eletrônico - <text:s/>Contratação de empresa especializada em serviços continuados de Outsourcing de impressão, digitalização e cópia.</text:p>
          </table:table-cell>
          <table:table-cell table:style-name="ce5" office:value-type="string" calcext:value-type="string">
            <text:p>OUTSOURCING DE IMPRESSAO - LOCACAO PAGINAS IMPRESSAS A4 <text:s/>SEMPAPEL</text:p>
          </table:table-cell>
          <table:table-cell table:style-name="ce5" office:value-type="string" calcext:value-type="string">
            <text:p>PLOTTER - IMPRESSÃO (POR METRO)</text:p>
          </table:table-cell>
          <table:table-cell table:number-columns-repeated="2" table:style-name="ce4" office:value-type="string" calcext:value-type="string">
            <text:p>21/03/2019</text:p>
          </table:table-cell>
          <table:table-cell table:style-name="ce4" office:value-type="string" calcext:value-type="string">
            <text:p>01/04/2020</text:p>
          </table:table-cell>
          <table:table-cell table:style-name="ce4" office:value-type="string" calcext:value-type="string">
            <text:p>METRO</text:p>
          </table:table-cell>
          <table:table-cell table:style-name="ce8" office:value-type="float" office:value="10.42" calcext:value-type="float">
            <text:p>10,42</text:p>
          </table:table-cell>
          <table:table-cell table:style-name="ce8" office:value-type="float" office:value="6252" calcext:value-type="float">
            <text:p>6.252,00</text:p>
          </table:table-cell>
          <table:table-cell table:style-name="ce12" table:formula="of:=HYPERLINK(IF([.B40]=&quot;SISPP&quot;;&quot;http://comprasnet.gov.br/acesso.asp?url=/livre/Resultado/conrelit00.asp&quot;;&quot;https://www2.comprasnet.gov.br/siasgnet-atasrp/public/pesquisarItemSRP.do?method=iniciar&amp;parametro.identificacaoCompra.numeroUasg=&quot;&amp;[.D40]&amp;&quot;&amp;parametro.identificacaoCompra.modalidadeCompra=&quot;&amp;IF([.A40]=&quot;Convite&quot;;&quot;01&quot;;IF([.A40]=&quot;Tomada de Preços&quot;;&quot;2&quot;;IF([.A40]=&quot;Concorrência&quot;;&quot;3&quot;;IF([.A40]=&quot;Concorrência Internacional&quot;;&quot;4&quot;;IF([.A40]=&quot;Pregão&quot;;&quot;5&quot;;IF([.A40]=&quot;Dispensa de Licitação&quot;;&quot;6&quot;;IF([.A40]=&quot;Inexigibilidade de Licitação&quot;;&quot;7&quot;;IF([.A40]=&quot;Concurso&quot;;&quot;20&quot;;IF([.A40]=&quot;Tomada de Preços por Técnica e Preço&quot;;&quot;22&quot;;IF([.A40]=&quot;Concorrência por Técnica e Preço&quot;;&quot;33&quot;;IF([.A40]=&quot;Concorrência Internacional por Técnica e Preço&quot;;&quot;44&quot;;&quot;&quot;)))))))))))&amp;&quot;&amp;parametro.identificacaoCompra.numeroCompra=&quot;&amp;[.F40]&amp;&quot;&amp;parametro.identificacaoCompra.anoCompra=&quot;&amp;[.G40]); [.F40]&amp;&quot;/&quot;&amp;[.G40])" office:value-type="string" office:string-value="00010/2018" calcext:value-type="string">
            <text:p>00010/2018</text:p>
          </table:table-cell>
          <table:table-cell table:style-name="ce12" table:formula="of:=IF(OR([.A40]=&quot;DISPENSA DE LICITAÇÃO&quot;;[.A40]=&quot;INEXIGIBILIDADE DE LICITAÇÃO&quot;);&quot;Sem edital devido a modalidade de licitação&quot;;HYPERLINK(&quot;http://comprasnet.gov.br/ConsultaLicitacoes/Download/Download.asp?coduasg=&quot;&amp;[.D40]&amp;&quot;&amp;numprp=&quot;&amp;[.F40]&amp;[.G40]&amp;&quot;&amp;modprp=&quot;&amp;IF([.A40]=&quot;Convite&quot;;&quot;01&quot;;IF([.A40]=&quot;Tomada de Preços&quot;;&quot;2&quot;;IF([.A40]=&quot;Concorrência&quot;;&quot;3&quot;;IF([.A40]=&quot;Concorrência Internacional&quot;;&quot;4&quot;;IF([.A40]=&quot;Pregão&quot;;&quot;5&quot;;IF([.A40]=&quot;Dispensa de Licitação&quot;;&quot;6&quot;;IF([.A40]=&quot;Inexigibilidade de Licitação&quot;;&quot;7&quot;;IF([.A40]=&quot;Concurso&quot;;&quot;20&quot;;IF([.A40]=&quot;Tomada de Preços por Técnica e Preço&quot;;&quot;22&quot;;IF([.A40]=&quot;Concorrência por Técnica e Preço&quot;;&quot;33&quot;;IF([.A40]=&quot;Concorrência Internacional por Técnica e Preço&quot;;&quot;44&quot;;&quot;&quot;)))))))))))&amp;&quot;&amp;bidbird=n&quot;;&quot;edital&quot;))" office:value-type="string" office:string-value="edital" calcext:value-type="string">
            <text:p>edital</text:p>
          </table:table-cell>
          <table:table-cell table:style-name="ce12" table:formula="of:=HYPERLINK(IF([.B40]=&quot;SISPP&quot;;&quot;http://comprasnet.gov.br/acesso.asp?url=/livre/Resultado/conrelit00.asp&quot;;&quot;https://www2.comprasnet.gov.br/siasgnet-atasrp/public/visualizarItemSRP.do?method=iniciar&amp;identificacaoCompra.numeroUasg=&quot;&amp;[.D40]&amp;&quot;&amp;identificacaoCompra.modalidadeCompra=5&amp;identificacaoCompra.numeroCompra=&quot;&amp;[.F40]&amp;&quot;&amp;identificacaoCompra.anoCompra=&quot;&amp;[.G40]&amp;&quot;&amp;numeroItem=&quot;&amp;RIGHT([.H40];3));[.H40])" office:value-type="string" office:string-value="00005" calcext:value-type="string">
            <text:p>00005</text:p>
          </table:table-cell>
          <table:table-cell table:number-columns-repeated="1004"/>
        </table:table-row>
        <table:table-row table:style-name="ro6">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B</text:p>
          </table:table-cell>
          <table:table-cell table:style-name="ce4" office:value-type="string" calcext:value-type="string">
            <text:p>158195</text:p>
          </table:table-cell>
          <table:table-cell table:style-name="ce5" office:value-type="string" calcext:value-type="string">
            <text:p>UNIVERSIDADE FEDERAL DE CAMPINA GRANDE PB</text:p>
          </table:table-cell>
          <table:table-cell table:style-name="ce4" office:value-type="string" calcext:value-type="string">
            <text:p>00010</text:p>
          </table:table-cell>
          <table:table-cell table:style-name="ce4" office:value-type="string" calcext:value-type="string">
            <text:p>2018</text:p>
          </table:table-cell>
          <table:table-cell table:style-name="ce4" office:value-type="string" calcext:value-type="string">
            <text:p>00006</text:p>
          </table:table-cell>
          <table:table-cell table:style-name="ce5" office:value-type="string" calcext:value-type="string">
            <text:p>Objeto: Pregão Eletrônico - <text:s/>Contratação de empresa especializada em serviços continuados de Outsourcing de impressão, digitalização e cópia.</text:p>
          </table:table-cell>
          <table:table-cell table:style-name="ce5" office:value-type="string" calcext:value-type="string">
            <text:p>OUTSOURCING DE IMPRESSAO - LOCACAO PAGINAS IMPRESSAS A4 <text:s/>SEMPAPEL</text:p>
          </table:table-cell>
          <table:table-cell table:style-name="ce5" office:value-type="string" calcext:value-type="string">
            <text:p>SCANNER DE MESA/ESCRITÓRIO - DIGITALIZAÇÃO</text:p>
          </table:table-cell>
          <table:table-cell table:number-columns-repeated="2" table:style-name="ce4" office:value-type="string" calcext:value-type="string">
            <text:p>21/03/2019</text:p>
          </table:table-cell>
          <table:table-cell table:style-name="ce4" office:value-type="string" calcext:value-type="string">
            <text:p>01/04/2020</text:p>
          </table:table-cell>
          <table:table-cell table:style-name="ce4" office:value-type="string" calcext:value-type="string">
            <text:p>UNIDADE</text:p>
          </table:table-cell>
          <table:table-cell table:style-name="ce8" office:value-type="float" office:value="0.12" calcext:value-type="float">
            <text:p>0,12</text:p>
          </table:table-cell>
          <table:table-cell table:style-name="ce8" office:value-type="float" office:value="86400" calcext:value-type="float">
            <text:p>86.400,00</text:p>
          </table:table-cell>
          <table:table-cell table:style-name="ce12" table:formula="of:=HYPERLINK(IF([.B41]=&quot;SISPP&quot;;&quot;http://comprasnet.gov.br/acesso.asp?url=/livre/Resultado/conrelit00.asp&quot;;&quot;https://www2.comprasnet.gov.br/siasgnet-atasrp/public/pesquisarItemSRP.do?method=iniciar&amp;parametro.identificacaoCompra.numeroUasg=&quot;&amp;[.D41]&amp;&quot;&amp;parametro.identificacaoCompra.modalidadeCompra=&quot;&amp;IF([.A41]=&quot;Convite&quot;;&quot;01&quot;;IF([.A41]=&quot;Tomada de Preços&quot;;&quot;2&quot;;IF([.A41]=&quot;Concorrência&quot;;&quot;3&quot;;IF([.A41]=&quot;Concorrência Internacional&quot;;&quot;4&quot;;IF([.A41]=&quot;Pregão&quot;;&quot;5&quot;;IF([.A41]=&quot;Dispensa de Licitação&quot;;&quot;6&quot;;IF([.A41]=&quot;Inexigibilidade de Licitação&quot;;&quot;7&quot;;IF([.A41]=&quot;Concurso&quot;;&quot;20&quot;;IF([.A41]=&quot;Tomada de Preços por Técnica e Preço&quot;;&quot;22&quot;;IF([.A41]=&quot;Concorrência por Técnica e Preço&quot;;&quot;33&quot;;IF([.A41]=&quot;Concorrência Internacional por Técnica e Preço&quot;;&quot;44&quot;;&quot;&quot;)))))))))))&amp;&quot;&amp;parametro.identificacaoCompra.numeroCompra=&quot;&amp;[.F41]&amp;&quot;&amp;parametro.identificacaoCompra.anoCompra=&quot;&amp;[.G41]); [.F41]&amp;&quot;/&quot;&amp;[.G41])" office:value-type="string" office:string-value="00010/2018" calcext:value-type="string">
            <text:p>00010/2018</text:p>
          </table:table-cell>
          <table:table-cell table:style-name="ce12" table:formula="of:=IF(OR([.A41]=&quot;DISPENSA DE LICITAÇÃO&quot;;[.A41]=&quot;INEXIGIBILIDADE DE LICITAÇÃO&quot;);&quot;Sem edital devido a modalidade de licitação&quot;;HYPERLINK(&quot;http://comprasnet.gov.br/ConsultaLicitacoes/Download/Download.asp?coduasg=&quot;&amp;[.D41]&amp;&quot;&amp;numprp=&quot;&amp;[.F41]&amp;[.G41]&amp;&quot;&amp;modprp=&quot;&amp;IF([.A41]=&quot;Convite&quot;;&quot;01&quot;;IF([.A41]=&quot;Tomada de Preços&quot;;&quot;2&quot;;IF([.A41]=&quot;Concorrência&quot;;&quot;3&quot;;IF([.A41]=&quot;Concorrência Internacional&quot;;&quot;4&quot;;IF([.A41]=&quot;Pregão&quot;;&quot;5&quot;;IF([.A41]=&quot;Dispensa de Licitação&quot;;&quot;6&quot;;IF([.A41]=&quot;Inexigibilidade de Licitação&quot;;&quot;7&quot;;IF([.A41]=&quot;Concurso&quot;;&quot;20&quot;;IF([.A41]=&quot;Tomada de Preços por Técnica e Preço&quot;;&quot;22&quot;;IF([.A41]=&quot;Concorrência por Técnica e Preço&quot;;&quot;33&quot;;IF([.A41]=&quot;Concorrência Internacional por Técnica e Preço&quot;;&quot;44&quot;;&quot;&quot;)))))))))))&amp;&quot;&amp;bidbird=n&quot;;&quot;edital&quot;))" office:value-type="string" office:string-value="edital" calcext:value-type="string">
            <text:p>edital</text:p>
          </table:table-cell>
          <table:table-cell table:style-name="ce12" table:formula="of:=HYPERLINK(IF([.B41]=&quot;SISPP&quot;;&quot;http://comprasnet.gov.br/acesso.asp?url=/livre/Resultado/conrelit00.asp&quot;;&quot;https://www2.comprasnet.gov.br/siasgnet-atasrp/public/visualizarItemSRP.do?method=iniciar&amp;identificacaoCompra.numeroUasg=&quot;&amp;[.D41]&amp;&quot;&amp;identificacaoCompra.modalidadeCompra=5&amp;identificacaoCompra.numeroCompra=&quot;&amp;[.F41]&amp;&quot;&amp;identificacaoCompra.anoCompra=&quot;&amp;[.G41]&amp;&quot;&amp;numeroItem=&quot;&amp;RIGHT([.H41];3));[.H41])" office:value-type="string" office:string-value="00006" calcext:value-type="string">
            <text:p>00006</text:p>
          </table:table-cell>
          <table:table-cell table:number-columns-repeated="1004"/>
        </table:table-row>
        <table:table-row table:style-name="ro6">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B</text:p>
          </table:table-cell>
          <table:table-cell table:style-name="ce4" office:value-type="string" calcext:value-type="string">
            <text:p>158195</text:p>
          </table:table-cell>
          <table:table-cell table:style-name="ce5" office:value-type="string" calcext:value-type="string">
            <text:p>UNIVERSIDADE FEDERAL DE CAMPINA GRANDE PB</text:p>
          </table:table-cell>
          <table:table-cell table:style-name="ce4" office:value-type="string" calcext:value-type="string">
            <text:p>00010</text:p>
          </table:table-cell>
          <table:table-cell table:style-name="ce4" office:value-type="string" calcext:value-type="string">
            <text:p>2018</text:p>
          </table:table-cell>
          <table:table-cell table:style-name="ce4" office:value-type="string" calcext:value-type="string">
            <text:p>00007</text:p>
          </table:table-cell>
          <table:table-cell table:style-name="ce5" office:value-type="string" calcext:value-type="string">
            <text:p>Objeto: Pregão Eletrônico - <text:s/>Contratação de empresa especializada em serviços continuados de Outsourcing de impressão, digitalização e cópia.</text:p>
          </table:table-cell>
          <table:table-cell table:style-name="ce5" office:value-type="string" calcext:value-type="string">
            <text:p>OUTSOURCING DE IMPRESSAO - LOCACAO PAGINAS IMPRESSAS A4 <text:s/>SEMPAPEL</text:p>
          </table:table-cell>
          <table:table-cell table:style-name="ce5" office:value-type="string" calcext:value-type="string">
            <text:p>SCANNER DE PRODUÇÃO - DIGITALIZAÇÃO</text:p>
          </table:table-cell>
          <table:table-cell table:number-columns-repeated="2" table:style-name="ce4" office:value-type="string" calcext:value-type="string">
            <text:p>21/03/2019</text:p>
          </table:table-cell>
          <table:table-cell table:style-name="ce4" office:value-type="string" calcext:value-type="string">
            <text:p>01/04/2020</text:p>
          </table:table-cell>
          <table:table-cell table:style-name="ce4" office:value-type="string" calcext:value-type="string">
            <text:p>UNIDADE</text:p>
          </table:table-cell>
          <table:table-cell table:style-name="ce8" office:value-type="float" office:value="0.05" calcext:value-type="float">
            <text:p>0,05</text:p>
          </table:table-cell>
          <table:table-cell table:style-name="ce8" office:value-type="float" office:value="6000" calcext:value-type="float">
            <text:p>6.000,00</text:p>
          </table:table-cell>
          <table:table-cell table:style-name="ce12" table:formula="of:=HYPERLINK(IF([.B42]=&quot;SISPP&quot;;&quot;http://comprasnet.gov.br/acesso.asp?url=/livre/Resultado/conrelit00.asp&quot;;&quot;https://www2.comprasnet.gov.br/siasgnet-atasrp/public/pesquisarItemSRP.do?method=iniciar&amp;parametro.identificacaoCompra.numeroUasg=&quot;&amp;[.D42]&amp;&quot;&amp;parametro.identificacaoCompra.modalidadeCompra=&quot;&amp;IF([.A42]=&quot;Convite&quot;;&quot;01&quot;;IF([.A42]=&quot;Tomada de Preços&quot;;&quot;2&quot;;IF([.A42]=&quot;Concorrência&quot;;&quot;3&quot;;IF([.A42]=&quot;Concorrência Internacional&quot;;&quot;4&quot;;IF([.A42]=&quot;Pregão&quot;;&quot;5&quot;;IF([.A42]=&quot;Dispensa de Licitação&quot;;&quot;6&quot;;IF([.A42]=&quot;Inexigibilidade de Licitação&quot;;&quot;7&quot;;IF([.A42]=&quot;Concurso&quot;;&quot;20&quot;;IF([.A42]=&quot;Tomada de Preços por Técnica e Preço&quot;;&quot;22&quot;;IF([.A42]=&quot;Concorrência por Técnica e Preço&quot;;&quot;33&quot;;IF([.A42]=&quot;Concorrência Internacional por Técnica e Preço&quot;;&quot;44&quot;;&quot;&quot;)))))))))))&amp;&quot;&amp;parametro.identificacaoCompra.numeroCompra=&quot;&amp;[.F42]&amp;&quot;&amp;parametro.identificacaoCompra.anoCompra=&quot;&amp;[.G42]); [.F42]&amp;&quot;/&quot;&amp;[.G42])" office:value-type="string" office:string-value="00010/2018" calcext:value-type="string">
            <text:p>00010/2018</text:p>
          </table:table-cell>
          <table:table-cell table:style-name="ce12" table:formula="of:=IF(OR([.A42]=&quot;DISPENSA DE LICITAÇÃO&quot;;[.A42]=&quot;INEXIGIBILIDADE DE LICITAÇÃO&quot;);&quot;Sem edital devido a modalidade de licitação&quot;;HYPERLINK(&quot;http://comprasnet.gov.br/ConsultaLicitacoes/Download/Download.asp?coduasg=&quot;&amp;[.D42]&amp;&quot;&amp;numprp=&quot;&amp;[.F42]&amp;[.G42]&amp;&quot;&amp;modprp=&quot;&amp;IF([.A42]=&quot;Convite&quot;;&quot;01&quot;;IF([.A42]=&quot;Tomada de Preços&quot;;&quot;2&quot;;IF([.A42]=&quot;Concorrência&quot;;&quot;3&quot;;IF([.A42]=&quot;Concorrência Internacional&quot;;&quot;4&quot;;IF([.A42]=&quot;Pregão&quot;;&quot;5&quot;;IF([.A42]=&quot;Dispensa de Licitação&quot;;&quot;6&quot;;IF([.A42]=&quot;Inexigibilidade de Licitação&quot;;&quot;7&quot;;IF([.A42]=&quot;Concurso&quot;;&quot;20&quot;;IF([.A42]=&quot;Tomada de Preços por Técnica e Preço&quot;;&quot;22&quot;;IF([.A42]=&quot;Concorrência por Técnica e Preço&quot;;&quot;33&quot;;IF([.A42]=&quot;Concorrência Internacional por Técnica e Preço&quot;;&quot;44&quot;;&quot;&quot;)))))))))))&amp;&quot;&amp;bidbird=n&quot;;&quot;edital&quot;))" office:value-type="string" office:string-value="edital" calcext:value-type="string">
            <text:p>edital</text:p>
          </table:table-cell>
          <table:table-cell table:style-name="ce12" table:formula="of:=HYPERLINK(IF([.B42]=&quot;SISPP&quot;;&quot;http://comprasnet.gov.br/acesso.asp?url=/livre/Resultado/conrelit00.asp&quot;;&quot;https://www2.comprasnet.gov.br/siasgnet-atasrp/public/visualizarItemSRP.do?method=iniciar&amp;identificacaoCompra.numeroUasg=&quot;&amp;[.D42]&amp;&quot;&amp;identificacaoCompra.modalidadeCompra=5&amp;identificacaoCompra.numeroCompra=&quot;&amp;[.F42]&amp;&quot;&amp;identificacaoCompra.anoCompra=&quot;&amp;[.G42]&amp;&quot;&amp;numeroItem=&quot;&amp;RIGHT([.H42];3));[.H42])" office:value-type="string" office:string-value="00007" calcext:value-type="string">
            <text:p>00007</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MT</text:p>
          </table:table-cell>
          <table:table-cell table:style-name="ce4" office:value-type="string" calcext:value-type="string">
            <text:p>154045</text:p>
          </table:table-cell>
          <table:table-cell table:style-name="ce5" office:value-type="string" calcext:value-type="string">
            <text:p>FUNDACAO UNIVERSIDADE FEDERAL DE MATO GROSSO</text:p>
          </table:table-cell>
          <table:table-cell table:style-name="ce4" office:value-type="string" calcext:value-type="string">
            <text:p>00035</text:p>
          </table:table-cell>
          <table:table-cell table:style-name="ce4" office:value-type="string" calcext:value-type="string">
            <text:p>2018</text:p>
          </table:table-cell>
          <table:table-cell table:style-name="ce4" office:value-type="string" calcext:value-type="string">
            <text:p>00021</text:p>
          </table:table-cell>
          <table:table-cell table:style-name="ce5" office:value-type="string" calcext:value-type="string">
            <text:p>Objeto: Pregão Eletrônico - <text:s/>Futura e eventual contratação de solução para impressão com fornecimento de equipamentos, sistema de gerenciamento de impressões, suprimentos para impressão (exceto papel) e manutenção preventiva e corretiva dos equipamentos (com substituição de peças, componentes e materiais), para atender as necessidades das Unidades Acadêmicas e Administrativas da Fundação Universidade Federal de Mato Grosso - FUFMT.</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IMPRESSÃO/CÓPIA MONOCROMÁTICA NO CAMPUS ARAGUAIA.</text:p>
          </table:table-cell>
          <table:table-cell table:number-columns-repeated="2" table:style-name="ce4" office:value-type="string" calcext:value-type="string">
            <text:p>19/07/2018</text:p>
          </table:table-cell>
          <table:table-cell table:style-name="ce4" office:value-type="string" calcext:value-type="string">
            <text:p>23/07/2019</text:p>
          </table:table-cell>
          <table:table-cell table:style-name="ce4" office:value-type="string" calcext:value-type="string">
            <text:p>PAGINA</text:p>
          </table:table-cell>
          <table:table-cell table:style-name="ce8" office:value-type="float" office:value="0.06" calcext:value-type="float">
            <text:p>0,06</text:p>
          </table:table-cell>
          <table:table-cell table:style-name="ce8" office:value-type="float" office:value="32924.1" calcext:value-type="float">
            <text:p>32.924,10</text:p>
          </table:table-cell>
          <table:table-cell table:style-name="ce12" table:formula="of:=HYPERLINK(IF([.B43]=&quot;SISPP&quot;;&quot;http://comprasnet.gov.br/acesso.asp?url=/livre/Resultado/conrelit00.asp&quot;;&quot;https://www2.comprasnet.gov.br/siasgnet-atasrp/public/pesquisarItemSRP.do?method=iniciar&amp;parametro.identificacaoCompra.numeroUasg=&quot;&amp;[.D43]&amp;&quot;&amp;parametro.identificacaoCompra.modalidadeCompra=&quot;&amp;IF([.A43]=&quot;Convite&quot;;&quot;01&quot;;IF([.A43]=&quot;Tomada de Preços&quot;;&quot;2&quot;;IF([.A43]=&quot;Concorrência&quot;;&quot;3&quot;;IF([.A43]=&quot;Concorrência Internacional&quot;;&quot;4&quot;;IF([.A43]=&quot;Pregão&quot;;&quot;5&quot;;IF([.A43]=&quot;Dispensa de Licitação&quot;;&quot;6&quot;;IF([.A43]=&quot;Inexigibilidade de Licitação&quot;;&quot;7&quot;;IF([.A43]=&quot;Concurso&quot;;&quot;20&quot;;IF([.A43]=&quot;Tomada de Preços por Técnica e Preço&quot;;&quot;22&quot;;IF([.A43]=&quot;Concorrência por Técnica e Preço&quot;;&quot;33&quot;;IF([.A43]=&quot;Concorrência Internacional por Técnica e Preço&quot;;&quot;44&quot;;&quot;&quot;)))))))))))&amp;&quot;&amp;parametro.identificacaoCompra.numeroCompra=&quot;&amp;[.F43]&amp;&quot;&amp;parametro.identificacaoCompra.anoCompra=&quot;&amp;[.G43]); [.F43]&amp;&quot;/&quot;&amp;[.G43])" office:value-type="string" office:string-value="00035/2018" calcext:value-type="string">
            <text:p>00035/2018</text:p>
          </table:table-cell>
          <table:table-cell table:style-name="ce12" table:formula="of:=IF(OR([.A43]=&quot;DISPENSA DE LICITAÇÃO&quot;;[.A43]=&quot;INEXIGIBILIDADE DE LICITAÇÃO&quot;);&quot;Sem edital devido a modalidade de licitação&quot;;HYPERLINK(&quot;http://comprasnet.gov.br/ConsultaLicitacoes/Download/Download.asp?coduasg=&quot;&amp;[.D43]&amp;&quot;&amp;numprp=&quot;&amp;[.F43]&amp;[.G43]&amp;&quot;&amp;modprp=&quot;&amp;IF([.A43]=&quot;Convite&quot;;&quot;01&quot;;IF([.A43]=&quot;Tomada de Preços&quot;;&quot;2&quot;;IF([.A43]=&quot;Concorrência&quot;;&quot;3&quot;;IF([.A43]=&quot;Concorrência Internacional&quot;;&quot;4&quot;;IF([.A43]=&quot;Pregão&quot;;&quot;5&quot;;IF([.A43]=&quot;Dispensa de Licitação&quot;;&quot;6&quot;;IF([.A43]=&quot;Inexigibilidade de Licitação&quot;;&quot;7&quot;;IF([.A43]=&quot;Concurso&quot;;&quot;20&quot;;IF([.A43]=&quot;Tomada de Preços por Técnica e Preço&quot;;&quot;22&quot;;IF([.A43]=&quot;Concorrência por Técnica e Preço&quot;;&quot;33&quot;;IF([.A43]=&quot;Concorrência Internacional por Técnica e Preço&quot;;&quot;44&quot;;&quot;&quot;)))))))))))&amp;&quot;&amp;bidbird=n&quot;;&quot;edital&quot;))" office:value-type="string" office:string-value="edital" calcext:value-type="string">
            <text:p>edital</text:p>
          </table:table-cell>
          <table:table-cell table:style-name="ce12" table:formula="of:=HYPERLINK(IF([.B43]=&quot;SISPP&quot;;&quot;http://comprasnet.gov.br/acesso.asp?url=/livre/Resultado/conrelit00.asp&quot;;&quot;https://www2.comprasnet.gov.br/siasgnet-atasrp/public/visualizarItemSRP.do?method=iniciar&amp;identificacaoCompra.numeroUasg=&quot;&amp;[.D43]&amp;&quot;&amp;identificacaoCompra.modalidadeCompra=5&amp;identificacaoCompra.numeroCompra=&quot;&amp;[.F43]&amp;&quot;&amp;identificacaoCompra.anoCompra=&quot;&amp;[.G43]&amp;&quot;&amp;numeroItem=&quot;&amp;RIGHT([.H43];3));[.H43])" office:value-type="string" office:string-value="00021" calcext:value-type="string">
            <text:p>00021</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MT</text:p>
          </table:table-cell>
          <table:table-cell table:style-name="ce4" office:value-type="string" calcext:value-type="string">
            <text:p>154045</text:p>
          </table:table-cell>
          <table:table-cell table:style-name="ce5" office:value-type="string" calcext:value-type="string">
            <text:p>FUNDACAO UNIVERSIDADE FEDERAL DE MATO GROSSO</text:p>
          </table:table-cell>
          <table:table-cell table:style-name="ce4" office:value-type="string" calcext:value-type="string">
            <text:p>00035</text:p>
          </table:table-cell>
          <table:table-cell table:style-name="ce4" office:value-type="string" calcext:value-type="string">
            <text:p>2018</text:p>
          </table:table-cell>
          <table:table-cell table:style-name="ce4" office:value-type="string" calcext:value-type="string">
            <text:p>00012</text:p>
          </table:table-cell>
          <table:table-cell table:style-name="ce5" office:value-type="string" calcext:value-type="string">
            <text:p>Objeto: Pregão Eletrônico - <text:s/>Futura e eventual contratação de solução para impressão com fornecimento de equipamentos, sistema de gerenciamento de impressões, suprimentos para impressão (exceto papel) e manutenção preventiva e corretiva dos equipamentos (com substituição de peças, componentes e materiais), para atender as necessidades das Unidades Acadêmicas e Administrativas da Fundação Universidade Federal de Mato Grosso - FUFMT.</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IMPRESSÃO/CÓPIA MONOCROMÁTICA NO CAMPUS RONDONÓPOLIS.</text:p>
          </table:table-cell>
          <table:table-cell table:number-columns-repeated="2" table:style-name="ce4" office:value-type="string" calcext:value-type="string">
            <text:p>19/07/2018</text:p>
          </table:table-cell>
          <table:table-cell table:style-name="ce4" office:value-type="string" calcext:value-type="string">
            <text:p>23/07/2019</text:p>
          </table:table-cell>
          <table:table-cell table:style-name="ce4" office:value-type="string" calcext:value-type="string">
            <text:p>PAGINA</text:p>
          </table:table-cell>
          <table:table-cell table:style-name="ce8" office:value-type="float" office:value="0.05" calcext:value-type="float">
            <text:p>0,05</text:p>
          </table:table-cell>
          <table:table-cell table:style-name="ce8" office:value-type="float" office:value="24489" calcext:value-type="float">
            <text:p>24.489,00</text:p>
          </table:table-cell>
          <table:table-cell table:style-name="ce12" table:formula="of:=HYPERLINK(IF([.B44]=&quot;SISPP&quot;;&quot;http://comprasnet.gov.br/acesso.asp?url=/livre/Resultado/conrelit00.asp&quot;;&quot;https://www2.comprasnet.gov.br/siasgnet-atasrp/public/pesquisarItemSRP.do?method=iniciar&amp;parametro.identificacaoCompra.numeroUasg=&quot;&amp;[.D44]&amp;&quot;&amp;parametro.identificacaoCompra.modalidadeCompra=&quot;&amp;IF([.A44]=&quot;Convite&quot;;&quot;01&quot;;IF([.A44]=&quot;Tomada de Preços&quot;;&quot;2&quot;;IF([.A44]=&quot;Concorrência&quot;;&quot;3&quot;;IF([.A44]=&quot;Concorrência Internacional&quot;;&quot;4&quot;;IF([.A44]=&quot;Pregão&quot;;&quot;5&quot;;IF([.A44]=&quot;Dispensa de Licitação&quot;;&quot;6&quot;;IF([.A44]=&quot;Inexigibilidade de Licitação&quot;;&quot;7&quot;;IF([.A44]=&quot;Concurso&quot;;&quot;20&quot;;IF([.A44]=&quot;Tomada de Preços por Técnica e Preço&quot;;&quot;22&quot;;IF([.A44]=&quot;Concorrência por Técnica e Preço&quot;;&quot;33&quot;;IF([.A44]=&quot;Concorrência Internacional por Técnica e Preço&quot;;&quot;44&quot;;&quot;&quot;)))))))))))&amp;&quot;&amp;parametro.identificacaoCompra.numeroCompra=&quot;&amp;[.F44]&amp;&quot;&amp;parametro.identificacaoCompra.anoCompra=&quot;&amp;[.G44]); [.F44]&amp;&quot;/&quot;&amp;[.G44])" office:value-type="string" office:string-value="00035/2018" calcext:value-type="string">
            <text:p>00035/2018</text:p>
          </table:table-cell>
          <table:table-cell table:style-name="ce12" table:formula="of:=IF(OR([.A44]=&quot;DISPENSA DE LICITAÇÃO&quot;;[.A44]=&quot;INEXIGIBILIDADE DE LICITAÇÃO&quot;);&quot;Sem edital devido a modalidade de licitação&quot;;HYPERLINK(&quot;http://comprasnet.gov.br/ConsultaLicitacoes/Download/Download.asp?coduasg=&quot;&amp;[.D44]&amp;&quot;&amp;numprp=&quot;&amp;[.F44]&amp;[.G44]&amp;&quot;&amp;modprp=&quot;&amp;IF([.A44]=&quot;Convite&quot;;&quot;01&quot;;IF([.A44]=&quot;Tomada de Preços&quot;;&quot;2&quot;;IF([.A44]=&quot;Concorrência&quot;;&quot;3&quot;;IF([.A44]=&quot;Concorrência Internacional&quot;;&quot;4&quot;;IF([.A44]=&quot;Pregão&quot;;&quot;5&quot;;IF([.A44]=&quot;Dispensa de Licitação&quot;;&quot;6&quot;;IF([.A44]=&quot;Inexigibilidade de Licitação&quot;;&quot;7&quot;;IF([.A44]=&quot;Concurso&quot;;&quot;20&quot;;IF([.A44]=&quot;Tomada de Preços por Técnica e Preço&quot;;&quot;22&quot;;IF([.A44]=&quot;Concorrência por Técnica e Preço&quot;;&quot;33&quot;;IF([.A44]=&quot;Concorrência Internacional por Técnica e Preço&quot;;&quot;44&quot;;&quot;&quot;)))))))))))&amp;&quot;&amp;bidbird=n&quot;;&quot;edital&quot;))" office:value-type="string" office:string-value="edital" calcext:value-type="string">
            <text:p>edital</text:p>
          </table:table-cell>
          <table:table-cell table:style-name="ce12" table:formula="of:=HYPERLINK(IF([.B44]=&quot;SISPP&quot;;&quot;http://comprasnet.gov.br/acesso.asp?url=/livre/Resultado/conrelit00.asp&quot;;&quot;https://www2.comprasnet.gov.br/siasgnet-atasrp/public/visualizarItemSRP.do?method=iniciar&amp;identificacaoCompra.numeroUasg=&quot;&amp;[.D44]&amp;&quot;&amp;identificacaoCompra.modalidadeCompra=5&amp;identificacaoCompra.numeroCompra=&quot;&amp;[.F44]&amp;&quot;&amp;identificacaoCompra.anoCompra=&quot;&amp;[.G44]&amp;&quot;&amp;numeroItem=&quot;&amp;RIGHT([.H44];3));[.H44])" office:value-type="string" office:string-value="00012" calcext:value-type="string">
            <text:p>00012</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MT</text:p>
          </table:table-cell>
          <table:table-cell table:style-name="ce4" office:value-type="string" calcext:value-type="string">
            <text:p>154045</text:p>
          </table:table-cell>
          <table:table-cell table:style-name="ce5" office:value-type="string" calcext:value-type="string">
            <text:p>FUNDACAO UNIVERSIDADE FEDERAL DE MATO GROSSO</text:p>
          </table:table-cell>
          <table:table-cell table:style-name="ce4" office:value-type="string" calcext:value-type="string">
            <text:p>00035</text:p>
          </table:table-cell>
          <table:table-cell table:style-name="ce4" office:value-type="string" calcext:value-type="string">
            <text:p>2018</text:p>
          </table:table-cell>
          <table:table-cell table:style-name="ce4" office:value-type="string" calcext:value-type="string">
            <text:p>00016</text:p>
          </table:table-cell>
          <table:table-cell table:style-name="ce5" office:value-type="string" calcext:value-type="string">
            <text:p>Objeto: Pregão Eletrônico - <text:s/>Futura e eventual contratação de solução para impressão com fornecimento de equipamentos, sistema de gerenciamento de impressões, suprimentos para impressão (exceto papel) e manutenção preventiva e corretiva dos equipamentos (com substituição de peças, componentes e materiais), para atender as necessidades das Unidades Acadêmicas e Administrativas da Fundação Universidade Federal de Mato Grosso - FUFMT.</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IMPRESSÃO/CÓPIA MONOCROMÁTICA NO CAMPUS SINOP.</text:p>
          </table:table-cell>
          <table:table-cell table:number-columns-repeated="2" table:style-name="ce4" office:value-type="string" calcext:value-type="string">
            <text:p>19/07/2018</text:p>
          </table:table-cell>
          <table:table-cell table:style-name="ce4" office:value-type="string" calcext:value-type="string">
            <text:p>23/07/2019</text:p>
          </table:table-cell>
          <table:table-cell table:style-name="ce4" office:value-type="string" calcext:value-type="string">
            <text:p>UNIDADE</text:p>
          </table:table-cell>
          <table:table-cell table:style-name="ce8" office:value-type="float" office:value="0.05" calcext:value-type="float">
            <text:p>0,05</text:p>
          </table:table-cell>
          <table:table-cell table:style-name="ce8" office:value-type="float" office:value="69222.24" calcext:value-type="float">
            <text:p>69.222,24</text:p>
          </table:table-cell>
          <table:table-cell table:style-name="ce12" table:formula="of:=HYPERLINK(IF([.B45]=&quot;SISPP&quot;;&quot;http://comprasnet.gov.br/acesso.asp?url=/livre/Resultado/conrelit00.asp&quot;;&quot;https://www2.comprasnet.gov.br/siasgnet-atasrp/public/pesquisarItemSRP.do?method=iniciar&amp;parametro.identificacaoCompra.numeroUasg=&quot;&amp;[.D45]&amp;&quot;&amp;parametro.identificacaoCompra.modalidadeCompra=&quot;&amp;IF([.A45]=&quot;Convite&quot;;&quot;01&quot;;IF([.A45]=&quot;Tomada de Preços&quot;;&quot;2&quot;;IF([.A45]=&quot;Concorrência&quot;;&quot;3&quot;;IF([.A45]=&quot;Concorrência Internacional&quot;;&quot;4&quot;;IF([.A45]=&quot;Pregão&quot;;&quot;5&quot;;IF([.A45]=&quot;Dispensa de Licitação&quot;;&quot;6&quot;;IF([.A45]=&quot;Inexigibilidade de Licitação&quot;;&quot;7&quot;;IF([.A45]=&quot;Concurso&quot;;&quot;20&quot;;IF([.A45]=&quot;Tomada de Preços por Técnica e Preço&quot;;&quot;22&quot;;IF([.A45]=&quot;Concorrência por Técnica e Preço&quot;;&quot;33&quot;;IF([.A45]=&quot;Concorrência Internacional por Técnica e Preço&quot;;&quot;44&quot;;&quot;&quot;)))))))))))&amp;&quot;&amp;parametro.identificacaoCompra.numeroCompra=&quot;&amp;[.F45]&amp;&quot;&amp;parametro.identificacaoCompra.anoCompra=&quot;&amp;[.G45]); [.F45]&amp;&quot;/&quot;&amp;[.G45])" office:value-type="string" office:string-value="00035/2018" calcext:value-type="string">
            <text:p>00035/2018</text:p>
          </table:table-cell>
          <table:table-cell table:style-name="ce12" table:formula="of:=IF(OR([.A45]=&quot;DISPENSA DE LICITAÇÃO&quot;;[.A45]=&quot;INEXIGIBILIDADE DE LICITAÇÃO&quot;);&quot;Sem edital devido a modalidade de licitação&quot;;HYPERLINK(&quot;http://comprasnet.gov.br/ConsultaLicitacoes/Download/Download.asp?coduasg=&quot;&amp;[.D45]&amp;&quot;&amp;numprp=&quot;&amp;[.F45]&amp;[.G45]&amp;&quot;&amp;modprp=&quot;&amp;IF([.A45]=&quot;Convite&quot;;&quot;01&quot;;IF([.A45]=&quot;Tomada de Preços&quot;;&quot;2&quot;;IF([.A45]=&quot;Concorrência&quot;;&quot;3&quot;;IF([.A45]=&quot;Concorrência Internacional&quot;;&quot;4&quot;;IF([.A45]=&quot;Pregão&quot;;&quot;5&quot;;IF([.A45]=&quot;Dispensa de Licitação&quot;;&quot;6&quot;;IF([.A45]=&quot;Inexigibilidade de Licitação&quot;;&quot;7&quot;;IF([.A45]=&quot;Concurso&quot;;&quot;20&quot;;IF([.A45]=&quot;Tomada de Preços por Técnica e Preço&quot;;&quot;22&quot;;IF([.A45]=&quot;Concorrência por Técnica e Preço&quot;;&quot;33&quot;;IF([.A45]=&quot;Concorrência Internacional por Técnica e Preço&quot;;&quot;44&quot;;&quot;&quot;)))))))))))&amp;&quot;&amp;bidbird=n&quot;;&quot;edital&quot;))" office:value-type="string" office:string-value="edital" calcext:value-type="string">
            <text:p>edital</text:p>
          </table:table-cell>
          <table:table-cell table:style-name="ce12" table:formula="of:=HYPERLINK(IF([.B45]=&quot;SISPP&quot;;&quot;http://comprasnet.gov.br/acesso.asp?url=/livre/Resultado/conrelit00.asp&quot;;&quot;https://www2.comprasnet.gov.br/siasgnet-atasrp/public/visualizarItemSRP.do?method=iniciar&amp;identificacaoCompra.numeroUasg=&quot;&amp;[.D45]&amp;&quot;&amp;identificacaoCompra.modalidadeCompra=5&amp;identificacaoCompra.numeroCompra=&quot;&amp;[.F45]&amp;&quot;&amp;identificacaoCompra.anoCompra=&quot;&amp;[.G45]&amp;&quot;&amp;numeroItem=&quot;&amp;RIGHT([.H45];3));[.H45])" office:value-type="string" office:string-value="00016" calcext:value-type="string">
            <text:p>00016</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E</text:p>
          </table:table-cell>
          <table:table-cell table:style-name="ce4" office:value-type="string" calcext:value-type="string">
            <text:p>153080</text:p>
          </table:table-cell>
          <table:table-cell table:style-name="ce5" office:value-type="string" calcext:value-type="string">
            <text:p>UNIVERSIDADE FEDERAL DE PERNAMBUCO</text:p>
          </table:table-cell>
          <table:table-cell table:style-name="ce4" office:value-type="string" calcext:value-type="string">
            <text:p>00001</text:p>
          </table:table-cell>
          <table:table-cell table:style-name="ce4" office:value-type="string" calcext:value-type="string">
            <text:p>2018</text:p>
          </table:table-cell>
          <table:table-cell table:style-name="ce4" office:value-type="string" calcext:value-type="string">
            <text:p>00010</text:p>
          </table:table-cell>
          <table:table-cell table:style-name="ce5" office:value-type="string" calcext:value-type="string">
            <text:p>Objeto: Pregão Eletrônico - <text:s/>REGISTRAR PREÇOS, através de PREGÃO ELETRÔNICO, pelo critério de MENOR PREÇO por LOTE, sob o regime de EMPREITADA POR PREÇO UNITÁRIO, para contratação de solução para impressão e digitalização com fornecimento de equipamentos, sistema bilhetagem, manutenção preventiva e corretiva dos equipamentos com substituição de peças, componentes e materiais utilizados na manutenção e fornecimento dos suprimentos para impressão (exceto papel)...</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LOCAÇÃO - IMPRESSÃO NO EQUIPAMENTO TIPO IV - MONOCROMÁTICA</text:p>
          </table:table-cell>
          <table:table-cell table:number-columns-repeated="2" table:style-name="ce4" office:value-type="string" calcext:value-type="string">
            <text:p>23/11/2018</text:p>
          </table:table-cell>
          <table:table-cell table:style-name="ce4" office:value-type="string" calcext:value-type="string">
            <text:p>29/11/2019</text:p>
          </table:table-cell>
          <table:table-cell table:style-name="ce4" office:value-type="string" calcext:value-type="string">
            <text:p>PÁGINA</text:p>
          </table:table-cell>
          <table:table-cell table:style-name="ce8" office:value-type="float" office:value="0.02" calcext:value-type="float">
            <text:p>0,02</text:p>
          </table:table-cell>
          <table:table-cell table:style-name="ce8" office:value-type="float" office:value="15048" calcext:value-type="float">
            <text:p>15.048,00</text:p>
          </table:table-cell>
          <table:table-cell table:style-name="ce12" table:formula="of:=HYPERLINK(IF([.B46]=&quot;SISPP&quot;;&quot;http://comprasnet.gov.br/acesso.asp?url=/livre/Resultado/conrelit00.asp&quot;;&quot;https://www2.comprasnet.gov.br/siasgnet-atasrp/public/pesquisarItemSRP.do?method=iniciar&amp;parametro.identificacaoCompra.numeroUasg=&quot;&amp;[.D46]&amp;&quot;&amp;parametro.identificacaoCompra.modalidadeCompra=&quot;&amp;IF([.A46]=&quot;Convite&quot;;&quot;01&quot;;IF([.A46]=&quot;Tomada de Preços&quot;;&quot;2&quot;;IF([.A46]=&quot;Concorrência&quot;;&quot;3&quot;;IF([.A46]=&quot;Concorrência Internacional&quot;;&quot;4&quot;;IF([.A46]=&quot;Pregão&quot;;&quot;5&quot;;IF([.A46]=&quot;Dispensa de Licitação&quot;;&quot;6&quot;;IF([.A46]=&quot;Inexigibilidade de Licitação&quot;;&quot;7&quot;;IF([.A46]=&quot;Concurso&quot;;&quot;20&quot;;IF([.A46]=&quot;Tomada de Preços por Técnica e Preço&quot;;&quot;22&quot;;IF([.A46]=&quot;Concorrência por Técnica e Preço&quot;;&quot;33&quot;;IF([.A46]=&quot;Concorrência Internacional por Técnica e Preço&quot;;&quot;44&quot;;&quot;&quot;)))))))))))&amp;&quot;&amp;parametro.identificacaoCompra.numeroCompra=&quot;&amp;[.F46]&amp;&quot;&amp;parametro.identificacaoCompra.anoCompra=&quot;&amp;[.G46]); [.F46]&amp;&quot;/&quot;&amp;[.G46])" office:value-type="string" office:string-value="00001/2018" calcext:value-type="string">
            <text:p>00001/2018</text:p>
          </table:table-cell>
          <table:table-cell table:style-name="ce12" table:formula="of:=IF(OR([.A46]=&quot;DISPENSA DE LICITAÇÃO&quot;;[.A46]=&quot;INEXIGIBILIDADE DE LICITAÇÃO&quot;);&quot;Sem edital devido a modalidade de licitação&quot;;HYPERLINK(&quot;http://comprasnet.gov.br/ConsultaLicitacoes/Download/Download.asp?coduasg=&quot;&amp;[.D46]&amp;&quot;&amp;numprp=&quot;&amp;[.F46]&amp;[.G46]&amp;&quot;&amp;modprp=&quot;&amp;IF([.A46]=&quot;Convite&quot;;&quot;01&quot;;IF([.A46]=&quot;Tomada de Preços&quot;;&quot;2&quot;;IF([.A46]=&quot;Concorrência&quot;;&quot;3&quot;;IF([.A46]=&quot;Concorrência Internacional&quot;;&quot;4&quot;;IF([.A46]=&quot;Pregão&quot;;&quot;5&quot;;IF([.A46]=&quot;Dispensa de Licitação&quot;;&quot;6&quot;;IF([.A46]=&quot;Inexigibilidade de Licitação&quot;;&quot;7&quot;;IF([.A46]=&quot;Concurso&quot;;&quot;20&quot;;IF([.A46]=&quot;Tomada de Preços por Técnica e Preço&quot;;&quot;22&quot;;IF([.A46]=&quot;Concorrência por Técnica e Preço&quot;;&quot;33&quot;;IF([.A46]=&quot;Concorrência Internacional por Técnica e Preço&quot;;&quot;44&quot;;&quot;&quot;)))))))))))&amp;&quot;&amp;bidbird=n&quot;;&quot;edital&quot;))" office:value-type="string" office:string-value="edital" calcext:value-type="string">
            <text:p>edital</text:p>
          </table:table-cell>
          <table:table-cell table:style-name="ce12" table:formula="of:=HYPERLINK(IF([.B46]=&quot;SISPP&quot;;&quot;http://comprasnet.gov.br/acesso.asp?url=/livre/Resultado/conrelit00.asp&quot;;&quot;https://www2.comprasnet.gov.br/siasgnet-atasrp/public/visualizarItemSRP.do?method=iniciar&amp;identificacaoCompra.numeroUasg=&quot;&amp;[.D46]&amp;&quot;&amp;identificacaoCompra.modalidadeCompra=5&amp;identificacaoCompra.numeroCompra=&quot;&amp;[.F46]&amp;&quot;&amp;identificacaoCompra.anoCompra=&quot;&amp;[.G46]&amp;&quot;&amp;numeroItem=&quot;&amp;RIGHT([.H46];3));[.H46])" office:value-type="string" office:string-value="00010" calcext:value-type="string">
            <text:p>00010</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01</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OUTSOURCING DE IMPRESSÃO (IMPRESSORA MONOCROMÁTICA, A4 <text:s text:c="2"/>45 PPM) <text:s/>F RANQUIA MENSAL DE IMPRESSÕES MONOCROMÁTICA: 2500 PÁGINAS <text:s/>FRANQUIA MENSAL DE I MPRESSÕES COLORIDA: 0 PÁGINAS</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2250" calcext:value-type="float">
            <text:p>2.250,00</text:p>
          </table:table-cell>
          <table:table-cell table:style-name="ce8" office:value-type="float" office:value="337500" calcext:value-type="float">
            <text:p>337.500,00</text:p>
          </table:table-cell>
          <table:table-cell table:style-name="ce12" table:formula="of:=HYPERLINK(IF([.B47]=&quot;SISPP&quot;;&quot;http://comprasnet.gov.br/acesso.asp?url=/livre/Resultado/conrelit00.asp&quot;;&quot;https://www2.comprasnet.gov.br/siasgnet-atasrp/public/pesquisarItemSRP.do?method=iniciar&amp;parametro.identificacaoCompra.numeroUasg=&quot;&amp;[.D47]&amp;&quot;&amp;parametro.identificacaoCompra.modalidadeCompra=&quot;&amp;IF([.A47]=&quot;Convite&quot;;&quot;01&quot;;IF([.A47]=&quot;Tomada de Preços&quot;;&quot;2&quot;;IF([.A47]=&quot;Concorrência&quot;;&quot;3&quot;;IF([.A47]=&quot;Concorrência Internacional&quot;;&quot;4&quot;;IF([.A47]=&quot;Pregão&quot;;&quot;5&quot;;IF([.A47]=&quot;Dispensa de Licitação&quot;;&quot;6&quot;;IF([.A47]=&quot;Inexigibilidade de Licitação&quot;;&quot;7&quot;;IF([.A47]=&quot;Concurso&quot;;&quot;20&quot;;IF([.A47]=&quot;Tomada de Preços por Técnica e Preço&quot;;&quot;22&quot;;IF([.A47]=&quot;Concorrência por Técnica e Preço&quot;;&quot;33&quot;;IF([.A47]=&quot;Concorrência Internacional por Técnica e Preço&quot;;&quot;44&quot;;&quot;&quot;)))))))))))&amp;&quot;&amp;parametro.identificacaoCompra.numeroCompra=&quot;&amp;[.F47]&amp;&quot;&amp;parametro.identificacaoCompra.anoCompra=&quot;&amp;[.G47]); [.F47]&amp;&quot;/&quot;&amp;[.G47])" office:value-type="string" office:string-value="00022/2018" calcext:value-type="string">
            <text:p>00022/2018</text:p>
          </table:table-cell>
          <table:table-cell table:style-name="ce12" table:formula="of:=IF(OR([.A47]=&quot;DISPENSA DE LICITAÇÃO&quot;;[.A47]=&quot;INEXIGIBILIDADE DE LICITAÇÃO&quot;);&quot;Sem edital devido a modalidade de licitação&quot;;HYPERLINK(&quot;http://comprasnet.gov.br/ConsultaLicitacoes/Download/Download.asp?coduasg=&quot;&amp;[.D47]&amp;&quot;&amp;numprp=&quot;&amp;[.F47]&amp;[.G47]&amp;&quot;&amp;modprp=&quot;&amp;IF([.A47]=&quot;Convite&quot;;&quot;01&quot;;IF([.A47]=&quot;Tomada de Preços&quot;;&quot;2&quot;;IF([.A47]=&quot;Concorrência&quot;;&quot;3&quot;;IF([.A47]=&quot;Concorrência Internacional&quot;;&quot;4&quot;;IF([.A47]=&quot;Pregão&quot;;&quot;5&quot;;IF([.A47]=&quot;Dispensa de Licitação&quot;;&quot;6&quot;;IF([.A47]=&quot;Inexigibilidade de Licitação&quot;;&quot;7&quot;;IF([.A47]=&quot;Concurso&quot;;&quot;20&quot;;IF([.A47]=&quot;Tomada de Preços por Técnica e Preço&quot;;&quot;22&quot;;IF([.A47]=&quot;Concorrência por Técnica e Preço&quot;;&quot;33&quot;;IF([.A47]=&quot;Concorrência Internacional por Técnica e Preço&quot;;&quot;44&quot;;&quot;&quot;)))))))))))&amp;&quot;&amp;bidbird=n&quot;;&quot;edital&quot;))" office:value-type="string" office:string-value="edital" calcext:value-type="string">
            <text:p>edital</text:p>
          </table:table-cell>
          <table:table-cell table:style-name="ce12" table:formula="of:=HYPERLINK(IF([.B47]=&quot;SISPP&quot;;&quot;http://comprasnet.gov.br/acesso.asp?url=/livre/Resultado/conrelit00.asp&quot;;&quot;https://www2.comprasnet.gov.br/siasgnet-atasrp/public/visualizarItemSRP.do?method=iniciar&amp;identificacaoCompra.numeroUasg=&quot;&amp;[.D47]&amp;&quot;&amp;identificacaoCompra.modalidadeCompra=5&amp;identificacaoCompra.numeroCompra=&quot;&amp;[.F47]&amp;&quot;&amp;identificacaoCompra.anoCompra=&quot;&amp;[.G47]&amp;&quot;&amp;numeroItem=&quot;&amp;RIGHT([.H47];3));[.H47])" office:value-type="string" office:string-value="00001" calcext:value-type="string">
            <text:p>00001</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11</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OUTSOURCING DE IMPRESSÃO (IMPRESSORA MONOCROMÁTICA, A4 <text:s text:c="2"/>45 PPM) <text:s/>F RANQUIA MENSAL DE IMPRESSÕES MONOCROMÁTICA: 2500 PÁGINAS <text:s/>FRANQUIA MENSAL DE I MPRESSÕES COLORIDA: 0 PÁGINAS</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3900" calcext:value-type="float">
            <text:p>3.900,00</text:p>
          </table:table-cell>
          <table:table-cell table:style-name="ce8" office:value-type="float" office:value="31200" calcext:value-type="float">
            <text:p>31.200,00</text:p>
          </table:table-cell>
          <table:table-cell table:style-name="ce12" table:formula="of:=HYPERLINK(IF([.B48]=&quot;SISPP&quot;;&quot;http://comprasnet.gov.br/acesso.asp?url=/livre/Resultado/conrelit00.asp&quot;;&quot;https://www2.comprasnet.gov.br/siasgnet-atasrp/public/pesquisarItemSRP.do?method=iniciar&amp;parametro.identificacaoCompra.numeroUasg=&quot;&amp;[.D48]&amp;&quot;&amp;parametro.identificacaoCompra.modalidadeCompra=&quot;&amp;IF([.A48]=&quot;Convite&quot;;&quot;01&quot;;IF([.A48]=&quot;Tomada de Preços&quot;;&quot;2&quot;;IF([.A48]=&quot;Concorrência&quot;;&quot;3&quot;;IF([.A48]=&quot;Concorrência Internacional&quot;;&quot;4&quot;;IF([.A48]=&quot;Pregão&quot;;&quot;5&quot;;IF([.A48]=&quot;Dispensa de Licitação&quot;;&quot;6&quot;;IF([.A48]=&quot;Inexigibilidade de Licitação&quot;;&quot;7&quot;;IF([.A48]=&quot;Concurso&quot;;&quot;20&quot;;IF([.A48]=&quot;Tomada de Preços por Técnica e Preço&quot;;&quot;22&quot;;IF([.A48]=&quot;Concorrência por Técnica e Preço&quot;;&quot;33&quot;;IF([.A48]=&quot;Concorrência Internacional por Técnica e Preço&quot;;&quot;44&quot;;&quot;&quot;)))))))))))&amp;&quot;&amp;parametro.identificacaoCompra.numeroCompra=&quot;&amp;[.F48]&amp;&quot;&amp;parametro.identificacaoCompra.anoCompra=&quot;&amp;[.G48]); [.F48]&amp;&quot;/&quot;&amp;[.G48])" office:value-type="string" office:string-value="00022/2018" calcext:value-type="string">
            <text:p>00022/2018</text:p>
          </table:table-cell>
          <table:table-cell table:style-name="ce12" table:formula="of:=IF(OR([.A48]=&quot;DISPENSA DE LICITAÇÃO&quot;;[.A48]=&quot;INEXIGIBILIDADE DE LICITAÇÃO&quot;);&quot;Sem edital devido a modalidade de licitação&quot;;HYPERLINK(&quot;http://comprasnet.gov.br/ConsultaLicitacoes/Download/Download.asp?coduasg=&quot;&amp;[.D48]&amp;&quot;&amp;numprp=&quot;&amp;[.F48]&amp;[.G48]&amp;&quot;&amp;modprp=&quot;&amp;IF([.A48]=&quot;Convite&quot;;&quot;01&quot;;IF([.A48]=&quot;Tomada de Preços&quot;;&quot;2&quot;;IF([.A48]=&quot;Concorrência&quot;;&quot;3&quot;;IF([.A48]=&quot;Concorrência Internacional&quot;;&quot;4&quot;;IF([.A48]=&quot;Pregão&quot;;&quot;5&quot;;IF([.A48]=&quot;Dispensa de Licitação&quot;;&quot;6&quot;;IF([.A48]=&quot;Inexigibilidade de Licitação&quot;;&quot;7&quot;;IF([.A48]=&quot;Concurso&quot;;&quot;20&quot;;IF([.A48]=&quot;Tomada de Preços por Técnica e Preço&quot;;&quot;22&quot;;IF([.A48]=&quot;Concorrência por Técnica e Preço&quot;;&quot;33&quot;;IF([.A48]=&quot;Concorrência Internacional por Técnica e Preço&quot;;&quot;44&quot;;&quot;&quot;)))))))))))&amp;&quot;&amp;bidbird=n&quot;;&quot;edital&quot;))" office:value-type="string" office:string-value="edital" calcext:value-type="string">
            <text:p>edital</text:p>
          </table:table-cell>
          <table:table-cell table:style-name="ce12" table:formula="of:=HYPERLINK(IF([.B48]=&quot;SISPP&quot;;&quot;http://comprasnet.gov.br/acesso.asp?url=/livre/Resultado/conrelit00.asp&quot;;&quot;https://www2.comprasnet.gov.br/siasgnet-atasrp/public/visualizarItemSRP.do?method=iniciar&amp;identificacaoCompra.numeroUasg=&quot;&amp;[.D48]&amp;&quot;&amp;identificacaoCompra.modalidadeCompra=5&amp;identificacaoCompra.numeroCompra=&quot;&amp;[.F48]&amp;&quot;&amp;identificacaoCompra.anoCompra=&quot;&amp;[.G48]&amp;&quot;&amp;numeroItem=&quot;&amp;RIGHT([.H48];3));[.H48])" office:value-type="string" office:string-value="00011" calcext:value-type="string">
            <text:p>00011</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13</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OUTSOURCING DE IMPRESSÃO (IMPRESSORA MONOCROMÁTICA, A4 <text:s text:c="2"/>45 PPM) <text:s/>F RANQUIA MENSAL DE IMPRESSÕES MONOCROMÁTICA: 2500 PÁGINAS <text:s/>FRANQUIA MENSAL DE I MPRESSÕES COLORIDA: 0 PÁGINAS</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3850" calcext:value-type="float">
            <text:p>3.850,00</text:p>
          </table:table-cell>
          <table:table-cell table:style-name="ce8" office:value-type="float" office:value="19250" calcext:value-type="float">
            <text:p>19.250,00</text:p>
          </table:table-cell>
          <table:table-cell table:style-name="ce12" table:formula="of:=HYPERLINK(IF([.B49]=&quot;SISPP&quot;;&quot;http://comprasnet.gov.br/acesso.asp?url=/livre/Resultado/conrelit00.asp&quot;;&quot;https://www2.comprasnet.gov.br/siasgnet-atasrp/public/pesquisarItemSRP.do?method=iniciar&amp;parametro.identificacaoCompra.numeroUasg=&quot;&amp;[.D49]&amp;&quot;&amp;parametro.identificacaoCompra.modalidadeCompra=&quot;&amp;IF([.A49]=&quot;Convite&quot;;&quot;01&quot;;IF([.A49]=&quot;Tomada de Preços&quot;;&quot;2&quot;;IF([.A49]=&quot;Concorrência&quot;;&quot;3&quot;;IF([.A49]=&quot;Concorrência Internacional&quot;;&quot;4&quot;;IF([.A49]=&quot;Pregão&quot;;&quot;5&quot;;IF([.A49]=&quot;Dispensa de Licitação&quot;;&quot;6&quot;;IF([.A49]=&quot;Inexigibilidade de Licitação&quot;;&quot;7&quot;;IF([.A49]=&quot;Concurso&quot;;&quot;20&quot;;IF([.A49]=&quot;Tomada de Preços por Técnica e Preço&quot;;&quot;22&quot;;IF([.A49]=&quot;Concorrência por Técnica e Preço&quot;;&quot;33&quot;;IF([.A49]=&quot;Concorrência Internacional por Técnica e Preço&quot;;&quot;44&quot;;&quot;&quot;)))))))))))&amp;&quot;&amp;parametro.identificacaoCompra.numeroCompra=&quot;&amp;[.F49]&amp;&quot;&amp;parametro.identificacaoCompra.anoCompra=&quot;&amp;[.G49]); [.F49]&amp;&quot;/&quot;&amp;[.G49])" office:value-type="string" office:string-value="00022/2018" calcext:value-type="string">
            <text:p>00022/2018</text:p>
          </table:table-cell>
          <table:table-cell table:style-name="ce12" table:formula="of:=IF(OR([.A49]=&quot;DISPENSA DE LICITAÇÃO&quot;;[.A49]=&quot;INEXIGIBILIDADE DE LICITAÇÃO&quot;);&quot;Sem edital devido a modalidade de licitação&quot;;HYPERLINK(&quot;http://comprasnet.gov.br/ConsultaLicitacoes/Download/Download.asp?coduasg=&quot;&amp;[.D49]&amp;&quot;&amp;numprp=&quot;&amp;[.F49]&amp;[.G49]&amp;&quot;&amp;modprp=&quot;&amp;IF([.A49]=&quot;Convite&quot;;&quot;01&quot;;IF([.A49]=&quot;Tomada de Preços&quot;;&quot;2&quot;;IF([.A49]=&quot;Concorrência&quot;;&quot;3&quot;;IF([.A49]=&quot;Concorrência Internacional&quot;;&quot;4&quot;;IF([.A49]=&quot;Pregão&quot;;&quot;5&quot;;IF([.A49]=&quot;Dispensa de Licitação&quot;;&quot;6&quot;;IF([.A49]=&quot;Inexigibilidade de Licitação&quot;;&quot;7&quot;;IF([.A49]=&quot;Concurso&quot;;&quot;20&quot;;IF([.A49]=&quot;Tomada de Preços por Técnica e Preço&quot;;&quot;22&quot;;IF([.A49]=&quot;Concorrência por Técnica e Preço&quot;;&quot;33&quot;;IF([.A49]=&quot;Concorrência Internacional por Técnica e Preço&quot;;&quot;44&quot;;&quot;&quot;)))))))))))&amp;&quot;&amp;bidbird=n&quot;;&quot;edital&quot;))" office:value-type="string" office:string-value="edital" calcext:value-type="string">
            <text:p>edital</text:p>
          </table:table-cell>
          <table:table-cell table:style-name="ce12" table:formula="of:=HYPERLINK(IF([.B49]=&quot;SISPP&quot;;&quot;http://comprasnet.gov.br/acesso.asp?url=/livre/Resultado/conrelit00.asp&quot;;&quot;https://www2.comprasnet.gov.br/siasgnet-atasrp/public/visualizarItemSRP.do?method=iniciar&amp;identificacaoCompra.numeroUasg=&quot;&amp;[.D49]&amp;&quot;&amp;identificacaoCompra.modalidadeCompra=5&amp;identificacaoCompra.numeroCompra=&quot;&amp;[.F49]&amp;&quot;&amp;identificacaoCompra.anoCompra=&quot;&amp;[.G49]&amp;&quot;&amp;numeroItem=&quot;&amp;RIGHT([.H49];3));[.H49])" office:value-type="string" office:string-value="00013" calcext:value-type="string">
            <text:p>00013</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16</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OUTSOURCING DE IMPRESSÃO (IMPRESSORA MONOCROMÁTICA, A4 <text:s text:c="2"/>45 PPM) <text:s/>F RANQUIA MENSAL DE IMPRESSÕES MONOCROMÁTICA: 2500 PÁGINAS <text:s/>FRANQUIA MENSAL DE I MPRESSÕES COLORIDA: 0 PÁGINAS</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4000" calcext:value-type="float">
            <text:p>4.000,00</text:p>
          </table:table-cell>
          <table:table-cell table:style-name="ce8" office:value-type="float" office:value="32000" calcext:value-type="float">
            <text:p>32.000,00</text:p>
          </table:table-cell>
          <table:table-cell table:style-name="ce12" table:formula="of:=HYPERLINK(IF([.B50]=&quot;SISPP&quot;;&quot;http://comprasnet.gov.br/acesso.asp?url=/livre/Resultado/conrelit00.asp&quot;;&quot;https://www2.comprasnet.gov.br/siasgnet-atasrp/public/pesquisarItemSRP.do?method=iniciar&amp;parametro.identificacaoCompra.numeroUasg=&quot;&amp;[.D50]&amp;&quot;&amp;parametro.identificacaoCompra.modalidadeCompra=&quot;&amp;IF([.A50]=&quot;Convite&quot;;&quot;01&quot;;IF([.A50]=&quot;Tomada de Preços&quot;;&quot;2&quot;;IF([.A50]=&quot;Concorrência&quot;;&quot;3&quot;;IF([.A50]=&quot;Concorrência Internacional&quot;;&quot;4&quot;;IF([.A50]=&quot;Pregão&quot;;&quot;5&quot;;IF([.A50]=&quot;Dispensa de Licitação&quot;;&quot;6&quot;;IF([.A50]=&quot;Inexigibilidade de Licitação&quot;;&quot;7&quot;;IF([.A50]=&quot;Concurso&quot;;&quot;20&quot;;IF([.A50]=&quot;Tomada de Preços por Técnica e Preço&quot;;&quot;22&quot;;IF([.A50]=&quot;Concorrência por Técnica e Preço&quot;;&quot;33&quot;;IF([.A50]=&quot;Concorrência Internacional por Técnica e Preço&quot;;&quot;44&quot;;&quot;&quot;)))))))))))&amp;&quot;&amp;parametro.identificacaoCompra.numeroCompra=&quot;&amp;[.F50]&amp;&quot;&amp;parametro.identificacaoCompra.anoCompra=&quot;&amp;[.G50]); [.F50]&amp;&quot;/&quot;&amp;[.G50])" office:value-type="string" office:string-value="00022/2018" calcext:value-type="string">
            <text:p>00022/2018</text:p>
          </table:table-cell>
          <table:table-cell table:style-name="ce12" table:formula="of:=IF(OR([.A50]=&quot;DISPENSA DE LICITAÇÃO&quot;;[.A50]=&quot;INEXIGIBILIDADE DE LICITAÇÃO&quot;);&quot;Sem edital devido a modalidade de licitação&quot;;HYPERLINK(&quot;http://comprasnet.gov.br/ConsultaLicitacoes/Download/Download.asp?coduasg=&quot;&amp;[.D50]&amp;&quot;&amp;numprp=&quot;&amp;[.F50]&amp;[.G50]&amp;&quot;&amp;modprp=&quot;&amp;IF([.A50]=&quot;Convite&quot;;&quot;01&quot;;IF([.A50]=&quot;Tomada de Preços&quot;;&quot;2&quot;;IF([.A50]=&quot;Concorrência&quot;;&quot;3&quot;;IF([.A50]=&quot;Concorrência Internacional&quot;;&quot;4&quot;;IF([.A50]=&quot;Pregão&quot;;&quot;5&quot;;IF([.A50]=&quot;Dispensa de Licitação&quot;;&quot;6&quot;;IF([.A50]=&quot;Inexigibilidade de Licitação&quot;;&quot;7&quot;;IF([.A50]=&quot;Concurso&quot;;&quot;20&quot;;IF([.A50]=&quot;Tomada de Preços por Técnica e Preço&quot;;&quot;22&quot;;IF([.A50]=&quot;Concorrência por Técnica e Preço&quot;;&quot;33&quot;;IF([.A50]=&quot;Concorrência Internacional por Técnica e Preço&quot;;&quot;44&quot;;&quot;&quot;)))))))))))&amp;&quot;&amp;bidbird=n&quot;;&quot;edital&quot;))" office:value-type="string" office:string-value="edital" calcext:value-type="string">
            <text:p>edital</text:p>
          </table:table-cell>
          <table:table-cell table:style-name="ce12" table:formula="of:=HYPERLINK(IF([.B50]=&quot;SISPP&quot;;&quot;http://comprasnet.gov.br/acesso.asp?url=/livre/Resultado/conrelit00.asp&quot;;&quot;https://www2.comprasnet.gov.br/siasgnet-atasrp/public/visualizarItemSRP.do?method=iniciar&amp;identificacaoCompra.numeroUasg=&quot;&amp;[.D50]&amp;&quot;&amp;identificacaoCompra.modalidadeCompra=5&amp;identificacaoCompra.numeroCompra=&quot;&amp;[.F50]&amp;&quot;&amp;identificacaoCompra.anoCompra=&quot;&amp;[.G50]&amp;&quot;&amp;numeroItem=&quot;&amp;RIGHT([.H50];3));[.H50])" office:value-type="string" office:string-value="00016" calcext:value-type="string">
            <text:p>00016</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19</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OUTSOURCING DE IMPRESSÃO (IMPRESSORA MONOCROMÁTICA, A4 <text:s text:c="2"/>45 PPM) <text:s/>F RANQUIA MENSAL DE IMPRESSÕES MONOCROMÁTICA: 2500 PÁGINAS <text:s/>FRANQUIA MENSAL DE I MPRESSÕES COLORIDA: 0 PÁGINAS</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3849" calcext:value-type="float">
            <text:p>3.849,00</text:p>
          </table:table-cell>
          <table:table-cell table:style-name="ce8" office:value-type="float" office:value="30792" calcext:value-type="float">
            <text:p>30.792,00</text:p>
          </table:table-cell>
          <table:table-cell table:style-name="ce12" table:formula="of:=HYPERLINK(IF([.B51]=&quot;SISPP&quot;;&quot;http://comprasnet.gov.br/acesso.asp?url=/livre/Resultado/conrelit00.asp&quot;;&quot;https://www2.comprasnet.gov.br/siasgnet-atasrp/public/pesquisarItemSRP.do?method=iniciar&amp;parametro.identificacaoCompra.numeroUasg=&quot;&amp;[.D51]&amp;&quot;&amp;parametro.identificacaoCompra.modalidadeCompra=&quot;&amp;IF([.A51]=&quot;Convite&quot;;&quot;01&quot;;IF([.A51]=&quot;Tomada de Preços&quot;;&quot;2&quot;;IF([.A51]=&quot;Concorrência&quot;;&quot;3&quot;;IF([.A51]=&quot;Concorrência Internacional&quot;;&quot;4&quot;;IF([.A51]=&quot;Pregão&quot;;&quot;5&quot;;IF([.A51]=&quot;Dispensa de Licitação&quot;;&quot;6&quot;;IF([.A51]=&quot;Inexigibilidade de Licitação&quot;;&quot;7&quot;;IF([.A51]=&quot;Concurso&quot;;&quot;20&quot;;IF([.A51]=&quot;Tomada de Preços por Técnica e Preço&quot;;&quot;22&quot;;IF([.A51]=&quot;Concorrência por Técnica e Preço&quot;;&quot;33&quot;;IF([.A51]=&quot;Concorrência Internacional por Técnica e Preço&quot;;&quot;44&quot;;&quot;&quot;)))))))))))&amp;&quot;&amp;parametro.identificacaoCompra.numeroCompra=&quot;&amp;[.F51]&amp;&quot;&amp;parametro.identificacaoCompra.anoCompra=&quot;&amp;[.G51]); [.F51]&amp;&quot;/&quot;&amp;[.G51])" office:value-type="string" office:string-value="00022/2018" calcext:value-type="string">
            <text:p>00022/2018</text:p>
          </table:table-cell>
          <table:table-cell table:style-name="ce12" table:formula="of:=IF(OR([.A51]=&quot;DISPENSA DE LICITAÇÃO&quot;;[.A51]=&quot;INEXIGIBILIDADE DE LICITAÇÃO&quot;);&quot;Sem edital devido a modalidade de licitação&quot;;HYPERLINK(&quot;http://comprasnet.gov.br/ConsultaLicitacoes/Download/Download.asp?coduasg=&quot;&amp;[.D51]&amp;&quot;&amp;numprp=&quot;&amp;[.F51]&amp;[.G51]&amp;&quot;&amp;modprp=&quot;&amp;IF([.A51]=&quot;Convite&quot;;&quot;01&quot;;IF([.A51]=&quot;Tomada de Preços&quot;;&quot;2&quot;;IF([.A51]=&quot;Concorrência&quot;;&quot;3&quot;;IF([.A51]=&quot;Concorrência Internacional&quot;;&quot;4&quot;;IF([.A51]=&quot;Pregão&quot;;&quot;5&quot;;IF([.A51]=&quot;Dispensa de Licitação&quot;;&quot;6&quot;;IF([.A51]=&quot;Inexigibilidade de Licitação&quot;;&quot;7&quot;;IF([.A51]=&quot;Concurso&quot;;&quot;20&quot;;IF([.A51]=&quot;Tomada de Preços por Técnica e Preço&quot;;&quot;22&quot;;IF([.A51]=&quot;Concorrência por Técnica e Preço&quot;;&quot;33&quot;;IF([.A51]=&quot;Concorrência Internacional por Técnica e Preço&quot;;&quot;44&quot;;&quot;&quot;)))))))))))&amp;&quot;&amp;bidbird=n&quot;;&quot;edital&quot;))" office:value-type="string" office:string-value="edital" calcext:value-type="string">
            <text:p>edital</text:p>
          </table:table-cell>
          <table:table-cell table:style-name="ce12" table:formula="of:=HYPERLINK(IF([.B51]=&quot;SISPP&quot;;&quot;http://comprasnet.gov.br/acesso.asp?url=/livre/Resultado/conrelit00.asp&quot;;&quot;https://www2.comprasnet.gov.br/siasgnet-atasrp/public/visualizarItemSRP.do?method=iniciar&amp;identificacaoCompra.numeroUasg=&quot;&amp;[.D51]&amp;&quot;&amp;identificacaoCompra.modalidadeCompra=5&amp;identificacaoCompra.numeroCompra=&quot;&amp;[.F51]&amp;&quot;&amp;identificacaoCompra.anoCompra=&quot;&amp;[.G51]&amp;&quot;&amp;numeroItem=&quot;&amp;RIGHT([.H51];3));[.H51])" office:value-type="string" office:string-value="00019" calcext:value-type="string">
            <text:p>00019</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20</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OUTSOURCING DE IMPRESSÃO (IMPRESSORA MONOCROMÁTICA, A4 <text:s text:c="2"/>45 PPM) <text:s/>F RANQUIA MENSAL DE IMPRESSÕES MONOCROMÁTICA: 2500 PÁGINAS <text:s/>FRANQUIA MENSAL DE I MPRESSÕES COLORIDA: 0 PÁGINAS</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3999" calcext:value-type="float">
            <text:p>3.999,00</text:p>
          </table:table-cell>
          <table:table-cell table:style-name="ce8" office:value-type="float" office:value="27993" calcext:value-type="float">
            <text:p>27.993,00</text:p>
          </table:table-cell>
          <table:table-cell table:style-name="ce12" table:formula="of:=HYPERLINK(IF([.B52]=&quot;SISPP&quot;;&quot;http://comprasnet.gov.br/acesso.asp?url=/livre/Resultado/conrelit00.asp&quot;;&quot;https://www2.comprasnet.gov.br/siasgnet-atasrp/public/pesquisarItemSRP.do?method=iniciar&amp;parametro.identificacaoCompra.numeroUasg=&quot;&amp;[.D52]&amp;&quot;&amp;parametro.identificacaoCompra.modalidadeCompra=&quot;&amp;IF([.A52]=&quot;Convite&quot;;&quot;01&quot;;IF([.A52]=&quot;Tomada de Preços&quot;;&quot;2&quot;;IF([.A52]=&quot;Concorrência&quot;;&quot;3&quot;;IF([.A52]=&quot;Concorrência Internacional&quot;;&quot;4&quot;;IF([.A52]=&quot;Pregão&quot;;&quot;5&quot;;IF([.A52]=&quot;Dispensa de Licitação&quot;;&quot;6&quot;;IF([.A52]=&quot;Inexigibilidade de Licitação&quot;;&quot;7&quot;;IF([.A52]=&quot;Concurso&quot;;&quot;20&quot;;IF([.A52]=&quot;Tomada de Preços por Técnica e Preço&quot;;&quot;22&quot;;IF([.A52]=&quot;Concorrência por Técnica e Preço&quot;;&quot;33&quot;;IF([.A52]=&quot;Concorrência Internacional por Técnica e Preço&quot;;&quot;44&quot;;&quot;&quot;)))))))))))&amp;&quot;&amp;parametro.identificacaoCompra.numeroCompra=&quot;&amp;[.F52]&amp;&quot;&amp;parametro.identificacaoCompra.anoCompra=&quot;&amp;[.G52]); [.F52]&amp;&quot;/&quot;&amp;[.G52])" office:value-type="string" office:string-value="00022/2018" calcext:value-type="string">
            <text:p>00022/2018</text:p>
          </table:table-cell>
          <table:table-cell table:style-name="ce12" table:formula="of:=IF(OR([.A52]=&quot;DISPENSA DE LICITAÇÃO&quot;;[.A52]=&quot;INEXIGIBILIDADE DE LICITAÇÃO&quot;);&quot;Sem edital devido a modalidade de licitação&quot;;HYPERLINK(&quot;http://comprasnet.gov.br/ConsultaLicitacoes/Download/Download.asp?coduasg=&quot;&amp;[.D52]&amp;&quot;&amp;numprp=&quot;&amp;[.F52]&amp;[.G52]&amp;&quot;&amp;modprp=&quot;&amp;IF([.A52]=&quot;Convite&quot;;&quot;01&quot;;IF([.A52]=&quot;Tomada de Preços&quot;;&quot;2&quot;;IF([.A52]=&quot;Concorrência&quot;;&quot;3&quot;;IF([.A52]=&quot;Concorrência Internacional&quot;;&quot;4&quot;;IF([.A52]=&quot;Pregão&quot;;&quot;5&quot;;IF([.A52]=&quot;Dispensa de Licitação&quot;;&quot;6&quot;;IF([.A52]=&quot;Inexigibilidade de Licitação&quot;;&quot;7&quot;;IF([.A52]=&quot;Concurso&quot;;&quot;20&quot;;IF([.A52]=&quot;Tomada de Preços por Técnica e Preço&quot;;&quot;22&quot;;IF([.A52]=&quot;Concorrência por Técnica e Preço&quot;;&quot;33&quot;;IF([.A52]=&quot;Concorrência Internacional por Técnica e Preço&quot;;&quot;44&quot;;&quot;&quot;)))))))))))&amp;&quot;&amp;bidbird=n&quot;;&quot;edital&quot;))" office:value-type="string" office:string-value="edital" calcext:value-type="string">
            <text:p>edital</text:p>
          </table:table-cell>
          <table:table-cell table:style-name="ce12" table:formula="of:=HYPERLINK(IF([.B52]=&quot;SISPP&quot;;&quot;http://comprasnet.gov.br/acesso.asp?url=/livre/Resultado/conrelit00.asp&quot;;&quot;https://www2.comprasnet.gov.br/siasgnet-atasrp/public/visualizarItemSRP.do?method=iniciar&amp;identificacaoCompra.numeroUasg=&quot;&amp;[.D52]&amp;&quot;&amp;identificacaoCompra.modalidadeCompra=5&amp;identificacaoCompra.numeroCompra=&quot;&amp;[.F52]&amp;&quot;&amp;identificacaoCompra.anoCompra=&quot;&amp;[.G52]&amp;&quot;&amp;numeroItem=&quot;&amp;RIGHT([.H52];3));[.H52])" office:value-type="string" office:string-value="00020" calcext:value-type="string">
            <text:p>00020</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02</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OUTSOURCING DE IMPRESSÃO (MULTIFUNCIONAL MONOCROMÁTICA, A4 <text:s text:c="2"/>50 PPM ) <text:s/>FRANQUIA MENSAL DE IMPRESSÕES MONOCROMÁTICA: 4500 PÁGINAS <text:s/>FRANQUIA MENSAL DE IMPRESSÕES COLORIDA: 0 PÁGINA</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3598.68" calcext:value-type="float">
            <text:p>3.598,68</text:p>
          </table:table-cell>
          <table:table-cell table:style-name="ce8" office:value-type="float" office:value="719736" calcext:value-type="float">
            <text:p>719.736,00</text:p>
          </table:table-cell>
          <table:table-cell table:style-name="ce12" table:formula="of:=HYPERLINK(IF([.B53]=&quot;SISPP&quot;;&quot;http://comprasnet.gov.br/acesso.asp?url=/livre/Resultado/conrelit00.asp&quot;;&quot;https://www2.comprasnet.gov.br/siasgnet-atasrp/public/pesquisarItemSRP.do?method=iniciar&amp;parametro.identificacaoCompra.numeroUasg=&quot;&amp;[.D53]&amp;&quot;&amp;parametro.identificacaoCompra.modalidadeCompra=&quot;&amp;IF([.A53]=&quot;Convite&quot;;&quot;01&quot;;IF([.A53]=&quot;Tomada de Preços&quot;;&quot;2&quot;;IF([.A53]=&quot;Concorrência&quot;;&quot;3&quot;;IF([.A53]=&quot;Concorrência Internacional&quot;;&quot;4&quot;;IF([.A53]=&quot;Pregão&quot;;&quot;5&quot;;IF([.A53]=&quot;Dispensa de Licitação&quot;;&quot;6&quot;;IF([.A53]=&quot;Inexigibilidade de Licitação&quot;;&quot;7&quot;;IF([.A53]=&quot;Concurso&quot;;&quot;20&quot;;IF([.A53]=&quot;Tomada de Preços por Técnica e Preço&quot;;&quot;22&quot;;IF([.A53]=&quot;Concorrência por Técnica e Preço&quot;;&quot;33&quot;;IF([.A53]=&quot;Concorrência Internacional por Técnica e Preço&quot;;&quot;44&quot;;&quot;&quot;)))))))))))&amp;&quot;&amp;parametro.identificacaoCompra.numeroCompra=&quot;&amp;[.F53]&amp;&quot;&amp;parametro.identificacaoCompra.anoCompra=&quot;&amp;[.G53]); [.F53]&amp;&quot;/&quot;&amp;[.G53])" office:value-type="string" office:string-value="00022/2018" calcext:value-type="string">
            <text:p>00022/2018</text:p>
          </table:table-cell>
          <table:table-cell table:style-name="ce12" table:formula="of:=IF(OR([.A53]=&quot;DISPENSA DE LICITAÇÃO&quot;;[.A53]=&quot;INEXIGIBILIDADE DE LICITAÇÃO&quot;);&quot;Sem edital devido a modalidade de licitação&quot;;HYPERLINK(&quot;http://comprasnet.gov.br/ConsultaLicitacoes/Download/Download.asp?coduasg=&quot;&amp;[.D53]&amp;&quot;&amp;numprp=&quot;&amp;[.F53]&amp;[.G53]&amp;&quot;&amp;modprp=&quot;&amp;IF([.A53]=&quot;Convite&quot;;&quot;01&quot;;IF([.A53]=&quot;Tomada de Preços&quot;;&quot;2&quot;;IF([.A53]=&quot;Concorrência&quot;;&quot;3&quot;;IF([.A53]=&quot;Concorrência Internacional&quot;;&quot;4&quot;;IF([.A53]=&quot;Pregão&quot;;&quot;5&quot;;IF([.A53]=&quot;Dispensa de Licitação&quot;;&quot;6&quot;;IF([.A53]=&quot;Inexigibilidade de Licitação&quot;;&quot;7&quot;;IF([.A53]=&quot;Concurso&quot;;&quot;20&quot;;IF([.A53]=&quot;Tomada de Preços por Técnica e Preço&quot;;&quot;22&quot;;IF([.A53]=&quot;Concorrência por Técnica e Preço&quot;;&quot;33&quot;;IF([.A53]=&quot;Concorrência Internacional por Técnica e Preço&quot;;&quot;44&quot;;&quot;&quot;)))))))))))&amp;&quot;&amp;bidbird=n&quot;;&quot;edital&quot;))" office:value-type="string" office:string-value="edital" calcext:value-type="string">
            <text:p>edital</text:p>
          </table:table-cell>
          <table:table-cell table:style-name="ce12" table:formula="of:=HYPERLINK(IF([.B53]=&quot;SISPP&quot;;&quot;http://comprasnet.gov.br/acesso.asp?url=/livre/Resultado/conrelit00.asp&quot;;&quot;https://www2.comprasnet.gov.br/siasgnet-atasrp/public/visualizarItemSRP.do?method=iniciar&amp;identificacaoCompra.numeroUasg=&quot;&amp;[.D53]&amp;&quot;&amp;identificacaoCompra.modalidadeCompra=5&amp;identificacaoCompra.numeroCompra=&quot;&amp;[.F53]&amp;&quot;&amp;identificacaoCompra.anoCompra=&quot;&amp;[.G53]&amp;&quot;&amp;numeroItem=&quot;&amp;RIGHT([.H53];3));[.H53])" office:value-type="string" office:string-value="00002" calcext:value-type="string">
            <text:p>00002</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07</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OUTSOURCING DE IMPRESSÃO (MULTIFUNCIONAL MONOCROMÁTICA, A4 <text:s text:c="2"/>50 PPM ) <text:s/>FRANQUIA MENSAL DE IMPRESSÕES MONOCROMÁTICA: 4500 PÁGINAS <text:s/>FRANQUIA MENSAL DE IMPRESSÕES COLORIDA: 0 PÁGINA</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4640" calcext:value-type="float">
            <text:p>4.640,00</text:p>
          </table:table-cell>
          <table:table-cell table:style-name="ce8" office:value-type="float" office:value="32480" calcext:value-type="float">
            <text:p>32.480,00</text:p>
          </table:table-cell>
          <table:table-cell table:style-name="ce12" table:formula="of:=HYPERLINK(IF([.B54]=&quot;SISPP&quot;;&quot;http://comprasnet.gov.br/acesso.asp?url=/livre/Resultado/conrelit00.asp&quot;;&quot;https://www2.comprasnet.gov.br/siasgnet-atasrp/public/pesquisarItemSRP.do?method=iniciar&amp;parametro.identificacaoCompra.numeroUasg=&quot;&amp;[.D54]&amp;&quot;&amp;parametro.identificacaoCompra.modalidadeCompra=&quot;&amp;IF([.A54]=&quot;Convite&quot;;&quot;01&quot;;IF([.A54]=&quot;Tomada de Preços&quot;;&quot;2&quot;;IF([.A54]=&quot;Concorrência&quot;;&quot;3&quot;;IF([.A54]=&quot;Concorrência Internacional&quot;;&quot;4&quot;;IF([.A54]=&quot;Pregão&quot;;&quot;5&quot;;IF([.A54]=&quot;Dispensa de Licitação&quot;;&quot;6&quot;;IF([.A54]=&quot;Inexigibilidade de Licitação&quot;;&quot;7&quot;;IF([.A54]=&quot;Concurso&quot;;&quot;20&quot;;IF([.A54]=&quot;Tomada de Preços por Técnica e Preço&quot;;&quot;22&quot;;IF([.A54]=&quot;Concorrência por Técnica e Preço&quot;;&quot;33&quot;;IF([.A54]=&quot;Concorrência Internacional por Técnica e Preço&quot;;&quot;44&quot;;&quot;&quot;)))))))))))&amp;&quot;&amp;parametro.identificacaoCompra.numeroCompra=&quot;&amp;[.F54]&amp;&quot;&amp;parametro.identificacaoCompra.anoCompra=&quot;&amp;[.G54]); [.F54]&amp;&quot;/&quot;&amp;[.G54])" office:value-type="string" office:string-value="00022/2018" calcext:value-type="string">
            <text:p>00022/2018</text:p>
          </table:table-cell>
          <table:table-cell table:style-name="ce12" table:formula="of:=IF(OR([.A54]=&quot;DISPENSA DE LICITAÇÃO&quot;;[.A54]=&quot;INEXIGIBILIDADE DE LICITAÇÃO&quot;);&quot;Sem edital devido a modalidade de licitação&quot;;HYPERLINK(&quot;http://comprasnet.gov.br/ConsultaLicitacoes/Download/Download.asp?coduasg=&quot;&amp;[.D54]&amp;&quot;&amp;numprp=&quot;&amp;[.F54]&amp;[.G54]&amp;&quot;&amp;modprp=&quot;&amp;IF([.A54]=&quot;Convite&quot;;&quot;01&quot;;IF([.A54]=&quot;Tomada de Preços&quot;;&quot;2&quot;;IF([.A54]=&quot;Concorrência&quot;;&quot;3&quot;;IF([.A54]=&quot;Concorrência Internacional&quot;;&quot;4&quot;;IF([.A54]=&quot;Pregão&quot;;&quot;5&quot;;IF([.A54]=&quot;Dispensa de Licitação&quot;;&quot;6&quot;;IF([.A54]=&quot;Inexigibilidade de Licitação&quot;;&quot;7&quot;;IF([.A54]=&quot;Concurso&quot;;&quot;20&quot;;IF([.A54]=&quot;Tomada de Preços por Técnica e Preço&quot;;&quot;22&quot;;IF([.A54]=&quot;Concorrência por Técnica e Preço&quot;;&quot;33&quot;;IF([.A54]=&quot;Concorrência Internacional por Técnica e Preço&quot;;&quot;44&quot;;&quot;&quot;)))))))))))&amp;&quot;&amp;bidbird=n&quot;;&quot;edital&quot;))" office:value-type="string" office:string-value="edital" calcext:value-type="string">
            <text:p>edital</text:p>
          </table:table-cell>
          <table:table-cell table:style-name="ce12" table:formula="of:=HYPERLINK(IF([.B54]=&quot;SISPP&quot;;&quot;http://comprasnet.gov.br/acesso.asp?url=/livre/Resultado/conrelit00.asp&quot;;&quot;https://www2.comprasnet.gov.br/siasgnet-atasrp/public/visualizarItemSRP.do?method=iniciar&amp;identificacaoCompra.numeroUasg=&quot;&amp;[.D54]&amp;&quot;&amp;identificacaoCompra.modalidadeCompra=5&amp;identificacaoCompra.numeroCompra=&quot;&amp;[.F54]&amp;&quot;&amp;identificacaoCompra.anoCompra=&quot;&amp;[.G54]&amp;&quot;&amp;numeroItem=&quot;&amp;RIGHT([.H54];3));[.H54])" office:value-type="string" office:string-value="00007" calcext:value-type="string">
            <text:p>00007</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09</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OUTSOURCING DE IMPRESSÃO (MULTIFUNCIONAL MONOCROMÁTICA, A4 <text:s text:c="2"/>50 PPM ) <text:s/>FRANQUIA MENSAL DE IMPRESSÕES MONOCROMÁTICA: 4500 PÁGINAS <text:s/>FRANQUIA MENSAL DE IMPRESSÕES COLORIDA: 0 PÁGINA</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4300.8" calcext:value-type="float">
            <text:p>4.300,80</text:p>
          </table:table-cell>
          <table:table-cell table:style-name="ce8" office:value-type="float" office:value="43008" calcext:value-type="float">
            <text:p>43.008,00</text:p>
          </table:table-cell>
          <table:table-cell table:style-name="ce12" table:formula="of:=HYPERLINK(IF([.B55]=&quot;SISPP&quot;;&quot;http://comprasnet.gov.br/acesso.asp?url=/livre/Resultado/conrelit00.asp&quot;;&quot;https://www2.comprasnet.gov.br/siasgnet-atasrp/public/pesquisarItemSRP.do?method=iniciar&amp;parametro.identificacaoCompra.numeroUasg=&quot;&amp;[.D55]&amp;&quot;&amp;parametro.identificacaoCompra.modalidadeCompra=&quot;&amp;IF([.A55]=&quot;Convite&quot;;&quot;01&quot;;IF([.A55]=&quot;Tomada de Preços&quot;;&quot;2&quot;;IF([.A55]=&quot;Concorrência&quot;;&quot;3&quot;;IF([.A55]=&quot;Concorrência Internacional&quot;;&quot;4&quot;;IF([.A55]=&quot;Pregão&quot;;&quot;5&quot;;IF([.A55]=&quot;Dispensa de Licitação&quot;;&quot;6&quot;;IF([.A55]=&quot;Inexigibilidade de Licitação&quot;;&quot;7&quot;;IF([.A55]=&quot;Concurso&quot;;&quot;20&quot;;IF([.A55]=&quot;Tomada de Preços por Técnica e Preço&quot;;&quot;22&quot;;IF([.A55]=&quot;Concorrência por Técnica e Preço&quot;;&quot;33&quot;;IF([.A55]=&quot;Concorrência Internacional por Técnica e Preço&quot;;&quot;44&quot;;&quot;&quot;)))))))))))&amp;&quot;&amp;parametro.identificacaoCompra.numeroCompra=&quot;&amp;[.F55]&amp;&quot;&amp;parametro.identificacaoCompra.anoCompra=&quot;&amp;[.G55]); [.F55]&amp;&quot;/&quot;&amp;[.G55])" office:value-type="string" office:string-value="00022/2018" calcext:value-type="string">
            <text:p>00022/2018</text:p>
          </table:table-cell>
          <table:table-cell table:style-name="ce12" table:formula="of:=IF(OR([.A55]=&quot;DISPENSA DE LICITAÇÃO&quot;;[.A55]=&quot;INEXIGIBILIDADE DE LICITAÇÃO&quot;);&quot;Sem edital devido a modalidade de licitação&quot;;HYPERLINK(&quot;http://comprasnet.gov.br/ConsultaLicitacoes/Download/Download.asp?coduasg=&quot;&amp;[.D55]&amp;&quot;&amp;numprp=&quot;&amp;[.F55]&amp;[.G55]&amp;&quot;&amp;modprp=&quot;&amp;IF([.A55]=&quot;Convite&quot;;&quot;01&quot;;IF([.A55]=&quot;Tomada de Preços&quot;;&quot;2&quot;;IF([.A55]=&quot;Concorrência&quot;;&quot;3&quot;;IF([.A55]=&quot;Concorrência Internacional&quot;;&quot;4&quot;;IF([.A55]=&quot;Pregão&quot;;&quot;5&quot;;IF([.A55]=&quot;Dispensa de Licitação&quot;;&quot;6&quot;;IF([.A55]=&quot;Inexigibilidade de Licitação&quot;;&quot;7&quot;;IF([.A55]=&quot;Concurso&quot;;&quot;20&quot;;IF([.A55]=&quot;Tomada de Preços por Técnica e Preço&quot;;&quot;22&quot;;IF([.A55]=&quot;Concorrência por Técnica e Preço&quot;;&quot;33&quot;;IF([.A55]=&quot;Concorrência Internacional por Técnica e Preço&quot;;&quot;44&quot;;&quot;&quot;)))))))))))&amp;&quot;&amp;bidbird=n&quot;;&quot;edital&quot;))" office:value-type="string" office:string-value="edital" calcext:value-type="string">
            <text:p>edital</text:p>
          </table:table-cell>
          <table:table-cell table:style-name="ce12" table:formula="of:=HYPERLINK(IF([.B55]=&quot;SISPP&quot;;&quot;http://comprasnet.gov.br/acesso.asp?url=/livre/Resultado/conrelit00.asp&quot;;&quot;https://www2.comprasnet.gov.br/siasgnet-atasrp/public/visualizarItemSRP.do?method=iniciar&amp;identificacaoCompra.numeroUasg=&quot;&amp;[.D55]&amp;&quot;&amp;identificacaoCompra.modalidadeCompra=5&amp;identificacaoCompra.numeroCompra=&quot;&amp;[.F55]&amp;&quot;&amp;identificacaoCompra.anoCompra=&quot;&amp;[.G55]&amp;&quot;&amp;numeroItem=&quot;&amp;RIGHT([.H55];3));[.H55])" office:value-type="string" office:string-value="00009" calcext:value-type="string">
            <text:p>00009</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14</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OUTSOURCING DE IMPRESSÃO (MULTIFUNCIONAL MONOCROMÁTICA, A4 <text:s text:c="2"/>50 PPM ) <text:s/>FRANQUIA MENSAL DE IMPRESSÕES MONOCROMÁTICA: 4500 PÁGINAS <text:s/>FRANQUIA MENSAL DE IMPRESSÕES COLORIDA: 0 PÁGINA</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8000" calcext:value-type="float">
            <text:p>8.000,00</text:p>
          </table:table-cell>
          <table:table-cell table:style-name="ce8" office:value-type="float" office:value="48000" calcext:value-type="float">
            <text:p>48.000,00</text:p>
          </table:table-cell>
          <table:table-cell table:style-name="ce12" table:formula="of:=HYPERLINK(IF([.B56]=&quot;SISPP&quot;;&quot;http://comprasnet.gov.br/acesso.asp?url=/livre/Resultado/conrelit00.asp&quot;;&quot;https://www2.comprasnet.gov.br/siasgnet-atasrp/public/pesquisarItemSRP.do?method=iniciar&amp;parametro.identificacaoCompra.numeroUasg=&quot;&amp;[.D56]&amp;&quot;&amp;parametro.identificacaoCompra.modalidadeCompra=&quot;&amp;IF([.A56]=&quot;Convite&quot;;&quot;01&quot;;IF([.A56]=&quot;Tomada de Preços&quot;;&quot;2&quot;;IF([.A56]=&quot;Concorrência&quot;;&quot;3&quot;;IF([.A56]=&quot;Concorrência Internacional&quot;;&quot;4&quot;;IF([.A56]=&quot;Pregão&quot;;&quot;5&quot;;IF([.A56]=&quot;Dispensa de Licitação&quot;;&quot;6&quot;;IF([.A56]=&quot;Inexigibilidade de Licitação&quot;;&quot;7&quot;;IF([.A56]=&quot;Concurso&quot;;&quot;20&quot;;IF([.A56]=&quot;Tomada de Preços por Técnica e Preço&quot;;&quot;22&quot;;IF([.A56]=&quot;Concorrência por Técnica e Preço&quot;;&quot;33&quot;;IF([.A56]=&quot;Concorrência Internacional por Técnica e Preço&quot;;&quot;44&quot;;&quot;&quot;)))))))))))&amp;&quot;&amp;parametro.identificacaoCompra.numeroCompra=&quot;&amp;[.F56]&amp;&quot;&amp;parametro.identificacaoCompra.anoCompra=&quot;&amp;[.G56]); [.F56]&amp;&quot;/&quot;&amp;[.G56])" office:value-type="string" office:string-value="00022/2018" calcext:value-type="string">
            <text:p>00022/2018</text:p>
          </table:table-cell>
          <table:table-cell table:style-name="ce12" table:formula="of:=IF(OR([.A56]=&quot;DISPENSA DE LICITAÇÃO&quot;;[.A56]=&quot;INEXIGIBILIDADE DE LICITAÇÃO&quot;);&quot;Sem edital devido a modalidade de licitação&quot;;HYPERLINK(&quot;http://comprasnet.gov.br/ConsultaLicitacoes/Download/Download.asp?coduasg=&quot;&amp;[.D56]&amp;&quot;&amp;numprp=&quot;&amp;[.F56]&amp;[.G56]&amp;&quot;&amp;modprp=&quot;&amp;IF([.A56]=&quot;Convite&quot;;&quot;01&quot;;IF([.A56]=&quot;Tomada de Preços&quot;;&quot;2&quot;;IF([.A56]=&quot;Concorrência&quot;;&quot;3&quot;;IF([.A56]=&quot;Concorrência Internacional&quot;;&quot;4&quot;;IF([.A56]=&quot;Pregão&quot;;&quot;5&quot;;IF([.A56]=&quot;Dispensa de Licitação&quot;;&quot;6&quot;;IF([.A56]=&quot;Inexigibilidade de Licitação&quot;;&quot;7&quot;;IF([.A56]=&quot;Concurso&quot;;&quot;20&quot;;IF([.A56]=&quot;Tomada de Preços por Técnica e Preço&quot;;&quot;22&quot;;IF([.A56]=&quot;Concorrência por Técnica e Preço&quot;;&quot;33&quot;;IF([.A56]=&quot;Concorrência Internacional por Técnica e Preço&quot;;&quot;44&quot;;&quot;&quot;)))))))))))&amp;&quot;&amp;bidbird=n&quot;;&quot;edital&quot;))" office:value-type="string" office:string-value="edital" calcext:value-type="string">
            <text:p>edital</text:p>
          </table:table-cell>
          <table:table-cell table:style-name="ce12" table:formula="of:=HYPERLINK(IF([.B56]=&quot;SISPP&quot;;&quot;http://comprasnet.gov.br/acesso.asp?url=/livre/Resultado/conrelit00.asp&quot;;&quot;https://www2.comprasnet.gov.br/siasgnet-atasrp/public/visualizarItemSRP.do?method=iniciar&amp;identificacaoCompra.numeroUasg=&quot;&amp;[.D56]&amp;&quot;&amp;identificacaoCompra.modalidadeCompra=5&amp;identificacaoCompra.numeroCompra=&quot;&amp;[.F56]&amp;&quot;&amp;identificacaoCompra.anoCompra=&quot;&amp;[.G56]&amp;&quot;&amp;numeroItem=&quot;&amp;RIGHT([.H56];3));[.H56])" office:value-type="string" office:string-value="00014" calcext:value-type="string">
            <text:p>00014</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17</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OUTSOURCING DE IMPRESSÃO (MULTIFUNCIONAL MONOCROMÁTICA, A4 <text:s text:c="2"/>50 PPM ) <text:s/>FRANQUIA MENSAL DE IMPRESSÕES MONOCROMÁTICA: 4500 PÁGINAS <text:s/>FRANQUIA MENSAL DE IMPRESSÕES COLORIDA: 0 PÁGINA</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8000" calcext:value-type="float">
            <text:p>8.000,00</text:p>
          </table:table-cell>
          <table:table-cell table:style-name="ce8" office:value-type="float" office:value="24000" calcext:value-type="float">
            <text:p>24.000,00</text:p>
          </table:table-cell>
          <table:table-cell table:style-name="ce12" table:formula="of:=HYPERLINK(IF([.B57]=&quot;SISPP&quot;;&quot;http://comprasnet.gov.br/acesso.asp?url=/livre/Resultado/conrelit00.asp&quot;;&quot;https://www2.comprasnet.gov.br/siasgnet-atasrp/public/pesquisarItemSRP.do?method=iniciar&amp;parametro.identificacaoCompra.numeroUasg=&quot;&amp;[.D57]&amp;&quot;&amp;parametro.identificacaoCompra.modalidadeCompra=&quot;&amp;IF([.A57]=&quot;Convite&quot;;&quot;01&quot;;IF([.A57]=&quot;Tomada de Preços&quot;;&quot;2&quot;;IF([.A57]=&quot;Concorrência&quot;;&quot;3&quot;;IF([.A57]=&quot;Concorrência Internacional&quot;;&quot;4&quot;;IF([.A57]=&quot;Pregão&quot;;&quot;5&quot;;IF([.A57]=&quot;Dispensa de Licitação&quot;;&quot;6&quot;;IF([.A57]=&quot;Inexigibilidade de Licitação&quot;;&quot;7&quot;;IF([.A57]=&quot;Concurso&quot;;&quot;20&quot;;IF([.A57]=&quot;Tomada de Preços por Técnica e Preço&quot;;&quot;22&quot;;IF([.A57]=&quot;Concorrência por Técnica e Preço&quot;;&quot;33&quot;;IF([.A57]=&quot;Concorrência Internacional por Técnica e Preço&quot;;&quot;44&quot;;&quot;&quot;)))))))))))&amp;&quot;&amp;parametro.identificacaoCompra.numeroCompra=&quot;&amp;[.F57]&amp;&quot;&amp;parametro.identificacaoCompra.anoCompra=&quot;&amp;[.G57]); [.F57]&amp;&quot;/&quot;&amp;[.G57])" office:value-type="string" office:string-value="00022/2018" calcext:value-type="string">
            <text:p>00022/2018</text:p>
          </table:table-cell>
          <table:table-cell table:style-name="ce12" table:formula="of:=IF(OR([.A57]=&quot;DISPENSA DE LICITAÇÃO&quot;;[.A57]=&quot;INEXIGIBILIDADE DE LICITAÇÃO&quot;);&quot;Sem edital devido a modalidade de licitação&quot;;HYPERLINK(&quot;http://comprasnet.gov.br/ConsultaLicitacoes/Download/Download.asp?coduasg=&quot;&amp;[.D57]&amp;&quot;&amp;numprp=&quot;&amp;[.F57]&amp;[.G57]&amp;&quot;&amp;modprp=&quot;&amp;IF([.A57]=&quot;Convite&quot;;&quot;01&quot;;IF([.A57]=&quot;Tomada de Preços&quot;;&quot;2&quot;;IF([.A57]=&quot;Concorrência&quot;;&quot;3&quot;;IF([.A57]=&quot;Concorrência Internacional&quot;;&quot;4&quot;;IF([.A57]=&quot;Pregão&quot;;&quot;5&quot;;IF([.A57]=&quot;Dispensa de Licitação&quot;;&quot;6&quot;;IF([.A57]=&quot;Inexigibilidade de Licitação&quot;;&quot;7&quot;;IF([.A57]=&quot;Concurso&quot;;&quot;20&quot;;IF([.A57]=&quot;Tomada de Preços por Técnica e Preço&quot;;&quot;22&quot;;IF([.A57]=&quot;Concorrência por Técnica e Preço&quot;;&quot;33&quot;;IF([.A57]=&quot;Concorrência Internacional por Técnica e Preço&quot;;&quot;44&quot;;&quot;&quot;)))))))))))&amp;&quot;&amp;bidbird=n&quot;;&quot;edital&quot;))" office:value-type="string" office:string-value="edital" calcext:value-type="string">
            <text:p>edital</text:p>
          </table:table-cell>
          <table:table-cell table:style-name="ce12" table:formula="of:=HYPERLINK(IF([.B57]=&quot;SISPP&quot;;&quot;http://comprasnet.gov.br/acesso.asp?url=/livre/Resultado/conrelit00.asp&quot;;&quot;https://www2.comprasnet.gov.br/siasgnet-atasrp/public/visualizarItemSRP.do?method=iniciar&amp;identificacaoCompra.numeroUasg=&quot;&amp;[.D57]&amp;&quot;&amp;identificacaoCompra.modalidadeCompra=5&amp;identificacaoCompra.numeroCompra=&quot;&amp;[.F57]&amp;&quot;&amp;identificacaoCompra.anoCompra=&quot;&amp;[.G57]&amp;&quot;&amp;numeroItem=&quot;&amp;RIGHT([.H57];3));[.H57])" office:value-type="string" office:string-value="00017" calcext:value-type="string">
            <text:p>00017</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21</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OUTSOURCING DE IMPRESSÃO (MULTIFUNCIONAL MONOCROMÁTICA, A4 <text:s text:c="2"/>50 PPM ) <text:s/>FRANQUIA MENSAL DE IMPRESSÕES MONOCROMÁTICA: 4500 PÁGINAS <text:s/>FRANQUIA MENSAL DE IMPRESSÕES COLORIDA: 0 PÁGINA</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7980" calcext:value-type="float">
            <text:p>7.980,00</text:p>
          </table:table-cell>
          <table:table-cell table:style-name="ce8" office:value-type="float" office:value="15960" calcext:value-type="float">
            <text:p>15.960,00</text:p>
          </table:table-cell>
          <table:table-cell table:style-name="ce12" table:formula="of:=HYPERLINK(IF([.B58]=&quot;SISPP&quot;;&quot;http://comprasnet.gov.br/acesso.asp?url=/livre/Resultado/conrelit00.asp&quot;;&quot;https://www2.comprasnet.gov.br/siasgnet-atasrp/public/pesquisarItemSRP.do?method=iniciar&amp;parametro.identificacaoCompra.numeroUasg=&quot;&amp;[.D58]&amp;&quot;&amp;parametro.identificacaoCompra.modalidadeCompra=&quot;&amp;IF([.A58]=&quot;Convite&quot;;&quot;01&quot;;IF([.A58]=&quot;Tomada de Preços&quot;;&quot;2&quot;;IF([.A58]=&quot;Concorrência&quot;;&quot;3&quot;;IF([.A58]=&quot;Concorrência Internacional&quot;;&quot;4&quot;;IF([.A58]=&quot;Pregão&quot;;&quot;5&quot;;IF([.A58]=&quot;Dispensa de Licitação&quot;;&quot;6&quot;;IF([.A58]=&quot;Inexigibilidade de Licitação&quot;;&quot;7&quot;;IF([.A58]=&quot;Concurso&quot;;&quot;20&quot;;IF([.A58]=&quot;Tomada de Preços por Técnica e Preço&quot;;&quot;22&quot;;IF([.A58]=&quot;Concorrência por Técnica e Preço&quot;;&quot;33&quot;;IF([.A58]=&quot;Concorrência Internacional por Técnica e Preço&quot;;&quot;44&quot;;&quot;&quot;)))))))))))&amp;&quot;&amp;parametro.identificacaoCompra.numeroCompra=&quot;&amp;[.F58]&amp;&quot;&amp;parametro.identificacaoCompra.anoCompra=&quot;&amp;[.G58]); [.F58]&amp;&quot;/&quot;&amp;[.G58])" office:value-type="string" office:string-value="00022/2018" calcext:value-type="string">
            <text:p>00022/2018</text:p>
          </table:table-cell>
          <table:table-cell table:style-name="ce12" table:formula="of:=IF(OR([.A58]=&quot;DISPENSA DE LICITAÇÃO&quot;;[.A58]=&quot;INEXIGIBILIDADE DE LICITAÇÃO&quot;);&quot;Sem edital devido a modalidade de licitação&quot;;HYPERLINK(&quot;http://comprasnet.gov.br/ConsultaLicitacoes/Download/Download.asp?coduasg=&quot;&amp;[.D58]&amp;&quot;&amp;numprp=&quot;&amp;[.F58]&amp;[.G58]&amp;&quot;&amp;modprp=&quot;&amp;IF([.A58]=&quot;Convite&quot;;&quot;01&quot;;IF([.A58]=&quot;Tomada de Preços&quot;;&quot;2&quot;;IF([.A58]=&quot;Concorrência&quot;;&quot;3&quot;;IF([.A58]=&quot;Concorrência Internacional&quot;;&quot;4&quot;;IF([.A58]=&quot;Pregão&quot;;&quot;5&quot;;IF([.A58]=&quot;Dispensa de Licitação&quot;;&quot;6&quot;;IF([.A58]=&quot;Inexigibilidade de Licitação&quot;;&quot;7&quot;;IF([.A58]=&quot;Concurso&quot;;&quot;20&quot;;IF([.A58]=&quot;Tomada de Preços por Técnica e Preço&quot;;&quot;22&quot;;IF([.A58]=&quot;Concorrência por Técnica e Preço&quot;;&quot;33&quot;;IF([.A58]=&quot;Concorrência Internacional por Técnica e Preço&quot;;&quot;44&quot;;&quot;&quot;)))))))))))&amp;&quot;&amp;bidbird=n&quot;;&quot;edital&quot;))" office:value-type="string" office:string-value="edital" calcext:value-type="string">
            <text:p>edital</text:p>
          </table:table-cell>
          <table:table-cell table:style-name="ce12" table:formula="of:=HYPERLINK(IF([.B58]=&quot;SISPP&quot;;&quot;http://comprasnet.gov.br/acesso.asp?url=/livre/Resultado/conrelit00.asp&quot;;&quot;https://www2.comprasnet.gov.br/siasgnet-atasrp/public/visualizarItemSRP.do?method=iniciar&amp;identificacaoCompra.numeroUasg=&quot;&amp;[.D58]&amp;&quot;&amp;identificacaoCompra.modalidadeCompra=5&amp;identificacaoCompra.numeroCompra=&quot;&amp;[.F58]&amp;&quot;&amp;identificacaoCompra.anoCompra=&quot;&amp;[.G58]&amp;&quot;&amp;numeroItem=&quot;&amp;RIGHT([.H58];3));[.H58])" office:value-type="string" office:string-value="00021" calcext:value-type="string">
            <text:p>00021</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RS</text:p>
          </table:table-cell>
          <table:table-cell table:style-name="ce4" office:value-type="string" calcext:value-type="string">
            <text:p>250033</text:p>
          </table:table-cell>
          <table:table-cell table:style-name="ce5" office:value-type="string" calcext:value-type="string">
            <text:p>ESCRITORIO DE REPRES. DO MINIST. DA SAUDE/RS</text:p>
          </table:table-cell>
          <table:table-cell table:style-name="ce4" office:value-type="string" calcext:value-type="string">
            <text:p>00004</text:p>
          </table:table-cell>
          <table:table-cell table:style-name="ce4" office:value-type="string" calcext:value-type="string">
            <text:p>2018</text:p>
          </table:table-cell>
          <table:table-cell table:style-name="ce4" office:value-type="string" calcext:value-type="string">
            <text:p>00001</text:p>
          </table:table-cell>
          <table:table-cell table:style-name="ce5" office:value-type="string" calcext:value-type="string">
            <text:p>Objeto: Pregão Eletrônico - <text:s/>O objeto da presente licitação é a escolha da proposta mais vantajosa para a contratação de serviços de Reprografia, Digitalização, Reprodução de cópias com fornecimento de equipamentos e insumos (exceto papel), inclusive suporte, manutenção e disponibilização de sistema de gerenciamento para controle de cópias e software OCR (reconhecimento óptico de caracteres) conforme condições, quantidades e exigências estabelecidas neste Edital e seus anexos.</text:p>
          </table:table-cell>
          <table:table-cell table:style-name="ce5" office:value-type="string" calcext:value-type="string">
            <text:p>OUTSOURCING DE IMPRESSAO - LOCACAO PAGINAS IMPRESSAS A4 <text:s/>SEMPAPEL</text:p>
          </table:table-cell>
          <table:table-cell table:style-name="ce5" office:value-type="string" calcext:value-type="string">
            <text:p>SERVIÇO DE REPROGRAFIA DE IMPRESSÃO DE PÁGINAS MONOCROMÁTICAS A4 (SEM PAPEL) E <text:s/>REPROGRAFIA DE IMPRESSÃO DE PÁGINAS POLICROMÁTICAS A3/A4 (SEM PAPEL) AMBAS CO M FRANQUIA. CONFORME TERMO DE REFERÊNCIA, ANEXO I DO EDITAL.</text:p>
          </table:table-cell>
          <table:table-cell table:number-columns-repeated="2" table:style-name="ce4" office:value-type="string" calcext:value-type="string">
            <text:p>25/02/2019</text:p>
          </table:table-cell>
          <table:table-cell table:style-name="ce4" office:value-type="string" calcext:value-type="string">
            <text:p>--</text:p>
          </table:table-cell>
          <table:table-cell table:style-name="ce4" office:value-type="string" calcext:value-type="string">
            <text:p>SERVIÇO</text:p>
          </table:table-cell>
          <table:table-cell table:style-name="ce8" office:value-type="float" office:value="9510" calcext:value-type="float">
            <text:p>9.510,00</text:p>
          </table:table-cell>
          <table:table-cell table:style-name="ce8" office:value-type="float" office:value="114120" calcext:value-type="float">
            <text:p>114.120,00</text:p>
          </table:table-cell>
          <table:table-cell table:style-name="ce12" table:formula="of:=HYPERLINK(IF([.B59]=&quot;SISPP&quot;;&quot;http://comprasnet.gov.br/acesso.asp?url=/livre/Resultado/conrelit00.asp&quot;;&quot;https://www2.comprasnet.gov.br/siasgnet-atasrp/public/pesquisarItemSRP.do?method=iniciar&amp;parametro.identificacaoCompra.numeroUasg=&quot;&amp;[.D59]&amp;&quot;&amp;parametro.identificacaoCompra.modalidadeCompra=&quot;&amp;IF([.A59]=&quot;Convite&quot;;&quot;01&quot;;IF([.A59]=&quot;Tomada de Preços&quot;;&quot;2&quot;;IF([.A59]=&quot;Concorrência&quot;;&quot;3&quot;;IF([.A59]=&quot;Concorrência Internacional&quot;;&quot;4&quot;;IF([.A59]=&quot;Pregão&quot;;&quot;5&quot;;IF([.A59]=&quot;Dispensa de Licitação&quot;;&quot;6&quot;;IF([.A59]=&quot;Inexigibilidade de Licitação&quot;;&quot;7&quot;;IF([.A59]=&quot;Concurso&quot;;&quot;20&quot;;IF([.A59]=&quot;Tomada de Preços por Técnica e Preço&quot;;&quot;22&quot;;IF([.A59]=&quot;Concorrência por Técnica e Preço&quot;;&quot;33&quot;;IF([.A59]=&quot;Concorrência Internacional por Técnica e Preço&quot;;&quot;44&quot;;&quot;&quot;)))))))))))&amp;&quot;&amp;parametro.identificacaoCompra.numeroCompra=&quot;&amp;[.F59]&amp;&quot;&amp;parametro.identificacaoCompra.anoCompra=&quot;&amp;[.G59]); [.F59]&amp;&quot;/&quot;&amp;[.G59])" office:value-type="string" office:string-value="00004/2018" calcext:value-type="string">
            <text:p>00004/2018</text:p>
          </table:table-cell>
          <table:table-cell table:style-name="ce12" table:formula="of:=IF(OR([.A59]=&quot;DISPENSA DE LICITAÇÃO&quot;;[.A59]=&quot;INEXIGIBILIDADE DE LICITAÇÃO&quot;);&quot;Sem edital devido a modalidade de licitação&quot;;HYPERLINK(&quot;http://comprasnet.gov.br/ConsultaLicitacoes/Download/Download.asp?coduasg=&quot;&amp;[.D59]&amp;&quot;&amp;numprp=&quot;&amp;[.F59]&amp;[.G59]&amp;&quot;&amp;modprp=&quot;&amp;IF([.A59]=&quot;Convite&quot;;&quot;01&quot;;IF([.A59]=&quot;Tomada de Preços&quot;;&quot;2&quot;;IF([.A59]=&quot;Concorrência&quot;;&quot;3&quot;;IF([.A59]=&quot;Concorrência Internacional&quot;;&quot;4&quot;;IF([.A59]=&quot;Pregão&quot;;&quot;5&quot;;IF([.A59]=&quot;Dispensa de Licitação&quot;;&quot;6&quot;;IF([.A59]=&quot;Inexigibilidade de Licitação&quot;;&quot;7&quot;;IF([.A59]=&quot;Concurso&quot;;&quot;20&quot;;IF([.A59]=&quot;Tomada de Preços por Técnica e Preço&quot;;&quot;22&quot;;IF([.A59]=&quot;Concorrência por Técnica e Preço&quot;;&quot;33&quot;;IF([.A59]=&quot;Concorrência Internacional por Técnica e Preço&quot;;&quot;44&quot;;&quot;&quot;)))))))))))&amp;&quot;&amp;bidbird=n&quot;;&quot;edital&quot;))" office:value-type="string" office:string-value="edital" calcext:value-type="string">
            <text:p>edital</text:p>
          </table:table-cell>
          <table:table-cell table:style-name="ce12" table:formula="of:=HYPERLINK(IF([.B59]=&quot;SISPP&quot;;&quot;http://comprasnet.gov.br/acesso.asp?url=/livre/Resultado/conrelit00.asp&quot;;&quot;https://www2.comprasnet.gov.br/siasgnet-atasrp/public/visualizarItemSRP.do?method=iniciar&amp;identificacaoCompra.numeroUasg=&quot;&amp;[.D59]&amp;&quot;&amp;identificacaoCompra.modalidadeCompra=5&amp;identificacaoCompra.numeroCompra=&quot;&amp;[.F59]&amp;&quot;&amp;identificacaoCompra.anoCompra=&quot;&amp;[.G59]&amp;&quot;&amp;numeroItem=&quot;&amp;RIGHT([.H59];3));[.H59])" office:value-type="string" office:string-value="00001" calcext:value-type="string">
            <text:p>00001</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AM</text:p>
          </table:table-cell>
          <table:table-cell table:style-name="ce4" office:value-type="string" calcext:value-type="string">
            <text:p>70003</text:p>
          </table:table-cell>
          <table:table-cell table:style-name="ce5" office:value-type="string" calcext:value-type="string">
            <text:p>TRIBUNAL REGIONAL ELEITORAL DO AMAZONAS</text:p>
          </table:table-cell>
          <table:table-cell table:style-name="ce4" office:value-type="string" calcext:value-type="string">
            <text:p>00004</text:p>
          </table:table-cell>
          <table:table-cell table:style-name="ce4" office:value-type="string" calcext:value-type="string">
            <text:p>2019</text:p>
          </table:table-cell>
          <table:table-cell table:style-name="ce4" office:value-type="string" calcext:value-type="string">
            <text:p>00003</text:p>
          </table:table-cell>
          <table:table-cell table:style-name="ce5" office:value-type="string" calcext:value-type="string">
            <text:p>Objeto: Pregão Eletrônico - <text:s/>Registro de preços para futura e eventual contratação de pessoa jurídica especializada na prestação de serviços de outsourcing de impressão, através de locação ou comodato de equipamentos multifuncionais e impressoras de cartões e crachás em PVC, de primeiro uso, não recondicionados e em linha de produção, incluindo sistema de bilhetagem, manutenção preventiva e corretiva, fornecimento de todas as peças, partes e componentes necessários, bem como de todos os suprimentos.</text:p>
          </table:table-cell>
          <table:table-cell table:style-name="ce5" office:value-type="string" calcext:value-type="string">
            <text:p>OUTSOURCING DE IMPRESSAO - LOCACAO PAGINAS IMPRESSAS A4 MONOCROMATICA COM PAPEL</text:p>
          </table:table-cell>
          <table:table-cell table:style-name="ce5" office:value-type="string" calcext:value-type="string">
            <text:p>IMPRESSÃO, CÓPIA E DIGITALIZAÇÃO (MONOCROMÁTICA).</text:p>
          </table:table-cell>
          <table:table-cell table:number-columns-repeated="2" table:style-name="ce4" office:value-type="string" calcext:value-type="string">
            <text:p>02/05/2019</text:p>
          </table:table-cell>
          <table:table-cell table:style-name="ce4" office:value-type="string" calcext:value-type="string">
            <text:p>--</text:p>
          </table:table-cell>
          <table:table-cell table:style-name="ce4" office:value-type="string" calcext:value-type="string">
            <text:p>UNIDADE</text:p>
          </table:table-cell>
          <table:table-cell table:style-name="ce8" office:value-type="float" office:value="0.04" calcext:value-type="float">
            <text:p>0,04</text:p>
          </table:table-cell>
          <table:table-cell table:style-name="ce8" office:value-type="float" office:value="100000" calcext:value-type="float">
            <text:p>100.000,00</text:p>
          </table:table-cell>
          <table:table-cell table:style-name="ce12" table:formula="of:=HYPERLINK(IF([.B60]=&quot;SISPP&quot;;&quot;http://comprasnet.gov.br/acesso.asp?url=/livre/Resultado/conrelit00.asp&quot;;&quot;https://www2.comprasnet.gov.br/siasgnet-atasrp/public/pesquisarItemSRP.do?method=iniciar&amp;parametro.identificacaoCompra.numeroUasg=&quot;&amp;[.D60]&amp;&quot;&amp;parametro.identificacaoCompra.modalidadeCompra=&quot;&amp;IF([.A60]=&quot;Convite&quot;;&quot;01&quot;;IF([.A60]=&quot;Tomada de Preços&quot;;&quot;2&quot;;IF([.A60]=&quot;Concorrência&quot;;&quot;3&quot;;IF([.A60]=&quot;Concorrência Internacional&quot;;&quot;4&quot;;IF([.A60]=&quot;Pregão&quot;;&quot;5&quot;;IF([.A60]=&quot;Dispensa de Licitação&quot;;&quot;6&quot;;IF([.A60]=&quot;Inexigibilidade de Licitação&quot;;&quot;7&quot;;IF([.A60]=&quot;Concurso&quot;;&quot;20&quot;;IF([.A60]=&quot;Tomada de Preços por Técnica e Preço&quot;;&quot;22&quot;;IF([.A60]=&quot;Concorrência por Técnica e Preço&quot;;&quot;33&quot;;IF([.A60]=&quot;Concorrência Internacional por Técnica e Preço&quot;;&quot;44&quot;;&quot;&quot;)))))))))))&amp;&quot;&amp;parametro.identificacaoCompra.numeroCompra=&quot;&amp;[.F60]&amp;&quot;&amp;parametro.identificacaoCompra.anoCompra=&quot;&amp;[.G60]); [.F60]&amp;&quot;/&quot;&amp;[.G60])" office:value-type="string" office:string-value="00004/2019" calcext:value-type="string">
            <text:p>00004/2019</text:p>
          </table:table-cell>
          <table:table-cell table:style-name="ce12" table:formula="of:=IF(OR([.A60]=&quot;DISPENSA DE LICITAÇÃO&quot;;[.A60]=&quot;INEXIGIBILIDADE DE LICITAÇÃO&quot;);&quot;Sem edital devido a modalidade de licitação&quot;;HYPERLINK(&quot;http://comprasnet.gov.br/ConsultaLicitacoes/Download/Download.asp?coduasg=&quot;&amp;[.D60]&amp;&quot;&amp;numprp=&quot;&amp;[.F60]&amp;[.G60]&amp;&quot;&amp;modprp=&quot;&amp;IF([.A60]=&quot;Convite&quot;;&quot;01&quot;;IF([.A60]=&quot;Tomada de Preços&quot;;&quot;2&quot;;IF([.A60]=&quot;Concorrência&quot;;&quot;3&quot;;IF([.A60]=&quot;Concorrência Internacional&quot;;&quot;4&quot;;IF([.A60]=&quot;Pregão&quot;;&quot;5&quot;;IF([.A60]=&quot;Dispensa de Licitação&quot;;&quot;6&quot;;IF([.A60]=&quot;Inexigibilidade de Licitação&quot;;&quot;7&quot;;IF([.A60]=&quot;Concurso&quot;;&quot;20&quot;;IF([.A60]=&quot;Tomada de Preços por Técnica e Preço&quot;;&quot;22&quot;;IF([.A60]=&quot;Concorrência por Técnica e Preço&quot;;&quot;33&quot;;IF([.A60]=&quot;Concorrência Internacional por Técnica e Preço&quot;;&quot;44&quot;;&quot;&quot;)))))))))))&amp;&quot;&amp;bidbird=n&quot;;&quot;edital&quot;))" office:value-type="string" office:string-value="edital" calcext:value-type="string">
            <text:p>edital</text:p>
          </table:table-cell>
          <table:table-cell table:style-name="ce12" table:formula="of:=HYPERLINK(IF([.B60]=&quot;SISPP&quot;;&quot;http://comprasnet.gov.br/acesso.asp?url=/livre/Resultado/conrelit00.asp&quot;;&quot;https://www2.comprasnet.gov.br/siasgnet-atasrp/public/visualizarItemSRP.do?method=iniciar&amp;identificacaoCompra.numeroUasg=&quot;&amp;[.D60]&amp;&quot;&amp;identificacaoCompra.modalidadeCompra=5&amp;identificacaoCompra.numeroCompra=&quot;&amp;[.F60]&amp;&quot;&amp;identificacaoCompra.anoCompra=&quot;&amp;[.G60]&amp;&quot;&amp;numeroItem=&quot;&amp;RIGHT([.H60];3));[.H60])" office:value-type="string" office:string-value="00003" calcext:value-type="string">
            <text:p>00003</text:p>
          </table:table-cell>
          <table:table-cell table:number-columns-repeated="1004"/>
        </table:table-row>
        <table:table-row table:style-name="ro4">
          <table:table-cell table:style-name="ce4" office:value-type="string" calcext:value-type="string">
            <text:p>Dispensa de Licitação</text:p>
          </table:table-cell>
          <table:table-cell table:style-name="ce4" office:value-type="string" calcext:value-type="string">
            <text:p>SISPP</text:p>
          </table:table-cell>
          <table:table-cell table:style-name="ce4" office:value-type="string" calcext:value-type="string">
            <text:p>RJ</text:p>
          </table:table-cell>
          <table:table-cell table:style-name="ce4" office:value-type="string" calcext:value-type="string">
            <text:p>773000</text:p>
          </table:table-cell>
          <table:table-cell table:style-name="ce5" office:value-type="string" calcext:value-type="string">
            <text:p>DIRETORIA DE FINANCAS DA MARINHA</text:p>
          </table:table-cell>
          <table:table-cell table:style-name="ce4" office:value-type="string" calcext:value-type="string">
            <text:p>72010</text:p>
          </table:table-cell>
          <table:table-cell table:style-name="ce4" office:value-type="string" calcext:value-type="string">
            <text:p>2019</text:p>
          </table:table-cell>
          <table:table-cell table:style-name="ce4" office:value-type="string" calcext:value-type="string">
            <text:p>00001</text:p>
          </table:table-cell>
          <table:table-cell table:style-name="ce5" office:value-type="string" calcext:value-type="string">
            <text:p>Objeto: Locação de 5 multifuncionais ES-4172, com material de consumo e peças inclusos.</text:p>
          </table:table-cell>
          <table:table-cell table:style-name="ce5" office:value-type="string" calcext:value-type="string">
            <text:p>OUTSOURCING DE IMPRESSAO - LOCACAO PAGINAS IMPRESSAS A4 MONOCROMATICA COM PAPEL</text:p>
          </table:table-cell>
          <table:table-cell table:style-name="ce5" office:value-type="string" calcext:value-type="string">
            <text:p>LOCAÇÃO DE 5 MULTIFUNCIONAIS ES-4172, COM MATERIAL DE CONSUMO E PEÇAS INCLUSOS .</text:p>
          </table:table-cell>
          <table:table-cell table:style-name="ce4" office:value-type="string" calcext:value-type="string">
            <text:p>--</text:p>
          </table:table-cell>
          <table:table-cell table:style-name="ce4" office:value-type="string" calcext:value-type="string">
            <text:p>30/04/2019</text:p>
          </table:table-cell>
          <table:table-cell table:style-name="ce4" office:value-type="string" calcext:value-type="string">
            <text:p>--</text:p>
          </table:table-cell>
          <table:table-cell table:style-name="ce4" office:value-type="string" calcext:value-type="string">
            <text:p>SVÇ</text:p>
          </table:table-cell>
          <table:table-cell table:number-columns-repeated="2" table:style-name="ce8" office:value-type="float" office:value="6250" calcext:value-type="float">
            <text:p>6.250,00</text:p>
          </table:table-cell>
          <table:table-cell table:style-name="ce12" table:formula="of:=HYPERLINK(IF([.B61]=&quot;SISPP&quot;;&quot;http://comprasnet.gov.br/acesso.asp?url=/livre/Resultado/conrelit00.asp&quot;;&quot;https://www2.comprasnet.gov.br/siasgnet-atasrp/public/pesquisarItemSRP.do?method=iniciar&amp;parametro.identificacaoCompra.numeroUasg=&quot;&amp;[.D61]&amp;&quot;&amp;parametro.identificacaoCompra.modalidadeCompra=&quot;&amp;IF([.A61]=&quot;Convite&quot;;&quot;01&quot;;IF([.A61]=&quot;Tomada de Preços&quot;;&quot;2&quot;;IF([.A61]=&quot;Concorrência&quot;;&quot;3&quot;;IF([.A61]=&quot;Concorrência Internacional&quot;;&quot;4&quot;;IF([.A61]=&quot;Pregão&quot;;&quot;5&quot;;IF([.A61]=&quot;Dispensa de Licitação&quot;;&quot;6&quot;;IF([.A61]=&quot;Inexigibilidade de Licitação&quot;;&quot;7&quot;;IF([.A61]=&quot;Concurso&quot;;&quot;20&quot;;IF([.A61]=&quot;Tomada de Preços por Técnica e Preço&quot;;&quot;22&quot;;IF([.A61]=&quot;Concorrência por Técnica e Preço&quot;;&quot;33&quot;;IF([.A61]=&quot;Concorrência Internacional por Técnica e Preço&quot;;&quot;44&quot;;&quot;&quot;)))))))))))&amp;&quot;&amp;parametro.identificacaoCompra.numeroCompra=&quot;&amp;[.F61]&amp;&quot;&amp;parametro.identificacaoCompra.anoCompra=&quot;&amp;[.G61]); [.F61]&amp;&quot;/&quot;&amp;[.G61])" office:value-type="string" office:string-value="72010/2019" calcext:value-type="string">
            <text:p>72010/2019</text:p>
          </table:table-cell>
          <table:table-cell table:style-name="ce12" table:formula="of:=IF(OR([.A61]=&quot;DISPENSA DE LICITAÇÃO&quot;;[.A61]=&quot;INEXIGIBILIDADE DE LICITAÇÃO&quot;);&quot;Sem edital devido a modalidade de licitação&quot;;HYPERLINK(&quot;http://comprasnet.gov.br/ConsultaLicitacoes/Download/Download.asp?coduasg=&quot;&amp;[.D61]&amp;&quot;&amp;numprp=&quot;&amp;[.F61]&amp;[.G61]&amp;&quot;&amp;modprp=&quot;&amp;IF([.A61]=&quot;Convite&quot;;&quot;01&quot;;IF([.A61]=&quot;Tomada de Preços&quot;;&quot;2&quot;;IF([.A61]=&quot;Concorrência&quot;;&quot;3&quot;;IF([.A61]=&quot;Concorrência Internacional&quot;;&quot;4&quot;;IF([.A61]=&quot;Pregão&quot;;&quot;5&quot;;IF([.A61]=&quot;Dispensa de Licitação&quot;;&quot;6&quot;;IF([.A61]=&quot;Inexigibilidade de Licitação&quot;;&quot;7&quot;;IF([.A61]=&quot;Concurso&quot;;&quot;20&quot;;IF([.A61]=&quot;Tomada de Preços por Técnica e Preço&quot;;&quot;22&quot;;IF([.A61]=&quot;Concorrência por Técnica e Preço&quot;;&quot;33&quot;;IF([.A61]=&quot;Concorrência Internacional por Técnica e Preço&quot;;&quot;44&quot;;&quot;&quot;)))))))))))&amp;&quot;&amp;bidbird=n&quot;;&quot;edital&quot;))" office:value-type="string" office:string-value="Sem edital devido a modalidade de licitação" calcext:value-type="string">
            <text:p>Sem edital devido a modalidade de licitação</text:p>
          </table:table-cell>
          <table:table-cell table:style-name="ce12" table:formula="of:=HYPERLINK(IF([.B61]=&quot;SISPP&quot;;&quot;http://comprasnet.gov.br/acesso.asp?url=/livre/Resultado/conrelit00.asp&quot;;&quot;https://www2.comprasnet.gov.br/siasgnet-atasrp/public/visualizarItemSRP.do?method=iniciar&amp;identificacaoCompra.numeroUasg=&quot;&amp;[.D61]&amp;&quot;&amp;identificacaoCompra.modalidadeCompra=5&amp;identificacaoCompra.numeroCompra=&quot;&amp;[.F61]&amp;&quot;&amp;identificacaoCompra.anoCompra=&quot;&amp;[.G61]&amp;&quot;&amp;numeroItem=&quot;&amp;RIGHT([.H61];3));[.H61])" office:value-type="string" office:string-value="00001" calcext:value-type="string">
            <text:p>00001</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AM</text:p>
          </table:table-cell>
          <table:table-cell table:style-name="ce4" office:value-type="string" calcext:value-type="string">
            <text:p>70003</text:p>
          </table:table-cell>
          <table:table-cell table:style-name="ce5" office:value-type="string" calcext:value-type="string">
            <text:p>TRIBUNAL REGIONAL ELEITORAL DO AMAZONAS</text:p>
          </table:table-cell>
          <table:table-cell table:style-name="ce4" office:value-type="string" calcext:value-type="string">
            <text:p>00004</text:p>
          </table:table-cell>
          <table:table-cell table:style-name="ce4" office:value-type="string" calcext:value-type="string">
            <text:p>2019</text:p>
          </table:table-cell>
          <table:table-cell table:style-name="ce4" office:value-type="string" calcext:value-type="string">
            <text:p>00004</text:p>
          </table:table-cell>
          <table:table-cell table:style-name="ce5" office:value-type="string" calcext:value-type="string">
            <text:p>Objeto: Pregão Eletrônico - <text:s/>Registro de preços para futura e eventual contratação de pessoa jurídica especializada na prestação de serviços de outsourcing de impressão, através de locação ou comodato de equipamentos multifuncionais e impressoras de cartões e crachás em PVC, de primeiro uso, não recondicionados e em linha de produção, incluindo sistema de bilhetagem, manutenção preventiva e corretiva, fornecimento de todas as peças, partes e componentes necessários, bem como de todos os suprimentos.</text:p>
          </table:table-cell>
          <table:table-cell table:style-name="ce5" office:value-type="string" calcext:value-type="string">
            <text:p>OUTSOURCING DE IMPRESSAO - LOCACAO PAGINAS IMPRESSAS A4 POLICROMATICA COM PAPEL</text:p>
          </table:table-cell>
          <table:table-cell table:style-name="ce5" office:value-type="string" calcext:value-type="string">
            <text:p>IMPRESSÃO POLICROMÁTICA.</text:p>
          </table:table-cell>
          <table:table-cell table:number-columns-repeated="2" table:style-name="ce4" office:value-type="string" calcext:value-type="string">
            <text:p>02/05/2019</text:p>
          </table:table-cell>
          <table:table-cell table:style-name="ce4" office:value-type="string" calcext:value-type="string">
            <text:p>--</text:p>
          </table:table-cell>
          <table:table-cell table:style-name="ce4" office:value-type="string" calcext:value-type="string">
            <text:p>UNIDADE</text:p>
          </table:table-cell>
          <table:table-cell table:style-name="ce8" office:value-type="float" office:value="0.29" calcext:value-type="float">
            <text:p>0,29</text:p>
          </table:table-cell>
          <table:table-cell table:style-name="ce8" office:value-type="float" office:value="1450" calcext:value-type="float">
            <text:p>1.450,00</text:p>
          </table:table-cell>
          <table:table-cell table:style-name="ce12" table:formula="of:=HYPERLINK(IF([.B62]=&quot;SISPP&quot;;&quot;http://comprasnet.gov.br/acesso.asp?url=/livre/Resultado/conrelit00.asp&quot;;&quot;https://www2.comprasnet.gov.br/siasgnet-atasrp/public/pesquisarItemSRP.do?method=iniciar&amp;parametro.identificacaoCompra.numeroUasg=&quot;&amp;[.D62]&amp;&quot;&amp;parametro.identificacaoCompra.modalidadeCompra=&quot;&amp;IF([.A62]=&quot;Convite&quot;;&quot;01&quot;;IF([.A62]=&quot;Tomada de Preços&quot;;&quot;2&quot;;IF([.A62]=&quot;Concorrência&quot;;&quot;3&quot;;IF([.A62]=&quot;Concorrência Internacional&quot;;&quot;4&quot;;IF([.A62]=&quot;Pregão&quot;;&quot;5&quot;;IF([.A62]=&quot;Dispensa de Licitação&quot;;&quot;6&quot;;IF([.A62]=&quot;Inexigibilidade de Licitação&quot;;&quot;7&quot;;IF([.A62]=&quot;Concurso&quot;;&quot;20&quot;;IF([.A62]=&quot;Tomada de Preços por Técnica e Preço&quot;;&quot;22&quot;;IF([.A62]=&quot;Concorrência por Técnica e Preço&quot;;&quot;33&quot;;IF([.A62]=&quot;Concorrência Internacional por Técnica e Preço&quot;;&quot;44&quot;;&quot;&quot;)))))))))))&amp;&quot;&amp;parametro.identificacaoCompra.numeroCompra=&quot;&amp;[.F62]&amp;&quot;&amp;parametro.identificacaoCompra.anoCompra=&quot;&amp;[.G62]); [.F62]&amp;&quot;/&quot;&amp;[.G62])" office:value-type="string" office:string-value="00004/2019" calcext:value-type="string">
            <text:p>00004/2019</text:p>
          </table:table-cell>
          <table:table-cell table:style-name="ce12" table:formula="of:=IF(OR([.A62]=&quot;DISPENSA DE LICITAÇÃO&quot;;[.A62]=&quot;INEXIGIBILIDADE DE LICITAÇÃO&quot;);&quot;Sem edital devido a modalidade de licitação&quot;;HYPERLINK(&quot;http://comprasnet.gov.br/ConsultaLicitacoes/Download/Download.asp?coduasg=&quot;&amp;[.D62]&amp;&quot;&amp;numprp=&quot;&amp;[.F62]&amp;[.G62]&amp;&quot;&amp;modprp=&quot;&amp;IF([.A62]=&quot;Convite&quot;;&quot;01&quot;;IF([.A62]=&quot;Tomada de Preços&quot;;&quot;2&quot;;IF([.A62]=&quot;Concorrência&quot;;&quot;3&quot;;IF([.A62]=&quot;Concorrência Internacional&quot;;&quot;4&quot;;IF([.A62]=&quot;Pregão&quot;;&quot;5&quot;;IF([.A62]=&quot;Dispensa de Licitação&quot;;&quot;6&quot;;IF([.A62]=&quot;Inexigibilidade de Licitação&quot;;&quot;7&quot;;IF([.A62]=&quot;Concurso&quot;;&quot;20&quot;;IF([.A62]=&quot;Tomada de Preços por Técnica e Preço&quot;;&quot;22&quot;;IF([.A62]=&quot;Concorrência por Técnica e Preço&quot;;&quot;33&quot;;IF([.A62]=&quot;Concorrência Internacional por Técnica e Preço&quot;;&quot;44&quot;;&quot;&quot;)))))))))))&amp;&quot;&amp;bidbird=n&quot;;&quot;edital&quot;))" office:value-type="string" office:string-value="edital" calcext:value-type="string">
            <text:p>edital</text:p>
          </table:table-cell>
          <table:table-cell table:style-name="ce12" table:formula="of:=HYPERLINK(IF([.B62]=&quot;SISPP&quot;;&quot;http://comprasnet.gov.br/acesso.asp?url=/livre/Resultado/conrelit00.asp&quot;;&quot;https://www2.comprasnet.gov.br/siasgnet-atasrp/public/visualizarItemSRP.do?method=iniciar&amp;identificacaoCompra.numeroUasg=&quot;&amp;[.D62]&amp;&quot;&amp;identificacaoCompra.modalidadeCompra=5&amp;identificacaoCompra.numeroCompra=&quot;&amp;[.F62]&amp;&quot;&amp;identificacaoCompra.anoCompra=&quot;&amp;[.G62]&amp;&quot;&amp;numeroItem=&quot;&amp;RIGHT([.H62];3));[.H62])" office:value-type="string" office:string-value="00004" calcext:value-type="string">
            <text:p>00004</text:p>
          </table:table-cell>
          <table:table-cell table:number-columns-repeated="1004"/>
        </table:table-row>
        <table:table-row table:style-name="ro5">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SP</text:p>
          </table:table-cell>
          <table:table-cell table:style-name="ce4" office:value-type="string" calcext:value-type="string">
            <text:p>170133</text:p>
          </table:table-cell>
          <table:table-cell table:style-name="ce5" office:value-type="string" calcext:value-type="string">
            <text:p>SUP.REGIONAL RECEITA FEDERAL DA 8A.RF/SP</text:p>
          </table:table-cell>
          <table:table-cell table:style-name="ce4" office:value-type="string" calcext:value-type="string">
            <text:p>00012</text:p>
          </table:table-cell>
          <table:table-cell table:style-name="ce4" office:value-type="string" calcext:value-type="string">
            <text:p>2018</text:p>
          </table:table-cell>
          <table:table-cell table:style-name="ce4" office:value-type="string" calcext:value-type="string">
            <text:p>00007</text:p>
          </table:table-cell>
          <table:table-cell table:style-name="ce5" office:value-type="string" calcext:value-type="string">
            <text:p>Objeto: Pregão Eletrônico - <text:s/>Registro de preços para serviços de outsourcing de impressão, contemplando o fornecimento de máquinas com manutenção, fornecimento de suprimentos, contagem de cópias, software de gerenciamento e todos os requisitos contidos no documento de Boas Práticas, orientações e vedações para contratação de serviços de outsourcing de impressão do Ministério do Planejamento, Desenvolvimento e Gestão.</text:p>
          </table:table-cell>
          <table:table-cell table:style-name="ce5" office:value-type="string" calcext:value-type="string">
            <text:p>OUTSOURCING DE IMPRESSAO - LOCACAO PAGINAS IMPRESSAS A4 POLICROMATICA SEM PAPEL</text:p>
          </table:table-cell>
          <table:table-cell table:style-name="ce5" office:value-type="string" calcext:value-type="string">
            <text:p>CÓPIAS COLORIDAS</text:p>
          </table:table-cell>
          <table:table-cell table:style-name="ce4" office:value-type="string" calcext:value-type="string">
            <text:p>17/01/2019</text:p>
          </table:table-cell>
          <table:table-cell table:style-name="ce4" office:value-type="string" calcext:value-type="string">
            <text:p>23/01/2019</text:p>
          </table:table-cell>
          <table:table-cell table:style-name="ce4" office:value-type="string" calcext:value-type="string">
            <text:p>23/01/2020</text:p>
          </table:table-cell>
          <table:table-cell table:style-name="ce4" office:value-type="string" calcext:value-type="string">
            <text:p>PÁGINAS</text:p>
          </table:table-cell>
          <table:table-cell table:style-name="ce8" office:value-type="float" office:value="0.2" calcext:value-type="float">
            <text:p>0,20</text:p>
          </table:table-cell>
          <table:table-cell table:style-name="ce8" office:value-type="float" office:value="350028" calcext:value-type="float">
            <text:p>350.028,00</text:p>
          </table:table-cell>
          <table:table-cell table:style-name="ce12" table:formula="of:=HYPERLINK(IF([.B63]=&quot;SISPP&quot;;&quot;http://comprasnet.gov.br/acesso.asp?url=/livre/Resultado/conrelit00.asp&quot;;&quot;https://www2.comprasnet.gov.br/siasgnet-atasrp/public/pesquisarItemSRP.do?method=iniciar&amp;parametro.identificacaoCompra.numeroUasg=&quot;&amp;[.D63]&amp;&quot;&amp;parametro.identificacaoCompra.modalidadeCompra=&quot;&amp;IF([.A63]=&quot;Convite&quot;;&quot;01&quot;;IF([.A63]=&quot;Tomada de Preços&quot;;&quot;2&quot;;IF([.A63]=&quot;Concorrência&quot;;&quot;3&quot;;IF([.A63]=&quot;Concorrência Internacional&quot;;&quot;4&quot;;IF([.A63]=&quot;Pregão&quot;;&quot;5&quot;;IF([.A63]=&quot;Dispensa de Licitação&quot;;&quot;6&quot;;IF([.A63]=&quot;Inexigibilidade de Licitação&quot;;&quot;7&quot;;IF([.A63]=&quot;Concurso&quot;;&quot;20&quot;;IF([.A63]=&quot;Tomada de Preços por Técnica e Preço&quot;;&quot;22&quot;;IF([.A63]=&quot;Concorrência por Técnica e Preço&quot;;&quot;33&quot;;IF([.A63]=&quot;Concorrência Internacional por Técnica e Preço&quot;;&quot;44&quot;;&quot;&quot;)))))))))))&amp;&quot;&amp;parametro.identificacaoCompra.numeroCompra=&quot;&amp;[.F63]&amp;&quot;&amp;parametro.identificacaoCompra.anoCompra=&quot;&amp;[.G63]); [.F63]&amp;&quot;/&quot;&amp;[.G63])" office:value-type="string" office:string-value="00012/2018" calcext:value-type="string">
            <text:p>00012/2018</text:p>
          </table:table-cell>
          <table:table-cell table:style-name="ce12" table:formula="of:=IF(OR([.A63]=&quot;DISPENSA DE LICITAÇÃO&quot;;[.A63]=&quot;INEXIGIBILIDADE DE LICITAÇÃO&quot;);&quot;Sem edital devido a modalidade de licitação&quot;;HYPERLINK(&quot;http://comprasnet.gov.br/ConsultaLicitacoes/Download/Download.asp?coduasg=&quot;&amp;[.D63]&amp;&quot;&amp;numprp=&quot;&amp;[.F63]&amp;[.G63]&amp;&quot;&amp;modprp=&quot;&amp;IF([.A63]=&quot;Convite&quot;;&quot;01&quot;;IF([.A63]=&quot;Tomada de Preços&quot;;&quot;2&quot;;IF([.A63]=&quot;Concorrência&quot;;&quot;3&quot;;IF([.A63]=&quot;Concorrência Internacional&quot;;&quot;4&quot;;IF([.A63]=&quot;Pregão&quot;;&quot;5&quot;;IF([.A63]=&quot;Dispensa de Licitação&quot;;&quot;6&quot;;IF([.A63]=&quot;Inexigibilidade de Licitação&quot;;&quot;7&quot;;IF([.A63]=&quot;Concurso&quot;;&quot;20&quot;;IF([.A63]=&quot;Tomada de Preços por Técnica e Preço&quot;;&quot;22&quot;;IF([.A63]=&quot;Concorrência por Técnica e Preço&quot;;&quot;33&quot;;IF([.A63]=&quot;Concorrência Internacional por Técnica e Preço&quot;;&quot;44&quot;;&quot;&quot;)))))))))))&amp;&quot;&amp;bidbird=n&quot;;&quot;edital&quot;))" office:value-type="string" office:string-value="edital" calcext:value-type="string">
            <text:p>edital</text:p>
          </table:table-cell>
          <table:table-cell table:style-name="ce12" table:formula="of:=HYPERLINK(IF([.B63]=&quot;SISPP&quot;;&quot;http://comprasnet.gov.br/acesso.asp?url=/livre/Resultado/conrelit00.asp&quot;;&quot;https://www2.comprasnet.gov.br/siasgnet-atasrp/public/visualizarItemSRP.do?method=iniciar&amp;identificacaoCompra.numeroUasg=&quot;&amp;[.D63]&amp;&quot;&amp;identificacaoCompra.modalidadeCompra=5&amp;identificacaoCompra.numeroCompra=&quot;&amp;[.F63]&amp;&quot;&amp;identificacaoCompra.anoCompra=&quot;&amp;[.G63]&amp;&quot;&amp;numeroItem=&quot;&amp;RIGHT([.H63];3));[.H63])" office:value-type="string" office:string-value="00007" calcext:value-type="string">
            <text:p>00007</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AM</text:p>
          </table:table-cell>
          <table:table-cell table:style-name="ce4" office:value-type="string" calcext:value-type="string">
            <text:p>80002</text:p>
          </table:table-cell>
          <table:table-cell table:style-name="ce5" office:value-type="string" calcext:value-type="string">
            <text:p>TRIBUNAL REGIONAL DO TRABALHO DA 11A.REGIAO</text:p>
          </table:table-cell>
          <table:table-cell table:style-name="ce4" office:value-type="string" calcext:value-type="string">
            <text:p>00014</text:p>
          </table:table-cell>
          <table:table-cell table:style-name="ce4" office:value-type="string" calcext:value-type="string">
            <text:p>2018</text:p>
          </table:table-cell>
          <table:table-cell table:style-name="ce4" office:value-type="string" calcext:value-type="string">
            <text:p>00008</text:p>
          </table:table-cell>
          <table:table-cell table:style-name="ce5" office:value-type="string" calcext:value-type="string">
            <text:p>Objeto: Pregão Eletrônico - <text:s/>O objeto da presente licitação é o registro de preços para a eventual contratação de pessoa jurídica para prestação de serviços contínuos de eletrografia, com emprego de solução de gestão através de software, incluso o fornecimento dos equipamentos e suporte on-site, assim como todos os suprimentos, peças e materiais de consumo, exceto papel, conforme especificações, condições, quantidades e exigências estabelecidas no Edital e seus anexos</text:p>
          </table:table-cell>
          <table:table-cell table:style-name="ce5" office:value-type="string" calcext:value-type="string">
            <text:p>OUTSOURCING DE IMPRESSAO - LOCACAO PAGINAS IMPRESSAS A4 POLICROMATICA SEM PAPEL</text:p>
          </table:table-cell>
          <table:table-cell table:style-name="ce5" office:value-type="string" calcext:value-type="string">
            <text:p>ESTIMATIVA MENSAL DE PÁGINA P/B IMPRESSA EM MÁQUINA MULTIFUNCIONAL COLORIDA - TIPO 3</text:p>
          </table:table-cell>
          <table:table-cell table:number-columns-repeated="2" table:style-name="ce4" office:value-type="string" calcext:value-type="string">
            <text:p>06/06/2018</text:p>
          </table:table-cell>
          <table:table-cell table:style-name="ce4" office:value-type="string" calcext:value-type="string">
            <text:p>10/06/2019</text:p>
          </table:table-cell>
          <table:table-cell table:style-name="ce4" office:value-type="string" calcext:value-type="string">
            <text:p>PÁGINAS</text:p>
          </table:table-cell>
          <table:table-cell table:style-name="ce8" office:value-type="float" office:value="0.03" calcext:value-type="float">
            <text:p>0,03</text:p>
          </table:table-cell>
          <table:table-cell table:style-name="ce8" office:value-type="float" office:value="165" calcext:value-type="float">
            <text:p>165,00</text:p>
          </table:table-cell>
          <table:table-cell table:style-name="ce12" table:formula="of:=HYPERLINK(IF([.B64]=&quot;SISPP&quot;;&quot;http://comprasnet.gov.br/acesso.asp?url=/livre/Resultado/conrelit00.asp&quot;;&quot;https://www2.comprasnet.gov.br/siasgnet-atasrp/public/pesquisarItemSRP.do?method=iniciar&amp;parametro.identificacaoCompra.numeroUasg=&quot;&amp;[.D64]&amp;&quot;&amp;parametro.identificacaoCompra.modalidadeCompra=&quot;&amp;IF([.A64]=&quot;Convite&quot;;&quot;01&quot;;IF([.A64]=&quot;Tomada de Preços&quot;;&quot;2&quot;;IF([.A64]=&quot;Concorrência&quot;;&quot;3&quot;;IF([.A64]=&quot;Concorrência Internacional&quot;;&quot;4&quot;;IF([.A64]=&quot;Pregão&quot;;&quot;5&quot;;IF([.A64]=&quot;Dispensa de Licitação&quot;;&quot;6&quot;;IF([.A64]=&quot;Inexigibilidade de Licitação&quot;;&quot;7&quot;;IF([.A64]=&quot;Concurso&quot;;&quot;20&quot;;IF([.A64]=&quot;Tomada de Preços por Técnica e Preço&quot;;&quot;22&quot;;IF([.A64]=&quot;Concorrência por Técnica e Preço&quot;;&quot;33&quot;;IF([.A64]=&quot;Concorrência Internacional por Técnica e Preço&quot;;&quot;44&quot;;&quot;&quot;)))))))))))&amp;&quot;&amp;parametro.identificacaoCompra.numeroCompra=&quot;&amp;[.F64]&amp;&quot;&amp;parametro.identificacaoCompra.anoCompra=&quot;&amp;[.G64]); [.F64]&amp;&quot;/&quot;&amp;[.G64])" office:value-type="string" office:string-value="00014/2018" calcext:value-type="string">
            <text:p>00014/2018</text:p>
          </table:table-cell>
          <table:table-cell table:style-name="ce12" table:formula="of:=IF(OR([.A64]=&quot;DISPENSA DE LICITAÇÃO&quot;;[.A64]=&quot;INEXIGIBILIDADE DE LICITAÇÃO&quot;);&quot;Sem edital devido a modalidade de licitação&quot;;HYPERLINK(&quot;http://comprasnet.gov.br/ConsultaLicitacoes/Download/Download.asp?coduasg=&quot;&amp;[.D64]&amp;&quot;&amp;numprp=&quot;&amp;[.F64]&amp;[.G64]&amp;&quot;&amp;modprp=&quot;&amp;IF([.A64]=&quot;Convite&quot;;&quot;01&quot;;IF([.A64]=&quot;Tomada de Preços&quot;;&quot;2&quot;;IF([.A64]=&quot;Concorrência&quot;;&quot;3&quot;;IF([.A64]=&quot;Concorrência Internacional&quot;;&quot;4&quot;;IF([.A64]=&quot;Pregão&quot;;&quot;5&quot;;IF([.A64]=&quot;Dispensa de Licitação&quot;;&quot;6&quot;;IF([.A64]=&quot;Inexigibilidade de Licitação&quot;;&quot;7&quot;;IF([.A64]=&quot;Concurso&quot;;&quot;20&quot;;IF([.A64]=&quot;Tomada de Preços por Técnica e Preço&quot;;&quot;22&quot;;IF([.A64]=&quot;Concorrência por Técnica e Preço&quot;;&quot;33&quot;;IF([.A64]=&quot;Concorrência Internacional por Técnica e Preço&quot;;&quot;44&quot;;&quot;&quot;)))))))))))&amp;&quot;&amp;bidbird=n&quot;;&quot;edital&quot;))" office:value-type="string" office:string-value="edital" calcext:value-type="string">
            <text:p>edital</text:p>
          </table:table-cell>
          <table:table-cell table:style-name="ce12" table:formula="of:=HYPERLINK(IF([.B64]=&quot;SISPP&quot;;&quot;http://comprasnet.gov.br/acesso.asp?url=/livre/Resultado/conrelit00.asp&quot;;&quot;https://www2.comprasnet.gov.br/siasgnet-atasrp/public/visualizarItemSRP.do?method=iniciar&amp;identificacaoCompra.numeroUasg=&quot;&amp;[.D64]&amp;&quot;&amp;identificacaoCompra.modalidadeCompra=5&amp;identificacaoCompra.numeroCompra=&quot;&amp;[.F64]&amp;&quot;&amp;identificacaoCompra.anoCompra=&quot;&amp;[.G64]&amp;&quot;&amp;numeroItem=&quot;&amp;RIGHT([.H64];3));[.H64])" office:value-type="string" office:string-value="00008" calcext:value-type="string">
            <text:p>00008</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MT</text:p>
          </table:table-cell>
          <table:table-cell table:style-name="ce4" office:value-type="string" calcext:value-type="string">
            <text:p>154045</text:p>
          </table:table-cell>
          <table:table-cell table:style-name="ce5" office:value-type="string" calcext:value-type="string">
            <text:p>FUNDACAO UNIVERSIDADE FEDERAL DE MATO GROSSO</text:p>
          </table:table-cell>
          <table:table-cell table:style-name="ce4" office:value-type="string" calcext:value-type="string">
            <text:p>00035</text:p>
          </table:table-cell>
          <table:table-cell table:style-name="ce4" office:value-type="string" calcext:value-type="string">
            <text:p>2018</text:p>
          </table:table-cell>
          <table:table-cell table:style-name="ce4" office:value-type="string" calcext:value-type="string">
            <text:p>00007</text:p>
          </table:table-cell>
          <table:table-cell table:style-name="ce5" office:value-type="string" calcext:value-type="string">
            <text:p>Objeto: Pregão Eletrônico - <text:s/>Futura e eventual contratação de solução para impressão com fornecimento de equipamentos, sistema de gerenciamento de impressões, suprimentos para impressão (exceto papel) e manutenção preventiva e corretiva dos equipamentos (com substituição de peças, componentes e materiais), para atender as necessidades das Unidades Acadêmicas e Administrativas da Fundação Universidade Federal de Mato Grosso - FUFMT.</text:p>
          </table:table-cell>
          <table:table-cell table:style-name="ce5" office:value-type="string" calcext:value-type="string">
            <text:p>OUTSOURCING DE IMPRESSAO - LOCACAO PAGINAS IMPRESSAS A4 POLICROMATICA SEM PAPEL</text:p>
          </table:table-cell>
          <table:table-cell table:style-name="ce5" office:value-type="string" calcext:value-type="string">
            <text:p>IMPRESSÃO/CÓPIA COLORIDA NO CAMPUS CUIABÁ.</text:p>
          </table:table-cell>
          <table:table-cell table:number-columns-repeated="2" table:style-name="ce4" office:value-type="string" calcext:value-type="string">
            <text:p>19/07/2018</text:p>
          </table:table-cell>
          <table:table-cell table:style-name="ce4" office:value-type="string" calcext:value-type="string">
            <text:p>23/07/2019</text:p>
          </table:table-cell>
          <table:table-cell table:style-name="ce4" office:value-type="string" calcext:value-type="string">
            <text:p>PAGINA</text:p>
          </table:table-cell>
          <table:table-cell table:style-name="ce8" office:value-type="float" office:value="0.14" calcext:value-type="float">
            <text:p>0,14</text:p>
          </table:table-cell>
          <table:table-cell table:style-name="ce8" office:value-type="float" office:value="93294.28" calcext:value-type="float">
            <text:p>93.294,28</text:p>
          </table:table-cell>
          <table:table-cell table:style-name="ce12" table:formula="of:=HYPERLINK(IF([.B65]=&quot;SISPP&quot;;&quot;http://comprasnet.gov.br/acesso.asp?url=/livre/Resultado/conrelit00.asp&quot;;&quot;https://www2.comprasnet.gov.br/siasgnet-atasrp/public/pesquisarItemSRP.do?method=iniciar&amp;parametro.identificacaoCompra.numeroUasg=&quot;&amp;[.D65]&amp;&quot;&amp;parametro.identificacaoCompra.modalidadeCompra=&quot;&amp;IF([.A65]=&quot;Convite&quot;;&quot;01&quot;;IF([.A65]=&quot;Tomada de Preços&quot;;&quot;2&quot;;IF([.A65]=&quot;Concorrência&quot;;&quot;3&quot;;IF([.A65]=&quot;Concorrência Internacional&quot;;&quot;4&quot;;IF([.A65]=&quot;Pregão&quot;;&quot;5&quot;;IF([.A65]=&quot;Dispensa de Licitação&quot;;&quot;6&quot;;IF([.A65]=&quot;Inexigibilidade de Licitação&quot;;&quot;7&quot;;IF([.A65]=&quot;Concurso&quot;;&quot;20&quot;;IF([.A65]=&quot;Tomada de Preços por Técnica e Preço&quot;;&quot;22&quot;;IF([.A65]=&quot;Concorrência por Técnica e Preço&quot;;&quot;33&quot;;IF([.A65]=&quot;Concorrência Internacional por Técnica e Preço&quot;;&quot;44&quot;;&quot;&quot;)))))))))))&amp;&quot;&amp;parametro.identificacaoCompra.numeroCompra=&quot;&amp;[.F65]&amp;&quot;&amp;parametro.identificacaoCompra.anoCompra=&quot;&amp;[.G65]); [.F65]&amp;&quot;/&quot;&amp;[.G65])" office:value-type="string" office:string-value="00035/2018" calcext:value-type="string">
            <text:p>00035/2018</text:p>
          </table:table-cell>
          <table:table-cell table:style-name="ce12" table:formula="of:=IF(OR([.A65]=&quot;DISPENSA DE LICITAÇÃO&quot;;[.A65]=&quot;INEXIGIBILIDADE DE LICITAÇÃO&quot;);&quot;Sem edital devido a modalidade de licitação&quot;;HYPERLINK(&quot;http://comprasnet.gov.br/ConsultaLicitacoes/Download/Download.asp?coduasg=&quot;&amp;[.D65]&amp;&quot;&amp;numprp=&quot;&amp;[.F65]&amp;[.G65]&amp;&quot;&amp;modprp=&quot;&amp;IF([.A65]=&quot;Convite&quot;;&quot;01&quot;;IF([.A65]=&quot;Tomada de Preços&quot;;&quot;2&quot;;IF([.A65]=&quot;Concorrência&quot;;&quot;3&quot;;IF([.A65]=&quot;Concorrência Internacional&quot;;&quot;4&quot;;IF([.A65]=&quot;Pregão&quot;;&quot;5&quot;;IF([.A65]=&quot;Dispensa de Licitação&quot;;&quot;6&quot;;IF([.A65]=&quot;Inexigibilidade de Licitação&quot;;&quot;7&quot;;IF([.A65]=&quot;Concurso&quot;;&quot;20&quot;;IF([.A65]=&quot;Tomada de Preços por Técnica e Preço&quot;;&quot;22&quot;;IF([.A65]=&quot;Concorrência por Técnica e Preço&quot;;&quot;33&quot;;IF([.A65]=&quot;Concorrência Internacional por Técnica e Preço&quot;;&quot;44&quot;;&quot;&quot;)))))))))))&amp;&quot;&amp;bidbird=n&quot;;&quot;edital&quot;))" office:value-type="string" office:string-value="edital" calcext:value-type="string">
            <text:p>edital</text:p>
          </table:table-cell>
          <table:table-cell table:style-name="ce12" table:formula="of:=HYPERLINK(IF([.B65]=&quot;SISPP&quot;;&quot;http://comprasnet.gov.br/acesso.asp?url=/livre/Resultado/conrelit00.asp&quot;;&quot;https://www2.comprasnet.gov.br/siasgnet-atasrp/public/visualizarItemSRP.do?method=iniciar&amp;identificacaoCompra.numeroUasg=&quot;&amp;[.D65]&amp;&quot;&amp;identificacaoCompra.modalidadeCompra=5&amp;identificacaoCompra.numeroCompra=&quot;&amp;[.F65]&amp;&quot;&amp;identificacaoCompra.anoCompra=&quot;&amp;[.G65]&amp;&quot;&amp;numeroItem=&quot;&amp;RIGHT([.H65];3));[.H65])" office:value-type="string" office:string-value="00007" calcext:value-type="string">
            <text:p>00007</text:p>
          </table:table-cell>
          <table:table-cell table:number-columns-repeated="1004"/>
        </table:table-row>
        <table:table-row table:style-name="ro4">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RJ</text:p>
          </table:table-cell>
          <table:table-cell table:style-name="ce4" office:value-type="string" calcext:value-type="string">
            <text:p>114601</text:p>
          </table:table-cell>
          <table:table-cell table:style-name="ce5" office:value-type="string" calcext:value-type="string">
            <text:p>IBGE-FUN.INST.BRAS.GEOGRAFIA E ESTATISTICA</text:p>
          </table:table-cell>
          <table:table-cell table:style-name="ce4" office:value-type="string" calcext:value-type="string">
            <text:p>00041</text:p>
          </table:table-cell>
          <table:table-cell table:style-name="ce4" office:value-type="string" calcext:value-type="string">
            <text:p>2018</text:p>
          </table:table-cell>
          <table:table-cell table:style-name="ce4" office:value-type="string" calcext:value-type="string">
            <text:p>00005</text:p>
          </table:table-cell>
          <table:table-cell table:style-name="ce5" office:value-type="string" calcext:value-type="string">
            <text:p>Objeto: Pregão Eletrônico - <text:s/>Contratação de serviços de Locação de Equipamentos de Impressão nos tamanhos A4 e A3, conforme condições, quantidades e exigências estabelecidas no Edital e seus anexos.</text:p>
          </table:table-cell>
          <table:table-cell table:style-name="ce5" office:value-type="string" calcext:value-type="string">
            <text:p>OUTSOURCING DE IMPRESSAO - LOCACAO PAGINAS IMPRESSAS A4 POLICROMATICA SEM PAPEL</text:p>
          </table:table-cell>
          <table:table-cell table:style-name="ce5" office:value-type="string" calcext:value-type="string">
            <text:p>LOCAÇÃO <text:s text:c="2"/>PÁGINA POLICROMÁTICA A4 (SEM PAPEL) PARA O EQUIPAMENTO DO ITEM 3.</text:p>
          </table:table-cell>
          <table:table-cell table:number-columns-repeated="2" table:style-name="ce4" office:value-type="string" calcext:value-type="string">
            <text:p>03/12/2018</text:p>
          </table:table-cell>
          <table:table-cell table:style-name="ce4" office:value-type="string" calcext:value-type="string">
            <text:p>--</text:p>
          </table:table-cell>
          <table:table-cell table:style-name="ce4" office:value-type="string" calcext:value-type="string">
            <text:p>PÁGINA</text:p>
          </table:table-cell>
          <table:table-cell table:style-name="ce8" office:value-type="float" office:value="1.98" calcext:value-type="float">
            <text:p>1,98</text:p>
          </table:table-cell>
          <table:table-cell table:style-name="ce8" office:value-type="float" office:value="38221.92" calcext:value-type="float">
            <text:p>38.221,92</text:p>
          </table:table-cell>
          <table:table-cell table:style-name="ce12" table:formula="of:=HYPERLINK(IF([.B66]=&quot;SISPP&quot;;&quot;http://comprasnet.gov.br/acesso.asp?url=/livre/Resultado/conrelit00.asp&quot;;&quot;https://www2.comprasnet.gov.br/siasgnet-atasrp/public/pesquisarItemSRP.do?method=iniciar&amp;parametro.identificacaoCompra.numeroUasg=&quot;&amp;[.D66]&amp;&quot;&amp;parametro.identificacaoCompra.modalidadeCompra=&quot;&amp;IF([.A66]=&quot;Convite&quot;;&quot;01&quot;;IF([.A66]=&quot;Tomada de Preços&quot;;&quot;2&quot;;IF([.A66]=&quot;Concorrência&quot;;&quot;3&quot;;IF([.A66]=&quot;Concorrência Internacional&quot;;&quot;4&quot;;IF([.A66]=&quot;Pregão&quot;;&quot;5&quot;;IF([.A66]=&quot;Dispensa de Licitação&quot;;&quot;6&quot;;IF([.A66]=&quot;Inexigibilidade de Licitação&quot;;&quot;7&quot;;IF([.A66]=&quot;Concurso&quot;;&quot;20&quot;;IF([.A66]=&quot;Tomada de Preços por Técnica e Preço&quot;;&quot;22&quot;;IF([.A66]=&quot;Concorrência por Técnica e Preço&quot;;&quot;33&quot;;IF([.A66]=&quot;Concorrência Internacional por Técnica e Preço&quot;;&quot;44&quot;;&quot;&quot;)))))))))))&amp;&quot;&amp;parametro.identificacaoCompra.numeroCompra=&quot;&amp;[.F66]&amp;&quot;&amp;parametro.identificacaoCompra.anoCompra=&quot;&amp;[.G66]); [.F66]&amp;&quot;/&quot;&amp;[.G66])" office:value-type="string" office:string-value="00041/2018" calcext:value-type="string">
            <text:p>00041/2018</text:p>
          </table:table-cell>
          <table:table-cell table:style-name="ce12" table:formula="of:=IF(OR([.A66]=&quot;DISPENSA DE LICITAÇÃO&quot;;[.A66]=&quot;INEXIGIBILIDADE DE LICITAÇÃO&quot;);&quot;Sem edital devido a modalidade de licitação&quot;;HYPERLINK(&quot;http://comprasnet.gov.br/ConsultaLicitacoes/Download/Download.asp?coduasg=&quot;&amp;[.D66]&amp;&quot;&amp;numprp=&quot;&amp;[.F66]&amp;[.G66]&amp;&quot;&amp;modprp=&quot;&amp;IF([.A66]=&quot;Convite&quot;;&quot;01&quot;;IF([.A66]=&quot;Tomada de Preços&quot;;&quot;2&quot;;IF([.A66]=&quot;Concorrência&quot;;&quot;3&quot;;IF([.A66]=&quot;Concorrência Internacional&quot;;&quot;4&quot;;IF([.A66]=&quot;Pregão&quot;;&quot;5&quot;;IF([.A66]=&quot;Dispensa de Licitação&quot;;&quot;6&quot;;IF([.A66]=&quot;Inexigibilidade de Licitação&quot;;&quot;7&quot;;IF([.A66]=&quot;Concurso&quot;;&quot;20&quot;;IF([.A66]=&quot;Tomada de Preços por Técnica e Preço&quot;;&quot;22&quot;;IF([.A66]=&quot;Concorrência por Técnica e Preço&quot;;&quot;33&quot;;IF([.A66]=&quot;Concorrência Internacional por Técnica e Preço&quot;;&quot;44&quot;;&quot;&quot;)))))))))))&amp;&quot;&amp;bidbird=n&quot;;&quot;edital&quot;))" office:value-type="string" office:string-value="edital" calcext:value-type="string">
            <text:p>edital</text:p>
          </table:table-cell>
          <table:table-cell table:style-name="ce12" table:formula="of:=HYPERLINK(IF([.B66]=&quot;SISPP&quot;;&quot;http://comprasnet.gov.br/acesso.asp?url=/livre/Resultado/conrelit00.asp&quot;;&quot;https://www2.comprasnet.gov.br/siasgnet-atasrp/public/visualizarItemSRP.do?method=iniciar&amp;identificacaoCompra.numeroUasg=&quot;&amp;[.D66]&amp;&quot;&amp;identificacaoCompra.modalidadeCompra=5&amp;identificacaoCompra.numeroCompra=&quot;&amp;[.F66]&amp;&quot;&amp;identificacaoCompra.anoCompra=&quot;&amp;[.G66]&amp;&quot;&amp;numeroItem=&quot;&amp;RIGHT([.H66];3));[.H66])" office:value-type="string" office:string-value="00005" calcext:value-type="string">
            <text:p>00005</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MT</text:p>
          </table:table-cell>
          <table:table-cell table:style-name="ce4" office:value-type="string" calcext:value-type="string">
            <text:p>154045</text:p>
          </table:table-cell>
          <table:table-cell table:style-name="ce5" office:value-type="string" calcext:value-type="string">
            <text:p>FUNDACAO UNIVERSIDADE FEDERAL DE MATO GROSSO</text:p>
          </table:table-cell>
          <table:table-cell table:style-name="ce4" office:value-type="string" calcext:value-type="string">
            <text:p>00035</text:p>
          </table:table-cell>
          <table:table-cell table:style-name="ce4" office:value-type="string" calcext:value-type="string">
            <text:p>2018</text:p>
          </table:table-cell>
          <table:table-cell table:style-name="ce4" office:value-type="string" calcext:value-type="string">
            <text:p>00022</text:p>
          </table:table-cell>
          <table:table-cell table:style-name="ce5" office:value-type="string" calcext:value-type="string">
            <text:p>Objeto: Pregão Eletrônico - <text:s/>Futura e eventual contratação de solução para impressão com fornecimento de equipamentos, sistema de gerenciamento de impressões, suprimentos para impressão (exceto papel) e manutenção preventiva e corretiva dos equipamentos (com substituição de peças, componentes e materiais), para atender as necessidades das Unidades Acadêmicas e Administrativas da Fundação Universidade Federal de Mato Grosso - FUFMT.</text:p>
          </table:table-cell>
          <table:table-cell table:style-name="ce5" office:value-type="string" calcext:value-type="string">
            <text:p>OUTSOURCING DE IMPRESSAO - LOCACAO PAGINAS IMPRESSAS A4 POLICROMATICA SEM PAPEL</text:p>
          </table:table-cell>
          <table:table-cell table:style-name="ce5" office:value-type="string" calcext:value-type="string">
            <text:p>SERVIÇO DE IMPRESSÃO/CÓPIA COLORIDA NO CAMPUS ARAGUAIA.</text:p>
          </table:table-cell>
          <table:table-cell table:number-columns-repeated="2" table:style-name="ce4" office:value-type="string" calcext:value-type="string">
            <text:p>19/07/2018</text:p>
          </table:table-cell>
          <table:table-cell table:style-name="ce4" office:value-type="string" calcext:value-type="string">
            <text:p>23/07/2019</text:p>
          </table:table-cell>
          <table:table-cell table:style-name="ce4" office:value-type="string" calcext:value-type="string">
            <text:p>PAGINA</text:p>
          </table:table-cell>
          <table:table-cell table:style-name="ce8" office:value-type="float" office:value="0.28" calcext:value-type="float">
            <text:p>0,28</text:p>
          </table:table-cell>
          <table:table-cell table:style-name="ce8" office:value-type="float" office:value="15237.6" calcext:value-type="float">
            <text:p>15.237,60</text:p>
          </table:table-cell>
          <table:table-cell table:style-name="ce12" table:formula="of:=HYPERLINK(IF([.B67]=&quot;SISPP&quot;;&quot;http://comprasnet.gov.br/acesso.asp?url=/livre/Resultado/conrelit00.asp&quot;;&quot;https://www2.comprasnet.gov.br/siasgnet-atasrp/public/pesquisarItemSRP.do?method=iniciar&amp;parametro.identificacaoCompra.numeroUasg=&quot;&amp;[.D67]&amp;&quot;&amp;parametro.identificacaoCompra.modalidadeCompra=&quot;&amp;IF([.A67]=&quot;Convite&quot;;&quot;01&quot;;IF([.A67]=&quot;Tomada de Preços&quot;;&quot;2&quot;;IF([.A67]=&quot;Concorrência&quot;;&quot;3&quot;;IF([.A67]=&quot;Concorrência Internacional&quot;;&quot;4&quot;;IF([.A67]=&quot;Pregão&quot;;&quot;5&quot;;IF([.A67]=&quot;Dispensa de Licitação&quot;;&quot;6&quot;;IF([.A67]=&quot;Inexigibilidade de Licitação&quot;;&quot;7&quot;;IF([.A67]=&quot;Concurso&quot;;&quot;20&quot;;IF([.A67]=&quot;Tomada de Preços por Técnica e Preço&quot;;&quot;22&quot;;IF([.A67]=&quot;Concorrência por Técnica e Preço&quot;;&quot;33&quot;;IF([.A67]=&quot;Concorrência Internacional por Técnica e Preço&quot;;&quot;44&quot;;&quot;&quot;)))))))))))&amp;&quot;&amp;parametro.identificacaoCompra.numeroCompra=&quot;&amp;[.F67]&amp;&quot;&amp;parametro.identificacaoCompra.anoCompra=&quot;&amp;[.G67]); [.F67]&amp;&quot;/&quot;&amp;[.G67])" office:value-type="string" office:string-value="00035/2018" calcext:value-type="string">
            <text:p>00035/2018</text:p>
          </table:table-cell>
          <table:table-cell table:style-name="ce12" table:formula="of:=IF(OR([.A67]=&quot;DISPENSA DE LICITAÇÃO&quot;;[.A67]=&quot;INEXIGIBILIDADE DE LICITAÇÃO&quot;);&quot;Sem edital devido a modalidade de licitação&quot;;HYPERLINK(&quot;http://comprasnet.gov.br/ConsultaLicitacoes/Download/Download.asp?coduasg=&quot;&amp;[.D67]&amp;&quot;&amp;numprp=&quot;&amp;[.F67]&amp;[.G67]&amp;&quot;&amp;modprp=&quot;&amp;IF([.A67]=&quot;Convite&quot;;&quot;01&quot;;IF([.A67]=&quot;Tomada de Preços&quot;;&quot;2&quot;;IF([.A67]=&quot;Concorrência&quot;;&quot;3&quot;;IF([.A67]=&quot;Concorrência Internacional&quot;;&quot;4&quot;;IF([.A67]=&quot;Pregão&quot;;&quot;5&quot;;IF([.A67]=&quot;Dispensa de Licitação&quot;;&quot;6&quot;;IF([.A67]=&quot;Inexigibilidade de Licitação&quot;;&quot;7&quot;;IF([.A67]=&quot;Concurso&quot;;&quot;20&quot;;IF([.A67]=&quot;Tomada de Preços por Técnica e Preço&quot;;&quot;22&quot;;IF([.A67]=&quot;Concorrência por Técnica e Preço&quot;;&quot;33&quot;;IF([.A67]=&quot;Concorrência Internacional por Técnica e Preço&quot;;&quot;44&quot;;&quot;&quot;)))))))))))&amp;&quot;&amp;bidbird=n&quot;;&quot;edital&quot;))" office:value-type="string" office:string-value="edital" calcext:value-type="string">
            <text:p>edital</text:p>
          </table:table-cell>
          <table:table-cell table:style-name="ce12" table:formula="of:=HYPERLINK(IF([.B67]=&quot;SISPP&quot;;&quot;http://comprasnet.gov.br/acesso.asp?url=/livre/Resultado/conrelit00.asp&quot;;&quot;https://www2.comprasnet.gov.br/siasgnet-atasrp/public/visualizarItemSRP.do?method=iniciar&amp;identificacaoCompra.numeroUasg=&quot;&amp;[.D67]&amp;&quot;&amp;identificacaoCompra.modalidadeCompra=5&amp;identificacaoCompra.numeroCompra=&quot;&amp;[.F67]&amp;&quot;&amp;identificacaoCompra.anoCompra=&quot;&amp;[.G67]&amp;&quot;&amp;numeroItem=&quot;&amp;RIGHT([.H67];3));[.H67])" office:value-type="string" office:string-value="00022" calcext:value-type="string">
            <text:p>00022</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MT</text:p>
          </table:table-cell>
          <table:table-cell table:style-name="ce4" office:value-type="string" calcext:value-type="string">
            <text:p>154045</text:p>
          </table:table-cell>
          <table:table-cell table:style-name="ce5" office:value-type="string" calcext:value-type="string">
            <text:p>FUNDACAO UNIVERSIDADE FEDERAL DE MATO GROSSO</text:p>
          </table:table-cell>
          <table:table-cell table:style-name="ce4" office:value-type="string" calcext:value-type="string">
            <text:p>00035</text:p>
          </table:table-cell>
          <table:table-cell table:style-name="ce4" office:value-type="string" calcext:value-type="string">
            <text:p>2018</text:p>
          </table:table-cell>
          <table:table-cell table:style-name="ce4" office:value-type="string" calcext:value-type="string">
            <text:p>00017</text:p>
          </table:table-cell>
          <table:table-cell table:style-name="ce5" office:value-type="string" calcext:value-type="string">
            <text:p>Objeto: Pregão Eletrônico - <text:s/>Futura e eventual contratação de solução para impressão com fornecimento de equipamentos, sistema de gerenciamento de impressões, suprimentos para impressão (exceto papel) e manutenção preventiva e corretiva dos equipamentos (com substituição de peças, componentes e materiais), para atender as necessidades das Unidades Acadêmicas e Administrativas da Fundação Universidade Federal de Mato Grosso - FUFMT.</text:p>
          </table:table-cell>
          <table:table-cell table:style-name="ce5" office:value-type="string" calcext:value-type="string">
            <text:p>OUTSOURCING DE IMPRESSAO - LOCACAO PAGINAS IMPRESSAS A4 POLICROMATICA SEM PAPEL</text:p>
          </table:table-cell>
          <table:table-cell table:style-name="ce5" office:value-type="string" calcext:value-type="string">
            <text:p>SERVIÇO DE IMPRESSÃO/CÓPIA COLORIDA NO CAMPUS SINOP.</text:p>
          </table:table-cell>
          <table:table-cell table:number-columns-repeated="2" table:style-name="ce4" office:value-type="string" calcext:value-type="string">
            <text:p>19/07/2018</text:p>
          </table:table-cell>
          <table:table-cell table:style-name="ce4" office:value-type="string" calcext:value-type="string">
            <text:p>23/07/2019</text:p>
          </table:table-cell>
          <table:table-cell table:style-name="ce4" office:value-type="string" calcext:value-type="string">
            <text:p>UNIDADE</text:p>
          </table:table-cell>
          <table:table-cell table:style-name="ce8" office:value-type="float" office:value="0.19" calcext:value-type="float">
            <text:p>0,19</text:p>
          </table:table-cell>
          <table:table-cell table:style-name="ce8" office:value-type="float" office:value="31019.4" calcext:value-type="float">
            <text:p>31.019,40</text:p>
          </table:table-cell>
          <table:table-cell table:style-name="ce12" table:formula="of:=HYPERLINK(IF([.B68]=&quot;SISPP&quot;;&quot;http://comprasnet.gov.br/acesso.asp?url=/livre/Resultado/conrelit00.asp&quot;;&quot;https://www2.comprasnet.gov.br/siasgnet-atasrp/public/pesquisarItemSRP.do?method=iniciar&amp;parametro.identificacaoCompra.numeroUasg=&quot;&amp;[.D68]&amp;&quot;&amp;parametro.identificacaoCompra.modalidadeCompra=&quot;&amp;IF([.A68]=&quot;Convite&quot;;&quot;01&quot;;IF([.A68]=&quot;Tomada de Preços&quot;;&quot;2&quot;;IF([.A68]=&quot;Concorrência&quot;;&quot;3&quot;;IF([.A68]=&quot;Concorrência Internacional&quot;;&quot;4&quot;;IF([.A68]=&quot;Pregão&quot;;&quot;5&quot;;IF([.A68]=&quot;Dispensa de Licitação&quot;;&quot;6&quot;;IF([.A68]=&quot;Inexigibilidade de Licitação&quot;;&quot;7&quot;;IF([.A68]=&quot;Concurso&quot;;&quot;20&quot;;IF([.A68]=&quot;Tomada de Preços por Técnica e Preço&quot;;&quot;22&quot;;IF([.A68]=&quot;Concorrência por Técnica e Preço&quot;;&quot;33&quot;;IF([.A68]=&quot;Concorrência Internacional por Técnica e Preço&quot;;&quot;44&quot;;&quot;&quot;)))))))))))&amp;&quot;&amp;parametro.identificacaoCompra.numeroCompra=&quot;&amp;[.F68]&amp;&quot;&amp;parametro.identificacaoCompra.anoCompra=&quot;&amp;[.G68]); [.F68]&amp;&quot;/&quot;&amp;[.G68])" office:value-type="string" office:string-value="00035/2018" calcext:value-type="string">
            <text:p>00035/2018</text:p>
          </table:table-cell>
          <table:table-cell table:style-name="ce12" table:formula="of:=IF(OR([.A68]=&quot;DISPENSA DE LICITAÇÃO&quot;;[.A68]=&quot;INEXIGIBILIDADE DE LICITAÇÃO&quot;);&quot;Sem edital devido a modalidade de licitação&quot;;HYPERLINK(&quot;http://comprasnet.gov.br/ConsultaLicitacoes/Download/Download.asp?coduasg=&quot;&amp;[.D68]&amp;&quot;&amp;numprp=&quot;&amp;[.F68]&amp;[.G68]&amp;&quot;&amp;modprp=&quot;&amp;IF([.A68]=&quot;Convite&quot;;&quot;01&quot;;IF([.A68]=&quot;Tomada de Preços&quot;;&quot;2&quot;;IF([.A68]=&quot;Concorrência&quot;;&quot;3&quot;;IF([.A68]=&quot;Concorrência Internacional&quot;;&quot;4&quot;;IF([.A68]=&quot;Pregão&quot;;&quot;5&quot;;IF([.A68]=&quot;Dispensa de Licitação&quot;;&quot;6&quot;;IF([.A68]=&quot;Inexigibilidade de Licitação&quot;;&quot;7&quot;;IF([.A68]=&quot;Concurso&quot;;&quot;20&quot;;IF([.A68]=&quot;Tomada de Preços por Técnica e Preço&quot;;&quot;22&quot;;IF([.A68]=&quot;Concorrência por Técnica e Preço&quot;;&quot;33&quot;;IF([.A68]=&quot;Concorrência Internacional por Técnica e Preço&quot;;&quot;44&quot;;&quot;&quot;)))))))))))&amp;&quot;&amp;bidbird=n&quot;;&quot;edital&quot;))" office:value-type="string" office:string-value="edital" calcext:value-type="string">
            <text:p>edital</text:p>
          </table:table-cell>
          <table:table-cell table:style-name="ce12" table:formula="of:=HYPERLINK(IF([.B68]=&quot;SISPP&quot;;&quot;http://comprasnet.gov.br/acesso.asp?url=/livre/Resultado/conrelit00.asp&quot;;&quot;https://www2.comprasnet.gov.br/siasgnet-atasrp/public/visualizarItemSRP.do?method=iniciar&amp;identificacaoCompra.numeroUasg=&quot;&amp;[.D68]&amp;&quot;&amp;identificacaoCompra.modalidadeCompra=5&amp;identificacaoCompra.numeroCompra=&quot;&amp;[.F68]&amp;&quot;&amp;identificacaoCompra.anoCompra=&quot;&amp;[.G68]&amp;&quot;&amp;numeroItem=&quot;&amp;RIGHT([.H68];3));[.H68])" office:value-type="string" office:string-value="00017" calcext:value-type="string">
            <text:p>00017</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E</text:p>
          </table:table-cell>
          <table:table-cell table:style-name="ce4" office:value-type="string" calcext:value-type="string">
            <text:p>153080</text:p>
          </table:table-cell>
          <table:table-cell table:style-name="ce5" office:value-type="string" calcext:value-type="string">
            <text:p>UNIVERSIDADE FEDERAL DE PERNAMBUCO</text:p>
          </table:table-cell>
          <table:table-cell table:style-name="ce4" office:value-type="string" calcext:value-type="string">
            <text:p>00001</text:p>
          </table:table-cell>
          <table:table-cell table:style-name="ce4" office:value-type="string" calcext:value-type="string">
            <text:p>2018</text:p>
          </table:table-cell>
          <table:table-cell table:style-name="ce4" office:value-type="string" calcext:value-type="string">
            <text:p>00006</text:p>
          </table:table-cell>
          <table:table-cell table:style-name="ce5" office:value-type="string" calcext:value-type="string">
            <text:p>Objeto: Pregão Eletrônico - <text:s/>REGISTRAR PREÇOS, através de PREGÃO ELETRÔNICO, pelo critério de MENOR PREÇO por LOTE, sob o regime de EMPREITADA POR PREÇO UNITÁRIO, para contratação de solução para impressão e digitalização com fornecimento de equipamentos, sistema bilhetagem, manutenção preventiva e corretiva dos equipamentos com substituição de peças, componentes e materiais utilizados na manutenção e fornecimento dos suprimentos para impressão (exceto papel)...</text:p>
          </table:table-cell>
          <table:table-cell table:style-name="ce5" office:value-type="string" calcext:value-type="string">
            <text:p>OUTSOURCING DE IMPRESSAO - LOCACAO PAGINAS IMPRESSAS A4 POLICROMATICA SEM PAPEL</text:p>
          </table:table-cell>
          <table:table-cell table:style-name="ce5" office:value-type="string" calcext:value-type="string">
            <text:p>SERVIÇO DE LOCAÇÃO - IMPRESSÃO NO EQUIPAMENTO TIPO I - MONOCROMÁTICA</text:p>
          </table:table-cell>
          <table:table-cell table:number-columns-repeated="2" table:style-name="ce4" office:value-type="string" calcext:value-type="string">
            <text:p>23/11/2018</text:p>
          </table:table-cell>
          <table:table-cell table:style-name="ce4" office:value-type="string" calcext:value-type="string">
            <text:p>29/11/2019</text:p>
          </table:table-cell>
          <table:table-cell table:style-name="ce4" office:value-type="string" calcext:value-type="string">
            <text:p>PÁGINA</text:p>
          </table:table-cell>
          <table:table-cell table:style-name="ce8" office:value-type="float" office:value="0.03" calcext:value-type="float">
            <text:p>0,03</text:p>
          </table:table-cell>
          <table:table-cell table:style-name="ce8" office:value-type="float" office:value="208453.2" calcext:value-type="float">
            <text:p>208.453,20</text:p>
          </table:table-cell>
          <table:table-cell table:style-name="ce12" table:formula="of:=HYPERLINK(IF([.B69]=&quot;SISPP&quot;;&quot;http://comprasnet.gov.br/acesso.asp?url=/livre/Resultado/conrelit00.asp&quot;;&quot;https://www2.comprasnet.gov.br/siasgnet-atasrp/public/pesquisarItemSRP.do?method=iniciar&amp;parametro.identificacaoCompra.numeroUasg=&quot;&amp;[.D69]&amp;&quot;&amp;parametro.identificacaoCompra.modalidadeCompra=&quot;&amp;IF([.A69]=&quot;Convite&quot;;&quot;01&quot;;IF([.A69]=&quot;Tomada de Preços&quot;;&quot;2&quot;;IF([.A69]=&quot;Concorrência&quot;;&quot;3&quot;;IF([.A69]=&quot;Concorrência Internacional&quot;;&quot;4&quot;;IF([.A69]=&quot;Pregão&quot;;&quot;5&quot;;IF([.A69]=&quot;Dispensa de Licitação&quot;;&quot;6&quot;;IF([.A69]=&quot;Inexigibilidade de Licitação&quot;;&quot;7&quot;;IF([.A69]=&quot;Concurso&quot;;&quot;20&quot;;IF([.A69]=&quot;Tomada de Preços por Técnica e Preço&quot;;&quot;22&quot;;IF([.A69]=&quot;Concorrência por Técnica e Preço&quot;;&quot;33&quot;;IF([.A69]=&quot;Concorrência Internacional por Técnica e Preço&quot;;&quot;44&quot;;&quot;&quot;)))))))))))&amp;&quot;&amp;parametro.identificacaoCompra.numeroCompra=&quot;&amp;[.F69]&amp;&quot;&amp;parametro.identificacaoCompra.anoCompra=&quot;&amp;[.G69]); [.F69]&amp;&quot;/&quot;&amp;[.G69])" office:value-type="string" office:string-value="00001/2018" calcext:value-type="string">
            <text:p>00001/2018</text:p>
          </table:table-cell>
          <table:table-cell table:style-name="ce12" table:formula="of:=IF(OR([.A69]=&quot;DISPENSA DE LICITAÇÃO&quot;;[.A69]=&quot;INEXIGIBILIDADE DE LICITAÇÃO&quot;);&quot;Sem edital devido a modalidade de licitação&quot;;HYPERLINK(&quot;http://comprasnet.gov.br/ConsultaLicitacoes/Download/Download.asp?coduasg=&quot;&amp;[.D69]&amp;&quot;&amp;numprp=&quot;&amp;[.F69]&amp;[.G69]&amp;&quot;&amp;modprp=&quot;&amp;IF([.A69]=&quot;Convite&quot;;&quot;01&quot;;IF([.A69]=&quot;Tomada de Preços&quot;;&quot;2&quot;;IF([.A69]=&quot;Concorrência&quot;;&quot;3&quot;;IF([.A69]=&quot;Concorrência Internacional&quot;;&quot;4&quot;;IF([.A69]=&quot;Pregão&quot;;&quot;5&quot;;IF([.A69]=&quot;Dispensa de Licitação&quot;;&quot;6&quot;;IF([.A69]=&quot;Inexigibilidade de Licitação&quot;;&quot;7&quot;;IF([.A69]=&quot;Concurso&quot;;&quot;20&quot;;IF([.A69]=&quot;Tomada de Preços por Técnica e Preço&quot;;&quot;22&quot;;IF([.A69]=&quot;Concorrência por Técnica e Preço&quot;;&quot;33&quot;;IF([.A69]=&quot;Concorrência Internacional por Técnica e Preço&quot;;&quot;44&quot;;&quot;&quot;)))))))))))&amp;&quot;&amp;bidbird=n&quot;;&quot;edital&quot;))" office:value-type="string" office:string-value="edital" calcext:value-type="string">
            <text:p>edital</text:p>
          </table:table-cell>
          <table:table-cell table:style-name="ce12" table:formula="of:=HYPERLINK(IF([.B69]=&quot;SISPP&quot;;&quot;http://comprasnet.gov.br/acesso.asp?url=/livre/Resultado/conrelit00.asp&quot;;&quot;https://www2.comprasnet.gov.br/siasgnet-atasrp/public/visualizarItemSRP.do?method=iniciar&amp;identificacaoCompra.numeroUasg=&quot;&amp;[.D69]&amp;&quot;&amp;identificacaoCompra.modalidadeCompra=5&amp;identificacaoCompra.numeroCompra=&quot;&amp;[.F69]&amp;&quot;&amp;identificacaoCompra.anoCompra=&quot;&amp;[.G69]&amp;&quot;&amp;numeroItem=&quot;&amp;RIGHT([.H69];3));[.H69])" office:value-type="string" office:string-value="00006" calcext:value-type="string">
            <text:p>00006</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E</text:p>
          </table:table-cell>
          <table:table-cell table:style-name="ce4" office:value-type="string" calcext:value-type="string">
            <text:p>153080</text:p>
          </table:table-cell>
          <table:table-cell table:style-name="ce5" office:value-type="string" calcext:value-type="string">
            <text:p>UNIVERSIDADE FEDERAL DE PERNAMBUCO</text:p>
          </table:table-cell>
          <table:table-cell table:style-name="ce4" office:value-type="string" calcext:value-type="string">
            <text:p>00001</text:p>
          </table:table-cell>
          <table:table-cell table:style-name="ce4" office:value-type="string" calcext:value-type="string">
            <text:p>2018</text:p>
          </table:table-cell>
          <table:table-cell table:style-name="ce4" office:value-type="string" calcext:value-type="string">
            <text:p>00007</text:p>
          </table:table-cell>
          <table:table-cell table:style-name="ce5" office:value-type="string" calcext:value-type="string">
            <text:p>Objeto: Pregão Eletrônico - <text:s/>REGISTRAR PREÇOS, através de PREGÃO ELETRÔNICO, pelo critério de MENOR PREÇO por LOTE, sob o regime de EMPREITADA POR PREÇO UNITÁRIO, para contratação de solução para impressão e digitalização com fornecimento de equipamentos, sistema bilhetagem, manutenção preventiva e corretiva dos equipamentos com substituição de peças, componentes e materiais utilizados na manutenção e fornecimento dos suprimentos para impressão (exceto papel)...</text:p>
          </table:table-cell>
          <table:table-cell table:style-name="ce5" office:value-type="string" calcext:value-type="string">
            <text:p>OUTSOURCING DE IMPRESSAO - LOCACAO PAGINAS IMPRESSAS A4 POLICROMATICA SEM PAPEL</text:p>
          </table:table-cell>
          <table:table-cell table:style-name="ce5" office:value-type="string" calcext:value-type="string">
            <text:p>SERVIÇO DE LOCAÇÃO - IMPRESSÃO NO EQUIPAMENTO TIPO II - MONOCROMÁTICA</text:p>
          </table:table-cell>
          <table:table-cell table:number-columns-repeated="2" table:style-name="ce4" office:value-type="string" calcext:value-type="string">
            <text:p>23/11/2018</text:p>
          </table:table-cell>
          <table:table-cell table:style-name="ce4" office:value-type="string" calcext:value-type="string">
            <text:p>29/11/2019</text:p>
          </table:table-cell>
          <table:table-cell table:style-name="ce4" office:value-type="string" calcext:value-type="string">
            <text:p>PÁGINA</text:p>
          </table:table-cell>
          <table:table-cell table:style-name="ce8" office:value-type="float" office:value="0.03" calcext:value-type="float">
            <text:p>0,03</text:p>
          </table:table-cell>
          <table:table-cell table:style-name="ce8" office:value-type="float" office:value="922267.2" calcext:value-type="float">
            <text:p>922.267,20</text:p>
          </table:table-cell>
          <table:table-cell table:style-name="ce12" table:formula="of:=HYPERLINK(IF([.B70]=&quot;SISPP&quot;;&quot;http://comprasnet.gov.br/acesso.asp?url=/livre/Resultado/conrelit00.asp&quot;;&quot;https://www2.comprasnet.gov.br/siasgnet-atasrp/public/pesquisarItemSRP.do?method=iniciar&amp;parametro.identificacaoCompra.numeroUasg=&quot;&amp;[.D70]&amp;&quot;&amp;parametro.identificacaoCompra.modalidadeCompra=&quot;&amp;IF([.A70]=&quot;Convite&quot;;&quot;01&quot;;IF([.A70]=&quot;Tomada de Preços&quot;;&quot;2&quot;;IF([.A70]=&quot;Concorrência&quot;;&quot;3&quot;;IF([.A70]=&quot;Concorrência Internacional&quot;;&quot;4&quot;;IF([.A70]=&quot;Pregão&quot;;&quot;5&quot;;IF([.A70]=&quot;Dispensa de Licitação&quot;;&quot;6&quot;;IF([.A70]=&quot;Inexigibilidade de Licitação&quot;;&quot;7&quot;;IF([.A70]=&quot;Concurso&quot;;&quot;20&quot;;IF([.A70]=&quot;Tomada de Preços por Técnica e Preço&quot;;&quot;22&quot;;IF([.A70]=&quot;Concorrência por Técnica e Preço&quot;;&quot;33&quot;;IF([.A70]=&quot;Concorrência Internacional por Técnica e Preço&quot;;&quot;44&quot;;&quot;&quot;)))))))))))&amp;&quot;&amp;parametro.identificacaoCompra.numeroCompra=&quot;&amp;[.F70]&amp;&quot;&amp;parametro.identificacaoCompra.anoCompra=&quot;&amp;[.G70]); [.F70]&amp;&quot;/&quot;&amp;[.G70])" office:value-type="string" office:string-value="00001/2018" calcext:value-type="string">
            <text:p>00001/2018</text:p>
          </table:table-cell>
          <table:table-cell table:style-name="ce12" table:formula="of:=IF(OR([.A70]=&quot;DISPENSA DE LICITAÇÃO&quot;;[.A70]=&quot;INEXIGIBILIDADE DE LICITAÇÃO&quot;);&quot;Sem edital devido a modalidade de licitação&quot;;HYPERLINK(&quot;http://comprasnet.gov.br/ConsultaLicitacoes/Download/Download.asp?coduasg=&quot;&amp;[.D70]&amp;&quot;&amp;numprp=&quot;&amp;[.F70]&amp;[.G70]&amp;&quot;&amp;modprp=&quot;&amp;IF([.A70]=&quot;Convite&quot;;&quot;01&quot;;IF([.A70]=&quot;Tomada de Preços&quot;;&quot;2&quot;;IF([.A70]=&quot;Concorrência&quot;;&quot;3&quot;;IF([.A70]=&quot;Concorrência Internacional&quot;;&quot;4&quot;;IF([.A70]=&quot;Pregão&quot;;&quot;5&quot;;IF([.A70]=&quot;Dispensa de Licitação&quot;;&quot;6&quot;;IF([.A70]=&quot;Inexigibilidade de Licitação&quot;;&quot;7&quot;;IF([.A70]=&quot;Concurso&quot;;&quot;20&quot;;IF([.A70]=&quot;Tomada de Preços por Técnica e Preço&quot;;&quot;22&quot;;IF([.A70]=&quot;Concorrência por Técnica e Preço&quot;;&quot;33&quot;;IF([.A70]=&quot;Concorrência Internacional por Técnica e Preço&quot;;&quot;44&quot;;&quot;&quot;)))))))))))&amp;&quot;&amp;bidbird=n&quot;;&quot;edital&quot;))" office:value-type="string" office:string-value="edital" calcext:value-type="string">
            <text:p>edital</text:p>
          </table:table-cell>
          <table:table-cell table:style-name="ce12" table:formula="of:=HYPERLINK(IF([.B70]=&quot;SISPP&quot;;&quot;http://comprasnet.gov.br/acesso.asp?url=/livre/Resultado/conrelit00.asp&quot;;&quot;https://www2.comprasnet.gov.br/siasgnet-atasrp/public/visualizarItemSRP.do?method=iniciar&amp;identificacaoCompra.numeroUasg=&quot;&amp;[.D70]&amp;&quot;&amp;identificacaoCompra.modalidadeCompra=5&amp;identificacaoCompra.numeroCompra=&quot;&amp;[.F70]&amp;&quot;&amp;identificacaoCompra.anoCompra=&quot;&amp;[.G70]&amp;&quot;&amp;numeroItem=&quot;&amp;RIGHT([.H70];3));[.H70])" office:value-type="string" office:string-value="00007" calcext:value-type="string">
            <text:p>00007</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E</text:p>
          </table:table-cell>
          <table:table-cell table:style-name="ce4" office:value-type="string" calcext:value-type="string">
            <text:p>153080</text:p>
          </table:table-cell>
          <table:table-cell table:style-name="ce5" office:value-type="string" calcext:value-type="string">
            <text:p>UNIVERSIDADE FEDERAL DE PERNAMBUCO</text:p>
          </table:table-cell>
          <table:table-cell table:style-name="ce4" office:value-type="string" calcext:value-type="string">
            <text:p>00001</text:p>
          </table:table-cell>
          <table:table-cell table:style-name="ce4" office:value-type="string" calcext:value-type="string">
            <text:p>2018</text:p>
          </table:table-cell>
          <table:table-cell table:style-name="ce4" office:value-type="string" calcext:value-type="string">
            <text:p>00021</text:p>
          </table:table-cell>
          <table:table-cell table:style-name="ce5" office:value-type="string" calcext:value-type="string">
            <text:p>Objeto: Pregão Eletrônico - <text:s/>REGISTRAR PREÇOS, através de PREGÃO ELETRÔNICO, pelo critério de MENOR PREÇO por LOTE, sob o regime de EMPREITADA POR PREÇO UNITÁRIO, para contratação de solução para impressão e digitalização com fornecimento de equipamentos, sistema bilhetagem, manutenção preventiva e corretiva dos equipamentos com substituição de peças, componentes e materiais utilizados na manutenção e fornecimento dos suprimentos para impressão (exceto papel)...</text:p>
          </table:table-cell>
          <table:table-cell table:style-name="ce5" office:value-type="string" calcext:value-type="string">
            <text:p>OUTSOURCING DE IMPRESSAO - LOCACAO PAGINAS IMPRESSAS A4 POLICROMATICA SEM PAPEL</text:p>
          </table:table-cell>
          <table:table-cell table:style-name="ce5" office:value-type="string" calcext:value-type="string">
            <text:p>SERVICO DE LOCACAO - IMPRESSAO NO EQUIPAMENTO TIPO IV - COLORIDA</text:p>
          </table:table-cell>
          <table:table-cell table:number-columns-repeated="2" table:style-name="ce4" office:value-type="string" calcext:value-type="string">
            <text:p>23/11/2018</text:p>
          </table:table-cell>
          <table:table-cell table:style-name="ce4" office:value-type="string" calcext:value-type="string">
            <text:p>29/11/2019</text:p>
          </table:table-cell>
          <table:table-cell table:style-name="ce4" office:value-type="string" calcext:value-type="string">
            <text:p>PÁGINA</text:p>
          </table:table-cell>
          <table:table-cell table:style-name="ce8" office:value-type="float" office:value="0.17" calcext:value-type="float">
            <text:p>0,17</text:p>
          </table:table-cell>
          <table:table-cell table:style-name="ce8" office:value-type="float" office:value="71400" calcext:value-type="float">
            <text:p>71.400,00</text:p>
          </table:table-cell>
          <table:table-cell table:style-name="ce12" table:formula="of:=HYPERLINK(IF([.B71]=&quot;SISPP&quot;;&quot;http://comprasnet.gov.br/acesso.asp?url=/livre/Resultado/conrelit00.asp&quot;;&quot;https://www2.comprasnet.gov.br/siasgnet-atasrp/public/pesquisarItemSRP.do?method=iniciar&amp;parametro.identificacaoCompra.numeroUasg=&quot;&amp;[.D71]&amp;&quot;&amp;parametro.identificacaoCompra.modalidadeCompra=&quot;&amp;IF([.A71]=&quot;Convite&quot;;&quot;01&quot;;IF([.A71]=&quot;Tomada de Preços&quot;;&quot;2&quot;;IF([.A71]=&quot;Concorrência&quot;;&quot;3&quot;;IF([.A71]=&quot;Concorrência Internacional&quot;;&quot;4&quot;;IF([.A71]=&quot;Pregão&quot;;&quot;5&quot;;IF([.A71]=&quot;Dispensa de Licitação&quot;;&quot;6&quot;;IF([.A71]=&quot;Inexigibilidade de Licitação&quot;;&quot;7&quot;;IF([.A71]=&quot;Concurso&quot;;&quot;20&quot;;IF([.A71]=&quot;Tomada de Preços por Técnica e Preço&quot;;&quot;22&quot;;IF([.A71]=&quot;Concorrência por Técnica e Preço&quot;;&quot;33&quot;;IF([.A71]=&quot;Concorrência Internacional por Técnica e Preço&quot;;&quot;44&quot;;&quot;&quot;)))))))))))&amp;&quot;&amp;parametro.identificacaoCompra.numeroCompra=&quot;&amp;[.F71]&amp;&quot;&amp;parametro.identificacaoCompra.anoCompra=&quot;&amp;[.G71]); [.F71]&amp;&quot;/&quot;&amp;[.G71])" office:value-type="string" office:string-value="00001/2018" calcext:value-type="string">
            <text:p>00001/2018</text:p>
          </table:table-cell>
          <table:table-cell table:style-name="ce12" table:formula="of:=IF(OR([.A71]=&quot;DISPENSA DE LICITAÇÃO&quot;;[.A71]=&quot;INEXIGIBILIDADE DE LICITAÇÃO&quot;);&quot;Sem edital devido a modalidade de licitação&quot;;HYPERLINK(&quot;http://comprasnet.gov.br/ConsultaLicitacoes/Download/Download.asp?coduasg=&quot;&amp;[.D71]&amp;&quot;&amp;numprp=&quot;&amp;[.F71]&amp;[.G71]&amp;&quot;&amp;modprp=&quot;&amp;IF([.A71]=&quot;Convite&quot;;&quot;01&quot;;IF([.A71]=&quot;Tomada de Preços&quot;;&quot;2&quot;;IF([.A71]=&quot;Concorrência&quot;;&quot;3&quot;;IF([.A71]=&quot;Concorrência Internacional&quot;;&quot;4&quot;;IF([.A71]=&quot;Pregão&quot;;&quot;5&quot;;IF([.A71]=&quot;Dispensa de Licitação&quot;;&quot;6&quot;;IF([.A71]=&quot;Inexigibilidade de Licitação&quot;;&quot;7&quot;;IF([.A71]=&quot;Concurso&quot;;&quot;20&quot;;IF([.A71]=&quot;Tomada de Preços por Técnica e Preço&quot;;&quot;22&quot;;IF([.A71]=&quot;Concorrência por Técnica e Preço&quot;;&quot;33&quot;;IF([.A71]=&quot;Concorrência Internacional por Técnica e Preço&quot;;&quot;44&quot;;&quot;&quot;)))))))))))&amp;&quot;&amp;bidbird=n&quot;;&quot;edital&quot;))" office:value-type="string" office:string-value="edital" calcext:value-type="string">
            <text:p>edital</text:p>
          </table:table-cell>
          <table:table-cell table:style-name="ce12" table:formula="of:=HYPERLINK(IF([.B71]=&quot;SISPP&quot;;&quot;http://comprasnet.gov.br/acesso.asp?url=/livre/Resultado/conrelit00.asp&quot;;&quot;https://www2.comprasnet.gov.br/siasgnet-atasrp/public/visualizarItemSRP.do?method=iniciar&amp;identificacaoCompra.numeroUasg=&quot;&amp;[.D71]&amp;&quot;&amp;identificacaoCompra.modalidadeCompra=5&amp;identificacaoCompra.numeroCompra=&quot;&amp;[.F71]&amp;&quot;&amp;identificacaoCompra.anoCompra=&quot;&amp;[.G71]&amp;&quot;&amp;numeroItem=&quot;&amp;RIGHT([.H71];3));[.H71])" office:value-type="string" office:string-value="00021" calcext:value-type="string">
            <text:p>00021</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E</text:p>
          </table:table-cell>
          <table:table-cell table:style-name="ce4" office:value-type="string" calcext:value-type="string">
            <text:p>153080</text:p>
          </table:table-cell>
          <table:table-cell table:style-name="ce5" office:value-type="string" calcext:value-type="string">
            <text:p>UNIVERSIDADE FEDERAL DE PERNAMBUCO</text:p>
          </table:table-cell>
          <table:table-cell table:style-name="ce4" office:value-type="string" calcext:value-type="string">
            <text:p>00001</text:p>
          </table:table-cell>
          <table:table-cell table:style-name="ce4" office:value-type="string" calcext:value-type="string">
            <text:p>2018</text:p>
          </table:table-cell>
          <table:table-cell table:style-name="ce4" office:value-type="string" calcext:value-type="string">
            <text:p>00009</text:p>
          </table:table-cell>
          <table:table-cell table:style-name="ce5" office:value-type="string" calcext:value-type="string">
            <text:p>Objeto: Pregão Eletrônico - <text:s/>REGISTRAR PREÇOS, através de PREGÃO ELETRÔNICO, pelo critério de MENOR PREÇO por LOTE, sob o regime de EMPREITADA POR PREÇO UNITÁRIO, para contratação de solução para impressão e digitalização com fornecimento de equipamentos, sistema bilhetagem, manutenção preventiva e corretiva dos equipamentos com substituição de peças, componentes e materiais utilizados na manutenção e fornecimento dos suprimentos para impressão (exceto papel)...</text:p>
          </table:table-cell>
          <table:table-cell table:style-name="ce5" office:value-type="string" calcext:value-type="string">
            <text:p>OUTSOURCING DE IMPRESSAO - LOCACAO PAGINAS IMPRESSAS A4 POLICROMATICA SEM PAPEL</text:p>
          </table:table-cell>
          <table:table-cell table:style-name="ce5" office:value-type="string" calcext:value-type="string">
            <text:p>SERVIÇO DE LOCAÇÃO - IMPRESSÃO NO EQUIPAMENTO TIPO IV - COLORIDA</text:p>
          </table:table-cell>
          <table:table-cell table:number-columns-repeated="2" table:style-name="ce4" office:value-type="string" calcext:value-type="string">
            <text:p>23/11/2018</text:p>
          </table:table-cell>
          <table:table-cell table:style-name="ce4" office:value-type="string" calcext:value-type="string">
            <text:p>29/11/2019</text:p>
          </table:table-cell>
          <table:table-cell table:style-name="ce4" office:value-type="string" calcext:value-type="string">
            <text:p>PÁGINA</text:p>
          </table:table-cell>
          <table:table-cell table:style-name="ce8" office:value-type="float" office:value="0.11" calcext:value-type="float">
            <text:p>0,11</text:p>
          </table:table-cell>
          <table:table-cell table:style-name="ce8" office:value-type="float" office:value="119538" calcext:value-type="float">
            <text:p>119.538,00</text:p>
          </table:table-cell>
          <table:table-cell table:style-name="ce12" table:formula="of:=HYPERLINK(IF([.B72]=&quot;SISPP&quot;;&quot;http://comprasnet.gov.br/acesso.asp?url=/livre/Resultado/conrelit00.asp&quot;;&quot;https://www2.comprasnet.gov.br/siasgnet-atasrp/public/pesquisarItemSRP.do?method=iniciar&amp;parametro.identificacaoCompra.numeroUasg=&quot;&amp;[.D72]&amp;&quot;&amp;parametro.identificacaoCompra.modalidadeCompra=&quot;&amp;IF([.A72]=&quot;Convite&quot;;&quot;01&quot;;IF([.A72]=&quot;Tomada de Preços&quot;;&quot;2&quot;;IF([.A72]=&quot;Concorrência&quot;;&quot;3&quot;;IF([.A72]=&quot;Concorrência Internacional&quot;;&quot;4&quot;;IF([.A72]=&quot;Pregão&quot;;&quot;5&quot;;IF([.A72]=&quot;Dispensa de Licitação&quot;;&quot;6&quot;;IF([.A72]=&quot;Inexigibilidade de Licitação&quot;;&quot;7&quot;;IF([.A72]=&quot;Concurso&quot;;&quot;20&quot;;IF([.A72]=&quot;Tomada de Preços por Técnica e Preço&quot;;&quot;22&quot;;IF([.A72]=&quot;Concorrência por Técnica e Preço&quot;;&quot;33&quot;;IF([.A72]=&quot;Concorrência Internacional por Técnica e Preço&quot;;&quot;44&quot;;&quot;&quot;)))))))))))&amp;&quot;&amp;parametro.identificacaoCompra.numeroCompra=&quot;&amp;[.F72]&amp;&quot;&amp;parametro.identificacaoCompra.anoCompra=&quot;&amp;[.G72]); [.F72]&amp;&quot;/&quot;&amp;[.G72])" office:value-type="string" office:string-value="00001/2018" calcext:value-type="string">
            <text:p>00001/2018</text:p>
          </table:table-cell>
          <table:table-cell table:style-name="ce12" table:formula="of:=IF(OR([.A72]=&quot;DISPENSA DE LICITAÇÃO&quot;;[.A72]=&quot;INEXIGIBILIDADE DE LICITAÇÃO&quot;);&quot;Sem edital devido a modalidade de licitação&quot;;HYPERLINK(&quot;http://comprasnet.gov.br/ConsultaLicitacoes/Download/Download.asp?coduasg=&quot;&amp;[.D72]&amp;&quot;&amp;numprp=&quot;&amp;[.F72]&amp;[.G72]&amp;&quot;&amp;modprp=&quot;&amp;IF([.A72]=&quot;Convite&quot;;&quot;01&quot;;IF([.A72]=&quot;Tomada de Preços&quot;;&quot;2&quot;;IF([.A72]=&quot;Concorrência&quot;;&quot;3&quot;;IF([.A72]=&quot;Concorrência Internacional&quot;;&quot;4&quot;;IF([.A72]=&quot;Pregão&quot;;&quot;5&quot;;IF([.A72]=&quot;Dispensa de Licitação&quot;;&quot;6&quot;;IF([.A72]=&quot;Inexigibilidade de Licitação&quot;;&quot;7&quot;;IF([.A72]=&quot;Concurso&quot;;&quot;20&quot;;IF([.A72]=&quot;Tomada de Preços por Técnica e Preço&quot;;&quot;22&quot;;IF([.A72]=&quot;Concorrência por Técnica e Preço&quot;;&quot;33&quot;;IF([.A72]=&quot;Concorrência Internacional por Técnica e Preço&quot;;&quot;44&quot;;&quot;&quot;)))))))))))&amp;&quot;&amp;bidbird=n&quot;;&quot;edital&quot;))" office:value-type="string" office:string-value="edital" calcext:value-type="string">
            <text:p>edital</text:p>
          </table:table-cell>
          <table:table-cell table:style-name="ce12" table:formula="of:=HYPERLINK(IF([.B72]=&quot;SISPP&quot;;&quot;http://comprasnet.gov.br/acesso.asp?url=/livre/Resultado/conrelit00.asp&quot;;&quot;https://www2.comprasnet.gov.br/siasgnet-atasrp/public/visualizarItemSRP.do?method=iniciar&amp;identificacaoCompra.numeroUasg=&quot;&amp;[.D72]&amp;&quot;&amp;identificacaoCompra.modalidadeCompra=5&amp;identificacaoCompra.numeroCompra=&quot;&amp;[.F72]&amp;&quot;&amp;identificacaoCompra.anoCompra=&quot;&amp;[.G72]&amp;&quot;&amp;numeroItem=&quot;&amp;RIGHT([.H72];3));[.H72])" office:value-type="string" office:string-value="00009" calcext:value-type="string">
            <text:p>00009</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18</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POLICROMATICA SEM PAPEL</text:p>
          </table:table-cell>
          <table:table-cell table:style-name="ce5" office:value-type="string" calcext:value-type="string">
            <text:p>SERVIÇO DE OUTSOURCING DE IMPRESSÃO (MULTIFUNCIONAL COLORIDA, A4 <text:s/>30 PPM) <text:s/>FRA NQUIA MENSAL DE IMPRESSÕES MONOCROMÁTICA: 1000 PÁGINAS <text:s/>FRANQUIA MENSAL DE IMP RESSÕES COLORIDA: 1500 PÁGINAS</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10800" calcext:value-type="float">
            <text:p>10.800,00</text:p>
          </table:table-cell>
          <table:table-cell table:style-name="ce8" office:value-type="float" office:value="21600" calcext:value-type="float">
            <text:p>21.600,00</text:p>
          </table:table-cell>
          <table:table-cell table:style-name="ce12" table:formula="of:=HYPERLINK(IF([.B73]=&quot;SISPP&quot;;&quot;http://comprasnet.gov.br/acesso.asp?url=/livre/Resultado/conrelit00.asp&quot;;&quot;https://www2.comprasnet.gov.br/siasgnet-atasrp/public/pesquisarItemSRP.do?method=iniciar&amp;parametro.identificacaoCompra.numeroUasg=&quot;&amp;[.D73]&amp;&quot;&amp;parametro.identificacaoCompra.modalidadeCompra=&quot;&amp;IF([.A73]=&quot;Convite&quot;;&quot;01&quot;;IF([.A73]=&quot;Tomada de Preços&quot;;&quot;2&quot;;IF([.A73]=&quot;Concorrência&quot;;&quot;3&quot;;IF([.A73]=&quot;Concorrência Internacional&quot;;&quot;4&quot;;IF([.A73]=&quot;Pregão&quot;;&quot;5&quot;;IF([.A73]=&quot;Dispensa de Licitação&quot;;&quot;6&quot;;IF([.A73]=&quot;Inexigibilidade de Licitação&quot;;&quot;7&quot;;IF([.A73]=&quot;Concurso&quot;;&quot;20&quot;;IF([.A73]=&quot;Tomada de Preços por Técnica e Preço&quot;;&quot;22&quot;;IF([.A73]=&quot;Concorrência por Técnica e Preço&quot;;&quot;33&quot;;IF([.A73]=&quot;Concorrência Internacional por Técnica e Preço&quot;;&quot;44&quot;;&quot;&quot;)))))))))))&amp;&quot;&amp;parametro.identificacaoCompra.numeroCompra=&quot;&amp;[.F73]&amp;&quot;&amp;parametro.identificacaoCompra.anoCompra=&quot;&amp;[.G73]); [.F73]&amp;&quot;/&quot;&amp;[.G73])" office:value-type="string" office:string-value="00022/2018" calcext:value-type="string">
            <text:p>00022/2018</text:p>
          </table:table-cell>
          <table:table-cell table:style-name="ce12" table:formula="of:=IF(OR([.A73]=&quot;DISPENSA DE LICITAÇÃO&quot;;[.A73]=&quot;INEXIGIBILIDADE DE LICITAÇÃO&quot;);&quot;Sem edital devido a modalidade de licitação&quot;;HYPERLINK(&quot;http://comprasnet.gov.br/ConsultaLicitacoes/Download/Download.asp?coduasg=&quot;&amp;[.D73]&amp;&quot;&amp;numprp=&quot;&amp;[.F73]&amp;[.G73]&amp;&quot;&amp;modprp=&quot;&amp;IF([.A73]=&quot;Convite&quot;;&quot;01&quot;;IF([.A73]=&quot;Tomada de Preços&quot;;&quot;2&quot;;IF([.A73]=&quot;Concorrência&quot;;&quot;3&quot;;IF([.A73]=&quot;Concorrência Internacional&quot;;&quot;4&quot;;IF([.A73]=&quot;Pregão&quot;;&quot;5&quot;;IF([.A73]=&quot;Dispensa de Licitação&quot;;&quot;6&quot;;IF([.A73]=&quot;Inexigibilidade de Licitação&quot;;&quot;7&quot;;IF([.A73]=&quot;Concurso&quot;;&quot;20&quot;;IF([.A73]=&quot;Tomada de Preços por Técnica e Preço&quot;;&quot;22&quot;;IF([.A73]=&quot;Concorrência por Técnica e Preço&quot;;&quot;33&quot;;IF([.A73]=&quot;Concorrência Internacional por Técnica e Preço&quot;;&quot;44&quot;;&quot;&quot;)))))))))))&amp;&quot;&amp;bidbird=n&quot;;&quot;edital&quot;))" office:value-type="string" office:string-value="edital" calcext:value-type="string">
            <text:p>edital</text:p>
          </table:table-cell>
          <table:table-cell table:style-name="ce12" table:formula="of:=HYPERLINK(IF([.B73]=&quot;SISPP&quot;;&quot;http://comprasnet.gov.br/acesso.asp?url=/livre/Resultado/conrelit00.asp&quot;;&quot;https://www2.comprasnet.gov.br/siasgnet-atasrp/public/visualizarItemSRP.do?method=iniciar&amp;identificacaoCompra.numeroUasg=&quot;&amp;[.D73]&amp;&quot;&amp;identificacaoCompra.modalidadeCompra=5&amp;identificacaoCompra.numeroCompra=&quot;&amp;[.F73]&amp;&quot;&amp;identificacaoCompra.anoCompra=&quot;&amp;[.G73]&amp;&quot;&amp;numeroItem=&quot;&amp;RIGHT([.H73];3));[.H73])" office:value-type="string" office:string-value="00018" calcext:value-type="string">
            <text:p>00018</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22</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POLICROMATICA SEM PAPEL</text:p>
          </table:table-cell>
          <table:table-cell table:style-name="ce5" office:value-type="string" calcext:value-type="string">
            <text:p>SERVIÇO DE OUTSOURCING DE IMPRESSÃO (MULTIFUNCIONAL COLORIDA, A4 <text:s/>30 PPM) <text:s/>FRA NQUIA MENSAL DE IMPRESSÕES MONOCROMÁTICA: 1000 PÁGINAS <text:s/>FRANQUIA MENSAL DE IMP RESSÕES COLORIDA: 1500 PÁGINAS</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number-columns-repeated="2" table:style-name="ce8" office:value-type="float" office:value="10790" calcext:value-type="float">
            <text:p>10.790,00</text:p>
          </table:table-cell>
          <table:table-cell table:style-name="ce12" table:formula="of:=HYPERLINK(IF([.B74]=&quot;SISPP&quot;;&quot;http://comprasnet.gov.br/acesso.asp?url=/livre/Resultado/conrelit00.asp&quot;;&quot;https://www2.comprasnet.gov.br/siasgnet-atasrp/public/pesquisarItemSRP.do?method=iniciar&amp;parametro.identificacaoCompra.numeroUasg=&quot;&amp;[.D74]&amp;&quot;&amp;parametro.identificacaoCompra.modalidadeCompra=&quot;&amp;IF([.A74]=&quot;Convite&quot;;&quot;01&quot;;IF([.A74]=&quot;Tomada de Preços&quot;;&quot;2&quot;;IF([.A74]=&quot;Concorrência&quot;;&quot;3&quot;;IF([.A74]=&quot;Concorrência Internacional&quot;;&quot;4&quot;;IF([.A74]=&quot;Pregão&quot;;&quot;5&quot;;IF([.A74]=&quot;Dispensa de Licitação&quot;;&quot;6&quot;;IF([.A74]=&quot;Inexigibilidade de Licitação&quot;;&quot;7&quot;;IF([.A74]=&quot;Concurso&quot;;&quot;20&quot;;IF([.A74]=&quot;Tomada de Preços por Técnica e Preço&quot;;&quot;22&quot;;IF([.A74]=&quot;Concorrência por Técnica e Preço&quot;;&quot;33&quot;;IF([.A74]=&quot;Concorrência Internacional por Técnica e Preço&quot;;&quot;44&quot;;&quot;&quot;)))))))))))&amp;&quot;&amp;parametro.identificacaoCompra.numeroCompra=&quot;&amp;[.F74]&amp;&quot;&amp;parametro.identificacaoCompra.anoCompra=&quot;&amp;[.G74]); [.F74]&amp;&quot;/&quot;&amp;[.G74])" office:value-type="string" office:string-value="00022/2018" calcext:value-type="string">
            <text:p>00022/2018</text:p>
          </table:table-cell>
          <table:table-cell table:style-name="ce12" table:formula="of:=IF(OR([.A74]=&quot;DISPENSA DE LICITAÇÃO&quot;;[.A74]=&quot;INEXIGIBILIDADE DE LICITAÇÃO&quot;);&quot;Sem edital devido a modalidade de licitação&quot;;HYPERLINK(&quot;http://comprasnet.gov.br/ConsultaLicitacoes/Download/Download.asp?coduasg=&quot;&amp;[.D74]&amp;&quot;&amp;numprp=&quot;&amp;[.F74]&amp;[.G74]&amp;&quot;&amp;modprp=&quot;&amp;IF([.A74]=&quot;Convite&quot;;&quot;01&quot;;IF([.A74]=&quot;Tomada de Preços&quot;;&quot;2&quot;;IF([.A74]=&quot;Concorrência&quot;;&quot;3&quot;;IF([.A74]=&quot;Concorrência Internacional&quot;;&quot;4&quot;;IF([.A74]=&quot;Pregão&quot;;&quot;5&quot;;IF([.A74]=&quot;Dispensa de Licitação&quot;;&quot;6&quot;;IF([.A74]=&quot;Inexigibilidade de Licitação&quot;;&quot;7&quot;;IF([.A74]=&quot;Concurso&quot;;&quot;20&quot;;IF([.A74]=&quot;Tomada de Preços por Técnica e Preço&quot;;&quot;22&quot;;IF([.A74]=&quot;Concorrência por Técnica e Preço&quot;;&quot;33&quot;;IF([.A74]=&quot;Concorrência Internacional por Técnica e Preço&quot;;&quot;44&quot;;&quot;&quot;)))))))))))&amp;&quot;&amp;bidbird=n&quot;;&quot;edital&quot;))" office:value-type="string" office:string-value="edital" calcext:value-type="string">
            <text:p>edital</text:p>
          </table:table-cell>
          <table:table-cell table:style-name="ce12" table:formula="of:=HYPERLINK(IF([.B74]=&quot;SISPP&quot;;&quot;http://comprasnet.gov.br/acesso.asp?url=/livre/Resultado/conrelit00.asp&quot;;&quot;https://www2.comprasnet.gov.br/siasgnet-atasrp/public/visualizarItemSRP.do?method=iniciar&amp;identificacaoCompra.numeroUasg=&quot;&amp;[.D74]&amp;&quot;&amp;identificacaoCompra.modalidadeCompra=5&amp;identificacaoCompra.numeroCompra=&quot;&amp;[.F74]&amp;&quot;&amp;identificacaoCompra.anoCompra=&quot;&amp;[.G74]&amp;&quot;&amp;numeroItem=&quot;&amp;RIGHT([.H74];3));[.H74])" office:value-type="string" office:string-value="00022" calcext:value-type="string">
            <text:p>00022</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04</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POLICROMATICA SEM PAPEL</text:p>
          </table:table-cell>
          <table:table-cell table:style-name="ce5" office:value-type="string" calcext:value-type="string">
            <text:p>SERVIÇO DE OUTSOURCING DE IMPRESSÃO (MULTIFUNCIONAL COLORIDA, A4 <text:s/>30 PPM) <text:s/>FRA NQUIA MENSAL DE IMPRESSÕES MONOCROMÁTICA: 1000 PÁGINAS <text:s/>FRANQUIA MENSAL DE IMP RESSÕES COLORIDA: 1500 PÁGINAS</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5580.36" calcext:value-type="float">
            <text:p>5.580,36</text:p>
          </table:table-cell>
          <table:table-cell table:style-name="ce8" office:value-type="float" office:value="55803.6" calcext:value-type="float">
            <text:p>55.803,60</text:p>
          </table:table-cell>
          <table:table-cell table:style-name="ce12" table:formula="of:=HYPERLINK(IF([.B75]=&quot;SISPP&quot;;&quot;http://comprasnet.gov.br/acesso.asp?url=/livre/Resultado/conrelit00.asp&quot;;&quot;https://www2.comprasnet.gov.br/siasgnet-atasrp/public/pesquisarItemSRP.do?method=iniciar&amp;parametro.identificacaoCompra.numeroUasg=&quot;&amp;[.D75]&amp;&quot;&amp;parametro.identificacaoCompra.modalidadeCompra=&quot;&amp;IF([.A75]=&quot;Convite&quot;;&quot;01&quot;;IF([.A75]=&quot;Tomada de Preços&quot;;&quot;2&quot;;IF([.A75]=&quot;Concorrência&quot;;&quot;3&quot;;IF([.A75]=&quot;Concorrência Internacional&quot;;&quot;4&quot;;IF([.A75]=&quot;Pregão&quot;;&quot;5&quot;;IF([.A75]=&quot;Dispensa de Licitação&quot;;&quot;6&quot;;IF([.A75]=&quot;Inexigibilidade de Licitação&quot;;&quot;7&quot;;IF([.A75]=&quot;Concurso&quot;;&quot;20&quot;;IF([.A75]=&quot;Tomada de Preços por Técnica e Preço&quot;;&quot;22&quot;;IF([.A75]=&quot;Concorrência por Técnica e Preço&quot;;&quot;33&quot;;IF([.A75]=&quot;Concorrência Internacional por Técnica e Preço&quot;;&quot;44&quot;;&quot;&quot;)))))))))))&amp;&quot;&amp;parametro.identificacaoCompra.numeroCompra=&quot;&amp;[.F75]&amp;&quot;&amp;parametro.identificacaoCompra.anoCompra=&quot;&amp;[.G75]); [.F75]&amp;&quot;/&quot;&amp;[.G75])" office:value-type="string" office:string-value="00022/2018" calcext:value-type="string">
            <text:p>00022/2018</text:p>
          </table:table-cell>
          <table:table-cell table:style-name="ce12" table:formula="of:=IF(OR([.A75]=&quot;DISPENSA DE LICITAÇÃO&quot;;[.A75]=&quot;INEXIGIBILIDADE DE LICITAÇÃO&quot;);&quot;Sem edital devido a modalidade de licitação&quot;;HYPERLINK(&quot;http://comprasnet.gov.br/ConsultaLicitacoes/Download/Download.asp?coduasg=&quot;&amp;[.D75]&amp;&quot;&amp;numprp=&quot;&amp;[.F75]&amp;[.G75]&amp;&quot;&amp;modprp=&quot;&amp;IF([.A75]=&quot;Convite&quot;;&quot;01&quot;;IF([.A75]=&quot;Tomada de Preços&quot;;&quot;2&quot;;IF([.A75]=&quot;Concorrência&quot;;&quot;3&quot;;IF([.A75]=&quot;Concorrência Internacional&quot;;&quot;4&quot;;IF([.A75]=&quot;Pregão&quot;;&quot;5&quot;;IF([.A75]=&quot;Dispensa de Licitação&quot;;&quot;6&quot;;IF([.A75]=&quot;Inexigibilidade de Licitação&quot;;&quot;7&quot;;IF([.A75]=&quot;Concurso&quot;;&quot;20&quot;;IF([.A75]=&quot;Tomada de Preços por Técnica e Preço&quot;;&quot;22&quot;;IF([.A75]=&quot;Concorrência por Técnica e Preço&quot;;&quot;33&quot;;IF([.A75]=&quot;Concorrência Internacional por Técnica e Preço&quot;;&quot;44&quot;;&quot;&quot;)))))))))))&amp;&quot;&amp;bidbird=n&quot;;&quot;edital&quot;))" office:value-type="string" office:string-value="edital" calcext:value-type="string">
            <text:p>edital</text:p>
          </table:table-cell>
          <table:table-cell table:style-name="ce12" table:formula="of:=HYPERLINK(IF([.B75]=&quot;SISPP&quot;;&quot;http://comprasnet.gov.br/acesso.asp?url=/livre/Resultado/conrelit00.asp&quot;;&quot;https://www2.comprasnet.gov.br/siasgnet-atasrp/public/visualizarItemSRP.do?method=iniciar&amp;identificacaoCompra.numeroUasg=&quot;&amp;[.D75]&amp;&quot;&amp;identificacaoCompra.modalidadeCompra=5&amp;identificacaoCompra.numeroCompra=&quot;&amp;[.F75]&amp;&quot;&amp;identificacaoCompra.anoCompra=&quot;&amp;[.G75]&amp;&quot;&amp;numeroItem=&quot;&amp;RIGHT([.H75];3));[.H75])" office:value-type="string" office:string-value="00004" calcext:value-type="string">
            <text:p>00004</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08</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POLICROMATICA SEM PAPEL</text:p>
          </table:table-cell>
          <table:table-cell table:style-name="ce5" office:value-type="string" calcext:value-type="string">
            <text:p>SERVIÇO DE OUTSOURCING DE IMPRESSÃO (MULTIFUNCIONAL COLORIDA, A4 <text:s/>30 PPM) <text:s/>FRA NQUIA MENSAL DE IMPRESSÕES MONOCROMÁTICA: 1000 PÁGINAS <text:s/>FRANQUIA MENSAL DE IMP RESSÕES COLORIDA: 1500 PÁGINAS</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number-columns-repeated="2" table:style-name="ce8" office:value-type="float" office:value="9095" calcext:value-type="float">
            <text:p>9.095,00</text:p>
          </table:table-cell>
          <table:table-cell table:style-name="ce12" table:formula="of:=HYPERLINK(IF([.B76]=&quot;SISPP&quot;;&quot;http://comprasnet.gov.br/acesso.asp?url=/livre/Resultado/conrelit00.asp&quot;;&quot;https://www2.comprasnet.gov.br/siasgnet-atasrp/public/pesquisarItemSRP.do?method=iniciar&amp;parametro.identificacaoCompra.numeroUasg=&quot;&amp;[.D76]&amp;&quot;&amp;parametro.identificacaoCompra.modalidadeCompra=&quot;&amp;IF([.A76]=&quot;Convite&quot;;&quot;01&quot;;IF([.A76]=&quot;Tomada de Preços&quot;;&quot;2&quot;;IF([.A76]=&quot;Concorrência&quot;;&quot;3&quot;;IF([.A76]=&quot;Concorrência Internacional&quot;;&quot;4&quot;;IF([.A76]=&quot;Pregão&quot;;&quot;5&quot;;IF([.A76]=&quot;Dispensa de Licitação&quot;;&quot;6&quot;;IF([.A76]=&quot;Inexigibilidade de Licitação&quot;;&quot;7&quot;;IF([.A76]=&quot;Concurso&quot;;&quot;20&quot;;IF([.A76]=&quot;Tomada de Preços por Técnica e Preço&quot;;&quot;22&quot;;IF([.A76]=&quot;Concorrência por Técnica e Preço&quot;;&quot;33&quot;;IF([.A76]=&quot;Concorrência Internacional por Técnica e Preço&quot;;&quot;44&quot;;&quot;&quot;)))))))))))&amp;&quot;&amp;parametro.identificacaoCompra.numeroCompra=&quot;&amp;[.F76]&amp;&quot;&amp;parametro.identificacaoCompra.anoCompra=&quot;&amp;[.G76]); [.F76]&amp;&quot;/&quot;&amp;[.G76])" office:value-type="string" office:string-value="00022/2018" calcext:value-type="string">
            <text:p>00022/2018</text:p>
          </table:table-cell>
          <table:table-cell table:style-name="ce12" table:formula="of:=IF(OR([.A76]=&quot;DISPENSA DE LICITAÇÃO&quot;;[.A76]=&quot;INEXIGIBILIDADE DE LICITAÇÃO&quot;);&quot;Sem edital devido a modalidade de licitação&quot;;HYPERLINK(&quot;http://comprasnet.gov.br/ConsultaLicitacoes/Download/Download.asp?coduasg=&quot;&amp;[.D76]&amp;&quot;&amp;numprp=&quot;&amp;[.F76]&amp;[.G76]&amp;&quot;&amp;modprp=&quot;&amp;IF([.A76]=&quot;Convite&quot;;&quot;01&quot;;IF([.A76]=&quot;Tomada de Preços&quot;;&quot;2&quot;;IF([.A76]=&quot;Concorrência&quot;;&quot;3&quot;;IF([.A76]=&quot;Concorrência Internacional&quot;;&quot;4&quot;;IF([.A76]=&quot;Pregão&quot;;&quot;5&quot;;IF([.A76]=&quot;Dispensa de Licitação&quot;;&quot;6&quot;;IF([.A76]=&quot;Inexigibilidade de Licitação&quot;;&quot;7&quot;;IF([.A76]=&quot;Concurso&quot;;&quot;20&quot;;IF([.A76]=&quot;Tomada de Preços por Técnica e Preço&quot;;&quot;22&quot;;IF([.A76]=&quot;Concorrência por Técnica e Preço&quot;;&quot;33&quot;;IF([.A76]=&quot;Concorrência Internacional por Técnica e Preço&quot;;&quot;44&quot;;&quot;&quot;)))))))))))&amp;&quot;&amp;bidbird=n&quot;;&quot;edital&quot;))" office:value-type="string" office:string-value="edital" calcext:value-type="string">
            <text:p>edital</text:p>
          </table:table-cell>
          <table:table-cell table:style-name="ce12" table:formula="of:=HYPERLINK(IF([.B76]=&quot;SISPP&quot;;&quot;http://comprasnet.gov.br/acesso.asp?url=/livre/Resultado/conrelit00.asp&quot;;&quot;https://www2.comprasnet.gov.br/siasgnet-atasrp/public/visualizarItemSRP.do?method=iniciar&amp;identificacaoCompra.numeroUasg=&quot;&amp;[.D76]&amp;&quot;&amp;identificacaoCompra.modalidadeCompra=5&amp;identificacaoCompra.numeroCompra=&quot;&amp;[.F76]&amp;&quot;&amp;identificacaoCompra.anoCompra=&quot;&amp;[.G76]&amp;&quot;&amp;numeroItem=&quot;&amp;RIGHT([.H76];3));[.H76])" office:value-type="string" office:string-value="00008" calcext:value-type="string">
            <text:p>00008</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12</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POLICROMATICA SEM PAPEL</text:p>
          </table:table-cell>
          <table:table-cell table:style-name="ce5" office:value-type="string" calcext:value-type="string">
            <text:p>SERVIÇO DE OUTSOURCING DE IMPRESSÃO (MULTIFUNCIONAL COLORIDA, A4 <text:s/>30 PPM) <text:s/>FRA NQUIA MENSAL DE IMPRESSÕES MONOCROMÁTICA: 1000 PÁGINAS <text:s/>FRANQUIA MENSAL DE IMP RESSÕES COLORIDA: 1500 PÁGINAS</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style-name="ce8" office:value-type="float" office:value="8900" calcext:value-type="float">
            <text:p>8.900,00</text:p>
          </table:table-cell>
          <table:table-cell table:style-name="ce8" office:value-type="float" office:value="26700" calcext:value-type="float">
            <text:p>26.700,00</text:p>
          </table:table-cell>
          <table:table-cell table:style-name="ce12" table:formula="of:=HYPERLINK(IF([.B77]=&quot;SISPP&quot;;&quot;http://comprasnet.gov.br/acesso.asp?url=/livre/Resultado/conrelit00.asp&quot;;&quot;https://www2.comprasnet.gov.br/siasgnet-atasrp/public/pesquisarItemSRP.do?method=iniciar&amp;parametro.identificacaoCompra.numeroUasg=&quot;&amp;[.D77]&amp;&quot;&amp;parametro.identificacaoCompra.modalidadeCompra=&quot;&amp;IF([.A77]=&quot;Convite&quot;;&quot;01&quot;;IF([.A77]=&quot;Tomada de Preços&quot;;&quot;2&quot;;IF([.A77]=&quot;Concorrência&quot;;&quot;3&quot;;IF([.A77]=&quot;Concorrência Internacional&quot;;&quot;4&quot;;IF([.A77]=&quot;Pregão&quot;;&quot;5&quot;;IF([.A77]=&quot;Dispensa de Licitação&quot;;&quot;6&quot;;IF([.A77]=&quot;Inexigibilidade de Licitação&quot;;&quot;7&quot;;IF([.A77]=&quot;Concurso&quot;;&quot;20&quot;;IF([.A77]=&quot;Tomada de Preços por Técnica e Preço&quot;;&quot;22&quot;;IF([.A77]=&quot;Concorrência por Técnica e Preço&quot;;&quot;33&quot;;IF([.A77]=&quot;Concorrência Internacional por Técnica e Preço&quot;;&quot;44&quot;;&quot;&quot;)))))))))))&amp;&quot;&amp;parametro.identificacaoCompra.numeroCompra=&quot;&amp;[.F77]&amp;&quot;&amp;parametro.identificacaoCompra.anoCompra=&quot;&amp;[.G77]); [.F77]&amp;&quot;/&quot;&amp;[.G77])" office:value-type="string" office:string-value="00022/2018" calcext:value-type="string">
            <text:p>00022/2018</text:p>
          </table:table-cell>
          <table:table-cell table:style-name="ce12" table:formula="of:=IF(OR([.A77]=&quot;DISPENSA DE LICITAÇÃO&quot;;[.A77]=&quot;INEXIGIBILIDADE DE LICITAÇÃO&quot;);&quot;Sem edital devido a modalidade de licitação&quot;;HYPERLINK(&quot;http://comprasnet.gov.br/ConsultaLicitacoes/Download/Download.asp?coduasg=&quot;&amp;[.D77]&amp;&quot;&amp;numprp=&quot;&amp;[.F77]&amp;[.G77]&amp;&quot;&amp;modprp=&quot;&amp;IF([.A77]=&quot;Convite&quot;;&quot;01&quot;;IF([.A77]=&quot;Tomada de Preços&quot;;&quot;2&quot;;IF([.A77]=&quot;Concorrência&quot;;&quot;3&quot;;IF([.A77]=&quot;Concorrência Internacional&quot;;&quot;4&quot;;IF([.A77]=&quot;Pregão&quot;;&quot;5&quot;;IF([.A77]=&quot;Dispensa de Licitação&quot;;&quot;6&quot;;IF([.A77]=&quot;Inexigibilidade de Licitação&quot;;&quot;7&quot;;IF([.A77]=&quot;Concurso&quot;;&quot;20&quot;;IF([.A77]=&quot;Tomada de Preços por Técnica e Preço&quot;;&quot;22&quot;;IF([.A77]=&quot;Concorrência por Técnica e Preço&quot;;&quot;33&quot;;IF([.A77]=&quot;Concorrência Internacional por Técnica e Preço&quot;;&quot;44&quot;;&quot;&quot;)))))))))))&amp;&quot;&amp;bidbird=n&quot;;&quot;edital&quot;))" office:value-type="string" office:string-value="edital" calcext:value-type="string">
            <text:p>edital</text:p>
          </table:table-cell>
          <table:table-cell table:style-name="ce12" table:formula="of:=HYPERLINK(IF([.B77]=&quot;SISPP&quot;;&quot;http://comprasnet.gov.br/acesso.asp?url=/livre/Resultado/conrelit00.asp&quot;;&quot;https://www2.comprasnet.gov.br/siasgnet-atasrp/public/visualizarItemSRP.do?method=iniciar&amp;identificacaoCompra.numeroUasg=&quot;&amp;[.D77]&amp;&quot;&amp;identificacaoCompra.modalidadeCompra=5&amp;identificacaoCompra.numeroCompra=&quot;&amp;[.F77]&amp;&quot;&amp;identificacaoCompra.anoCompra=&quot;&amp;[.G77]&amp;&quot;&amp;numeroItem=&quot;&amp;RIGHT([.H77];3));[.H77])" office:value-type="string" office:string-value="00012" calcext:value-type="string">
            <text:p>00012</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I</text:p>
          </table:table-cell>
          <table:table-cell table:style-name="ce4" office:value-type="string" calcext:value-type="string">
            <text:p>154048</text:p>
          </table:table-cell>
          <table:table-cell table:style-name="ce5" office:value-type="string" calcext:value-type="string">
            <text:p>FUNDACAO UNIVERSIDADE FEDERAL DO PIAUI</text:p>
          </table:table-cell>
          <table:table-cell table:style-name="ce4" office:value-type="string" calcext:value-type="string">
            <text:p>00022</text:p>
          </table:table-cell>
          <table:table-cell table:style-name="ce4" office:value-type="string" calcext:value-type="string">
            <text:p>2018</text:p>
          </table:table-cell>
          <table:table-cell table:style-name="ce4" office:value-type="string" calcext:value-type="string">
            <text:p>00015</text:p>
          </table:table-cell>
          <table:table-cell table:style-name="ce5" office:value-type="string" calcext:value-type="string">
            <text:p>Objeto: Pregão Eletrônico - <text:s/>Registro de Preços para contratação de solução para impressão com fornecimento de equipamentos, sistema de gerenciamento de impressões, manutenção preventiva e corretiva dos equipamentos com substituição de peças, componentes e materiais utilizados na manutenção, <text:s/>fornecimento dos suprimentos para impressão e sistema de controle de cotas com autenticação, de acordo com as especificações, condições, quantidades e exigências estabelecidas no Edital e anexos.</text:p>
          </table:table-cell>
          <table:table-cell table:style-name="ce5" office:value-type="string" calcext:value-type="string">
            <text:p>OUTSOURCING DE IMPRESSAO - LOCACAO PAGINAS IMPRESSAS A4 POLICROMATICA SEM PAPEL</text:p>
          </table:table-cell>
          <table:table-cell table:style-name="ce5" office:value-type="string" calcext:value-type="string">
            <text:p>SERVIÇO DE OUTSOURCING DE IMPRESSÃO (MULTIFUNCIONAL COLORIDA, A4 <text:s/>30 PPM) <text:s/>FRA NQUIA MENSAL DE IMPRESSÕES MONOCROMÁTICA: 1000 PÁGINAS <text:s/>FRANQUIA MENSAL DE IMP RESSÕES COLORIDA: 1500 PÁGINAS</text:p>
          </table:table-cell>
          <table:table-cell table:style-name="ce4" office:value-type="string" calcext:value-type="string">
            <text:p>15/08/2018</text:p>
          </table:table-cell>
          <table:table-cell table:style-name="ce4" office:value-type="string" calcext:value-type="string">
            <text:p>04/09/2018</text:p>
          </table:table-cell>
          <table:table-cell table:style-name="ce4" office:value-type="string" calcext:value-type="string">
            <text:p>17/08/2019</text:p>
          </table:table-cell>
          <table:table-cell table:style-name="ce4" office:value-type="string" calcext:value-type="string">
            <text:p>SERVIÇO/ANO</text:p>
          </table:table-cell>
          <table:table-cell table:number-columns-repeated="2" table:style-name="ce8" office:value-type="float" office:value="10700" calcext:value-type="float">
            <text:p>10.700,00</text:p>
          </table:table-cell>
          <table:table-cell table:style-name="ce12" table:formula="of:=HYPERLINK(IF([.B78]=&quot;SISPP&quot;;&quot;http://comprasnet.gov.br/acesso.asp?url=/livre/Resultado/conrelit00.asp&quot;;&quot;https://www2.comprasnet.gov.br/siasgnet-atasrp/public/pesquisarItemSRP.do?method=iniciar&amp;parametro.identificacaoCompra.numeroUasg=&quot;&amp;[.D78]&amp;&quot;&amp;parametro.identificacaoCompra.modalidadeCompra=&quot;&amp;IF([.A78]=&quot;Convite&quot;;&quot;01&quot;;IF([.A78]=&quot;Tomada de Preços&quot;;&quot;2&quot;;IF([.A78]=&quot;Concorrência&quot;;&quot;3&quot;;IF([.A78]=&quot;Concorrência Internacional&quot;;&quot;4&quot;;IF([.A78]=&quot;Pregão&quot;;&quot;5&quot;;IF([.A78]=&quot;Dispensa de Licitação&quot;;&quot;6&quot;;IF([.A78]=&quot;Inexigibilidade de Licitação&quot;;&quot;7&quot;;IF([.A78]=&quot;Concurso&quot;;&quot;20&quot;;IF([.A78]=&quot;Tomada de Preços por Técnica e Preço&quot;;&quot;22&quot;;IF([.A78]=&quot;Concorrência por Técnica e Preço&quot;;&quot;33&quot;;IF([.A78]=&quot;Concorrência Internacional por Técnica e Preço&quot;;&quot;44&quot;;&quot;&quot;)))))))))))&amp;&quot;&amp;parametro.identificacaoCompra.numeroCompra=&quot;&amp;[.F78]&amp;&quot;&amp;parametro.identificacaoCompra.anoCompra=&quot;&amp;[.G78]); [.F78]&amp;&quot;/&quot;&amp;[.G78])" office:value-type="string" office:string-value="00022/2018" calcext:value-type="string">
            <text:p>00022/2018</text:p>
          </table:table-cell>
          <table:table-cell table:style-name="ce12" table:formula="of:=IF(OR([.A78]=&quot;DISPENSA DE LICITAÇÃO&quot;;[.A78]=&quot;INEXIGIBILIDADE DE LICITAÇÃO&quot;);&quot;Sem edital devido a modalidade de licitação&quot;;HYPERLINK(&quot;http://comprasnet.gov.br/ConsultaLicitacoes/Download/Download.asp?coduasg=&quot;&amp;[.D78]&amp;&quot;&amp;numprp=&quot;&amp;[.F78]&amp;[.G78]&amp;&quot;&amp;modprp=&quot;&amp;IF([.A78]=&quot;Convite&quot;;&quot;01&quot;;IF([.A78]=&quot;Tomada de Preços&quot;;&quot;2&quot;;IF([.A78]=&quot;Concorrência&quot;;&quot;3&quot;;IF([.A78]=&quot;Concorrência Internacional&quot;;&quot;4&quot;;IF([.A78]=&quot;Pregão&quot;;&quot;5&quot;;IF([.A78]=&quot;Dispensa de Licitação&quot;;&quot;6&quot;;IF([.A78]=&quot;Inexigibilidade de Licitação&quot;;&quot;7&quot;;IF([.A78]=&quot;Concurso&quot;;&quot;20&quot;;IF([.A78]=&quot;Tomada de Preços por Técnica e Preço&quot;;&quot;22&quot;;IF([.A78]=&quot;Concorrência por Técnica e Preço&quot;;&quot;33&quot;;IF([.A78]=&quot;Concorrência Internacional por Técnica e Preço&quot;;&quot;44&quot;;&quot;&quot;)))))))))))&amp;&quot;&amp;bidbird=n&quot;;&quot;edital&quot;))" office:value-type="string" office:string-value="edital" calcext:value-type="string">
            <text:p>edital</text:p>
          </table:table-cell>
          <table:table-cell table:style-name="ce12" table:formula="of:=HYPERLINK(IF([.B78]=&quot;SISPP&quot;;&quot;http://comprasnet.gov.br/acesso.asp?url=/livre/Resultado/conrelit00.asp&quot;;&quot;https://www2.comprasnet.gov.br/siasgnet-atasrp/public/visualizarItemSRP.do?method=iniciar&amp;identificacaoCompra.numeroUasg=&quot;&amp;[.D78]&amp;&quot;&amp;identificacaoCompra.modalidadeCompra=5&amp;identificacaoCompra.numeroCompra=&quot;&amp;[.F78]&amp;&quot;&amp;identificacaoCompra.anoCompra=&quot;&amp;[.G78]&amp;&quot;&amp;numeroItem=&quot;&amp;RIGHT([.H78];3));[.H78])" office:value-type="string" office:string-value="00015" calcext:value-type="string">
            <text:p>00015</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SP</text:p>
          </table:table-cell>
          <table:table-cell table:style-name="ce4" office:value-type="string" calcext:value-type="string">
            <text:p>158566</text:p>
          </table:table-cell>
          <table:table-cell table:style-name="ce5" office:value-type="string" calcext:value-type="string">
            <text:p>INST.FED.DE EDUC.,C.E TEC DE SP/CAMPUS SUZANO</text:p>
          </table:table-cell>
          <table:table-cell table:style-name="ce4" office:value-type="string" calcext:value-type="string">
            <text:p>12566</text:p>
          </table:table-cell>
          <table:table-cell table:style-name="ce4" office:value-type="string" calcext:value-type="string">
            <text:p>2018</text:p>
          </table:table-cell>
          <table:table-cell table:style-name="ce4" office:value-type="string" calcext:value-type="string">
            <text:p>00002</text:p>
          </table:table-cell>
          <table:table-cell table:style-name="ce5" office:value-type="string" calcext:value-type="string">
            <text:p>Objeto: Pregão Eletrônico - <text:s/>Contratação de empresa especializada na prestação de serviços de outsourcing de impressão com franquia de cópias mensais, com fornecimento de equipamentos, sistema de gerenciamento de impressões efetivamente realizadas, manutenção preventiva e corretiva dos equipamentos com substituição de peças, componentes e materiais utilizados na manutenção e fornecimento de insumos originais, exceto papel, integrada a sistemas corporativos e à rede do Instituto Federal de Educação, Ciência e Tec</text:p>
          </table:table-cell>
          <table:table-cell table:style-name="ce5" office:value-type="string" calcext:value-type="string">
            <text:p>OUTSOURCING DE IMPRESSAO - PAGINAS A3 - MONOCROMATICO - EXCEDENTE A FRANQUIA SEM PAPEL</text:p>
          </table:table-cell>
          <table:table-cell table:style-name="ce5" office:value-type="string" calcext:value-type="string">
            <text:p>EXCEDENTE - CÓPIA/IMPRESSÃO TAMANHOS A3 OU A4 <text:s/>MONOCROMÁTICAS</text:p>
          </table:table-cell>
          <table:table-cell table:number-columns-repeated="2" table:style-name="ce4" office:value-type="string" calcext:value-type="string">
            <text:p>06/12/2018</text:p>
          </table:table-cell>
          <table:table-cell table:style-name="ce4" office:value-type="string" calcext:value-type="string">
            <text:p>--</text:p>
          </table:table-cell>
          <table:table-cell table:style-name="ce4" office:value-type="string" calcext:value-type="string">
            <text:p>PÁGINA</text:p>
          </table:table-cell>
          <table:table-cell table:style-name="ce8" office:value-type="float" office:value="0.09" calcext:value-type="float">
            <text:p>0,09</text:p>
          </table:table-cell>
          <table:table-cell table:style-name="ce8" office:value-type="float" office:value="5340" calcext:value-type="float">
            <text:p>5.340,00</text:p>
          </table:table-cell>
          <table:table-cell table:style-name="ce12" table:formula="of:=HYPERLINK(IF([.B79]=&quot;SISPP&quot;;&quot;http://comprasnet.gov.br/acesso.asp?url=/livre/Resultado/conrelit00.asp&quot;;&quot;https://www2.comprasnet.gov.br/siasgnet-atasrp/public/pesquisarItemSRP.do?method=iniciar&amp;parametro.identificacaoCompra.numeroUasg=&quot;&amp;[.D79]&amp;&quot;&amp;parametro.identificacaoCompra.modalidadeCompra=&quot;&amp;IF([.A79]=&quot;Convite&quot;;&quot;01&quot;;IF([.A79]=&quot;Tomada de Preços&quot;;&quot;2&quot;;IF([.A79]=&quot;Concorrência&quot;;&quot;3&quot;;IF([.A79]=&quot;Concorrência Internacional&quot;;&quot;4&quot;;IF([.A79]=&quot;Pregão&quot;;&quot;5&quot;;IF([.A79]=&quot;Dispensa de Licitação&quot;;&quot;6&quot;;IF([.A79]=&quot;Inexigibilidade de Licitação&quot;;&quot;7&quot;;IF([.A79]=&quot;Concurso&quot;;&quot;20&quot;;IF([.A79]=&quot;Tomada de Preços por Técnica e Preço&quot;;&quot;22&quot;;IF([.A79]=&quot;Concorrência por Técnica e Preço&quot;;&quot;33&quot;;IF([.A79]=&quot;Concorrência Internacional por Técnica e Preço&quot;;&quot;44&quot;;&quot;&quot;)))))))))))&amp;&quot;&amp;parametro.identificacaoCompra.numeroCompra=&quot;&amp;[.F79]&amp;&quot;&amp;parametro.identificacaoCompra.anoCompra=&quot;&amp;[.G79]); [.F79]&amp;&quot;/&quot;&amp;[.G79])" office:value-type="string" office:string-value="12566/2018" calcext:value-type="string">
            <text:p>12566/2018</text:p>
          </table:table-cell>
          <table:table-cell table:style-name="ce12" table:formula="of:=IF(OR([.A79]=&quot;DISPENSA DE LICITAÇÃO&quot;;[.A79]=&quot;INEXIGIBILIDADE DE LICITAÇÃO&quot;);&quot;Sem edital devido a modalidade de licitação&quot;;HYPERLINK(&quot;http://comprasnet.gov.br/ConsultaLicitacoes/Download/Download.asp?coduasg=&quot;&amp;[.D79]&amp;&quot;&amp;numprp=&quot;&amp;[.F79]&amp;[.G79]&amp;&quot;&amp;modprp=&quot;&amp;IF([.A79]=&quot;Convite&quot;;&quot;01&quot;;IF([.A79]=&quot;Tomada de Preços&quot;;&quot;2&quot;;IF([.A79]=&quot;Concorrência&quot;;&quot;3&quot;;IF([.A79]=&quot;Concorrência Internacional&quot;;&quot;4&quot;;IF([.A79]=&quot;Pregão&quot;;&quot;5&quot;;IF([.A79]=&quot;Dispensa de Licitação&quot;;&quot;6&quot;;IF([.A79]=&quot;Inexigibilidade de Licitação&quot;;&quot;7&quot;;IF([.A79]=&quot;Concurso&quot;;&quot;20&quot;;IF([.A79]=&quot;Tomada de Preços por Técnica e Preço&quot;;&quot;22&quot;;IF([.A79]=&quot;Concorrência por Técnica e Preço&quot;;&quot;33&quot;;IF([.A79]=&quot;Concorrência Internacional por Técnica e Preço&quot;;&quot;44&quot;;&quot;&quot;)))))))))))&amp;&quot;&amp;bidbird=n&quot;;&quot;edital&quot;))" office:value-type="string" office:string-value="edital" calcext:value-type="string">
            <text:p>edital</text:p>
          </table:table-cell>
          <table:table-cell table:style-name="ce12" table:formula="of:=HYPERLINK(IF([.B79]=&quot;SISPP&quot;;&quot;http://comprasnet.gov.br/acesso.asp?url=/livre/Resultado/conrelit00.asp&quot;;&quot;https://www2.comprasnet.gov.br/siasgnet-atasrp/public/visualizarItemSRP.do?method=iniciar&amp;identificacaoCompra.numeroUasg=&quot;&amp;[.D79]&amp;&quot;&amp;identificacaoCompra.modalidadeCompra=5&amp;identificacaoCompra.numeroCompra=&quot;&amp;[.F79]&amp;&quot;&amp;identificacaoCompra.anoCompra=&quot;&amp;[.G79]&amp;&quot;&amp;numeroItem=&quot;&amp;RIGHT([.H79];3));[.H79])" office:value-type="string" office:string-value="00002" calcext:value-type="string">
            <text:p>00002</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DF</text:p>
          </table:table-cell>
          <table:table-cell table:style-name="ce4" office:value-type="string" calcext:value-type="string">
            <text:p>390004</text:p>
          </table:table-cell>
          <table:table-cell table:style-name="ce5" office:value-type="string" calcext:value-type="string">
            <text:p>COORD.GERAL DE RECURSOS LOGÍSTICOS</text:p>
          </table:table-cell>
          <table:table-cell table:style-name="ce4" office:value-type="string" calcext:value-type="string">
            <text:p>00016</text:p>
          </table:table-cell>
          <table:table-cell table:style-name="ce4" office:value-type="string" calcext:value-type="string">
            <text:p>2018</text:p>
          </table:table-cell>
          <table:table-cell table:style-name="ce4" office:value-type="string" calcext:value-type="string">
            <text:p>00010</text:p>
          </table:table-cell>
          <table:table-cell table:style-name="ce5" office:value-type="string" calcext:value-type="string">
            <text:p>Objeto: Pregão Eletrônico - <text:s/>Solução integrada de Outsourcing de impressão, digitalização e cópia, em regime de empreitada por preço unitário contemplando os seguintes <text:s/>serviços: fornec. de equip. do tipo <text:s/>impressoras multifuncionais <text:s text:c="2"/>serv. de instalação, config., garantia e manutenção <text:s/>fornec. de suprimentos e <text:s/>consumíveis (exceto papel) <text:s/>fornec. de solução (software e hardware) de administração da solução (gerenciamento e impressão e bilhetagem); e solução de digitalização e ORC.</text:p>
          </table:table-cell>
          <table:table-cell table:style-name="ce5" office:value-type="string" calcext:value-type="string">
            <text:p>OUTSOURCING DE IMPRESSAO - PAGINAS A3 - MONOCROMATICO - EXCEDENTE A FRANQUIA SEM PAPEL</text:p>
          </table:table-cell>
          <table:table-cell table:style-name="ce5" office:value-type="string" calcext:value-type="string">
            <text:p>IMPRESSÃO A4 E A3 NO EQUIPAMENTO T5 - GRANDES VOLUMES</text:p>
          </table:table-cell>
          <table:table-cell table:style-name="ce4" office:value-type="string" calcext:value-type="string">
            <text:p>18/12/2018</text:p>
          </table:table-cell>
          <table:table-cell table:style-name="ce4" office:value-type="string" calcext:value-type="string">
            <text:p>20/12/2018</text:p>
          </table:table-cell>
          <table:table-cell table:style-name="ce4" office:value-type="string" calcext:value-type="string">
            <text:p>28/12/2019</text:p>
          </table:table-cell>
          <table:table-cell table:style-name="ce4" office:value-type="string" calcext:value-type="string">
            <text:p>PÁGINA</text:p>
          </table:table-cell>
          <table:table-cell table:style-name="ce8" office:value-type="float" office:value="0.06" calcext:value-type="float">
            <text:p>0,06</text:p>
          </table:table-cell>
          <table:table-cell table:style-name="ce8" office:value-type="float" office:value="13300.32" calcext:value-type="float">
            <text:p>13.300,32</text:p>
          </table:table-cell>
          <table:table-cell table:style-name="ce12" table:formula="of:=HYPERLINK(IF([.B80]=&quot;SISPP&quot;;&quot;http://comprasnet.gov.br/acesso.asp?url=/livre/Resultado/conrelit00.asp&quot;;&quot;https://www2.comprasnet.gov.br/siasgnet-atasrp/public/pesquisarItemSRP.do?method=iniciar&amp;parametro.identificacaoCompra.numeroUasg=&quot;&amp;[.D80]&amp;&quot;&amp;parametro.identificacaoCompra.modalidadeCompra=&quot;&amp;IF([.A80]=&quot;Convite&quot;;&quot;01&quot;;IF([.A80]=&quot;Tomada de Preços&quot;;&quot;2&quot;;IF([.A80]=&quot;Concorrência&quot;;&quot;3&quot;;IF([.A80]=&quot;Concorrência Internacional&quot;;&quot;4&quot;;IF([.A80]=&quot;Pregão&quot;;&quot;5&quot;;IF([.A80]=&quot;Dispensa de Licitação&quot;;&quot;6&quot;;IF([.A80]=&quot;Inexigibilidade de Licitação&quot;;&quot;7&quot;;IF([.A80]=&quot;Concurso&quot;;&quot;20&quot;;IF([.A80]=&quot;Tomada de Preços por Técnica e Preço&quot;;&quot;22&quot;;IF([.A80]=&quot;Concorrência por Técnica e Preço&quot;;&quot;33&quot;;IF([.A80]=&quot;Concorrência Internacional por Técnica e Preço&quot;;&quot;44&quot;;&quot;&quot;)))))))))))&amp;&quot;&amp;parametro.identificacaoCompra.numeroCompra=&quot;&amp;[.F80]&amp;&quot;&amp;parametro.identificacaoCompra.anoCompra=&quot;&amp;[.G80]); [.F80]&amp;&quot;/&quot;&amp;[.G80])" office:value-type="string" office:string-value="00016/2018" calcext:value-type="string">
            <text:p>00016/2018</text:p>
          </table:table-cell>
          <table:table-cell table:style-name="ce12" table:formula="of:=IF(OR([.A80]=&quot;DISPENSA DE LICITAÇÃO&quot;;[.A80]=&quot;INEXIGIBILIDADE DE LICITAÇÃO&quot;);&quot;Sem edital devido a modalidade de licitação&quot;;HYPERLINK(&quot;http://comprasnet.gov.br/ConsultaLicitacoes/Download/Download.asp?coduasg=&quot;&amp;[.D80]&amp;&quot;&amp;numprp=&quot;&amp;[.F80]&amp;[.G80]&amp;&quot;&amp;modprp=&quot;&amp;IF([.A80]=&quot;Convite&quot;;&quot;01&quot;;IF([.A80]=&quot;Tomada de Preços&quot;;&quot;2&quot;;IF([.A80]=&quot;Concorrência&quot;;&quot;3&quot;;IF([.A80]=&quot;Concorrência Internacional&quot;;&quot;4&quot;;IF([.A80]=&quot;Pregão&quot;;&quot;5&quot;;IF([.A80]=&quot;Dispensa de Licitação&quot;;&quot;6&quot;;IF([.A80]=&quot;Inexigibilidade de Licitação&quot;;&quot;7&quot;;IF([.A80]=&quot;Concurso&quot;;&quot;20&quot;;IF([.A80]=&quot;Tomada de Preços por Técnica e Preço&quot;;&quot;22&quot;;IF([.A80]=&quot;Concorrência por Técnica e Preço&quot;;&quot;33&quot;;IF([.A80]=&quot;Concorrência Internacional por Técnica e Preço&quot;;&quot;44&quot;;&quot;&quot;)))))))))))&amp;&quot;&amp;bidbird=n&quot;;&quot;edital&quot;))" office:value-type="string" office:string-value="edital" calcext:value-type="string">
            <text:p>edital</text:p>
          </table:table-cell>
          <table:table-cell table:style-name="ce12" table:formula="of:=HYPERLINK(IF([.B80]=&quot;SISPP&quot;;&quot;http://comprasnet.gov.br/acesso.asp?url=/livre/Resultado/conrelit00.asp&quot;;&quot;https://www2.comprasnet.gov.br/siasgnet-atasrp/public/visualizarItemSRP.do?method=iniciar&amp;identificacaoCompra.numeroUasg=&quot;&amp;[.D80]&amp;&quot;&amp;identificacaoCompra.modalidadeCompra=5&amp;identificacaoCompra.numeroCompra=&quot;&amp;[.F80]&amp;&quot;&amp;identificacaoCompra.anoCompra=&quot;&amp;[.G80]&amp;&quot;&amp;numeroItem=&quot;&amp;RIGHT([.H80];3));[.H80])" office:value-type="string" office:string-value="00010" calcext:value-type="string">
            <text:p>00010</text:p>
          </table:table-cell>
          <table:table-cell table:number-columns-repeated="1004"/>
        </table:table-row>
        <table:table-row table:style-name="ro7">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RR</text:p>
          </table:table-cell>
          <table:table-cell table:style-name="ce4" office:value-type="string" calcext:value-type="string">
            <text:p>257052</text:p>
          </table:table-cell>
          <table:table-cell table:style-name="ce5" office:value-type="string" calcext:value-type="string">
            <text:p>DISTRITO SANIT.ESP.INDÍGENA - YANOMAMI</text:p>
          </table:table-cell>
          <table:table-cell table:style-name="ce4" office:value-type="string" calcext:value-type="string">
            <text:p>00005</text:p>
          </table:table-cell>
          <table:table-cell table:style-name="ce4" office:value-type="string" calcext:value-type="string">
            <text:p>2019</text:p>
          </table:table-cell>
          <table:table-cell table:style-name="ce4" office:value-type="string" calcext:value-type="string">
            <text:p>00002</text:p>
          </table:table-cell>
          <table:table-cell table:style-name="ce5" office:value-type="string" calcext:value-type="string">
            <text:p>Objeto: Pregão Eletrônico - <text:s/>Registro de preços para contratação de solução de reprodução (outsourcing de impressão) de documentos monocromáticos e policromáticas para imagens e textos, de acordo com as condições e especificações constantes no Termo de Referência e em seus respectivos Apêndices, para suprir necessidades do DSEI YANOMAMI, sua respectiva CASAI <text:s/>e Subdistritos.</text:p>
          </table:table-cell>
          <table:table-cell table:style-name="ce5" office:value-type="string" calcext:value-type="string">
            <text:p>OUTSOURCING DE IMPRESSAO - PAGINAS A3 - POLICROMATICO - EXCEEXCEDENTE A FRANQUIA - SEM PAPEL</text:p>
          </table:table-cell>
          <table:table-cell table:style-name="ce5" office:value-type="string" calcext:value-type="string">
            <text:p>IMPRESSÃO A3 COLORIDA.</text:p>
          </table:table-cell>
          <table:table-cell table:number-columns-repeated="2" table:style-name="ce4" office:value-type="string" calcext:value-type="string">
            <text:p>25/04/2019</text:p>
          </table:table-cell>
          <table:table-cell table:style-name="ce4" office:value-type="string" calcext:value-type="string">
            <text:p>--</text:p>
          </table:table-cell>
          <table:table-cell table:style-name="ce4" office:value-type="string" calcext:value-type="string">
            <text:p>CÓPIA</text:p>
          </table:table-cell>
          <table:table-cell table:style-name="ce8" office:value-type="float" office:value="0.61" calcext:value-type="float">
            <text:p>0,61</text:p>
          </table:table-cell>
          <table:table-cell table:style-name="ce8" office:value-type="float" office:value="3050" calcext:value-type="float">
            <text:p>3.050,00</text:p>
          </table:table-cell>
          <table:table-cell table:style-name="ce12" table:formula="of:=HYPERLINK(IF([.B81]=&quot;SISPP&quot;;&quot;http://comprasnet.gov.br/acesso.asp?url=/livre/Resultado/conrelit00.asp&quot;;&quot;https://www2.comprasnet.gov.br/siasgnet-atasrp/public/pesquisarItemSRP.do?method=iniciar&amp;parametro.identificacaoCompra.numeroUasg=&quot;&amp;[.D81]&amp;&quot;&amp;parametro.identificacaoCompra.modalidadeCompra=&quot;&amp;IF([.A81]=&quot;Convite&quot;;&quot;01&quot;;IF([.A81]=&quot;Tomada de Preços&quot;;&quot;2&quot;;IF([.A81]=&quot;Concorrência&quot;;&quot;3&quot;;IF([.A81]=&quot;Concorrência Internacional&quot;;&quot;4&quot;;IF([.A81]=&quot;Pregão&quot;;&quot;5&quot;;IF([.A81]=&quot;Dispensa de Licitação&quot;;&quot;6&quot;;IF([.A81]=&quot;Inexigibilidade de Licitação&quot;;&quot;7&quot;;IF([.A81]=&quot;Concurso&quot;;&quot;20&quot;;IF([.A81]=&quot;Tomada de Preços por Técnica e Preço&quot;;&quot;22&quot;;IF([.A81]=&quot;Concorrência por Técnica e Preço&quot;;&quot;33&quot;;IF([.A81]=&quot;Concorrência Internacional por Técnica e Preço&quot;;&quot;44&quot;;&quot;&quot;)))))))))))&amp;&quot;&amp;parametro.identificacaoCompra.numeroCompra=&quot;&amp;[.F81]&amp;&quot;&amp;parametro.identificacaoCompra.anoCompra=&quot;&amp;[.G81]); [.F81]&amp;&quot;/&quot;&amp;[.G81])" office:value-type="string" office:string-value="00005/2019" calcext:value-type="string">
            <text:p>00005/2019</text:p>
          </table:table-cell>
          <table:table-cell table:style-name="ce12" table:formula="of:=IF(OR([.A81]=&quot;DISPENSA DE LICITAÇÃO&quot;;[.A81]=&quot;INEXIGIBILIDADE DE LICITAÇÃO&quot;);&quot;Sem edital devido a modalidade de licitação&quot;;HYPERLINK(&quot;http://comprasnet.gov.br/ConsultaLicitacoes/Download/Download.asp?coduasg=&quot;&amp;[.D81]&amp;&quot;&amp;numprp=&quot;&amp;[.F81]&amp;[.G81]&amp;&quot;&amp;modprp=&quot;&amp;IF([.A81]=&quot;Convite&quot;;&quot;01&quot;;IF([.A81]=&quot;Tomada de Preços&quot;;&quot;2&quot;;IF([.A81]=&quot;Concorrência&quot;;&quot;3&quot;;IF([.A81]=&quot;Concorrência Internacional&quot;;&quot;4&quot;;IF([.A81]=&quot;Pregão&quot;;&quot;5&quot;;IF([.A81]=&quot;Dispensa de Licitação&quot;;&quot;6&quot;;IF([.A81]=&quot;Inexigibilidade de Licitação&quot;;&quot;7&quot;;IF([.A81]=&quot;Concurso&quot;;&quot;20&quot;;IF([.A81]=&quot;Tomada de Preços por Técnica e Preço&quot;;&quot;22&quot;;IF([.A81]=&quot;Concorrência por Técnica e Preço&quot;;&quot;33&quot;;IF([.A81]=&quot;Concorrência Internacional por Técnica e Preço&quot;;&quot;44&quot;;&quot;&quot;)))))))))))&amp;&quot;&amp;bidbird=n&quot;;&quot;edital&quot;))" office:value-type="string" office:string-value="edital" calcext:value-type="string">
            <text:p>edital</text:p>
          </table:table-cell>
          <table:table-cell table:style-name="ce12" table:formula="of:=HYPERLINK(IF([.B81]=&quot;SISPP&quot;;&quot;http://comprasnet.gov.br/acesso.asp?url=/livre/Resultado/conrelit00.asp&quot;;&quot;https://www2.comprasnet.gov.br/siasgnet-atasrp/public/visualizarItemSRP.do?method=iniciar&amp;identificacaoCompra.numeroUasg=&quot;&amp;[.D81]&amp;&quot;&amp;identificacaoCompra.modalidadeCompra=5&amp;identificacaoCompra.numeroCompra=&quot;&amp;[.F81]&amp;&quot;&amp;identificacaoCompra.anoCompra=&quot;&amp;[.G81]&amp;&quot;&amp;numeroItem=&quot;&amp;RIGHT([.H81];3));[.H81])" office:value-type="string" office:string-value="00002" calcext:value-type="string">
            <text:p>00002</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DF</text:p>
          </table:table-cell>
          <table:table-cell table:style-name="ce4" office:value-type="string" calcext:value-type="string">
            <text:p>390004</text:p>
          </table:table-cell>
          <table:table-cell table:style-name="ce5" office:value-type="string" calcext:value-type="string">
            <text:p>COORD.GERAL DE RECURSOS LOGÍSTICOS</text:p>
          </table:table-cell>
          <table:table-cell table:style-name="ce4" office:value-type="string" calcext:value-type="string">
            <text:p>00016</text:p>
          </table:table-cell>
          <table:table-cell table:style-name="ce4" office:value-type="string" calcext:value-type="string">
            <text:p>2018</text:p>
          </table:table-cell>
          <table:table-cell table:style-name="ce4" office:value-type="string" calcext:value-type="string">
            <text:p>00008</text:p>
          </table:table-cell>
          <table:table-cell table:style-name="ce5" office:value-type="string" calcext:value-type="string">
            <text:p>Objeto: Pregão Eletrônico - <text:s/>Solução integrada de Outsourcing de impressão, digitalização e cópia, em regime de empreitada por preço unitário contemplando os seguintes <text:s/>serviços: fornec. de equip. do tipo <text:s/>impressoras multifuncionais <text:s text:c="2"/>serv. de instalação, config., garantia e manutenção <text:s/>fornec. de suprimentos e <text:s/>consumíveis (exceto papel) <text:s/>fornec. de solução (software e hardware) de administração da solução (gerenciamento e impressão e bilhetagem); e solução de digitalização e ORC.</text:p>
          </table:table-cell>
          <table:table-cell table:style-name="ce5" office:value-type="string" calcext:value-type="string">
            <text:p>OUTSOURCING DE IMPRESSAO - PAGINAS A3 - POLICROMATICO - EXCEEXCEDENTE A FRANQUIA - SEM PAPEL</text:p>
          </table:table-cell>
          <table:table-cell table:style-name="ce5" office:value-type="string" calcext:value-type="string">
            <text:p>IMPRESSÃO A3 NO EQUIPAMENTO T4</text:p>
          </table:table-cell>
          <table:table-cell table:style-name="ce4" office:value-type="string" calcext:value-type="string">
            <text:p>18/12/2018</text:p>
          </table:table-cell>
          <table:table-cell table:style-name="ce4" office:value-type="string" calcext:value-type="string">
            <text:p>20/12/2018</text:p>
          </table:table-cell>
          <table:table-cell table:style-name="ce4" office:value-type="string" calcext:value-type="string">
            <text:p>28/12/2019</text:p>
          </table:table-cell>
          <table:table-cell table:style-name="ce4" office:value-type="string" calcext:value-type="string">
            <text:p>PÁGINA</text:p>
          </table:table-cell>
          <table:table-cell table:style-name="ce8" office:value-type="float" office:value="0.32" calcext:value-type="float">
            <text:p>0,32</text:p>
          </table:table-cell>
          <table:table-cell table:style-name="ce8" office:value-type="float" office:value="28618.92" calcext:value-type="float">
            <text:p>28.618,92</text:p>
          </table:table-cell>
          <table:table-cell table:style-name="ce12" table:formula="of:=HYPERLINK(IF([.B82]=&quot;SISPP&quot;;&quot;http://comprasnet.gov.br/acesso.asp?url=/livre/Resultado/conrelit00.asp&quot;;&quot;https://www2.comprasnet.gov.br/siasgnet-atasrp/public/pesquisarItemSRP.do?method=iniciar&amp;parametro.identificacaoCompra.numeroUasg=&quot;&amp;[.D82]&amp;&quot;&amp;parametro.identificacaoCompra.modalidadeCompra=&quot;&amp;IF([.A82]=&quot;Convite&quot;;&quot;01&quot;;IF([.A82]=&quot;Tomada de Preços&quot;;&quot;2&quot;;IF([.A82]=&quot;Concorrência&quot;;&quot;3&quot;;IF([.A82]=&quot;Concorrência Internacional&quot;;&quot;4&quot;;IF([.A82]=&quot;Pregão&quot;;&quot;5&quot;;IF([.A82]=&quot;Dispensa de Licitação&quot;;&quot;6&quot;;IF([.A82]=&quot;Inexigibilidade de Licitação&quot;;&quot;7&quot;;IF([.A82]=&quot;Concurso&quot;;&quot;20&quot;;IF([.A82]=&quot;Tomada de Preços por Técnica e Preço&quot;;&quot;22&quot;;IF([.A82]=&quot;Concorrência por Técnica e Preço&quot;;&quot;33&quot;;IF([.A82]=&quot;Concorrência Internacional por Técnica e Preço&quot;;&quot;44&quot;;&quot;&quot;)))))))))))&amp;&quot;&amp;parametro.identificacaoCompra.numeroCompra=&quot;&amp;[.F82]&amp;&quot;&amp;parametro.identificacaoCompra.anoCompra=&quot;&amp;[.G82]); [.F82]&amp;&quot;/&quot;&amp;[.G82])" office:value-type="string" office:string-value="00016/2018" calcext:value-type="string">
            <text:p>00016/2018</text:p>
          </table:table-cell>
          <table:table-cell table:style-name="ce12" table:formula="of:=IF(OR([.A82]=&quot;DISPENSA DE LICITAÇÃO&quot;;[.A82]=&quot;INEXIGIBILIDADE DE LICITAÇÃO&quot;);&quot;Sem edital devido a modalidade de licitação&quot;;HYPERLINK(&quot;http://comprasnet.gov.br/ConsultaLicitacoes/Download/Download.asp?coduasg=&quot;&amp;[.D82]&amp;&quot;&amp;numprp=&quot;&amp;[.F82]&amp;[.G82]&amp;&quot;&amp;modprp=&quot;&amp;IF([.A82]=&quot;Convite&quot;;&quot;01&quot;;IF([.A82]=&quot;Tomada de Preços&quot;;&quot;2&quot;;IF([.A82]=&quot;Concorrência&quot;;&quot;3&quot;;IF([.A82]=&quot;Concorrência Internacional&quot;;&quot;4&quot;;IF([.A82]=&quot;Pregão&quot;;&quot;5&quot;;IF([.A82]=&quot;Dispensa de Licitação&quot;;&quot;6&quot;;IF([.A82]=&quot;Inexigibilidade de Licitação&quot;;&quot;7&quot;;IF([.A82]=&quot;Concurso&quot;;&quot;20&quot;;IF([.A82]=&quot;Tomada de Preços por Técnica e Preço&quot;;&quot;22&quot;;IF([.A82]=&quot;Concorrência por Técnica e Preço&quot;;&quot;33&quot;;IF([.A82]=&quot;Concorrência Internacional por Técnica e Preço&quot;;&quot;44&quot;;&quot;&quot;)))))))))))&amp;&quot;&amp;bidbird=n&quot;;&quot;edital&quot;))" office:value-type="string" office:string-value="edital" calcext:value-type="string">
            <text:p>edital</text:p>
          </table:table-cell>
          <table:table-cell table:style-name="ce12" table:formula="of:=HYPERLINK(IF([.B82]=&quot;SISPP&quot;;&quot;http://comprasnet.gov.br/acesso.asp?url=/livre/Resultado/conrelit00.asp&quot;;&quot;https://www2.comprasnet.gov.br/siasgnet-atasrp/public/visualizarItemSRP.do?method=iniciar&amp;identificacaoCompra.numeroUasg=&quot;&amp;[.D82]&amp;&quot;&amp;identificacaoCompra.modalidadeCompra=5&amp;identificacaoCompra.numeroCompra=&quot;&amp;[.F82]&amp;&quot;&amp;identificacaoCompra.anoCompra=&quot;&amp;[.G82]&amp;&quot;&amp;numeroItem=&quot;&amp;RIGHT([.H82];3));[.H82])" office:value-type="string" office:string-value="00008" calcext:value-type="string">
            <text:p>00008</text:p>
          </table:table-cell>
          <table:table-cell table:number-columns-repeated="1004"/>
        </table:table-row>
        <table:table-row table:style-name="ro8">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B</text:p>
          </table:table-cell>
          <table:table-cell table:style-name="ce4" office:value-type="string" calcext:value-type="string">
            <text:p>160176</text:p>
          </table:table-cell>
          <table:table-cell table:style-name="ce5" office:value-type="string" calcext:value-type="string">
            <text:p>COMANDO 1.GRUPAMENTO DE ENGENHARIA</text:p>
          </table:table-cell>
          <table:table-cell table:style-name="ce4" office:value-type="string" calcext:value-type="string">
            <text:p>00018</text:p>
          </table:table-cell>
          <table:table-cell table:style-name="ce4" office:value-type="string" calcext:value-type="string">
            <text:p>2018</text:p>
          </table:table-cell>
          <table:table-cell table:style-name="ce4" office:value-type="string" calcext:value-type="string">
            <text:p>00003</text:p>
          </table:table-cell>
          <table:table-cell table:style-name="ce5" office:value-type="string" calcext:value-type="string">
            <text:p>Objeto: Pregão Eletrônico - <text:s/>Contratação de empresa especializada em serviços de Outsourcing de impressão, na modalidade franquia de páginas mais excedente.</text:p>
          </table:table-cell>
          <table:table-cell table:style-name="ce5" office:value-type="string" calcext:value-type="string">
            <text:p>OUTSOURCING DE IMPRESSAO - PAGINAS A3 - POLICROMATICO - EXCEEXCEDENTE A FRANQUIA - SEM PAPEL</text:p>
          </table:table-cell>
          <table:table-cell table:style-name="ce5" office:value-type="string" calcext:value-type="string">
            <text:p>SERVIÇO DE OUTSOURCING (NA MODALIDADE FRANQUIA DE 2500 PÁGINAS POR MÊS, POR MÁ QUINA, MAIS EXCEDENTE REFERENTE ÀS IMPRESSÕES POLICROMÁTICAS <text:s text:c="2"/>MULTIFUNCIONAL JATO DE TINTA A3 <text:s text:c="2"/>23PPM). CONFORME ESPECIFICAÇÕES DETALHADAS CONSTANTES DO TE RMO DE REFERÊNCIA.</text:p>
          </table:table-cell>
          <table:table-cell table:number-columns-repeated="2" table:style-name="ce4" office:value-type="string" calcext:value-type="string">
            <text:p>28/09/2018</text:p>
          </table:table-cell>
          <table:table-cell table:style-name="ce4" office:value-type="string" calcext:value-type="string">
            <text:p>01/10/2019</text:p>
          </table:table-cell>
          <table:table-cell table:style-name="ce4" office:value-type="string" calcext:value-type="string">
            <text:p>SERVIÇO</text:p>
          </table:table-cell>
          <table:table-cell table:style-name="ce8" office:value-type="float" office:value="0.11" calcext:value-type="float">
            <text:p>0,11</text:p>
          </table:table-cell>
          <table:table-cell table:style-name="ce8" office:value-type="float" office:value="6600" calcext:value-type="float">
            <text:p>6.600,00</text:p>
          </table:table-cell>
          <table:table-cell table:style-name="ce12" table:formula="of:=HYPERLINK(IF([.B83]=&quot;SISPP&quot;;&quot;http://comprasnet.gov.br/acesso.asp?url=/livre/Resultado/conrelit00.asp&quot;;&quot;https://www2.comprasnet.gov.br/siasgnet-atasrp/public/pesquisarItemSRP.do?method=iniciar&amp;parametro.identificacaoCompra.numeroUasg=&quot;&amp;[.D83]&amp;&quot;&amp;parametro.identificacaoCompra.modalidadeCompra=&quot;&amp;IF([.A83]=&quot;Convite&quot;;&quot;01&quot;;IF([.A83]=&quot;Tomada de Preços&quot;;&quot;2&quot;;IF([.A83]=&quot;Concorrência&quot;;&quot;3&quot;;IF([.A83]=&quot;Concorrência Internacional&quot;;&quot;4&quot;;IF([.A83]=&quot;Pregão&quot;;&quot;5&quot;;IF([.A83]=&quot;Dispensa de Licitação&quot;;&quot;6&quot;;IF([.A83]=&quot;Inexigibilidade de Licitação&quot;;&quot;7&quot;;IF([.A83]=&quot;Concurso&quot;;&quot;20&quot;;IF([.A83]=&quot;Tomada de Preços por Técnica e Preço&quot;;&quot;22&quot;;IF([.A83]=&quot;Concorrência por Técnica e Preço&quot;;&quot;33&quot;;IF([.A83]=&quot;Concorrência Internacional por Técnica e Preço&quot;;&quot;44&quot;;&quot;&quot;)))))))))))&amp;&quot;&amp;parametro.identificacaoCompra.numeroCompra=&quot;&amp;[.F83]&amp;&quot;&amp;parametro.identificacaoCompra.anoCompra=&quot;&amp;[.G83]); [.F83]&amp;&quot;/&quot;&amp;[.G83])" office:value-type="string" office:string-value="00018/2018" calcext:value-type="string">
            <text:p>00018/2018</text:p>
          </table:table-cell>
          <table:table-cell table:style-name="ce12" table:formula="of:=IF(OR([.A83]=&quot;DISPENSA DE LICITAÇÃO&quot;;[.A83]=&quot;INEXIGIBILIDADE DE LICITAÇÃO&quot;);&quot;Sem edital devido a modalidade de licitação&quot;;HYPERLINK(&quot;http://comprasnet.gov.br/ConsultaLicitacoes/Download/Download.asp?coduasg=&quot;&amp;[.D83]&amp;&quot;&amp;numprp=&quot;&amp;[.F83]&amp;[.G83]&amp;&quot;&amp;modprp=&quot;&amp;IF([.A83]=&quot;Convite&quot;;&quot;01&quot;;IF([.A83]=&quot;Tomada de Preços&quot;;&quot;2&quot;;IF([.A83]=&quot;Concorrência&quot;;&quot;3&quot;;IF([.A83]=&quot;Concorrência Internacional&quot;;&quot;4&quot;;IF([.A83]=&quot;Pregão&quot;;&quot;5&quot;;IF([.A83]=&quot;Dispensa de Licitação&quot;;&quot;6&quot;;IF([.A83]=&quot;Inexigibilidade de Licitação&quot;;&quot;7&quot;;IF([.A83]=&quot;Concurso&quot;;&quot;20&quot;;IF([.A83]=&quot;Tomada de Preços por Técnica e Preço&quot;;&quot;22&quot;;IF([.A83]=&quot;Concorrência por Técnica e Preço&quot;;&quot;33&quot;;IF([.A83]=&quot;Concorrência Internacional por Técnica e Preço&quot;;&quot;44&quot;;&quot;&quot;)))))))))))&amp;&quot;&amp;bidbird=n&quot;;&quot;edital&quot;))" office:value-type="string" office:string-value="edital" calcext:value-type="string">
            <text:p>edital</text:p>
          </table:table-cell>
          <table:table-cell table:style-name="ce12" table:formula="of:=HYPERLINK(IF([.B83]=&quot;SISPP&quot;;&quot;http://comprasnet.gov.br/acesso.asp?url=/livre/Resultado/conrelit00.asp&quot;;&quot;https://www2.comprasnet.gov.br/siasgnet-atasrp/public/visualizarItemSRP.do?method=iniciar&amp;identificacaoCompra.numeroUasg=&quot;&amp;[.D83]&amp;&quot;&amp;identificacaoCompra.modalidadeCompra=5&amp;identificacaoCompra.numeroCompra=&quot;&amp;[.F83]&amp;&quot;&amp;identificacaoCompra.anoCompra=&quot;&amp;[.G83]&amp;&quot;&amp;numeroItem=&quot;&amp;RIGHT([.H83];3));[.H83])" office:value-type="string" office:string-value="00003" calcext:value-type="string">
            <text:p>00003</text:p>
          </table:table-cell>
          <table:table-cell table:number-columns-repeated="1004"/>
        </table:table-row>
        <table:table-row table:style-name="ro9">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ES</text:p>
          </table:table-cell>
          <table:table-cell table:style-name="ce4" office:value-type="string" calcext:value-type="string">
            <text:p>135458</text:p>
          </table:table-cell>
          <table:table-cell table:style-name="ce5" office:value-type="string" calcext:value-type="string">
            <text:p>CONAB SEDE SUREG - ES</text:p>
          </table:table-cell>
          <table:table-cell table:style-name="ce4" office:value-type="string" calcext:value-type="string">
            <text:p>00010</text:p>
          </table:table-cell>
          <table:table-cell table:style-name="ce4" office:value-type="string" calcext:value-type="string">
            <text:p>2018</text:p>
          </table:table-cell>
          <table:table-cell table:style-name="ce4" office:value-type="string" calcext:value-type="string">
            <text:p>00001</text:p>
          </table:table-cell>
          <table:table-cell table:style-name="ce5" office:value-type="string" calcext:value-type="string">
            <text:p>Objeto: Pregão Eletrônico - <text:s/>Contratação de empresa do ramo, para Outsourcing de Impressão com o fornecimento de 06 (seis) impressoras multifuncionais monocromática/colorida, com franquia de 30.000 (trinta mil) cópias/mês, incluindo assistência técnica, reposição de peças e fornecimento de todo material de consumo (cilindro, toner, revelador etc.), exceto o papel destinado à impressão e a mão de obra para operação dos equipamentos, durante a vigência do contrato, e especificações contida no Anexo I <text:s text:c="2"/>Termo de Re</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CONTRATAÇÃO DE EMPRESA DO RAMO, PARA OUTSOURCING DE IMPRESSÃO COM O FORNECIMEN TO DE 06 (SEIS) IMPRESSORAS MULTIFUNCIONAIS MONOCROMÁTICA/COLORIDA, COM FRANQU IA DE 30.000 (TRINTA MIL) CÓPIAS/MÊS, INCLUINDO ASSISTÊNCIA TÉCNICA, REPOSIÇÃO <text:s/>DE PEÇAS E FORNECIMENTO DE TODO MATERIAL DE CONSUMO (CILINDRO, TONER, REVELAD OR ETC.), EXCETO O PAPEL DESTINADO À IMPRESSÃO E A MÃO DE OBRA PARA OPERAÇÃO D OS EQUIPAMENTOS, DURANTE A VIGÊNCIA DO CONTRATO, E ESPECIFICAÇÕES CONTIDA NO A NEXO I <text:s text:c="2"/>TERMO DE REFERÊNCIA.</text:p>
          </table:table-cell>
          <table:table-cell table:number-columns-repeated="2" table:style-name="ce4" office:value-type="string" calcext:value-type="string">
            <text:p>13/12/2018</text:p>
          </table:table-cell>
          <table:table-cell table:style-name="ce4" office:value-type="string" calcext:value-type="string">
            <text:p>--</text:p>
          </table:table-cell>
          <table:table-cell table:style-name="ce4" office:value-type="string" calcext:value-type="string">
            <text:p>UNIDADE</text:p>
          </table:table-cell>
          <table:table-cell table:style-name="ce8" office:value-type="float" office:value="3915.02" calcext:value-type="float">
            <text:p>3.915,02</text:p>
          </table:table-cell>
          <table:table-cell table:style-name="ce8" office:value-type="float" office:value="23490.1" calcext:value-type="float">
            <text:p>23.490,10</text:p>
          </table:table-cell>
          <table:table-cell table:style-name="ce12" table:formula="of:=HYPERLINK(IF([.B84]=&quot;SISPP&quot;;&quot;http://comprasnet.gov.br/acesso.asp?url=/livre/Resultado/conrelit00.asp&quot;;&quot;https://www2.comprasnet.gov.br/siasgnet-atasrp/public/pesquisarItemSRP.do?method=iniciar&amp;parametro.identificacaoCompra.numeroUasg=&quot;&amp;[.D84]&amp;&quot;&amp;parametro.identificacaoCompra.modalidadeCompra=&quot;&amp;IF([.A84]=&quot;Convite&quot;;&quot;01&quot;;IF([.A84]=&quot;Tomada de Preços&quot;;&quot;2&quot;;IF([.A84]=&quot;Concorrência&quot;;&quot;3&quot;;IF([.A84]=&quot;Concorrência Internacional&quot;;&quot;4&quot;;IF([.A84]=&quot;Pregão&quot;;&quot;5&quot;;IF([.A84]=&quot;Dispensa de Licitação&quot;;&quot;6&quot;;IF([.A84]=&quot;Inexigibilidade de Licitação&quot;;&quot;7&quot;;IF([.A84]=&quot;Concurso&quot;;&quot;20&quot;;IF([.A84]=&quot;Tomada de Preços por Técnica e Preço&quot;;&quot;22&quot;;IF([.A84]=&quot;Concorrência por Técnica e Preço&quot;;&quot;33&quot;;IF([.A84]=&quot;Concorrência Internacional por Técnica e Preço&quot;;&quot;44&quot;;&quot;&quot;)))))))))))&amp;&quot;&amp;parametro.identificacaoCompra.numeroCompra=&quot;&amp;[.F84]&amp;&quot;&amp;parametro.identificacaoCompra.anoCompra=&quot;&amp;[.G84]); [.F84]&amp;&quot;/&quot;&amp;[.G84])" office:value-type="string" office:string-value="00010/2018" calcext:value-type="string">
            <text:p>00010/2018</text:p>
          </table:table-cell>
          <table:table-cell table:style-name="ce12" table:formula="of:=IF(OR([.A84]=&quot;DISPENSA DE LICITAÇÃO&quot;;[.A84]=&quot;INEXIGIBILIDADE DE LICITAÇÃO&quot;);&quot;Sem edital devido a modalidade de licitação&quot;;HYPERLINK(&quot;http://comprasnet.gov.br/ConsultaLicitacoes/Download/Download.asp?coduasg=&quot;&amp;[.D84]&amp;&quot;&amp;numprp=&quot;&amp;[.F84]&amp;[.G84]&amp;&quot;&amp;modprp=&quot;&amp;IF([.A84]=&quot;Convite&quot;;&quot;01&quot;;IF([.A84]=&quot;Tomada de Preços&quot;;&quot;2&quot;;IF([.A84]=&quot;Concorrência&quot;;&quot;3&quot;;IF([.A84]=&quot;Concorrência Internacional&quot;;&quot;4&quot;;IF([.A84]=&quot;Pregão&quot;;&quot;5&quot;;IF([.A84]=&quot;Dispensa de Licitação&quot;;&quot;6&quot;;IF([.A84]=&quot;Inexigibilidade de Licitação&quot;;&quot;7&quot;;IF([.A84]=&quot;Concurso&quot;;&quot;20&quot;;IF([.A84]=&quot;Tomada de Preços por Técnica e Preço&quot;;&quot;22&quot;;IF([.A84]=&quot;Concorrência por Técnica e Preço&quot;;&quot;33&quot;;IF([.A84]=&quot;Concorrência Internacional por Técnica e Preço&quot;;&quot;44&quot;;&quot;&quot;)))))))))))&amp;&quot;&amp;bidbird=n&quot;;&quot;edital&quot;))" office:value-type="string" office:string-value="edital" calcext:value-type="string">
            <text:p>edital</text:p>
          </table:table-cell>
          <table:table-cell table:style-name="ce12" table:formula="of:=HYPERLINK(IF([.B84]=&quot;SISPP&quot;;&quot;http://comprasnet.gov.br/acesso.asp?url=/livre/Resultado/conrelit00.asp&quot;;&quot;https://www2.comprasnet.gov.br/siasgnet-atasrp/public/visualizarItemSRP.do?method=iniciar&amp;identificacaoCompra.numeroUasg=&quot;&amp;[.D84]&amp;&quot;&amp;identificacaoCompra.modalidadeCompra=5&amp;identificacaoCompra.numeroCompra=&quot;&amp;[.F84]&amp;&quot;&amp;identificacaoCompra.anoCompra=&quot;&amp;[.G84]&amp;&quot;&amp;numeroItem=&quot;&amp;RIGHT([.H84];3));[.H84])" office:value-type="string" office:string-value="00001" calcext:value-type="string">
            <text:p>00001</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SP</text:p>
          </table:table-cell>
          <table:table-cell table:style-name="ce4" office:value-type="string" calcext:value-type="string">
            <text:p>158525</text:p>
          </table:table-cell>
          <table:table-cell table:style-name="ce5" office:value-type="string" calcext:value-type="string">
            <text:p>INST.FED. SAO PAULO - CAMPUS BIRIGUI</text:p>
          </table:table-cell>
          <table:table-cell table:style-name="ce4" office:value-type="string" calcext:value-type="string">
            <text:p>03525</text:p>
          </table:table-cell>
          <table:table-cell table:style-name="ce4" office:value-type="string" calcext:value-type="string">
            <text:p>2019</text:p>
          </table:table-cell>
          <table:table-cell table:style-name="ce4" office:value-type="string" calcext:value-type="string">
            <text:p>00002</text:p>
          </table:table-cell>
          <table:table-cell table:style-name="ce5" office:value-type="string" calcext:value-type="string">
            <text:p>Objeto: Pregão Eletrônico - <text:s/>Contratação de empresa especializada na prestação de serviços de outsourcing de impressão, com franquia de cópias mensais, com fornecimento de equipamentos, sistema de gerenciamento de impressões efetivamente realizadas, manutenção preventiva e corretiva dos equipamentos com substituição de peças, componentes e materiais utilizados na manutenção e fornecimento de insumos originais, exceto papel, integrada a sistemas corporativos e à rede do Instituto Federal de Educação, Ciência e Te</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EXCEDENTE - CÓPIA/IMPRESSÃO DE MESMAS ESPECIFICAÇÕES DO ITEM 1 DESTE GRUPO/LOT E</text:p>
          </table:table-cell>
          <table:table-cell table:number-columns-repeated="2" table:style-name="ce4" office:value-type="string" calcext:value-type="string">
            <text:p>12/03/2019</text:p>
          </table:table-cell>
          <table:table-cell table:style-name="ce4" office:value-type="string" calcext:value-type="string">
            <text:p>--</text:p>
          </table:table-cell>
          <table:table-cell table:style-name="ce4" office:value-type="string" calcext:value-type="string">
            <text:p>PÁGINAS</text:p>
          </table:table-cell>
          <table:table-cell table:style-name="ce8" office:value-type="float" office:value="0.09" calcext:value-type="float">
            <text:p>0,09</text:p>
          </table:table-cell>
          <table:table-cell table:style-name="ce8" office:value-type="float" office:value="1080" calcext:value-type="float">
            <text:p>1.080,00</text:p>
          </table:table-cell>
          <table:table-cell table:style-name="ce12" table:formula="of:=HYPERLINK(IF([.B85]=&quot;SISPP&quot;;&quot;http://comprasnet.gov.br/acesso.asp?url=/livre/Resultado/conrelit00.asp&quot;;&quot;https://www2.comprasnet.gov.br/siasgnet-atasrp/public/pesquisarItemSRP.do?method=iniciar&amp;parametro.identificacaoCompra.numeroUasg=&quot;&amp;[.D85]&amp;&quot;&amp;parametro.identificacaoCompra.modalidadeCompra=&quot;&amp;IF([.A85]=&quot;Convite&quot;;&quot;01&quot;;IF([.A85]=&quot;Tomada de Preços&quot;;&quot;2&quot;;IF([.A85]=&quot;Concorrência&quot;;&quot;3&quot;;IF([.A85]=&quot;Concorrência Internacional&quot;;&quot;4&quot;;IF([.A85]=&quot;Pregão&quot;;&quot;5&quot;;IF([.A85]=&quot;Dispensa de Licitação&quot;;&quot;6&quot;;IF([.A85]=&quot;Inexigibilidade de Licitação&quot;;&quot;7&quot;;IF([.A85]=&quot;Concurso&quot;;&quot;20&quot;;IF([.A85]=&quot;Tomada de Preços por Técnica e Preço&quot;;&quot;22&quot;;IF([.A85]=&quot;Concorrência por Técnica e Preço&quot;;&quot;33&quot;;IF([.A85]=&quot;Concorrência Internacional por Técnica e Preço&quot;;&quot;44&quot;;&quot;&quot;)))))))))))&amp;&quot;&amp;parametro.identificacaoCompra.numeroCompra=&quot;&amp;[.F85]&amp;&quot;&amp;parametro.identificacaoCompra.anoCompra=&quot;&amp;[.G85]); [.F85]&amp;&quot;/&quot;&amp;[.G85])" office:value-type="string" office:string-value="03525/2019" calcext:value-type="string">
            <text:p>03525/2019</text:p>
          </table:table-cell>
          <table:table-cell table:style-name="ce12" table:formula="of:=IF(OR([.A85]=&quot;DISPENSA DE LICITAÇÃO&quot;;[.A85]=&quot;INEXIGIBILIDADE DE LICITAÇÃO&quot;);&quot;Sem edital devido a modalidade de licitação&quot;;HYPERLINK(&quot;http://comprasnet.gov.br/ConsultaLicitacoes/Download/Download.asp?coduasg=&quot;&amp;[.D85]&amp;&quot;&amp;numprp=&quot;&amp;[.F85]&amp;[.G85]&amp;&quot;&amp;modprp=&quot;&amp;IF([.A85]=&quot;Convite&quot;;&quot;01&quot;;IF([.A85]=&quot;Tomada de Preços&quot;;&quot;2&quot;;IF([.A85]=&quot;Concorrência&quot;;&quot;3&quot;;IF([.A85]=&quot;Concorrência Internacional&quot;;&quot;4&quot;;IF([.A85]=&quot;Pregão&quot;;&quot;5&quot;;IF([.A85]=&quot;Dispensa de Licitação&quot;;&quot;6&quot;;IF([.A85]=&quot;Inexigibilidade de Licitação&quot;;&quot;7&quot;;IF([.A85]=&quot;Concurso&quot;;&quot;20&quot;;IF([.A85]=&quot;Tomada de Preços por Técnica e Preço&quot;;&quot;22&quot;;IF([.A85]=&quot;Concorrência por Técnica e Preço&quot;;&quot;33&quot;;IF([.A85]=&quot;Concorrência Internacional por Técnica e Preço&quot;;&quot;44&quot;;&quot;&quot;)))))))))))&amp;&quot;&amp;bidbird=n&quot;;&quot;edital&quot;))" office:value-type="string" office:string-value="edital" calcext:value-type="string">
            <text:p>edital</text:p>
          </table:table-cell>
          <table:table-cell table:style-name="ce12" table:formula="of:=HYPERLINK(IF([.B85]=&quot;SISPP&quot;;&quot;http://comprasnet.gov.br/acesso.asp?url=/livre/Resultado/conrelit00.asp&quot;;&quot;https://www2.comprasnet.gov.br/siasgnet-atasrp/public/visualizarItemSRP.do?method=iniciar&amp;identificacaoCompra.numeroUasg=&quot;&amp;[.D85]&amp;&quot;&amp;identificacaoCompra.modalidadeCompra=5&amp;identificacaoCompra.numeroCompra=&quot;&amp;[.F85]&amp;&quot;&amp;identificacaoCompra.anoCompra=&quot;&amp;[.G85]&amp;&quot;&amp;numeroItem=&quot;&amp;RIGHT([.H85];3));[.H85])" office:value-type="string" office:string-value="00002" calcext:value-type="string">
            <text:p>00002</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DF</text:p>
          </table:table-cell>
          <table:table-cell table:style-name="ce4" office:value-type="string" calcext:value-type="string">
            <text:p>200005</text:p>
          </table:table-cell>
          <table:table-cell table:style-name="ce5" office:value-type="string" calcext:value-type="string">
            <text:p>MJ-CGS-COORDENACAO GERAL DE LOGISTICA/DF</text:p>
          </table:table-cell>
          <table:table-cell table:style-name="ce4" office:value-type="string" calcext:value-type="string">
            <text:p>00019</text:p>
          </table:table-cell>
          <table:table-cell table:style-name="ce4" office:value-type="string" calcext:value-type="string">
            <text:p>2018</text:p>
          </table:table-cell>
          <table:table-cell table:style-name="ce4" office:value-type="string" calcext:value-type="string">
            <text:p>00002</text:p>
          </table:table-cell>
          <table:table-cell table:style-name="ce5" office:value-type="string" calcext:value-type="string">
            <text:p>Objeto: Pregão Eletrônico - <text:s/>Prestação de serviços de impressão (outsourcing) de abrangência nacional, com fornecimento de equipamentos, sistema de gerenciamento de impressões, manutenção preventiva e corretiva dos equipamentos com fornecimento de peças e componentes, suprimentos, insumos/consumíveis (exemplo: toner, cilindro), exceto papel, nas dependências do Ministério da Justiça (MJ), bem como de seus órgãos vinculados que atuam no Distrito Federal e nas suas unidades descentralizadas.</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EXCEDENTE MÁXIMO - IMPRESSÃO SIMPLES A4 MONOCROMÁTICA - QUANTIDADE DE PÁGINAS ESTIMADA <text:s/>- ANUAL 1.247.196 - MINISTÉRIO DA JUSTIÇA (QUADRO 16 DO TERMO DE REF ERÊNCIA), CONFORME QUANTIDADES MÍNIMAS DE IMPRESSORAS DISPOSTOS NOS LOCAIS DE ENTREGA, QUANTIFICADOS EM CONFORMIDADE COM O DESPACHO N¿ 1010/2018/CGTI (SEI N ¿7188271).</text:p>
          </table:table-cell>
          <table:table-cell table:number-columns-repeated="2" table:style-name="ce4" office:value-type="string" calcext:value-type="string">
            <text:p>15/01/2019</text:p>
          </table:table-cell>
          <table:table-cell table:style-name="ce4" office:value-type="string" calcext:value-type="string">
            <text:p>31/01/2020</text:p>
          </table:table-cell>
          <table:table-cell table:style-name="ce4" office:value-type="string" calcext:value-type="string">
            <text:p>PÁGINA/EXCEDENTE</text:p>
          </table:table-cell>
          <table:table-cell table:style-name="ce8" office:value-type="float" office:value="0.03" calcext:value-type="float">
            <text:p>0,03</text:p>
          </table:table-cell>
          <table:table-cell table:style-name="ce8" office:value-type="float" office:value="249907.68" calcext:value-type="float">
            <text:p>249.907,68</text:p>
          </table:table-cell>
          <table:table-cell table:style-name="ce12" table:formula="of:=HYPERLINK(IF([.B86]=&quot;SISPP&quot;;&quot;http://comprasnet.gov.br/acesso.asp?url=/livre/Resultado/conrelit00.asp&quot;;&quot;https://www2.comprasnet.gov.br/siasgnet-atasrp/public/pesquisarItemSRP.do?method=iniciar&amp;parametro.identificacaoCompra.numeroUasg=&quot;&amp;[.D86]&amp;&quot;&amp;parametro.identificacaoCompra.modalidadeCompra=&quot;&amp;IF([.A86]=&quot;Convite&quot;;&quot;01&quot;;IF([.A86]=&quot;Tomada de Preços&quot;;&quot;2&quot;;IF([.A86]=&quot;Concorrência&quot;;&quot;3&quot;;IF([.A86]=&quot;Concorrência Internacional&quot;;&quot;4&quot;;IF([.A86]=&quot;Pregão&quot;;&quot;5&quot;;IF([.A86]=&quot;Dispensa de Licitação&quot;;&quot;6&quot;;IF([.A86]=&quot;Inexigibilidade de Licitação&quot;;&quot;7&quot;;IF([.A86]=&quot;Concurso&quot;;&quot;20&quot;;IF([.A86]=&quot;Tomada de Preços por Técnica e Preço&quot;;&quot;22&quot;;IF([.A86]=&quot;Concorrência por Técnica e Preço&quot;;&quot;33&quot;;IF([.A86]=&quot;Concorrência Internacional por Técnica e Preço&quot;;&quot;44&quot;;&quot;&quot;)))))))))))&amp;&quot;&amp;parametro.identificacaoCompra.numeroCompra=&quot;&amp;[.F86]&amp;&quot;&amp;parametro.identificacaoCompra.anoCompra=&quot;&amp;[.G86]); [.F86]&amp;&quot;/&quot;&amp;[.G86])" office:value-type="string" office:string-value="00019/2018" calcext:value-type="string">
            <text:p>00019/2018</text:p>
          </table:table-cell>
          <table:table-cell table:style-name="ce12" table:formula="of:=IF(OR([.A86]=&quot;DISPENSA DE LICITAÇÃO&quot;;[.A86]=&quot;INEXIGIBILIDADE DE LICITAÇÃO&quot;);&quot;Sem edital devido a modalidade de licitação&quot;;HYPERLINK(&quot;http://comprasnet.gov.br/ConsultaLicitacoes/Download/Download.asp?coduasg=&quot;&amp;[.D86]&amp;&quot;&amp;numprp=&quot;&amp;[.F86]&amp;[.G86]&amp;&quot;&amp;modprp=&quot;&amp;IF([.A86]=&quot;Convite&quot;;&quot;01&quot;;IF([.A86]=&quot;Tomada de Preços&quot;;&quot;2&quot;;IF([.A86]=&quot;Concorrência&quot;;&quot;3&quot;;IF([.A86]=&quot;Concorrência Internacional&quot;;&quot;4&quot;;IF([.A86]=&quot;Pregão&quot;;&quot;5&quot;;IF([.A86]=&quot;Dispensa de Licitação&quot;;&quot;6&quot;;IF([.A86]=&quot;Inexigibilidade de Licitação&quot;;&quot;7&quot;;IF([.A86]=&quot;Concurso&quot;;&quot;20&quot;;IF([.A86]=&quot;Tomada de Preços por Técnica e Preço&quot;;&quot;22&quot;;IF([.A86]=&quot;Concorrência por Técnica e Preço&quot;;&quot;33&quot;;IF([.A86]=&quot;Concorrência Internacional por Técnica e Preço&quot;;&quot;44&quot;;&quot;&quot;)))))))))))&amp;&quot;&amp;bidbird=n&quot;;&quot;edital&quot;))" office:value-type="string" office:string-value="edital" calcext:value-type="string">
            <text:p>edital</text:p>
          </table:table-cell>
          <table:table-cell table:style-name="ce12" table:formula="of:=HYPERLINK(IF([.B86]=&quot;SISPP&quot;;&quot;http://comprasnet.gov.br/acesso.asp?url=/livre/Resultado/conrelit00.asp&quot;;&quot;https://www2.comprasnet.gov.br/siasgnet-atasrp/public/visualizarItemSRP.do?method=iniciar&amp;identificacaoCompra.numeroUasg=&quot;&amp;[.D86]&amp;&quot;&amp;identificacaoCompra.modalidadeCompra=5&amp;identificacaoCompra.numeroCompra=&quot;&amp;[.F86]&amp;&quot;&amp;identificacaoCompra.anoCompra=&quot;&amp;[.G86]&amp;&quot;&amp;numeroItem=&quot;&amp;RIGHT([.H86];3));[.H86])" office:value-type="string" office:string-value="00002" calcext:value-type="string">
            <text:p>00002</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DF</text:p>
          </table:table-cell>
          <table:table-cell table:style-name="ce4" office:value-type="string" calcext:value-type="string">
            <text:p>364102</text:p>
          </table:table-cell>
          <table:table-cell table:style-name="ce5" office:value-type="string" calcext:value-type="string">
            <text:p>CNPQ - ADMINISTRACAO CENTRAL</text:p>
          </table:table-cell>
          <table:table-cell table:style-name="ce4" office:value-type="string" calcext:value-type="string">
            <text:p>00001</text:p>
          </table:table-cell>
          <table:table-cell table:style-name="ce4" office:value-type="string" calcext:value-type="string">
            <text:p>2019</text:p>
          </table:table-cell>
          <table:table-cell table:style-name="ce4" office:value-type="string" calcext:value-type="string">
            <text:p>00003</text:p>
          </table:table-cell>
          <table:table-cell table:style-name="ce5" office:value-type="string" calcext:value-type="string">
            <text:p>Objeto: Pregão Eletrônico - <text:s/>Contratação de empresa especializada na prestação de serviços integrados em reprodução de documentos (outsourcing de impressão), contemplando a disponibilização de equipamentos de impressão digitalização e cópia, manutenção dos equipamentos, fornecimento <text:s/>de peças e partes, consumíveis e insumos (excluindo papel), sistema informatizado de gestão e <text:s/>contabilização de impressões e cópias, para atender as necessidades de impressão do Conselho <text:s/>Nacional de Desenvolvimento Científico e Te</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EXCEDENTES DOS SERVIÇOS DE IMPRESSÃO/CÓPIA EM EQUIPAMENTO MULTIFUNCIONAL DO TI PO MONOCROMÁTICA EM TAMANHO DE PAPEL A4, CONFORME TERMO DE REFERÊNCIA. <text:s/>UNIDAD E DE REMUNERAÇÃO: VALOR UNITÁRIO DOS EXCEDENTES DE IMPRESSÃO / CÓPIA; <text:s/>QUANTID ADE MENSAL ESTIMADA: 55.185(EXCEDENTE MONOCROMÁTICA).</text:p>
          </table:table-cell>
          <table:table-cell table:number-columns-repeated="2" table:style-name="ce4" office:value-type="string" calcext:value-type="string">
            <text:p>26/03/2019</text:p>
          </table:table-cell>
          <table:table-cell table:style-name="ce4" office:value-type="string" calcext:value-type="string">
            <text:p>--</text:p>
          </table:table-cell>
          <table:table-cell table:style-name="ce4" office:value-type="string" calcext:value-type="string">
            <text:p>MESES</text:p>
          </table:table-cell>
          <table:table-cell table:style-name="ce8" office:value-type="float" office:value="1379.63" calcext:value-type="float">
            <text:p>1.379,63</text:p>
          </table:table-cell>
          <table:table-cell table:style-name="ce8" office:value-type="float" office:value="66222" calcext:value-type="float">
            <text:p>66.222,00</text:p>
          </table:table-cell>
          <table:table-cell table:style-name="ce12" table:formula="of:=HYPERLINK(IF([.B87]=&quot;SISPP&quot;;&quot;http://comprasnet.gov.br/acesso.asp?url=/livre/Resultado/conrelit00.asp&quot;;&quot;https://www2.comprasnet.gov.br/siasgnet-atasrp/public/pesquisarItemSRP.do?method=iniciar&amp;parametro.identificacaoCompra.numeroUasg=&quot;&amp;[.D87]&amp;&quot;&amp;parametro.identificacaoCompra.modalidadeCompra=&quot;&amp;IF([.A87]=&quot;Convite&quot;;&quot;01&quot;;IF([.A87]=&quot;Tomada de Preços&quot;;&quot;2&quot;;IF([.A87]=&quot;Concorrência&quot;;&quot;3&quot;;IF([.A87]=&quot;Concorrência Internacional&quot;;&quot;4&quot;;IF([.A87]=&quot;Pregão&quot;;&quot;5&quot;;IF([.A87]=&quot;Dispensa de Licitação&quot;;&quot;6&quot;;IF([.A87]=&quot;Inexigibilidade de Licitação&quot;;&quot;7&quot;;IF([.A87]=&quot;Concurso&quot;;&quot;20&quot;;IF([.A87]=&quot;Tomada de Preços por Técnica e Preço&quot;;&quot;22&quot;;IF([.A87]=&quot;Concorrência por Técnica e Preço&quot;;&quot;33&quot;;IF([.A87]=&quot;Concorrência Internacional por Técnica e Preço&quot;;&quot;44&quot;;&quot;&quot;)))))))))))&amp;&quot;&amp;parametro.identificacaoCompra.numeroCompra=&quot;&amp;[.F87]&amp;&quot;&amp;parametro.identificacaoCompra.anoCompra=&quot;&amp;[.G87]); [.F87]&amp;&quot;/&quot;&amp;[.G87])" office:value-type="string" office:string-value="00001/2019" calcext:value-type="string">
            <text:p>00001/2019</text:p>
          </table:table-cell>
          <table:table-cell table:style-name="ce12" table:formula="of:=IF(OR([.A87]=&quot;DISPENSA DE LICITAÇÃO&quot;;[.A87]=&quot;INEXIGIBILIDADE DE LICITAÇÃO&quot;);&quot;Sem edital devido a modalidade de licitação&quot;;HYPERLINK(&quot;http://comprasnet.gov.br/ConsultaLicitacoes/Download/Download.asp?coduasg=&quot;&amp;[.D87]&amp;&quot;&amp;numprp=&quot;&amp;[.F87]&amp;[.G87]&amp;&quot;&amp;modprp=&quot;&amp;IF([.A87]=&quot;Convite&quot;;&quot;01&quot;;IF([.A87]=&quot;Tomada de Preços&quot;;&quot;2&quot;;IF([.A87]=&quot;Concorrência&quot;;&quot;3&quot;;IF([.A87]=&quot;Concorrência Internacional&quot;;&quot;4&quot;;IF([.A87]=&quot;Pregão&quot;;&quot;5&quot;;IF([.A87]=&quot;Dispensa de Licitação&quot;;&quot;6&quot;;IF([.A87]=&quot;Inexigibilidade de Licitação&quot;;&quot;7&quot;;IF([.A87]=&quot;Concurso&quot;;&quot;20&quot;;IF([.A87]=&quot;Tomada de Preços por Técnica e Preço&quot;;&quot;22&quot;;IF([.A87]=&quot;Concorrência por Técnica e Preço&quot;;&quot;33&quot;;IF([.A87]=&quot;Concorrência Internacional por Técnica e Preço&quot;;&quot;44&quot;;&quot;&quot;)))))))))))&amp;&quot;&amp;bidbird=n&quot;;&quot;edital&quot;))" office:value-type="string" office:string-value="edital" calcext:value-type="string">
            <text:p>edital</text:p>
          </table:table-cell>
          <table:table-cell table:style-name="ce12" table:formula="of:=HYPERLINK(IF([.B87]=&quot;SISPP&quot;;&quot;http://comprasnet.gov.br/acesso.asp?url=/livre/Resultado/conrelit00.asp&quot;;&quot;https://www2.comprasnet.gov.br/siasgnet-atasrp/public/visualizarItemSRP.do?method=iniciar&amp;identificacaoCompra.numeroUasg=&quot;&amp;[.D87]&amp;&quot;&amp;identificacaoCompra.modalidadeCompra=5&amp;identificacaoCompra.numeroCompra=&quot;&amp;[.F87]&amp;&quot;&amp;identificacaoCompra.anoCompra=&quot;&amp;[.G87]&amp;&quot;&amp;numeroItem=&quot;&amp;RIGHT([.H87];3));[.H87])" office:value-type="string" office:string-value="00003" calcext:value-type="string">
            <text:p>00003</text:p>
          </table:table-cell>
          <table:table-cell table:number-columns-repeated="1004"/>
        </table:table-row>
        <table:table-row table:style-name="ro10">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RS</text:p>
          </table:table-cell>
          <table:table-cell table:style-name="ce4" office:value-type="string" calcext:value-type="string">
            <text:p>158467</text:p>
          </table:table-cell>
          <table:table-cell table:style-name="ce5" office:value-type="string" calcext:value-type="string">
            <text:p>INST FED.SUL R.GRANDENSE/CAMPUS PELOTAS</text:p>
          </table:table-cell>
          <table:table-cell table:style-name="ce4" office:value-type="string" calcext:value-type="string">
            <text:p>00001</text:p>
          </table:table-cell>
          <table:table-cell table:style-name="ce4" office:value-type="string" calcext:value-type="string">
            <text:p>2019</text:p>
          </table:table-cell>
          <table:table-cell table:style-name="ce4" office:value-type="string" calcext:value-type="string">
            <text:p>00003</text:p>
          </table:table-cell>
          <table:table-cell table:style-name="ce5" office:value-type="string" calcext:value-type="string">
            <text:p>Objeto: Pregão Eletrônico - <text:s/>Contratação de empresa especializada na prestação de serviços continuados de impressão corporativa, de cópia, de digitalização, de OCR (Optical Character Recognition) de documentos do Campus Pelotas e do Campus Visconde da Graça (CAVG) e Reitoria.</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GESTÃO INFORMATIZADA DE RECURSOS DE IMPRESSÃO <text:s/>CÓPIA E DIGITALIZAÇÃO DE DOCUME NTOS, ALOCAÇÃO, INSTALAÇÃO E DISPONIBILIZAÇÃO DE IMPRESSORAS E MULTIFUNCIONAIS <text:s/>A LASER DE MÉDIO E GRANDE PORTE, DESCRIÇÃO DETALHADA CONFORME EDITAL.</text:p>
          </table:table-cell>
          <table:table-cell table:number-columns-repeated="2" table:style-name="ce4" office:value-type="string" calcext:value-type="string">
            <text:p>01/03/2019</text:p>
          </table:table-cell>
          <table:table-cell table:style-name="ce4" office:value-type="string" calcext:value-type="string">
            <text:p>01/03/2020</text:p>
          </table:table-cell>
          <table:table-cell table:style-name="ce4" office:value-type="string" calcext:value-type="string">
            <text:p>FOLHA</text:p>
          </table:table-cell>
          <table:table-cell table:style-name="ce8" office:value-type="float" office:value="0.08" calcext:value-type="float">
            <text:p>0,08</text:p>
          </table:table-cell>
          <table:table-cell table:style-name="ce8" office:value-type="float" office:value="142200" calcext:value-type="float">
            <text:p>142.200,00</text:p>
          </table:table-cell>
          <table:table-cell table:style-name="ce12" table:formula="of:=HYPERLINK(IF([.B88]=&quot;SISPP&quot;;&quot;http://comprasnet.gov.br/acesso.asp?url=/livre/Resultado/conrelit00.asp&quot;;&quot;https://www2.comprasnet.gov.br/siasgnet-atasrp/public/pesquisarItemSRP.do?method=iniciar&amp;parametro.identificacaoCompra.numeroUasg=&quot;&amp;[.D88]&amp;&quot;&amp;parametro.identificacaoCompra.modalidadeCompra=&quot;&amp;IF([.A88]=&quot;Convite&quot;;&quot;01&quot;;IF([.A88]=&quot;Tomada de Preços&quot;;&quot;2&quot;;IF([.A88]=&quot;Concorrência&quot;;&quot;3&quot;;IF([.A88]=&quot;Concorrência Internacional&quot;;&quot;4&quot;;IF([.A88]=&quot;Pregão&quot;;&quot;5&quot;;IF([.A88]=&quot;Dispensa de Licitação&quot;;&quot;6&quot;;IF([.A88]=&quot;Inexigibilidade de Licitação&quot;;&quot;7&quot;;IF([.A88]=&quot;Concurso&quot;;&quot;20&quot;;IF([.A88]=&quot;Tomada de Preços por Técnica e Preço&quot;;&quot;22&quot;;IF([.A88]=&quot;Concorrência por Técnica e Preço&quot;;&quot;33&quot;;IF([.A88]=&quot;Concorrência Internacional por Técnica e Preço&quot;;&quot;44&quot;;&quot;&quot;)))))))))))&amp;&quot;&amp;parametro.identificacaoCompra.numeroCompra=&quot;&amp;[.F88]&amp;&quot;&amp;parametro.identificacaoCompra.anoCompra=&quot;&amp;[.G88]); [.F88]&amp;&quot;/&quot;&amp;[.G88])" office:value-type="string" office:string-value="00001/2019" calcext:value-type="string">
            <text:p>00001/2019</text:p>
          </table:table-cell>
          <table:table-cell table:style-name="ce12" table:formula="of:=IF(OR([.A88]=&quot;DISPENSA DE LICITAÇÃO&quot;;[.A88]=&quot;INEXIGIBILIDADE DE LICITAÇÃO&quot;);&quot;Sem edital devido a modalidade de licitação&quot;;HYPERLINK(&quot;http://comprasnet.gov.br/ConsultaLicitacoes/Download/Download.asp?coduasg=&quot;&amp;[.D88]&amp;&quot;&amp;numprp=&quot;&amp;[.F88]&amp;[.G88]&amp;&quot;&amp;modprp=&quot;&amp;IF([.A88]=&quot;Convite&quot;;&quot;01&quot;;IF([.A88]=&quot;Tomada de Preços&quot;;&quot;2&quot;;IF([.A88]=&quot;Concorrência&quot;;&quot;3&quot;;IF([.A88]=&quot;Concorrência Internacional&quot;;&quot;4&quot;;IF([.A88]=&quot;Pregão&quot;;&quot;5&quot;;IF([.A88]=&quot;Dispensa de Licitação&quot;;&quot;6&quot;;IF([.A88]=&quot;Inexigibilidade de Licitação&quot;;&quot;7&quot;;IF([.A88]=&quot;Concurso&quot;;&quot;20&quot;;IF([.A88]=&quot;Tomada de Preços por Técnica e Preço&quot;;&quot;22&quot;;IF([.A88]=&quot;Concorrência por Técnica e Preço&quot;;&quot;33&quot;;IF([.A88]=&quot;Concorrência Internacional por Técnica e Preço&quot;;&quot;44&quot;;&quot;&quot;)))))))))))&amp;&quot;&amp;bidbird=n&quot;;&quot;edital&quot;))" office:value-type="string" office:string-value="edital" calcext:value-type="string">
            <text:p>edital</text:p>
          </table:table-cell>
          <table:table-cell table:style-name="ce12" table:formula="of:=HYPERLINK(IF([.B88]=&quot;SISPP&quot;;&quot;http://comprasnet.gov.br/acesso.asp?url=/livre/Resultado/conrelit00.asp&quot;;&quot;https://www2.comprasnet.gov.br/siasgnet-atasrp/public/visualizarItemSRP.do?method=iniciar&amp;identificacaoCompra.numeroUasg=&quot;&amp;[.D88]&amp;&quot;&amp;identificacaoCompra.modalidadeCompra=5&amp;identificacaoCompra.numeroCompra=&quot;&amp;[.F88]&amp;&quot;&amp;identificacaoCompra.anoCompra=&quot;&amp;[.G88]&amp;&quot;&amp;numeroItem=&quot;&amp;RIGHT([.H88];3));[.H88])" office:value-type="string" office:string-value="00003" calcext:value-type="string">
            <text:p>00003</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DF</text:p>
          </table:table-cell>
          <table:table-cell table:style-name="ce4" office:value-type="string" calcext:value-type="string">
            <text:p>390004</text:p>
          </table:table-cell>
          <table:table-cell table:style-name="ce5" office:value-type="string" calcext:value-type="string">
            <text:p>COORD.GERAL DE RECURSOS LOGÍSTICOS</text:p>
          </table:table-cell>
          <table:table-cell table:style-name="ce4" office:value-type="string" calcext:value-type="string">
            <text:p>00016</text:p>
          </table:table-cell>
          <table:table-cell table:style-name="ce4" office:value-type="string" calcext:value-type="string">
            <text:p>2018</text:p>
          </table:table-cell>
          <table:table-cell table:style-name="ce4" office:value-type="string" calcext:value-type="string">
            <text:p>00002</text:p>
          </table:table-cell>
          <table:table-cell table:style-name="ce5" office:value-type="string" calcext:value-type="string">
            <text:p>Objeto: Pregão Eletrônico - <text:s/>Solução integrada de Outsourcing de impressão, digitalização e cópia, em regime de empreitada por preço unitário contemplando os seguintes <text:s/>serviços: fornec. de equip. do tipo <text:s/>impressoras multifuncionais <text:s text:c="2"/>serv. de instalação, config., garantia e manutenção <text:s/>fornec. de suprimentos e <text:s/>consumíveis (exceto papel) <text:s/>fornec. de solução (software e hardware) de administração da solução (gerenciamento e impressão e bilhetagem); e solução de digitalização e ORC.</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IMPRESSÃO A4 NO EQUIPAMENTO T1</text:p>
          </table:table-cell>
          <table:table-cell table:style-name="ce4" office:value-type="string" calcext:value-type="string">
            <text:p>18/12/2018</text:p>
          </table:table-cell>
          <table:table-cell table:style-name="ce4" office:value-type="string" calcext:value-type="string">
            <text:p>20/12/2018</text:p>
          </table:table-cell>
          <table:table-cell table:style-name="ce4" office:value-type="string" calcext:value-type="string">
            <text:p>28/12/2019</text:p>
          </table:table-cell>
          <table:table-cell table:style-name="ce4" office:value-type="string" calcext:value-type="string">
            <text:p>PÁGINA</text:p>
          </table:table-cell>
          <table:table-cell table:style-name="ce8" office:value-type="float" office:value="0.03" calcext:value-type="float">
            <text:p>0,03</text:p>
          </table:table-cell>
          <table:table-cell table:style-name="ce8" office:value-type="float" office:value="42967.08" calcext:value-type="float">
            <text:p>42.967,08</text:p>
          </table:table-cell>
          <table:table-cell table:style-name="ce12" table:formula="of:=HYPERLINK(IF([.B89]=&quot;SISPP&quot;;&quot;http://comprasnet.gov.br/acesso.asp?url=/livre/Resultado/conrelit00.asp&quot;;&quot;https://www2.comprasnet.gov.br/siasgnet-atasrp/public/pesquisarItemSRP.do?method=iniciar&amp;parametro.identificacaoCompra.numeroUasg=&quot;&amp;[.D89]&amp;&quot;&amp;parametro.identificacaoCompra.modalidadeCompra=&quot;&amp;IF([.A89]=&quot;Convite&quot;;&quot;01&quot;;IF([.A89]=&quot;Tomada de Preços&quot;;&quot;2&quot;;IF([.A89]=&quot;Concorrência&quot;;&quot;3&quot;;IF([.A89]=&quot;Concorrência Internacional&quot;;&quot;4&quot;;IF([.A89]=&quot;Pregão&quot;;&quot;5&quot;;IF([.A89]=&quot;Dispensa de Licitação&quot;;&quot;6&quot;;IF([.A89]=&quot;Inexigibilidade de Licitação&quot;;&quot;7&quot;;IF([.A89]=&quot;Concurso&quot;;&quot;20&quot;;IF([.A89]=&quot;Tomada de Preços por Técnica e Preço&quot;;&quot;22&quot;;IF([.A89]=&quot;Concorrência por Técnica e Preço&quot;;&quot;33&quot;;IF([.A89]=&quot;Concorrência Internacional por Técnica e Preço&quot;;&quot;44&quot;;&quot;&quot;)))))))))))&amp;&quot;&amp;parametro.identificacaoCompra.numeroCompra=&quot;&amp;[.F89]&amp;&quot;&amp;parametro.identificacaoCompra.anoCompra=&quot;&amp;[.G89]); [.F89]&amp;&quot;/&quot;&amp;[.G89])" office:value-type="string" office:string-value="00016/2018" calcext:value-type="string">
            <text:p>00016/2018</text:p>
          </table:table-cell>
          <table:table-cell table:style-name="ce12" table:formula="of:=IF(OR([.A89]=&quot;DISPENSA DE LICITAÇÃO&quot;;[.A89]=&quot;INEXIGIBILIDADE DE LICITAÇÃO&quot;);&quot;Sem edital devido a modalidade de licitação&quot;;HYPERLINK(&quot;http://comprasnet.gov.br/ConsultaLicitacoes/Download/Download.asp?coduasg=&quot;&amp;[.D89]&amp;&quot;&amp;numprp=&quot;&amp;[.F89]&amp;[.G89]&amp;&quot;&amp;modprp=&quot;&amp;IF([.A89]=&quot;Convite&quot;;&quot;01&quot;;IF([.A89]=&quot;Tomada de Preços&quot;;&quot;2&quot;;IF([.A89]=&quot;Concorrência&quot;;&quot;3&quot;;IF([.A89]=&quot;Concorrência Internacional&quot;;&quot;4&quot;;IF([.A89]=&quot;Pregão&quot;;&quot;5&quot;;IF([.A89]=&quot;Dispensa de Licitação&quot;;&quot;6&quot;;IF([.A89]=&quot;Inexigibilidade de Licitação&quot;;&quot;7&quot;;IF([.A89]=&quot;Concurso&quot;;&quot;20&quot;;IF([.A89]=&quot;Tomada de Preços por Técnica e Preço&quot;;&quot;22&quot;;IF([.A89]=&quot;Concorrência por Técnica e Preço&quot;;&quot;33&quot;;IF([.A89]=&quot;Concorrência Internacional por Técnica e Preço&quot;;&quot;44&quot;;&quot;&quot;)))))))))))&amp;&quot;&amp;bidbird=n&quot;;&quot;edital&quot;))" office:value-type="string" office:string-value="edital" calcext:value-type="string">
            <text:p>edital</text:p>
          </table:table-cell>
          <table:table-cell table:style-name="ce12" table:formula="of:=HYPERLINK(IF([.B89]=&quot;SISPP&quot;;&quot;http://comprasnet.gov.br/acesso.asp?url=/livre/Resultado/conrelit00.asp&quot;;&quot;https://www2.comprasnet.gov.br/siasgnet-atasrp/public/visualizarItemSRP.do?method=iniciar&amp;identificacaoCompra.numeroUasg=&quot;&amp;[.D89]&amp;&quot;&amp;identificacaoCompra.modalidadeCompra=5&amp;identificacaoCompra.numeroCompra=&quot;&amp;[.F89]&amp;&quot;&amp;identificacaoCompra.anoCompra=&quot;&amp;[.G89]&amp;&quot;&amp;numeroItem=&quot;&amp;RIGHT([.H89];3));[.H89])" office:value-type="string" office:string-value="00002" calcext:value-type="string">
            <text:p>00002</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DF</text:p>
          </table:table-cell>
          <table:table-cell table:style-name="ce4" office:value-type="string" calcext:value-type="string">
            <text:p>390004</text:p>
          </table:table-cell>
          <table:table-cell table:style-name="ce5" office:value-type="string" calcext:value-type="string">
            <text:p>COORD.GERAL DE RECURSOS LOGÍSTICOS</text:p>
          </table:table-cell>
          <table:table-cell table:style-name="ce4" office:value-type="string" calcext:value-type="string">
            <text:p>00016</text:p>
          </table:table-cell>
          <table:table-cell table:style-name="ce4" office:value-type="string" calcext:value-type="string">
            <text:p>2018</text:p>
          </table:table-cell>
          <table:table-cell table:style-name="ce4" office:value-type="string" calcext:value-type="string">
            <text:p>00004</text:p>
          </table:table-cell>
          <table:table-cell table:style-name="ce5" office:value-type="string" calcext:value-type="string">
            <text:p>Objeto: Pregão Eletrônico - <text:s/>Solução integrada de Outsourcing de impressão, digitalização e cópia, em regime de empreitada por preço unitário contemplando os seguintes <text:s/>serviços: fornec. de equip. do tipo <text:s/>impressoras multifuncionais <text:s text:c="2"/>serv. de instalação, config., garantia e manutenção <text:s/>fornec. de suprimentos e <text:s/>consumíveis (exceto papel) <text:s/>fornec. de solução (software e hardware) de administração da solução (gerenciamento e impressão e bilhetagem); e solução de digitalização e ORC.</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IMPRESSÃO A4 NO EQUIPAMENTO T2</text:p>
          </table:table-cell>
          <table:table-cell table:style-name="ce4" office:value-type="string" calcext:value-type="string">
            <text:p>18/12/2018</text:p>
          </table:table-cell>
          <table:table-cell table:style-name="ce4" office:value-type="string" calcext:value-type="string">
            <text:p>20/12/2018</text:p>
          </table:table-cell>
          <table:table-cell table:style-name="ce4" office:value-type="string" calcext:value-type="string">
            <text:p>28/12/2019</text:p>
          </table:table-cell>
          <table:table-cell table:style-name="ce4" office:value-type="string" calcext:value-type="string">
            <text:p>PÁGINA</text:p>
          </table:table-cell>
          <table:table-cell table:style-name="ce8" office:value-type="float" office:value="0.02" calcext:value-type="float">
            <text:p>0,02</text:p>
          </table:table-cell>
          <table:table-cell table:style-name="ce8" office:value-type="float" office:value="81833.98" calcext:value-type="float">
            <text:p>81.833,98</text:p>
          </table:table-cell>
          <table:table-cell table:style-name="ce12" table:formula="of:=HYPERLINK(IF([.B90]=&quot;SISPP&quot;;&quot;http://comprasnet.gov.br/acesso.asp?url=/livre/Resultado/conrelit00.asp&quot;;&quot;https://www2.comprasnet.gov.br/siasgnet-atasrp/public/pesquisarItemSRP.do?method=iniciar&amp;parametro.identificacaoCompra.numeroUasg=&quot;&amp;[.D90]&amp;&quot;&amp;parametro.identificacaoCompra.modalidadeCompra=&quot;&amp;IF([.A90]=&quot;Convite&quot;;&quot;01&quot;;IF([.A90]=&quot;Tomada de Preços&quot;;&quot;2&quot;;IF([.A90]=&quot;Concorrência&quot;;&quot;3&quot;;IF([.A90]=&quot;Concorrência Internacional&quot;;&quot;4&quot;;IF([.A90]=&quot;Pregão&quot;;&quot;5&quot;;IF([.A90]=&quot;Dispensa de Licitação&quot;;&quot;6&quot;;IF([.A90]=&quot;Inexigibilidade de Licitação&quot;;&quot;7&quot;;IF([.A90]=&quot;Concurso&quot;;&quot;20&quot;;IF([.A90]=&quot;Tomada de Preços por Técnica e Preço&quot;;&quot;22&quot;;IF([.A90]=&quot;Concorrência por Técnica e Preço&quot;;&quot;33&quot;;IF([.A90]=&quot;Concorrência Internacional por Técnica e Preço&quot;;&quot;44&quot;;&quot;&quot;)))))))))))&amp;&quot;&amp;parametro.identificacaoCompra.numeroCompra=&quot;&amp;[.F90]&amp;&quot;&amp;parametro.identificacaoCompra.anoCompra=&quot;&amp;[.G90]); [.F90]&amp;&quot;/&quot;&amp;[.G90])" office:value-type="string" office:string-value="00016/2018" calcext:value-type="string">
            <text:p>00016/2018</text:p>
          </table:table-cell>
          <table:table-cell table:style-name="ce12" table:formula="of:=IF(OR([.A90]=&quot;DISPENSA DE LICITAÇÃO&quot;;[.A90]=&quot;INEXIGIBILIDADE DE LICITAÇÃO&quot;);&quot;Sem edital devido a modalidade de licitação&quot;;HYPERLINK(&quot;http://comprasnet.gov.br/ConsultaLicitacoes/Download/Download.asp?coduasg=&quot;&amp;[.D90]&amp;&quot;&amp;numprp=&quot;&amp;[.F90]&amp;[.G90]&amp;&quot;&amp;modprp=&quot;&amp;IF([.A90]=&quot;Convite&quot;;&quot;01&quot;;IF([.A90]=&quot;Tomada de Preços&quot;;&quot;2&quot;;IF([.A90]=&quot;Concorrência&quot;;&quot;3&quot;;IF([.A90]=&quot;Concorrência Internacional&quot;;&quot;4&quot;;IF([.A90]=&quot;Pregão&quot;;&quot;5&quot;;IF([.A90]=&quot;Dispensa de Licitação&quot;;&quot;6&quot;;IF([.A90]=&quot;Inexigibilidade de Licitação&quot;;&quot;7&quot;;IF([.A90]=&quot;Concurso&quot;;&quot;20&quot;;IF([.A90]=&quot;Tomada de Preços por Técnica e Preço&quot;;&quot;22&quot;;IF([.A90]=&quot;Concorrência por Técnica e Preço&quot;;&quot;33&quot;;IF([.A90]=&quot;Concorrência Internacional por Técnica e Preço&quot;;&quot;44&quot;;&quot;&quot;)))))))))))&amp;&quot;&amp;bidbird=n&quot;;&quot;edital&quot;))" office:value-type="string" office:string-value="edital" calcext:value-type="string">
            <text:p>edital</text:p>
          </table:table-cell>
          <table:table-cell table:style-name="ce12" table:formula="of:=HYPERLINK(IF([.B90]=&quot;SISPP&quot;;&quot;http://comprasnet.gov.br/acesso.asp?url=/livre/Resultado/conrelit00.asp&quot;;&quot;https://www2.comprasnet.gov.br/siasgnet-atasrp/public/visualizarItemSRP.do?method=iniciar&amp;identificacaoCompra.numeroUasg=&quot;&amp;[.D90]&amp;&quot;&amp;identificacaoCompra.modalidadeCompra=5&amp;identificacaoCompra.numeroCompra=&quot;&amp;[.F90]&amp;&quot;&amp;identificacaoCompra.anoCompra=&quot;&amp;[.G90]&amp;&quot;&amp;numeroItem=&quot;&amp;RIGHT([.H90];3));[.H90])" office:value-type="string" office:string-value="00004" calcext:value-type="string">
            <text:p>00004</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SC</text:p>
          </table:table-cell>
          <table:table-cell table:style-name="ce4" office:value-type="string" calcext:value-type="string">
            <text:p>200125</text:p>
          </table:table-cell>
          <table:table-cell table:style-name="ce5" office:value-type="string" calcext:value-type="string">
            <text:p>SUPERINTENDENCIA REG. POL. RODV. FEDERAL-SC</text:p>
          </table:table-cell>
          <table:table-cell table:style-name="ce4" office:value-type="string" calcext:value-type="string">
            <text:p>00001</text:p>
          </table:table-cell>
          <table:table-cell table:style-name="ce4" office:value-type="string" calcext:value-type="string">
            <text:p>2019</text:p>
          </table:table-cell>
          <table:table-cell table:style-name="ce4" office:value-type="string" calcext:value-type="string">
            <text:p>00002</text:p>
          </table:table-cell>
          <table:table-cell table:style-name="ce5" office:value-type="string" calcext:value-type="string">
            <text:p>Objeto: Pregão Eletrônico - <text:s/>Contratação de empresa especializada na prestação de serviços de outsourcing de impressão, na modalidade franquia de páginas mais excedente, com fornecimento de software de gerenciamento de gestão, monitoramento e bilhetagem de impressão, acessórios, suprimentos, insumos/consumíveis originais (toner e outros, exceto papel), impressoras novas e assistência técnica/manutenção nos locais de instalação (com fornecimento de peças e componentes/toners), bem como quaisquer outros elementos</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IMPRESSÃO MONOCROMÁTICA - EXCEDENTE</text:p>
          </table:table-cell>
          <table:table-cell table:number-columns-repeated="2" table:style-name="ce4" office:value-type="string" calcext:value-type="string">
            <text:p>07/03/2019</text:p>
          </table:table-cell>
          <table:table-cell table:style-name="ce4" office:value-type="string" calcext:value-type="string">
            <text:p>--</text:p>
          </table:table-cell>
          <table:table-cell table:style-name="ce4" office:value-type="string" calcext:value-type="string">
            <text:p>UNIDADE</text:p>
          </table:table-cell>
          <table:table-cell table:style-name="ce8" office:value-type="float" office:value="0.07" calcext:value-type="float">
            <text:p>0,07</text:p>
          </table:table-cell>
          <table:table-cell table:style-name="ce8" office:value-type="float" office:value="14330.88" calcext:value-type="float">
            <text:p>14.330,88</text:p>
          </table:table-cell>
          <table:table-cell table:style-name="ce12" table:formula="of:=HYPERLINK(IF([.B91]=&quot;SISPP&quot;;&quot;http://comprasnet.gov.br/acesso.asp?url=/livre/Resultado/conrelit00.asp&quot;;&quot;https://www2.comprasnet.gov.br/siasgnet-atasrp/public/pesquisarItemSRP.do?method=iniciar&amp;parametro.identificacaoCompra.numeroUasg=&quot;&amp;[.D91]&amp;&quot;&amp;parametro.identificacaoCompra.modalidadeCompra=&quot;&amp;IF([.A91]=&quot;Convite&quot;;&quot;01&quot;;IF([.A91]=&quot;Tomada de Preços&quot;;&quot;2&quot;;IF([.A91]=&quot;Concorrência&quot;;&quot;3&quot;;IF([.A91]=&quot;Concorrência Internacional&quot;;&quot;4&quot;;IF([.A91]=&quot;Pregão&quot;;&quot;5&quot;;IF([.A91]=&quot;Dispensa de Licitação&quot;;&quot;6&quot;;IF([.A91]=&quot;Inexigibilidade de Licitação&quot;;&quot;7&quot;;IF([.A91]=&quot;Concurso&quot;;&quot;20&quot;;IF([.A91]=&quot;Tomada de Preços por Técnica e Preço&quot;;&quot;22&quot;;IF([.A91]=&quot;Concorrência por Técnica e Preço&quot;;&quot;33&quot;;IF([.A91]=&quot;Concorrência Internacional por Técnica e Preço&quot;;&quot;44&quot;;&quot;&quot;)))))))))))&amp;&quot;&amp;parametro.identificacaoCompra.numeroCompra=&quot;&amp;[.F91]&amp;&quot;&amp;parametro.identificacaoCompra.anoCompra=&quot;&amp;[.G91]); [.F91]&amp;&quot;/&quot;&amp;[.G91])" office:value-type="string" office:string-value="00001/2019" calcext:value-type="string">
            <text:p>00001/2019</text:p>
          </table:table-cell>
          <table:table-cell table:style-name="ce12" table:formula="of:=IF(OR([.A91]=&quot;DISPENSA DE LICITAÇÃO&quot;;[.A91]=&quot;INEXIGIBILIDADE DE LICITAÇÃO&quot;);&quot;Sem edital devido a modalidade de licitação&quot;;HYPERLINK(&quot;http://comprasnet.gov.br/ConsultaLicitacoes/Download/Download.asp?coduasg=&quot;&amp;[.D91]&amp;&quot;&amp;numprp=&quot;&amp;[.F91]&amp;[.G91]&amp;&quot;&amp;modprp=&quot;&amp;IF([.A91]=&quot;Convite&quot;;&quot;01&quot;;IF([.A91]=&quot;Tomada de Preços&quot;;&quot;2&quot;;IF([.A91]=&quot;Concorrência&quot;;&quot;3&quot;;IF([.A91]=&quot;Concorrência Internacional&quot;;&quot;4&quot;;IF([.A91]=&quot;Pregão&quot;;&quot;5&quot;;IF([.A91]=&quot;Dispensa de Licitação&quot;;&quot;6&quot;;IF([.A91]=&quot;Inexigibilidade de Licitação&quot;;&quot;7&quot;;IF([.A91]=&quot;Concurso&quot;;&quot;20&quot;;IF([.A91]=&quot;Tomada de Preços por Técnica e Preço&quot;;&quot;22&quot;;IF([.A91]=&quot;Concorrência por Técnica e Preço&quot;;&quot;33&quot;;IF([.A91]=&quot;Concorrência Internacional por Técnica e Preço&quot;;&quot;44&quot;;&quot;&quot;)))))))))))&amp;&quot;&amp;bidbird=n&quot;;&quot;edital&quot;))" office:value-type="string" office:string-value="edital" calcext:value-type="string">
            <text:p>edital</text:p>
          </table:table-cell>
          <table:table-cell table:style-name="ce12" table:formula="of:=HYPERLINK(IF([.B91]=&quot;SISPP&quot;;&quot;http://comprasnet.gov.br/acesso.asp?url=/livre/Resultado/conrelit00.asp&quot;;&quot;https://www2.comprasnet.gov.br/siasgnet-atasrp/public/visualizarItemSRP.do?method=iniciar&amp;identificacaoCompra.numeroUasg=&quot;&amp;[.D91]&amp;&quot;&amp;identificacaoCompra.modalidadeCompra=5&amp;identificacaoCompra.numeroCompra=&quot;&amp;[.F91]&amp;&quot;&amp;identificacaoCompra.anoCompra=&quot;&amp;[.G91]&amp;&quot;&amp;numeroItem=&quot;&amp;RIGHT([.H91];3));[.H91])" office:value-type="string" office:string-value="00002" calcext:value-type="string">
            <text:p>00002</text:p>
          </table:table-cell>
          <table:table-cell table:number-columns-repeated="1004"/>
        </table:table-row>
        <table:table-row table:style-name="ro11">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BA</text:p>
          </table:table-cell>
          <table:table-cell table:style-name="ce4" office:value-type="string" calcext:value-type="string">
            <text:p>380933</text:p>
          </table:table-cell>
          <table:table-cell table:style-name="ce5" office:value-type="string" calcext:value-type="string">
            <text:p>DELEG.REG. DO TRAB/BAHIA</text:p>
          </table:table-cell>
          <table:table-cell table:style-name="ce4" office:value-type="string" calcext:value-type="string">
            <text:p>00012</text:p>
          </table:table-cell>
          <table:table-cell table:style-name="ce4" office:value-type="string" calcext:value-type="string">
            <text:p>2018</text:p>
          </table:table-cell>
          <table:table-cell table:style-name="ce4" office:value-type="string" calcext:value-type="string">
            <text:p>00003</text:p>
          </table:table-cell>
          <table:table-cell table:style-name="ce5" office:value-type="string" calcext:value-type="string">
            <text:p>Objeto: Pregão Eletrônico - <text:s/>O objeto da presente licitação é a escolha da proposta mais vantajosa para a contratação de serviços de impressão monocromática, policromática e cópias reprográficas mediante locação e instalação de equipamentos com manutenção preventiva e corretiva dos mesmos, fornecimento de peças e suprimentos necessários, para atender a Superintendência Regional do Trabalho e Emprego na Bahia e suas unidades, em perfeitas condições de funcionamento e produtividade, para uso e gozo exclusivo desta</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IMPRESSÃO MONOCROMÁTICA, EXCEDENTE À FRANQUIA, MEDIANTE LOCAÇÃO E INSTALAÇÃO D E EQUIPAMENTOS COM MANUTENÇÃO PREVENTIVA E CORRETIVA DOS MESMOS, FORNECIMENTO DE PEÇAS E SUPRIMENTOS NECESSÁRIOS, PARA ATENDER A SUPERINTENDÊNCIA REGIONAL D O TRABALHO NA BAHIA E SUAS UNIDADES, EM PERFEITAS CONDIÇÕES DE FUNCIONAMENTO E <text:s/>PRODUTIVIDADE, PARA USO E GOZO EXCLUSIVO DESTA E ASSIM AS MANTER DURANTE TODA <text:s/>A VIGÊNCIA DO CONTRATO, BEM COMO RETIRÁ-LAS NO FINAL DO CONTRATO OU QUANDO SO LICITADO, PRESTAR-LHES ASSISTÊNCIA TÉCNICA NECESSÁRIA, MANUTENÇÃO PREVENTIVA E <text:s/>CORRETIVA, COMO TAMBÉM FORNECER-LHES, TODOS OS SUPRIMENTOS E MATERIAISDE CON SUMO, DESTINADOS À OPERAÇÃO DESTAS, À EXCEÇÃO DE PAPEL.</text:p>
          </table:table-cell>
          <table:table-cell table:number-columns-repeated="2" table:style-name="ce4" office:value-type="string" calcext:value-type="string">
            <text:p>18/12/2018</text:p>
          </table:table-cell>
          <table:table-cell table:style-name="ce4" office:value-type="string" calcext:value-type="string">
            <text:p>--</text:p>
          </table:table-cell>
          <table:table-cell table:style-name="ce4" office:value-type="string" calcext:value-type="string">
            <text:p>CÓPIA</text:p>
          </table:table-cell>
          <table:table-cell table:style-name="ce8" office:value-type="float" office:value="1.2" calcext:value-type="float">
            <text:p>1,20</text:p>
          </table:table-cell>
          <table:table-cell table:style-name="ce8" office:value-type="float" office:value="12000" calcext:value-type="float">
            <text:p>12.000,00</text:p>
          </table:table-cell>
          <table:table-cell table:style-name="ce12" table:formula="of:=HYPERLINK(IF([.B92]=&quot;SISPP&quot;;&quot;http://comprasnet.gov.br/acesso.asp?url=/livre/Resultado/conrelit00.asp&quot;;&quot;https://www2.comprasnet.gov.br/siasgnet-atasrp/public/pesquisarItemSRP.do?method=iniciar&amp;parametro.identificacaoCompra.numeroUasg=&quot;&amp;[.D92]&amp;&quot;&amp;parametro.identificacaoCompra.modalidadeCompra=&quot;&amp;IF([.A92]=&quot;Convite&quot;;&quot;01&quot;;IF([.A92]=&quot;Tomada de Preços&quot;;&quot;2&quot;;IF([.A92]=&quot;Concorrência&quot;;&quot;3&quot;;IF([.A92]=&quot;Concorrência Internacional&quot;;&quot;4&quot;;IF([.A92]=&quot;Pregão&quot;;&quot;5&quot;;IF([.A92]=&quot;Dispensa de Licitação&quot;;&quot;6&quot;;IF([.A92]=&quot;Inexigibilidade de Licitação&quot;;&quot;7&quot;;IF([.A92]=&quot;Concurso&quot;;&quot;20&quot;;IF([.A92]=&quot;Tomada de Preços por Técnica e Preço&quot;;&quot;22&quot;;IF([.A92]=&quot;Concorrência por Técnica e Preço&quot;;&quot;33&quot;;IF([.A92]=&quot;Concorrência Internacional por Técnica e Preço&quot;;&quot;44&quot;;&quot;&quot;)))))))))))&amp;&quot;&amp;parametro.identificacaoCompra.numeroCompra=&quot;&amp;[.F92]&amp;&quot;&amp;parametro.identificacaoCompra.anoCompra=&quot;&amp;[.G92]); [.F92]&amp;&quot;/&quot;&amp;[.G92])" office:value-type="string" office:string-value="00012/2018" calcext:value-type="string">
            <text:p>00012/2018</text:p>
          </table:table-cell>
          <table:table-cell table:style-name="ce12" table:formula="of:=IF(OR([.A92]=&quot;DISPENSA DE LICITAÇÃO&quot;;[.A92]=&quot;INEXIGIBILIDADE DE LICITAÇÃO&quot;);&quot;Sem edital devido a modalidade de licitação&quot;;HYPERLINK(&quot;http://comprasnet.gov.br/ConsultaLicitacoes/Download/Download.asp?coduasg=&quot;&amp;[.D92]&amp;&quot;&amp;numprp=&quot;&amp;[.F92]&amp;[.G92]&amp;&quot;&amp;modprp=&quot;&amp;IF([.A92]=&quot;Convite&quot;;&quot;01&quot;;IF([.A92]=&quot;Tomada de Preços&quot;;&quot;2&quot;;IF([.A92]=&quot;Concorrência&quot;;&quot;3&quot;;IF([.A92]=&quot;Concorrência Internacional&quot;;&quot;4&quot;;IF([.A92]=&quot;Pregão&quot;;&quot;5&quot;;IF([.A92]=&quot;Dispensa de Licitação&quot;;&quot;6&quot;;IF([.A92]=&quot;Inexigibilidade de Licitação&quot;;&quot;7&quot;;IF([.A92]=&quot;Concurso&quot;;&quot;20&quot;;IF([.A92]=&quot;Tomada de Preços por Técnica e Preço&quot;;&quot;22&quot;;IF([.A92]=&quot;Concorrência por Técnica e Preço&quot;;&quot;33&quot;;IF([.A92]=&quot;Concorrência Internacional por Técnica e Preço&quot;;&quot;44&quot;;&quot;&quot;)))))))))))&amp;&quot;&amp;bidbird=n&quot;;&quot;edital&quot;))" office:value-type="string" office:string-value="edital" calcext:value-type="string">
            <text:p>edital</text:p>
          </table:table-cell>
          <table:table-cell table:style-name="ce12" table:formula="of:=HYPERLINK(IF([.B92]=&quot;SISPP&quot;;&quot;http://comprasnet.gov.br/acesso.asp?url=/livre/Resultado/conrelit00.asp&quot;;&quot;https://www2.comprasnet.gov.br/siasgnet-atasrp/public/visualizarItemSRP.do?method=iniciar&amp;identificacaoCompra.numeroUasg=&quot;&amp;[.D92]&amp;&quot;&amp;identificacaoCompra.modalidadeCompra=5&amp;identificacaoCompra.numeroCompra=&quot;&amp;[.F92]&amp;&quot;&amp;identificacaoCompra.anoCompra=&quot;&amp;[.G92]&amp;&quot;&amp;numeroItem=&quot;&amp;RIGHT([.H92];3));[.H92])" office:value-type="string" office:string-value="00003" calcext:value-type="string">
            <text:p>00003</text:p>
          </table:table-cell>
          <table:table-cell table:number-columns-repeated="1004"/>
        </table:table-row>
        <table:table-row table:style-name="ro4">
          <table:table-cell table:style-name="ce4" office:value-type="string" calcext:value-type="string">
            <text:p>Dispensa de Licitação</text:p>
          </table:table-cell>
          <table:table-cell table:style-name="ce4" office:value-type="string" calcext:value-type="string">
            <text:p>SISPP</text:p>
          </table:table-cell>
          <table:table-cell table:style-name="ce4" office:value-type="string" calcext:value-type="string">
            <text:p>CE</text:p>
          </table:table-cell>
          <table:table-cell table:style-name="ce4" office:value-type="string" calcext:value-type="string">
            <text:p>158719</text:p>
          </table:table-cell>
          <table:table-cell table:style-name="ce5" office:value-type="string" calcext:value-type="string">
            <text:p>UNIVERSIDADE FEDERAL DO CARIRI</text:p>
          </table:table-cell>
          <table:table-cell table:style-name="ce4" office:value-type="string" calcext:value-type="string">
            <text:p>00001</text:p>
          </table:table-cell>
          <table:table-cell table:style-name="ce4" office:value-type="string" calcext:value-type="string">
            <text:p>2019</text:p>
          </table:table-cell>
          <table:table-cell table:style-name="ce4" office:value-type="string" calcext:value-type="string">
            <text:p>00002</text:p>
          </table:table-cell>
          <table:table-cell table:style-name="ce5" office:value-type="string" calcext:value-type="string">
            <text:p>Objeto: Contratação emergencial de empresa especializada em serviços de outsourcing de impressão.</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IMPRESSÃO TIPO 1 <text:s text:c="2"/>A4 MONOCROMÁTICA(EXCEDENTE)</text:p>
          </table:table-cell>
          <table:table-cell table:style-name="ce4" office:value-type="string" calcext:value-type="string">
            <text:p>--</text:p>
          </table:table-cell>
          <table:table-cell table:style-name="ce4" office:value-type="string" calcext:value-type="string">
            <text:p>25/02/2019</text:p>
          </table:table-cell>
          <table:table-cell table:style-name="ce4" office:value-type="string" calcext:value-type="string">
            <text:p>--</text:p>
          </table:table-cell>
          <table:table-cell table:style-name="ce4" office:value-type="string" calcext:value-type="string">
            <text:p>UND</text:p>
          </table:table-cell>
          <table:table-cell table:style-name="ce8" office:value-type="float" office:value="0.04" calcext:value-type="float">
            <text:p>0,04</text:p>
          </table:table-cell>
          <table:table-cell table:style-name="ce8" office:value-type="float" office:value="8400" calcext:value-type="float">
            <text:p>8.400,00</text:p>
          </table:table-cell>
          <table:table-cell table:style-name="ce12" table:formula="of:=HYPERLINK(IF([.B93]=&quot;SISPP&quot;;&quot;http://comprasnet.gov.br/acesso.asp?url=/livre/Resultado/conrelit00.asp&quot;;&quot;https://www2.comprasnet.gov.br/siasgnet-atasrp/public/pesquisarItemSRP.do?method=iniciar&amp;parametro.identificacaoCompra.numeroUasg=&quot;&amp;[.D93]&amp;&quot;&amp;parametro.identificacaoCompra.modalidadeCompra=&quot;&amp;IF([.A93]=&quot;Convite&quot;;&quot;01&quot;;IF([.A93]=&quot;Tomada de Preços&quot;;&quot;2&quot;;IF([.A93]=&quot;Concorrência&quot;;&quot;3&quot;;IF([.A93]=&quot;Concorrência Internacional&quot;;&quot;4&quot;;IF([.A93]=&quot;Pregão&quot;;&quot;5&quot;;IF([.A93]=&quot;Dispensa de Licitação&quot;;&quot;6&quot;;IF([.A93]=&quot;Inexigibilidade de Licitação&quot;;&quot;7&quot;;IF([.A93]=&quot;Concurso&quot;;&quot;20&quot;;IF([.A93]=&quot;Tomada de Preços por Técnica e Preço&quot;;&quot;22&quot;;IF([.A93]=&quot;Concorrência por Técnica e Preço&quot;;&quot;33&quot;;IF([.A93]=&quot;Concorrência Internacional por Técnica e Preço&quot;;&quot;44&quot;;&quot;&quot;)))))))))))&amp;&quot;&amp;parametro.identificacaoCompra.numeroCompra=&quot;&amp;[.F93]&amp;&quot;&amp;parametro.identificacaoCompra.anoCompra=&quot;&amp;[.G93]); [.F93]&amp;&quot;/&quot;&amp;[.G93])" office:value-type="string" office:string-value="00001/2019" calcext:value-type="string">
            <text:p>00001/2019</text:p>
          </table:table-cell>
          <table:table-cell table:style-name="ce12" table:formula="of:=IF(OR([.A93]=&quot;DISPENSA DE LICITAÇÃO&quot;;[.A93]=&quot;INEXIGIBILIDADE DE LICITAÇÃO&quot;);&quot;Sem edital devido a modalidade de licitação&quot;;HYPERLINK(&quot;http://comprasnet.gov.br/ConsultaLicitacoes/Download/Download.asp?coduasg=&quot;&amp;[.D93]&amp;&quot;&amp;numprp=&quot;&amp;[.F93]&amp;[.G93]&amp;&quot;&amp;modprp=&quot;&amp;IF([.A93]=&quot;Convite&quot;;&quot;01&quot;;IF([.A93]=&quot;Tomada de Preços&quot;;&quot;2&quot;;IF([.A93]=&quot;Concorrência&quot;;&quot;3&quot;;IF([.A93]=&quot;Concorrência Internacional&quot;;&quot;4&quot;;IF([.A93]=&quot;Pregão&quot;;&quot;5&quot;;IF([.A93]=&quot;Dispensa de Licitação&quot;;&quot;6&quot;;IF([.A93]=&quot;Inexigibilidade de Licitação&quot;;&quot;7&quot;;IF([.A93]=&quot;Concurso&quot;;&quot;20&quot;;IF([.A93]=&quot;Tomada de Preços por Técnica e Preço&quot;;&quot;22&quot;;IF([.A93]=&quot;Concorrência por Técnica e Preço&quot;;&quot;33&quot;;IF([.A93]=&quot;Concorrência Internacional por Técnica e Preço&quot;;&quot;44&quot;;&quot;&quot;)))))))))))&amp;&quot;&amp;bidbird=n&quot;;&quot;edital&quot;))" office:value-type="string" office:string-value="Sem edital devido a modalidade de licitação" calcext:value-type="string">
            <text:p>Sem edital devido a modalidade de licitação</text:p>
          </table:table-cell>
          <table:table-cell table:style-name="ce12" table:formula="of:=HYPERLINK(IF([.B93]=&quot;SISPP&quot;;&quot;http://comprasnet.gov.br/acesso.asp?url=/livre/Resultado/conrelit00.asp&quot;;&quot;https://www2.comprasnet.gov.br/siasgnet-atasrp/public/visualizarItemSRP.do?method=iniciar&amp;identificacaoCompra.numeroUasg=&quot;&amp;[.D93]&amp;&quot;&amp;identificacaoCompra.modalidadeCompra=5&amp;identificacaoCompra.numeroCompra=&quot;&amp;[.F93]&amp;&quot;&amp;identificacaoCompra.anoCompra=&quot;&amp;[.G93]&amp;&quot;&amp;numeroItem=&quot;&amp;RIGHT([.H93];3));[.H93])" office:value-type="string" office:string-value="00002" calcext:value-type="string">
            <text:p>00002</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MS</text:p>
          </table:table-cell>
          <table:table-cell table:style-name="ce4" office:value-type="string" calcext:value-type="string">
            <text:p>135019</text:p>
          </table:table-cell>
          <table:table-cell table:style-name="ce5" office:value-type="string" calcext:value-type="string">
            <text:p>EMBRAPA/CPAO</text:p>
          </table:table-cell>
          <table:table-cell table:style-name="ce4" office:value-type="string" calcext:value-type="string">
            <text:p>00011</text:p>
          </table:table-cell>
          <table:table-cell table:style-name="ce4" office:value-type="string" calcext:value-type="string">
            <text:p>2017</text:p>
          </table:table-cell>
          <table:table-cell table:style-name="ce4" office:value-type="string" calcext:value-type="string">
            <text:p>00001</text:p>
          </table:table-cell>
          <table:table-cell table:style-name="ce5" office:value-type="string" calcext:value-type="string">
            <text:p>Objeto: Pregão Eletrônico - <text:s/>Eventual cContratação de prestação de serviços de outsourcing de impressão por 12(doze) meses prorrogável por igual período, com a locação de equipamentos multifuncionais de impressão a laser, com manutenção corretiva, fornecimento de todas as peças, partes ou componentes necessários, bem como de todos os suprimentos e materiais de consumo, exceto papel, para atender a Embrapa Agropecuária Oeste e Comando da 18ª Brigada de Infantaria Fronteira MS, conforme no TR</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IMPRESSÕES MONOCROMÁTICA, COM INSTALAÇÃO DE 10 IMPRESSORAS CONFORME DESCRITO N O ANEXO I - ESPECIFICAÇÕES TÉCNICAS DO TERMO DE REFERENCIA</text:p>
          </table:table-cell>
          <table:table-cell table:number-columns-repeated="2" table:style-name="ce4" office:value-type="string" calcext:value-type="string">
            <text:p>16/07/2018</text:p>
          </table:table-cell>
          <table:table-cell table:style-name="ce4" office:value-type="string" calcext:value-type="string">
            <text:p>19/07/2019</text:p>
          </table:table-cell>
          <table:table-cell table:style-name="ce4" office:value-type="string" calcext:value-type="string">
            <text:p>PÁGINAS</text:p>
          </table:table-cell>
          <table:table-cell table:style-name="ce8" office:value-type="float" office:value="0.16" calcext:value-type="float">
            <text:p>0,16</text:p>
          </table:table-cell>
          <table:table-cell table:style-name="ce8" office:value-type="float" office:value="9600" calcext:value-type="float">
            <text:p>9.600,00</text:p>
          </table:table-cell>
          <table:table-cell table:style-name="ce12" table:formula="of:=HYPERLINK(IF([.B94]=&quot;SISPP&quot;;&quot;http://comprasnet.gov.br/acesso.asp?url=/livre/Resultado/conrelit00.asp&quot;;&quot;https://www2.comprasnet.gov.br/siasgnet-atasrp/public/pesquisarItemSRP.do?method=iniciar&amp;parametro.identificacaoCompra.numeroUasg=&quot;&amp;[.D94]&amp;&quot;&amp;parametro.identificacaoCompra.modalidadeCompra=&quot;&amp;IF([.A94]=&quot;Convite&quot;;&quot;01&quot;;IF([.A94]=&quot;Tomada de Preços&quot;;&quot;2&quot;;IF([.A94]=&quot;Concorrência&quot;;&quot;3&quot;;IF([.A94]=&quot;Concorrência Internacional&quot;;&quot;4&quot;;IF([.A94]=&quot;Pregão&quot;;&quot;5&quot;;IF([.A94]=&quot;Dispensa de Licitação&quot;;&quot;6&quot;;IF([.A94]=&quot;Inexigibilidade de Licitação&quot;;&quot;7&quot;;IF([.A94]=&quot;Concurso&quot;;&quot;20&quot;;IF([.A94]=&quot;Tomada de Preços por Técnica e Preço&quot;;&quot;22&quot;;IF([.A94]=&quot;Concorrência por Técnica e Preço&quot;;&quot;33&quot;;IF([.A94]=&quot;Concorrência Internacional por Técnica e Preço&quot;;&quot;44&quot;;&quot;&quot;)))))))))))&amp;&quot;&amp;parametro.identificacaoCompra.numeroCompra=&quot;&amp;[.F94]&amp;&quot;&amp;parametro.identificacaoCompra.anoCompra=&quot;&amp;[.G94]); [.F94]&amp;&quot;/&quot;&amp;[.G94])" office:value-type="string" office:string-value="00011/2017" calcext:value-type="string">
            <text:p>00011/2017</text:p>
          </table:table-cell>
          <table:table-cell table:style-name="ce12" table:formula="of:=IF(OR([.A94]=&quot;DISPENSA DE LICITAÇÃO&quot;;[.A94]=&quot;INEXIGIBILIDADE DE LICITAÇÃO&quot;);&quot;Sem edital devido a modalidade de licitação&quot;;HYPERLINK(&quot;http://comprasnet.gov.br/ConsultaLicitacoes/Download/Download.asp?coduasg=&quot;&amp;[.D94]&amp;&quot;&amp;numprp=&quot;&amp;[.F94]&amp;[.G94]&amp;&quot;&amp;modprp=&quot;&amp;IF([.A94]=&quot;Convite&quot;;&quot;01&quot;;IF([.A94]=&quot;Tomada de Preços&quot;;&quot;2&quot;;IF([.A94]=&quot;Concorrência&quot;;&quot;3&quot;;IF([.A94]=&quot;Concorrência Internacional&quot;;&quot;4&quot;;IF([.A94]=&quot;Pregão&quot;;&quot;5&quot;;IF([.A94]=&quot;Dispensa de Licitação&quot;;&quot;6&quot;;IF([.A94]=&quot;Inexigibilidade de Licitação&quot;;&quot;7&quot;;IF([.A94]=&quot;Concurso&quot;;&quot;20&quot;;IF([.A94]=&quot;Tomada de Preços por Técnica e Preço&quot;;&quot;22&quot;;IF([.A94]=&quot;Concorrência por Técnica e Preço&quot;;&quot;33&quot;;IF([.A94]=&quot;Concorrência Internacional por Técnica e Preço&quot;;&quot;44&quot;;&quot;&quot;)))))))))))&amp;&quot;&amp;bidbird=n&quot;;&quot;edital&quot;))" office:value-type="string" office:string-value="edital" calcext:value-type="string">
            <text:p>edital</text:p>
          </table:table-cell>
          <table:table-cell table:style-name="ce12" table:formula="of:=HYPERLINK(IF([.B94]=&quot;SISPP&quot;;&quot;http://comprasnet.gov.br/acesso.asp?url=/livre/Resultado/conrelit00.asp&quot;;&quot;https://www2.comprasnet.gov.br/siasgnet-atasrp/public/visualizarItemSRP.do?method=iniciar&amp;identificacaoCompra.numeroUasg=&quot;&amp;[.D94]&amp;&quot;&amp;identificacaoCompra.modalidadeCompra=5&amp;identificacaoCompra.numeroCompra=&quot;&amp;[.F94]&amp;&quot;&amp;identificacaoCompra.anoCompra=&quot;&amp;[.G94]&amp;&quot;&amp;numeroItem=&quot;&amp;RIGHT([.H94];3));[.H94])" office:value-type="string" office:string-value="00001" calcext:value-type="string">
            <text:p>00001</text:p>
          </table:table-cell>
          <table:table-cell table:number-columns-repeated="1004"/>
        </table:table-row>
        <table:table-row table:style-name="ro9">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PB</text:p>
          </table:table-cell>
          <table:table-cell table:style-name="ce4" office:value-type="string" calcext:value-type="string">
            <text:p>155023</text:p>
          </table:table-cell>
          <table:table-cell table:style-name="ce5" office:value-type="string" calcext:value-type="string">
            <text:p>HOSPITAL UNIVERSITÁRIO LAURO WANDERLEY</text:p>
          </table:table-cell>
          <table:table-cell table:style-name="ce4" office:value-type="string" calcext:value-type="string">
            <text:p>00080</text:p>
          </table:table-cell>
          <table:table-cell table:style-name="ce4" office:value-type="string" calcext:value-type="string">
            <text:p>2018</text:p>
          </table:table-cell>
          <table:table-cell table:style-name="ce4" office:value-type="string" calcext:value-type="string">
            <text:p>00001</text:p>
          </table:table-cell>
          <table:table-cell table:style-name="ce5" office:value-type="string" calcext:value-type="string">
            <text:p>Objeto: Pregão Eletrônico - <text:s/>Contratação de serviços de impressão, cópia e digitalização.</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IMPRESSORA LASER <text:s/>MONOCROMÁTICA, COM AS <text:s/>SEGUINTES ESPECIFICAÇÕES <text:s/>MÍNIMAS: <text:s/>VELOCIDADE DE 35PPM; <text:s text:c="3"/>MEMÓRIA DE 256MB/PROCESSADOR DE <text:s/>500MHZ; <text:s text:c="3"/>CAPACIDAD E DE ENTRADA 250 FOLHAS; <text:s text:c="3"/>TAMANHO DO PAPEL SUPORTADO ATÉ OFÍCIO <text:s/>COM FRENTE E VERSO AUTOMÁTICO; <text:s text:c="3"/>RESOLUÇÃO DE IMPRESSÃO 600 X 600DPI; <text:s text:c="3"/>LINGUAGEM DE IM PRESSÃO PCL6 E POST <text:s/>SCRIPT 3; <text:s text:c="3"/>CONECTIVIDADE USB 2.0 E ETHERNET <text:s/>10/100/100 0; <text:s text:c="3"/>CICLO MENSAL DE 50.000 IMPRESSÕES; <text:s text:c="3"/>IMPRESSÃO SEGURA; <text:s text:c="3"/>ACOMPANHAR TR ANSFORMADOR COMPATÍVEL <text:s/>COM O EQUIPAMENTO, CASO NECESSÁRIO.</text:p>
          </table:table-cell>
          <table:table-cell table:number-columns-repeated="2" table:style-name="ce4" office:value-type="string" calcext:value-type="string">
            <text:p>19/02/2019</text:p>
          </table:table-cell>
          <table:table-cell table:style-name="ce4" office:value-type="string" calcext:value-type="string">
            <text:p>--</text:p>
          </table:table-cell>
          <table:table-cell table:style-name="ce4" office:value-type="string" calcext:value-type="string">
            <text:p>MÊS</text:p>
          </table:table-cell>
          <table:table-cell table:style-name="ce8" office:value-type="float" office:value="6500" calcext:value-type="float">
            <text:p>6.500,00</text:p>
          </table:table-cell>
          <table:table-cell table:style-name="ce8" office:value-type="float" office:value="78000" calcext:value-type="float">
            <text:p>78.000,00</text:p>
          </table:table-cell>
          <table:table-cell table:style-name="ce12" table:formula="of:=HYPERLINK(IF([.B95]=&quot;SISPP&quot;;&quot;http://comprasnet.gov.br/acesso.asp?url=/livre/Resultado/conrelit00.asp&quot;;&quot;https://www2.comprasnet.gov.br/siasgnet-atasrp/public/pesquisarItemSRP.do?method=iniciar&amp;parametro.identificacaoCompra.numeroUasg=&quot;&amp;[.D95]&amp;&quot;&amp;parametro.identificacaoCompra.modalidadeCompra=&quot;&amp;IF([.A95]=&quot;Convite&quot;;&quot;01&quot;;IF([.A95]=&quot;Tomada de Preços&quot;;&quot;2&quot;;IF([.A95]=&quot;Concorrência&quot;;&quot;3&quot;;IF([.A95]=&quot;Concorrência Internacional&quot;;&quot;4&quot;;IF([.A95]=&quot;Pregão&quot;;&quot;5&quot;;IF([.A95]=&quot;Dispensa de Licitação&quot;;&quot;6&quot;;IF([.A95]=&quot;Inexigibilidade de Licitação&quot;;&quot;7&quot;;IF([.A95]=&quot;Concurso&quot;;&quot;20&quot;;IF([.A95]=&quot;Tomada de Preços por Técnica e Preço&quot;;&quot;22&quot;;IF([.A95]=&quot;Concorrência por Técnica e Preço&quot;;&quot;33&quot;;IF([.A95]=&quot;Concorrência Internacional por Técnica e Preço&quot;;&quot;44&quot;;&quot;&quot;)))))))))))&amp;&quot;&amp;parametro.identificacaoCompra.numeroCompra=&quot;&amp;[.F95]&amp;&quot;&amp;parametro.identificacaoCompra.anoCompra=&quot;&amp;[.G95]); [.F95]&amp;&quot;/&quot;&amp;[.G95])" office:value-type="string" office:string-value="00080/2018" calcext:value-type="string">
            <text:p>00080/2018</text:p>
          </table:table-cell>
          <table:table-cell table:style-name="ce12" table:formula="of:=IF(OR([.A95]=&quot;DISPENSA DE LICITAÇÃO&quot;;[.A95]=&quot;INEXIGIBILIDADE DE LICITAÇÃO&quot;);&quot;Sem edital devido a modalidade de licitação&quot;;HYPERLINK(&quot;http://comprasnet.gov.br/ConsultaLicitacoes/Download/Download.asp?coduasg=&quot;&amp;[.D95]&amp;&quot;&amp;numprp=&quot;&amp;[.F95]&amp;[.G95]&amp;&quot;&amp;modprp=&quot;&amp;IF([.A95]=&quot;Convite&quot;;&quot;01&quot;;IF([.A95]=&quot;Tomada de Preços&quot;;&quot;2&quot;;IF([.A95]=&quot;Concorrência&quot;;&quot;3&quot;;IF([.A95]=&quot;Concorrência Internacional&quot;;&quot;4&quot;;IF([.A95]=&quot;Pregão&quot;;&quot;5&quot;;IF([.A95]=&quot;Dispensa de Licitação&quot;;&quot;6&quot;;IF([.A95]=&quot;Inexigibilidade de Licitação&quot;;&quot;7&quot;;IF([.A95]=&quot;Concurso&quot;;&quot;20&quot;;IF([.A95]=&quot;Tomada de Preços por Técnica e Preço&quot;;&quot;22&quot;;IF([.A95]=&quot;Concorrência por Técnica e Preço&quot;;&quot;33&quot;;IF([.A95]=&quot;Concorrência Internacional por Técnica e Preço&quot;;&quot;44&quot;;&quot;&quot;)))))))))))&amp;&quot;&amp;bidbird=n&quot;;&quot;edital&quot;))" office:value-type="string" office:string-value="edital" calcext:value-type="string">
            <text:p>edital</text:p>
          </table:table-cell>
          <table:table-cell table:style-name="ce12" table:formula="of:=HYPERLINK(IF([.B95]=&quot;SISPP&quot;;&quot;http://comprasnet.gov.br/acesso.asp?url=/livre/Resultado/conrelit00.asp&quot;;&quot;https://www2.comprasnet.gov.br/siasgnet-atasrp/public/visualizarItemSRP.do?method=iniciar&amp;identificacaoCompra.numeroUasg=&quot;&amp;[.D95]&amp;&quot;&amp;identificacaoCompra.modalidadeCompra=5&amp;identificacaoCompra.numeroCompra=&quot;&amp;[.F95]&amp;&quot;&amp;identificacaoCompra.anoCompra=&quot;&amp;[.G95]&amp;&quot;&amp;numeroItem=&quot;&amp;RIGHT([.H95];3));[.H95])" office:value-type="string" office:string-value="00001" calcext:value-type="string">
            <text:p>00001</text:p>
          </table:table-cell>
          <table:table-cell table:number-columns-repeated="1004"/>
        </table:table-row>
        <table:table-row table:style-name="ro7">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DF</text:p>
          </table:table-cell>
          <table:table-cell table:style-name="ce4" office:value-type="string" calcext:value-type="string">
            <text:p>194035</text:p>
          </table:table-cell>
          <table:table-cell table:style-name="ce5" office:value-type="string" calcext:value-type="string">
            <text:p>DIRETORIA DE ADMINISTRAÇÃO E GESTÃO - FUNAI</text:p>
          </table:table-cell>
          <table:table-cell table:style-name="ce4" office:value-type="string" calcext:value-type="string">
            <text:p>00009</text:p>
          </table:table-cell>
          <table:table-cell table:style-name="ce4" office:value-type="string" calcext:value-type="string">
            <text:p>2018</text:p>
          </table:table-cell>
          <table:table-cell table:style-name="ce4" office:value-type="string" calcext:value-type="string">
            <text:p>00003</text:p>
          </table:table-cell>
          <table:table-cell table:style-name="ce5" office:value-type="string" calcext:value-type="string">
            <text:p>Objeto: Pregão Eletrônico - <text:s/>Contração de Serviços de Outsourcing de Impressão - Modalidade franquia mais excedente de páginas, para a Fundação Nacional do Índio <text:s text:c="2"/>FUNAI Sede e Sobradinho.</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OUTSOURCING DE IMPRESSÃO <text:s text:c="2"/>PÁGINAS A4 MONOCROMÁTICO, SEM FORNECIMENTO DE PAPEL <text:s text:c="3"/>EXCEDENTE FRANQUIA. NESTA MODALIDADE, OS EQUIPAMENTOS DE IMPRESSÃO SÃO CEDI DOS SOB REGIME DE COMODATO E NÃO SOB REGIME DE LOCAÇÃO. A AMORTIZAÇÃO DO ATIVO <text:s/>É SOBRE A QUANTIDADE DE PÁGINAS A SEREM PRODUZIDAS (FRANQUIA).</text:p>
          </table:table-cell>
          <table:table-cell table:number-columns-repeated="2" table:style-name="ce4" office:value-type="string" calcext:value-type="string">
            <text:p>26/12/2018</text:p>
          </table:table-cell>
          <table:table-cell table:style-name="ce4" office:value-type="string" calcext:value-type="string">
            <text:p>--</text:p>
          </table:table-cell>
          <table:table-cell table:style-name="ce4" office:value-type="string" calcext:value-type="string">
            <text:p>UNIDADE</text:p>
          </table:table-cell>
          <table:table-cell table:style-name="ce8" office:value-type="float" office:value="0.03" calcext:value-type="float">
            <text:p>0,03</text:p>
          </table:table-cell>
          <table:table-cell table:style-name="ce8" office:value-type="float" office:value="9764.88" calcext:value-type="float">
            <text:p>9.764,88</text:p>
          </table:table-cell>
          <table:table-cell table:style-name="ce12" table:formula="of:=HYPERLINK(IF([.B96]=&quot;SISPP&quot;;&quot;http://comprasnet.gov.br/acesso.asp?url=/livre/Resultado/conrelit00.asp&quot;;&quot;https://www2.comprasnet.gov.br/siasgnet-atasrp/public/pesquisarItemSRP.do?method=iniciar&amp;parametro.identificacaoCompra.numeroUasg=&quot;&amp;[.D96]&amp;&quot;&amp;parametro.identificacaoCompra.modalidadeCompra=&quot;&amp;IF([.A96]=&quot;Convite&quot;;&quot;01&quot;;IF([.A96]=&quot;Tomada de Preços&quot;;&quot;2&quot;;IF([.A96]=&quot;Concorrência&quot;;&quot;3&quot;;IF([.A96]=&quot;Concorrência Internacional&quot;;&quot;4&quot;;IF([.A96]=&quot;Pregão&quot;;&quot;5&quot;;IF([.A96]=&quot;Dispensa de Licitação&quot;;&quot;6&quot;;IF([.A96]=&quot;Inexigibilidade de Licitação&quot;;&quot;7&quot;;IF([.A96]=&quot;Concurso&quot;;&quot;20&quot;;IF([.A96]=&quot;Tomada de Preços por Técnica e Preço&quot;;&quot;22&quot;;IF([.A96]=&quot;Concorrência por Técnica e Preço&quot;;&quot;33&quot;;IF([.A96]=&quot;Concorrência Internacional por Técnica e Preço&quot;;&quot;44&quot;;&quot;&quot;)))))))))))&amp;&quot;&amp;parametro.identificacaoCompra.numeroCompra=&quot;&amp;[.F96]&amp;&quot;&amp;parametro.identificacaoCompra.anoCompra=&quot;&amp;[.G96]); [.F96]&amp;&quot;/&quot;&amp;[.G96])" office:value-type="string" office:string-value="00009/2018" calcext:value-type="string">
            <text:p>00009/2018</text:p>
          </table:table-cell>
          <table:table-cell table:style-name="ce12" table:formula="of:=IF(OR([.A96]=&quot;DISPENSA DE LICITAÇÃO&quot;;[.A96]=&quot;INEXIGIBILIDADE DE LICITAÇÃO&quot;);&quot;Sem edital devido a modalidade de licitação&quot;;HYPERLINK(&quot;http://comprasnet.gov.br/ConsultaLicitacoes/Download/Download.asp?coduasg=&quot;&amp;[.D96]&amp;&quot;&amp;numprp=&quot;&amp;[.F96]&amp;[.G96]&amp;&quot;&amp;modprp=&quot;&amp;IF([.A96]=&quot;Convite&quot;;&quot;01&quot;;IF([.A96]=&quot;Tomada de Preços&quot;;&quot;2&quot;;IF([.A96]=&quot;Concorrência&quot;;&quot;3&quot;;IF([.A96]=&quot;Concorrência Internacional&quot;;&quot;4&quot;;IF([.A96]=&quot;Pregão&quot;;&quot;5&quot;;IF([.A96]=&quot;Dispensa de Licitação&quot;;&quot;6&quot;;IF([.A96]=&quot;Inexigibilidade de Licitação&quot;;&quot;7&quot;;IF([.A96]=&quot;Concurso&quot;;&quot;20&quot;;IF([.A96]=&quot;Tomada de Preços por Técnica e Preço&quot;;&quot;22&quot;;IF([.A96]=&quot;Concorrência por Técnica e Preço&quot;;&quot;33&quot;;IF([.A96]=&quot;Concorrência Internacional por Técnica e Preço&quot;;&quot;44&quot;;&quot;&quot;)))))))))))&amp;&quot;&amp;bidbird=n&quot;;&quot;edital&quot;))" office:value-type="string" office:string-value="edital" calcext:value-type="string">
            <text:p>edital</text:p>
          </table:table-cell>
          <table:table-cell table:style-name="ce12" table:formula="of:=HYPERLINK(IF([.B96]=&quot;SISPP&quot;;&quot;http://comprasnet.gov.br/acesso.asp?url=/livre/Resultado/conrelit00.asp&quot;;&quot;https://www2.comprasnet.gov.br/siasgnet-atasrp/public/visualizarItemSRP.do?method=iniciar&amp;identificacaoCompra.numeroUasg=&quot;&amp;[.D96]&amp;&quot;&amp;identificacaoCompra.modalidadeCompra=5&amp;identificacaoCompra.numeroCompra=&quot;&amp;[.F96]&amp;&quot;&amp;identificacaoCompra.anoCompra=&quot;&amp;[.G96]&amp;&quot;&amp;numeroItem=&quot;&amp;RIGHT([.H96];3));[.H96])" office:value-type="string" office:string-value="00003" calcext:value-type="string">
            <text:p>00003</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MS</text:p>
          </table:table-cell>
          <table:table-cell table:style-name="ce4" office:value-type="string" calcext:value-type="string">
            <text:p>253008</text:p>
          </table:table-cell>
          <table:table-cell table:style-name="ce5" office:value-type="string" calcext:value-type="string">
            <text:p>COORD DE VIG.SANIT.DE PORTOS AERP.</text:p>
          </table:table-cell>
          <table:table-cell table:style-name="ce4" office:value-type="string" calcext:value-type="string">
            <text:p>00001</text:p>
          </table:table-cell>
          <table:table-cell table:style-name="ce4" office:value-type="string" calcext:value-type="string">
            <text:p>2019</text:p>
          </table:table-cell>
          <table:table-cell table:style-name="ce4" office:value-type="string" calcext:value-type="string">
            <text:p>00002</text:p>
          </table:table-cell>
          <table:table-cell table:style-name="ce5" office:value-type="string" calcext:value-type="string">
            <text:p>Objeto: Pregão Eletrônico - <text:s/>O objeto da presente licitação é a escolha da proposta mais vantajosa para a contratação de serviço de impressão prestado por empresa especializada em reprodução de documentos (outsourcing de impressão) na modalidade franquia mensal de páginas mais excedente, com fornecimento de software de gerenciamento de cotas, monitoramento, gestão e bilhetagem de impressão, acessórios, suprimentos, insumos/consumíveis originais (toner e outros, exceto papel), impressoras novas e assistência técn</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OUTSOURCING DE IMPRESSÃO - PÁGINAS A4 <text:s text:c="2"/>MULTIFUNCIONAL <text:s text:c="2"/>LASER - MONOCROMÁTICO <text:s/>- EXCEDENTE A FRANQUIA SEM PAPEL.</text:p>
          </table:table-cell>
          <table:table-cell table:number-columns-repeated="2" table:style-name="ce4" office:value-type="string" calcext:value-type="string">
            <text:p>29/04/2019</text:p>
          </table:table-cell>
          <table:table-cell table:style-name="ce4" office:value-type="string" calcext:value-type="string">
            <text:p>--</text:p>
          </table:table-cell>
          <table:table-cell table:style-name="ce4" office:value-type="string" calcext:value-type="string">
            <text:p>CÓPIAS 48 MESES</text:p>
          </table:table-cell>
          <table:table-cell table:style-name="ce8" office:value-type="float" office:value="0.07" calcext:value-type="float">
            <text:p>0,07</text:p>
          </table:table-cell>
          <table:table-cell table:style-name="ce8" office:value-type="float" office:value="669.12" calcext:value-type="float">
            <text:p>669,12</text:p>
          </table:table-cell>
          <table:table-cell table:style-name="ce12" table:formula="of:=HYPERLINK(IF([.B97]=&quot;SISPP&quot;;&quot;http://comprasnet.gov.br/acesso.asp?url=/livre/Resultado/conrelit00.asp&quot;;&quot;https://www2.comprasnet.gov.br/siasgnet-atasrp/public/pesquisarItemSRP.do?method=iniciar&amp;parametro.identificacaoCompra.numeroUasg=&quot;&amp;[.D97]&amp;&quot;&amp;parametro.identificacaoCompra.modalidadeCompra=&quot;&amp;IF([.A97]=&quot;Convite&quot;;&quot;01&quot;;IF([.A97]=&quot;Tomada de Preços&quot;;&quot;2&quot;;IF([.A97]=&quot;Concorrência&quot;;&quot;3&quot;;IF([.A97]=&quot;Concorrência Internacional&quot;;&quot;4&quot;;IF([.A97]=&quot;Pregão&quot;;&quot;5&quot;;IF([.A97]=&quot;Dispensa de Licitação&quot;;&quot;6&quot;;IF([.A97]=&quot;Inexigibilidade de Licitação&quot;;&quot;7&quot;;IF([.A97]=&quot;Concurso&quot;;&quot;20&quot;;IF([.A97]=&quot;Tomada de Preços por Técnica e Preço&quot;;&quot;22&quot;;IF([.A97]=&quot;Concorrência por Técnica e Preço&quot;;&quot;33&quot;;IF([.A97]=&quot;Concorrência Internacional por Técnica e Preço&quot;;&quot;44&quot;;&quot;&quot;)))))))))))&amp;&quot;&amp;parametro.identificacaoCompra.numeroCompra=&quot;&amp;[.F97]&amp;&quot;&amp;parametro.identificacaoCompra.anoCompra=&quot;&amp;[.G97]); [.F97]&amp;&quot;/&quot;&amp;[.G97])" office:value-type="string" office:string-value="00001/2019" calcext:value-type="string">
            <text:p>00001/2019</text:p>
          </table:table-cell>
          <table:table-cell table:style-name="ce12" table:formula="of:=IF(OR([.A97]=&quot;DISPENSA DE LICITAÇÃO&quot;;[.A97]=&quot;INEXIGIBILIDADE DE LICITAÇÃO&quot;);&quot;Sem edital devido a modalidade de licitação&quot;;HYPERLINK(&quot;http://comprasnet.gov.br/ConsultaLicitacoes/Download/Download.asp?coduasg=&quot;&amp;[.D97]&amp;&quot;&amp;numprp=&quot;&amp;[.F97]&amp;[.G97]&amp;&quot;&amp;modprp=&quot;&amp;IF([.A97]=&quot;Convite&quot;;&quot;01&quot;;IF([.A97]=&quot;Tomada de Preços&quot;;&quot;2&quot;;IF([.A97]=&quot;Concorrência&quot;;&quot;3&quot;;IF([.A97]=&quot;Concorrência Internacional&quot;;&quot;4&quot;;IF([.A97]=&quot;Pregão&quot;;&quot;5&quot;;IF([.A97]=&quot;Dispensa de Licitação&quot;;&quot;6&quot;;IF([.A97]=&quot;Inexigibilidade de Licitação&quot;;&quot;7&quot;;IF([.A97]=&quot;Concurso&quot;;&quot;20&quot;;IF([.A97]=&quot;Tomada de Preços por Técnica e Preço&quot;;&quot;22&quot;;IF([.A97]=&quot;Concorrência por Técnica e Preço&quot;;&quot;33&quot;;IF([.A97]=&quot;Concorrência Internacional por Técnica e Preço&quot;;&quot;44&quot;;&quot;&quot;)))))))))))&amp;&quot;&amp;bidbird=n&quot;;&quot;edital&quot;))" office:value-type="string" office:string-value="edital" calcext:value-type="string">
            <text:p>edital</text:p>
          </table:table-cell>
          <table:table-cell table:style-name="ce12" table:formula="of:=HYPERLINK(IF([.B97]=&quot;SISPP&quot;;&quot;http://comprasnet.gov.br/acesso.asp?url=/livre/Resultado/conrelit00.asp&quot;;&quot;https://www2.comprasnet.gov.br/siasgnet-atasrp/public/visualizarItemSRP.do?method=iniciar&amp;identificacaoCompra.numeroUasg=&quot;&amp;[.D97]&amp;&quot;&amp;identificacaoCompra.modalidadeCompra=5&amp;identificacaoCompra.numeroCompra=&quot;&amp;[.F97]&amp;&quot;&amp;identificacaoCompra.anoCompra=&quot;&amp;[.G97]&amp;&quot;&amp;numeroItem=&quot;&amp;RIGHT([.H97];3));[.H97])" office:value-type="string" office:string-value="00002" calcext:value-type="string">
            <text:p>00002</text:p>
          </table:table-cell>
          <table:table-cell table:number-columns-repeated="1004"/>
        </table:table-row>
        <table:table-row table:style-name="ro7">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GO</text:p>
          </table:table-cell>
          <table:table-cell table:style-name="ce4" office:value-type="string" calcext:value-type="string">
            <text:p>250021</text:p>
          </table:table-cell>
          <table:table-cell table:style-name="ce5" office:value-type="string" calcext:value-type="string">
            <text:p>MS-ESCRITORIO DE REPRES.DO MIN. DA SAUDE/GO</text:p>
          </table:table-cell>
          <table:table-cell table:style-name="ce4" office:value-type="string" calcext:value-type="string">
            <text:p>00004</text:p>
          </table:table-cell>
          <table:table-cell table:style-name="ce4" office:value-type="string" calcext:value-type="string">
            <text:p>2019</text:p>
          </table:table-cell>
          <table:table-cell table:style-name="ce4" office:value-type="string" calcext:value-type="string">
            <text:p>00002</text:p>
          </table:table-cell>
          <table:table-cell table:style-name="ce5" office:value-type="string" calcext:value-type="string">
            <text:p>Objeto: Pregão Eletrônico - <text:s/>Contratação de empresa especializada na prestação de serviços de impressão, cópia e digitalização de documentos com fornecimento de todos equipamentos, insumos e materiais (exceto papel), inclusive assistência técnica/manutenção preventiva e corretiva, além de fornecimento de suprimentos e peças.</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OUTSOURCING DE IMPRESSÃO A4, A5, OFÍCIO E CARTA, MONOCROMÁTICO EXCEDENTE A FRA NQUIA SOFTWARE DE GERENCIAMENTO DE ATIVOS E BILHETAGEM DAS PÁGINAS, ASSISTÊNCI A TÉCNICA DE MANUTENÇÃO PREVENTIVA E CORRETIVA, TREINAMENTO DE USUÁRIOS, REPOS IÇÃO DE PEÇAS E INSUMOS/CONSUMÍVEIS (COM EXCEÇÃO DA FOLHA DE PAPEL PARA IMPRES SÃO)</text:p>
          </table:table-cell>
          <table:table-cell table:number-columns-repeated="2" table:style-name="ce4" office:value-type="string" calcext:value-type="string">
            <text:p>08/04/2019</text:p>
          </table:table-cell>
          <table:table-cell table:style-name="ce4" office:value-type="string" calcext:value-type="string">
            <text:p>--</text:p>
          </table:table-cell>
          <table:table-cell table:style-name="ce4" office:value-type="string" calcext:value-type="string">
            <text:p>SERVIÇO</text:p>
          </table:table-cell>
          <table:table-cell table:number-columns-repeated="2" table:style-name="ce8" office:value-type="float" office:value="19764" calcext:value-type="float">
            <text:p>19.764,00</text:p>
          </table:table-cell>
          <table:table-cell table:style-name="ce12" table:formula="of:=HYPERLINK(IF([.B98]=&quot;SISPP&quot;;&quot;http://comprasnet.gov.br/acesso.asp?url=/livre/Resultado/conrelit00.asp&quot;;&quot;https://www2.comprasnet.gov.br/siasgnet-atasrp/public/pesquisarItemSRP.do?method=iniciar&amp;parametro.identificacaoCompra.numeroUasg=&quot;&amp;[.D98]&amp;&quot;&amp;parametro.identificacaoCompra.modalidadeCompra=&quot;&amp;IF([.A98]=&quot;Convite&quot;;&quot;01&quot;;IF([.A98]=&quot;Tomada de Preços&quot;;&quot;2&quot;;IF([.A98]=&quot;Concorrência&quot;;&quot;3&quot;;IF([.A98]=&quot;Concorrência Internacional&quot;;&quot;4&quot;;IF([.A98]=&quot;Pregão&quot;;&quot;5&quot;;IF([.A98]=&quot;Dispensa de Licitação&quot;;&quot;6&quot;;IF([.A98]=&quot;Inexigibilidade de Licitação&quot;;&quot;7&quot;;IF([.A98]=&quot;Concurso&quot;;&quot;20&quot;;IF([.A98]=&quot;Tomada de Preços por Técnica e Preço&quot;;&quot;22&quot;;IF([.A98]=&quot;Concorrência por Técnica e Preço&quot;;&quot;33&quot;;IF([.A98]=&quot;Concorrência Internacional por Técnica e Preço&quot;;&quot;44&quot;;&quot;&quot;)))))))))))&amp;&quot;&amp;parametro.identificacaoCompra.numeroCompra=&quot;&amp;[.F98]&amp;&quot;&amp;parametro.identificacaoCompra.anoCompra=&quot;&amp;[.G98]); [.F98]&amp;&quot;/&quot;&amp;[.G98])" office:value-type="string" office:string-value="00004/2019" calcext:value-type="string">
            <text:p>00004/2019</text:p>
          </table:table-cell>
          <table:table-cell table:style-name="ce12" table:formula="of:=IF(OR([.A98]=&quot;DISPENSA DE LICITAÇÃO&quot;;[.A98]=&quot;INEXIGIBILIDADE DE LICITAÇÃO&quot;);&quot;Sem edital devido a modalidade de licitação&quot;;HYPERLINK(&quot;http://comprasnet.gov.br/ConsultaLicitacoes/Download/Download.asp?coduasg=&quot;&amp;[.D98]&amp;&quot;&amp;numprp=&quot;&amp;[.F98]&amp;[.G98]&amp;&quot;&amp;modprp=&quot;&amp;IF([.A98]=&quot;Convite&quot;;&quot;01&quot;;IF([.A98]=&quot;Tomada de Preços&quot;;&quot;2&quot;;IF([.A98]=&quot;Concorrência&quot;;&quot;3&quot;;IF([.A98]=&quot;Concorrência Internacional&quot;;&quot;4&quot;;IF([.A98]=&quot;Pregão&quot;;&quot;5&quot;;IF([.A98]=&quot;Dispensa de Licitação&quot;;&quot;6&quot;;IF([.A98]=&quot;Inexigibilidade de Licitação&quot;;&quot;7&quot;;IF([.A98]=&quot;Concurso&quot;;&quot;20&quot;;IF([.A98]=&quot;Tomada de Preços por Técnica e Preço&quot;;&quot;22&quot;;IF([.A98]=&quot;Concorrência por Técnica e Preço&quot;;&quot;33&quot;;IF([.A98]=&quot;Concorrência Internacional por Técnica e Preço&quot;;&quot;44&quot;;&quot;&quot;)))))))))))&amp;&quot;&amp;bidbird=n&quot;;&quot;edital&quot;))" office:value-type="string" office:string-value="edital" calcext:value-type="string">
            <text:p>edital</text:p>
          </table:table-cell>
          <table:table-cell table:style-name="ce12" table:formula="of:=HYPERLINK(IF([.B98]=&quot;SISPP&quot;;&quot;http://comprasnet.gov.br/acesso.asp?url=/livre/Resultado/conrelit00.asp&quot;;&quot;https://www2.comprasnet.gov.br/siasgnet-atasrp/public/visualizarItemSRP.do?method=iniciar&amp;identificacaoCompra.numeroUasg=&quot;&amp;[.D98]&amp;&quot;&amp;identificacaoCompra.modalidadeCompra=5&amp;identificacaoCompra.numeroCompra=&quot;&amp;[.F98]&amp;&quot;&amp;identificacaoCompra.anoCompra=&quot;&amp;[.G98]&amp;&quot;&amp;numeroItem=&quot;&amp;RIGHT([.H98];3));[.H98])" office:value-type="string" office:string-value="00002" calcext:value-type="string">
            <text:p>00002</text:p>
          </table:table-cell>
          <table:table-cell table:number-columns-repeated="1004"/>
        </table:table-row>
        <table:table-row table:style-name="ro5">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DF</text:p>
          </table:table-cell>
          <table:table-cell table:style-name="ce4" office:value-type="string" calcext:value-type="string">
            <text:p>240101</text:p>
          </table:table-cell>
          <table:table-cell table:style-name="ce5" office:value-type="string" calcext:value-type="string">
            <text:p>MCT-COORD. GERAL DE RECURSOS LOGÍSTICOS/DF</text:p>
          </table:table-cell>
          <table:table-cell table:style-name="ce4" office:value-type="string" calcext:value-type="string">
            <text:p>00002</text:p>
          </table:table-cell>
          <table:table-cell table:style-name="ce4" office:value-type="string" calcext:value-type="string">
            <text:p>2019</text:p>
          </table:table-cell>
          <table:table-cell table:style-name="ce4" office:value-type="string" calcext:value-type="string">
            <text:p>00004</text:p>
          </table:table-cell>
          <table:table-cell table:style-name="ce5" office:value-type="string" calcext:value-type="string">
            <text:p>Objeto: Pregão Eletrônico - <text:s/>Contratação de empresa especializada para solução continuada de impressão, cópia e digitalização corporativa, compreendendo a cessão de direito de uso de equipamentos novos e de primeiro uso, incluindo a prestação de serviços de manutenção preventiva e corretiva, fornecimento de peças e consumíveis necessários (exceto papel), assim como serviços de gestão, controle e operacionalização da solução.</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PARTE VARIÁVEL - IMPRESSÃO MONOCROMÁTICA <text:s text:c="2"/>EQUIPAMENTO TIPO A</text:p>
          </table:table-cell>
          <table:table-cell table:number-columns-repeated="2" table:style-name="ce4" office:value-type="string" calcext:value-type="string">
            <text:p>27/02/2019</text:p>
          </table:table-cell>
          <table:table-cell table:style-name="ce4" office:value-type="string" calcext:value-type="string">
            <text:p>--</text:p>
          </table:table-cell>
          <table:table-cell table:style-name="ce4" office:value-type="string" calcext:value-type="string">
            <text:p>IMPRESSÃO</text:p>
          </table:table-cell>
          <table:table-cell table:style-name="ce8" office:value-type="float" office:value="0.06" calcext:value-type="float">
            <text:p>0,06</text:p>
          </table:table-cell>
          <table:table-cell table:style-name="ce8" office:value-type="float" office:value="150000" calcext:value-type="float">
            <text:p>150.000,00</text:p>
          </table:table-cell>
          <table:table-cell table:style-name="ce12" table:formula="of:=HYPERLINK(IF([.B99]=&quot;SISPP&quot;;&quot;http://comprasnet.gov.br/acesso.asp?url=/livre/Resultado/conrelit00.asp&quot;;&quot;https://www2.comprasnet.gov.br/siasgnet-atasrp/public/pesquisarItemSRP.do?method=iniciar&amp;parametro.identificacaoCompra.numeroUasg=&quot;&amp;[.D99]&amp;&quot;&amp;parametro.identificacaoCompra.modalidadeCompra=&quot;&amp;IF([.A99]=&quot;Convite&quot;;&quot;01&quot;;IF([.A99]=&quot;Tomada de Preços&quot;;&quot;2&quot;;IF([.A99]=&quot;Concorrência&quot;;&quot;3&quot;;IF([.A99]=&quot;Concorrência Internacional&quot;;&quot;4&quot;;IF([.A99]=&quot;Pregão&quot;;&quot;5&quot;;IF([.A99]=&quot;Dispensa de Licitação&quot;;&quot;6&quot;;IF([.A99]=&quot;Inexigibilidade de Licitação&quot;;&quot;7&quot;;IF([.A99]=&quot;Concurso&quot;;&quot;20&quot;;IF([.A99]=&quot;Tomada de Preços por Técnica e Preço&quot;;&quot;22&quot;;IF([.A99]=&quot;Concorrência por Técnica e Preço&quot;;&quot;33&quot;;IF([.A99]=&quot;Concorrência Internacional por Técnica e Preço&quot;;&quot;44&quot;;&quot;&quot;)))))))))))&amp;&quot;&amp;parametro.identificacaoCompra.numeroCompra=&quot;&amp;[.F99]&amp;&quot;&amp;parametro.identificacaoCompra.anoCompra=&quot;&amp;[.G99]); [.F99]&amp;&quot;/&quot;&amp;[.G99])" office:value-type="string" office:string-value="00002/2019" calcext:value-type="string">
            <text:p>00002/2019</text:p>
          </table:table-cell>
          <table:table-cell table:style-name="ce12" table:formula="of:=IF(OR([.A99]=&quot;DISPENSA DE LICITAÇÃO&quot;;[.A99]=&quot;INEXIGIBILIDADE DE LICITAÇÃO&quot;);&quot;Sem edital devido a modalidade de licitação&quot;;HYPERLINK(&quot;http://comprasnet.gov.br/ConsultaLicitacoes/Download/Download.asp?coduasg=&quot;&amp;[.D99]&amp;&quot;&amp;numprp=&quot;&amp;[.F99]&amp;[.G99]&amp;&quot;&amp;modprp=&quot;&amp;IF([.A99]=&quot;Convite&quot;;&quot;01&quot;;IF([.A99]=&quot;Tomada de Preços&quot;;&quot;2&quot;;IF([.A99]=&quot;Concorrência&quot;;&quot;3&quot;;IF([.A99]=&quot;Concorrência Internacional&quot;;&quot;4&quot;;IF([.A99]=&quot;Pregão&quot;;&quot;5&quot;;IF([.A99]=&quot;Dispensa de Licitação&quot;;&quot;6&quot;;IF([.A99]=&quot;Inexigibilidade de Licitação&quot;;&quot;7&quot;;IF([.A99]=&quot;Concurso&quot;;&quot;20&quot;;IF([.A99]=&quot;Tomada de Preços por Técnica e Preço&quot;;&quot;22&quot;;IF([.A99]=&quot;Concorrência por Técnica e Preço&quot;;&quot;33&quot;;IF([.A99]=&quot;Concorrência Internacional por Técnica e Preço&quot;;&quot;44&quot;;&quot;&quot;)))))))))))&amp;&quot;&amp;bidbird=n&quot;;&quot;edital&quot;))" office:value-type="string" office:string-value="edital" calcext:value-type="string">
            <text:p>edital</text:p>
          </table:table-cell>
          <table:table-cell table:style-name="ce12" table:formula="of:=HYPERLINK(IF([.B99]=&quot;SISPP&quot;;&quot;http://comprasnet.gov.br/acesso.asp?url=/livre/Resultado/conrelit00.asp&quot;;&quot;https://www2.comprasnet.gov.br/siasgnet-atasrp/public/visualizarItemSRP.do?method=iniciar&amp;identificacaoCompra.numeroUasg=&quot;&amp;[.D99]&amp;&quot;&amp;identificacaoCompra.modalidadeCompra=5&amp;identificacaoCompra.numeroCompra=&quot;&amp;[.F99]&amp;&quot;&amp;identificacaoCompra.anoCompra=&quot;&amp;[.G99]&amp;&quot;&amp;numeroItem=&quot;&amp;RIGHT([.H99];3));[.H99])" office:value-type="string" office:string-value="00004" calcext:value-type="string">
            <text:p>00004</text:p>
          </table:table-cell>
          <table:table-cell table:number-columns-repeated="1004"/>
        </table:table-row>
        <table:table-row table:style-name="ro5">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DF</text:p>
          </table:table-cell>
          <table:table-cell table:style-name="ce4" office:value-type="string" calcext:value-type="string">
            <text:p>240101</text:p>
          </table:table-cell>
          <table:table-cell table:style-name="ce5" office:value-type="string" calcext:value-type="string">
            <text:p>MCT-COORD. GERAL DE RECURSOS LOGÍSTICOS/DF</text:p>
          </table:table-cell>
          <table:table-cell table:style-name="ce4" office:value-type="string" calcext:value-type="string">
            <text:p>00002</text:p>
          </table:table-cell>
          <table:table-cell table:style-name="ce4" office:value-type="string" calcext:value-type="string">
            <text:p>2019</text:p>
          </table:table-cell>
          <table:table-cell table:style-name="ce4" office:value-type="string" calcext:value-type="string">
            <text:p>00005</text:p>
          </table:table-cell>
          <table:table-cell table:style-name="ce5" office:value-type="string" calcext:value-type="string">
            <text:p>Objeto: Pregão Eletrônico - <text:s/>Contratação de empresa especializada para solução continuada de impressão, cópia e digitalização corporativa, compreendendo a cessão de direito de uso de equipamentos novos e de primeiro uso, incluindo a prestação de serviços de manutenção preventiva e corretiva, fornecimento de peças e consumíveis necessários (exceto papel), assim como serviços de gestão, controle e operacionalização da solução.</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PARTE VARIÁVEL -IMPRESSÃO MONOCROMÁTICA <text:s text:c="2"/>EQUIPAMENTO TIPO B E C</text:p>
          </table:table-cell>
          <table:table-cell table:number-columns-repeated="2" table:style-name="ce4" office:value-type="string" calcext:value-type="string">
            <text:p>27/02/2019</text:p>
          </table:table-cell>
          <table:table-cell table:style-name="ce4" office:value-type="string" calcext:value-type="string">
            <text:p>--</text:p>
          </table:table-cell>
          <table:table-cell table:style-name="ce4" office:value-type="string" calcext:value-type="string">
            <text:p>IMPRESSÃO</text:p>
          </table:table-cell>
          <table:table-cell table:style-name="ce8" office:value-type="float" office:value="0.03" calcext:value-type="float">
            <text:p>0,03</text:p>
          </table:table-cell>
          <table:table-cell table:style-name="ce8" office:value-type="float" office:value="57024" calcext:value-type="float">
            <text:p>57.024,00</text:p>
          </table:table-cell>
          <table:table-cell table:style-name="ce12" table:formula="of:=HYPERLINK(IF([.B100]=&quot;SISPP&quot;;&quot;http://comprasnet.gov.br/acesso.asp?url=/livre/Resultado/conrelit00.asp&quot;;&quot;https://www2.comprasnet.gov.br/siasgnet-atasrp/public/pesquisarItemSRP.do?method=iniciar&amp;parametro.identificacaoCompra.numeroUasg=&quot;&amp;[.D100]&amp;&quot;&amp;parametro.identificacaoCompra.modalidadeCompra=&quot;&amp;IF([.A100]=&quot;Convite&quot;;&quot;01&quot;;IF([.A100]=&quot;Tomada de Preços&quot;;&quot;2&quot;;IF([.A100]=&quot;Concorrência&quot;;&quot;3&quot;;IF([.A100]=&quot;Concorrência Internacional&quot;;&quot;4&quot;;IF([.A100]=&quot;Pregão&quot;;&quot;5&quot;;IF([.A100]=&quot;Dispensa de Licitação&quot;;&quot;6&quot;;IF([.A100]=&quot;Inexigibilidade de Licitação&quot;;&quot;7&quot;;IF([.A100]=&quot;Concurso&quot;;&quot;20&quot;;IF([.A100]=&quot;Tomada de Preços por Técnica e Preço&quot;;&quot;22&quot;;IF([.A100]=&quot;Concorrência por Técnica e Preço&quot;;&quot;33&quot;;IF([.A100]=&quot;Concorrência Internacional por Técnica e Preço&quot;;&quot;44&quot;;&quot;&quot;)))))))))))&amp;&quot;&amp;parametro.identificacaoCompra.numeroCompra=&quot;&amp;[.F100]&amp;&quot;&amp;parametro.identificacaoCompra.anoCompra=&quot;&amp;[.G100]); [.F100]&amp;&quot;/&quot;&amp;[.G100])" office:value-type="string" office:string-value="00002/2019" calcext:value-type="string">
            <text:p>00002/2019</text:p>
          </table:table-cell>
          <table:table-cell table:style-name="ce12" table:formula="of:=IF(OR([.A100]=&quot;DISPENSA DE LICITAÇÃO&quot;;[.A100]=&quot;INEXIGIBILIDADE DE LICITAÇÃO&quot;);&quot;Sem edital devido a modalidade de licitação&quot;;HYPERLINK(&quot;http://comprasnet.gov.br/ConsultaLicitacoes/Download/Download.asp?coduasg=&quot;&amp;[.D100]&amp;&quot;&amp;numprp=&quot;&amp;[.F100]&amp;[.G100]&amp;&quot;&amp;modprp=&quot;&amp;IF([.A100]=&quot;Convite&quot;;&quot;01&quot;;IF([.A100]=&quot;Tomada de Preços&quot;;&quot;2&quot;;IF([.A100]=&quot;Concorrência&quot;;&quot;3&quot;;IF([.A100]=&quot;Concorrência Internacional&quot;;&quot;4&quot;;IF([.A100]=&quot;Pregão&quot;;&quot;5&quot;;IF([.A100]=&quot;Dispensa de Licitação&quot;;&quot;6&quot;;IF([.A100]=&quot;Inexigibilidade de Licitação&quot;;&quot;7&quot;;IF([.A100]=&quot;Concurso&quot;;&quot;20&quot;;IF([.A100]=&quot;Tomada de Preços por Técnica e Preço&quot;;&quot;22&quot;;IF([.A100]=&quot;Concorrência por Técnica e Preço&quot;;&quot;33&quot;;IF([.A100]=&quot;Concorrência Internacional por Técnica e Preço&quot;;&quot;44&quot;;&quot;&quot;)))))))))))&amp;&quot;&amp;bidbird=n&quot;;&quot;edital&quot;))" office:value-type="string" office:string-value="edital" calcext:value-type="string">
            <text:p>edital</text:p>
          </table:table-cell>
          <table:table-cell table:style-name="ce12" table:formula="of:=HYPERLINK(IF([.B100]=&quot;SISPP&quot;;&quot;http://comprasnet.gov.br/acesso.asp?url=/livre/Resultado/conrelit00.asp&quot;;&quot;https://www2.comprasnet.gov.br/siasgnet-atasrp/public/visualizarItemSRP.do?method=iniciar&amp;identificacaoCompra.numeroUasg=&quot;&amp;[.D100]&amp;&quot;&amp;identificacaoCompra.modalidadeCompra=5&amp;identificacaoCompra.numeroCompra=&quot;&amp;[.F100]&amp;&quot;&amp;identificacaoCompra.anoCompra=&quot;&amp;[.G100]&amp;&quot;&amp;numeroItem=&quot;&amp;RIGHT([.H100];3));[.H100])" office:value-type="string" office:string-value="00005" calcext:value-type="string">
            <text:p>00005</text:p>
          </table:table-cell>
          <table:table-cell table:number-columns-repeated="1004"/>
        </table:table-row>
        <table:table-row table:style-name="ro10">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B</text:p>
          </table:table-cell>
          <table:table-cell table:style-name="ce4" office:value-type="string" calcext:value-type="string">
            <text:p>160176</text:p>
          </table:table-cell>
          <table:table-cell table:style-name="ce5" office:value-type="string" calcext:value-type="string">
            <text:p>COMANDO 1.GRUPAMENTO DE ENGENHARIA</text:p>
          </table:table-cell>
          <table:table-cell table:style-name="ce4" office:value-type="string" calcext:value-type="string">
            <text:p>00018</text:p>
          </table:table-cell>
          <table:table-cell table:style-name="ce4" office:value-type="string" calcext:value-type="string">
            <text:p>2018</text:p>
          </table:table-cell>
          <table:table-cell table:style-name="ce4" office:value-type="string" calcext:value-type="string">
            <text:p>00001</text:p>
          </table:table-cell>
          <table:table-cell table:style-name="ce5" office:value-type="string" calcext:value-type="string">
            <text:p>Objeto: Pregão Eletrônico - <text:s/>Contratação de empresa especializada em serviços de Outsourcing de impressão, na modalidade franquia de páginas mais excedente.</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SERVIÇO DE OUTSOURCING (NA MODALIDADE FRANQUIA DE 2500 PÁGINAS POR MÊS, POR MÁ QUINA, MAIS EXCEDENTE REFERENTE ÀS IMPRESSÕES MONOCROMÁTICAS LASER MULTIFUNCIO NAL <text:s/>A4 <text:s text:c="2"/>40PPM). CONFORME DESCRIÇÃO DETALHADAS CONSTANTE DO TERMO DE REFERÊNC IA.</text:p>
          </table:table-cell>
          <table:table-cell table:number-columns-repeated="2" table:style-name="ce4" office:value-type="string" calcext:value-type="string">
            <text:p>28/09/2018</text:p>
          </table:table-cell>
          <table:table-cell table:style-name="ce4" office:value-type="string" calcext:value-type="string">
            <text:p>01/10/2019</text:p>
          </table:table-cell>
          <table:table-cell table:style-name="ce4" office:value-type="string" calcext:value-type="string">
            <text:p>SERVIÇO</text:p>
          </table:table-cell>
          <table:table-cell table:style-name="ce8" office:value-type="float" office:value="0.08" calcext:value-type="float">
            <text:p>0,08</text:p>
          </table:table-cell>
          <table:table-cell table:style-name="ce8" office:value-type="float" office:value="48000" calcext:value-type="float">
            <text:p>48.000,00</text:p>
          </table:table-cell>
          <table:table-cell table:style-name="ce12" table:formula="of:=HYPERLINK(IF([.B101]=&quot;SISPP&quot;;&quot;http://comprasnet.gov.br/acesso.asp?url=/livre/Resultado/conrelit00.asp&quot;;&quot;https://www2.comprasnet.gov.br/siasgnet-atasrp/public/pesquisarItemSRP.do?method=iniciar&amp;parametro.identificacaoCompra.numeroUasg=&quot;&amp;[.D101]&amp;&quot;&amp;parametro.identificacaoCompra.modalidadeCompra=&quot;&amp;IF([.A101]=&quot;Convite&quot;;&quot;01&quot;;IF([.A101]=&quot;Tomada de Preços&quot;;&quot;2&quot;;IF([.A101]=&quot;Concorrência&quot;;&quot;3&quot;;IF([.A101]=&quot;Concorrência Internacional&quot;;&quot;4&quot;;IF([.A101]=&quot;Pregão&quot;;&quot;5&quot;;IF([.A101]=&quot;Dispensa de Licitação&quot;;&quot;6&quot;;IF([.A101]=&quot;Inexigibilidade de Licitação&quot;;&quot;7&quot;;IF([.A101]=&quot;Concurso&quot;;&quot;20&quot;;IF([.A101]=&quot;Tomada de Preços por Técnica e Preço&quot;;&quot;22&quot;;IF([.A101]=&quot;Concorrência por Técnica e Preço&quot;;&quot;33&quot;;IF([.A101]=&quot;Concorrência Internacional por Técnica e Preço&quot;;&quot;44&quot;;&quot;&quot;)))))))))))&amp;&quot;&amp;parametro.identificacaoCompra.numeroCompra=&quot;&amp;[.F101]&amp;&quot;&amp;parametro.identificacaoCompra.anoCompra=&quot;&amp;[.G101]); [.F101]&amp;&quot;/&quot;&amp;[.G101])" office:value-type="string" office:string-value="00018/2018" calcext:value-type="string">
            <text:p>00018/2018</text:p>
          </table:table-cell>
          <table:table-cell table:style-name="ce12" table:formula="of:=IF(OR([.A101]=&quot;DISPENSA DE LICITAÇÃO&quot;;[.A101]=&quot;INEXIGIBILIDADE DE LICITAÇÃO&quot;);&quot;Sem edital devido a modalidade de licitação&quot;;HYPERLINK(&quot;http://comprasnet.gov.br/ConsultaLicitacoes/Download/Download.asp?coduasg=&quot;&amp;[.D101]&amp;&quot;&amp;numprp=&quot;&amp;[.F101]&amp;[.G101]&amp;&quot;&amp;modprp=&quot;&amp;IF([.A101]=&quot;Convite&quot;;&quot;01&quot;;IF([.A101]=&quot;Tomada de Preços&quot;;&quot;2&quot;;IF([.A101]=&quot;Concorrência&quot;;&quot;3&quot;;IF([.A101]=&quot;Concorrência Internacional&quot;;&quot;4&quot;;IF([.A101]=&quot;Pregão&quot;;&quot;5&quot;;IF([.A101]=&quot;Dispensa de Licitação&quot;;&quot;6&quot;;IF([.A101]=&quot;Inexigibilidade de Licitação&quot;;&quot;7&quot;;IF([.A101]=&quot;Concurso&quot;;&quot;20&quot;;IF([.A101]=&quot;Tomada de Preços por Técnica e Preço&quot;;&quot;22&quot;;IF([.A101]=&quot;Concorrência por Técnica e Preço&quot;;&quot;33&quot;;IF([.A101]=&quot;Concorrência Internacional por Técnica e Preço&quot;;&quot;44&quot;;&quot;&quot;)))))))))))&amp;&quot;&amp;bidbird=n&quot;;&quot;edital&quot;))" office:value-type="string" office:string-value="edital" calcext:value-type="string">
            <text:p>edital</text:p>
          </table:table-cell>
          <table:table-cell table:style-name="ce12" table:formula="of:=HYPERLINK(IF([.B101]=&quot;SISPP&quot;;&quot;http://comprasnet.gov.br/acesso.asp?url=/livre/Resultado/conrelit00.asp&quot;;&quot;https://www2.comprasnet.gov.br/siasgnet-atasrp/public/visualizarItemSRP.do?method=iniciar&amp;identificacaoCompra.numeroUasg=&quot;&amp;[.D101]&amp;&quot;&amp;identificacaoCompra.modalidadeCompra=5&amp;identificacaoCompra.numeroCompra=&quot;&amp;[.F101]&amp;&quot;&amp;identificacaoCompra.anoCompra=&quot;&amp;[.G101]&amp;&quot;&amp;numeroItem=&quot;&amp;RIGHT([.H101];3));[.H101])" office:value-type="string" office:string-value="00001" calcext:value-type="string">
            <text:p>00001</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TO</text:p>
          </table:table-cell>
          <table:table-cell table:style-name="ce4" office:value-type="string" calcext:value-type="string">
            <text:p>257054</text:p>
          </table:table-cell>
          <table:table-cell table:style-name="ce5" office:value-type="string" calcext:value-type="string">
            <text:p>DISTRITO SANIT.ESP.INDÍGENA - TOCANTINS</text:p>
          </table:table-cell>
          <table:table-cell table:style-name="ce4" office:value-type="string" calcext:value-type="string">
            <text:p>00006</text:p>
          </table:table-cell>
          <table:table-cell table:style-name="ce4" office:value-type="string" calcext:value-type="string">
            <text:p>2019</text:p>
          </table:table-cell>
          <table:table-cell table:style-name="ce4" office:value-type="string" calcext:value-type="string">
            <text:p>00002</text:p>
          </table:table-cell>
          <table:table-cell table:style-name="ce5" office:value-type="string" calcext:value-type="string">
            <text:p>Objeto: Pregão Eletrônico - <text:s/>Contratação de serviços de empresa especializada em outsourcing de impressão, modalidade franquia de páginas mais excedente, fornecimento de solução continuada de impressão e cópia monocromáticas A4, e digitalização corporativa, integrada a sistemas corporativos, compreendendo a cessão de direito de uso de equipamentos novos e de primeiro uso, incluindo a prestação de serviços de manutenção preventiva e corretiva, fornecimento de peças e consumíveis necessários (exceto papel), assim</text:p>
          </table:table-cell>
          <table:table-cell table:style-name="ce5" office:value-type="string" calcext:value-type="string">
            <text:p>OUTSOURCING DE IMPRESSAO - PAGINAS A4 - MONOCROMATICO - EXCEDENTE A FRANQUIA SEM PAPEL</text:p>
          </table:table-cell>
          <table:table-cell table:style-name="ce5" office:value-type="string" calcext:value-type="string">
            <text:p>SERVIÇOS CONTINUADOS DE OUTSOURCING DE IMPRESSÃO, DIGITALIZAÇÃO, REPRODUÇÃO DE <text:s/>CÓPIAS COM FORNECIMENTO DE EQUIPAMENTOS E INSUMOS (EXCETO PAPEL), INCLUSIVE S UPORTE E MANUTENÇÃO: MONOCROMÁTICA, A4 - EXCEDENTE.</text:p>
          </table:table-cell>
          <table:table-cell table:number-columns-repeated="2" table:style-name="ce4" office:value-type="string" calcext:value-type="string">
            <text:p>15/04/2019</text:p>
          </table:table-cell>
          <table:table-cell table:style-name="ce4" office:value-type="string" calcext:value-type="string">
            <text:p>--</text:p>
          </table:table-cell>
          <table:table-cell table:style-name="ce4" office:value-type="string" calcext:value-type="string">
            <text:p>PÁGINA</text:p>
          </table:table-cell>
          <table:table-cell table:style-name="ce8" office:value-type="float" office:value="0.07" calcext:value-type="float">
            <text:p>0,07</text:p>
          </table:table-cell>
          <table:table-cell table:style-name="ce8" office:value-type="float" office:value="10508.4" calcext:value-type="float">
            <text:p>10.508,40</text:p>
          </table:table-cell>
          <table:table-cell table:style-name="ce12" table:formula="of:=HYPERLINK(IF([.B102]=&quot;SISPP&quot;;&quot;http://comprasnet.gov.br/acesso.asp?url=/livre/Resultado/conrelit00.asp&quot;;&quot;https://www2.comprasnet.gov.br/siasgnet-atasrp/public/pesquisarItemSRP.do?method=iniciar&amp;parametro.identificacaoCompra.numeroUasg=&quot;&amp;[.D102]&amp;&quot;&amp;parametro.identificacaoCompra.modalidadeCompra=&quot;&amp;IF([.A102]=&quot;Convite&quot;;&quot;01&quot;;IF([.A102]=&quot;Tomada de Preços&quot;;&quot;2&quot;;IF([.A102]=&quot;Concorrência&quot;;&quot;3&quot;;IF([.A102]=&quot;Concorrência Internacional&quot;;&quot;4&quot;;IF([.A102]=&quot;Pregão&quot;;&quot;5&quot;;IF([.A102]=&quot;Dispensa de Licitação&quot;;&quot;6&quot;;IF([.A102]=&quot;Inexigibilidade de Licitação&quot;;&quot;7&quot;;IF([.A102]=&quot;Concurso&quot;;&quot;20&quot;;IF([.A102]=&quot;Tomada de Preços por Técnica e Preço&quot;;&quot;22&quot;;IF([.A102]=&quot;Concorrência por Técnica e Preço&quot;;&quot;33&quot;;IF([.A102]=&quot;Concorrência Internacional por Técnica e Preço&quot;;&quot;44&quot;;&quot;&quot;)))))))))))&amp;&quot;&amp;parametro.identificacaoCompra.numeroCompra=&quot;&amp;[.F102]&amp;&quot;&amp;parametro.identificacaoCompra.anoCompra=&quot;&amp;[.G102]); [.F102]&amp;&quot;/&quot;&amp;[.G102])" office:value-type="string" office:string-value="00006/2019" calcext:value-type="string">
            <text:p>00006/2019</text:p>
          </table:table-cell>
          <table:table-cell table:style-name="ce12" table:formula="of:=IF(OR([.A102]=&quot;DISPENSA DE LICITAÇÃO&quot;;[.A102]=&quot;INEXIGIBILIDADE DE LICITAÇÃO&quot;);&quot;Sem edital devido a modalidade de licitação&quot;;HYPERLINK(&quot;http://comprasnet.gov.br/ConsultaLicitacoes/Download/Download.asp?coduasg=&quot;&amp;[.D102]&amp;&quot;&amp;numprp=&quot;&amp;[.F102]&amp;[.G102]&amp;&quot;&amp;modprp=&quot;&amp;IF([.A102]=&quot;Convite&quot;;&quot;01&quot;;IF([.A102]=&quot;Tomada de Preços&quot;;&quot;2&quot;;IF([.A102]=&quot;Concorrência&quot;;&quot;3&quot;;IF([.A102]=&quot;Concorrência Internacional&quot;;&quot;4&quot;;IF([.A102]=&quot;Pregão&quot;;&quot;5&quot;;IF([.A102]=&quot;Dispensa de Licitação&quot;;&quot;6&quot;;IF([.A102]=&quot;Inexigibilidade de Licitação&quot;;&quot;7&quot;;IF([.A102]=&quot;Concurso&quot;;&quot;20&quot;;IF([.A102]=&quot;Tomada de Preços por Técnica e Preço&quot;;&quot;22&quot;;IF([.A102]=&quot;Concorrência por Técnica e Preço&quot;;&quot;33&quot;;IF([.A102]=&quot;Concorrência Internacional por Técnica e Preço&quot;;&quot;44&quot;;&quot;&quot;)))))))))))&amp;&quot;&amp;bidbird=n&quot;;&quot;edital&quot;))" office:value-type="string" office:string-value="edital" calcext:value-type="string">
            <text:p>edital</text:p>
          </table:table-cell>
          <table:table-cell table:style-name="ce12" table:formula="of:=HYPERLINK(IF([.B102]=&quot;SISPP&quot;;&quot;http://comprasnet.gov.br/acesso.asp?url=/livre/Resultado/conrelit00.asp&quot;;&quot;https://www2.comprasnet.gov.br/siasgnet-atasrp/public/visualizarItemSRP.do?method=iniciar&amp;identificacaoCompra.numeroUasg=&quot;&amp;[.D102]&amp;&quot;&amp;identificacaoCompra.modalidadeCompra=5&amp;identificacaoCompra.numeroCompra=&quot;&amp;[.F102]&amp;&quot;&amp;identificacaoCompra.anoCompra=&quot;&amp;[.G102]&amp;&quot;&amp;numeroItem=&quot;&amp;RIGHT([.H102];3));[.H102])" office:value-type="string" office:string-value="00002" calcext:value-type="string">
            <text:p>00002</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DF</text:p>
          </table:table-cell>
          <table:table-cell table:style-name="ce4" office:value-type="string" calcext:value-type="string">
            <text:p>200005</text:p>
          </table:table-cell>
          <table:table-cell table:style-name="ce5" office:value-type="string" calcext:value-type="string">
            <text:p>MJ-CGS-COORDENACAO GERAL DE LOGISTICA/DF</text:p>
          </table:table-cell>
          <table:table-cell table:style-name="ce4" office:value-type="string" calcext:value-type="string">
            <text:p>00019</text:p>
          </table:table-cell>
          <table:table-cell table:style-name="ce4" office:value-type="string" calcext:value-type="string">
            <text:p>2018</text:p>
          </table:table-cell>
          <table:table-cell table:style-name="ce4" office:value-type="string" calcext:value-type="string">
            <text:p>00004</text:p>
          </table:table-cell>
          <table:table-cell table:style-name="ce5" office:value-type="string" calcext:value-type="string">
            <text:p>Objeto: Pregão Eletrônico - <text:s/>Prestação de serviços de impressão (outsourcing) de abrangência nacional, com fornecimento de equipamentos, sistema de gerenciamento de impressões, manutenção preventiva e corretiva dos equipamentos com fornecimento de peças e componentes, suprimentos, insumos/consumíveis (exemplo: toner, cilindro), exceto papel, nas dependências do Ministério da Justiça (MJ), bem como de seus órgãos vinculados que atuam no Distrito Federal e nas suas unidades descentralizadas.</text:p>
          </table:table-cell>
          <table:table-cell table:style-name="ce5" office:value-type="string" calcext:value-type="string">
            <text:p>OUTSOURCING DE IMPRESSAO - PAGINAS A4 - POLICROMATICO - EXCEDENTE A FRANQUIA SEM PAPEL</text:p>
          </table:table-cell>
          <table:table-cell table:style-name="ce5" office:value-type="string" calcext:value-type="string">
            <text:p>EXCEDENTE MÁXIMO - IMPRESSÃO SIMPLES A4 POLICROMÁTICA - QUANTIDADE DE PÁGINAS ESTIMADA <text:s/>- ANUAL 270.132 - MINISTÉRIO DA JUSTIÇA - QUADRO 16 DO TERMO DE REFE RÊNCIA, CONFORME QUANTIDADES MÍNIMAS DE IMPRESSORAS DISPOSTOS NOS LOCAIS DE EN TREGA, QUANTIFICADOS EM CONFORMIDADE COM O DESPACHO N¿ 1010/2018/CGTI (SEI N¿7 188271).</text:p>
          </table:table-cell>
          <table:table-cell table:number-columns-repeated="2" table:style-name="ce4" office:value-type="string" calcext:value-type="string">
            <text:p>15/01/2019</text:p>
          </table:table-cell>
          <table:table-cell table:style-name="ce4" office:value-type="string" calcext:value-type="string">
            <text:p>31/01/2020</text:p>
          </table:table-cell>
          <table:table-cell table:style-name="ce4" office:value-type="string" calcext:value-type="string">
            <text:p>PÁGINA/EXCEDENTE</text:p>
          </table:table-cell>
          <table:table-cell table:style-name="ce8" office:value-type="float" office:value="0.14" calcext:value-type="float">
            <text:p>0,14</text:p>
          </table:table-cell>
          <table:table-cell table:style-name="ce8" office:value-type="float" office:value="284618.88" calcext:value-type="float">
            <text:p>284.618,88</text:p>
          </table:table-cell>
          <table:table-cell table:style-name="ce12" table:formula="of:=HYPERLINK(IF([.B103]=&quot;SISPP&quot;;&quot;http://comprasnet.gov.br/acesso.asp?url=/livre/Resultado/conrelit00.asp&quot;;&quot;https://www2.comprasnet.gov.br/siasgnet-atasrp/public/pesquisarItemSRP.do?method=iniciar&amp;parametro.identificacaoCompra.numeroUasg=&quot;&amp;[.D103]&amp;&quot;&amp;parametro.identificacaoCompra.modalidadeCompra=&quot;&amp;IF([.A103]=&quot;Convite&quot;;&quot;01&quot;;IF([.A103]=&quot;Tomada de Preços&quot;;&quot;2&quot;;IF([.A103]=&quot;Concorrência&quot;;&quot;3&quot;;IF([.A103]=&quot;Concorrência Internacional&quot;;&quot;4&quot;;IF([.A103]=&quot;Pregão&quot;;&quot;5&quot;;IF([.A103]=&quot;Dispensa de Licitação&quot;;&quot;6&quot;;IF([.A103]=&quot;Inexigibilidade de Licitação&quot;;&quot;7&quot;;IF([.A103]=&quot;Concurso&quot;;&quot;20&quot;;IF([.A103]=&quot;Tomada de Preços por Técnica e Preço&quot;;&quot;22&quot;;IF([.A103]=&quot;Concorrência por Técnica e Preço&quot;;&quot;33&quot;;IF([.A103]=&quot;Concorrência Internacional por Técnica e Preço&quot;;&quot;44&quot;;&quot;&quot;)))))))))))&amp;&quot;&amp;parametro.identificacaoCompra.numeroCompra=&quot;&amp;[.F103]&amp;&quot;&amp;parametro.identificacaoCompra.anoCompra=&quot;&amp;[.G103]); [.F103]&amp;&quot;/&quot;&amp;[.G103])" office:value-type="string" office:string-value="00019/2018" calcext:value-type="string">
            <text:p>00019/2018</text:p>
          </table:table-cell>
          <table:table-cell table:style-name="ce12" table:formula="of:=IF(OR([.A103]=&quot;DISPENSA DE LICITAÇÃO&quot;;[.A103]=&quot;INEXIGIBILIDADE DE LICITAÇÃO&quot;);&quot;Sem edital devido a modalidade de licitação&quot;;HYPERLINK(&quot;http://comprasnet.gov.br/ConsultaLicitacoes/Download/Download.asp?coduasg=&quot;&amp;[.D103]&amp;&quot;&amp;numprp=&quot;&amp;[.F103]&amp;[.G103]&amp;&quot;&amp;modprp=&quot;&amp;IF([.A103]=&quot;Convite&quot;;&quot;01&quot;;IF([.A103]=&quot;Tomada de Preços&quot;;&quot;2&quot;;IF([.A103]=&quot;Concorrência&quot;;&quot;3&quot;;IF([.A103]=&quot;Concorrência Internacional&quot;;&quot;4&quot;;IF([.A103]=&quot;Pregão&quot;;&quot;5&quot;;IF([.A103]=&quot;Dispensa de Licitação&quot;;&quot;6&quot;;IF([.A103]=&quot;Inexigibilidade de Licitação&quot;;&quot;7&quot;;IF([.A103]=&quot;Concurso&quot;;&quot;20&quot;;IF([.A103]=&quot;Tomada de Preços por Técnica e Preço&quot;;&quot;22&quot;;IF([.A103]=&quot;Concorrência por Técnica e Preço&quot;;&quot;33&quot;;IF([.A103]=&quot;Concorrência Internacional por Técnica e Preço&quot;;&quot;44&quot;;&quot;&quot;)))))))))))&amp;&quot;&amp;bidbird=n&quot;;&quot;edital&quot;))" office:value-type="string" office:string-value="edital" calcext:value-type="string">
            <text:p>edital</text:p>
          </table:table-cell>
          <table:table-cell table:style-name="ce12" table:formula="of:=HYPERLINK(IF([.B103]=&quot;SISPP&quot;;&quot;http://comprasnet.gov.br/acesso.asp?url=/livre/Resultado/conrelit00.asp&quot;;&quot;https://www2.comprasnet.gov.br/siasgnet-atasrp/public/visualizarItemSRP.do?method=iniciar&amp;identificacaoCompra.numeroUasg=&quot;&amp;[.D103]&amp;&quot;&amp;identificacaoCompra.modalidadeCompra=5&amp;identificacaoCompra.numeroCompra=&quot;&amp;[.F103]&amp;&quot;&amp;identificacaoCompra.anoCompra=&quot;&amp;[.G103]&amp;&quot;&amp;numeroItem=&quot;&amp;RIGHT([.H103];3));[.H103])" office:value-type="string" office:string-value="00004" calcext:value-type="string">
            <text:p>00004</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DF</text:p>
          </table:table-cell>
          <table:table-cell table:style-name="ce4" office:value-type="string" calcext:value-type="string">
            <text:p>364102</text:p>
          </table:table-cell>
          <table:table-cell table:style-name="ce5" office:value-type="string" calcext:value-type="string">
            <text:p>CNPQ - ADMINISTRACAO CENTRAL</text:p>
          </table:table-cell>
          <table:table-cell table:style-name="ce4" office:value-type="string" calcext:value-type="string">
            <text:p>00001</text:p>
          </table:table-cell>
          <table:table-cell table:style-name="ce4" office:value-type="string" calcext:value-type="string">
            <text:p>2019</text:p>
          </table:table-cell>
          <table:table-cell table:style-name="ce4" office:value-type="string" calcext:value-type="string">
            <text:p>00004</text:p>
          </table:table-cell>
          <table:table-cell table:style-name="ce5" office:value-type="string" calcext:value-type="string">
            <text:p>Objeto: Pregão Eletrônico - <text:s/>Contratação de empresa especializada na prestação de serviços integrados em reprodução de documentos (outsourcing de impressão), contemplando a disponibilização de equipamentos de impressão digitalização e cópia, manutenção dos equipamentos, fornecimento <text:s/>de peças e partes, consumíveis e insumos (excluindo papel), sistema informatizado de gestão e <text:s/>contabilização de impressões e cópias, para atender as necessidades de impressão do Conselho <text:s/>Nacional de Desenvolvimento Científico e Te</text:p>
          </table:table-cell>
          <table:table-cell table:style-name="ce5" office:value-type="string" calcext:value-type="string">
            <text:p>OUTSOURCING DE IMPRESSAO - PAGINAS A4 - POLICROMATICO - EXCEDENTE A FRANQUIA SEM PAPEL</text:p>
          </table:table-cell>
          <table:table-cell table:style-name="ce5" office:value-type="string" calcext:value-type="string">
            <text:p>EXCEDENTES DOS SERVIÇOS DE IMPRESSÃO/CÓPIA EM EQUIPAMENTO MULTIFUNCIONAL DO TI PO POLICROMÁTICA EM TAMANHO DE PAPEL A4, CONFORME TERMO DE REFERÊNCIA. <text:s/>UNIDAD E DE REMUNERAÇÃO: VALOR UNITÁRIO DOS EXCEDENTES DE IMPRESSÃO / CÓPIA; <text:s/>QUANTID ADE MENSAL ESTIMADA: 1.748 (EXCEDENTE POLICROMÁTICA).</text:p>
          </table:table-cell>
          <table:table-cell table:number-columns-repeated="2" table:style-name="ce4" office:value-type="string" calcext:value-type="string">
            <text:p>26/03/2019</text:p>
          </table:table-cell>
          <table:table-cell table:style-name="ce4" office:value-type="string" calcext:value-type="string">
            <text:p>--</text:p>
          </table:table-cell>
          <table:table-cell table:style-name="ce4" office:value-type="string" calcext:value-type="string">
            <text:p>MESES</text:p>
          </table:table-cell>
          <table:table-cell table:style-name="ce8" office:value-type="float" office:value="332.12" calcext:value-type="float">
            <text:p>332,12</text:p>
          </table:table-cell>
          <table:table-cell table:style-name="ce8" office:value-type="float" office:value="15941.76" calcext:value-type="float">
            <text:p>15.941,76</text:p>
          </table:table-cell>
          <table:table-cell table:style-name="ce12" table:formula="of:=HYPERLINK(IF([.B104]=&quot;SISPP&quot;;&quot;http://comprasnet.gov.br/acesso.asp?url=/livre/Resultado/conrelit00.asp&quot;;&quot;https://www2.comprasnet.gov.br/siasgnet-atasrp/public/pesquisarItemSRP.do?method=iniciar&amp;parametro.identificacaoCompra.numeroUasg=&quot;&amp;[.D104]&amp;&quot;&amp;parametro.identificacaoCompra.modalidadeCompra=&quot;&amp;IF([.A104]=&quot;Convite&quot;;&quot;01&quot;;IF([.A104]=&quot;Tomada de Preços&quot;;&quot;2&quot;;IF([.A104]=&quot;Concorrência&quot;;&quot;3&quot;;IF([.A104]=&quot;Concorrência Internacional&quot;;&quot;4&quot;;IF([.A104]=&quot;Pregão&quot;;&quot;5&quot;;IF([.A104]=&quot;Dispensa de Licitação&quot;;&quot;6&quot;;IF([.A104]=&quot;Inexigibilidade de Licitação&quot;;&quot;7&quot;;IF([.A104]=&quot;Concurso&quot;;&quot;20&quot;;IF([.A104]=&quot;Tomada de Preços por Técnica e Preço&quot;;&quot;22&quot;;IF([.A104]=&quot;Concorrência por Técnica e Preço&quot;;&quot;33&quot;;IF([.A104]=&quot;Concorrência Internacional por Técnica e Preço&quot;;&quot;44&quot;;&quot;&quot;)))))))))))&amp;&quot;&amp;parametro.identificacaoCompra.numeroCompra=&quot;&amp;[.F104]&amp;&quot;&amp;parametro.identificacaoCompra.anoCompra=&quot;&amp;[.G104]); [.F104]&amp;&quot;/&quot;&amp;[.G104])" office:value-type="string" office:string-value="00001/2019" calcext:value-type="string">
            <text:p>00001/2019</text:p>
          </table:table-cell>
          <table:table-cell table:style-name="ce12" table:formula="of:=IF(OR([.A104]=&quot;DISPENSA DE LICITAÇÃO&quot;;[.A104]=&quot;INEXIGIBILIDADE DE LICITAÇÃO&quot;);&quot;Sem edital devido a modalidade de licitação&quot;;HYPERLINK(&quot;http://comprasnet.gov.br/ConsultaLicitacoes/Download/Download.asp?coduasg=&quot;&amp;[.D104]&amp;&quot;&amp;numprp=&quot;&amp;[.F104]&amp;[.G104]&amp;&quot;&amp;modprp=&quot;&amp;IF([.A104]=&quot;Convite&quot;;&quot;01&quot;;IF([.A104]=&quot;Tomada de Preços&quot;;&quot;2&quot;;IF([.A104]=&quot;Concorrência&quot;;&quot;3&quot;;IF([.A104]=&quot;Concorrência Internacional&quot;;&quot;4&quot;;IF([.A104]=&quot;Pregão&quot;;&quot;5&quot;;IF([.A104]=&quot;Dispensa de Licitação&quot;;&quot;6&quot;;IF([.A104]=&quot;Inexigibilidade de Licitação&quot;;&quot;7&quot;;IF([.A104]=&quot;Concurso&quot;;&quot;20&quot;;IF([.A104]=&quot;Tomada de Preços por Técnica e Preço&quot;;&quot;22&quot;;IF([.A104]=&quot;Concorrência por Técnica e Preço&quot;;&quot;33&quot;;IF([.A104]=&quot;Concorrência Internacional por Técnica e Preço&quot;;&quot;44&quot;;&quot;&quot;)))))))))))&amp;&quot;&amp;bidbird=n&quot;;&quot;edital&quot;))" office:value-type="string" office:string-value="edital" calcext:value-type="string">
            <text:p>edital</text:p>
          </table:table-cell>
          <table:table-cell table:style-name="ce12" table:formula="of:=HYPERLINK(IF([.B104]=&quot;SISPP&quot;;&quot;http://comprasnet.gov.br/acesso.asp?url=/livre/Resultado/conrelit00.asp&quot;;&quot;https://www2.comprasnet.gov.br/siasgnet-atasrp/public/visualizarItemSRP.do?method=iniciar&amp;identificacaoCompra.numeroUasg=&quot;&amp;[.D104]&amp;&quot;&amp;identificacaoCompra.modalidadeCompra=5&amp;identificacaoCompra.numeroCompra=&quot;&amp;[.F104]&amp;&quot;&amp;identificacaoCompra.anoCompra=&quot;&amp;[.G104]&amp;&quot;&amp;numeroItem=&quot;&amp;RIGHT([.H104];3));[.H104])" office:value-type="string" office:string-value="00004" calcext:value-type="string">
            <text:p>00004</text:p>
          </table:table-cell>
          <table:table-cell table:number-columns-repeated="1004"/>
        </table:table-row>
        <table:table-row table:style-name="ro10">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RS</text:p>
          </table:table-cell>
          <table:table-cell table:style-name="ce4" office:value-type="string" calcext:value-type="string">
            <text:p>158467</text:p>
          </table:table-cell>
          <table:table-cell table:style-name="ce5" office:value-type="string" calcext:value-type="string">
            <text:p>INST FED.SUL R.GRANDENSE/CAMPUS PELOTAS</text:p>
          </table:table-cell>
          <table:table-cell table:style-name="ce4" office:value-type="string" calcext:value-type="string">
            <text:p>00001</text:p>
          </table:table-cell>
          <table:table-cell table:style-name="ce4" office:value-type="string" calcext:value-type="string">
            <text:p>2019</text:p>
          </table:table-cell>
          <table:table-cell table:style-name="ce4" office:value-type="string" calcext:value-type="string">
            <text:p>00004</text:p>
          </table:table-cell>
          <table:table-cell table:style-name="ce5" office:value-type="string" calcext:value-type="string">
            <text:p>Objeto: Pregão Eletrônico - <text:s/>Contratação de empresa especializada na prestação de serviços continuados de impressão corporativa, de cópia, de digitalização, de OCR (Optical Character Recognition) de documentos do Campus Pelotas e do Campus Visconde da Graça (CAVG) e Reitoria.</text:p>
          </table:table-cell>
          <table:table-cell table:style-name="ce5" office:value-type="string" calcext:value-type="string">
            <text:p>OUTSOURCING DE IMPRESSAO - PAGINAS A4 - POLICROMATICO - EXCEDENTE A FRANQUIA SEM PAPEL</text:p>
          </table:table-cell>
          <table:table-cell table:style-name="ce5" office:value-type="string" calcext:value-type="string">
            <text:p>GESTÃO INFORMATIZADA DE RECURSOS DE IMPRESSÃO <text:s/>CÓPIA E DIGITALIZAÇÃO DE DOCUME NTOS, ALOCAÇÃO, INSTALAÇÃO E DISPONIBILIZAÇÃO DE IMPRESSORAS E MULTIFUNCIONAIS <text:s/>A LASER DE MÉDIO E GRANDE PORTE, DESCRIÇÃO DETALHADA CONFORME EDITAL.</text:p>
          </table:table-cell>
          <table:table-cell table:number-columns-repeated="2" table:style-name="ce4" office:value-type="string" calcext:value-type="string">
            <text:p>01/03/2019</text:p>
          </table:table-cell>
          <table:table-cell table:style-name="ce4" office:value-type="string" calcext:value-type="string">
            <text:p>01/03/2020</text:p>
          </table:table-cell>
          <table:table-cell table:style-name="ce4" office:value-type="string" calcext:value-type="string">
            <text:p>FOLHA</text:p>
          </table:table-cell>
          <table:table-cell table:style-name="ce8" office:value-type="float" office:value="0.69" calcext:value-type="float">
            <text:p>0,69</text:p>
          </table:table-cell>
          <table:table-cell table:style-name="ce8" office:value-type="float" office:value="57960" calcext:value-type="float">
            <text:p>57.960,00</text:p>
          </table:table-cell>
          <table:table-cell table:style-name="ce12" table:formula="of:=HYPERLINK(IF([.B105]=&quot;SISPP&quot;;&quot;http://comprasnet.gov.br/acesso.asp?url=/livre/Resultado/conrelit00.asp&quot;;&quot;https://www2.comprasnet.gov.br/siasgnet-atasrp/public/pesquisarItemSRP.do?method=iniciar&amp;parametro.identificacaoCompra.numeroUasg=&quot;&amp;[.D105]&amp;&quot;&amp;parametro.identificacaoCompra.modalidadeCompra=&quot;&amp;IF([.A105]=&quot;Convite&quot;;&quot;01&quot;;IF([.A105]=&quot;Tomada de Preços&quot;;&quot;2&quot;;IF([.A105]=&quot;Concorrência&quot;;&quot;3&quot;;IF([.A105]=&quot;Concorrência Internacional&quot;;&quot;4&quot;;IF([.A105]=&quot;Pregão&quot;;&quot;5&quot;;IF([.A105]=&quot;Dispensa de Licitação&quot;;&quot;6&quot;;IF([.A105]=&quot;Inexigibilidade de Licitação&quot;;&quot;7&quot;;IF([.A105]=&quot;Concurso&quot;;&quot;20&quot;;IF([.A105]=&quot;Tomada de Preços por Técnica e Preço&quot;;&quot;22&quot;;IF([.A105]=&quot;Concorrência por Técnica e Preço&quot;;&quot;33&quot;;IF([.A105]=&quot;Concorrência Internacional por Técnica e Preço&quot;;&quot;44&quot;;&quot;&quot;)))))))))))&amp;&quot;&amp;parametro.identificacaoCompra.numeroCompra=&quot;&amp;[.F105]&amp;&quot;&amp;parametro.identificacaoCompra.anoCompra=&quot;&amp;[.G105]); [.F105]&amp;&quot;/&quot;&amp;[.G105])" office:value-type="string" office:string-value="00001/2019" calcext:value-type="string">
            <text:p>00001/2019</text:p>
          </table:table-cell>
          <table:table-cell table:style-name="ce12" table:formula="of:=IF(OR([.A105]=&quot;DISPENSA DE LICITAÇÃO&quot;;[.A105]=&quot;INEXIGIBILIDADE DE LICITAÇÃO&quot;);&quot;Sem edital devido a modalidade de licitação&quot;;HYPERLINK(&quot;http://comprasnet.gov.br/ConsultaLicitacoes/Download/Download.asp?coduasg=&quot;&amp;[.D105]&amp;&quot;&amp;numprp=&quot;&amp;[.F105]&amp;[.G105]&amp;&quot;&amp;modprp=&quot;&amp;IF([.A105]=&quot;Convite&quot;;&quot;01&quot;;IF([.A105]=&quot;Tomada de Preços&quot;;&quot;2&quot;;IF([.A105]=&quot;Concorrência&quot;;&quot;3&quot;;IF([.A105]=&quot;Concorrência Internacional&quot;;&quot;4&quot;;IF([.A105]=&quot;Pregão&quot;;&quot;5&quot;;IF([.A105]=&quot;Dispensa de Licitação&quot;;&quot;6&quot;;IF([.A105]=&quot;Inexigibilidade de Licitação&quot;;&quot;7&quot;;IF([.A105]=&quot;Concurso&quot;;&quot;20&quot;;IF([.A105]=&quot;Tomada de Preços por Técnica e Preço&quot;;&quot;22&quot;;IF([.A105]=&quot;Concorrência por Técnica e Preço&quot;;&quot;33&quot;;IF([.A105]=&quot;Concorrência Internacional por Técnica e Preço&quot;;&quot;44&quot;;&quot;&quot;)))))))))))&amp;&quot;&amp;bidbird=n&quot;;&quot;edital&quot;))" office:value-type="string" office:string-value="edital" calcext:value-type="string">
            <text:p>edital</text:p>
          </table:table-cell>
          <table:table-cell table:style-name="ce12" table:formula="of:=HYPERLINK(IF([.B105]=&quot;SISPP&quot;;&quot;http://comprasnet.gov.br/acesso.asp?url=/livre/Resultado/conrelit00.asp&quot;;&quot;https://www2.comprasnet.gov.br/siasgnet-atasrp/public/visualizarItemSRP.do?method=iniciar&amp;identificacaoCompra.numeroUasg=&quot;&amp;[.D105]&amp;&quot;&amp;identificacaoCompra.modalidadeCompra=5&amp;identificacaoCompra.numeroCompra=&quot;&amp;[.F105]&amp;&quot;&amp;identificacaoCompra.anoCompra=&quot;&amp;[.G105]&amp;&quot;&amp;numeroItem=&quot;&amp;RIGHT([.H105];3));[.H105])" office:value-type="string" office:string-value="00004" calcext:value-type="string">
            <text:p>00004</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DF</text:p>
          </table:table-cell>
          <table:table-cell table:style-name="ce4" office:value-type="string" calcext:value-type="string">
            <text:p>390004</text:p>
          </table:table-cell>
          <table:table-cell table:style-name="ce5" office:value-type="string" calcext:value-type="string">
            <text:p>COORD.GERAL DE RECURSOS LOGÍSTICOS</text:p>
          </table:table-cell>
          <table:table-cell table:style-name="ce4" office:value-type="string" calcext:value-type="string">
            <text:p>00016</text:p>
          </table:table-cell>
          <table:table-cell table:style-name="ce4" office:value-type="string" calcext:value-type="string">
            <text:p>2018</text:p>
          </table:table-cell>
          <table:table-cell table:style-name="ce4" office:value-type="string" calcext:value-type="string">
            <text:p>00006</text:p>
          </table:table-cell>
          <table:table-cell table:style-name="ce5" office:value-type="string" calcext:value-type="string">
            <text:p>Objeto: Pregão Eletrônico - <text:s/>Solução integrada de Outsourcing de impressão, digitalização e cópia, em regime de empreitada por preço unitário contemplando os seguintes <text:s/>serviços: fornec. de equip. do tipo <text:s/>impressoras multifuncionais <text:s text:c="2"/>serv. de instalação, config., garantia e manutenção <text:s/>fornec. de suprimentos e <text:s/>consumíveis (exceto papel) <text:s/>fornec. de solução (software e hardware) de administração da solução (gerenciamento e impressão e bilhetagem); e solução de digitalização e ORC.</text:p>
          </table:table-cell>
          <table:table-cell table:style-name="ce5" office:value-type="string" calcext:value-type="string">
            <text:p>OUTSOURCING DE IMPRESSAO - PAGINAS A4 - POLICROMATICO - EXCEDENTE A FRANQUIA SEM PAPEL</text:p>
          </table:table-cell>
          <table:table-cell table:style-name="ce5" office:value-type="string" calcext:value-type="string">
            <text:p>IMPRESSÃO A4 NO EQUIPAMENTO T3</text:p>
          </table:table-cell>
          <table:table-cell table:style-name="ce4" office:value-type="string" calcext:value-type="string">
            <text:p>18/12/2018</text:p>
          </table:table-cell>
          <table:table-cell table:style-name="ce4" office:value-type="string" calcext:value-type="string">
            <text:p>20/12/2018</text:p>
          </table:table-cell>
          <table:table-cell table:style-name="ce4" office:value-type="string" calcext:value-type="string">
            <text:p>28/12/2019</text:p>
          </table:table-cell>
          <table:table-cell table:style-name="ce4" office:value-type="string" calcext:value-type="string">
            <text:p>PÁGINA</text:p>
          </table:table-cell>
          <table:table-cell table:style-name="ce8" office:value-type="float" office:value="0.16" calcext:value-type="float">
            <text:p>0,16</text:p>
          </table:table-cell>
          <table:table-cell table:style-name="ce8" office:value-type="float" office:value="208625.18" calcext:value-type="float">
            <text:p>208.625,18</text:p>
          </table:table-cell>
          <table:table-cell table:style-name="ce12" table:formula="of:=HYPERLINK(IF([.B106]=&quot;SISPP&quot;;&quot;http://comprasnet.gov.br/acesso.asp?url=/livre/Resultado/conrelit00.asp&quot;;&quot;https://www2.comprasnet.gov.br/siasgnet-atasrp/public/pesquisarItemSRP.do?method=iniciar&amp;parametro.identificacaoCompra.numeroUasg=&quot;&amp;[.D106]&amp;&quot;&amp;parametro.identificacaoCompra.modalidadeCompra=&quot;&amp;IF([.A106]=&quot;Convite&quot;;&quot;01&quot;;IF([.A106]=&quot;Tomada de Preços&quot;;&quot;2&quot;;IF([.A106]=&quot;Concorrência&quot;;&quot;3&quot;;IF([.A106]=&quot;Concorrência Internacional&quot;;&quot;4&quot;;IF([.A106]=&quot;Pregão&quot;;&quot;5&quot;;IF([.A106]=&quot;Dispensa de Licitação&quot;;&quot;6&quot;;IF([.A106]=&quot;Inexigibilidade de Licitação&quot;;&quot;7&quot;;IF([.A106]=&quot;Concurso&quot;;&quot;20&quot;;IF([.A106]=&quot;Tomada de Preços por Técnica e Preço&quot;;&quot;22&quot;;IF([.A106]=&quot;Concorrência por Técnica e Preço&quot;;&quot;33&quot;;IF([.A106]=&quot;Concorrência Internacional por Técnica e Preço&quot;;&quot;44&quot;;&quot;&quot;)))))))))))&amp;&quot;&amp;parametro.identificacaoCompra.numeroCompra=&quot;&amp;[.F106]&amp;&quot;&amp;parametro.identificacaoCompra.anoCompra=&quot;&amp;[.G106]); [.F106]&amp;&quot;/&quot;&amp;[.G106])" office:value-type="string" office:string-value="00016/2018" calcext:value-type="string">
            <text:p>00016/2018</text:p>
          </table:table-cell>
          <table:table-cell table:style-name="ce12" table:formula="of:=IF(OR([.A106]=&quot;DISPENSA DE LICITAÇÃO&quot;;[.A106]=&quot;INEXIGIBILIDADE DE LICITAÇÃO&quot;);&quot;Sem edital devido a modalidade de licitação&quot;;HYPERLINK(&quot;http://comprasnet.gov.br/ConsultaLicitacoes/Download/Download.asp?coduasg=&quot;&amp;[.D106]&amp;&quot;&amp;numprp=&quot;&amp;[.F106]&amp;[.G106]&amp;&quot;&amp;modprp=&quot;&amp;IF([.A106]=&quot;Convite&quot;;&quot;01&quot;;IF([.A106]=&quot;Tomada de Preços&quot;;&quot;2&quot;;IF([.A106]=&quot;Concorrência&quot;;&quot;3&quot;;IF([.A106]=&quot;Concorrência Internacional&quot;;&quot;4&quot;;IF([.A106]=&quot;Pregão&quot;;&quot;5&quot;;IF([.A106]=&quot;Dispensa de Licitação&quot;;&quot;6&quot;;IF([.A106]=&quot;Inexigibilidade de Licitação&quot;;&quot;7&quot;;IF([.A106]=&quot;Concurso&quot;;&quot;20&quot;;IF([.A106]=&quot;Tomada de Preços por Técnica e Preço&quot;;&quot;22&quot;;IF([.A106]=&quot;Concorrência por Técnica e Preço&quot;;&quot;33&quot;;IF([.A106]=&quot;Concorrência Internacional por Técnica e Preço&quot;;&quot;44&quot;;&quot;&quot;)))))))))))&amp;&quot;&amp;bidbird=n&quot;;&quot;edital&quot;))" office:value-type="string" office:string-value="edital" calcext:value-type="string">
            <text:p>edital</text:p>
          </table:table-cell>
          <table:table-cell table:style-name="ce12" table:formula="of:=HYPERLINK(IF([.B106]=&quot;SISPP&quot;;&quot;http://comprasnet.gov.br/acesso.asp?url=/livre/Resultado/conrelit00.asp&quot;;&quot;https://www2.comprasnet.gov.br/siasgnet-atasrp/public/visualizarItemSRP.do?method=iniciar&amp;identificacaoCompra.numeroUasg=&quot;&amp;[.D106]&amp;&quot;&amp;identificacaoCompra.modalidadeCompra=5&amp;identificacaoCompra.numeroCompra=&quot;&amp;[.F106]&amp;&quot;&amp;identificacaoCompra.anoCompra=&quot;&amp;[.G106]&amp;&quot;&amp;numeroItem=&quot;&amp;RIGHT([.H106];3));[.H106])" office:value-type="string" office:string-value="00006" calcext:value-type="string">
            <text:p>00006</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SC</text:p>
          </table:table-cell>
          <table:table-cell table:style-name="ce4" office:value-type="string" calcext:value-type="string">
            <text:p>200125</text:p>
          </table:table-cell>
          <table:table-cell table:style-name="ce5" office:value-type="string" calcext:value-type="string">
            <text:p>SUPERINTENDENCIA REG. POL. RODV. FEDERAL-SC</text:p>
          </table:table-cell>
          <table:table-cell table:style-name="ce4" office:value-type="string" calcext:value-type="string">
            <text:p>00001</text:p>
          </table:table-cell>
          <table:table-cell table:style-name="ce4" office:value-type="string" calcext:value-type="string">
            <text:p>2019</text:p>
          </table:table-cell>
          <table:table-cell table:style-name="ce4" office:value-type="string" calcext:value-type="string">
            <text:p>00004</text:p>
          </table:table-cell>
          <table:table-cell table:style-name="ce5" office:value-type="string" calcext:value-type="string">
            <text:p>Objeto: Pregão Eletrônico - <text:s/>Contratação de empresa especializada na prestação de serviços de outsourcing de impressão, na modalidade franquia de páginas mais excedente, com fornecimento de software de gerenciamento de gestão, monitoramento e bilhetagem de impressão, acessórios, suprimentos, insumos/consumíveis originais (toner e outros, exceto papel), impressoras novas e assistência técnica/manutenção nos locais de instalação (com fornecimento de peças e componentes/toners), bem como quaisquer outros elementos</text:p>
          </table:table-cell>
          <table:table-cell table:style-name="ce5" office:value-type="string" calcext:value-type="string">
            <text:p>OUTSOURCING DE IMPRESSAO - PAGINAS A4 - POLICROMATICO - EXCEDENTE A FRANQUIA SEM PAPEL</text:p>
          </table:table-cell>
          <table:table-cell table:style-name="ce5" office:value-type="string" calcext:value-type="string">
            <text:p>IMPRESSÃO COLORIDA - EXCEDENTE</text:p>
          </table:table-cell>
          <table:table-cell table:number-columns-repeated="2" table:style-name="ce4" office:value-type="string" calcext:value-type="string">
            <text:p>07/03/2019</text:p>
          </table:table-cell>
          <table:table-cell table:style-name="ce4" office:value-type="string" calcext:value-type="string">
            <text:p>--</text:p>
          </table:table-cell>
          <table:table-cell table:style-name="ce4" office:value-type="string" calcext:value-type="string">
            <text:p>UNIDADE</text:p>
          </table:table-cell>
          <table:table-cell table:style-name="ce8" office:value-type="float" office:value="0.47" calcext:value-type="float">
            <text:p>0,47</text:p>
          </table:table-cell>
          <table:table-cell table:style-name="ce8" office:value-type="float" office:value="1270.88" calcext:value-type="float">
            <text:p>1.270,88</text:p>
          </table:table-cell>
          <table:table-cell table:style-name="ce12" table:formula="of:=HYPERLINK(IF([.B107]=&quot;SISPP&quot;;&quot;http://comprasnet.gov.br/acesso.asp?url=/livre/Resultado/conrelit00.asp&quot;;&quot;https://www2.comprasnet.gov.br/siasgnet-atasrp/public/pesquisarItemSRP.do?method=iniciar&amp;parametro.identificacaoCompra.numeroUasg=&quot;&amp;[.D107]&amp;&quot;&amp;parametro.identificacaoCompra.modalidadeCompra=&quot;&amp;IF([.A107]=&quot;Convite&quot;;&quot;01&quot;;IF([.A107]=&quot;Tomada de Preços&quot;;&quot;2&quot;;IF([.A107]=&quot;Concorrência&quot;;&quot;3&quot;;IF([.A107]=&quot;Concorrência Internacional&quot;;&quot;4&quot;;IF([.A107]=&quot;Pregão&quot;;&quot;5&quot;;IF([.A107]=&quot;Dispensa de Licitação&quot;;&quot;6&quot;;IF([.A107]=&quot;Inexigibilidade de Licitação&quot;;&quot;7&quot;;IF([.A107]=&quot;Concurso&quot;;&quot;20&quot;;IF([.A107]=&quot;Tomada de Preços por Técnica e Preço&quot;;&quot;22&quot;;IF([.A107]=&quot;Concorrência por Técnica e Preço&quot;;&quot;33&quot;;IF([.A107]=&quot;Concorrência Internacional por Técnica e Preço&quot;;&quot;44&quot;;&quot;&quot;)))))))))))&amp;&quot;&amp;parametro.identificacaoCompra.numeroCompra=&quot;&amp;[.F107]&amp;&quot;&amp;parametro.identificacaoCompra.anoCompra=&quot;&amp;[.G107]); [.F107]&amp;&quot;/&quot;&amp;[.G107])" office:value-type="string" office:string-value="00001/2019" calcext:value-type="string">
            <text:p>00001/2019</text:p>
          </table:table-cell>
          <table:table-cell table:style-name="ce12" table:formula="of:=IF(OR([.A107]=&quot;DISPENSA DE LICITAÇÃO&quot;;[.A107]=&quot;INEXIGIBILIDADE DE LICITAÇÃO&quot;);&quot;Sem edital devido a modalidade de licitação&quot;;HYPERLINK(&quot;http://comprasnet.gov.br/ConsultaLicitacoes/Download/Download.asp?coduasg=&quot;&amp;[.D107]&amp;&quot;&amp;numprp=&quot;&amp;[.F107]&amp;[.G107]&amp;&quot;&amp;modprp=&quot;&amp;IF([.A107]=&quot;Convite&quot;;&quot;01&quot;;IF([.A107]=&quot;Tomada de Preços&quot;;&quot;2&quot;;IF([.A107]=&quot;Concorrência&quot;;&quot;3&quot;;IF([.A107]=&quot;Concorrência Internacional&quot;;&quot;4&quot;;IF([.A107]=&quot;Pregão&quot;;&quot;5&quot;;IF([.A107]=&quot;Dispensa de Licitação&quot;;&quot;6&quot;;IF([.A107]=&quot;Inexigibilidade de Licitação&quot;;&quot;7&quot;;IF([.A107]=&quot;Concurso&quot;;&quot;20&quot;;IF([.A107]=&quot;Tomada de Preços por Técnica e Preço&quot;;&quot;22&quot;;IF([.A107]=&quot;Concorrência por Técnica e Preço&quot;;&quot;33&quot;;IF([.A107]=&quot;Concorrência Internacional por Técnica e Preço&quot;;&quot;44&quot;;&quot;&quot;)))))))))))&amp;&quot;&amp;bidbird=n&quot;;&quot;edital&quot;))" office:value-type="string" office:string-value="edital" calcext:value-type="string">
            <text:p>edital</text:p>
          </table:table-cell>
          <table:table-cell table:style-name="ce12" table:formula="of:=HYPERLINK(IF([.B107]=&quot;SISPP&quot;;&quot;http://comprasnet.gov.br/acesso.asp?url=/livre/Resultado/conrelit00.asp&quot;;&quot;https://www2.comprasnet.gov.br/siasgnet-atasrp/public/visualizarItemSRP.do?method=iniciar&amp;identificacaoCompra.numeroUasg=&quot;&amp;[.D107]&amp;&quot;&amp;identificacaoCompra.modalidadeCompra=5&amp;identificacaoCompra.numeroCompra=&quot;&amp;[.F107]&amp;&quot;&amp;identificacaoCompra.anoCompra=&quot;&amp;[.G107]&amp;&quot;&amp;numeroItem=&quot;&amp;RIGHT([.H107];3));[.H107])" office:value-type="string" office:string-value="00004" calcext:value-type="string">
            <text:p>00004</text:p>
          </table:table-cell>
          <table:table-cell table:number-columns-repeated="1004"/>
        </table:table-row>
        <table:table-row table:style-name="ro11">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BA</text:p>
          </table:table-cell>
          <table:table-cell table:style-name="ce4" office:value-type="string" calcext:value-type="string">
            <text:p>380933</text:p>
          </table:table-cell>
          <table:table-cell table:style-name="ce5" office:value-type="string" calcext:value-type="string">
            <text:p>DELEG.REG. DO TRAB/BAHIA</text:p>
          </table:table-cell>
          <table:table-cell table:style-name="ce4" office:value-type="string" calcext:value-type="string">
            <text:p>00012</text:p>
          </table:table-cell>
          <table:table-cell table:style-name="ce4" office:value-type="string" calcext:value-type="string">
            <text:p>2018</text:p>
          </table:table-cell>
          <table:table-cell table:style-name="ce4" office:value-type="string" calcext:value-type="string">
            <text:p>00004</text:p>
          </table:table-cell>
          <table:table-cell table:style-name="ce5" office:value-type="string" calcext:value-type="string">
            <text:p>Objeto: Pregão Eletrônico - <text:s/>O objeto da presente licitação é a escolha da proposta mais vantajosa para a contratação de serviços de impressão monocromática, policromática e cópias reprográficas mediante locação e instalação de equipamentos com manutenção preventiva e corretiva dos mesmos, fornecimento de peças e suprimentos necessários, para atender a Superintendência Regional do Trabalho e Emprego na Bahia e suas unidades, em perfeitas condições de funcionamento e produtividade, para uso e gozo exclusivo desta</text:p>
          </table:table-cell>
          <table:table-cell table:style-name="ce5" office:value-type="string" calcext:value-type="string">
            <text:p>OUTSOURCING DE IMPRESSAO - PAGINAS A4 - POLICROMATICO - EXCEDENTE A FRANQUIA SEM PAPEL</text:p>
          </table:table-cell>
          <table:table-cell table:style-name="ce5" office:value-type="string" calcext:value-type="string">
            <text:p>IMPRESSÃO POLICROMÁTICA, EXCEDENTE À FRANQUIA, MEDIANTE LOCAÇÃO E INSTALAÇÃO D E EQUIPAMENTOS COM MANUTENÇÃO PREVENTIVA E CORRETIVA DOS MESMOS, FORNECIMENTO DE PEÇAS E SUPRIMENTOS NECESSÁRIOS, PARA ATENDER A SUPERINTENDÊNCIA REGIONAL D O TRABALHO NA BAHIA E SUAS UNIDADES, EM PERFEITAS CONDIÇÕES DE FUNCIONAMENTO E <text:s/>PRODUTIVIDADE, PARA USO E GOZO EXCLUSIVO DESTA E ASSIM AS MANTER DURANTE TODA <text:s/>A VIGÊNCIA DO CONTRATO, BEM COMO RETIRÁ-LAS NO FINAL DO CONTRATO OU QUANDO SO LICITADO, PRESTAR-LHES ASSISTÊNCIA TÉCNICA NECESSÁRIA, MANUTENÇÃO PREVENTIVA E <text:s/>CORRETIVA, COMO TAMBÉM FORNECER-LHES, TODOS OS SUPRIMENTOS E MATERIAISDE CON SUMO, DESTINADOS À OPERAÇÃO DESTAS, À EXCEÇÃO DE PAPEL.</text:p>
          </table:table-cell>
          <table:table-cell table:number-columns-repeated="2" table:style-name="ce4" office:value-type="string" calcext:value-type="string">
            <text:p>18/12/2018</text:p>
          </table:table-cell>
          <table:table-cell table:style-name="ce4" office:value-type="string" calcext:value-type="string">
            <text:p>--</text:p>
          </table:table-cell>
          <table:table-cell table:style-name="ce4" office:value-type="string" calcext:value-type="string">
            <text:p>CÓPIA</text:p>
          </table:table-cell>
          <table:table-cell table:style-name="ce8" office:value-type="float" office:value="18" calcext:value-type="float">
            <text:p>18,00</text:p>
          </table:table-cell>
          <table:table-cell table:style-name="ce8" office:value-type="float" office:value="90000" calcext:value-type="float">
            <text:p>90.000,00</text:p>
          </table:table-cell>
          <table:table-cell table:style-name="ce12" table:formula="of:=HYPERLINK(IF([.B108]=&quot;SISPP&quot;;&quot;http://comprasnet.gov.br/acesso.asp?url=/livre/Resultado/conrelit00.asp&quot;;&quot;https://www2.comprasnet.gov.br/siasgnet-atasrp/public/pesquisarItemSRP.do?method=iniciar&amp;parametro.identificacaoCompra.numeroUasg=&quot;&amp;[.D108]&amp;&quot;&amp;parametro.identificacaoCompra.modalidadeCompra=&quot;&amp;IF([.A108]=&quot;Convite&quot;;&quot;01&quot;;IF([.A108]=&quot;Tomada de Preços&quot;;&quot;2&quot;;IF([.A108]=&quot;Concorrência&quot;;&quot;3&quot;;IF([.A108]=&quot;Concorrência Internacional&quot;;&quot;4&quot;;IF([.A108]=&quot;Pregão&quot;;&quot;5&quot;;IF([.A108]=&quot;Dispensa de Licitação&quot;;&quot;6&quot;;IF([.A108]=&quot;Inexigibilidade de Licitação&quot;;&quot;7&quot;;IF([.A108]=&quot;Concurso&quot;;&quot;20&quot;;IF([.A108]=&quot;Tomada de Preços por Técnica e Preço&quot;;&quot;22&quot;;IF([.A108]=&quot;Concorrência por Técnica e Preço&quot;;&quot;33&quot;;IF([.A108]=&quot;Concorrência Internacional por Técnica e Preço&quot;;&quot;44&quot;;&quot;&quot;)))))))))))&amp;&quot;&amp;parametro.identificacaoCompra.numeroCompra=&quot;&amp;[.F108]&amp;&quot;&amp;parametro.identificacaoCompra.anoCompra=&quot;&amp;[.G108]); [.F108]&amp;&quot;/&quot;&amp;[.G108])" office:value-type="string" office:string-value="00012/2018" calcext:value-type="string">
            <text:p>00012/2018</text:p>
          </table:table-cell>
          <table:table-cell table:style-name="ce12" table:formula="of:=IF(OR([.A108]=&quot;DISPENSA DE LICITAÇÃO&quot;;[.A108]=&quot;INEXIGIBILIDADE DE LICITAÇÃO&quot;);&quot;Sem edital devido a modalidade de licitação&quot;;HYPERLINK(&quot;http://comprasnet.gov.br/ConsultaLicitacoes/Download/Download.asp?coduasg=&quot;&amp;[.D108]&amp;&quot;&amp;numprp=&quot;&amp;[.F108]&amp;[.G108]&amp;&quot;&amp;modprp=&quot;&amp;IF([.A108]=&quot;Convite&quot;;&quot;01&quot;;IF([.A108]=&quot;Tomada de Preços&quot;;&quot;2&quot;;IF([.A108]=&quot;Concorrência&quot;;&quot;3&quot;;IF([.A108]=&quot;Concorrência Internacional&quot;;&quot;4&quot;;IF([.A108]=&quot;Pregão&quot;;&quot;5&quot;;IF([.A108]=&quot;Dispensa de Licitação&quot;;&quot;6&quot;;IF([.A108]=&quot;Inexigibilidade de Licitação&quot;;&quot;7&quot;;IF([.A108]=&quot;Concurso&quot;;&quot;20&quot;;IF([.A108]=&quot;Tomada de Preços por Técnica e Preço&quot;;&quot;22&quot;;IF([.A108]=&quot;Concorrência por Técnica e Preço&quot;;&quot;33&quot;;IF([.A108]=&quot;Concorrência Internacional por Técnica e Preço&quot;;&quot;44&quot;;&quot;&quot;)))))))))))&amp;&quot;&amp;bidbird=n&quot;;&quot;edital&quot;))" office:value-type="string" office:string-value="edital" calcext:value-type="string">
            <text:p>edital</text:p>
          </table:table-cell>
          <table:table-cell table:style-name="ce12" table:formula="of:=HYPERLINK(IF([.B108]=&quot;SISPP&quot;;&quot;http://comprasnet.gov.br/acesso.asp?url=/livre/Resultado/conrelit00.asp&quot;;&quot;https://www2.comprasnet.gov.br/siasgnet-atasrp/public/visualizarItemSRP.do?method=iniciar&amp;identificacaoCompra.numeroUasg=&quot;&amp;[.D108]&amp;&quot;&amp;identificacaoCompra.modalidadeCompra=5&amp;identificacaoCompra.numeroCompra=&quot;&amp;[.F108]&amp;&quot;&amp;identificacaoCompra.anoCompra=&quot;&amp;[.G108]&amp;&quot;&amp;numeroItem=&quot;&amp;RIGHT([.H108];3));[.H108])" office:value-type="string" office:string-value="00004" calcext:value-type="string">
            <text:p>00004</text:p>
          </table:table-cell>
          <table:table-cell table:number-columns-repeated="1004"/>
        </table:table-row>
        <table:table-row table:style-name="ro7">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DF</text:p>
          </table:table-cell>
          <table:table-cell table:style-name="ce4" office:value-type="string" calcext:value-type="string">
            <text:p>194035</text:p>
          </table:table-cell>
          <table:table-cell table:style-name="ce5" office:value-type="string" calcext:value-type="string">
            <text:p>DIRETORIA DE ADMINISTRAÇÃO E GESTÃO - FUNAI</text:p>
          </table:table-cell>
          <table:table-cell table:style-name="ce4" office:value-type="string" calcext:value-type="string">
            <text:p>00009</text:p>
          </table:table-cell>
          <table:table-cell table:style-name="ce4" office:value-type="string" calcext:value-type="string">
            <text:p>2018</text:p>
          </table:table-cell>
          <table:table-cell table:style-name="ce4" office:value-type="string" calcext:value-type="string">
            <text:p>00004</text:p>
          </table:table-cell>
          <table:table-cell table:style-name="ce5" office:value-type="string" calcext:value-type="string">
            <text:p>Objeto: Pregão Eletrônico - <text:s/>Contração de Serviços de Outsourcing de Impressão - Modalidade franquia mais excedente de páginas, para a Fundação Nacional do Índio <text:s text:c="2"/>FUNAI Sede e Sobradinho.</text:p>
          </table:table-cell>
          <table:table-cell table:style-name="ce5" office:value-type="string" calcext:value-type="string">
            <text:p>OUTSOURCING DE IMPRESSAO - PAGINAS A4 - POLICROMATICO - EXCEDENTE A FRANQUIA SEM PAPEL</text:p>
          </table:table-cell>
          <table:table-cell table:style-name="ce5" office:value-type="string" calcext:value-type="string">
            <text:p>OUTSOURCING DE IMPRESSÃO <text:s text:c="2"/>PÁGINAS A4 POLICROMÁTICO, SEM FORNECIMENTO DE PAPEL <text:s text:c="3"/>EXCEDENTE FRANQUIA. NESTA MODALIDADE, OS EQUIPAMENTOS DE IMPRESSÃO SÃO CEDI DOS SOB REGIME DE COMODATO E NÃO SOB REGIME DE LOCAÇÃO. A AMORTIZAÇÃO DO ATIVO <text:s/>É SOBRE A QUANTIDADE DE PÁGINAS A SEREM PRODUZIDAS (FRANQUIA).</text:p>
          </table:table-cell>
          <table:table-cell table:number-columns-repeated="2" table:style-name="ce4" office:value-type="string" calcext:value-type="string">
            <text:p>26/12/2018</text:p>
          </table:table-cell>
          <table:table-cell table:style-name="ce4" office:value-type="string" calcext:value-type="string">
            <text:p>--</text:p>
          </table:table-cell>
          <table:table-cell table:style-name="ce4" office:value-type="string" calcext:value-type="string">
            <text:p>UNIDADE</text:p>
          </table:table-cell>
          <table:table-cell table:style-name="ce8" office:value-type="float" office:value="0.22" calcext:value-type="float">
            <text:p>0,22</text:p>
          </table:table-cell>
          <table:table-cell table:style-name="ce8" office:value-type="float" office:value="7987.68" calcext:value-type="float">
            <text:p>7.987,68</text:p>
          </table:table-cell>
          <table:table-cell table:style-name="ce12" table:formula="of:=HYPERLINK(IF([.B109]=&quot;SISPP&quot;;&quot;http://comprasnet.gov.br/acesso.asp?url=/livre/Resultado/conrelit00.asp&quot;;&quot;https://www2.comprasnet.gov.br/siasgnet-atasrp/public/pesquisarItemSRP.do?method=iniciar&amp;parametro.identificacaoCompra.numeroUasg=&quot;&amp;[.D109]&amp;&quot;&amp;parametro.identificacaoCompra.modalidadeCompra=&quot;&amp;IF([.A109]=&quot;Convite&quot;;&quot;01&quot;;IF([.A109]=&quot;Tomada de Preços&quot;;&quot;2&quot;;IF([.A109]=&quot;Concorrência&quot;;&quot;3&quot;;IF([.A109]=&quot;Concorrência Internacional&quot;;&quot;4&quot;;IF([.A109]=&quot;Pregão&quot;;&quot;5&quot;;IF([.A109]=&quot;Dispensa de Licitação&quot;;&quot;6&quot;;IF([.A109]=&quot;Inexigibilidade de Licitação&quot;;&quot;7&quot;;IF([.A109]=&quot;Concurso&quot;;&quot;20&quot;;IF([.A109]=&quot;Tomada de Preços por Técnica e Preço&quot;;&quot;22&quot;;IF([.A109]=&quot;Concorrência por Técnica e Preço&quot;;&quot;33&quot;;IF([.A109]=&quot;Concorrência Internacional por Técnica e Preço&quot;;&quot;44&quot;;&quot;&quot;)))))))))))&amp;&quot;&amp;parametro.identificacaoCompra.numeroCompra=&quot;&amp;[.F109]&amp;&quot;&amp;parametro.identificacaoCompra.anoCompra=&quot;&amp;[.G109]); [.F109]&amp;&quot;/&quot;&amp;[.G109])" office:value-type="string" office:string-value="00009/2018" calcext:value-type="string">
            <text:p>00009/2018</text:p>
          </table:table-cell>
          <table:table-cell table:style-name="ce12" table:formula="of:=IF(OR([.A109]=&quot;DISPENSA DE LICITAÇÃO&quot;;[.A109]=&quot;INEXIGIBILIDADE DE LICITAÇÃO&quot;);&quot;Sem edital devido a modalidade de licitação&quot;;HYPERLINK(&quot;http://comprasnet.gov.br/ConsultaLicitacoes/Download/Download.asp?coduasg=&quot;&amp;[.D109]&amp;&quot;&amp;numprp=&quot;&amp;[.F109]&amp;[.G109]&amp;&quot;&amp;modprp=&quot;&amp;IF([.A109]=&quot;Convite&quot;;&quot;01&quot;;IF([.A109]=&quot;Tomada de Preços&quot;;&quot;2&quot;;IF([.A109]=&quot;Concorrência&quot;;&quot;3&quot;;IF([.A109]=&quot;Concorrência Internacional&quot;;&quot;4&quot;;IF([.A109]=&quot;Pregão&quot;;&quot;5&quot;;IF([.A109]=&quot;Dispensa de Licitação&quot;;&quot;6&quot;;IF([.A109]=&quot;Inexigibilidade de Licitação&quot;;&quot;7&quot;;IF([.A109]=&quot;Concurso&quot;;&quot;20&quot;;IF([.A109]=&quot;Tomada de Preços por Técnica e Preço&quot;;&quot;22&quot;;IF([.A109]=&quot;Concorrência por Técnica e Preço&quot;;&quot;33&quot;;IF([.A109]=&quot;Concorrência Internacional por Técnica e Preço&quot;;&quot;44&quot;;&quot;&quot;)))))))))))&amp;&quot;&amp;bidbird=n&quot;;&quot;edital&quot;))" office:value-type="string" office:string-value="edital" calcext:value-type="string">
            <text:p>edital</text:p>
          </table:table-cell>
          <table:table-cell table:style-name="ce12" table:formula="of:=HYPERLINK(IF([.B109]=&quot;SISPP&quot;;&quot;http://comprasnet.gov.br/acesso.asp?url=/livre/Resultado/conrelit00.asp&quot;;&quot;https://www2.comprasnet.gov.br/siasgnet-atasrp/public/visualizarItemSRP.do?method=iniciar&amp;identificacaoCompra.numeroUasg=&quot;&amp;[.D109]&amp;&quot;&amp;identificacaoCompra.modalidadeCompra=5&amp;identificacaoCompra.numeroCompra=&quot;&amp;[.F109]&amp;&quot;&amp;identificacaoCompra.anoCompra=&quot;&amp;[.G109]&amp;&quot;&amp;numeroItem=&quot;&amp;RIGHT([.H109];3));[.H109])" office:value-type="string" office:string-value="00004" calcext:value-type="string">
            <text:p>00004</text:p>
          </table:table-cell>
          <table:table-cell table:number-columns-repeated="1004"/>
        </table:table-row>
        <table:table-row table:style-name="ro7">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GO</text:p>
          </table:table-cell>
          <table:table-cell table:style-name="ce4" office:value-type="string" calcext:value-type="string">
            <text:p>250021</text:p>
          </table:table-cell>
          <table:table-cell table:style-name="ce5" office:value-type="string" calcext:value-type="string">
            <text:p>MS-ESCRITORIO DE REPRES.DO MIN. DA SAUDE/GO</text:p>
          </table:table-cell>
          <table:table-cell table:style-name="ce4" office:value-type="string" calcext:value-type="string">
            <text:p>00004</text:p>
          </table:table-cell>
          <table:table-cell table:style-name="ce4" office:value-type="string" calcext:value-type="string">
            <text:p>2019</text:p>
          </table:table-cell>
          <table:table-cell table:style-name="ce4" office:value-type="string" calcext:value-type="string">
            <text:p>00004</text:p>
          </table:table-cell>
          <table:table-cell table:style-name="ce5" office:value-type="string" calcext:value-type="string">
            <text:p>Objeto: Pregão Eletrônico - <text:s/>Contratação de empresa especializada na prestação de serviços de impressão, cópia e digitalização de documentos com fornecimento de todos equipamentos, insumos e materiais (exceto papel), inclusive assistência técnica/manutenção preventiva e corretiva, além de fornecimento de suprimentos e peças.</text:p>
          </table:table-cell>
          <table:table-cell table:style-name="ce5" office:value-type="string" calcext:value-type="string">
            <text:p>OUTSOURCING DE IMPRESSAO - PAGINAS A4 - POLICROMATICO - EXCEDENTE A FRANQUIA SEM PAPEL</text:p>
          </table:table-cell>
          <table:table-cell table:style-name="ce5" office:value-type="string" calcext:value-type="string">
            <text:p>OUTSOURCING DE IMPRESSÃO A4, A5, OFÍCIO E CARTA, POLICROMÁTICO EXCEDENTE A FRA NQUIA, SOFTWARE DE GERENCIAMENTO DE ATIVOS E BILHETAGEM DAS PÁGINAS, ASSISTÊNC IA TÉCNICA DE MANUTENÇÃO PREVENTIVA E CORRETIVA, TREINAMENTO DE USUÁRIOS, REPO SIÇÃO DE PEÇAS E INSUMOS/CONSUMÍVEIS (COM EXCEÇÃO DA FOLHA DE PAPEL PARA IMPRE SSÃO)</text:p>
          </table:table-cell>
          <table:table-cell table:number-columns-repeated="2" table:style-name="ce4" office:value-type="string" calcext:value-type="string">
            <text:p>08/04/2019</text:p>
          </table:table-cell>
          <table:table-cell table:style-name="ce4" office:value-type="string" calcext:value-type="string">
            <text:p>--</text:p>
          </table:table-cell>
          <table:table-cell table:style-name="ce4" office:value-type="string" calcext:value-type="string">
            <text:p>SERVIÇO</text:p>
          </table:table-cell>
          <table:table-cell table:number-columns-repeated="2" table:style-name="ce8" office:value-type="float" office:value="3291" calcext:value-type="float">
            <text:p>3.291,00</text:p>
          </table:table-cell>
          <table:table-cell table:style-name="ce12" table:formula="of:=HYPERLINK(IF([.B110]=&quot;SISPP&quot;;&quot;http://comprasnet.gov.br/acesso.asp?url=/livre/Resultado/conrelit00.asp&quot;;&quot;https://www2.comprasnet.gov.br/siasgnet-atasrp/public/pesquisarItemSRP.do?method=iniciar&amp;parametro.identificacaoCompra.numeroUasg=&quot;&amp;[.D110]&amp;&quot;&amp;parametro.identificacaoCompra.modalidadeCompra=&quot;&amp;IF([.A110]=&quot;Convite&quot;;&quot;01&quot;;IF([.A110]=&quot;Tomada de Preços&quot;;&quot;2&quot;;IF([.A110]=&quot;Concorrência&quot;;&quot;3&quot;;IF([.A110]=&quot;Concorrência Internacional&quot;;&quot;4&quot;;IF([.A110]=&quot;Pregão&quot;;&quot;5&quot;;IF([.A110]=&quot;Dispensa de Licitação&quot;;&quot;6&quot;;IF([.A110]=&quot;Inexigibilidade de Licitação&quot;;&quot;7&quot;;IF([.A110]=&quot;Concurso&quot;;&quot;20&quot;;IF([.A110]=&quot;Tomada de Preços por Técnica e Preço&quot;;&quot;22&quot;;IF([.A110]=&quot;Concorrência por Técnica e Preço&quot;;&quot;33&quot;;IF([.A110]=&quot;Concorrência Internacional por Técnica e Preço&quot;;&quot;44&quot;;&quot;&quot;)))))))))))&amp;&quot;&amp;parametro.identificacaoCompra.numeroCompra=&quot;&amp;[.F110]&amp;&quot;&amp;parametro.identificacaoCompra.anoCompra=&quot;&amp;[.G110]); [.F110]&amp;&quot;/&quot;&amp;[.G110])" office:value-type="string" office:string-value="00004/2019" calcext:value-type="string">
            <text:p>00004/2019</text:p>
          </table:table-cell>
          <table:table-cell table:style-name="ce12" table:formula="of:=IF(OR([.A110]=&quot;DISPENSA DE LICITAÇÃO&quot;;[.A110]=&quot;INEXIGIBILIDADE DE LICITAÇÃO&quot;);&quot;Sem edital devido a modalidade de licitação&quot;;HYPERLINK(&quot;http://comprasnet.gov.br/ConsultaLicitacoes/Download/Download.asp?coduasg=&quot;&amp;[.D110]&amp;&quot;&amp;numprp=&quot;&amp;[.F110]&amp;[.G110]&amp;&quot;&amp;modprp=&quot;&amp;IF([.A110]=&quot;Convite&quot;;&quot;01&quot;;IF([.A110]=&quot;Tomada de Preços&quot;;&quot;2&quot;;IF([.A110]=&quot;Concorrência&quot;;&quot;3&quot;;IF([.A110]=&quot;Concorrência Internacional&quot;;&quot;4&quot;;IF([.A110]=&quot;Pregão&quot;;&quot;5&quot;;IF([.A110]=&quot;Dispensa de Licitação&quot;;&quot;6&quot;;IF([.A110]=&quot;Inexigibilidade de Licitação&quot;;&quot;7&quot;;IF([.A110]=&quot;Concurso&quot;;&quot;20&quot;;IF([.A110]=&quot;Tomada de Preços por Técnica e Preço&quot;;&quot;22&quot;;IF([.A110]=&quot;Concorrência por Técnica e Preço&quot;;&quot;33&quot;;IF([.A110]=&quot;Concorrência Internacional por Técnica e Preço&quot;;&quot;44&quot;;&quot;&quot;)))))))))))&amp;&quot;&amp;bidbird=n&quot;;&quot;edital&quot;))" office:value-type="string" office:string-value="edital" calcext:value-type="string">
            <text:p>edital</text:p>
          </table:table-cell>
          <table:table-cell table:style-name="ce12" table:formula="of:=HYPERLINK(IF([.B110]=&quot;SISPP&quot;;&quot;http://comprasnet.gov.br/acesso.asp?url=/livre/Resultado/conrelit00.asp&quot;;&quot;https://www2.comprasnet.gov.br/siasgnet-atasrp/public/visualizarItemSRP.do?method=iniciar&amp;identificacaoCompra.numeroUasg=&quot;&amp;[.D110]&amp;&quot;&amp;identificacaoCompra.modalidadeCompra=5&amp;identificacaoCompra.numeroCompra=&quot;&amp;[.F110]&amp;&quot;&amp;identificacaoCompra.anoCompra=&quot;&amp;[.G110]&amp;&quot;&amp;numeroItem=&quot;&amp;RIGHT([.H110];3));[.H110])" office:value-type="string" office:string-value="00004" calcext:value-type="string">
            <text:p>00004</text:p>
          </table:table-cell>
          <table:table-cell table:number-columns-repeated="1004"/>
        </table:table-row>
        <table:table-row table:style-name="ro5">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DF</text:p>
          </table:table-cell>
          <table:table-cell table:style-name="ce4" office:value-type="string" calcext:value-type="string">
            <text:p>240101</text:p>
          </table:table-cell>
          <table:table-cell table:style-name="ce5" office:value-type="string" calcext:value-type="string">
            <text:p>MCT-COORD. GERAL DE RECURSOS LOGÍSTICOS/DF</text:p>
          </table:table-cell>
          <table:table-cell table:style-name="ce4" office:value-type="string" calcext:value-type="string">
            <text:p>00002</text:p>
          </table:table-cell>
          <table:table-cell table:style-name="ce4" office:value-type="string" calcext:value-type="string">
            <text:p>2019</text:p>
          </table:table-cell>
          <table:table-cell table:style-name="ce4" office:value-type="string" calcext:value-type="string">
            <text:p>00006</text:p>
          </table:table-cell>
          <table:table-cell table:style-name="ce5" office:value-type="string" calcext:value-type="string">
            <text:p>Objeto: Pregão Eletrônico - <text:s/>Contratação de empresa especializada para solução continuada de impressão, cópia e digitalização corporativa, compreendendo a cessão de direito de uso de equipamentos novos e de primeiro uso, incluindo a prestação de serviços de manutenção preventiva e corretiva, fornecimento de peças e consumíveis necessários (exceto papel), assim como serviços de gestão, controle e operacionalização da solução.</text:p>
          </table:table-cell>
          <table:table-cell table:style-name="ce5" office:value-type="string" calcext:value-type="string">
            <text:p>OUTSOURCING DE IMPRESSAO - PAGINAS A4 - POLICROMATICO - EXCEDENTE A FRANQUIA SEM PAPEL</text:p>
          </table:table-cell>
          <table:table-cell table:style-name="ce5" office:value-type="string" calcext:value-type="string">
            <text:p>PARTE VARIÁVEL - IMPRESSÃO POLICROMÁTICA <text:s text:c="2"/>EQUIPAMENTO TIPO B E C</text:p>
          </table:table-cell>
          <table:table-cell table:number-columns-repeated="2" table:style-name="ce4" office:value-type="string" calcext:value-type="string">
            <text:p>27/02/2019</text:p>
          </table:table-cell>
          <table:table-cell table:style-name="ce4" office:value-type="string" calcext:value-type="string">
            <text:p>--</text:p>
          </table:table-cell>
          <table:table-cell table:style-name="ce4" office:value-type="string" calcext:value-type="string">
            <text:p>IMPRESSÃO</text:p>
          </table:table-cell>
          <table:table-cell table:style-name="ce8" office:value-type="float" office:value="0.14" calcext:value-type="float">
            <text:p>0,14</text:p>
          </table:table-cell>
          <table:table-cell table:style-name="ce8" office:value-type="float" office:value="268800" calcext:value-type="float">
            <text:p>268.800,00</text:p>
          </table:table-cell>
          <table:table-cell table:style-name="ce12" table:formula="of:=HYPERLINK(IF([.B111]=&quot;SISPP&quot;;&quot;http://comprasnet.gov.br/acesso.asp?url=/livre/Resultado/conrelit00.asp&quot;;&quot;https://www2.comprasnet.gov.br/siasgnet-atasrp/public/pesquisarItemSRP.do?method=iniciar&amp;parametro.identificacaoCompra.numeroUasg=&quot;&amp;[.D111]&amp;&quot;&amp;parametro.identificacaoCompra.modalidadeCompra=&quot;&amp;IF([.A111]=&quot;Convite&quot;;&quot;01&quot;;IF([.A111]=&quot;Tomada de Preços&quot;;&quot;2&quot;;IF([.A111]=&quot;Concorrência&quot;;&quot;3&quot;;IF([.A111]=&quot;Concorrência Internacional&quot;;&quot;4&quot;;IF([.A111]=&quot;Pregão&quot;;&quot;5&quot;;IF([.A111]=&quot;Dispensa de Licitação&quot;;&quot;6&quot;;IF([.A111]=&quot;Inexigibilidade de Licitação&quot;;&quot;7&quot;;IF([.A111]=&quot;Concurso&quot;;&quot;20&quot;;IF([.A111]=&quot;Tomada de Preços por Técnica e Preço&quot;;&quot;22&quot;;IF([.A111]=&quot;Concorrência por Técnica e Preço&quot;;&quot;33&quot;;IF([.A111]=&quot;Concorrência Internacional por Técnica e Preço&quot;;&quot;44&quot;;&quot;&quot;)))))))))))&amp;&quot;&amp;parametro.identificacaoCompra.numeroCompra=&quot;&amp;[.F111]&amp;&quot;&amp;parametro.identificacaoCompra.anoCompra=&quot;&amp;[.G111]); [.F111]&amp;&quot;/&quot;&amp;[.G111])" office:value-type="string" office:string-value="00002/2019" calcext:value-type="string">
            <text:p>00002/2019</text:p>
          </table:table-cell>
          <table:table-cell table:style-name="ce12" table:formula="of:=IF(OR([.A111]=&quot;DISPENSA DE LICITAÇÃO&quot;;[.A111]=&quot;INEXIGIBILIDADE DE LICITAÇÃO&quot;);&quot;Sem edital devido a modalidade de licitação&quot;;HYPERLINK(&quot;http://comprasnet.gov.br/ConsultaLicitacoes/Download/Download.asp?coduasg=&quot;&amp;[.D111]&amp;&quot;&amp;numprp=&quot;&amp;[.F111]&amp;[.G111]&amp;&quot;&amp;modprp=&quot;&amp;IF([.A111]=&quot;Convite&quot;;&quot;01&quot;;IF([.A111]=&quot;Tomada de Preços&quot;;&quot;2&quot;;IF([.A111]=&quot;Concorrência&quot;;&quot;3&quot;;IF([.A111]=&quot;Concorrência Internacional&quot;;&quot;4&quot;;IF([.A111]=&quot;Pregão&quot;;&quot;5&quot;;IF([.A111]=&quot;Dispensa de Licitação&quot;;&quot;6&quot;;IF([.A111]=&quot;Inexigibilidade de Licitação&quot;;&quot;7&quot;;IF([.A111]=&quot;Concurso&quot;;&quot;20&quot;;IF([.A111]=&quot;Tomada de Preços por Técnica e Preço&quot;;&quot;22&quot;;IF([.A111]=&quot;Concorrência por Técnica e Preço&quot;;&quot;33&quot;;IF([.A111]=&quot;Concorrência Internacional por Técnica e Preço&quot;;&quot;44&quot;;&quot;&quot;)))))))))))&amp;&quot;&amp;bidbird=n&quot;;&quot;edital&quot;))" office:value-type="string" office:string-value="edital" calcext:value-type="string">
            <text:p>edital</text:p>
          </table:table-cell>
          <table:table-cell table:style-name="ce12" table:formula="of:=HYPERLINK(IF([.B111]=&quot;SISPP&quot;;&quot;http://comprasnet.gov.br/acesso.asp?url=/livre/Resultado/conrelit00.asp&quot;;&quot;https://www2.comprasnet.gov.br/siasgnet-atasrp/public/visualizarItemSRP.do?method=iniciar&amp;identificacaoCompra.numeroUasg=&quot;&amp;[.D111]&amp;&quot;&amp;identificacaoCompra.modalidadeCompra=5&amp;identificacaoCompra.numeroCompra=&quot;&amp;[.F111]&amp;&quot;&amp;identificacaoCompra.anoCompra=&quot;&amp;[.G111]&amp;&quot;&amp;numeroItem=&quot;&amp;RIGHT([.H111];3));[.H111])" office:value-type="string" office:string-value="00006" calcext:value-type="string">
            <text:p>00006</text:p>
          </table:table-cell>
          <table:table-cell table:number-columns-repeated="1004"/>
        </table:table-row>
        <table:table-row table:style-name="ro12">
          <table:table-cell table:style-name="ce4" office:value-type="string" calcext:value-type="string">
            <text:p>Dispensa de Licitação</text:p>
          </table:table-cell>
          <table:table-cell table:style-name="ce4" office:value-type="string" calcext:value-type="string">
            <text:p>SISPP</text:p>
          </table:table-cell>
          <table:table-cell table:style-name="ce4" office:value-type="string" calcext:value-type="string">
            <text:p>PB</text:p>
          </table:table-cell>
          <table:table-cell table:style-name="ce4" office:value-type="string" calcext:value-type="string">
            <text:p>160176</text:p>
          </table:table-cell>
          <table:table-cell table:style-name="ce5" office:value-type="string" calcext:value-type="string">
            <text:p>COMANDO 1.GRUPAMENTO DE ENGENHARIA</text:p>
          </table:table-cell>
          <table:table-cell table:style-name="ce4" office:value-type="string" calcext:value-type="string">
            <text:p>00103</text:p>
          </table:table-cell>
          <table:table-cell table:style-name="ce4" office:value-type="string" calcext:value-type="string">
            <text:p>2018</text:p>
          </table:table-cell>
          <table:table-cell table:style-name="ce4" office:value-type="string" calcext:value-type="string">
            <text:p>00001</text:p>
          </table:table-cell>
          <table:table-cell table:style-name="ce5" office:value-type="string" calcext:value-type="string">
            <text:p>Objeto: Serviço de outsourcing de impressão para a CRO7.</text:p>
          </table:table-cell>
          <table:table-cell table:style-name="ce5" office:value-type="string" calcext:value-type="string">
            <text:p>OUTSOURCING DE IMPRESSAO - PAGINAS A4 - POLICROMATICO - EXCEDENTE A FRANQUIA SEM PAPEL</text:p>
          </table:table-cell>
          <table:table-cell table:style-name="ce5" office:value-type="string" calcext:value-type="string">
            <text:p>SERVIÇO DE OUTSOURCING (NA MODALIDADE FRANQUIA DE 1000 PÁGINAS POR MÊS, POR MÁ QUINA, MAIS EXCEDENTE REFERENTE ÀS IMPRESSÕES POLICROMÁTICAS EM IMPRESSORA LAS ER COLORIDA FORMATO A4, MÍNIMA 33PPM), COM TECNOLOGIA LASER ELETROFOTOGRÁFICO, <text:s/>CONECTIVIDADE WIFI, REDE ETHERNET, USB, COM MEMÓRIA MÍNIMA DE 512 MB, VELOCID ADE MÍNIMA DE 33 PPM, IMPRESSÃO COLORIDA, FRENTE E VERSO, COM RESOLUÇÃO MÍNIMA <text:s/>DE 2400X600DPI, COM BANDEJA DE CAPACIDADE DE 250+50 FOLHAS BANDEJA MULTIUSO, COM FRANQUIA DE 1000 CÓPIAS MAIS EXCEDENTE MÊS, COM CARTUCHO TONER E MANUTENÇÃ O DA IMPRESSORA POR CONTA DA EMPRESA CONTRATADA.</text:p>
          </table:table-cell>
          <table:table-cell table:style-name="ce4" office:value-type="string" calcext:value-type="string">
            <text:p>--</text:p>
          </table:table-cell>
          <table:table-cell table:style-name="ce4" office:value-type="string" calcext:value-type="string">
            <text:p>30/11/2018</text:p>
          </table:table-cell>
          <table:table-cell table:style-name="ce4" office:value-type="string" calcext:value-type="string">
            <text:p>--</text:p>
          </table:table-cell>
          <table:table-cell table:style-name="ce4" office:value-type="string" calcext:value-type="string">
            <text:p>SV</text:p>
          </table:table-cell>
          <table:table-cell table:style-name="ce8" office:value-type="float" office:value="0.55" calcext:value-type="float">
            <text:p>0,55</text:p>
          </table:table-cell>
          <table:table-cell table:style-name="ce8" office:value-type="float" office:value="6813.95" calcext:value-type="float">
            <text:p>6.813,95</text:p>
          </table:table-cell>
          <table:table-cell table:style-name="ce12" table:formula="of:=HYPERLINK(IF([.B112]=&quot;SISPP&quot;;&quot;http://comprasnet.gov.br/acesso.asp?url=/livre/Resultado/conrelit00.asp&quot;;&quot;https://www2.comprasnet.gov.br/siasgnet-atasrp/public/pesquisarItemSRP.do?method=iniciar&amp;parametro.identificacaoCompra.numeroUasg=&quot;&amp;[.D112]&amp;&quot;&amp;parametro.identificacaoCompra.modalidadeCompra=&quot;&amp;IF([.A112]=&quot;Convite&quot;;&quot;01&quot;;IF([.A112]=&quot;Tomada de Preços&quot;;&quot;2&quot;;IF([.A112]=&quot;Concorrência&quot;;&quot;3&quot;;IF([.A112]=&quot;Concorrência Internacional&quot;;&quot;4&quot;;IF([.A112]=&quot;Pregão&quot;;&quot;5&quot;;IF([.A112]=&quot;Dispensa de Licitação&quot;;&quot;6&quot;;IF([.A112]=&quot;Inexigibilidade de Licitação&quot;;&quot;7&quot;;IF([.A112]=&quot;Concurso&quot;;&quot;20&quot;;IF([.A112]=&quot;Tomada de Preços por Técnica e Preço&quot;;&quot;22&quot;;IF([.A112]=&quot;Concorrência por Técnica e Preço&quot;;&quot;33&quot;;IF([.A112]=&quot;Concorrência Internacional por Técnica e Preço&quot;;&quot;44&quot;;&quot;&quot;)))))))))))&amp;&quot;&amp;parametro.identificacaoCompra.numeroCompra=&quot;&amp;[.F112]&amp;&quot;&amp;parametro.identificacaoCompra.anoCompra=&quot;&amp;[.G112]); [.F112]&amp;&quot;/&quot;&amp;[.G112])" office:value-type="string" office:string-value="00103/2018" calcext:value-type="string">
            <text:p>00103/2018</text:p>
          </table:table-cell>
          <table:table-cell table:style-name="ce12" table:formula="of:=IF(OR([.A112]=&quot;DISPENSA DE LICITAÇÃO&quot;;[.A112]=&quot;INEXIGIBILIDADE DE LICITAÇÃO&quot;);&quot;Sem edital devido a modalidade de licitação&quot;;HYPERLINK(&quot;http://comprasnet.gov.br/ConsultaLicitacoes/Download/Download.asp?coduasg=&quot;&amp;[.D112]&amp;&quot;&amp;numprp=&quot;&amp;[.F112]&amp;[.G112]&amp;&quot;&amp;modprp=&quot;&amp;IF([.A112]=&quot;Convite&quot;;&quot;01&quot;;IF([.A112]=&quot;Tomada de Preços&quot;;&quot;2&quot;;IF([.A112]=&quot;Concorrência&quot;;&quot;3&quot;;IF([.A112]=&quot;Concorrência Internacional&quot;;&quot;4&quot;;IF([.A112]=&quot;Pregão&quot;;&quot;5&quot;;IF([.A112]=&quot;Dispensa de Licitação&quot;;&quot;6&quot;;IF([.A112]=&quot;Inexigibilidade de Licitação&quot;;&quot;7&quot;;IF([.A112]=&quot;Concurso&quot;;&quot;20&quot;;IF([.A112]=&quot;Tomada de Preços por Técnica e Preço&quot;;&quot;22&quot;;IF([.A112]=&quot;Concorrência por Técnica e Preço&quot;;&quot;33&quot;;IF([.A112]=&quot;Concorrência Internacional por Técnica e Preço&quot;;&quot;44&quot;;&quot;&quot;)))))))))))&amp;&quot;&amp;bidbird=n&quot;;&quot;edital&quot;))" office:value-type="string" office:string-value="Sem edital devido a modalidade de licitação" calcext:value-type="string">
            <text:p>Sem edital devido a modalidade de licitação</text:p>
          </table:table-cell>
          <table:table-cell table:style-name="ce12" table:formula="of:=HYPERLINK(IF([.B112]=&quot;SISPP&quot;;&quot;http://comprasnet.gov.br/acesso.asp?url=/livre/Resultado/conrelit00.asp&quot;;&quot;https://www2.comprasnet.gov.br/siasgnet-atasrp/public/visualizarItemSRP.do?method=iniciar&amp;identificacaoCompra.numeroUasg=&quot;&amp;[.D112]&amp;&quot;&amp;identificacaoCompra.modalidadeCompra=5&amp;identificacaoCompra.numeroCompra=&quot;&amp;[.F112]&amp;&quot;&amp;identificacaoCompra.anoCompra=&quot;&amp;[.G112]&amp;&quot;&amp;numeroItem=&quot;&amp;RIGHT([.H112];3));[.H112])" office:value-type="string" office:string-value="00001" calcext:value-type="string">
            <text:p>00001</text:p>
          </table:table-cell>
          <table:table-cell table:number-columns-repeated="1004"/>
        </table:table-row>
        <table:table-row table:style-name="ro8">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PB</text:p>
          </table:table-cell>
          <table:table-cell table:style-name="ce4" office:value-type="string" calcext:value-type="string">
            <text:p>160176</text:p>
          </table:table-cell>
          <table:table-cell table:style-name="ce5" office:value-type="string" calcext:value-type="string">
            <text:p>COMANDO 1.GRUPAMENTO DE ENGENHARIA</text:p>
          </table:table-cell>
          <table:table-cell table:style-name="ce4" office:value-type="string" calcext:value-type="string">
            <text:p>00018</text:p>
          </table:table-cell>
          <table:table-cell table:style-name="ce4" office:value-type="string" calcext:value-type="string">
            <text:p>2018</text:p>
          </table:table-cell>
          <table:table-cell table:style-name="ce4" office:value-type="string" calcext:value-type="string">
            <text:p>00002</text:p>
          </table:table-cell>
          <table:table-cell table:style-name="ce5" office:value-type="string" calcext:value-type="string">
            <text:p>Objeto: Pregão Eletrônico - <text:s/>Contratação de empresa especializada em serviços de Outsourcing de impressão, na modalidade franquia de páginas mais excedente.</text:p>
          </table:table-cell>
          <table:table-cell table:style-name="ce5" office:value-type="string" calcext:value-type="string">
            <text:p>OUTSOURCING DE IMPRESSAO - PAGINAS A4 - POLICROMATICO - EXCEDENTE A FRANQUIA SEM PAPEL</text:p>
          </table:table-cell>
          <table:table-cell table:style-name="ce5" office:value-type="string" calcext:value-type="string">
            <text:p>SERVIÇO DE OUTSOURCING (NA MODALIDADE FRANQUIA DE 2500 PÁGINAS POR MÊS, POR MÁ QUINA, <text:s/>MAIS EXCEDENTE <text:s/>REFERENTE ÀS IMPRESSÕES POLICROMÁTICAS MULTIFUNCIONAL <text:s/>LASER A4 <text:s text:c="2"/>23PPM). CONFORME ESPECIFICAÇÕES DETALHADAS CONSTANTES DO TERMO DE REFERÊNCIA.</text:p>
          </table:table-cell>
          <table:table-cell table:number-columns-repeated="2" table:style-name="ce4" office:value-type="string" calcext:value-type="string">
            <text:p>28/09/2018</text:p>
          </table:table-cell>
          <table:table-cell table:style-name="ce4" office:value-type="string" calcext:value-type="string">
            <text:p>01/10/2019</text:p>
          </table:table-cell>
          <table:table-cell table:style-name="ce4" office:value-type="string" calcext:value-type="string">
            <text:p>SERVIÇO</text:p>
          </table:table-cell>
          <table:table-cell table:style-name="ce8" office:value-type="float" office:value="0.53" calcext:value-type="float">
            <text:p>0,53</text:p>
          </table:table-cell>
          <table:table-cell table:style-name="ce8" office:value-type="float" office:value="31800" calcext:value-type="float">
            <text:p>31.800,00</text:p>
          </table:table-cell>
          <table:table-cell table:style-name="ce12" table:formula="of:=HYPERLINK(IF([.B113]=&quot;SISPP&quot;;&quot;http://comprasnet.gov.br/acesso.asp?url=/livre/Resultado/conrelit00.asp&quot;;&quot;https://www2.comprasnet.gov.br/siasgnet-atasrp/public/pesquisarItemSRP.do?method=iniciar&amp;parametro.identificacaoCompra.numeroUasg=&quot;&amp;[.D113]&amp;&quot;&amp;parametro.identificacaoCompra.modalidadeCompra=&quot;&amp;IF([.A113]=&quot;Convite&quot;;&quot;01&quot;;IF([.A113]=&quot;Tomada de Preços&quot;;&quot;2&quot;;IF([.A113]=&quot;Concorrência&quot;;&quot;3&quot;;IF([.A113]=&quot;Concorrência Internacional&quot;;&quot;4&quot;;IF([.A113]=&quot;Pregão&quot;;&quot;5&quot;;IF([.A113]=&quot;Dispensa de Licitação&quot;;&quot;6&quot;;IF([.A113]=&quot;Inexigibilidade de Licitação&quot;;&quot;7&quot;;IF([.A113]=&quot;Concurso&quot;;&quot;20&quot;;IF([.A113]=&quot;Tomada de Preços por Técnica e Preço&quot;;&quot;22&quot;;IF([.A113]=&quot;Concorrência por Técnica e Preço&quot;;&quot;33&quot;;IF([.A113]=&quot;Concorrência Internacional por Técnica e Preço&quot;;&quot;44&quot;;&quot;&quot;)))))))))))&amp;&quot;&amp;parametro.identificacaoCompra.numeroCompra=&quot;&amp;[.F113]&amp;&quot;&amp;parametro.identificacaoCompra.anoCompra=&quot;&amp;[.G113]); [.F113]&amp;&quot;/&quot;&amp;[.G113])" office:value-type="string" office:string-value="00018/2018" calcext:value-type="string">
            <text:p>00018/2018</text:p>
          </table:table-cell>
          <table:table-cell table:style-name="ce12" table:formula="of:=IF(OR([.A113]=&quot;DISPENSA DE LICITAÇÃO&quot;;[.A113]=&quot;INEXIGIBILIDADE DE LICITAÇÃO&quot;);&quot;Sem edital devido a modalidade de licitação&quot;;HYPERLINK(&quot;http://comprasnet.gov.br/ConsultaLicitacoes/Download/Download.asp?coduasg=&quot;&amp;[.D113]&amp;&quot;&amp;numprp=&quot;&amp;[.F113]&amp;[.G113]&amp;&quot;&amp;modprp=&quot;&amp;IF([.A113]=&quot;Convite&quot;;&quot;01&quot;;IF([.A113]=&quot;Tomada de Preços&quot;;&quot;2&quot;;IF([.A113]=&quot;Concorrência&quot;;&quot;3&quot;;IF([.A113]=&quot;Concorrência Internacional&quot;;&quot;4&quot;;IF([.A113]=&quot;Pregão&quot;;&quot;5&quot;;IF([.A113]=&quot;Dispensa de Licitação&quot;;&quot;6&quot;;IF([.A113]=&quot;Inexigibilidade de Licitação&quot;;&quot;7&quot;;IF([.A113]=&quot;Concurso&quot;;&quot;20&quot;;IF([.A113]=&quot;Tomada de Preços por Técnica e Preço&quot;;&quot;22&quot;;IF([.A113]=&quot;Concorrência por Técnica e Preço&quot;;&quot;33&quot;;IF([.A113]=&quot;Concorrência Internacional por Técnica e Preço&quot;;&quot;44&quot;;&quot;&quot;)))))))))))&amp;&quot;&amp;bidbird=n&quot;;&quot;edital&quot;))" office:value-type="string" office:string-value="edital" calcext:value-type="string">
            <text:p>edital</text:p>
          </table:table-cell>
          <table:table-cell table:style-name="ce12" table:formula="of:=HYPERLINK(IF([.B113]=&quot;SISPP&quot;;&quot;http://comprasnet.gov.br/acesso.asp?url=/livre/Resultado/conrelit00.asp&quot;;&quot;https://www2.comprasnet.gov.br/siasgnet-atasrp/public/visualizarItemSRP.do?method=iniciar&amp;identificacaoCompra.numeroUasg=&quot;&amp;[.D113]&amp;&quot;&amp;identificacaoCompra.modalidadeCompra=5&amp;identificacaoCompra.numeroCompra=&quot;&amp;[.F113]&amp;&quot;&amp;identificacaoCompra.anoCompra=&quot;&amp;[.G113]&amp;&quot;&amp;numeroItem=&quot;&amp;RIGHT([.H113];3));[.H113])" office:value-type="string" office:string-value="00002" calcext:value-type="string">
            <text:p>00002</text:p>
          </table:table-cell>
          <table:table-cell table:number-columns-repeated="1004"/>
        </table:table-row>
        <table:table-row table:style-name="ro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MG</text:p>
          </table:table-cell>
          <table:table-cell table:style-name="ce4" office:value-type="string" calcext:value-type="string">
            <text:p>255013</text:p>
          </table:table-cell>
          <table:table-cell table:style-name="ce5" office:value-type="string" calcext:value-type="string">
            <text:p>FUNDACAO NACIONAL DE SAUDE - MG</text:p>
          </table:table-cell>
          <table:table-cell table:style-name="ce4" office:value-type="string" calcext:value-type="string">
            <text:p>00007</text:p>
          </table:table-cell>
          <table:table-cell table:style-name="ce4" office:value-type="string" calcext:value-type="string">
            <text:p>2018</text:p>
          </table:table-cell>
          <table:table-cell table:style-name="ce4" office:value-type="string" calcext:value-type="string">
            <text:p>00001</text:p>
          </table:table-cell>
          <table:table-cell table:style-name="ce5" office:value-type="string" calcext:value-type="string">
            <text:p>Objeto: Pregão Eletrônico - <text:s/>Prestação de serviços de cópia, digitalização e impressão (outsourcing.</text:p>
          </table:table-cell>
          <table:table-cell table:style-name="ce5" office:value-type="string" calcext:value-type="string">
            <text:p>OUTSOURCING DE IMPRESSAO - SEM FRANQUIA - PÁGINAS IMPRESSAS CLICK A4 MONOCROMATICA SEM PAPEL</text:p>
          </table:table-cell>
          <table:table-cell table:style-name="ce5" office:value-type="string" calcext:value-type="string">
            <text:p>CONTRATAÇÃO DE EMPRESA ESPECIALIZADA NA PRESTAÇÃO DE SERVIÇOS DE CÓPIA, DIGITA LIZAÇÃO E IMPRESSÃO (OUTSOURCING), COM ACESSO VIA REDE LOCAL, INCLUINDO O FORN ECIMENTO DE EQUIPAMENTOS, COM CONSEQUENTE PRESTAÇÃO DE SERVIÇOS DE MANUTENÇÃO PREVENTIVA E CORRETIVA, PARA ATENDER AS NECESSIDADES DA SUPERINTENDÊNCIA DA FU NASA EM MINAS GERAIS, PELO PRAZO DE 12 (DOZE) MESES, NOS TERMOS DO <text:s/>TERMO DE R EFERÊNCIA E DOS SEUS ANEXOS.</text:p>
          </table:table-cell>
          <table:table-cell table:number-columns-repeated="2" table:style-name="ce4" office:value-type="string" calcext:value-type="string">
            <text:p>24/07/2018</text:p>
          </table:table-cell>
          <table:table-cell table:style-name="ce4" office:value-type="string" calcext:value-type="string">
            <text:p>24/07/2019</text:p>
          </table:table-cell>
          <table:table-cell table:style-name="ce4" office:value-type="string" calcext:value-type="string">
            <text:p>SERVIÇO</text:p>
          </table:table-cell>
          <table:table-cell table:style-name="ce8" office:value-type="float" office:value="1809.6" calcext:value-type="float">
            <text:p>1.809,60</text:p>
          </table:table-cell>
          <table:table-cell table:style-name="ce8" office:value-type="float" office:value="36192" calcext:value-type="float">
            <text:p>36.192,00</text:p>
          </table:table-cell>
          <table:table-cell table:style-name="ce12" table:formula="of:=HYPERLINK(IF([.B114]=&quot;SISPP&quot;;&quot;http://comprasnet.gov.br/acesso.asp?url=/livre/Resultado/conrelit00.asp&quot;;&quot;https://www2.comprasnet.gov.br/siasgnet-atasrp/public/pesquisarItemSRP.do?method=iniciar&amp;parametro.identificacaoCompra.numeroUasg=&quot;&amp;[.D114]&amp;&quot;&amp;parametro.identificacaoCompra.modalidadeCompra=&quot;&amp;IF([.A114]=&quot;Convite&quot;;&quot;01&quot;;IF([.A114]=&quot;Tomada de Preços&quot;;&quot;2&quot;;IF([.A114]=&quot;Concorrência&quot;;&quot;3&quot;;IF([.A114]=&quot;Concorrência Internacional&quot;;&quot;4&quot;;IF([.A114]=&quot;Pregão&quot;;&quot;5&quot;;IF([.A114]=&quot;Dispensa de Licitação&quot;;&quot;6&quot;;IF([.A114]=&quot;Inexigibilidade de Licitação&quot;;&quot;7&quot;;IF([.A114]=&quot;Concurso&quot;;&quot;20&quot;;IF([.A114]=&quot;Tomada de Preços por Técnica e Preço&quot;;&quot;22&quot;;IF([.A114]=&quot;Concorrência por Técnica e Preço&quot;;&quot;33&quot;;IF([.A114]=&quot;Concorrência Internacional por Técnica e Preço&quot;;&quot;44&quot;;&quot;&quot;)))))))))))&amp;&quot;&amp;parametro.identificacaoCompra.numeroCompra=&quot;&amp;[.F114]&amp;&quot;&amp;parametro.identificacaoCompra.anoCompra=&quot;&amp;[.G114]); [.F114]&amp;&quot;/&quot;&amp;[.G114])" office:value-type="string" office:string-value="00007/2018" calcext:value-type="string">
            <text:p>00007/2018</text:p>
          </table:table-cell>
          <table:table-cell table:style-name="ce12" table:formula="of:=IF(OR([.A114]=&quot;DISPENSA DE LICITAÇÃO&quot;;[.A114]=&quot;INEXIGIBILIDADE DE LICITAÇÃO&quot;);&quot;Sem edital devido a modalidade de licitação&quot;;HYPERLINK(&quot;http://comprasnet.gov.br/ConsultaLicitacoes/Download/Download.asp?coduasg=&quot;&amp;[.D114]&amp;&quot;&amp;numprp=&quot;&amp;[.F114]&amp;[.G114]&amp;&quot;&amp;modprp=&quot;&amp;IF([.A114]=&quot;Convite&quot;;&quot;01&quot;;IF([.A114]=&quot;Tomada de Preços&quot;;&quot;2&quot;;IF([.A114]=&quot;Concorrência&quot;;&quot;3&quot;;IF([.A114]=&quot;Concorrência Internacional&quot;;&quot;4&quot;;IF([.A114]=&quot;Pregão&quot;;&quot;5&quot;;IF([.A114]=&quot;Dispensa de Licitação&quot;;&quot;6&quot;;IF([.A114]=&quot;Inexigibilidade de Licitação&quot;;&quot;7&quot;;IF([.A114]=&quot;Concurso&quot;;&quot;20&quot;;IF([.A114]=&quot;Tomada de Preços por Técnica e Preço&quot;;&quot;22&quot;;IF([.A114]=&quot;Concorrência por Técnica e Preço&quot;;&quot;33&quot;;IF([.A114]=&quot;Concorrência Internacional por Técnica e Preço&quot;;&quot;44&quot;;&quot;&quot;)))))))))))&amp;&quot;&amp;bidbird=n&quot;;&quot;edital&quot;))" office:value-type="string" office:string-value="edital" calcext:value-type="string">
            <text:p>edital</text:p>
          </table:table-cell>
          <table:table-cell table:style-name="ce12" table:formula="of:=HYPERLINK(IF([.B114]=&quot;SISPP&quot;;&quot;http://comprasnet.gov.br/acesso.asp?url=/livre/Resultado/conrelit00.asp&quot;;&quot;https://www2.comprasnet.gov.br/siasgnet-atasrp/public/visualizarItemSRP.do?method=iniciar&amp;identificacaoCompra.numeroUasg=&quot;&amp;[.D114]&amp;&quot;&amp;identificacaoCompra.modalidadeCompra=5&amp;identificacaoCompra.numeroCompra=&quot;&amp;[.F114]&amp;&quot;&amp;identificacaoCompra.anoCompra=&quot;&amp;[.G114]&amp;&quot;&amp;numeroItem=&quot;&amp;RIGHT([.H114];3));[.H114])" office:value-type="string" office:string-value="00001" calcext:value-type="string">
            <text:p>00001</text:p>
          </table:table-cell>
          <table:table-cell table:number-columns-repeated="1004"/>
        </table:table-row>
        <table:table-row table:style-name="ro1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RJ</text:p>
          </table:table-cell>
          <table:table-cell table:style-name="ce4" office:value-type="string" calcext:value-type="string">
            <text:p>153152</text:p>
          </table:table-cell>
          <table:table-cell table:style-name="ce5" office:value-type="string" calcext:value-type="string">
            <text:p>HOSPITAL UNIVERSITARIO DA UFRJ</text:p>
          </table:table-cell>
          <table:table-cell table:style-name="ce4" office:value-type="string" calcext:value-type="string">
            <text:p>00047</text:p>
          </table:table-cell>
          <table:table-cell table:style-name="ce4" office:value-type="string" calcext:value-type="string">
            <text:p>2018</text:p>
          </table:table-cell>
          <table:table-cell table:style-name="ce4" office:value-type="string" calcext:value-type="string">
            <text:p>00001</text:p>
          </table:table-cell>
          <table:table-cell table:style-name="ce5" office:value-type="string" calcext:value-type="string">
            <text:p>Objeto: Pregão Eletrônico - <text:s/>Contratação de empresa especializada para prestação de serviços de impressão digital a laser e de cópias, com fornecimento de impressoras em comodato, incluindo insumo (exceto folha).</text:p>
          </table:table-cell>
          <table:table-cell table:style-name="ce5" office:value-type="string" calcext:value-type="string">
            <text:p>OUTSOURCING DE IMPRESSAO - SEM FRANQUIA - PÁGINAS IMPRESSAS CLICK A4 MONOCROMATICA SEM PAPEL</text:p>
          </table:table-cell>
          <table:table-cell table:style-name="ce5" office:value-type="string" calcext:value-type="string">
            <text:p>CONTRATAÇÃO DE EMPRESA ESPECIALIZADA PARA PRESTAÇÃO DE SERVIÇOS DE IMPRESSÃO C ÓDIGO DE BARRAS (ZEBRA), <text:s/>COM O FORNECIMENTO DE 15 IMPRESSORAS EM COMODATO, IN CLUINDO INSUMOS (EXCETO FOLHAS).</text:p>
          </table:table-cell>
          <table:table-cell table:style-name="ce4" office:value-type="string" calcext:value-type="string">
            <text:p>29/11/2018</text:p>
          </table:table-cell>
          <table:table-cell table:style-name="ce4" office:value-type="string" calcext:value-type="string">
            <text:p>30/11/2018</text:p>
          </table:table-cell>
          <table:table-cell table:style-name="ce4" office:value-type="string" calcext:value-type="string">
            <text:p>29/11/2019</text:p>
          </table:table-cell>
          <table:table-cell table:style-name="ce4" office:value-type="string" calcext:value-type="string">
            <text:p>SERVIÇO</text:p>
          </table:table-cell>
          <table:table-cell table:style-name="ce8" office:value-type="float" office:value="0.05" calcext:value-type="float">
            <text:p>0,05</text:p>
          </table:table-cell>
          <table:table-cell table:style-name="ce8" office:value-type="float" office:value="60000" calcext:value-type="float">
            <text:p>60.000,00</text:p>
          </table:table-cell>
          <table:table-cell table:style-name="ce12" table:formula="of:=HYPERLINK(IF([.B115]=&quot;SISPP&quot;;&quot;http://comprasnet.gov.br/acesso.asp?url=/livre/Resultado/conrelit00.asp&quot;;&quot;https://www2.comprasnet.gov.br/siasgnet-atasrp/public/pesquisarItemSRP.do?method=iniciar&amp;parametro.identificacaoCompra.numeroUasg=&quot;&amp;[.D115]&amp;&quot;&amp;parametro.identificacaoCompra.modalidadeCompra=&quot;&amp;IF([.A115]=&quot;Convite&quot;;&quot;01&quot;;IF([.A115]=&quot;Tomada de Preços&quot;;&quot;2&quot;;IF([.A115]=&quot;Concorrência&quot;;&quot;3&quot;;IF([.A115]=&quot;Concorrência Internacional&quot;;&quot;4&quot;;IF([.A115]=&quot;Pregão&quot;;&quot;5&quot;;IF([.A115]=&quot;Dispensa de Licitação&quot;;&quot;6&quot;;IF([.A115]=&quot;Inexigibilidade de Licitação&quot;;&quot;7&quot;;IF([.A115]=&quot;Concurso&quot;;&quot;20&quot;;IF([.A115]=&quot;Tomada de Preços por Técnica e Preço&quot;;&quot;22&quot;;IF([.A115]=&quot;Concorrência por Técnica e Preço&quot;;&quot;33&quot;;IF([.A115]=&quot;Concorrência Internacional por Técnica e Preço&quot;;&quot;44&quot;;&quot;&quot;)))))))))))&amp;&quot;&amp;parametro.identificacaoCompra.numeroCompra=&quot;&amp;[.F115]&amp;&quot;&amp;parametro.identificacaoCompra.anoCompra=&quot;&amp;[.G115]); [.F115]&amp;&quot;/&quot;&amp;[.G115])" office:value-type="string" office:string-value="00047/2018" calcext:value-type="string">
            <text:p>00047/2018</text:p>
          </table:table-cell>
          <table:table-cell table:style-name="ce12" table:formula="of:=IF(OR([.A115]=&quot;DISPENSA DE LICITAÇÃO&quot;;[.A115]=&quot;INEXIGIBILIDADE DE LICITAÇÃO&quot;);&quot;Sem edital devido a modalidade de licitação&quot;;HYPERLINK(&quot;http://comprasnet.gov.br/ConsultaLicitacoes/Download/Download.asp?coduasg=&quot;&amp;[.D115]&amp;&quot;&amp;numprp=&quot;&amp;[.F115]&amp;[.G115]&amp;&quot;&amp;modprp=&quot;&amp;IF([.A115]=&quot;Convite&quot;;&quot;01&quot;;IF([.A115]=&quot;Tomada de Preços&quot;;&quot;2&quot;;IF([.A115]=&quot;Concorrência&quot;;&quot;3&quot;;IF([.A115]=&quot;Concorrência Internacional&quot;;&quot;4&quot;;IF([.A115]=&quot;Pregão&quot;;&quot;5&quot;;IF([.A115]=&quot;Dispensa de Licitação&quot;;&quot;6&quot;;IF([.A115]=&quot;Inexigibilidade de Licitação&quot;;&quot;7&quot;;IF([.A115]=&quot;Concurso&quot;;&quot;20&quot;;IF([.A115]=&quot;Tomada de Preços por Técnica e Preço&quot;;&quot;22&quot;;IF([.A115]=&quot;Concorrência por Técnica e Preço&quot;;&quot;33&quot;;IF([.A115]=&quot;Concorrência Internacional por Técnica e Preço&quot;;&quot;44&quot;;&quot;&quot;)))))))))))&amp;&quot;&amp;bidbird=n&quot;;&quot;edital&quot;))" office:value-type="string" office:string-value="edital" calcext:value-type="string">
            <text:p>edital</text:p>
          </table:table-cell>
          <table:table-cell table:style-name="ce12" table:formula="of:=HYPERLINK(IF([.B115]=&quot;SISPP&quot;;&quot;http://comprasnet.gov.br/acesso.asp?url=/livre/Resultado/conrelit00.asp&quot;;&quot;https://www2.comprasnet.gov.br/siasgnet-atasrp/public/visualizarItemSRP.do?method=iniciar&amp;identificacaoCompra.numeroUasg=&quot;&amp;[.D115]&amp;&quot;&amp;identificacaoCompra.modalidadeCompra=5&amp;identificacaoCompra.numeroCompra=&quot;&amp;[.F115]&amp;&quot;&amp;identificacaoCompra.anoCompra=&quot;&amp;[.G115]&amp;&quot;&amp;numeroItem=&quot;&amp;RIGHT([.H115];3));[.H115])" office:value-type="string" office:string-value="00001" calcext:value-type="string">
            <text:p>00001</text:p>
          </table:table-cell>
          <table:table-cell table:number-columns-repeated="1004"/>
        </table:table-row>
        <table:table-row table:style-name="ro1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RJ</text:p>
          </table:table-cell>
          <table:table-cell table:style-name="ce4" office:value-type="string" calcext:value-type="string">
            <text:p>153152</text:p>
          </table:table-cell>
          <table:table-cell table:style-name="ce5" office:value-type="string" calcext:value-type="string">
            <text:p>HOSPITAL UNIVERSITARIO DA UFRJ</text:p>
          </table:table-cell>
          <table:table-cell table:style-name="ce4" office:value-type="string" calcext:value-type="string">
            <text:p>00047</text:p>
          </table:table-cell>
          <table:table-cell table:style-name="ce4" office:value-type="string" calcext:value-type="string">
            <text:p>2018</text:p>
          </table:table-cell>
          <table:table-cell table:style-name="ce4" office:value-type="string" calcext:value-type="string">
            <text:p>00002</text:p>
          </table:table-cell>
          <table:table-cell table:style-name="ce5" office:value-type="string" calcext:value-type="string">
            <text:p>Objeto: Pregão Eletrônico - <text:s/>Contratação de empresa especializada para prestação de serviços de impressão digital a laser e de cópias, com fornecimento de impressoras em comodato, incluindo insumo (exceto folha).</text:p>
          </table:table-cell>
          <table:table-cell table:style-name="ce5" office:value-type="string" calcext:value-type="string">
            <text:p>OUTSOURCING DE IMPRESSAO - SEM FRANQUIA - PÁGINAS IMPRESSAS CLICK A4 MONOCROMATICA SEM PAPEL</text:p>
          </table:table-cell>
          <table:table-cell table:style-name="ce5" office:value-type="string" calcext:value-type="string">
            <text:p>CONTRATAÇÃO DE EMPRESA ESPECIALIZADA PARA PRESTAÇÃO DE SERVIÇOS DE IMPRESSÃO E M PULSEIRAS, COM O FORNECIMENTO DE 05 IMPRESSORAS EM COMODATO, INCLUINDO INSUM OS (EXCETO FOLHAS).</text:p>
          </table:table-cell>
          <table:table-cell table:style-name="ce4" office:value-type="string" calcext:value-type="string">
            <text:p>29/11/2018</text:p>
          </table:table-cell>
          <table:table-cell table:style-name="ce4" office:value-type="string" calcext:value-type="string">
            <text:p>30/11/2018</text:p>
          </table:table-cell>
          <table:table-cell table:style-name="ce4" office:value-type="string" calcext:value-type="string">
            <text:p>29/11/2019</text:p>
          </table:table-cell>
          <table:table-cell table:style-name="ce4" office:value-type="string" calcext:value-type="string">
            <text:p>SERVIÇO</text:p>
          </table:table-cell>
          <table:table-cell table:style-name="ce8" office:value-type="float" office:value="0.09" calcext:value-type="float">
            <text:p>0,09</text:p>
          </table:table-cell>
          <table:table-cell table:style-name="ce8" office:value-type="float" office:value="2160" calcext:value-type="float">
            <text:p>2.160,00</text:p>
          </table:table-cell>
          <table:table-cell table:style-name="ce12" table:formula="of:=HYPERLINK(IF([.B116]=&quot;SISPP&quot;;&quot;http://comprasnet.gov.br/acesso.asp?url=/livre/Resultado/conrelit00.asp&quot;;&quot;https://www2.comprasnet.gov.br/siasgnet-atasrp/public/pesquisarItemSRP.do?method=iniciar&amp;parametro.identificacaoCompra.numeroUasg=&quot;&amp;[.D116]&amp;&quot;&amp;parametro.identificacaoCompra.modalidadeCompra=&quot;&amp;IF([.A116]=&quot;Convite&quot;;&quot;01&quot;;IF([.A116]=&quot;Tomada de Preços&quot;;&quot;2&quot;;IF([.A116]=&quot;Concorrência&quot;;&quot;3&quot;;IF([.A116]=&quot;Concorrência Internacional&quot;;&quot;4&quot;;IF([.A116]=&quot;Pregão&quot;;&quot;5&quot;;IF([.A116]=&quot;Dispensa de Licitação&quot;;&quot;6&quot;;IF([.A116]=&quot;Inexigibilidade de Licitação&quot;;&quot;7&quot;;IF([.A116]=&quot;Concurso&quot;;&quot;20&quot;;IF([.A116]=&quot;Tomada de Preços por Técnica e Preço&quot;;&quot;22&quot;;IF([.A116]=&quot;Concorrência por Técnica e Preço&quot;;&quot;33&quot;;IF([.A116]=&quot;Concorrência Internacional por Técnica e Preço&quot;;&quot;44&quot;;&quot;&quot;)))))))))))&amp;&quot;&amp;parametro.identificacaoCompra.numeroCompra=&quot;&amp;[.F116]&amp;&quot;&amp;parametro.identificacaoCompra.anoCompra=&quot;&amp;[.G116]); [.F116]&amp;&quot;/&quot;&amp;[.G116])" office:value-type="string" office:string-value="00047/2018" calcext:value-type="string">
            <text:p>00047/2018</text:p>
          </table:table-cell>
          <table:table-cell table:style-name="ce12" table:formula="of:=IF(OR([.A116]=&quot;DISPENSA DE LICITAÇÃO&quot;;[.A116]=&quot;INEXIGIBILIDADE DE LICITAÇÃO&quot;);&quot;Sem edital devido a modalidade de licitação&quot;;HYPERLINK(&quot;http://comprasnet.gov.br/ConsultaLicitacoes/Download/Download.asp?coduasg=&quot;&amp;[.D116]&amp;&quot;&amp;numprp=&quot;&amp;[.F116]&amp;[.G116]&amp;&quot;&amp;modprp=&quot;&amp;IF([.A116]=&quot;Convite&quot;;&quot;01&quot;;IF([.A116]=&quot;Tomada de Preços&quot;;&quot;2&quot;;IF([.A116]=&quot;Concorrência&quot;;&quot;3&quot;;IF([.A116]=&quot;Concorrência Internacional&quot;;&quot;4&quot;;IF([.A116]=&quot;Pregão&quot;;&quot;5&quot;;IF([.A116]=&quot;Dispensa de Licitação&quot;;&quot;6&quot;;IF([.A116]=&quot;Inexigibilidade de Licitação&quot;;&quot;7&quot;;IF([.A116]=&quot;Concurso&quot;;&quot;20&quot;;IF([.A116]=&quot;Tomada de Preços por Técnica e Preço&quot;;&quot;22&quot;;IF([.A116]=&quot;Concorrência por Técnica e Preço&quot;;&quot;33&quot;;IF([.A116]=&quot;Concorrência Internacional por Técnica e Preço&quot;;&quot;44&quot;;&quot;&quot;)))))))))))&amp;&quot;&amp;bidbird=n&quot;;&quot;edital&quot;))" office:value-type="string" office:string-value="edital" calcext:value-type="string">
            <text:p>edital</text:p>
          </table:table-cell>
          <table:table-cell table:style-name="ce12" table:formula="of:=HYPERLINK(IF([.B116]=&quot;SISPP&quot;;&quot;http://comprasnet.gov.br/acesso.asp?url=/livre/Resultado/conrelit00.asp&quot;;&quot;https://www2.comprasnet.gov.br/siasgnet-atasrp/public/visualizarItemSRP.do?method=iniciar&amp;identificacaoCompra.numeroUasg=&quot;&amp;[.D116]&amp;&quot;&amp;identificacaoCompra.modalidadeCompra=5&amp;identificacaoCompra.numeroCompra=&quot;&amp;[.F116]&amp;&quot;&amp;identificacaoCompra.anoCompra=&quot;&amp;[.G116]&amp;&quot;&amp;numeroItem=&quot;&amp;RIGHT([.H116];3));[.H116])" office:value-type="string" office:string-value="00002" calcext:value-type="string">
            <text:p>00002</text:p>
          </table:table-cell>
          <table:table-cell table:number-columns-repeated="1004"/>
        </table:table-row>
        <table:table-row table:style-name="ro1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RJ</text:p>
          </table:table-cell>
          <table:table-cell table:style-name="ce4" office:value-type="string" calcext:value-type="string">
            <text:p>153152</text:p>
          </table:table-cell>
          <table:table-cell table:style-name="ce5" office:value-type="string" calcext:value-type="string">
            <text:p>HOSPITAL UNIVERSITARIO DA UFRJ</text:p>
          </table:table-cell>
          <table:table-cell table:style-name="ce4" office:value-type="string" calcext:value-type="string">
            <text:p>00047</text:p>
          </table:table-cell>
          <table:table-cell table:style-name="ce4" office:value-type="string" calcext:value-type="string">
            <text:p>2018</text:p>
          </table:table-cell>
          <table:table-cell table:style-name="ce4" office:value-type="string" calcext:value-type="string">
            <text:p>00003</text:p>
          </table:table-cell>
          <table:table-cell table:style-name="ce5" office:value-type="string" calcext:value-type="string">
            <text:p>Objeto: Pregão Eletrônico - <text:s/>Contratação de empresa especializada para prestação de serviços de impressão digital a laser e de cópias, com fornecimento de impressoras em comodato, incluindo insumo (exceto folha).</text:p>
          </table:table-cell>
          <table:table-cell table:style-name="ce5" office:value-type="string" calcext:value-type="string">
            <text:p>OUTSOURCING DE IMPRESSAO - SEM FRANQUIA - PÁGINAS IMPRESSAS CLICK A4 MONOCROMATICA SEM PAPEL</text:p>
          </table:table-cell>
          <table:table-cell table:style-name="ce5" office:value-type="string" calcext:value-type="string">
            <text:p>CONTRATAÇÃO DE EMPRESA ESPECIALIZADA PARA PRESTAÇÃO DE SERVIÇOS DE IMPRESSÃO P RETO E BRANCO, COM O FORNECIMENTO DE 200 IMPRESSORAS EM COMODATO, INCLUINDO IN SUMOS (EXCETO FOLHAS).</text:p>
          </table:table-cell>
          <table:table-cell table:style-name="ce4" office:value-type="string" calcext:value-type="string">
            <text:p>29/11/2018</text:p>
          </table:table-cell>
          <table:table-cell table:style-name="ce4" office:value-type="string" calcext:value-type="string">
            <text:p>30/11/2018</text:p>
          </table:table-cell>
          <table:table-cell table:style-name="ce4" office:value-type="string" calcext:value-type="string">
            <text:p>29/11/2019</text:p>
          </table:table-cell>
          <table:table-cell table:style-name="ce4" office:value-type="string" calcext:value-type="string">
            <text:p>SERVIÇO</text:p>
          </table:table-cell>
          <table:table-cell table:style-name="ce8" office:value-type="float" office:value="0.03" calcext:value-type="float">
            <text:p>0,03</text:p>
          </table:table-cell>
          <table:table-cell table:style-name="ce8" office:value-type="float" office:value="288000" calcext:value-type="float">
            <text:p>288.000,00</text:p>
          </table:table-cell>
          <table:table-cell table:style-name="ce12" table:formula="of:=HYPERLINK(IF([.B117]=&quot;SISPP&quot;;&quot;http://comprasnet.gov.br/acesso.asp?url=/livre/Resultado/conrelit00.asp&quot;;&quot;https://www2.comprasnet.gov.br/siasgnet-atasrp/public/pesquisarItemSRP.do?method=iniciar&amp;parametro.identificacaoCompra.numeroUasg=&quot;&amp;[.D117]&amp;&quot;&amp;parametro.identificacaoCompra.modalidadeCompra=&quot;&amp;IF([.A117]=&quot;Convite&quot;;&quot;01&quot;;IF([.A117]=&quot;Tomada de Preços&quot;;&quot;2&quot;;IF([.A117]=&quot;Concorrência&quot;;&quot;3&quot;;IF([.A117]=&quot;Concorrência Internacional&quot;;&quot;4&quot;;IF([.A117]=&quot;Pregão&quot;;&quot;5&quot;;IF([.A117]=&quot;Dispensa de Licitação&quot;;&quot;6&quot;;IF([.A117]=&quot;Inexigibilidade de Licitação&quot;;&quot;7&quot;;IF([.A117]=&quot;Concurso&quot;;&quot;20&quot;;IF([.A117]=&quot;Tomada de Preços por Técnica e Preço&quot;;&quot;22&quot;;IF([.A117]=&quot;Concorrência por Técnica e Preço&quot;;&quot;33&quot;;IF([.A117]=&quot;Concorrência Internacional por Técnica e Preço&quot;;&quot;44&quot;;&quot;&quot;)))))))))))&amp;&quot;&amp;parametro.identificacaoCompra.numeroCompra=&quot;&amp;[.F117]&amp;&quot;&amp;parametro.identificacaoCompra.anoCompra=&quot;&amp;[.G117]); [.F117]&amp;&quot;/&quot;&amp;[.G117])" office:value-type="string" office:string-value="00047/2018" calcext:value-type="string">
            <text:p>00047/2018</text:p>
          </table:table-cell>
          <table:table-cell table:style-name="ce12" table:formula="of:=IF(OR([.A117]=&quot;DISPENSA DE LICITAÇÃO&quot;;[.A117]=&quot;INEXIGIBILIDADE DE LICITAÇÃO&quot;);&quot;Sem edital devido a modalidade de licitação&quot;;HYPERLINK(&quot;http://comprasnet.gov.br/ConsultaLicitacoes/Download/Download.asp?coduasg=&quot;&amp;[.D117]&amp;&quot;&amp;numprp=&quot;&amp;[.F117]&amp;[.G117]&amp;&quot;&amp;modprp=&quot;&amp;IF([.A117]=&quot;Convite&quot;;&quot;01&quot;;IF([.A117]=&quot;Tomada de Preços&quot;;&quot;2&quot;;IF([.A117]=&quot;Concorrência&quot;;&quot;3&quot;;IF([.A117]=&quot;Concorrência Internacional&quot;;&quot;4&quot;;IF([.A117]=&quot;Pregão&quot;;&quot;5&quot;;IF([.A117]=&quot;Dispensa de Licitação&quot;;&quot;6&quot;;IF([.A117]=&quot;Inexigibilidade de Licitação&quot;;&quot;7&quot;;IF([.A117]=&quot;Concurso&quot;;&quot;20&quot;;IF([.A117]=&quot;Tomada de Preços por Técnica e Preço&quot;;&quot;22&quot;;IF([.A117]=&quot;Concorrência por Técnica e Preço&quot;;&quot;33&quot;;IF([.A117]=&quot;Concorrência Internacional por Técnica e Preço&quot;;&quot;44&quot;;&quot;&quot;)))))))))))&amp;&quot;&amp;bidbird=n&quot;;&quot;edital&quot;))" office:value-type="string" office:string-value="edital" calcext:value-type="string">
            <text:p>edital</text:p>
          </table:table-cell>
          <table:table-cell table:style-name="ce12" table:formula="of:=HYPERLINK(IF([.B117]=&quot;SISPP&quot;;&quot;http://comprasnet.gov.br/acesso.asp?url=/livre/Resultado/conrelit00.asp&quot;;&quot;https://www2.comprasnet.gov.br/siasgnet-atasrp/public/visualizarItemSRP.do?method=iniciar&amp;identificacaoCompra.numeroUasg=&quot;&amp;[.D117]&amp;&quot;&amp;identificacaoCompra.modalidadeCompra=5&amp;identificacaoCompra.numeroCompra=&quot;&amp;[.F117]&amp;&quot;&amp;identificacaoCompra.anoCompra=&quot;&amp;[.G117]&amp;&quot;&amp;numeroItem=&quot;&amp;RIGHT([.H117];3));[.H117])" office:value-type="string" office:string-value="00003" calcext:value-type="string">
            <text:p>00003</text:p>
          </table:table-cell>
          <table:table-cell table:number-columns-repeated="1004"/>
        </table:table-row>
        <table:table-row table:style-name="ro1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RJ</text:p>
          </table:table-cell>
          <table:table-cell table:style-name="ce4" office:value-type="string" calcext:value-type="string">
            <text:p>153152</text:p>
          </table:table-cell>
          <table:table-cell table:style-name="ce5" office:value-type="string" calcext:value-type="string">
            <text:p>HOSPITAL UNIVERSITARIO DA UFRJ</text:p>
          </table:table-cell>
          <table:table-cell table:style-name="ce4" office:value-type="string" calcext:value-type="string">
            <text:p>00047</text:p>
          </table:table-cell>
          <table:table-cell table:style-name="ce4" office:value-type="string" calcext:value-type="string">
            <text:p>2018</text:p>
          </table:table-cell>
          <table:table-cell table:style-name="ce4" office:value-type="string" calcext:value-type="string">
            <text:p>00004</text:p>
          </table:table-cell>
          <table:table-cell table:style-name="ce5" office:value-type="string" calcext:value-type="string">
            <text:p>Objeto: Pregão Eletrônico - <text:s/>Contratação de empresa especializada para prestação de serviços de impressão digital a laser e de cópias, com fornecimento de impressoras em comodato, incluindo insumo (exceto folha).</text:p>
          </table:table-cell>
          <table:table-cell table:style-name="ce5" office:value-type="string" calcext:value-type="string">
            <text:p>OUTSOURCING DE IMPRESSAO - SEM FRANQUIA - PÁGINAS IMPRESSAS CLICK A4 MONOCROMATICA SEM PAPEL</text:p>
          </table:table-cell>
          <table:table-cell table:style-name="ce5" office:value-type="string" calcext:value-type="string">
            <text:p>CONTRATAÇÃO DE EMPRESA ESPECIALIZADA PARA PRESTAÇÃO DE SERVIÇOS DE IMPRESSÃO, SCANNER E CÓPIA PRETO E BRANCO, COM O FORNECIMENTO DE 50 IMPRESSORAS EM COMODA TO, INCLUINDO INSUMOS (EXCETO FOLHAS).</text:p>
          </table:table-cell>
          <table:table-cell table:style-name="ce4" office:value-type="string" calcext:value-type="string">
            <text:p>29/11/2018</text:p>
          </table:table-cell>
          <table:table-cell table:style-name="ce4" office:value-type="string" calcext:value-type="string">
            <text:p>30/11/2018</text:p>
          </table:table-cell>
          <table:table-cell table:style-name="ce4" office:value-type="string" calcext:value-type="string">
            <text:p>29/11/2019</text:p>
          </table:table-cell>
          <table:table-cell table:style-name="ce4" office:value-type="string" calcext:value-type="string">
            <text:p>SERVIÇO</text:p>
          </table:table-cell>
          <table:table-cell table:style-name="ce8" office:value-type="float" office:value="0.03" calcext:value-type="float">
            <text:p>0,03</text:p>
          </table:table-cell>
          <table:table-cell table:style-name="ce8" office:value-type="float" office:value="115200" calcext:value-type="float">
            <text:p>115.200,00</text:p>
          </table:table-cell>
          <table:table-cell table:style-name="ce12" table:formula="of:=HYPERLINK(IF([.B118]=&quot;SISPP&quot;;&quot;http://comprasnet.gov.br/acesso.asp?url=/livre/Resultado/conrelit00.asp&quot;;&quot;https://www2.comprasnet.gov.br/siasgnet-atasrp/public/pesquisarItemSRP.do?method=iniciar&amp;parametro.identificacaoCompra.numeroUasg=&quot;&amp;[.D118]&amp;&quot;&amp;parametro.identificacaoCompra.modalidadeCompra=&quot;&amp;IF([.A118]=&quot;Convite&quot;;&quot;01&quot;;IF([.A118]=&quot;Tomada de Preços&quot;;&quot;2&quot;;IF([.A118]=&quot;Concorrência&quot;;&quot;3&quot;;IF([.A118]=&quot;Concorrência Internacional&quot;;&quot;4&quot;;IF([.A118]=&quot;Pregão&quot;;&quot;5&quot;;IF([.A118]=&quot;Dispensa de Licitação&quot;;&quot;6&quot;;IF([.A118]=&quot;Inexigibilidade de Licitação&quot;;&quot;7&quot;;IF([.A118]=&quot;Concurso&quot;;&quot;20&quot;;IF([.A118]=&quot;Tomada de Preços por Técnica e Preço&quot;;&quot;22&quot;;IF([.A118]=&quot;Concorrência por Técnica e Preço&quot;;&quot;33&quot;;IF([.A118]=&quot;Concorrência Internacional por Técnica e Preço&quot;;&quot;44&quot;;&quot;&quot;)))))))))))&amp;&quot;&amp;parametro.identificacaoCompra.numeroCompra=&quot;&amp;[.F118]&amp;&quot;&amp;parametro.identificacaoCompra.anoCompra=&quot;&amp;[.G118]); [.F118]&amp;&quot;/&quot;&amp;[.G118])" office:value-type="string" office:string-value="00047/2018" calcext:value-type="string">
            <text:p>00047/2018</text:p>
          </table:table-cell>
          <table:table-cell table:style-name="ce12" table:formula="of:=IF(OR([.A118]=&quot;DISPENSA DE LICITAÇÃO&quot;;[.A118]=&quot;INEXIGIBILIDADE DE LICITAÇÃO&quot;);&quot;Sem edital devido a modalidade de licitação&quot;;HYPERLINK(&quot;http://comprasnet.gov.br/ConsultaLicitacoes/Download/Download.asp?coduasg=&quot;&amp;[.D118]&amp;&quot;&amp;numprp=&quot;&amp;[.F118]&amp;[.G118]&amp;&quot;&amp;modprp=&quot;&amp;IF([.A118]=&quot;Convite&quot;;&quot;01&quot;;IF([.A118]=&quot;Tomada de Preços&quot;;&quot;2&quot;;IF([.A118]=&quot;Concorrência&quot;;&quot;3&quot;;IF([.A118]=&quot;Concorrência Internacional&quot;;&quot;4&quot;;IF([.A118]=&quot;Pregão&quot;;&quot;5&quot;;IF([.A118]=&quot;Dispensa de Licitação&quot;;&quot;6&quot;;IF([.A118]=&quot;Inexigibilidade de Licitação&quot;;&quot;7&quot;;IF([.A118]=&quot;Concurso&quot;;&quot;20&quot;;IF([.A118]=&quot;Tomada de Preços por Técnica e Preço&quot;;&quot;22&quot;;IF([.A118]=&quot;Concorrência por Técnica e Preço&quot;;&quot;33&quot;;IF([.A118]=&quot;Concorrência Internacional por Técnica e Preço&quot;;&quot;44&quot;;&quot;&quot;)))))))))))&amp;&quot;&amp;bidbird=n&quot;;&quot;edital&quot;))" office:value-type="string" office:string-value="edital" calcext:value-type="string">
            <text:p>edital</text:p>
          </table:table-cell>
          <table:table-cell table:style-name="ce12" table:formula="of:=HYPERLINK(IF([.B118]=&quot;SISPP&quot;;&quot;http://comprasnet.gov.br/acesso.asp?url=/livre/Resultado/conrelit00.asp&quot;;&quot;https://www2.comprasnet.gov.br/siasgnet-atasrp/public/visualizarItemSRP.do?method=iniciar&amp;identificacaoCompra.numeroUasg=&quot;&amp;[.D118]&amp;&quot;&amp;identificacaoCompra.modalidadeCompra=5&amp;identificacaoCompra.numeroCompra=&quot;&amp;[.F118]&amp;&quot;&amp;identificacaoCompra.anoCompra=&quot;&amp;[.G118]&amp;&quot;&amp;numeroItem=&quot;&amp;RIGHT([.H118];3));[.H118])" office:value-type="string" office:string-value="00004" calcext:value-type="string">
            <text:p>00004</text:p>
          </table:table-cell>
          <table:table-cell table:number-columns-repeated="1004"/>
        </table:table-row>
        <table:table-row table:style-name="ro4">
          <table:table-cell table:style-name="ce4" office:value-type="string" calcext:value-type="string">
            <text:p>Dispensa de Licitação</text:p>
          </table:table-cell>
          <table:table-cell table:style-name="ce4" office:value-type="string" calcext:value-type="string">
            <text:p>SISPP</text:p>
          </table:table-cell>
          <table:table-cell table:style-name="ce4" office:value-type="string" calcext:value-type="string">
            <text:p>MT</text:p>
          </table:table-cell>
          <table:table-cell table:style-name="ce4" office:value-type="string" calcext:value-type="string">
            <text:p>158334</text:p>
          </table:table-cell>
          <table:table-cell table:style-name="ce5" office:value-type="string" calcext:value-type="string">
            <text:p>INST.FED.DE MATO GROSSO/CAMPUS CáCERES MT</text:p>
          </table:table-cell>
          <table:table-cell table:style-name="ce4" office:value-type="string" calcext:value-type="string">
            <text:p>00015</text:p>
          </table:table-cell>
          <table:table-cell table:style-name="ce4" office:value-type="string" calcext:value-type="string">
            <text:p>2019</text:p>
          </table:table-cell>
          <table:table-cell table:style-name="ce4" office:value-type="string" calcext:value-type="string">
            <text:p>00005</text:p>
          </table:table-cell>
          <table:table-cell table:style-name="ce5" office:value-type="string" calcext:value-type="string">
            <text:p>Objeto: Custear materiais e prestação de serviços gráficos para atender a demanda do IFMT <text:s text:c="2"/>Campus Cáceres Prof. Olegário Baldo.</text:p>
          </table:table-cell>
          <table:table-cell table:style-name="ce5" office:value-type="string" calcext:value-type="string">
            <text:p>OUTSOURCING DE IMPRESSAO - SEM FRANQUIA - PÁGINAS IMPRESSAS CLICK A4 MONOCROMATICA SEM PAPEL</text:p>
          </table:table-cell>
          <table:table-cell table:style-name="ce5" office:value-type="string" calcext:value-type="string">
            <text:p>FOTOCÓPIA A4 COLOR</text:p>
          </table:table-cell>
          <table:table-cell table:style-name="ce4" office:value-type="string" calcext:value-type="string">
            <text:p>--</text:p>
          </table:table-cell>
          <table:table-cell table:style-name="ce4" office:value-type="string" calcext:value-type="string">
            <text:p>20/03/2019</text:p>
          </table:table-cell>
          <table:table-cell table:style-name="ce4" office:value-type="string" calcext:value-type="string">
            <text:p>--</text:p>
          </table:table-cell>
          <table:table-cell table:style-name="ce4" office:value-type="string" calcext:value-type="string">
            <text:p>SERVIÇO</text:p>
          </table:table-cell>
          <table:table-cell table:style-name="ce8" office:value-type="float" office:value="2.5" calcext:value-type="float">
            <text:p>2,50</text:p>
          </table:table-cell>
          <table:table-cell table:style-name="ce8" office:value-type="float" office:value="190" calcext:value-type="float">
            <text:p>190,00</text:p>
          </table:table-cell>
          <table:table-cell table:style-name="ce12" table:formula="of:=HYPERLINK(IF([.B119]=&quot;SISPP&quot;;&quot;http://comprasnet.gov.br/acesso.asp?url=/livre/Resultado/conrelit00.asp&quot;;&quot;https://www2.comprasnet.gov.br/siasgnet-atasrp/public/pesquisarItemSRP.do?method=iniciar&amp;parametro.identificacaoCompra.numeroUasg=&quot;&amp;[.D119]&amp;&quot;&amp;parametro.identificacaoCompra.modalidadeCompra=&quot;&amp;IF([.A119]=&quot;Convite&quot;;&quot;01&quot;;IF([.A119]=&quot;Tomada de Preços&quot;;&quot;2&quot;;IF([.A119]=&quot;Concorrência&quot;;&quot;3&quot;;IF([.A119]=&quot;Concorrência Internacional&quot;;&quot;4&quot;;IF([.A119]=&quot;Pregão&quot;;&quot;5&quot;;IF([.A119]=&quot;Dispensa de Licitação&quot;;&quot;6&quot;;IF([.A119]=&quot;Inexigibilidade de Licitação&quot;;&quot;7&quot;;IF([.A119]=&quot;Concurso&quot;;&quot;20&quot;;IF([.A119]=&quot;Tomada de Preços por Técnica e Preço&quot;;&quot;22&quot;;IF([.A119]=&quot;Concorrência por Técnica e Preço&quot;;&quot;33&quot;;IF([.A119]=&quot;Concorrência Internacional por Técnica e Preço&quot;;&quot;44&quot;;&quot;&quot;)))))))))))&amp;&quot;&amp;parametro.identificacaoCompra.numeroCompra=&quot;&amp;[.F119]&amp;&quot;&amp;parametro.identificacaoCompra.anoCompra=&quot;&amp;[.G119]); [.F119]&amp;&quot;/&quot;&amp;[.G119])" office:value-type="string" office:string-value="00015/2019" calcext:value-type="string">
            <text:p>00015/2019</text:p>
          </table:table-cell>
          <table:table-cell table:style-name="ce12" table:formula="of:=IF(OR([.A119]=&quot;DISPENSA DE LICITAÇÃO&quot;;[.A119]=&quot;INEXIGIBILIDADE DE LICITAÇÃO&quot;);&quot;Sem edital devido a modalidade de licitação&quot;;HYPERLINK(&quot;http://comprasnet.gov.br/ConsultaLicitacoes/Download/Download.asp?coduasg=&quot;&amp;[.D119]&amp;&quot;&amp;numprp=&quot;&amp;[.F119]&amp;[.G119]&amp;&quot;&amp;modprp=&quot;&amp;IF([.A119]=&quot;Convite&quot;;&quot;01&quot;;IF([.A119]=&quot;Tomada de Preços&quot;;&quot;2&quot;;IF([.A119]=&quot;Concorrência&quot;;&quot;3&quot;;IF([.A119]=&quot;Concorrência Internacional&quot;;&quot;4&quot;;IF([.A119]=&quot;Pregão&quot;;&quot;5&quot;;IF([.A119]=&quot;Dispensa de Licitação&quot;;&quot;6&quot;;IF([.A119]=&quot;Inexigibilidade de Licitação&quot;;&quot;7&quot;;IF([.A119]=&quot;Concurso&quot;;&quot;20&quot;;IF([.A119]=&quot;Tomada de Preços por Técnica e Preço&quot;;&quot;22&quot;;IF([.A119]=&quot;Concorrência por Técnica e Preço&quot;;&quot;33&quot;;IF([.A119]=&quot;Concorrência Internacional por Técnica e Preço&quot;;&quot;44&quot;;&quot;&quot;)))))))))))&amp;&quot;&amp;bidbird=n&quot;;&quot;edital&quot;))" office:value-type="string" office:string-value="Sem edital devido a modalidade de licitação" calcext:value-type="string">
            <text:p>Sem edital devido a modalidade de licitação</text:p>
          </table:table-cell>
          <table:table-cell table:style-name="ce12" table:formula="of:=HYPERLINK(IF([.B119]=&quot;SISPP&quot;;&quot;http://comprasnet.gov.br/acesso.asp?url=/livre/Resultado/conrelit00.asp&quot;;&quot;https://www2.comprasnet.gov.br/siasgnet-atasrp/public/visualizarItemSRP.do?method=iniciar&amp;identificacaoCompra.numeroUasg=&quot;&amp;[.D119]&amp;&quot;&amp;identificacaoCompra.modalidadeCompra=5&amp;identificacaoCompra.numeroCompra=&quot;&amp;[.F119]&amp;&quot;&amp;identificacaoCompra.anoCompra=&quot;&amp;[.G119]&amp;&quot;&amp;numeroItem=&quot;&amp;RIGHT([.H119];3));[.H119])" office:value-type="string" office:string-value="00005" calcext:value-type="string">
            <text:p>00005</text:p>
          </table:table-cell>
          <table:table-cell table:number-columns-repeated="1004"/>
        </table:table-row>
        <table:table-row table:style-name="ro4">
          <table:table-cell table:style-name="ce4" office:value-type="string" calcext:value-type="string">
            <text:p>Dispensa de Licitação</text:p>
          </table:table-cell>
          <table:table-cell table:style-name="ce4" office:value-type="string" calcext:value-type="string">
            <text:p>SISPP</text:p>
          </table:table-cell>
          <table:table-cell table:style-name="ce4" office:value-type="string" calcext:value-type="string">
            <text:p>MT</text:p>
          </table:table-cell>
          <table:table-cell table:style-name="ce4" office:value-type="string" calcext:value-type="string">
            <text:p>158334</text:p>
          </table:table-cell>
          <table:table-cell table:style-name="ce5" office:value-type="string" calcext:value-type="string">
            <text:p>INST.FED.DE MATO GROSSO/CAMPUS CáCERES MT</text:p>
          </table:table-cell>
          <table:table-cell table:style-name="ce4" office:value-type="string" calcext:value-type="string">
            <text:p>00015</text:p>
          </table:table-cell>
          <table:table-cell table:style-name="ce4" office:value-type="string" calcext:value-type="string">
            <text:p>2019</text:p>
          </table:table-cell>
          <table:table-cell table:style-name="ce4" office:value-type="string" calcext:value-type="string">
            <text:p>00004</text:p>
          </table:table-cell>
          <table:table-cell table:style-name="ce5" office:value-type="string" calcext:value-type="string">
            <text:p>Objeto: Custear materiais e prestação de serviços gráficos para atender a demanda do IFMT <text:s text:c="2"/>Campus Cáceres Prof. Olegário Baldo.</text:p>
          </table:table-cell>
          <table:table-cell table:style-name="ce5" office:value-type="string" calcext:value-type="string">
            <text:p>OUTSOURCING DE IMPRESSAO - SEM FRANQUIA - PÁGINAS IMPRESSAS CLICK A4 MONOCROMATICA SEM PAPEL</text:p>
          </table:table-cell>
          <table:table-cell table:style-name="ce5" office:value-type="string" calcext:value-type="string">
            <text:p>FOTOCÓPIA A4 P/B</text:p>
          </table:table-cell>
          <table:table-cell table:style-name="ce4" office:value-type="string" calcext:value-type="string">
            <text:p>--</text:p>
          </table:table-cell>
          <table:table-cell table:style-name="ce4" office:value-type="string" calcext:value-type="string">
            <text:p>20/03/2019</text:p>
          </table:table-cell>
          <table:table-cell table:style-name="ce4" office:value-type="string" calcext:value-type="string">
            <text:p>--</text:p>
          </table:table-cell>
          <table:table-cell table:style-name="ce4" office:value-type="string" calcext:value-type="string">
            <text:p>SERVIÇO</text:p>
          </table:table-cell>
          <table:table-cell table:style-name="ce8" office:value-type="float" office:value="0.3" calcext:value-type="float">
            <text:p>0,30</text:p>
          </table:table-cell>
          <table:table-cell table:style-name="ce8" office:value-type="float" office:value="240" calcext:value-type="float">
            <text:p>240,00</text:p>
          </table:table-cell>
          <table:table-cell table:style-name="ce12" table:formula="of:=HYPERLINK(IF([.B120]=&quot;SISPP&quot;;&quot;http://comprasnet.gov.br/acesso.asp?url=/livre/Resultado/conrelit00.asp&quot;;&quot;https://www2.comprasnet.gov.br/siasgnet-atasrp/public/pesquisarItemSRP.do?method=iniciar&amp;parametro.identificacaoCompra.numeroUasg=&quot;&amp;[.D120]&amp;&quot;&amp;parametro.identificacaoCompra.modalidadeCompra=&quot;&amp;IF([.A120]=&quot;Convite&quot;;&quot;01&quot;;IF([.A120]=&quot;Tomada de Preços&quot;;&quot;2&quot;;IF([.A120]=&quot;Concorrência&quot;;&quot;3&quot;;IF([.A120]=&quot;Concorrência Internacional&quot;;&quot;4&quot;;IF([.A120]=&quot;Pregão&quot;;&quot;5&quot;;IF([.A120]=&quot;Dispensa de Licitação&quot;;&quot;6&quot;;IF([.A120]=&quot;Inexigibilidade de Licitação&quot;;&quot;7&quot;;IF([.A120]=&quot;Concurso&quot;;&quot;20&quot;;IF([.A120]=&quot;Tomada de Preços por Técnica e Preço&quot;;&quot;22&quot;;IF([.A120]=&quot;Concorrência por Técnica e Preço&quot;;&quot;33&quot;;IF([.A120]=&quot;Concorrência Internacional por Técnica e Preço&quot;;&quot;44&quot;;&quot;&quot;)))))))))))&amp;&quot;&amp;parametro.identificacaoCompra.numeroCompra=&quot;&amp;[.F120]&amp;&quot;&amp;parametro.identificacaoCompra.anoCompra=&quot;&amp;[.G120]); [.F120]&amp;&quot;/&quot;&amp;[.G120])" office:value-type="string" office:string-value="00015/2019" calcext:value-type="string">
            <text:p>00015/2019</text:p>
          </table:table-cell>
          <table:table-cell table:style-name="ce12" table:formula="of:=IF(OR([.A120]=&quot;DISPENSA DE LICITAÇÃO&quot;;[.A120]=&quot;INEXIGIBILIDADE DE LICITAÇÃO&quot;);&quot;Sem edital devido a modalidade de licitação&quot;;HYPERLINK(&quot;http://comprasnet.gov.br/ConsultaLicitacoes/Download/Download.asp?coduasg=&quot;&amp;[.D120]&amp;&quot;&amp;numprp=&quot;&amp;[.F120]&amp;[.G120]&amp;&quot;&amp;modprp=&quot;&amp;IF([.A120]=&quot;Convite&quot;;&quot;01&quot;;IF([.A120]=&quot;Tomada de Preços&quot;;&quot;2&quot;;IF([.A120]=&quot;Concorrência&quot;;&quot;3&quot;;IF([.A120]=&quot;Concorrência Internacional&quot;;&quot;4&quot;;IF([.A120]=&quot;Pregão&quot;;&quot;5&quot;;IF([.A120]=&quot;Dispensa de Licitação&quot;;&quot;6&quot;;IF([.A120]=&quot;Inexigibilidade de Licitação&quot;;&quot;7&quot;;IF([.A120]=&quot;Concurso&quot;;&quot;20&quot;;IF([.A120]=&quot;Tomada de Preços por Técnica e Preço&quot;;&quot;22&quot;;IF([.A120]=&quot;Concorrência por Técnica e Preço&quot;;&quot;33&quot;;IF([.A120]=&quot;Concorrência Internacional por Técnica e Preço&quot;;&quot;44&quot;;&quot;&quot;)))))))))))&amp;&quot;&amp;bidbird=n&quot;;&quot;edital&quot;))" office:value-type="string" office:string-value="Sem edital devido a modalidade de licitação" calcext:value-type="string">
            <text:p>Sem edital devido a modalidade de licitação</text:p>
          </table:table-cell>
          <table:table-cell table:style-name="ce12" table:formula="of:=HYPERLINK(IF([.B120]=&quot;SISPP&quot;;&quot;http://comprasnet.gov.br/acesso.asp?url=/livre/Resultado/conrelit00.asp&quot;;&quot;https://www2.comprasnet.gov.br/siasgnet-atasrp/public/visualizarItemSRP.do?method=iniciar&amp;identificacaoCompra.numeroUasg=&quot;&amp;[.D120]&amp;&quot;&amp;identificacaoCompra.modalidadeCompra=5&amp;identificacaoCompra.numeroCompra=&quot;&amp;[.F120]&amp;&quot;&amp;identificacaoCompra.anoCompra=&quot;&amp;[.G120]&amp;&quot;&amp;numeroItem=&quot;&amp;RIGHT([.H120];3));[.H120])" office:value-type="string" office:string-value="00004" calcext:value-type="string">
            <text:p>00004</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RJ</text:p>
          </table:table-cell>
          <table:table-cell table:style-name="ce4" office:value-type="string" calcext:value-type="string">
            <text:p>323011</text:p>
          </table:table-cell>
          <table:table-cell table:style-name="ce5" office:value-type="string" calcext:value-type="string">
            <text:p>SUPERINTENDÊNCIA DO DNPM-RJ</text:p>
          </table:table-cell>
          <table:table-cell table:style-name="ce4" office:value-type="string" calcext:value-type="string">
            <text:p>00001</text:p>
          </table:table-cell>
          <table:table-cell table:style-name="ce4" office:value-type="string" calcext:value-type="string">
            <text:p>2019</text:p>
          </table:table-cell>
          <table:table-cell table:style-name="ce4" office:value-type="string" calcext:value-type="string">
            <text:p>00003</text:p>
          </table:table-cell>
          <table:table-cell table:style-name="ce5" office:value-type="string" calcext:value-type="string">
            <text:p>Objeto: Pregão Eletrônico - <text:s/>Contratação de empresa especializada em outsourcing de impressão, fornecimento de solução continuada de impressão, cópia e digitalização corporativa integrada à rede da Gerência Regional da Agência Nacional de Mineração no Estado do Rio de Janeiro, compreendendo a cessão de direito de uso de equipamentos novos e de primeiro uso, a prestação de serviço de manutenção preventiva e corretiva desses equipamentos, fornecimento de peças e consumíveis necessários (exceto papel), assim como s</text:p>
          </table:table-cell>
          <table:table-cell table:style-name="ce5" office:value-type="string" calcext:value-type="string">
            <text:p>OUTSOURCING DE IMPRESSAO - SEM FRANQUIA - PÁGINAS IMPRESSAS CLICK A4 MONOCROMATICA SEM PAPEL</text:p>
          </table:table-cell>
          <table:table-cell table:style-name="ce5" office:value-type="string" calcext:value-type="string">
            <text:p>IMPRESSÕES MONOCROMÁTICAS A4.</text:p>
          </table:table-cell>
          <table:table-cell table:number-columns-repeated="2" table:style-name="ce4" office:value-type="string" calcext:value-type="string">
            <text:p>29/03/2019</text:p>
          </table:table-cell>
          <table:table-cell table:style-name="ce4" office:value-type="string" calcext:value-type="string">
            <text:p>--</text:p>
          </table:table-cell>
          <table:table-cell table:style-name="ce4" office:value-type="string" calcext:value-type="string">
            <text:p>CÓPIA / IMPRESSÃO</text:p>
          </table:table-cell>
          <table:table-cell table:style-name="ce8" office:value-type="float" office:value="0.03" calcext:value-type="float">
            <text:p>0,03</text:p>
          </table:table-cell>
          <table:table-cell table:style-name="ce8" office:value-type="float" office:value="5400" calcext:value-type="float">
            <text:p>5.400,00</text:p>
          </table:table-cell>
          <table:table-cell table:style-name="ce12" table:formula="of:=HYPERLINK(IF([.B121]=&quot;SISPP&quot;;&quot;http://comprasnet.gov.br/acesso.asp?url=/livre/Resultado/conrelit00.asp&quot;;&quot;https://www2.comprasnet.gov.br/siasgnet-atasrp/public/pesquisarItemSRP.do?method=iniciar&amp;parametro.identificacaoCompra.numeroUasg=&quot;&amp;[.D121]&amp;&quot;&amp;parametro.identificacaoCompra.modalidadeCompra=&quot;&amp;IF([.A121]=&quot;Convite&quot;;&quot;01&quot;;IF([.A121]=&quot;Tomada de Preços&quot;;&quot;2&quot;;IF([.A121]=&quot;Concorrência&quot;;&quot;3&quot;;IF([.A121]=&quot;Concorrência Internacional&quot;;&quot;4&quot;;IF([.A121]=&quot;Pregão&quot;;&quot;5&quot;;IF([.A121]=&quot;Dispensa de Licitação&quot;;&quot;6&quot;;IF([.A121]=&quot;Inexigibilidade de Licitação&quot;;&quot;7&quot;;IF([.A121]=&quot;Concurso&quot;;&quot;20&quot;;IF([.A121]=&quot;Tomada de Preços por Técnica e Preço&quot;;&quot;22&quot;;IF([.A121]=&quot;Concorrência por Técnica e Preço&quot;;&quot;33&quot;;IF([.A121]=&quot;Concorrência Internacional por Técnica e Preço&quot;;&quot;44&quot;;&quot;&quot;)))))))))))&amp;&quot;&amp;parametro.identificacaoCompra.numeroCompra=&quot;&amp;[.F121]&amp;&quot;&amp;parametro.identificacaoCompra.anoCompra=&quot;&amp;[.G121]); [.F121]&amp;&quot;/&quot;&amp;[.G121])" office:value-type="string" office:string-value="00001/2019" calcext:value-type="string">
            <text:p>00001/2019</text:p>
          </table:table-cell>
          <table:table-cell table:style-name="ce12" table:formula="of:=IF(OR([.A121]=&quot;DISPENSA DE LICITAÇÃO&quot;;[.A121]=&quot;INEXIGIBILIDADE DE LICITAÇÃO&quot;);&quot;Sem edital devido a modalidade de licitação&quot;;HYPERLINK(&quot;http://comprasnet.gov.br/ConsultaLicitacoes/Download/Download.asp?coduasg=&quot;&amp;[.D121]&amp;&quot;&amp;numprp=&quot;&amp;[.F121]&amp;[.G121]&amp;&quot;&amp;modprp=&quot;&amp;IF([.A121]=&quot;Convite&quot;;&quot;01&quot;;IF([.A121]=&quot;Tomada de Preços&quot;;&quot;2&quot;;IF([.A121]=&quot;Concorrência&quot;;&quot;3&quot;;IF([.A121]=&quot;Concorrência Internacional&quot;;&quot;4&quot;;IF([.A121]=&quot;Pregão&quot;;&quot;5&quot;;IF([.A121]=&quot;Dispensa de Licitação&quot;;&quot;6&quot;;IF([.A121]=&quot;Inexigibilidade de Licitação&quot;;&quot;7&quot;;IF([.A121]=&quot;Concurso&quot;;&quot;20&quot;;IF([.A121]=&quot;Tomada de Preços por Técnica e Preço&quot;;&quot;22&quot;;IF([.A121]=&quot;Concorrência por Técnica e Preço&quot;;&quot;33&quot;;IF([.A121]=&quot;Concorrência Internacional por Técnica e Preço&quot;;&quot;44&quot;;&quot;&quot;)))))))))))&amp;&quot;&amp;bidbird=n&quot;;&quot;edital&quot;))" office:value-type="string" office:string-value="edital" calcext:value-type="string">
            <text:p>edital</text:p>
          </table:table-cell>
          <table:table-cell table:style-name="ce12" table:formula="of:=HYPERLINK(IF([.B121]=&quot;SISPP&quot;;&quot;http://comprasnet.gov.br/acesso.asp?url=/livre/Resultado/conrelit00.asp&quot;;&quot;https://www2.comprasnet.gov.br/siasgnet-atasrp/public/visualizarItemSRP.do?method=iniciar&amp;identificacaoCompra.numeroUasg=&quot;&amp;[.D121]&amp;&quot;&amp;identificacaoCompra.modalidadeCompra=5&amp;identificacaoCompra.numeroCompra=&quot;&amp;[.F121]&amp;&quot;&amp;identificacaoCompra.anoCompra=&quot;&amp;[.G121]&amp;&quot;&amp;numeroItem=&quot;&amp;RIGHT([.H121];3));[.H121])" office:value-type="string" office:string-value="00003" calcext:value-type="string">
            <text:p>00003</text:p>
          </table:table-cell>
          <table:table-cell table:number-columns-repeated="1004"/>
        </table:table-row>
        <table:table-row table:style-name="ro13">
          <table:table-cell table:style-name="ce4" office:value-type="string" calcext:value-type="string">
            <text:p>Pregão</text:p>
          </table:table-cell>
          <table:table-cell table:style-name="ce4" office:value-type="string" calcext:value-type="string">
            <text:p>SISRP</text:p>
          </table:table-cell>
          <table:table-cell table:style-name="ce4" office:value-type="string" calcext:value-type="string">
            <text:p>RJ</text:p>
          </table:table-cell>
          <table:table-cell table:style-name="ce4" office:value-type="string" calcext:value-type="string">
            <text:p>153152</text:p>
          </table:table-cell>
          <table:table-cell table:style-name="ce5" office:value-type="string" calcext:value-type="string">
            <text:p>HOSPITAL UNIVERSITARIO DA UFRJ</text:p>
          </table:table-cell>
          <table:table-cell table:style-name="ce4" office:value-type="string" calcext:value-type="string">
            <text:p>00047</text:p>
          </table:table-cell>
          <table:table-cell table:style-name="ce4" office:value-type="string" calcext:value-type="string">
            <text:p>2018</text:p>
          </table:table-cell>
          <table:table-cell table:style-name="ce4" office:value-type="string" calcext:value-type="string">
            <text:p>00005</text:p>
          </table:table-cell>
          <table:table-cell table:style-name="ce5" office:value-type="string" calcext:value-type="string">
            <text:p>Objeto: Pregão Eletrônico - <text:s/>Contratação de empresa especializada para prestação de serviços de impressão digital a laser e de cópias, com fornecimento de impressoras em comodato, incluindo insumo (exceto folha).</text:p>
          </table:table-cell>
          <table:table-cell table:style-name="ce5" office:value-type="string" calcext:value-type="string">
            <text:p>OUTSOURCING DE IMPRESSAO - SEM FRANQUIA - PÁGINAS IMPRESSAS CLICK A4 POLICROMATICA SEM PAPEL</text:p>
          </table:table-cell>
          <table:table-cell table:style-name="ce5" office:value-type="string" calcext:value-type="string">
            <text:p>CONTRATAÇÃO DE EMPRESA ESPECIALIZADA PARA PRESTAÇÃO DE SERVIÇOS DE IMPRESSÃO C OLORIDA, <text:s/>COM O FORNECIMENTO DE 05 IMPRESSORAS EM COMODATO, INCLUINDO INSUMOS (EXCETO FOLHAS).</text:p>
          </table:table-cell>
          <table:table-cell table:style-name="ce4" office:value-type="string" calcext:value-type="string">
            <text:p>29/11/2018</text:p>
          </table:table-cell>
          <table:table-cell table:style-name="ce4" office:value-type="string" calcext:value-type="string">
            <text:p>30/11/2018</text:p>
          </table:table-cell>
          <table:table-cell table:style-name="ce4" office:value-type="string" calcext:value-type="string">
            <text:p>29/11/2019</text:p>
          </table:table-cell>
          <table:table-cell table:style-name="ce4" office:value-type="string" calcext:value-type="string">
            <text:p>SERVIÇO</text:p>
          </table:table-cell>
          <table:table-cell table:style-name="ce8" office:value-type="float" office:value="0.9" calcext:value-type="float">
            <text:p>0,90</text:p>
          </table:table-cell>
          <table:table-cell table:style-name="ce8" office:value-type="float" office:value="21600" calcext:value-type="float">
            <text:p>21.600,00</text:p>
          </table:table-cell>
          <table:table-cell table:style-name="ce12" table:formula="of:=HYPERLINK(IF([.B122]=&quot;SISPP&quot;;&quot;http://comprasnet.gov.br/acesso.asp?url=/livre/Resultado/conrelit00.asp&quot;;&quot;https://www2.comprasnet.gov.br/siasgnet-atasrp/public/pesquisarItemSRP.do?method=iniciar&amp;parametro.identificacaoCompra.numeroUasg=&quot;&amp;[.D122]&amp;&quot;&amp;parametro.identificacaoCompra.modalidadeCompra=&quot;&amp;IF([.A122]=&quot;Convite&quot;;&quot;01&quot;;IF([.A122]=&quot;Tomada de Preços&quot;;&quot;2&quot;;IF([.A122]=&quot;Concorrência&quot;;&quot;3&quot;;IF([.A122]=&quot;Concorrência Internacional&quot;;&quot;4&quot;;IF([.A122]=&quot;Pregão&quot;;&quot;5&quot;;IF([.A122]=&quot;Dispensa de Licitação&quot;;&quot;6&quot;;IF([.A122]=&quot;Inexigibilidade de Licitação&quot;;&quot;7&quot;;IF([.A122]=&quot;Concurso&quot;;&quot;20&quot;;IF([.A122]=&quot;Tomada de Preços por Técnica e Preço&quot;;&quot;22&quot;;IF([.A122]=&quot;Concorrência por Técnica e Preço&quot;;&quot;33&quot;;IF([.A122]=&quot;Concorrência Internacional por Técnica e Preço&quot;;&quot;44&quot;;&quot;&quot;)))))))))))&amp;&quot;&amp;parametro.identificacaoCompra.numeroCompra=&quot;&amp;[.F122]&amp;&quot;&amp;parametro.identificacaoCompra.anoCompra=&quot;&amp;[.G122]); [.F122]&amp;&quot;/&quot;&amp;[.G122])" office:value-type="string" office:string-value="00047/2018" calcext:value-type="string">
            <text:p>00047/2018</text:p>
          </table:table-cell>
          <table:table-cell table:style-name="ce12" table:formula="of:=IF(OR([.A122]=&quot;DISPENSA DE LICITAÇÃO&quot;;[.A122]=&quot;INEXIGIBILIDADE DE LICITAÇÃO&quot;);&quot;Sem edital devido a modalidade de licitação&quot;;HYPERLINK(&quot;http://comprasnet.gov.br/ConsultaLicitacoes/Download/Download.asp?coduasg=&quot;&amp;[.D122]&amp;&quot;&amp;numprp=&quot;&amp;[.F122]&amp;[.G122]&amp;&quot;&amp;modprp=&quot;&amp;IF([.A122]=&quot;Convite&quot;;&quot;01&quot;;IF([.A122]=&quot;Tomada de Preços&quot;;&quot;2&quot;;IF([.A122]=&quot;Concorrência&quot;;&quot;3&quot;;IF([.A122]=&quot;Concorrência Internacional&quot;;&quot;4&quot;;IF([.A122]=&quot;Pregão&quot;;&quot;5&quot;;IF([.A122]=&quot;Dispensa de Licitação&quot;;&quot;6&quot;;IF([.A122]=&quot;Inexigibilidade de Licitação&quot;;&quot;7&quot;;IF([.A122]=&quot;Concurso&quot;;&quot;20&quot;;IF([.A122]=&quot;Tomada de Preços por Técnica e Preço&quot;;&quot;22&quot;;IF([.A122]=&quot;Concorrência por Técnica e Preço&quot;;&quot;33&quot;;IF([.A122]=&quot;Concorrência Internacional por Técnica e Preço&quot;;&quot;44&quot;;&quot;&quot;)))))))))))&amp;&quot;&amp;bidbird=n&quot;;&quot;edital&quot;))" office:value-type="string" office:string-value="edital" calcext:value-type="string">
            <text:p>edital</text:p>
          </table:table-cell>
          <table:table-cell table:style-name="ce12" table:formula="of:=HYPERLINK(IF([.B122]=&quot;SISPP&quot;;&quot;http://comprasnet.gov.br/acesso.asp?url=/livre/Resultado/conrelit00.asp&quot;;&quot;https://www2.comprasnet.gov.br/siasgnet-atasrp/public/visualizarItemSRP.do?method=iniciar&amp;identificacaoCompra.numeroUasg=&quot;&amp;[.D122]&amp;&quot;&amp;identificacaoCompra.modalidadeCompra=5&amp;identificacaoCompra.numeroCompra=&quot;&amp;[.F122]&amp;&quot;&amp;identificacaoCompra.anoCompra=&quot;&amp;[.G122]&amp;&quot;&amp;numeroItem=&quot;&amp;RIGHT([.H122];3));[.H122])" office:value-type="string" office:string-value="00005" calcext:value-type="string">
            <text:p>00005</text:p>
          </table:table-cell>
          <table:table-cell table:number-columns-repeated="1004"/>
        </table:table-row>
        <table:table-row table:style-name="ro2">
          <table:table-cell table:style-name="ce4" office:value-type="string" calcext:value-type="string">
            <text:p>Pregão</text:p>
          </table:table-cell>
          <table:table-cell table:style-name="ce4" office:value-type="string" calcext:value-type="string">
            <text:p>SISPP</text:p>
          </table:table-cell>
          <table:table-cell table:style-name="ce4" office:value-type="string" calcext:value-type="string">
            <text:p>RJ</text:p>
          </table:table-cell>
          <table:table-cell table:style-name="ce4" office:value-type="string" calcext:value-type="string">
            <text:p>323011</text:p>
          </table:table-cell>
          <table:table-cell table:style-name="ce5" office:value-type="string" calcext:value-type="string">
            <text:p>SUPERINTENDÊNCIA DO DNPM-RJ</text:p>
          </table:table-cell>
          <table:table-cell table:style-name="ce4" office:value-type="string" calcext:value-type="string">
            <text:p>00001</text:p>
          </table:table-cell>
          <table:table-cell table:style-name="ce4" office:value-type="string" calcext:value-type="string">
            <text:p>2019</text:p>
          </table:table-cell>
          <table:table-cell table:style-name="ce4" office:value-type="string" calcext:value-type="string">
            <text:p>00004</text:p>
          </table:table-cell>
          <table:table-cell table:style-name="ce5" office:value-type="string" calcext:value-type="string">
            <text:p>Objeto: Pregão Eletrônico - <text:s/>Contratação de empresa especializada em outsourcing de impressão, fornecimento de solução continuada de impressão, cópia e digitalização corporativa integrada à rede da Gerência Regional da Agência Nacional de Mineração no Estado do Rio de Janeiro, compreendendo a cessão de direito de uso de equipamentos novos e de primeiro uso, a prestação de serviço de manutenção preventiva e corretiva desses equipamentos, fornecimento de peças e consumíveis necessários (exceto papel), assim como s</text:p>
          </table:table-cell>
          <table:table-cell table:style-name="ce5" office:value-type="string" calcext:value-type="string">
            <text:p>OUTSOURCING DE IMPRESSAO - SEM FRANQUIA - PÁGINAS IMPRESSAS CLICK A4 POLICROMATICA SEM PAPEL</text:p>
          </table:table-cell>
          <table:table-cell table:style-name="ce5" office:value-type="string" calcext:value-type="string">
            <text:p>IMPRESSÕES COLORIDAS A4.</text:p>
          </table:table-cell>
          <table:table-cell table:number-columns-repeated="2" table:style-name="ce4" office:value-type="string" calcext:value-type="string">
            <text:p>29/03/2019</text:p>
          </table:table-cell>
          <table:table-cell table:style-name="ce4" office:value-type="string" calcext:value-type="string">
            <text:p>--</text:p>
          </table:table-cell>
          <table:table-cell table:style-name="ce4" office:value-type="string" calcext:value-type="string">
            <text:p>CÓPIA / IMPRESSÃO</text:p>
          </table:table-cell>
          <table:table-cell table:style-name="ce8" office:value-type="float" office:value="0.28" calcext:value-type="float">
            <text:p>0,28</text:p>
          </table:table-cell>
          <table:table-cell table:style-name="ce8" office:value-type="float" office:value="6720" calcext:value-type="float">
            <text:p>6.720,00</text:p>
          </table:table-cell>
          <table:table-cell table:style-name="ce12" table:formula="of:=HYPERLINK(IF([.B123]=&quot;SISPP&quot;;&quot;http://comprasnet.gov.br/acesso.asp?url=/livre/Resultado/conrelit00.asp&quot;;&quot;https://www2.comprasnet.gov.br/siasgnet-atasrp/public/pesquisarItemSRP.do?method=iniciar&amp;parametro.identificacaoCompra.numeroUasg=&quot;&amp;[.D123]&amp;&quot;&amp;parametro.identificacaoCompra.modalidadeCompra=&quot;&amp;IF([.A123]=&quot;Convite&quot;;&quot;01&quot;;IF([.A123]=&quot;Tomada de Preços&quot;;&quot;2&quot;;IF([.A123]=&quot;Concorrência&quot;;&quot;3&quot;;IF([.A123]=&quot;Concorrência Internacional&quot;;&quot;4&quot;;IF([.A123]=&quot;Pregão&quot;;&quot;5&quot;;IF([.A123]=&quot;Dispensa de Licitação&quot;;&quot;6&quot;;IF([.A123]=&quot;Inexigibilidade de Licitação&quot;;&quot;7&quot;;IF([.A123]=&quot;Concurso&quot;;&quot;20&quot;;IF([.A123]=&quot;Tomada de Preços por Técnica e Preço&quot;;&quot;22&quot;;IF([.A123]=&quot;Concorrência por Técnica e Preço&quot;;&quot;33&quot;;IF([.A123]=&quot;Concorrência Internacional por Técnica e Preço&quot;;&quot;44&quot;;&quot;&quot;)))))))))))&amp;&quot;&amp;parametro.identificacaoCompra.numeroCompra=&quot;&amp;[.F123]&amp;&quot;&amp;parametro.identificacaoCompra.anoCompra=&quot;&amp;[.G123]); [.F123]&amp;&quot;/&quot;&amp;[.G123])" office:value-type="string" office:string-value="00001/2019" calcext:value-type="string">
            <text:p>00001/2019</text:p>
          </table:table-cell>
          <table:table-cell table:style-name="ce12" table:formula="of:=IF(OR([.A123]=&quot;DISPENSA DE LICITAÇÃO&quot;;[.A123]=&quot;INEXIGIBILIDADE DE LICITAÇÃO&quot;);&quot;Sem edital devido a modalidade de licitação&quot;;HYPERLINK(&quot;http://comprasnet.gov.br/ConsultaLicitacoes/Download/Download.asp?coduasg=&quot;&amp;[.D123]&amp;&quot;&amp;numprp=&quot;&amp;[.F123]&amp;[.G123]&amp;&quot;&amp;modprp=&quot;&amp;IF([.A123]=&quot;Convite&quot;;&quot;01&quot;;IF([.A123]=&quot;Tomada de Preços&quot;;&quot;2&quot;;IF([.A123]=&quot;Concorrência&quot;;&quot;3&quot;;IF([.A123]=&quot;Concorrência Internacional&quot;;&quot;4&quot;;IF([.A123]=&quot;Pregão&quot;;&quot;5&quot;;IF([.A123]=&quot;Dispensa de Licitação&quot;;&quot;6&quot;;IF([.A123]=&quot;Inexigibilidade de Licitação&quot;;&quot;7&quot;;IF([.A123]=&quot;Concurso&quot;;&quot;20&quot;;IF([.A123]=&quot;Tomada de Preços por Técnica e Preço&quot;;&quot;22&quot;;IF([.A123]=&quot;Concorrência por Técnica e Preço&quot;;&quot;33&quot;;IF([.A123]=&quot;Concorrência Internacional por Técnica e Preço&quot;;&quot;44&quot;;&quot;&quot;)))))))))))&amp;&quot;&amp;bidbird=n&quot;;&quot;edital&quot;))" office:value-type="string" office:string-value="edital" calcext:value-type="string">
            <text:p>edital</text:p>
          </table:table-cell>
          <table:table-cell table:style-name="ce12" table:formula="of:=HYPERLINK(IF([.B123]=&quot;SISPP&quot;;&quot;http://comprasnet.gov.br/acesso.asp?url=/livre/Resultado/conrelit00.asp&quot;;&quot;https://www2.comprasnet.gov.br/siasgnet-atasrp/public/visualizarItemSRP.do?method=iniciar&amp;identificacaoCompra.numeroUasg=&quot;&amp;[.D123]&amp;&quot;&amp;identificacaoCompra.modalidadeCompra=5&amp;identificacaoCompra.numeroCompra=&quot;&amp;[.F123]&amp;&quot;&amp;identificacaoCompra.anoCompra=&quot;&amp;[.G123]&amp;&quot;&amp;numeroItem=&quot;&amp;RIGHT([.H123];3));[.H123])" office:value-type="string" office:string-value="00004" calcext:value-type="string">
            <text:p>00004</text:p>
          </table:table-cell>
          <table:table-cell table:number-columns-repeated="1004"/>
        </table:table-row>
        <table:table-row table:style-name="ro14" table:number-rows-repeated="1048452">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text> </number:text>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number:number-style>
    <number:number-style style:name="N109">
      <number:text>-</number:text>
      <number:number number:decimal-places="0" loext:min-decimal-places="0" number:min-integer-digits="2"/>
      <number:text> </number:text>
    </number:number-style>
    <number:number-style style:name="N110P0" style:volatile="true">
      <number:text> </number:text>
      <number:number number:decimal-places="2" loext:min-decimal-places="2" number:min-integer-digits="1" number:grouping="true"/>
      <number:text> </number:text>
    </number:number-style>
    <number:number-style style:name="N110P1" style:volatile="true">
      <number:text>-</number:text>
      <number:number number:decimal-places="2" loext:min-decimal-places="2" number:min-integer-digits="1" number:grouping="true"/>
      <number:text> </number:text>
    </number:number-style>
    <number:number-style style:name="N110P2" style:volatile="true">
      <number:text>-</number:text>
      <number:number number:decimal-places="0" loext:min-decimal-places="0" number:min-integer-digits="2"/>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20">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initial-creator>elm</meta:initial-creator>
    <meta:creation-date>2019-05-20T13:29:11Z</meta:creation-date>
    <dc:date>2019-05-20T16:59:25.717000000</dc:date>
    <meta:editing-duration>PT11S</meta:editing-duration>
    <meta:editing-cycles>1</meta:editing-cycles>
    <meta:document-statistic meta:table-count="1" meta:cell-count="2460" meta:object-count="0"/>
  </office:meta>
</office:document-meta>
</file>